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429cm"/>
    </style:style>
    <style:style style:name="co3" style:family="table-column">
      <style:table-column-properties fo:break-before="auto" style:column-width="2.752cm"/>
    </style:style>
    <style:style style:name="co4" style:family="table-column">
      <style:table-column-properties fo:break-before="auto" style:column-width="2.619cm"/>
    </style:style>
    <style:style style:name="co5" style:family="table-column">
      <style:table-column-properties fo:break-before="auto" style:column-width="1.958cm"/>
    </style:style>
    <style:style style:name="co6" style:family="table-column">
      <style:table-column-properties fo:break-before="auto" style:column-width="2.381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2.672cm"/>
    </style:style>
    <style:style style:name="co9" style:family="table-column">
      <style:table-column-properties fo:break-before="auto" style:column-width="3.942cm"/>
    </style:style>
    <style:style style:name="co10" style:family="table-column">
      <style:table-column-properties fo:break-before="auto" style:column-width="2.196cm"/>
    </style:style>
    <style:style style:name="co11" style:family="table-column">
      <style:table-column-properties fo:break-before="auto" style:column-width="1.323cm"/>
    </style:style>
    <style:style style:name="co12" style:family="table-column">
      <style:table-column-properties fo:break-before="auto" style:column-width="1.773cm"/>
    </style:style>
    <style:style style:name="co13" style:family="table-column">
      <style:table-column-properties fo:break-before="auto" style:column-width="2.302cm"/>
    </style:style>
    <style:style style:name="co14" style:family="table-column">
      <style:table-column-properties fo:break-before="auto" style:column-width="4.471cm"/>
    </style:style>
    <style:style style:name="co15" style:family="table-column">
      <style:table-column-properties fo:break-before="auto" style:column-width="2.538cm"/>
    </style:style>
    <style:style style:name="co16" style:family="table-column">
      <style:table-column-properties fo:break-before="auto" style:column-width="2.036cm"/>
    </style:style>
    <style:style style:name="co17" style:family="table-column">
      <style:table-column-properties fo:break-before="auto" style:column-width="1.612cm"/>
    </style:style>
    <style:style style:name="co18" style:family="table-column">
      <style:table-column-properties fo:break-before="auto" style:column-width="1.983cm"/>
    </style:style>
    <style:style style:name="co19" style:family="table-column">
      <style:table-column-properties fo:break-before="auto" style:column-width="0.661cm"/>
    </style:style>
    <style:style style:name="co20" style:family="table-column">
      <style:table-column-properties fo:break-before="auto" style:column-width="3.625cm"/>
    </style:style>
    <style:style style:name="co21" style:family="table-column">
      <style:table-column-properties fo:break-before="auto" style:column-width="3.043cm"/>
    </style:style>
    <style:style style:name="co22" style:family="table-column">
      <style:table-column-properties fo:break-before="auto" style:column-width="1.693cm"/>
    </style:style>
    <style:style style:name="co23" style:family="table-column">
      <style:table-column-properties fo:break-before="auto" style:column-width="2.963cm"/>
    </style:style>
    <style:style style:name="co24" style:family="table-column">
      <style:table-column-properties fo:break-before="auto" style:column-width="0.741cm"/>
    </style:style>
    <style:style style:name="co25" style:family="table-column">
      <style:table-column-properties fo:break-before="auto" style:column-width="9.79cm"/>
    </style:style>
    <style:style style:name="co26" style:family="table-column">
      <style:table-column-properties fo:break-before="auto" style:column-width="6.826cm"/>
    </style:style>
    <style:style style:name="co27" style:family="table-column">
      <style:table-column-properties fo:break-before="auto" style:column-width="2.267cm"/>
    </style:style>
    <style:style style:name="co28" style:family="table-column">
      <style:table-column-properties fo:break-before="auto" style:column-width="4.154cm"/>
    </style:style>
    <style:style style:name="co29" style:family="table-column">
      <style:table-column-properties fo:break-before="auto" style:column-width="3.704cm"/>
    </style:style>
    <style:style style:name="co30" style:family="table-column">
      <style:table-column-properties fo:break-before="auto" style:column-width="2.037cm"/>
    </style:style>
    <style:style style:name="co31" style:family="table-column">
      <style:table-column-properties fo:break-before="auto" style:column-width="3.014cm"/>
    </style:style>
    <style:style style:name="co32" style:family="table-column">
      <style:table-column-properties fo:break-before="auto" style:column-width="2.725cm"/>
    </style:style>
    <style:style style:name="co33" style:family="table-column">
      <style:table-column-properties fo:break-before="auto" style:column-width="2.831cm"/>
    </style:style>
    <style:style style:name="co34" style:family="table-column">
      <style:table-column-properties fo:break-before="auto" style:column-width="2.699cm"/>
    </style:style>
    <style:style style:name="co35" style:family="table-column">
      <style:table-column-properties fo:break-before="auto" style:column-width="2.723cm"/>
    </style:style>
    <style:style style:name="co36" style:family="table-column">
      <style:table-column-properties fo:break-before="auto" style:column-width="2.379cm"/>
    </style:style>
    <style:style style:name="co37" style:family="table-column">
      <style:table-column-properties fo:break-before="auto" style:column-width="2.088cm"/>
    </style:style>
    <style:style style:name="co38" style:family="table-column">
      <style:table-column-properties fo:break-before="auto" style:column-width="2.3cm"/>
    </style:style>
    <style:style style:name="co39" style:family="table-column">
      <style:table-column-properties fo:break-before="auto" style:column-width="1.931cm"/>
    </style:style>
    <style:style style:name="co40" style:family="table-column">
      <style:table-column-properties fo:break-before="auto" style:column-width="10.266cm"/>
    </style:style>
    <style:style style:name="co41" style:family="table-column">
      <style:table-column-properties fo:break-before="auto" style:column-width="2.805cm"/>
    </style:style>
    <style:style style:name="co42" style:family="table-column">
      <style:table-column-properties fo:break-before="auto" style:column-width="3.44cm"/>
    </style:style>
    <style:style style:name="co43" style:family="table-column">
      <style:table-column-properties fo:break-before="auto" style:column-width="7.594cm"/>
    </style:style>
    <style:style style:name="co44" style:family="table-column">
      <style:table-column-properties fo:break-before="auto" style:column-width="2.223cm"/>
    </style:style>
    <style:style style:name="co45" style:family="table-column">
      <style:table-column-properties fo:break-before="auto" style:column-width="2.17cm"/>
    </style:style>
    <style:style style:name="co46" style:family="table-column">
      <style:table-column-properties fo:break-before="auto" style:column-width="2.99cm"/>
    </style:style>
    <style:style style:name="co47" style:family="table-column">
      <style:table-column-properties fo:break-before="auto" style:column-width="3.122cm"/>
    </style:style>
    <style:style style:name="co48" style:family="table-column">
      <style:table-column-properties fo:break-before="auto" style:column-width="2.593cm"/>
    </style:style>
    <style:style style:name="co49" style:family="table-column">
      <style:table-column-properties fo:break-before="auto" style:column-width="3.096cm"/>
    </style:style>
    <style:style style:name="co50" style:family="table-column">
      <style:table-column-properties fo:break-before="auto" style:column-width="3.387cm"/>
    </style:style>
    <style:style style:name="co51" style:family="table-column">
      <style:table-column-properties fo:break-before="auto" style:column-width="2.487cm"/>
    </style:style>
    <style:style style:name="co52" style:family="table-column">
      <style:table-column-properties fo:break-before="auto" style:column-width="3.81cm"/>
    </style:style>
    <style:style style:name="co53" style:family="table-column">
      <style:table-column-properties fo:break-before="auto" style:column-width="1.72cm"/>
    </style:style>
    <style:style style:name="co54" style:family="table-column">
      <style:table-column-properties fo:break-before="auto" style:column-width="2.408cm"/>
    </style:style>
    <style:style style:name="co55" style:family="table-column">
      <style:table-column-properties fo:break-before="auto" style:column-width="2.064cm"/>
    </style:style>
    <style:style style:name="co56" style:family="table-column">
      <style:table-column-properties fo:break-before="auto" style:column-width="8.334cm"/>
    </style:style>
    <style:style style:name="co57" style:family="table-column">
      <style:table-column-properties fo:break-before="auto" style:column-width="1.984cm"/>
    </style:style>
    <style:style style:name="co58" style:family="table-column">
      <style:table-column-properties fo:break-before="auto" style:column-width="4.128cm"/>
    </style:style>
    <style:style style:name="co59" style:family="table-column">
      <style:table-column-properties fo:break-before="auto" style:column-width="2.461cm"/>
    </style:style>
    <style:style style:name="co60" style:family="table-column">
      <style:table-column-properties fo:break-before="auto" style:column-width="2.062cm"/>
    </style:style>
    <style:style style:name="co61" style:family="table-column">
      <style:table-column-properties fo:break-before="auto" style:column-width="2.168cm"/>
    </style:style>
    <style:style style:name="co62" style:family="table-column">
      <style:table-column-properties fo:break-before="auto" style:column-width="2.565cm"/>
    </style:style>
    <style:style style:name="co63" style:family="table-column">
      <style:table-column-properties fo:break-before="auto" style:column-width="4.313cm"/>
    </style:style>
    <style:style style:name="co64" style:family="table-column">
      <style:table-column-properties fo:break-before="auto" style:column-width="0.37cm"/>
    </style:style>
    <style:style style:name="co65" style:family="table-column">
      <style:table-column-properties fo:break-before="auto" style:column-width="11.113cm"/>
    </style:style>
    <style:style style:name="co66" style:family="table-column">
      <style:table-column-properties fo:break-before="auto" style:column-width="2.566cm"/>
    </style:style>
    <style:style style:name="co67" style:family="table-column">
      <style:table-column-properties fo:break-before="auto" style:column-width="3.307cm"/>
    </style:style>
    <style:style style:name="co68" style:family="table-column">
      <style:table-column-properties fo:break-before="auto" style:column-width="4.048cm"/>
    </style:style>
    <style:style style:name="co69" style:family="table-column">
      <style:table-column-properties fo:break-before="auto" style:column-width="3.12cm"/>
    </style:style>
    <style:style style:name="co70" style:family="table-column">
      <style:table-column-properties fo:break-before="auto" style:column-width="2.355cm"/>
    </style:style>
    <style:style style:name="co71" style:family="table-column">
      <style:table-column-properties fo:break-before="auto" style:column-width="3.889cm"/>
    </style:style>
    <style:style style:name="co72" style:family="table-column">
      <style:table-column-properties fo:break-before="auto" style:column-width="2.75cm"/>
    </style:style>
    <style:style style:name="co73" style:family="table-column">
      <style:table-column-properties fo:break-before="auto" style:column-width="2.91cm"/>
    </style:style>
    <style:style style:name="co74" style:family="table-column">
      <style:table-column-properties fo:break-before="auto" style:column-width="7.488cm"/>
    </style:style>
    <style:style style:name="co75" style:family="table-column">
      <style:table-column-properties fo:break-before="auto" style:column-width="2.011cm"/>
    </style:style>
    <style:style style:name="co76" style:family="table-column">
      <style:table-column-properties fo:break-before="auto" style:column-width="3.281cm"/>
    </style:style>
    <style:style style:name="co77" style:family="table-column">
      <style:table-column-properties fo:break-before="auto" style:column-width="2.884cm"/>
    </style:style>
    <style:style style:name="co78" style:family="table-column">
      <style:table-column-properties fo:break-before="auto" style:column-width="1.879cm"/>
    </style:style>
    <style:style style:name="co79" style:family="table-column">
      <style:table-column-properties fo:break-before="auto" style:column-width="2.434cm"/>
    </style:style>
    <style:style style:name="co80" style:family="table-column">
      <style:table-column-properties fo:break-before="auto" style:column-width="2.117cm"/>
    </style:style>
    <style:style style:name="co81" style:family="table-column">
      <style:table-column-properties fo:break-before="auto" style:column-width="2.514cm"/>
    </style:style>
    <style:style style:name="co82" style:family="table-column">
      <style:table-column-properties fo:break-before="auto" style:column-width="3.888cm"/>
    </style:style>
    <style:style style:name="co83" style:family="table-column">
      <style:table-column-properties fo:break-before="auto" style:column-width="1.27cm"/>
    </style:style>
    <style:style style:name="co84" style:family="table-column">
      <style:table-column-properties fo:break-before="auto" style:column-width="14.023cm"/>
    </style:style>
    <style:style style:name="co85" style:family="table-column">
      <style:table-column-properties fo:break-before="auto" style:column-width="10.425cm"/>
    </style:style>
    <style:style style:name="co86" style:family="table-column">
      <style:table-column-properties fo:break-before="auto" style:column-width="2.54cm"/>
    </style:style>
    <style:style style:name="co87" style:family="table-column">
      <style:table-column-properties fo:break-before="auto" style:column-width="4.498cm"/>
    </style:style>
    <style:style style:name="co88" style:family="table-column">
      <style:table-column-properties fo:break-before="auto" style:column-width="2.249cm"/>
    </style:style>
    <style:style style:name="co89" style:family="table-column">
      <style:table-column-properties fo:break-before="auto" style:column-width="6.8cm"/>
    </style:style>
    <style:style style:name="co90" style:family="table-column">
      <style:table-column-properties fo:break-before="auto" style:column-width="0.926cm"/>
    </style:style>
    <style:style style:name="co91" style:family="table-column">
      <style:table-column-properties fo:break-before="auto" style:column-width="1.667cm"/>
    </style:style>
    <style:style style:name="co92" style:family="table-column">
      <style:table-column-properties fo:break-before="auto" style:column-width="1.746cm"/>
    </style:style>
    <style:style style:name="co93" style:family="table-column">
      <style:table-column-properties fo:break-before="auto" style:column-width="2.937cm"/>
    </style:style>
    <style:style style:name="co94" style:family="table-column">
      <style:table-column-properties fo:break-before="auto" style:column-width="2.778cm"/>
    </style:style>
    <style:style style:name="co95" style:family="table-column">
      <style:table-column-properties fo:break-before="auto" style:column-width="3.175cm"/>
    </style:style>
    <style:style style:name="co96" style:family="table-column">
      <style:table-column-properties fo:break-before="auto" style:column-width="2.143cm"/>
    </style:style>
    <style:style style:name="co97" style:family="table-column">
      <style:table-column-properties fo:break-before="auto" style:column-width="2.646cm"/>
    </style:style>
    <style:style style:name="co98" style:family="table-column">
      <style:table-column-properties fo:break-before="auto" style:column-width="2.115cm"/>
    </style:style>
    <style:style style:name="co99" style:family="table-column">
      <style:table-column-properties fo:break-before="auto" style:column-width="5.239cm"/>
    </style:style>
    <style:style style:name="co100" style:family="table-column">
      <style:table-column-properties fo:break-before="auto" style:column-width="1.561cm"/>
    </style:style>
    <style:style style:name="co101" style:family="table-column">
      <style:table-column-properties fo:break-before="auto" style:column-width="1.799cm"/>
    </style:style>
    <style:style style:name="co102" style:family="table-column">
      <style:table-column-properties fo:break-before="auto" style:column-width="2.512cm"/>
    </style:style>
    <style:style style:name="co103" style:family="table-column">
      <style:table-column-properties fo:break-before="auto" style:column-width="3.995cm"/>
    </style:style>
    <style:style style:name="co104" style:family="table-column">
      <style:table-column-properties fo:break-before="auto" style:column-width="2.858cm"/>
    </style:style>
    <style:style style:name="co105" style:family="table-column">
      <style:table-column-properties fo:break-before="auto" style:column-width="3.173cm"/>
    </style:style>
    <style:style style:name="co106" style:family="table-column">
      <style:table-column-properties fo:break-before="auto" style:column-width="6.72cm"/>
    </style:style>
    <style:style style:name="co107" style:family="table-column">
      <style:table-column-properties fo:break-before="auto" style:column-width="5.315cm"/>
    </style:style>
    <style:style style:name="co108" style:family="table-column">
      <style:table-column-properties fo:break-before="auto" style:column-width="2.459cm"/>
    </style:style>
    <style:style style:name="co109" style:family="table-column">
      <style:table-column-properties fo:break-before="auto" style:column-width="2.09cm"/>
    </style:style>
    <style:style style:name="co110" style:family="table-column">
      <style:table-column-properties fo:break-before="auto" style:column-width="2.194cm"/>
    </style:style>
    <style:style style:name="co111" style:family="table-column">
      <style:table-column-properties fo:break-before="auto" style:column-width="2.671cm"/>
    </style:style>
    <style:style style:name="co112" style:family="table-column">
      <style:table-column-properties fo:break-before="auto" style:column-width="2.644cm"/>
    </style:style>
    <style:style style:name="co113" style:family="table-column">
      <style:table-column-properties fo:break-before="auto" style:column-width="2.406cm"/>
    </style:style>
    <style:style style:name="co114" style:family="table-column">
      <style:table-column-properties fo:break-before="auto" style:column-width="3.016cm"/>
    </style:style>
    <style:style style:name="co115" style:family="table-column">
      <style:table-column-properties fo:break-before="auto" style:column-width="3.466cm"/>
    </style:style>
    <style:style style:name="co116" style:family="table-column">
      <style:table-column-properties fo:break-before="auto" style:column-width="3.651cm"/>
    </style:style>
    <style:style style:name="co117" style:family="table-column">
      <style:table-column-properties fo:break-before="auto" style:column-width="3.306cm"/>
    </style:style>
    <style:style style:name="co118" style:family="table-column">
      <style:table-column-properties fo:break-before="auto" style:column-width="2.935cm"/>
    </style:style>
    <style:style style:name="co119" style:family="table-column">
      <style:table-column-properties fo:break-before="auto" style:column-width="2.882cm"/>
    </style:style>
    <style:style style:name="co120" style:family="table-column">
      <style:table-column-properties fo:break-before="auto" style:column-width="2.353cm"/>
    </style:style>
    <style:style style:name="co121" style:family="table-column">
      <style:table-column-properties fo:break-before="auto" style:column-width="2.962cm"/>
    </style:style>
    <style:style style:name="co122" style:family="table-column">
      <style:table-column-properties fo:break-before="auto" style:column-width="2.803cm"/>
    </style:style>
    <style:style style:name="co123" style:family="table-column">
      <style:table-column-properties fo:break-before="auto" style:column-width="9.229cm"/>
    </style:style>
    <style:style style:name="co124" style:family="table-column">
      <style:table-column-properties fo:break-before="auto" style:column-width="3.149cm"/>
    </style:style>
    <style:style style:name="co125" style:family="table-column">
      <style:table-column-properties fo:break-before="auto" style:column-width="2.697cm"/>
    </style:style>
    <style:style style:name="co126" style:family="table-column">
      <style:table-column-properties fo:break-before="auto" style:column-width="2.591cm"/>
    </style:style>
    <style:style style:name="co127" style:family="table-column">
      <style:table-column-properties fo:break-before="auto" style:column-width="1.852cm"/>
    </style:style>
    <style:style style:name="co128" style:family="table-column">
      <style:table-column-properties fo:break-before="auto" style:column-width="4.63cm"/>
    </style:style>
    <style:style style:name="co129" style:family="table-column">
      <style:table-column-properties fo:break-before="auto" style:column-width="3.228cm"/>
    </style:style>
    <style:style style:name="co130" style:family="table-column">
      <style:table-column-properties fo:break-before="auto" style:column-width="3.678cm"/>
    </style:style>
    <style:style style:name="co131" style:family="table-column">
      <style:table-column-properties fo:break-before="auto" style:column-width="9.895cm"/>
    </style:style>
    <style:style style:name="co132" style:family="table-column">
      <style:table-column-properties fo:break-before="auto" style:column-width="10.821cm"/>
    </style:style>
    <style:style style:name="co133" style:family="table-column">
      <style:table-column-properties fo:break-before="auto" style:column-width="4.101cm"/>
    </style:style>
    <style:style style:name="co134" style:family="table-column">
      <style:table-column-properties fo:break-before="auto" style:column-width="1.903cm"/>
    </style:style>
    <style:style style:name="co135" style:family="table-column">
      <style:table-column-properties fo:break-before="auto" style:column-width="8.837cm"/>
    </style:style>
    <style:style style:name="co136" style:family="table-column">
      <style:table-column-properties fo:break-before="auto" style:column-width="1.588cm"/>
    </style:style>
    <style:style style:name="co137" style:family="table-column">
      <style:table-column-properties fo:break-before="auto" style:column-width="1.376cm"/>
    </style:style>
    <style:style style:name="co138" style:family="table-column">
      <style:table-column-properties fo:break-before="auto" style:column-width="3.425cm"/>
    </style:style>
    <style:style style:name="co139" style:family="table-column">
      <style:table-column-properties fo:break-before="auto" style:column-width="8.02cm"/>
    </style:style>
    <style:style style:name="co140" style:family="table-column">
      <style:table-column-properties fo:break-before="auto" style:column-width="3.649cm"/>
    </style:style>
    <style:style style:name="co141" style:family="table-column">
      <style:table-column-properties fo:break-before="auto" style:column-width="7.885cm"/>
    </style:style>
    <style:style style:name="co142" style:family="table-column">
      <style:table-column-properties fo:break-before="auto" style:column-width="5.847cm"/>
    </style:style>
    <style:style style:name="co143" style:family="table-column">
      <style:table-column-properties fo:break-before="auto" style:column-width="1.48cm"/>
    </style:style>
    <style:style style:name="co144" style:family="table-column">
      <style:table-column-properties fo:break-before="auto" style:column-width="1.217cm"/>
    </style:style>
    <style:style style:name="co145" style:family="table-column">
      <style:table-column-properties fo:break-before="auto" style:column-width="11.06cm"/>
    </style:style>
    <style:style style:name="co146" style:family="table-column">
      <style:table-column-properties fo:break-before="auto" style:column-width="0.873cm"/>
    </style:style>
    <style:style style:name="co147" style:family="table-column">
      <style:table-column-properties fo:break-before="auto" style:column-width="7.405cm"/>
    </style:style>
    <style:style style:name="co148" style:family="table-column">
      <style:table-column-properties fo:break-before="auto" style:column-width="0.714cm"/>
    </style:style>
    <style:style style:name="co149" style:family="table-column">
      <style:table-column-properties fo:break-before="auto" style:column-width="10.874cm"/>
    </style:style>
    <style:style style:name="co150" style:family="table-column">
      <style:table-column-properties fo:break-before="auto" style:column-width="1.692cm"/>
    </style:style>
    <style:style style:name="co151" style:family="table-column">
      <style:table-column-properties fo:break-before="auto" style:column-width="0.556cm"/>
    </style:style>
    <style:style style:name="co152" style:family="table-column">
      <style:table-column-properties fo:break-before="auto" style:column-width="9.075cm"/>
    </style:style>
    <style:style style:name="co153" style:family="table-column">
      <style:table-column-properties fo:break-before="auto" style:column-width="0.503cm"/>
    </style:style>
    <style:style style:name="co154" style:family="table-column">
      <style:table-column-properties fo:break-before="auto" style:column-width="6.932cm"/>
    </style:style>
    <style:style style:name="co155" style:family="table-column">
      <style:table-column-properties fo:break-before="auto" style:column-width="3.413cm"/>
    </style:style>
    <style:style style:name="co156" style:family="table-column">
      <style:table-column-properties fo:break-before="auto" style:column-width="4.445cm"/>
    </style:style>
    <style:style style:name="co157" style:family="table-column">
      <style:table-column-properties fo:break-before="auto" style:column-width="3.863cm"/>
    </style:style>
    <style:style style:name="co158" style:family="table-column">
      <style:table-column-properties fo:break-before="auto" style:column-width="3.519cm"/>
    </style:style>
    <style:style style:name="co159" style:family="table-column">
      <style:table-column-properties fo:break-before="auto" style:column-width="4.736cm"/>
    </style:style>
    <style:style style:name="co160" style:family="table-column">
      <style:table-column-properties fo:break-before="auto" style:column-width="3.201cm"/>
    </style:style>
    <style:style style:name="co161" style:family="table-column">
      <style:table-column-properties fo:break-before="auto" style:column-width="3.069cm"/>
    </style:style>
    <style:style style:name="co162" style:family="table-column">
      <style:table-column-properties fo:break-before="auto" style:column-width="1.559cm"/>
    </style:style>
    <style:style style:name="co163" style:family="table-column">
      <style:table-column-properties fo:break-before="auto" style:column-width="2.141cm"/>
    </style:style>
    <style:style style:name="co164" style:family="table-column">
      <style:table-column-properties fo:break-before="auto" style:column-width="4.468cm"/>
    </style:style>
    <style:style style:name="co165" style:family="table-column">
      <style:table-column-properties fo:break-before="auto" style:column-width="7.461cm"/>
    </style:style>
    <style:style style:name="co166" style:family="table-column">
      <style:table-column-properties fo:break-before="auto" style:column-width="2.776cm"/>
    </style:style>
    <style:style style:name="co167" style:family="table-column">
      <style:table-column-properties fo:break-before="auto" style:column-width="2.432cm"/>
    </style:style>
    <style:style style:name="co168" style:family="table-column">
      <style:table-column-properties fo:break-before="auto" style:column-width="2.274cm"/>
    </style:style>
    <style:style style:name="co169" style:family="table-column">
      <style:table-column-properties fo:break-before="auto" style:column-width="1.85cm"/>
    </style:style>
    <style:style style:name="co170" style:family="table-column">
      <style:table-column-properties fo:break-before="auto" style:column-width="7.197cm"/>
    </style:style>
    <style:style style:name="co171" style:family="table-column">
      <style:table-column-properties fo:break-before="auto" style:column-width="5.133cm"/>
    </style:style>
    <style:style style:name="co172" style:family="table-column">
      <style:table-column-properties fo:break-before="auto" style:column-width="3.374cm"/>
    </style:style>
    <style:style style:name="co173" style:family="table-column">
      <style:table-column-properties fo:break-before="auto" style:column-width="3.609cm"/>
    </style:style>
    <style:style style:name="co174" style:family="table-column">
      <style:table-column-properties fo:break-before="auto" style:column-width="3.138cm"/>
    </style:style>
    <style:style style:name="co175" style:family="table-column">
      <style:table-column-properties fo:break-before="auto" style:column-width="9.34cm"/>
    </style:style>
    <style:style style:name="co176" style:family="table-column">
      <style:table-column-properties fo:break-before="auto" style:column-width="3.544cm"/>
    </style:style>
    <style:style style:name="co177" style:family="table-column">
      <style:table-column-properties fo:break-before="auto" style:column-width="0.871cm"/>
    </style:style>
    <style:style style:name="co178" style:family="table-column">
      <style:table-column-properties fo:break-before="auto" style:column-width="4.494cm"/>
    </style:style>
    <style:style style:name="co179" style:family="table-column">
      <style:table-column-properties fo:break-before="auto" style:column-width="7.193cm"/>
    </style:style>
    <style:style style:name="co180" style:family="table-column">
      <style:table-column-properties fo:break-before="auto" style:column-width="4.018cm"/>
    </style:style>
    <style:style style:name="co181" style:family="table-column">
      <style:table-column-properties fo:break-before="auto" style:column-width="1.506cm"/>
    </style:style>
    <style:style style:name="co182" style:family="table-column">
      <style:table-column-properties fo:break-before="auto" style:column-width="8.7cm"/>
    </style:style>
    <style:style style:name="co183" style:family="table-column">
      <style:table-column-properties fo:break-before="auto" style:column-width="3.226cm"/>
    </style:style>
    <style:style style:name="co184" style:family="table-column">
      <style:table-column-properties fo:break-before="auto" style:column-width="3.411cm"/>
    </style:style>
    <style:style style:name="co185" style:family="table-column">
      <style:table-column-properties fo:break-before="auto" style:column-width="2.247cm"/>
    </style:style>
    <style:style style:name="co186" style:family="table-column">
      <style:table-column-properties fo:break-before="auto" style:column-width="3.2cm"/>
    </style:style>
    <style:style style:name="co187" style:family="table-column">
      <style:table-column-properties fo:break-before="auto" style:column-width="3.755cm"/>
    </style:style>
    <style:style style:name="co188" style:family="table-column">
      <style:table-column-properties fo:break-before="auto" style:column-width="2.829cm"/>
    </style:style>
    <style:style style:name="co189" style:family="table-column">
      <style:table-column-properties fo:break-before="auto" style:column-width="4.098cm"/>
    </style:style>
    <style:style style:name="co190" style:family="table-column">
      <style:table-column-properties fo:break-before="auto" style:column-width="3.464cm"/>
    </style:style>
    <style:style style:name="co191" style:family="table-column">
      <style:table-column-properties fo:break-before="auto" style:column-width="14.677cm"/>
    </style:style>
    <style:style style:name="co192" style:family="table-column">
      <style:table-column-properties fo:break-before="auto" style:column-width="2.856cm"/>
    </style:style>
    <style:style style:name="co193" style:family="table-column">
      <style:table-column-properties fo:break-before="auto" style:column-width="3.279cm"/>
    </style:style>
    <style:style style:name="co194" style:family="table-column">
      <style:table-column-properties fo:break-before="auto" style:column-width="4.203cm"/>
    </style:style>
    <style:style style:name="co195" style:family="table-column">
      <style:table-column-properties fo:break-before="auto" style:column-width="4.283cm"/>
    </style:style>
    <style:style style:name="co196" style:family="table-column">
      <style:table-column-properties fo:break-before="auto" style:column-width="3.438cm"/>
    </style:style>
    <style:style style:name="co197" style:family="table-column">
      <style:table-column-properties fo:break-before="auto" style:column-width="2.221cm"/>
    </style:style>
    <style:style style:name="co198" style:family="table-column">
      <style:table-column-properties fo:break-before="auto" style:column-width="6.452cm"/>
    </style:style>
    <style:style style:name="co199" style:family="table-column">
      <style:table-column-properties fo:break-before="auto" style:column-width="3.702cm"/>
    </style:style>
    <style:style style:name="co200" style:family="table-column">
      <style:table-column-properties fo:break-before="auto" style:column-width="3.597cm"/>
    </style:style>
    <style:style style:name="co201" style:family="table-column">
      <style:table-column-properties fo:break-before="auto" style:column-width="3.067cm"/>
    </style:style>
    <style:style style:name="co202" style:family="table-column">
      <style:table-column-properties fo:break-before="auto" style:column-width="3.332cm"/>
    </style:style>
    <style:style style:name="co203" style:family="table-column">
      <style:table-column-properties fo:break-before="auto" style:column-width="3.253cm"/>
    </style:style>
    <style:style style:name="co204" style:family="table-column">
      <style:table-column-properties fo:break-before="auto" style:column-width="6.69cm"/>
    </style:style>
    <style:style style:name="co205" style:family="table-column">
      <style:table-column-properties fo:break-before="auto" style:column-width="5.632cm"/>
    </style:style>
    <style:style style:name="co206" style:family="table-column">
      <style:table-column-properties fo:break-before="auto" style:column-width="2.485cm"/>
    </style:style>
    <style:style style:name="co207" style:family="table-column">
      <style:table-column-properties fo:break-before="auto" style:column-width="5.659cm"/>
    </style:style>
    <style:style style:name="co208" style:family="table-column">
      <style:table-column-properties fo:break-before="auto" style:column-width="0.951cm"/>
    </style:style>
    <style:style style:name="co209" style:family="table-column">
      <style:table-column-properties fo:break-before="auto" style:column-width="2.328cm"/>
    </style:style>
    <style:style style:name="co210" style:family="table-column">
      <style:table-column-properties fo:break-before="auto" style:column-width="1.877cm"/>
    </style:style>
    <style:style style:name="co211" style:family="table-column">
      <style:table-column-properties fo:break-before="auto" style:column-width="2.009cm"/>
    </style:style>
    <style:style style:name="co212" style:family="table-column">
      <style:table-column-properties fo:break-before="auto" style:column-width="3.861cm"/>
    </style:style>
    <style:style style:name="co213" style:family="table-column">
      <style:table-column-properties fo:break-before="auto" style:column-width="3.731cm"/>
    </style:style>
    <style:style style:name="co214" style:family="table-column">
      <style:table-column-properties fo:break-before="auto" style:column-width="1.797cm"/>
    </style:style>
    <style:style style:name="co215" style:family="table-column">
      <style:table-column-properties fo:break-before="auto" style:column-width="1.374cm"/>
    </style:style>
    <style:style style:name="co216" style:family="table-column">
      <style:table-column-properties fo:break-before="auto" style:column-width="1.824cm"/>
    </style:style>
    <style:style style:name="ro1" style:family="table-row">
      <style:table-row-properties style:row-height="2.42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2.895cm" fo:break-before="auto" style:use-optimal-row-height="true"/>
    </style:style>
    <style:style style:name="ro6" style:family="table-row">
      <style:table-row-properties style:row-height="0.794cm" fo:break-before="auto" style:use-optimal-row-height="false"/>
    </style:style>
    <style:style style:name="ro7" style:family="table-row">
      <style:table-row-properties style:row-height="1.473cm" fo:break-before="auto" style:use-optimal-row-height="tru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508cm" fo:break-before="auto" style:use-optimal-row-height="false"/>
    </style:style>
    <style:style style:name="ro10" style:family="table-row">
      <style:table-row-properties style:row-height="1.535cm" fo:break-before="auto" style:use-optimal-row-height="false"/>
    </style:style>
    <style:style style:name="ro11" style:family="table-row">
      <style:table-row-properties style:row-height="0.609cm" fo:break-before="auto" style:use-optimal-row-height="false"/>
    </style:style>
    <style:style style:name="ro12" style:family="table-row">
      <style:table-row-properties style:row-height="1.799cm" fo:break-before="auto" style:use-optimal-row-height="false"/>
    </style:style>
    <style:style style:name="ro13" style:family="table-row">
      <style:table-row-properties style:row-height="2.09cm" fo:break-before="auto" style:use-optimal-row-height="false"/>
    </style:style>
    <style:style style:name="ro14" style:family="table-row">
      <style:table-row-properties style:row-height="1.446cm" fo:break-before="auto" style:use-optimal-row-height="false"/>
    </style:style>
    <style:style style:name="ro15" style:family="table-row">
      <style:table-row-properties style:row-height="1.263cm" fo:break-before="auto" style:use-optimal-row-height="false"/>
    </style:style>
    <style:style style:name="ro16" style:family="table-row">
      <style:table-row-properties style:row-height="1.316cm" fo:break-before="auto" style:use-optimal-row-height="false"/>
    </style:style>
    <style:style style:name="ro17" style:family="table-row">
      <style:table-row-properties style:row-height="1.905cm" fo:break-before="auto" style:use-optimal-row-height="false"/>
    </style:style>
    <style:style style:name="ro18" style:family="table-row">
      <style:table-row-properties style:row-height="1.402cm" fo:break-before="auto" style:use-optimal-row-height="false"/>
    </style:style>
    <style:style style:name="ro19" style:family="table-row">
      <style:table-row-properties style:row-height="0.714cm" fo:break-before="auto" style:use-optimal-row-height="false"/>
    </style:style>
    <style:style style:name="ro20" style:family="table-row">
      <style:table-row-properties style:row-height="2.064cm" fo:break-before="auto" style:use-optimal-row-height="false"/>
    </style:style>
    <style:style style:name="ro21" style:family="table-row">
      <style:table-row-properties style:row-height="1.947cm" fo:break-before="auto" style:use-optimal-row-height="false"/>
    </style:style>
    <style:style style:name="ro22" style:family="table-row">
      <style:table-row-properties style:row-height="1.184cm" fo:break-before="auto" style:use-optimal-row-height="false"/>
    </style:style>
    <style:style style:name="ro23" style:family="table-row">
      <style:table-row-properties style:row-height="1.21cm" fo:break-before="auto" style:use-optimal-row-height="false"/>
    </style:style>
    <style:style style:name="ro24" style:family="table-row">
      <style:table-row-properties style:row-height="1.342cm" fo:break-before="auto" style:use-optimal-row-height="false"/>
    </style:style>
    <style:style style:name="ro25" style:family="table-row">
      <style:table-row-properties style:row-height="1.42cm" fo:break-before="auto" style:use-optimal-row-height="false"/>
    </style:style>
    <style:style style:name="ro26" style:family="table-row">
      <style:table-row-properties style:row-height="1.526cm" fo:break-before="auto" style:use-optimal-row-height="false"/>
    </style:style>
    <style:style style:name="ro27" style:family="table-row">
      <style:table-row-properties style:row-height="1.499cm" fo:break-before="auto" style:use-optimal-row-height="false"/>
    </style:style>
    <style:style style:name="ro28" style:family="table-row">
      <style:table-row-properties style:row-height="1.473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 style:vertical-align="top"/>
    </style:style>
    <style:style style:name="ce2" style:family="table-cell" style:parent-style-name="Default" style:data-style-name="N0">
      <style:table-cell-properties fo:wrap-option="wrap" style:vertical-align="top"/>
      <style:text-properties fo:color="#ff0000"/>
    </style:style>
    <style:style style:name="ce3" style:family="table-cell" style:parent-style-name="Default" style:data-style-name="N100">
      <style:table-cell-properties fo:wrap-option="wrap" style:vertical-align="top"/>
      <style:text-properties fo:color="#ff0000"/>
    </style:style>
    <style:style style:name="ce4" style:family="table-cell" style:parent-style-name="Default" style:data-style-name="N0">
      <style:table-cell-properties fo:wrap-option="wrap" style:vertical-align="top"/>
      <style:text-properties fo:color="#000000"/>
    </style:style>
    <style:style style:name="ce5" style:family="table-cell" style:parent-style-name="Default" style:data-style-name="N0">
      <style:table-cell-properties fo:wrap-option="wrap" style:vertical-align="top"/>
      <style:text-properties fo:color="#008000"/>
    </style:style>
    <style:style style:name="ce6" style:family="table-cell" style:parent-style-name="Default" style:data-style-name="N0">
      <style:table-cell-properties fo:wrap-option="wrap" style:vertical-align="top"/>
    </style:style>
    <style:style style:name="ce7" style:family="table-cell" style:parent-style-name="Default" style:data-style-name="N100">
      <style:table-cell-properties fo:wrap-option="wrap" style:vertical-align="top"/>
      <style:text-properties fo:color="#000000"/>
    </style:style>
    <style:style style:name="ce8" style:family="table-cell" style:parent-style-name="Default" style:data-style-name="N1">
      <style:table-cell-properties fo:wrap-option="wrap" style:vertical-align="top"/>
    </style:style>
    <style:style style:name="ce9" style:family="table-cell" style:parent-style-name="Default" style:data-style-name="N100">
      <style:table-cell-properties fo:wrap-option="wrap" style:vertical-align="top"/>
      <style:text-properties fo:color="#008000"/>
    </style:style>
    <style:style style:name="ce10" style:family="table-cell" style:parent-style-name="Default">
      <style:text-properties fo:color="#ff0000"/>
    </style:style>
    <style:style style:name="ce11" style:family="table-cell" style:parent-style-name="Default" style:data-style-name="N0">
      <style:table-cell-properties fo:wrap-option="wrap" style:vertical-align="top"/>
      <style:text-properties fo:color="#00b050"/>
    </style:style>
    <style:style style:name="ce12" style:family="table-cell" style:parent-style-name="Default" style:data-style-name="N100">
      <style:table-cell-properties fo:wrap-option="wrap" style:vertical-align="top"/>
      <style:text-properties fo:color="#00b050"/>
    </style:style>
    <style:style style:name="ce13" style:family="table-cell" style:parent-style-name="Hyperlink" style:data-style-name="N100">
      <style:table-cell-properties fo:wrap-option="wrap" style:vertical-align="top"/>
      <style:text-properties fo:color="#00b050" style:text-underline-style="solid" style:text-underline-width="auto" style:text-underline-color="font-color"/>
    </style:style>
    <style:style style:name="ce14" style:family="table-cell" style:parent-style-name="Default" style:data-style-name="N100">
      <style:table-cell-properties style:vertical-align="top"/>
      <style:text-properties fo:color="#ff0000"/>
    </style:style>
    <style:style style:name="ce15" style:family="table-cell" style:parent-style-name="Default" style:data-style-name="N100">
      <style:table-cell-properties style:vertical-align="top"/>
    </style:style>
    <style:style style:name="ce16" style:family="table-cell" style:parent-style-name="Default" style:data-style-name="N0">
      <style:table-cell-properties style:vertical-align="top"/>
    </style:style>
    <style:style style:name="ce17" style:family="table-cell" style:parent-style-name="Default" style:data-style-name="N0">
      <style:table-cell-properties style:vertical-align="top"/>
      <style:text-properties fo:color="#ff0000"/>
    </style:style>
    <style:style style:name="ce18" style:family="table-cell" style:parent-style-name="Default" style:data-style-name="N100"/>
    <style:style style:name="ce19" style:family="table-cell" style:parent-style-name="Default" style:data-style-name="N100">
      <style:text-properties fo:color="#ff0000"/>
    </style:style>
    <style:style style:name="ce20" style:family="table-cell" style:parent-style-name="Default" style:data-style-name="N100">
      <style:text-properties fo:color="#0070c0"/>
    </style:style>
    <style:style style:name="ce21" style:family="table-cell" style:parent-style-name="Default" style:data-style-name="N0">
      <style:text-properties fo:color="#ff0000"/>
    </style:style>
    <style:style style:name="ce22" style:family="table-cell" style:parent-style-name="Default" style:data-style-name="N0">
      <style:text-properties fo:color="#0000ff"/>
    </style:style>
    <style:style style:name="ce23" style:family="table-cell" style:parent-style-name="Default" style:data-style-name="N0">
      <style:table-cell-properties fo:wrap-option="wrap" style:vertical-align="top"/>
      <style:text-properties fo:color="#0000ff"/>
    </style:style>
    <style:style style:name="ce24" style:family="table-cell" style:parent-style-name="Default" style:data-style-name="N100">
      <style:table-cell-properties fo:wrap-option="wrap" style:vertical-align="top"/>
      <style:text-properties fo:color="#0000ff"/>
    </style:style>
    <style:style style:name="ce25" style:family="table-cell" style:parent-style-name="Default" style:data-style-name="N100">
      <style:text-properties fo:color="#0000ff"/>
    </style:style>
    <style:style style:name="ce26" style:family="table-cell" style:parent-style-name="Default" style:data-style-name="N0">
      <style:table-cell-properties style:vertical-align="top"/>
      <style:text-properties fo:color="#0000ff"/>
    </style:style>
    <style:style style:name="ce27" style:family="table-cell" style:parent-style-name="Default" style:data-style-name="N100">
      <style:table-cell-properties style:vertical-align="top"/>
      <style:text-properties fo:color="#0000ff"/>
    </style:style>
    <style:style style:name="ce28" style:family="table-cell" style:parent-style-name="Default" style:data-style-name="N0"/>
    <style:style style:name="ce29" style:family="table-cell" style:parent-style-name="Default" style:data-style-name="N100">
      <style:table-cell-properties fo:background-color="#00b050" fo:wrap-option="wrap" style:vertical-align="top"/>
    </style:style>
    <style:style style:name="ce30" style:family="table-cell" style:parent-style-name="Default" style:data-style-name="N0">
      <style:table-cell-properties fo:wrap-option="wrap" style:vertical-align="top"/>
      <style:text-properties fo:color="#008080"/>
    </style:style>
    <style:style style:name="ce31" style:family="table-cell" style:parent-style-name="Default" style:data-style-name="N0">
      <style:table-cell-properties fo:wrap-option="wrap" style:vertical-align="top"/>
      <style:text-properties fo:color="#33cc66"/>
    </style:style>
    <style:style style:name="ce32" style:family="table-cell" style:parent-style-name="Default" style:data-style-name="N100">
      <style:table-cell-properties fo:wrap-option="wrap" style:vertical-align="top"/>
      <style:text-properties fo:color="#00ae00"/>
    </style:style>
    <style:style style:name="ce33" style:family="table-cell" style:parent-style-name="Default" style:data-style-name="N100">
      <style:table-cell-properties fo:wrap-option="wrap" style:vertical-align="top"/>
      <style:text-properties fo:color="#0070c0"/>
    </style:style>
    <style:style style:name="ce34" style:family="table-cell" style:parent-style-name="Default" style:data-style-name="N100">
      <style:table-cell-properties fo:wrap-option="wrap" style:vertical-align="top"/>
      <style:text-properties fo:color="#0084d1"/>
    </style:style>
    <style:style style:name="ce35" style:family="table-cell" style:parent-style-name="Default" style:data-style-name="N100">
      <style:table-cell-properties fo:wrap-option="wrap" style:vertical-align="top"/>
      <style:text-properties fo:color="#4700b8"/>
    </style:style>
    <style:style style:name="ce36" style:family="table-cell" style:parent-style-name="Default" style:data-style-name="N100">
      <style:table-cell-properties fo:wrap-option="wrap" style:vertical-align="top"/>
      <style:text-properties fo:color="#2300dc"/>
    </style:style>
    <style:style style:name="ce37" style:family="table-cell" style:parent-style-name="Default" style:data-style-name="N100">
      <style:table-cell-properties fo:wrap-option="wrap" style:vertical-align="top"/>
      <style:text-properties fo:color="#004586"/>
    </style:style>
    <style:style style:name="ce38" style:family="table-cell" style:parent-style-name="Default" style:data-style-name="N100">
      <style:table-cell-properties fo:wrap-option="wrap" style:vertical-align="top"/>
      <style:text-properties fo:color="#0066cc"/>
    </style:style>
    <style:style style:name="ce39" style:family="table-cell" style:parent-style-name="Default">
      <style:text-properties fo:color="#008000"/>
    </style:style>
    <style:style style:name="ce40" style:family="table-cell" style:parent-style-name="Default" style:data-style-name="N100">
      <style:table-cell-properties fo:wrap-option="wrap" style:vertical-align="top"/>
      <style:text-properties fo:color="#00b0f0"/>
    </style:style>
    <style:style style:name="ce41" style:family="table-cell" style:parent-style-name="Default" style:data-style-name="N0">
      <style:table-cell-properties fo:wrap-option="wrap" style:vertical-align="top"/>
      <style:text-properties fo:color="#0070c0"/>
    </style:style>
    <style:style style:name="ce42" style:family="table-cell" style:parent-style-name="Default" style:data-style-name="N1">
      <style:table-cell-properties fo:wrap-option="wrap" style:vertical-align="top"/>
      <style:text-properties fo:color="#00b050"/>
    </style:style>
    <style:style style:name="ce43" style:family="table-cell" style:parent-style-name="Default">
      <style:table-cell-properties fo:wrap-option="wrap" style:vertical-align="top"/>
      <style:text-properties fo:color="#ff0000"/>
    </style:style>
    <style:style style:name="ce44" style:family="table-cell" style:parent-style-name="Default" style:data-style-name="N0">
      <style:table-cell-properties style:vertical-align="automatic"/>
    </style:style>
    <style:style style:name="ce45" style:family="table-cell" style:parent-style-name="Default" style:data-style-name="N100">
      <style:table-cell-properties fo:wrap-option="wrap" style:vertical-align="top"/>
      <style:text-properties fo:color="#800000"/>
    </style:style>
    <style:style style:name="ce46" style:family="table-cell" style:parent-style-name="Default">
      <style:table-cell-properties fo:wrap-option="wrap" style:vertical-align="top"/>
    </style:style>
    <style:style style:name="ce47" style:family="table-cell" style:parent-style-name="Default" style:data-style-name="N100">
      <style:table-cell-properties fo:background-color="transparent" fo:wrap-option="wrap" style:vertical-align="top"/>
      <style:text-properties fo:color="#000000"/>
    </style:style>
    <style:style style:name="ce48" style:family="table-cell" style:parent-style-name="Default" style:data-style-name="N100">
      <style:table-cell-properties fo:wrap-option="wrap" style:vertical-align="top"/>
      <style:text-properties fo:color="#000080"/>
    </style:style>
    <style:style style:name="ce49" style:family="table-cell" style:parent-style-name="Default" style:data-style-name="N100">
      <style:table-cell-properties fo:wrap-option="wrap" style:vertical-align="top"/>
      <style:text-properties fo:color="#280099"/>
    </style:style>
    <style:style style:name="ce50" style:family="table-cell" style:parent-style-name="Default" style:data-style-name="N100">
      <style:table-cell-properties fo:wrap-option="wrap" style:vertical-align="top"/>
      <style:text-properties fo:color="#b84747"/>
    </style:style>
    <style:style style:name="ce51" style:family="table-cell" style:parent-style-name="Default" style:data-style-name="N100">
      <style:table-cell-properties fo:background-color="#008000" fo:wrap-option="wrap" style:vertical-align="top"/>
      <style:text-properties fo:color="#000000"/>
    </style:style>
    <style:style style:name="ce52" style:family="table-cell" style:parent-style-name="Default" style:data-style-name="N100">
      <style:table-cell-properties fo:background-color="#993366" fo:wrap-option="wrap" style:vertical-align="top"/>
      <style:text-properties fo:color="#000000"/>
    </style:style>
    <style:style style:name="ce53" style:family="table-cell" style:parent-style-name="Default">
      <style:table-cell-properties fo:background-color="#993366"/>
      <style:text-properties fo:color="#000000"/>
    </style:style>
    <style:style style:name="ce54" style:family="table-cell" style:parent-style-name="Default" style:data-style-name="N100">
      <style:table-cell-properties fo:background-color="#5c8526" fo:wrap-option="wrap" style:vertical-align="top"/>
      <style:text-properties fo:color="#000000"/>
    </style:style>
    <style:style style:name="ce55" style:family="table-cell" style:parent-style-name="Default" style:data-style-name="N100">
      <style:table-cell-properties fo:wrap-option="wrap" style:vertical-align="top"/>
      <style:text-properties fo:color="#b84700"/>
    </style:style>
    <style:style style:name="ce56" style:family="table-cell" style:parent-style-name="Default" style:data-style-name="N100">
      <style:table-cell-properties fo:background-color="#ffffff" fo:wrap-option="wrap" style:vertical-align="top"/>
      <style:text-properties fo:color="#000000"/>
    </style:style>
    <style:style style:name="ce57" style:family="table-cell" style:parent-style-name="Default" style:data-style-name="N100">
      <style:table-cell-properties fo:background-color="#5c8526" fo:wrap-option="wrap" style:vertical-align="top"/>
    </style:style>
    <style:style style:name="ce58" style:family="table-cell" style:parent-style-name="Default" style:data-style-name="N100">
      <style:table-cell-properties fo:background-color="#008080" fo:wrap-option="wrap" style:vertical-align="top"/>
      <style:text-properties fo:color="#000000"/>
    </style:style>
    <style:style style:name="ce59" style:family="table-cell" style:parent-style-name="Default" style:data-style-name="N100">
      <style:table-cell-properties fo:background-color="#b80047" fo:wrap-option="wrap" style:vertical-align="top"/>
      <style:text-properties fo:color="#000000"/>
    </style:style>
    <style:style style:name="ce60" style:family="table-cell" style:parent-style-name="Default" style:data-style-name="N100">
      <style:table-cell-properties fo:background-color="#23b8dc" fo:wrap-option="wrap" style:vertical-align="top"/>
      <style:text-properties fo:color="#000000"/>
    </style:style>
    <style:style style:name="ce61" style:family="table-cell" style:parent-style-name="Default" style:data-style-name="N100">
      <style:table-cell-properties fo:background-color="#23b8dc" fo:wrap-option="wrap" style:vertical-align="top"/>
    </style:style>
    <style:style style:name="ce62" style:family="table-cell" style:parent-style-name="Default" style:data-style-name="N100">
      <style:table-cell-properties fo:background-color="#008080" fo:wrap-option="wrap" style:vertical-align="top"/>
    </style:style>
    <style:style style:name="ce63" style:family="table-cell" style:parent-style-name="Default" style:data-style-name="N100">
      <style:table-cell-properties fo:background-color="#808019" fo:wrap-option="wrap" style:vertical-align="top"/>
    </style:style>
    <style:style style:name="ce64" style:family="table-cell" style:parent-style-name="Default" style:data-style-name="N100">
      <style:table-cell-properties fo:background-color="#ff8080" fo:wrap-option="wrap" style:vertical-align="top"/>
    </style:style>
    <style:style style:name="ce65" style:family="table-cell" style:parent-style-name="Default" style:data-style-name="N100">
      <style:table-cell-properties fo:background-color="#ff8080" fo:wrap-option="wrap" style:vertical-align="top"/>
      <style:text-properties fo:color="#008000"/>
    </style:style>
    <style:style style:name="ce66" style:family="table-cell" style:parent-style-name="Default" style:data-style-name="N100">
      <style:table-cell-properties fo:background-color="#999999" fo:wrap-option="wrap" style:vertical-align="top"/>
      <style:text-properties fo:color="#000000"/>
    </style:style>
    <style:style style:name="ce67" style:family="table-cell" style:parent-style-name="Default" style:data-style-name="N100">
      <style:table-cell-properties fo:background-color="#808000" fo:wrap-option="wrap" style:vertical-align="top"/>
      <style:text-properties fo:color="#000000"/>
    </style:style>
    <style:style style:name="ce68" style:family="table-cell" style:parent-style-name="Default" style:data-style-name="N100">
      <style:table-cell-properties fo:background-color="#cc6633" fo:wrap-option="wrap" style:vertical-align="top"/>
      <style:text-properties fo:color="#000000"/>
    </style:style>
    <style:style style:name="ce69" style:family="table-cell" style:parent-style-name="Default" style:data-style-name="N100">
      <style:table-cell-properties fo:background-color="#b84700" fo:wrap-option="wrap" style:vertical-align="top"/>
      <style:text-properties fo:color="#000000"/>
    </style:style>
    <style:style style:name="ce70" style:family="table-cell" style:parent-style-name="Default" style:data-style-name="N0">
      <style:table-cell-properties fo:background-color="#cc6633" fo:wrap-option="wrap" style:vertical-align="top"/>
      <style:text-properties fo:color="#000000"/>
    </style:style>
    <style:style style:name="ce71" style:family="table-cell" style:parent-style-name="Default" style:data-style-name="N0">
      <style:table-cell-properties fo:wrap-option="wrap" style:vertical-align="top"/>
      <style:text-properties fo:color="#0066cc"/>
    </style:style>
    <style:style style:name="ce72" style:family="table-cell" style:parent-style-name="Default" style:data-style-name="N1">
      <style:table-cell-properties fo:background-color="#cc6633" fo:wrap-option="wrap" style:vertical-align="top"/>
      <style:text-properties fo:color="#000000"/>
    </style:style>
    <style:style style:name="ce73" style:family="table-cell" style:parent-style-name="Default" style:data-style-name="N1">
      <style:table-cell-properties fo:wrap-option="wrap" style:vertical-align="top"/>
      <style:text-properties fo:color="#004586"/>
    </style:style>
    <style:style style:name="ce74" style:family="table-cell" style:parent-style-name="Default" style:data-style-name="N100">
      <style:table-cell-properties fo:background-color="#ffffff"/>
    </style:style>
    <style:style style:name="ce75" style:family="table-cell" style:parent-style-name="Default" style:data-style-name="N100">
      <style:table-cell-properties fo:background-color="#ffffff" fo:wrap-option="wrap" style:vertical-align="top"/>
      <style:text-properties fo:color="#008000"/>
    </style:style>
    <style:style style:name="ce76" style:family="table-cell" style:parent-style-name="Default" style:data-style-name="N100">
      <style:table-cell-properties fo:background-color="#ffffff" fo:wrap-option="wrap" style:vertical-align="top"/>
      <style:text-properties fo:color="#0070c0"/>
    </style:style>
    <style:style style:name="ce77" style:family="table-cell" style:parent-style-name="Default" style:data-style-name="N100">
      <style:table-cell-properties fo:background-color="#ffffff" fo:wrap-option="wrap" style:vertical-align="top"/>
      <style:text-properties fo:color="#ff0000"/>
    </style:style>
    <style:style style:name="ce78" style:family="table-cell" style:parent-style-name="Default" style:data-style-name="N100">
      <style:table-cell-properties fo:background-color="#ffffff" fo:wrap-option="wrap" style:vertical-align="top"/>
      <style:text-properties fo:color="#00b050"/>
    </style:style>
    <style:style style:name="ce79" style:family="table-cell" style:parent-style-name="Default" style:data-style-name="N100">
      <style:table-cell-properties fo:background-color="#ffffff" fo:wrap-option="wrap" style:vertical-align="top"/>
    </style:style>
    <style:style style:name="ce80" style:family="table-cell" style:parent-style-name="Default" style:data-style-name="N100">
      <style:table-cell-properties fo:wrap-option="wrap" style:vertical-align="top"/>
      <style:text-properties fo:color="#ff6633"/>
    </style:style>
    <style:style style:name="ce81" style:family="table-cell" style:parent-style-name="Default" style:data-style-name="N0">
      <style:table-cell-properties fo:wrap-option="wrap" style:vertical-align="top"/>
      <style:text-properties fo:color="#ff6633"/>
    </style:style>
    <style:style style:name="ce82" style:family="table-cell" style:parent-style-name="Default" style:data-style-name="N100">
      <style:table-cell-properties fo:wrap-option="wrap" style:vertical-align="top"/>
      <style:text-properties fo:color="#00ff00"/>
    </style:style>
    <style:style style:name="ce83" style:family="table-cell" style:parent-style-name="Default" style:data-style-name="N0">
      <style:table-cell-properties fo:wrap-option="wrap" style:vertical-align="top"/>
      <style:text-properties fo:color="#00ff00"/>
    </style:style>
    <style:style style:name="ce84" style:family="table-cell" style:parent-style-name="Default">
      <style:table-cell-properties fo:wrap-option="wrap"/>
      <style:text-properties style:text-outline="false" style:text-line-through-style="none" fo:language="en" fo:country="IN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zxx" style:country-complex="none" style:font-style-complex="normal" style:font-weight-complex="normal" style:text-emphasize="none" style:font-relief="none"/>
    </style:style>
    <style:style style:name="ce85" style:family="table-cell" style:parent-style-name="Default" style:data-style-name="N100">
      <style:table-cell-properties fo:wrap-option="wrap" style:vertical-align="top"/>
      <style:text-properties fo:color="#008080"/>
    </style:style>
    <style:style style:name="ce86" style:family="table-cell" style:parent-style-name="Default" style:data-style-name="N100">
      <style:table-cell-properties fo:wrap-option="wrap" style:vertical-align="top"/>
      <style:text-properties fo:color="#804c19"/>
    </style:style>
    <style:style style:name="ce87" style:family="table-cell" style:parent-style-name="Default" style:data-style-name="N0">
      <style:table-cell-properties fo:wrap-option="wrap" style:vertical-align="top"/>
      <style:text-properties fo:color="#9999ff"/>
    </style:style>
    <style:style style:name="ce88" style:family="table-cell" style:parent-style-name="Default" style:data-style-name="N0">
      <style:table-cell-properties fo:wrap-option="wrap" style:vertical-align="top"/>
      <style:text-properties fo:color="#800000"/>
    </style:style>
    <style:style style:name="ce89" style:family="table-cell" style:parent-style-name="Default">
      <style:text-properties fo:color="#800000"/>
    </style:style>
    <style:style style:name="ce90" style:family="table-cell" style:parent-style-name="Default" style:data-style-name="N100">
      <style:text-properties fo:color="#800000"/>
    </style:style>
    <style:style style:name="ce91" style:family="table-cell" style:parent-style-name="Default" style:data-style-name="N100">
      <style:table-cell-properties fo:wrap-option="wrap" style:vertical-align="top"/>
      <style:text-properties fo:color="#9999ff"/>
    </style:style>
    <style:style style:name="ce92" style:family="table-cell" style:parent-style-name="Default" style:data-style-name="N100">
      <style:text-properties fo:color="#9999ff"/>
    </style:style>
    <style:style style:name="ce93" style:family="table-cell" style:parent-style-name="Default" style:data-style-name="N1">
      <style:table-cell-properties fo:wrap-option="wrap" style:vertical-align="top"/>
      <style:text-properties fo:color="#008000"/>
    </style:style>
    <style:style style:name="T1" style:family="text">
      <style:text-properties fo:color="#ff0000"/>
    </style:style>
    <style:style style:name="T2" style:family="text">
      <style:text-properties fo:color="#0084d1"/>
    </style:style>
    <style:style style:name="T3" style:family="text">
      <style:text-properties fo:color="#ff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" style:family="text">
      <style:text-properties fo:color="#0066cc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view_inden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6" table:default-cell-style-name="ce3"/>
        <table:table-column table:style-name="co7" table:default-cell-style-name="ce2"/>
        <table:table-column table:style-name="co7" table:number-columns-repeated="6" table:default-cell-style-name="ce3"/>
        <table:table-column table:style-name="co7" table:default-cell-style-name="ce1"/>
        <table:table-column table:style-name="co8" table:number-columns-repeated="2" table:default-cell-style-name="ce6"/>
        <table:table-column table:style-name="co9" table:default-cell-style-name="ce6"/>
        <table:table-column table:style-name="co10" table:default-cell-style-name="ce6"/>
        <table:table-column table:style-name="co9" table:default-cell-style-name="ce8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6"/>
        <table:table-column table:style-name="co20" table:default-cell-style-name="ce11"/>
        <table:table-column table:style-name="co21" table:default-cell-style-name="ce12"/>
        <table:table-column table:style-name="co22" table:default-cell-style-name="ce6"/>
        <table:table-column table:style-name="co23" table:default-cell-style-name="ce1"/>
        <table:table-column table:style-name="co22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2" table:number-columns-repeated="217" table:default-cell-style-name="ce6"/>
        <table:table-row table:style-name="ro1">
          <table:table-cell office:value-type="string">
            <text:p>tc</text:p>
          </table:table-cell>
          <table:table-cell table:style-name="ce2" office:value-type="string">
            <text:p>ITEM_NO</text:p>
          </table:table-cell>
          <table:table-cell office:value-type="string">
            <text:p>ITEM_TYPE</text:p>
          </table:table-cell>
          <table:table-cell office:value-type="string">
            <text:p>ITEM_DESCRIPTION</text:p>
          </table:table-cell>
          <table:table-cell office:value-type="string">
            <text:p>BASE_UOM</text:p>
          </table:table-cell>
          <table:table-cell office:value-type="string">
            <text:p>ITEM_STATUS</text:p>
          </table:table-cell>
          <table:table-cell table:style-name="ce3" office:value-type="string">
            <text:p>CREATE_ITEM_INDENT_REQUIRED_CHECK_BOX</text:p>
          </table:table-cell>
          <table:table-cell table:style-name="ce3" office:value-type="string">
            <text:p>SCRAP_ITEM</text:p>
          </table:table-cell>
          <table:table-cell office:value-type="string">
            <text:p>ITEM_PURCHASED</text:p>
          </table:table-cell>
          <table:table-cell office:value-type="string">
            <text:p>CONTRACT_REQD</text:p>
          </table:table-cell>
          <table:table-cell office:value-type="string">
            <text:p>LOT_CONTROL</text:p>
          </table:table-cell>
          <table:table-cell office:value-type="string">
            <text:p>SHELF_LIFE_CONTROL</text:p>
          </table:table-cell>
          <table:table-cell office:value-type="string">
            <text:p>BIN_LEVEL_STORAGE</text:p>
          </table:table-cell>
          <table:table-cell table:style-name="ce2" office:value-type="string">
            <text:p>VIEW_ITEM_NUMBER1</text:p>
          </table:table-cell>
          <table:table-cell office:value-type="string">
            <text:p>CREATE_ITEM_DEPARTMENT_FROM_FLD</text:p>
          </table:table-cell>
          <table:table-cell table:style-name="ce2" office:value-type="string">
            <text:p>CREATE_SUCCESS_DATA1</text:p>
          </table:table-cell>
          <table:table-cell office:value-type="string">
            <text:p>CREATE_MI_TYPE_FLD1</text:p>
          </table:table-cell>
          <table:table-cell office:value-type="string">
            <text:p>CREATE_MI_DEPARTMENT_FLD1</text:p>
          </table:table-cell>
          <table:table-cell table:style-name="ce7" office:value-type="string">
            <text:p>CREATE_MI_INDENTING_STORE_FLD1</text:p>
          </table:table-cell>
          <table:table-cell office:value-type="string">
            <text:p>CREATE_MI_INDENT_PURPOSE_FLD1</text:p>
          </table:table-cell>
          <table:table-cell office:value-type="string">
            <text:p>CREATE_MI_ISSUING_STORE_FLD1</text:p>
          </table:table-cell>
          <table:table-cell office:value-type="string">
            <text:p>CREATE_MI_ACCOUNT_CODE_FLD1</text:p>
          </table:table-cell>
          <table:table-cell office:value-type="string">
            <text:p>FOR_LOOP_MATERIAL_INDENT</text:p>
          </table:table-cell>
          <table:table-cell office:value-type="string">
            <text:p>CREATE_MI_ITEM_FLD1</text:p>
          </table:table-cell>
          <table:table-cell office:value-type="string">
            <text:p>CREATE_MI_QUANTITY_REQUIRED_FLD1</text:p>
          </table:table-cell>
          <table:table-cell table:style-name="ce5" office:value-type="string">
            <text:p>VIEW_MI_TYPE_FLD1</text:p>
          </table:table-cell>
          <table:table-cell table:style-name="ce3" office:value-type="string">
            <text:p>CREATE_MI_DESIGNATION_FLD</text:p>
          </table:table-cell>
          <table:table-cell table:style-name="ce3" office:value-type="string">
            <text:p>CREATE_MI_APPROVER_FLD</text:p>
          </table:table-cell>
          <table:table-cell table:style-name="ce3" office:value-type="string">
            <text:p>STORES_APPROVE_MI_APPROVER_FLD</text:p>
          </table:table-cell>
          <table:table-cell table:style-name="ce3" office:value-type="string">
            <text:p>STORES_APPROVE_MI_DESIGNATION_FLD</text:p>
          </table:table-cell>
          <table:table-cell office:value-type="string">
            <text:p>#</text:p>
          </table:table-cell>
          <table:table-cell table:style-name="ce6"/>
          <table:table-cell table:style-name="ce1"/>
          <table:table-cell/>
          <table:table-cell table:style-name="ce6"/>
          <table:table-cell table:number-columns-repeated="221"/>
        </table:table-row>
        <table:table-row table:style-name="ro2">
          <table:table-cell office:value-type="string">
            <text:p>attributes</text:p>
          </table:table-cell>
          <table:table-cell office:value-type="string">
            <text:p>itemNo</text:p>
          </table:table-cell>
          <table:table-cell office:value-type="string">
            <text:p>type</text:p>
          </table:table-cell>
          <table:table-cell office:value-type="string">
            <text:p>description</text:p>
          </table:table-cell>
          <table:table-cell office:value-type="string">
            <text:p>uom</text:p>
          </table:table-cell>
          <table:table-cell office:value-type="string">
            <text:p>itemStatusId</text:p>
          </table:table-cell>
          <table:table-cell table:style-name="ce3" office:value-type="string">
            <text:p>isIndentRequired</text:p>
          </table:table-cell>
          <table:table-cell table:style-name="ce3" office:value-type="string">
            <text:p>isscrap</text:p>
          </table:table-cell>
          <table:table-cell office:value-type="string">
            <text:p>canPurchase</text:p>
          </table:table-cell>
          <table:table-cell office:value-type="string">
            <text:p>contractReqt</text:p>
          </table:table-cell>
          <table:table-cell office:value-type="string">
            <text:p>isLotControlled</text:p>
          </table:table-cell>
          <table:table-cell office:value-type="string">
            <text:p>isShelfLifeControlled</text:p>
          </table:table-cell>
          <table:table-cell office:value-type="string">
            <text:p>binLevelStorage</text:p>
          </table:table-cell>
          <table:table-cell office:value-type="string">
            <text:p>itemNo</text:p>
          </table:table-cell>
          <table:table-cell office:value-type="string">
            <text:p>tempDeptId</text:p>
          </table:table-cell>
          <table:table-cell office:value-type="string">
            <text:p>x</text:p>
          </table:table-cell>
          <table:table-cell office:value-type="string">
            <text:p>reqtype</text:p>
          </table:table-cell>
          <table:table-cell office:value-type="string">
            <text:p>departmentId</text:p>
          </table:table-cell>
          <table:table-cell table:style-name="ce7" office:value-type="string">
            <text:p>indentingStore</text:p>
          </table:table-cell>
          <table:table-cell office:value-type="string">
            <text:p>purpose</text:p>
          </table:table-cell>
          <table:table-cell office:value-type="string">
            <text:p>issuingStore</text:p>
          </table:table-cell>
          <table:table-cell office:value-type="string">
            <text:p>coaCode</text:p>
          </table:table-cell>
          <table:table-cell office:value-type="string">
            <text:p>loop</text:p>
          </table:table-cell>
          <table:table-cell office:value-type="string">
            <text:p>itemNo</text:p>
          </table:table-cell>
          <table:table-cell office:value-type="string">
            <text:p>quantity</text:p>
          </table:table-cell>
          <table:table-cell table:style-name="ce5" office:value-type="string">
            <text:p>reqType</text:p>
          </table:table-cell>
          <table:table-cell table:style-name="ce3" office:value-type="string">
            <text:p>approverDesignation</text:p>
          </table:table-cell>
          <table:table-cell table:style-name="ce3" office:value-type="string">
            <text:p>approver</text:p>
          </table:table-cell>
          <table:table-cell table:style-name="ce10" office:value-type="string">
            <text:p>approver</text:p>
          </table:table-cell>
          <table:table-cell table:style-name="ce3" office:value-type="string">
            <text:p>approverDesignation</text:p>
          </table:table-cell>
          <table:table-cell office:value-type="string">
            <text:p>#</text:p>
          </table:table-cell>
          <table:table-cell table:style-name="ce6"/>
          <table:table-cell table:style-name="ce1"/>
          <table:table-cell/>
          <table:table-cell table:style-name="ce6"/>
          <table:table-cell table:number-columns-repeated="3"/>
          <table:table-cell table:style-name="ce1"/>
          <table:table-cell table:number-columns-repeated="217"/>
        </table:table-row>
        <table:table-row table:style-name="ro2">
          <table:table-cell office:value-type="string">
            <text:p>0010</text:p>
          </table:table-cell>
          <table:table-cell office:value-type="string">
            <text:p>35</text:p>
          </table:table-cell>
          <table:table-cell office:value-type="string">
            <text:p>IRON</text:p>
          </table:table-cell>
          <table:table-cell office:value-type="string">
            <text:p>steel rod 10mm</text:p>
          </table:table-cell>
          <table:table-cell office:value-type="string">
            <text:p>NOS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y</text:p>
          </table:table-cell>
          <table:table-cell office:value-type="string">
            <text:p>Open PO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35</text:p>
          </table:table-cell>
          <table:table-cell office:value-type="string">
            <text:p>H-Health</text:p>
          </table:table-cell>
          <table:table-cell office:value-type="string">
            <text:p>1</text:p>
          </table:table-cell>
          <table:table-cell office:value-type="string">
            <text:p>Internal</text:p>
          </table:table-cell>
          <table:table-cell office:value-type="string">
            <text:p>H-Health</text:p>
          </table:table-cell>
          <table:table-cell office:value-type="string">
            <text:p>H01/MEDICAL STORES</text:p>
          </table:table-cell>
          <table:table-cell office:value-type="string">
            <text:p>Maintenance: Consumption</text:p>
          </table:table-cell>
          <table:table-cell office:value-type="string">
            <text:p>H02/MALARIA STORES</text:p>
          </table:table-cell>
          <table:table-cell office:value-type="string">
            <text:p>2302001/Sanitation or Conservancy Material</text:p>
          </table:table-cell>
          <table:table-cell office:value-type="string">
            <text:p>1</text:p>
          </table:table-cell>
          <table:table-cell office:value-type="string">
            <text:p>35</text:p>
          </table:table-cell>
          <table:table-cell office:value-type="string">
            <text:p>30</text:p>
          </table:table-cell>
          <table:table-cell table:style-name="ce5" office:value-type="string">
            <text:p>Internal</text:p>
          </table:table-cell>
          <table:table-cell office:value-type="string">
            <text:p>MEDICAL OFFICER</text:p>
          </table:table-cell>
          <table:table-cell office:value-type="string">
            <text:p>HOD</text:p>
          </table:table-cell>
          <table:table-cell office:value-type="string">
            <text:p>SUPERUSER</text:p>
          </table:table-cell>
          <table:table-cell office:value-type="string">
            <text:p>MEDICAL OFFICER</text:p>
          </table:table-cell>
          <table:table-cell office:value-type="string">
            <text:p>#</text:p>
          </table:table-cell>
          <table:table-cell table:style-name="ce4" office:value-type="string">
            <text:p>View Material Indent which is created</text:p>
          </table:table-cell>
          <table:table-cell table:number-columns-repeated="224"/>
        </table:table-row>
        <table:table-row table:style-name="ro2">
          <table:table-cell table:number-columns-repeated="14"/>
          <table:table-cell office:value-type="string">
            <text:p>A-Accounts Central Cell</text:p>
          </table:table-cell>
          <table:table-cell table:number-columns-repeated="3"/>
          <table:table-cell table:style-name="ce1"/>
          <table:table-cell table:number-columns-repeated="6"/>
          <table:table-cell table:style-name="ce5"/>
          <table:table-cell table:number-columns-repeated="5"/>
          <table:table-cell table:style-name="ce6"/>
          <table:table-cell table:number-columns-repeated="224"/>
        </table:table-row>
        <table:table-row table:style-name="ro3">
          <table:table-cell table:number-columns-repeated="18"/>
          <table:table-cell table:style-name="ce1"/>
          <table:table-cell table:number-columns-repeated="6"/>
          <table:table-cell table:style-name="ce5"/>
          <table:table-cell table:number-columns-repeated="5"/>
          <table:table-cell table:style-name="ce6"/>
          <table:table-cell table:number-columns-repeated="224"/>
        </table:table-row>
        <table:table-row table:style-name="ro3">
          <table:table-cell table:number-columns-repeated="18"/>
          <table:table-cell table:style-name="ce1"/>
          <table:table-cell table:number-columns-repeated="6"/>
          <table:table-cell table:style-name="ce5"/>
          <table:table-cell table:number-columns-repeated="5"/>
          <table:table-cell table:style-name="ce6"/>
          <table:table-cell table:number-columns-repeated="2"/>
          <table:table-cell table:style-name="ce3"/>
          <table:table-cell table:number-columns-repeated="221"/>
        </table:table-row>
        <table:table-row table:style-name="ro3">
          <table:table-cell table:number-columns-repeated="25"/>
          <table:table-cell table:style-name="ce5"/>
          <table:table-cell table:number-columns-repeated="5"/>
          <table:table-cell table:style-name="ce6"/>
          <table:table-cell table:style-name="ce13"/>
          <table:table-cell table:number-columns-repeated="223"/>
        </table:table-row>
        <table:table-row table:style-name="ro3" table:number-rows-repeated="2">
          <table:table-cell table:number-columns-repeated="25"/>
          <table:table-cell table:style-name="ce5"/>
          <table:table-cell table:number-columns-repeated="5"/>
          <table:table-cell table:style-name="ce6"/>
          <table:table-cell table:number-columns-repeated="224"/>
        </table:table-row>
        <table:table-row table:style-name="ro4">
          <table:table-cell table:number-columns-repeated="3"/>
          <table:table-cell office:value-type="string" table:number-columns-spanned="3" table:number-rows-spanned="1">
            <text:p>Red – create item data</text:p>
          </table:table-cell>
          <table:covered-table-cell table:number-columns-repeated="2"/>
          <table:table-cell table:number-columns-repeated="19"/>
          <table:table-cell table:style-name="ce5"/>
          <table:table-cell table:number-columns-repeated="5"/>
          <table:table-cell table:style-name="ce6"/>
          <table:table-cell table:number-columns-repeated="224"/>
        </table:table-row>
        <table:table-row table:style-name="ro4">
          <table:table-cell table:number-columns-repeated="3"/>
          <table:table-cell table:style-name="ce4" office:value-type="string" table:number-columns-spanned="3" table:number-rows-spanned="1">
            <text:p>Black – create indent data</text:p>
          </table:table-cell>
          <table:covered-table-cell table:number-columns-repeated="2"/>
          <table:table-cell table:number-columns-repeated="19"/>
          <table:table-cell table:style-name="ce5"/>
          <table:table-cell table:number-columns-repeated="5"/>
          <table:table-cell table:style-name="ce6"/>
          <table:table-cell table:number-columns-repeated="224"/>
        </table:table-row>
        <table:table-row table:style-name="ro4">
          <table:table-cell table:number-columns-repeated="3"/>
          <table:table-cell table:style-name="ce5" office:value-type="string" table:number-columns-spanned="3" table:number-rows-spanned="1">
            <text:p>Green- view indent data</text:p>
          </table:table-cell>
          <table:covered-table-cell table:number-columns-repeated="2"/>
          <table:table-cell table:number-columns-repeated="19"/>
          <table:table-cell table:style-name="ce5"/>
          <table:table-cell table:number-columns-repeated="5"/>
          <table:table-cell table:style-name="ce6"/>
          <table:table-cell table:number-columns-repeated="224"/>
        </table:table-row>
        <table:table-row table:style-name="ro3">
          <table:table-cell table:number-columns-repeated="25"/>
          <table:table-cell table:style-name="ce5"/>
          <table:table-cell table:number-columns-repeated="5"/>
          <table:table-cell table:style-name="ce6"/>
          <table:table-cell table:number-columns-repeated="224"/>
        </table:table-row>
        <table:table-row table:style-name="ro3" table:number-rows-repeated="6552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reate_item" table:style-name="ta1">
        <table:table-column table:style-name="co1" table:default-cell-style-name="ce1"/>
        <table:table-column table:style-name="co5" table:default-cell-style-name="ce1"/>
        <table:table-column table:style-name="co28" table:default-cell-style-name="ce6"/>
        <table:table-column table:style-name="co29" table:default-cell-style-name="ce6"/>
        <table:table-column table:style-name="co30" table:default-cell-style-name="ce1"/>
        <table:table-column table:style-name="co6" table:default-cell-style-name="ce6"/>
        <table:table-column table:style-name="co31" table:default-cell-style-name="ce1"/>
        <table:table-column table:style-name="co16" table:default-cell-style-name="ce1"/>
        <table:table-column table:style-name="co6" table:default-cell-style-name="ce1"/>
        <table:table-column table:style-name="co32" table:default-cell-style-name="ce6"/>
        <table:table-column table:style-name="co33" table:default-cell-style-name="ce1"/>
        <table:table-column table:style-name="co8" table:default-cell-style-name="ce1"/>
        <table:table-column table:style-name="co34" table:default-cell-style-name="ce1"/>
        <table:table-column table:style-name="co2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2" table:default-cell-style-name="ce1"/>
        <table:table-column table:style-name="co2" table:default-cell-style-name="ce14"/>
        <table:table-column table:style-name="co39" table:number-columns-repeated="2" table:default-cell-style-name="ce14"/>
        <table:table-column table:style-name="co39" table:default-cell-style-name="ce6"/>
        <table:table-column table:style-name="co40" table:default-cell-style-name="ce6"/>
        <table:table-column table:style-name="co22" table:number-columns-repeated="232" table:default-cell-style-name="ce6"/>
        <table:table-row table:style-name="ro5">
          <table:table-cell office:value-type="string">
            <text:p>tc</text:p>
          </table:table-cell>
          <table:table-cell table:style-name="ce6" office:value-type="string">
            <text:p>ITEM_NO</text:p>
          </table:table-cell>
          <table:table-cell office:value-type="string">
            <text:p>ITEM_TYPE</text:p>
          </table:table-cell>
          <table:table-cell office:value-type="string">
            <text:p>ITEM_DESCRIPTION</text:p>
          </table:table-cell>
          <table:table-cell table:style-name="ce6" office:value-type="string">
            <text:p>BASE_UOM</text:p>
          </table:table-cell>
          <table:table-cell office:value-type="string">
            <text:p>ITEM_STATUS</text:p>
          </table:table-cell>
          <table:table-cell table:style-name="ce7" office:value-type="string">
            <text:p>CREATE_ITEM_INDENT_REQUIRED_CHECK_BOX</text:p>
          </table:table-cell>
          <table:table-cell table:style-name="ce7" office:value-type="string">
            <text:p>SCRAP_ITEM</text:p>
          </table:table-cell>
          <table:table-cell office:value-type="string">
            <text:p>ITEM_PURCHASED</text:p>
          </table:table-cell>
          <table:table-cell office:value-type="string">
            <text:p>CONTRACT_REQD</text:p>
          </table:table-cell>
          <table:table-cell office:value-type="string">
            <text:p>LOT_CONTROL</text:p>
          </table:table-cell>
          <table:table-cell office:value-type="string">
            <text:p>SHELF_LIFE_CONTROL</text:p>
          </table:table-cell>
          <table:table-cell office:value-type="string">
            <text:p>BIN_LEVEL_STORAGE</text:p>
          </table:table-cell>
          <table:table-cell office:value-type="string">
            <text:p>CREATE_DEPT_MULTIPLE_SELECT_LIST_LOOP</text:p>
          </table:table-cell>
          <table:table-cell office:value-type="string">
            <text:p>CREATE_ITEM_DEPARTMENT_FROM_FLD</text:p>
          </table:table-cell>
          <table:table-cell office:value-type="string">
            <text:p>CREATE_ITEM_DEPARTMENT_FROM_FLD2</text:p>
          </table:table-cell>
          <table:table-cell office:value-type="string">
            <text:p>CREATE_ITEM_DEPARTMENT_FROM_FLD3</text:p>
          </table:table-cell>
          <table:table-cell office:value-type="string">
            <text:p>CREATE_ITEM_DEPARTMENT_FROM_FLD4</text:p>
          </table:table-cell>
          <table:table-cell office:value-type="string">
            <text:p>CREATE_ITEM_ADD_DEPARTMENT_FIELD</text:p>
          </table:table-cell>
          <table:table-cell table:style-name="ce2" office:value-type="string">
            <text:p>VIEW_ITEM_NUMBER1</text:p>
          </table:table-cell>
          <table:table-cell table:style-name="ce2" office:value-type="string">
            <text:p>CREATE_SUCCESS_DATA1</text:p>
          </table:table-cell>
          <table:table-cell table:style-name="ce2" office:value-type="string">
            <text:p>CREATE_FAILURE_DATA1</text:p>
          </table:table-cell>
          <table:table-cell office:value-type="string">
            <text:p>#</text:p>
          </table:table-cell>
          <table:table-cell table:number-columns-repeated="233"/>
        </table:table-row>
        <table:table-row table:style-name="ro2">
          <table:table-cell office:value-type="string">
            <text:p>attributes</text:p>
          </table:table-cell>
          <table:table-cell office:value-type="string">
            <text:p>itemNo</text:p>
          </table:table-cell>
          <table:table-cell office:value-type="string">
            <text:p>type</text:p>
          </table:table-cell>
          <table:table-cell office:value-type="string">
            <text:p>description</text:p>
          </table:table-cell>
          <table:table-cell table:style-name="ce6" office:value-type="string">
            <text:p>uom</text:p>
          </table:table-cell>
          <table:table-cell office:value-type="string">
            <text:p>itemStatusId</text:p>
          </table:table-cell>
          <table:table-cell table:style-name="ce7" office:value-type="string">
            <text:p>isIndentRequired</text:p>
          </table:table-cell>
          <table:table-cell table:style-name="ce7" office:value-type="string">
            <text:p>isscrap</text:p>
          </table:table-cell>
          <table:table-cell office:value-type="string">
            <text:p>canPurchase</text:p>
          </table:table-cell>
          <table:table-cell office:value-type="string">
            <text:p>contractReqt</text:p>
          </table:table-cell>
          <table:table-cell office:value-type="string">
            <text:p>isLotControlled</text:p>
          </table:table-cell>
          <table:table-cell office:value-type="string">
            <text:p>isShelfLifeControlled</text:p>
          </table:table-cell>
          <table:table-cell office:value-type="string">
            <text:p>binLevelStorage</text:p>
          </table:table-cell>
          <table:table-cell office:value-type="string">
            <text:p>loop</text:p>
          </table:table-cell>
          <table:table-cell table:number-columns-repeated="4" office:value-type="string">
            <text:p>tempDeptId</text:p>
          </table:table-cell>
          <table:table-cell office:value-type="string">
            <text:p>adddeptddd</text:p>
          </table:table-cell>
          <table:table-cell table:style-name="ce3" office:value-type="string">
            <text:p>itemNo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office:value-type="string">
            <text:p>#</text:p>
          </table:table-cell>
          <table:table-cell table:number-columns-repeated="233"/>
        </table:table-row>
        <table:table-row table:style-name="ro4">
          <table:table-cell office:value-type="string">
            <text:p>0010</text:p>
          </table:table-cell>
          <table:table-cell office:value-type="string">
            <text:p>11</text:p>
          </table:table-cell>
          <table:table-cell office:value-type="string">
            <text:p>Mechanical Supplies-7</text:p>
          </table:table-cell>
          <table:table-cell office:value-type="string">
            <text:p>steel rod 10mm</text:p>
          </table:table-cell>
          <table:table-cell office:value-type="string">
            <text:p>GRM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y</text:p>
          </table:table-cell>
          <table:table-cell office:value-type="string">
            <text:p>Tendered</text:p>
          </table:table-cell>
          <table:table-cell table:number-columns-repeated="3" office:value-type="string">
            <text:p>y</text:p>
          </table:table-cell>
          <table:table-cell office:value-type="string">
            <text:p>1</text:p>
          </table:table-cell>
          <table:table-cell office:value-type="string">
            <text:p>H-Health</text:p>
          </table:table-cell>
          <table:table-cell table:style-name="Default" table:number-columns-repeated="2"/>
          <table:table-cell/>
          <table:table-cell office:value-type="string">
            <text:p>1</text:p>
          </table:table-cell>
          <table:table-cell table:style-name="ce3" office:value-type="string">
            <text:p>11</text:p>
          </table:table-cell>
          <table:table-cell table:style-name="ce3" office:value-type="string">
            <text:p>1</text:p>
          </table:table-cell>
          <table:table-cell table:style-name="ce3"/>
          <table:table-cell office:value-type="string">
            <text:p>#</text:p>
          </table:table-cell>
          <table:table-cell office:value-type="string">
            <text:p>Create item <text:s/>for LC, SLC &amp; BLS <text:s/>= yes, status <text:s/>= Active</text:p>
          </table:table-cell>
          <table:table-cell table:number-columns-repeated="232"/>
        </table:table-row>
        <table:table-row table:style-name="ro2">
          <table:table-cell office:value-type="string">
            <text:p>0020</text:p>
          </table:table-cell>
          <table:table-cell office:value-type="string">
            <text:p>12</text:p>
          </table:table-cell>
          <table:table-cell office:value-type="string">
            <text:p>Mechanical Supplies-7</text:p>
          </table:table-cell>
          <table:table-cell office:value-type="string">
            <text:p>DIFFERENTIAL GEAR</text:p>
          </table:table-cell>
          <table:table-cell office:value-type="string">
            <text:p>NOS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y</text:p>
          </table:table-cell>
          <table:table-cell office:value-type="string">
            <text:p>Open PO</text:p>
          </table:table-cell>
          <table:table-cell office:value-type="string">
            <text:p>y</text:p>
          </table:table-cell>
          <table:table-cell table:number-columns-repeated="3"/>
          <table:table-cell office:value-type="string">
            <text:p>A-Accounts Central Cell</text:p>
          </table:table-cell>
          <table:table-cell office:value-type="string">
            <text:p>B-Buildings</text:p>
          </table:table-cell>
          <table:table-cell office:value-type="string">
            <text:p>H-Health</text:p>
          </table:table-cell>
          <table:table-cell table:number-columns-repeated="2"/>
          <table:table-cell table:style-name="ce3" office:value-type="string">
            <text:p>12</text:p>
          </table:table-cell>
          <table:table-cell table:style-name="ce3" office:value-type="string">
            <text:p>1</text:p>
          </table:table-cell>
          <table:table-cell table:style-name="ce3"/>
          <table:table-cell office:value-type="string">
            <text:p>#</text:p>
          </table:table-cell>
          <table:table-cell office:value-type="string">
            <text:p>create item <text:s/>for LC = yes, status = Active </text:p>
          </table:table-cell>
          <table:table-cell table:number-columns-repeated="232"/>
        </table:table-row>
        <table:table-row table:style-name="ro6">
          <table:table-cell office:value-type="string">
            <text:p>0030</text:p>
          </table:table-cell>
          <table:table-cell office:value-type="string">
            <text:p>13</text:p>
          </table:table-cell>
          <table:table-cell office:value-type="string">
            <text:p>Mechanical Supplies-7</text:p>
          </table:table-cell>
          <table:table-cell office:value-type="string">
            <text:p>CROCIN</text:p>
          </table:table-cell>
          <table:table-cell office:value-type="string">
            <text:p>NOS</text:p>
          </table:table-cell>
          <table:table-cell office:value-type="string">
            <text:p>Withdrawn</text:p>
          </table:table-cell>
          <table:table-cell/>
          <table:table-cell table:number-columns-repeated="2" office:value-type="string">
            <text:p>y</text:p>
          </table:table-cell>
          <table:table-cell office:value-type="string">
            <text:p>Tendered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B-Buildings</text:p>
          </table:table-cell>
          <table:table-cell table:number-columns-repeated="4"/>
          <table:table-cell table:style-name="ce3" office:value-type="string">
            <text:p>13</text:p>
          </table:table-cell>
          <table:table-cell table:style-name="ce3" office:value-type="string">
            <text:p>1</text:p>
          </table:table-cell>
          <table:table-cell table:style-name="ce3"/>
          <table:table-cell office:value-type="string">
            <text:p>#</text:p>
          </table:table-cell>
          <table:table-cell office:value-type="string">
            <text:p>create item <text:s/>for LC,SLC &amp; BLS = No, status <text:s/>= Active</text:p>
          </table:table-cell>
          <table:table-cell table:number-columns-repeated="232"/>
        </table:table-row>
        <table:table-row table:style-name="ro4">
          <table:table-cell office:value-type="string">
            <text:p>0040</text:p>
          </table:table-cell>
          <table:table-cell office:value-type="string">
            <text:p>14</text:p>
          </table:table-cell>
          <table:table-cell office:value-type="string">
            <text:p>Mechanical Supplies-7</text:p>
          </table:table-cell>
          <table:table-cell office:value-type="string">
            <text:p>WATER HEATER</text:p>
          </table:table-cell>
          <table:table-cell office:value-type="string">
            <text:p>NOS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y</text:p>
          </table:table-cell>
          <table:table-cell office:value-type="string">
            <text:p>Open PO</text:p>
          </table:table-cell>
          <table:table-cell table:number-columns-repeated="3" office:value-type="string">
            <text:p>y</text:p>
          </table:table-cell>
          <table:table-cell/>
          <table:table-cell office:value-type="string">
            <text:p>H-Health</text:p>
          </table:table-cell>
          <table:table-cell table:number-columns-repeated="4"/>
          <table:table-cell table:style-name="ce3" office:value-type="string">
            <text:p>14</text:p>
          </table:table-cell>
          <table:table-cell table:style-name="ce3" office:value-type="string">
            <text:p>1</text:p>
          </table:table-cell>
          <table:table-cell table:style-name="ce3"/>
          <table:table-cell office:value-type="string">
            <text:p>#</text:p>
          </table:table-cell>
          <table:table-cell office:value-type="string">
            <text:p>Create item for LC, SLC, BLS &amp; scrap <text:s/>= yes, status = withdrawn</text:p>
          </table:table-cell>
          <table:table-cell table:number-columns-repeated="232"/>
        </table:table-row>
        <table:table-row table:style-name="ro2">
          <table:table-cell office:value-type="string">
            <text:p>0050</text:p>
          </table:table-cell>
          <table:table-cell office:value-type="string">
            <text:p>15</text:p>
          </table:table-cell>
          <table:table-cell office:value-type="string">
            <text:p>Mechanical Supplies-7</text:p>
          </table:table-cell>
          <table:table-cell office:value-type="string">
            <text:p>PARACHUTE</text:p>
          </table:table-cell>
          <table:table-cell office:value-type="string">
            <text:p>NOS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y</text:p>
          </table:table-cell>
          <table:table-cell office:value-type="string">
            <text:p>Tendered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A-Accounts Central Cell</text:p>
          </table:table-cell>
          <table:table-cell table:number-columns-repeated="4"/>
          <table:table-cell table:style-name="ce3" office:value-type="string">
            <text:p>15</text:p>
          </table:table-cell>
          <table:table-cell table:style-name="ce3" office:value-type="string">
            <text:p>1</text:p>
          </table:table-cell>
          <table:table-cell table:style-name="ce3"/>
          <table:table-cell office:value-type="string">
            <text:p>#</text:p>
          </table:table-cell>
          <table:table-cell office:value-type="string">
            <text:p>Create item for LC &amp; BLS <text:s text:c="2"/>= yes</text:p>
          </table:table-cell>
          <table:table-cell table:number-columns-repeated="232"/>
        </table:table-row>
        <table:table-row table:style-name="ro4">
          <table:table-cell office:value-type="string">
            <text:p>0060</text:p>
          </table:table-cell>
          <table:table-cell office:value-type="string">
            <text:p>16</text:p>
          </table:table-cell>
          <table:table-cell office:value-type="string">
            <text:p>Mechanical Supplies-7</text:p>
          </table:table-cell>
          <table:table-cell office:value-type="string">
            <text:p>SPEAKERS</text:p>
          </table:table-cell>
          <table:table-cell office:value-type="string">
            <text:p>NOS</text:p>
          </table:table-cell>
          <table:table-cell office:value-type="string">
            <text:p>Active</text:p>
          </table:table-cell>
          <table:table-cell/>
          <table:table-cell table:number-columns-repeated="2" office:value-type="string">
            <text:p>y</text:p>
          </table:table-cell>
          <table:table-cell office:value-type="string">
            <text:p>Open PO</text:p>
          </table:table-cell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B-Buildings</text:p>
          </table:table-cell>
          <table:table-cell table:number-columns-repeated="4"/>
          <table:table-cell table:style-name="ce3" office:value-type="string">
            <text:p>16</text:p>
          </table:table-cell>
          <table:table-cell table:style-name="ce3" office:value-type="string">
            <text:p>1</text:p>
          </table:table-cell>
          <table:table-cell table:style-name="ce3"/>
          <table:table-cell office:value-type="string">
            <text:p>#</text:p>
          </table:table-cell>
          <table:table-cell office:value-type="string">
            <text:p>Create item for LC &amp; SLC <text:s text:c="2"/>= yes , status = Active</text:p>
          </table:table-cell>
          <table:table-cell table:number-columns-repeated="232"/>
        </table:table-row>
        <table:table-row table:style-name="ro4">
          <table:table-cell office:value-type="string">
            <text:p>0070</text:p>
          </table:table-cell>
          <table:table-cell office:value-type="string">
            <text:p>17</text:p>
          </table:table-cell>
          <table:table-cell office:value-type="string">
            <text:p>Mechanical Supplies-7</text:p>
          </table:table-cell>
          <table:table-cell office:value-type="string">
            <text:p>Ball bearings</text:p>
          </table:table-cell>
          <table:table-cell office:value-type="string">
            <text:p>NOS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y</text:p>
          </table:table-cell>
          <table:table-cell office:value-type="string">
            <text:p>Open PO</text:p>
          </table:table-cell>
          <table:table-cell table:number-columns-repeated="4"/>
          <table:table-cell office:value-type="string">
            <text:p>H-Health</text:p>
          </table:table-cell>
          <table:table-cell table:number-columns-repeated="4"/>
          <table:table-cell table:style-name="ce3" office:value-type="string">
            <text:p>17</text:p>
          </table:table-cell>
          <table:table-cell table:style-name="ce3" office:value-type="string">
            <text:p>1</text:p>
          </table:table-cell>
          <table:table-cell table:style-name="ce3"/>
          <table:table-cell office:value-type="string">
            <text:p>#</text:p>
          </table:table-cell>
          <table:table-cell office:value-type="string">
            <text:p>create item for scrap = yes, status = acitve</text:p>
          </table:table-cell>
          <table:table-cell table:number-columns-repeated="232"/>
        </table:table-row>
        <table:table-row table:style-name="ro2">
          <table:table-cell office:value-type="string">
            <text:p>0080</text:p>
          </table:table-cell>
          <table:table-cell office:value-type="string">
            <text:p>18</text:p>
          </table:table-cell>
          <table:table-cell office:value-type="string">
            <text:p>Mechanical Supplies-7</text:p>
          </table:table-cell>
          <table:table-cell table:number-columns-repeated="2"/>
          <table:table-cell office:value-type="string">
            <text:p>Withdrawn</text:p>
          </table:table-cell>
          <table:table-cell table:number-columns-repeated="2"/>
          <table:table-cell office:value-type="string">
            <text:p>y</text:p>
          </table:table-cell>
          <table:table-cell office:value-type="string">
            <text:p>Tendered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A-Accounts Central Cell</text:p>
          </table:table-cell>
          <table:table-cell table:number-columns-repeated="4"/>
          <table:table-cell table:style-name="ce3" office:value-type="string">
            <text:p>18</text:p>
          </table:table-cell>
          <table:table-cell table:style-name="ce3"/>
          <table:table-cell table:style-name="ce3" office:value-type="string">
            <text:p>1</text:p>
          </table:table-cell>
          <table:table-cell office:value-type="string">
            <text:p>#</text:p>
          </table:table-cell>
          <table:table-cell table:style-name="ce2" office:value-type="string">
            <text:p>create item without item description</text:p>
          </table:table-cell>
          <table:table-cell table:number-columns-repeated="232"/>
        </table:table-row>
        <table:table-row table:style-name="ro4">
          <table:table-cell office:value-type="string">
            <text:p>0090</text:p>
          </table:table-cell>
          <table:table-cell office:value-type="string">
            <text:p>19</text:p>
          </table:table-cell>
          <table:table-cell office:value-type="string">
            <text:p>Mechanical Supplies-7</text:p>
          </table:table-cell>
          <table:table-cell office:value-type="string">
            <text:p>disprin</text:p>
          </table:table-cell>
          <table:table-cell table:number-columns-repeated="6"/>
          <table:table-cell office:value-type="string">
            <text:p>y</text:p>
          </table:table-cell>
          <table:table-cell table:number-columns-repeated="3"/>
          <table:table-cell office:value-type="string">
            <text:p>B-Buildings</text:p>
          </table:table-cell>
          <table:table-cell table:number-columns-repeated="4"/>
          <table:table-cell table:style-name="ce3" office:value-type="string">
            <text:p>19</text:p>
          </table:table-cell>
          <table:table-cell table:style-name="ce3"/>
          <table:table-cell table:style-name="ce3" office:value-type="string">
            <text:p>1</text:p>
          </table:table-cell>
          <table:table-cell office:value-type="string">
            <text:p>#</text:p>
          </table:table-cell>
          <table:table-cell table:style-name="ce2" office:value-type="string">
            <text:p>create item without UOM, contract required</text:p>
          </table:table-cell>
          <table:table-cell table:number-columns-repeated="232"/>
        </table:table-row>
        <table:table-row table:style-name="ro4">
          <table:table-cell office:value-type="string">
            <text:p>0091</text:p>
          </table:table-cell>
          <table:table-cell/>
          <table:table-cell office:value-type="string">
            <text:p>Mechanical Supplies-7</text:p>
          </table:table-cell>
          <table:table-cell office:value-type="string">
            <text:p>invertors</text:p>
          </table:table-cell>
          <table:table-cell office:value-type="string">
            <text:p>NOS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y</text:p>
          </table:table-cell>
          <table:table-cell office:value-type="string">
            <text:p>Open PO</text:p>
          </table:table-cell>
          <table:table-cell table:number-columns-repeated="4"/>
          <table:table-cell office:value-type="string">
            <text:p>H-Health</text:p>
          </table:table-cell>
          <table:table-cell table:number-columns-repeated="4"/>
          <table:table-cell table:style-name="ce3" table:number-columns-repeated="2"/>
          <table:table-cell table:style-name="ce3" office:value-type="string">
            <text:p>1</text:p>
          </table:table-cell>
          <table:table-cell office:value-type="string">
            <text:p>#</text:p>
          </table:table-cell>
          <table:table-cell table:style-name="ce2" office:value-type="string">
            <text:p>create item without item number </text:p>
          </table:table-cell>
          <table:table-cell table:number-columns-repeated="232"/>
        </table:table-row>
        <table:table-row table:style-name="ro2">
          <table:table-cell office:value-type="string">
            <text:p>0092</text:p>
          </table:table-cell>
          <table:table-cell office:value-type="string">
            <text:p>15</text:p>
          </table:table-cell>
          <table:table-cell office:value-type="string">
            <text:p>Mechanical Supplies-7</text:p>
          </table:table-cell>
          <table:table-cell office:value-type="string">
            <text:p>WATER HEATER</text:p>
          </table:table-cell>
          <table:table-cell office:value-type="string">
            <text:p>NOS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y</text:p>
          </table:table-cell>
          <table:table-cell office:value-type="string">
            <text:p>Open PO</text:p>
          </table:table-cell>
          <table:table-cell table:number-columns-repeated="3" office:value-type="string">
            <text:p>y</text:p>
          </table:table-cell>
          <table:table-cell/>
          <table:table-cell office:value-type="string">
            <text:p>A-Accounts Central Cell</text:p>
          </table:table-cell>
          <table:table-cell table:number-columns-repeated="4"/>
          <table:table-cell table:style-name="ce3" office:value-type="string">
            <text:p>15</text:p>
          </table:table-cell>
          <table:table-cell table:style-name="ce3"/>
          <table:table-cell table:style-name="ce3" office:value-type="string">
            <text:p>1</text:p>
          </table:table-cell>
          <table:table-cell office:value-type="string">
            <text:p>#</text:p>
          </table:table-cell>
          <table:table-cell table:style-name="ce2" office:value-type="string">
            <text:p>create item with already <text:s/>existing item number</text:p>
          </table:table-cell>
          <table:table-cell table:number-columns-repeated="232"/>
        </table:table-row>
        <table:table-row table:style-name="ro4">
          <table:table-cell table:number-columns-repeated="14"/>
          <table:table-cell office:value-type="string">
            <text:p>B-Buildings</text:p>
          </table:table-cell>
          <table:table-cell table:number-columns-repeated="7"/>
          <table:table-cell office:value-type="string">
            <text:p>#</text:p>
          </table:table-cell>
          <table:table-cell table:number-columns-repeated="233"/>
        </table:table-row>
        <table:table-row table:style-name="ro4">
          <table:table-cell table:number-columns-repeated="14"/>
          <table:table-cell office:value-type="string">
            <text:p>H-Health</text:p>
          </table:table-cell>
          <table:table-cell table:number-columns-repeated="7"/>
          <table:table-cell office:value-type="string">
            <text:p>#</text:p>
          </table:table-cell>
          <table:table-cell table:number-columns-repeated="233"/>
        </table:table-row>
        <table:table-row table:style-name="ro4">
          <table:table-cell table:number-columns-repeated="22"/>
          <table:table-cell office:value-type="string">
            <text:p>#</text:p>
          </table:table-cell>
          <table:table-cell table:number-columns-repeated="233"/>
        </table:table-row>
        <table:table-row table:style-name="ro3" table:number-rows-repeated="2">
          <table:table-cell table:number-columns-repeated="256"/>
        </table:table-row>
        <table:table-row table:style-name="ro4">
          <table:table-cell table:number-columns-repeated="2"/>
          <table:table-cell office:value-type="string" table:number-columns-spanned="3" table:number-rows-spanned="1">
            <text:p>BLACK – Create item data</text:p>
          </table:table-cell>
          <table:covered-table-cell table:number-columns-repeated="2"/>
          <table:table-cell table:number-columns-repeated="251"/>
        </table:table-row>
        <table:table-row table:style-name="ro4">
          <table:table-cell table:number-columns-repeated="2"/>
          <table:table-cell table:style-name="ce2" office:value-type="string" table:number-columns-spanned="3" table:number-rows-spanned="1">
            <text:p>RED – view item data</text:p>
          </table:table-cell>
          <table:covered-table-cell table:number-columns-repeated="2"/>
          <table:table-cell table:number-columns-repeated="251"/>
        </table:table-row>
        <table:table-row table:style-name="ro3" table:number-rows-repeated="6551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view_item" table:style-name="ta1">
        <table:table-column table:style-name="co41" table:default-cell-style-name="ce15"/>
        <table:table-column table:style-name="co2" table:default-cell-style-name="ce15"/>
        <table:table-column table:style-name="co33" table:default-cell-style-name="ce16"/>
        <table:table-column table:style-name="co42" table:default-cell-style-name="ce16"/>
        <table:table-column table:style-name="co22" table:number-columns-repeated="8" table:default-cell-style-name="ce16"/>
        <table:table-column table:style-name="co2" table:default-cell-style-name="ce16"/>
        <table:table-column table:style-name="co2" table:default-cell-style-name="ce14"/>
        <table:table-column table:style-name="co39" table:default-cell-style-name="ce14"/>
        <table:table-column table:style-name="co22" table:default-cell-style-name="ce16"/>
        <table:table-column table:style-name="co43" table:default-cell-style-name="ce16"/>
        <table:table-column table:style-name="co22" table:default-cell-style-name="ce16"/>
        <table:table-column table:style-name="co43" table:default-cell-style-name="ce16"/>
        <table:table-column table:style-name="co22" table:number-columns-repeated="237" table:default-cell-style-name="ce16"/>
        <table:table-row table:style-name="ro5">
          <table:table-cell table:style-name="ce1" office:value-type="string">
            <text:p>tc</text:p>
          </table:table-cell>
          <table:table-cell table:style-name="ce6" office:value-type="string">
            <text:p>ITEM_NO</text:p>
          </table:table-cell>
          <table:table-cell table:style-name="ce6" office:value-type="string">
            <text:p>ITEM_TYPE</text:p>
          </table:table-cell>
          <table:table-cell table:style-name="ce6" office:value-type="string">
            <text:p>ITEM_DESCRIPTION</text:p>
          </table:table-cell>
          <table:table-cell table:style-name="ce6" office:value-type="string">
            <text:p>BASE_UOM</text:p>
          </table:table-cell>
          <table:table-cell table:style-name="ce6" office:value-type="string">
            <text:p>ITEM_STATUS</text:p>
          </table:table-cell>
          <table:table-cell table:style-name="ce1" office:value-type="string">
            <text:p>SCRAP_ITEM</text:p>
          </table:table-cell>
          <table:table-cell table:style-name="ce1" office:value-type="string">
            <text:p>ITEM_PURCHASED</text:p>
          </table:table-cell>
          <table:table-cell table:style-name="ce6" office:value-type="string">
            <text:p>CONTRACT_REQD</text:p>
          </table:table-cell>
          <table:table-cell table:style-name="ce1" office:value-type="string">
            <text:p>LOT_CONTROL</text:p>
          </table:table-cell>
          <table:table-cell table:style-name="ce1" office:value-type="string">
            <text:p>SHELF_LIFE_CONTROL</text:p>
          </table:table-cell>
          <table:table-cell table:style-name="ce1" office:value-type="string">
            <text:p>BIN_LEVEL_STORAGE</text:p>
          </table:table-cell>
          <table:table-cell table:style-name="ce7" office:value-type="string">
            <text:p>CREATE_ITEM_DEPARTMENT_FROM_FLD</text:p>
          </table:table-cell>
          <table:table-cell table:style-name="ce2" office:value-type="string">
            <text:p>VIEW_ITEM_NUMBER1</text:p>
          </table:table-cell>
          <table:table-cell table:style-name="ce2" office:value-type="string">
            <text:p>CREATE_DATA1</text:p>
          </table:table-cell>
          <table:table-cell table:style-name="ce6" office:value-type="string">
            <text:p>#</text:p>
          </table:table-cell>
          <table:table-cell table:style-name="ce6" table:number-columns-repeated="240"/>
        </table:table-row>
        <table:table-row table:style-name="ro7">
          <table:table-cell table:style-name="ce1" office:value-type="string">
            <text:p>attributes</text:p>
          </table:table-cell>
          <table:table-cell table:style-name="ce1" office:value-type="string">
            <text:p>itemNo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uom</text:p>
          </table:table-cell>
          <table:table-cell table:style-name="ce6" office:value-type="string">
            <text:p>itemStatusId</text:p>
          </table:table-cell>
          <table:table-cell table:style-name="ce6" office:value-type="string">
            <text:p>isscrap</text:p>
          </table:table-cell>
          <table:table-cell table:style-name="ce1" office:value-type="string">
            <text:p>canPurchase</text:p>
          </table:table-cell>
          <table:table-cell table:style-name="ce6" office:value-type="string">
            <text:p>contractReqt</text:p>
          </table:table-cell>
          <table:table-cell table:style-name="ce1" office:value-type="string">
            <text:p>isLotControlled</text:p>
          </table:table-cell>
          <table:table-cell table:style-name="ce1" office:value-type="string">
            <text:p>isShelfLifeControlled</text:p>
          </table:table-cell>
          <table:table-cell table:style-name="ce1" office:value-type="string">
            <text:p>binLevelStorage</text:p>
          </table:table-cell>
          <table:table-cell table:style-name="ce7" office:value-type="string">
            <text:p>tempDeptId</text:p>
          </table:table-cell>
          <table:table-cell table:style-name="ce3" office:value-type="string">
            <text:p>itemNo</text:p>
          </table:table-cell>
          <table:table-cell table:style-name="ce3" office:value-type="string">
            <text:p>x</text:p>
          </table:table-cell>
          <table:table-cell table:style-name="ce6" office:value-type="string">
            <text:p>#</text:p>
          </table:table-cell>
          <table:table-cell table:style-name="ce6" table:number-columns-repeated="240"/>
        </table:table-row>
        <table:table-row table:style-name="ro2">
          <table:table-cell table:style-name="ce1" office:value-type="string">
            <text:p>0010</text:p>
          </table:table-cell>
          <table:table-cell table:style-name="ce1" office:value-type="string">
            <text:p>33</text:p>
          </table:table-cell>
          <table:table-cell table:style-name="ce6" office:value-type="string">
            <text:p>Mechanical Supplies-7</text:p>
          </table:table-cell>
          <table:table-cell table:style-name="ce6" office:value-type="string">
            <text:p>DIFFERENTIAL GEAR</text:p>
          </table:table-cell>
          <table:table-cell table:style-name="ce6" office:value-type="string">
            <text:p>NOS</text:p>
          </table:table-cell>
          <table:table-cell table:style-name="ce6" office:value-type="string">
            <text:p>Active</text:p>
          </table:table-cell>
          <table:table-cell table:style-name="ce1"/>
          <table:table-cell table:style-name="ce1" office:value-type="string">
            <text:p>y</text:p>
          </table:table-cell>
          <table:table-cell table:style-name="ce6" office:value-type="string">
            <text:p>Tendered</text:p>
          </table:table-cell>
          <table:table-cell table:number-columns-repeated="2" table:style-name="ce1" office:value-type="string">
            <text:p>y</text:p>
          </table:table-cell>
          <table:table-cell table:style-name="ce1"/>
          <table:table-cell table:style-name="ce7" office:value-type="string">
            <text:p>H-Health</text:p>
          </table:table-cell>
          <table:table-cell table:style-name="ce3" office:value-type="string">
            <text:p>33</text:p>
          </table:table-cell>
          <table:table-cell table:style-name="ce3" office:value-type="string">
            <text:p>1</text:p>
          </table:table-cell>
          <table:table-cell table:style-name="ce6" office:value-type="string">
            <text:p>#</text:p>
          </table:table-cell>
          <table:table-cell office:value-type="string">
            <text:p>view item by mentioning item number</text:p>
          </table:table-cell>
          <table:table-cell table:style-name="ce6" table:number-columns-repeated="239"/>
        </table:table-row>
        <table:table-row table:style-name="ro1">
          <table:table-cell table:style-name="ce1" office:value-type="string">
            <text:p>0020</text:p>
          </table:table-cell>
          <table:table-cell table:style-name="ce1" office:value-type="string">
            <text:p>34</text:p>
          </table:table-cell>
          <table:table-cell table:style-name="ce6" office:value-type="string">
            <text:p>Mechanical Supplies-7</text:p>
          </table:table-cell>
          <table:table-cell table:style-name="ce6" office:value-type="string">
            <text:p>rod20mm</text:p>
          </table:table-cell>
          <table:table-cell table:style-name="ce6" office:value-type="string">
            <text:p>GRM</text:p>
          </table:table-cell>
          <table:table-cell table:style-name="ce6" office:value-type="string">
            <text:p>Active</text:p>
          </table:table-cell>
          <table:table-cell table:style-name="ce1" table:number-columns-repeated="2"/>
          <table:table-cell table:style-name="ce6" office:value-type="string">
            <text:p>Open PO</text:p>
          </table:table-cell>
          <table:table-cell table:style-name="ce1" office:value-type="string">
            <text:p>y</text:p>
          </table:table-cell>
          <table:table-cell table:style-name="ce1" table:number-columns-repeated="2"/>
          <table:table-cell table:style-name="ce7" office:value-type="string">
            <text:p>A-Accounts Central Cell</text:p>
          </table:table-cell>
          <table:table-cell table:style-name="ce3"/>
          <table:table-cell table:style-name="ce3" office:value-type="string">
            <text:p>1</text:p>
          </table:table-cell>
          <table:table-cell table:style-name="ce6" office:value-type="string">
            <text:p>#</text:p>
          </table:table-cell>
          <table:table-cell table:style-name="ce17" office:value-type="string">
            <text:p>view item without mentioning item number</text:p>
          </table:table-cell>
          <table:table-cell table:number-columns-repeated="239"/>
        </table:table-row>
        <table:table-row table:style-name="ro4">
          <table:table-cell table:number-columns-repeated="14"/>
          <table:table-cell table:style-name="ce3"/>
          <table:table-cell table:style-name="ce6" office:value-type="string">
            <text:p>#</text:p>
          </table:table-cell>
          <table:table-cell table:number-columns-repeated="240"/>
        </table:table-row>
        <table:table-row table:style-name="ro4">
          <table:table-cell table:number-columns-repeated="14"/>
          <table:table-cell table:style-name="ce3"/>
          <table:table-cell table:style-name="ce6" office:value-type="string">
            <text:p>#</text:p>
          </table:table-cell>
          <table:table-cell table:number-columns-repeated="240"/>
        </table:table-row>
        <table:table-row table:style-name="ro3" table:number-rows-repeated="3">
          <table:table-cell table:number-columns-repeated="14"/>
          <table:table-cell table:style-name="ce3"/>
          <table:table-cell table:style-name="ce6"/>
          <table:table-cell table:number-columns-repeated="240"/>
        </table:table-row>
        <table:table-row table:style-name="ro3">
          <table:table-cell table:number-columns-repeated="2"/>
          <table:table-cell office:value-type="string" table:number-columns-spanned="2" table:number-rows-spanned="1">
            <text:p>BLACK -CREATE ITEM DATA</text:p>
          </table:table-cell>
          <table:covered-table-cell/>
          <table:table-cell table:number-columns-repeated="10"/>
          <table:table-cell table:style-name="ce3"/>
          <table:table-cell table:style-name="ce6"/>
          <table:table-cell table:number-columns-repeated="240"/>
        </table:table-row>
        <table:table-row table:style-name="ro3">
          <table:table-cell table:number-columns-repeated="2"/>
          <table:table-cell table:style-name="ce17" office:value-type="string" table:number-columns-spanned="2" table:number-rows-spanned="1">
            <text:p>RED -VIEW ITEM DATA</text:p>
          </table:table-cell>
          <table:covered-table-cell/>
          <table:table-cell table:number-columns-repeated="10"/>
          <table:table-cell table:style-name="ce3"/>
          <table:table-cell table:number-columns-repeated="241"/>
        </table:table-row>
        <table:table-row table:style-name="ro3" table:number-rows-repeated="2">
          <table:table-cell table:number-columns-repeated="14"/>
          <table:table-cell table:style-name="ce3"/>
          <table:table-cell table:number-columns-repeated="241"/>
        </table:table-row>
        <table:table-row table:style-name="ro3" table:number-rows-repeated="6552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odify_item" table:style-name="ta1">
        <table:table-column table:style-name="co44" table:default-cell-style-name="ce18"/>
        <table:table-column table:style-name="co45" table:default-cell-style-name="ce19"/>
        <table:table-column table:style-name="co46" table:default-cell-style-name="ce21"/>
        <table:table-column table:style-name="co47" table:default-cell-style-name="ce21"/>
        <table:table-column table:style-name="co48" table:default-cell-style-name="ce19"/>
        <table:table-column table:style-name="co49" table:default-cell-style-name="ce21"/>
        <table:table-column table:style-name="co30" table:default-cell-style-name="ce19"/>
        <table:table-column table:style-name="co50" table:default-cell-style-name="ce19"/>
        <table:table-column table:style-name="co34" table:default-cell-style-name="ce21"/>
        <table:table-column table:style-name="co13" table:default-cell-style-name="ce19"/>
        <table:table-column table:style-name="co6" table:default-cell-style-name="ce19"/>
        <table:table-column table:style-name="co51" table:default-cell-style-name="ce19"/>
        <table:table-column table:style-name="co22" table:number-columns-repeated="3" table:default-cell-style-name="ce19"/>
        <table:table-column table:style-name="co22" table:default-cell-style-name="ce25"/>
        <table:table-column table:style-name="co32" table:default-cell-style-name="ce25"/>
        <table:table-column table:style-name="co32" table:default-cell-style-name="ce23"/>
        <table:table-column table:style-name="co52" table:default-cell-style-name="ce22"/>
        <table:table-column table:style-name="co53" table:default-cell-style-name="ce25"/>
        <table:table-column table:style-name="co54" table:default-cell-style-name="ce22"/>
        <table:table-column table:style-name="co10" table:default-cell-style-name="ce25"/>
        <table:table-column table:style-name="co2" table:default-cell-style-name="ce27"/>
        <table:table-column table:style-name="co55" table:number-columns-repeated="2" table:default-cell-style-name="ce27"/>
        <table:table-column table:style-name="co22" table:default-cell-style-name="ce28"/>
        <table:table-column table:style-name="co56" table:default-cell-style-name="ce28"/>
        <table:table-column table:style-name="co22" table:number-columns-repeated="229" table:default-cell-style-name="ce28"/>
        <table:table-row table:style-name="ro1">
          <table:table-cell table:style-name="ce1" office:value-type="string">
            <text:p>tc</text:p>
          </table:table-cell>
          <table:table-cell table:style-name="ce2" office:value-type="string">
            <text:p>ITEM_NO</text:p>
          </table:table-cell>
          <table:table-cell table:style-name="ce2" office:value-type="string">
            <text:p>ITEM_TYPE</text:p>
          </table:table-cell>
          <table:table-cell table:style-name="ce2" office:value-type="string">
            <text:p>ITEM_DESCRIPTION</text:p>
          </table:table-cell>
          <table:table-cell table:style-name="ce2" office:value-type="string">
            <text:p>BASE_UOM</text:p>
          </table:table-cell>
          <table:table-cell table:style-name="ce2" office:value-type="string">
            <text:p>ITEM_STATUS</text:p>
          </table:table-cell>
          <table:table-cell table:style-name="ce3" office:value-type="string">
            <text:p>SCRAP_ITEM</text:p>
          </table:table-cell>
          <table:table-cell table:style-name="ce3" office:value-type="string">
            <text:p>ITEM_PURCHASED</text:p>
          </table:table-cell>
          <table:table-cell table:style-name="ce2" office:value-type="string">
            <text:p>CONTRACT_REQD</text:p>
          </table:table-cell>
          <table:table-cell table:style-name="ce3" office:value-type="string">
            <text:p>LOT_CONTROL</text:p>
          </table:table-cell>
          <table:table-cell table:style-name="ce3" office:value-type="string">
            <text:p>SHELF_LIFE_CONTROL</text:p>
          </table:table-cell>
          <table:table-cell table:style-name="ce3" office:value-type="string">
            <text:p>BIN_LEVEL_STORAGE</text:p>
          </table:table-cell>
          <table:table-cell table:style-name="ce2" office:value-type="string">
            <text:p>VIEW_ITEM_NUMBER1</text:p>
          </table:table-cell>
          <table:table-cell table:style-name="ce3" office:value-type="string">
            <text:p>CREATE_ITEM_DEPARTMENT_FROM_FLD</text:p>
          </table:table-cell>
          <table:table-cell table:style-name="ce2" office:value-type="string">
            <text:p>CREATE_SUCCESS_DATA1</text:p>
          </table:table-cell>
          <table:table-cell table:style-name="ce23" office:value-type="string">
            <text:p>MODIFY_ITEM_NUMBER1</text:p>
          </table:table-cell>
          <table:table-cell table:style-name="ce23" office:value-type="string">
            <text:p>MODIFY_ITEM1</text:p>
          </table:table-cell>
          <table:table-cell office:value-type="string">
            <text:p>MODIFY_PURCHASE_UOM1</text:p>
          </table:table-cell>
          <table:table-cell table:style-name="ce23" office:value-type="string">
            <text:p>MODIFY_ITEM_DESCRIPTION1</text:p>
          </table:table-cell>
          <table:table-cell table:style-name="ce23" office:value-type="string">
            <text:p>MODIFY_BASE_UOM1</text:p>
          </table:table-cell>
          <table:table-cell table:style-name="ce23" office:value-type="string">
            <text:p>MODIFY_PURCHASE_UOM1</text:p>
          </table:table-cell>
          <table:table-cell table:style-name="ce23" office:value-type="string">
            <text:p>MODIFY_CONTRACT_REQD1</text:p>
          </table:table-cell>
          <table:table-cell table:style-name="ce23" office:value-type="string">
            <text:p>VIEW_ITEM_NUMBER1</text:p>
          </table:table-cell>
          <table:table-cell table:style-name="ce23" office:value-type="string">
            <text:p>MODIFY_SUCCESS_DATA1</text:p>
          </table:table-cell>
          <table:table-cell table:style-name="ce23" office:value-type="string">
            <text:p>MODIFY_FAILURE_DATA1</text:p>
          </table:table-cell>
          <table:table-cell table:style-name="ce6" office:value-type="string">
            <text:p>#</text:p>
          </table:table-cell>
          <table:table-cell table:style-name="ce6" table:number-columns-repeated="230"/>
        </table:table-row>
        <table:table-row table:style-name="ro2">
          <table:table-cell table:style-name="ce1" office:value-type="string">
            <text:p>attributes</text:p>
          </table:table-cell>
          <table:table-cell table:style-name="ce3" office:value-type="string">
            <text:p>itemNo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uom</text:p>
          </table:table-cell>
          <table:table-cell table:style-name="ce2" office:value-type="string">
            <text:p>itemStatusId</text:p>
          </table:table-cell>
          <table:table-cell table:style-name="ce2" office:value-type="string">
            <text:p>isscrap</text:p>
          </table:table-cell>
          <table:table-cell table:style-name="ce3" office:value-type="string">
            <text:p>canPurchase</text:p>
          </table:table-cell>
          <table:table-cell table:style-name="ce2" office:value-type="string">
            <text:p>contractReqt</text:p>
          </table:table-cell>
          <table:table-cell table:style-name="ce3" office:value-type="string">
            <text:p>isLotControlled</text:p>
          </table:table-cell>
          <table:table-cell table:style-name="ce3" office:value-type="string">
            <text:p>isShelfLifeControlled</text:p>
          </table:table-cell>
          <table:table-cell table:style-name="ce3" office:value-type="string">
            <text:p>binLevelStorage</text:p>
          </table:table-cell>
          <table:table-cell table:style-name="ce3" office:value-type="string">
            <text:p>itemNo</text:p>
          </table:table-cell>
          <table:table-cell table:style-name="ce3" office:value-type="string">
            <text:p>tempDeptId</text:p>
          </table:table-cell>
          <table:table-cell table:style-name="ce3" office:value-type="string">
            <text:p>x</text:p>
          </table:table-cell>
          <table:table-cell table:number-columns-repeated="2" table:style-name="ce24" office:value-type="string">
            <text:p>itemNo</text:p>
          </table:table-cell>
          <table:table-cell office:value-type="string">
            <text:p>type</text:p>
          </table:table-cell>
          <table:table-cell table:style-name="ce23" office:value-type="string">
            <text:p>description</text:p>
          </table:table-cell>
          <table:table-cell table:style-name="ce27" office:value-type="string">
            <text:p>uom</text:p>
          </table:table-cell>
          <table:table-cell table:style-name="ce23" office:value-type="string">
            <text:p>puchUOMId</text:p>
          </table:table-cell>
          <table:table-cell table:style-name="ce24" office:value-type="string">
            <text:p>contractReqt</text:p>
          </table:table-cell>
          <table:table-cell table:style-name="ce24" office:value-type="string">
            <text:p>itemNo</text:p>
          </table:table-cell>
          <table:table-cell table:style-name="ce24" office:value-type="string">
            <text:p>X</text:p>
          </table:table-cell>
          <table:table-cell table:style-name="ce24" office:value-type="string">
            <text:p>Y</text:p>
          </table:table-cell>
          <table:table-cell office:value-type="string">
            <text:p>#</text:p>
          </table:table-cell>
          <table:table-cell table:number-columns-repeated="230"/>
        </table:table-row>
        <table:table-row table:style-name="ro8">
          <table:table-cell table:style-name="ce1" office:value-type="string">
            <text:p>0010</text:p>
          </table:table-cell>
          <table:table-cell table:style-name="ce3" office:value-type="string">
            <text:p>35</text:p>
          </table:table-cell>
          <table:table-cell table:style-name="ce2" office:value-type="string">
            <text:p>Mechanical Supplies-7</text:p>
          </table:table-cell>
          <table:table-cell table:style-name="ce3" office:value-type="string">
            <text:p>ALL CLEAR</text:p>
          </table:table-cell>
          <table:table-cell table:style-name="ce2" office:value-type="string">
            <text:p>NOS</text:p>
          </table:table-cell>
          <table:table-cell table:style-name="ce2" office:value-type="string">
            <text:p>Active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2" office:value-type="string">
            <text:p>Tendered</text:p>
          </table:table-cell>
          <table:table-cell table:number-columns-repeated="3" table:style-name="ce3" office:value-type="string">
            <text:p>y</text:p>
          </table:table-cell>
          <table:table-cell table:style-name="ce3" office:value-type="string">
            <text:p>35</text:p>
          </table:table-cell>
          <table:table-cell table:style-name="ce3" office:value-type="string">
            <text:p>A-Accounts Central Cell</text:p>
          </table:table-cell>
          <table:table-cell table:style-name="ce3" office:value-type="string">
            <text:p>1</text:p>
          </table:table-cell>
          <table:table-cell table:style-name="ce24" office:value-type="string">
            <text:p>35</text:p>
          </table:table-cell>
          <table:table-cell table:style-name="ce24"/>
          <table:table-cell office:value-type="string">
            <text:p>Oils-5</text:p>
          </table:table-cell>
          <table:table-cell table:style-name="ce23" office:value-type="string">
            <text:p>PARACHUTE</text:p>
          </table:table-cell>
          <table:table-cell table:style-name="ce23" office:value-type="string">
            <text:p>NOS</text:p>
          </table:table-cell>
          <table:table-cell table:style-name="ce24" office:value-type="string">
            <text:p>BAG</text:p>
          </table:table-cell>
          <table:table-cell table:style-name="ce24" office:value-type="string">
            <text:p>Open PO</text:p>
          </table:table-cell>
          <table:table-cell table:style-name="ce24" office:value-type="string">
            <text:p>35</text:p>
          </table:table-cell>
          <table:table-cell table:style-name="ce24" office:value-type="string">
            <text:p>1</text:p>
          </table:table-cell>
          <table:table-cell table:style-name="ce24"/>
          <table:table-cell table:style-name="ce1" office:value-type="string">
            <text:p>#</text:p>
          </table:table-cell>
          <table:table-cell table:style-name="ce7" office:value-type="string">
            <text:p>Modify item with correct data</text:p>
          </table:table-cell>
          <table:table-cell table:style-name="ce18"/>
          <table:table-cell table:number-columns-repeated="228"/>
        </table:table-row>
        <table:table-row table:style-name="ro2">
          <table:table-cell table:style-name="ce1" office:value-type="string">
            <text:p>0020</text:p>
          </table:table-cell>
          <table:table-cell table:style-name="ce3" office:value-type="string">
            <text:p>36</text:p>
          </table:table-cell>
          <table:table-cell table:style-name="ce2" office:value-type="string">
            <text:p>Mechanical Supplies-7</text:p>
          </table:table-cell>
          <table:table-cell table:style-name="ce2" office:value-type="string">
            <text:p>DIFFERENTIAL GEAR</text:p>
          </table:table-cell>
          <table:table-cell table:style-name="ce2" office:value-type="string">
            <text:p>NOS</text:p>
          </table:table-cell>
          <table:table-cell table:style-name="ce2" office:value-type="string">
            <text:p>Active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2" office:value-type="string">
            <text:p>Tendered</text:p>
          </table:table-cell>
          <table:table-cell table:number-columns-repeated="2" table:style-name="ce3" office:value-type="string">
            <text:p>y</text:p>
          </table:table-cell>
          <table:table-cell table:style-name="ce3"/>
          <table:table-cell table:style-name="ce3" office:value-type="string">
            <text:p>36</text:p>
          </table:table-cell>
          <table:table-cell table:style-name="ce3" office:value-type="string">
            <text:p>B-Buildings</text:p>
          </table:table-cell>
          <table:table-cell table:style-name="ce3" office:value-type="string">
            <text:p>1</text:p>
          </table:table-cell>
          <table:table-cell table:style-name="ce24" office:value-type="string">
            <text:p>36</text:p>
          </table:table-cell>
          <table:table-cell table:style-name="ce24"/>
          <table:table-cell table:style-name="ce26"/>
          <table:table-cell table:style-name="ce23" office:value-type="string">
            <text:p>GEAR BOX</text:p>
          </table:table-cell>
          <table:table-cell table:style-name="ce23" office:value-type="string">
            <text:p>NOS</text:p>
          </table:table-cell>
          <table:table-cell table:style-name="ce23" office:value-type="string">
            <text:p>BOX</text:p>
          </table:table-cell>
          <table:table-cell table:style-name="ce24" office:value-type="string">
            <text:p>Tendered</text:p>
          </table:table-cell>
          <table:table-cell table:style-name="ce24" office:value-type="string">
            <text:p>36</text:p>
          </table:table-cell>
          <table:table-cell table:style-name="ce24" office:value-type="string">
            <text:p>1</text:p>
          </table:table-cell>
          <table:table-cell table:style-name="ce24"/>
          <table:table-cell table:style-name="ce6" office:value-type="string">
            <text:p>#</text:p>
          </table:table-cell>
          <table:table-cell table:style-name="ce4" office:value-type="string">
            <text:p>Modify item with diffferent UOM</text:p>
          </table:table-cell>
          <table:table-cell table:style-name="ce6" table:number-columns-repeated="2"/>
          <table:table-cell table:number-columns-repeated="227"/>
        </table:table-row>
        <table:table-row table:style-name="ro2">
          <table:table-cell table:style-name="ce15" office:value-type="string">
            <text:p>0030</text:p>
          </table:table-cell>
          <table:table-cell table:style-name="ce3" office:value-type="string">
            <text:p>37</text:p>
          </table:table-cell>
          <table:table-cell table:style-name="ce2" office:value-type="string">
            <text:p>Mechanical Supplies-7</text:p>
          </table:table-cell>
          <table:table-cell table:style-name="ce17" office:value-type="string">
            <text:p>Rod_20mm</text:p>
          </table:table-cell>
          <table:table-cell table:style-name="ce14" office:value-type="string">
            <text:p>GRM</text:p>
          </table:table-cell>
          <table:table-cell table:style-name="ce14" office:value-type="string">
            <text:p>Active</text:p>
          </table:table-cell>
          <table:table-cell table:style-name="ce14" office:value-type="string">
            <text:p>3</text:p>
          </table:table-cell>
          <table:table-cell table:style-name="ce3" office:value-type="string">
            <text:p>y</text:p>
          </table:table-cell>
          <table:table-cell table:style-name="ce14" office:value-type="string">
            <text:p>Open PO</text:p>
          </table:table-cell>
          <table:table-cell table:style-name="ce3" office:value-type="string">
            <text:p>y</text:p>
          </table:table-cell>
          <table:table-cell table:style-name="ce14"/>
          <table:table-cell table:style-name="ce14" office:value-type="string">
            <text:p>y</text:p>
          </table:table-cell>
          <table:table-cell table:style-name="ce3" office:value-type="string">
            <text:p>37</text:p>
          </table:table-cell>
          <table:table-cell table:style-name="ce3" office:value-type="string">
            <text:p>H-Health</text:p>
          </table:table-cell>
          <table:table-cell table:style-name="ce14" office:value-type="string">
            <text:p>1</text:p>
          </table:table-cell>
          <table:table-cell table:style-name="ce24" office:value-type="string">
            <text:p>37</text:p>
          </table:table-cell>
          <table:table-cell table:style-name="ce24"/>
          <table:table-cell table:style-name="ce27"/>
          <table:table-cell table:style-name="ce26" office:value-type="string">
            <text:p>Rod 10mm</text:p>
          </table:table-cell>
          <table:table-cell table:style-name="ce27" office:value-type="string">
            <text:p>GRM</text:p>
          </table:table-cell>
          <table:table-cell table:style-name="ce27" office:value-type="string">
            <text:p>GRS</text:p>
          </table:table-cell>
          <table:table-cell table:style-name="ce27" office:value-type="string">
            <text:p>Tendered</text:p>
          </table:table-cell>
          <table:table-cell table:style-name="ce24" office:value-type="string">
            <text:p>37</text:p>
          </table:table-cell>
          <table:table-cell table:style-name="ce24" office:value-type="string">
            <text:p>1</text:p>
          </table:table-cell>
          <table:table-cell table:style-name="ce24"/>
          <table:table-cell table:style-name="ce16" office:value-type="string">
            <text:p>#</text:p>
          </table:table-cell>
          <table:table-cell table:style-name="ce16" office:value-type="string">
            <text:p>Modify item description</text:p>
          </table:table-cell>
          <table:table-cell table:number-columns-repeated="229"/>
        </table:table-row>
        <table:table-row table:style-name="ro2">
          <table:table-cell table:style-name="ce15" office:value-type="string">
            <text:p>0040</text:p>
          </table:table-cell>
          <table:table-cell table:style-name="ce3" office:value-type="string">
            <text:p>38</text:p>
          </table:table-cell>
          <table:table-cell table:style-name="ce2" office:value-type="string">
            <text:p>Mechanical Supplies-7</text:p>
          </table:table-cell>
          <table:table-cell table:style-name="ce14" office:value-type="string">
            <text:p>Fly_wheel</text:p>
          </table:table-cell>
          <table:table-cell table:style-name="ce14" office:value-type="string">
            <text:p>NOS</text:p>
          </table:table-cell>
          <table:table-cell table:style-name="ce14" office:value-type="string">
            <text:p>Active</text:p>
          </table:table-cell>
          <table:table-cell table:style-name="ce14"/>
          <table:table-cell table:style-name="ce3" office:value-type="string">
            <text:p>y</text:p>
          </table:table-cell>
          <table:table-cell table:style-name="ce14" office:value-type="string">
            <text:p>Tendered</text:p>
          </table:table-cell>
          <table:table-cell table:style-name="ce14" table:number-columns-repeated="3"/>
          <table:table-cell table:style-name="ce3" office:value-type="string">
            <text:p>38</text:p>
          </table:table-cell>
          <table:table-cell table:style-name="ce3" office:value-type="string">
            <text:p>B-Buildings</text:p>
          </table:table-cell>
          <table:table-cell table:style-name="ce14" office:value-type="string">
            <text:p>1</text:p>
          </table:table-cell>
          <table:table-cell table:style-name="ce24" office:value-type="string">
            <text:p>38</text:p>
          </table:table-cell>
          <table:table-cell table:style-name="ce24"/>
          <table:table-cell/>
          <table:table-cell table:style-name="ce26" office:value-type="string">
            <text:p>Journal bearing</text:p>
          </table:table-cell>
          <table:table-cell table:style-name="ce27" office:value-type="string">
            <text:p>NOS</text:p>
          </table:table-cell>
          <table:table-cell table:style-name="ce27" office:value-type="string">
            <text:p>KIT</text:p>
          </table:table-cell>
          <table:table-cell table:style-name="ce24" office:value-type="string">
            <text:p>Open PO</text:p>
          </table:table-cell>
          <table:table-cell table:style-name="ce24" office:value-type="string">
            <text:p>38</text:p>
          </table:table-cell>
          <table:table-cell table:style-name="ce24"/>
          <table:table-cell table:style-name="ce24" office:value-type="string">
            <text:p>1</text:p>
          </table:table-cell>
          <table:table-cell table:style-name="ce16" office:value-type="string">
            <text:p>#</text:p>
          </table:table-cell>
          <table:table-cell table:style-name="ce17" office:value-type="string">
            <text:p>Modify item without <text:s/>contract required</text:p>
          </table:table-cell>
          <table:table-cell table:number-columns-repeated="229"/>
        </table:table-row>
        <table:table-row table:style-name="ro3" table:number-rows-repeated="3">
          <table:table-cell table:number-columns-repeated="256"/>
        </table:table-row>
        <table:table-row table:style-name="ro3">
          <table:table-cell table:style-name="ce19"/>
          <table:table-cell table:number-columns-repeated="2"/>
          <table:table-cell office:value-type="string" table:number-columns-spanned="3" table:number-rows-spanned="1">
            <text:p>RED - Create item <text:s/>data</text:p>
          </table:table-cell>
          <table:covered-table-cell table:number-columns-repeated="2"/>
          <table:table-cell table:number-columns-repeated="250"/>
        </table:table-row>
        <table:table-row table:style-name="ro3">
          <table:table-cell table:style-name="ce20"/>
          <table:table-cell table:number-columns-repeated="2"/>
          <table:table-cell table:style-name="ce22" office:value-type="string" table:number-columns-spanned="3" table:number-rows-spanned="1">
            <text:p>BLUE - Modify item data</text:p>
          </table:table-cell>
          <table:covered-table-cell table:number-columns-repeated="2"/>
          <table:table-cell table:number-columns-repeated="250"/>
        </table:table-row>
        <table:table-row table:style-name="ro3" table:number-rows-repeated="6552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reate_mmrn" table:style-name="ta1">
        <table:table-column table:style-name="co57" table:default-cell-style-name="ce1"/>
        <table:table-column table:style-name="co2" table:default-cell-style-name="ce1"/>
        <table:table-column table:style-name="co46" table:default-cell-style-name="ce1"/>
        <table:table-column table:style-name="co58" table:default-cell-style-name="ce1"/>
        <table:table-column table:style-name="co53" table:default-cell-style-name="ce1"/>
        <table:table-column table:style-name="co59" table:default-cell-style-name="ce1"/>
        <table:table-column table:style-name="co60" table:default-cell-style-name="ce1"/>
        <table:table-column table:style-name="co61" table:default-cell-style-name="ce1"/>
        <table:table-column table:style-name="co44" table:default-cell-style-name="ce1"/>
        <table:table-column table:style-name="co7" table:number-columns-repeated="4" table:default-cell-style-name="ce1"/>
        <table:table-column table:style-name="co51" table:number-columns-repeated="4" table:default-cell-style-name="ce1"/>
        <table:table-column table:style-name="co62" table:default-cell-style-name="ce1"/>
        <table:table-column table:style-name="co7" table:default-cell-style-name="ce1"/>
        <table:table-column table:style-name="co31" table:default-cell-style-name="ce1"/>
        <table:table-column table:style-name="co63" table:default-cell-style-name="ce1"/>
        <table:table-column table:style-name="co22" table:default-cell-style-name="ce1"/>
        <table:table-column table:style-name="co10" table:default-cell-style-name="ce1"/>
        <table:table-column table:style-name="co22" table:default-cell-style-name="ce1"/>
        <table:table-column table:style-name="co27" table:default-cell-style-name="ce1"/>
        <table:table-column table:style-name="co22" table:number-columns-repeated="2" table:default-cell-style-name="ce1"/>
        <table:table-column table:style-name="co57" table:default-cell-style-name="ce1"/>
        <table:table-column table:style-name="co22" table:default-cell-style-name="ce1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64" table:default-cell-style-name="ce1"/>
        <table:table-column table:style-name="co65" table:number-columns-repeated="2" table:default-cell-style-name="ce1"/>
        <table:table-column table:style-name="co22" table:number-columns-repeated="220" table:default-cell-style-name="ce1"/>
        <table:table-row table:style-name="ro9">
          <table:table-cell office:value-type="string">
            <text:p>tc</text:p>
          </table:table-cell>
          <table:table-cell table:style-name="ce3" office:value-type="string">
            <text:p>ITEM_NO</text:p>
          </table:table-cell>
          <table:table-cell table:style-name="ce3" office:value-type="string">
            <text:p>ITEM_TYPE</text:p>
          </table:table-cell>
          <table:table-cell table:style-name="ce3" office:value-type="string">
            <text:p>ITEM_DESCRIPTION</text:p>
          </table:table-cell>
          <table:table-cell table:style-name="ce3" office:value-type="string">
            <text:p>BASE_UOM</text:p>
          </table:table-cell>
          <table:table-cell table:style-name="ce3" office:value-type="string">
            <text:p>ITEM_STATUS</text:p>
          </table:table-cell>
          <table:table-cell table:style-name="ce3" office:value-type="string">
            <text:p>CREATE_ITEM_INDENT_REQUIRED_CHECK_BOX</text:p>
          </table:table-cell>
          <table:table-cell table:style-name="ce3" office:value-type="string">
            <text:p>SCRAP_ITEM</text:p>
          </table:table-cell>
          <table:table-cell table:style-name="ce3" office:value-type="string">
            <text:p>ITEM_PURCHASED</text:p>
          </table:table-cell>
          <table:table-cell table:style-name="ce3" office:value-type="string">
            <text:p>CONTRACT_REQD</text:p>
          </table:table-cell>
          <table:table-cell table:style-name="ce3" office:value-type="string">
            <text:p>LOT_CONTROL</text:p>
          </table:table-cell>
          <table:table-cell table:style-name="ce3" office:value-type="string">
            <text:p>SHELF_LIFE_CONTROL</text:p>
          </table:table-cell>
          <table:table-cell table:style-name="ce3" office:value-type="string">
            <text:p>BIN_LEVEL_STORAGE</text:p>
          </table:table-cell>
          <table:table-cell table:style-name="ce3" office:value-type="string">
            <text:p>CREATE_ITEM_DEPARTMENT_FROM_FLD</text:p>
          </table:table-cell>
          <table:table-cell table:style-name="ce3" office:value-type="string">
            <text:p>VIEW_ITEM_NUMBER1</text:p>
          </table:table-cell>
          <table:table-cell table:style-name="ce3" office:value-type="string">
            <text:p>CREATE_SUCCESS_DATA1</text:p>
          </table:table-cell>
          <table:table-cell office:value-type="string">
            <text:p>CREATE_MMRN_DEPARTMENT_FLD1</text:p>
          </table:table-cell>
          <table:table-cell office:value-type="string">
            <text:p>CREATE_MMRN_STORE_FLD1</text:p>
          </table:table-cell>
          <table:table-cell office:value-type="string">
            <text:p>CREATE_MMRN_RECEIPT_TYPE_FLD1</text:p>
          </table:table-cell>
          <table:table-cell office:value-type="string">
            <text:p>MMRN_SUPPLIER</text:p>
          </table:table-cell>
          <table:table-cell office:value-type="string">
            <text:p>CREATE_MMRN_ACCOUNT_CODE_FLD1</text:p>
          </table:table-cell>
          <table:table-cell office:value-type="string">
            <text:p>CREATE_MMRN_ITEM_NO_FLD1</text:p>
          </table:table-cell>
          <table:table-cell office:value-type="string">
            <text:p>CREATE_MMRN_QUANTITY_FLD1</text:p>
          </table:table-cell>
          <table:table-cell office:value-type="string">
            <text:p>CREATE_MMRN_RATE_PER_UNIT_FLD1</text:p>
          </table:table-cell>
          <table:table-cell office:value-type="string">
            <text:p>BREAK_UP_DETAILS1</text:p>
          </table:table-cell>
          <table:table-cell office:value-type="string">
            <text:p>CREATE_MMRN_BREAKUP_QUANTITY_FLD1</text:p>
          </table:table-cell>
          <table:table-cell office:value-type="string">
            <text:p>CREATE_MMRN_LOT_NO_FLD1</text:p>
          </table:table-cell>
          <table:table-cell office:value-type="string">
            <text:p>CREATE_MMRN_EXPIRY_DATE_FLD1</text:p>
          </table:table-cell>
          <table:table-cell office:value-type="string">
            <text:p>CREATE_MMRN_BIN_NO_FLD1</text:p>
          </table:table-cell>
          <table:table-cell table:style-name="ce3" office:value-type="string">
            <text:p>CREATE_MI_DESIGNATION_FLD</text:p>
          </table:table-cell>
          <table:table-cell table:style-name="ce3" office:value-type="string">
            <text:p>CREATE_MI_APPROVER_FLD</text:p>
          </table:table-cell>
          <table:table-cell table:style-name="ce3" office:value-type="string">
            <text:p>STORES_APPROVE_MI_APPROVER_FLD</text:p>
          </table:table-cell>
          <table:table-cell table:style-name="ce3" office:value-type="string">
            <text:p>STORES_APPROVE_MI_DESIGNATION_FLD</text:p>
          </table:table-cell>
          <table:table-cell office:value-type="string">
            <text:p>#</text:p>
          </table:table-cell>
          <table:table-cell table:number-columns-repeated="222"/>
        </table:table-row>
        <table:table-row table:style-name="ro2">
          <table:table-cell office:value-type="string">
            <text:p>attributes</text:p>
          </table:table-cell>
          <table:table-cell table:style-name="ce3" office:value-type="string">
            <text:p>itemNo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uom</text:p>
          </table:table-cell>
          <table:table-cell table:style-name="ce3" office:value-type="string">
            <text:p>itemStatusId</text:p>
          </table:table-cell>
          <table:table-cell table:style-name="ce3" office:value-type="string">
            <text:p>isIndentRequired</text:p>
          </table:table-cell>
          <table:table-cell table:style-name="ce3" office:value-type="string">
            <text:p>isscrap</text:p>
          </table:table-cell>
          <table:table-cell table:style-name="ce3" office:value-type="string">
            <text:p>canPurchase</text:p>
          </table:table-cell>
          <table:table-cell table:style-name="ce3" office:value-type="string">
            <text:p>contractReqt</text:p>
          </table:table-cell>
          <table:table-cell table:style-name="ce3" office:value-type="string">
            <text:p>isLotControlled</text:p>
          </table:table-cell>
          <table:table-cell table:style-name="ce3" office:value-type="string">
            <text:p>isShelfLifeControlled</text:p>
          </table:table-cell>
          <table:table-cell table:style-name="ce3" office:value-type="string">
            <text:p>binLevelStorage</text:p>
          </table:table-cell>
          <table:table-cell table:style-name="ce3" office:value-type="string">
            <text:p>tempDeptId</text:p>
          </table:table-cell>
          <table:table-cell table:style-name="ce3" office:value-type="string">
            <text:p>itemNo</text:p>
          </table:table-cell>
          <table:table-cell table:style-name="ce3" office:value-type="string">
            <text:p>x</text:p>
          </table:table-cell>
          <table:table-cell office:value-type="string">
            <text:p>departmentId</text:p>
          </table:table-cell>
          <table:table-cell office:value-type="string">
            <text:p>storeId</text:p>
          </table:table-cell>
          <table:table-cell office:value-type="string">
            <text:p>purpose</text:p>
          </table:table-cell>
          <table:table-cell office:value-type="string">
            <text:p>supplier</text:p>
          </table:table-cell>
          <table:table-cell office:value-type="string">
            <text:p>accCode</text:p>
          </table:table-cell>
          <table:table-cell office:value-type="string">
            <text:p>itemNo</text:p>
          </table:table-cell>
          <table:table-cell office:value-type="string">
            <text:p>receivedQty</text:p>
          </table:table-cell>
          <table:table-cell office:value-type="string">
            <text:p>unitPrice</text:p>
          </table:table-cell>
          <table:table-cell office:value-type="string">
            <text:p>breakDetails</text:p>
          </table:table-cell>
          <table:table-cell office:value-type="string">
            <text:p>brkqty</text:p>
          </table:table-cell>
          <table:table-cell office:value-type="string">
            <text:p>lotNum</text:p>
          </table:table-cell>
          <table:table-cell office:value-type="string">
            <text:p>exdate</text:p>
          </table:table-cell>
          <table:table-cell office:value-type="string">
            <text:p>bin</text:p>
          </table:table-cell>
          <table:table-cell table:style-name="ce3" office:value-type="string">
            <text:p>approverDesignation</text:p>
          </table:table-cell>
          <table:table-cell table:style-name="ce3" office:value-type="string">
            <text:p>approver</text:p>
          </table:table-cell>
          <table:table-cell table:style-name="ce10" office:value-type="string">
            <text:p>approver</text:p>
          </table:table-cell>
          <table:table-cell table:style-name="ce3" office:value-type="string">
            <text:p>approverDesignation</text:p>
          </table:table-cell>
          <table:table-cell office:value-type="string">
            <text:p>#</text:p>
          </table:table-cell>
          <table:table-cell table:number-columns-repeated="222"/>
        </table:table-row>
        <table:table-row table:style-name="ro2">
          <table:table-cell office:value-type="string">
            <text:p>0010</text:p>
          </table:table-cell>
          <table:table-cell table:style-name="ce3" office:value-type="string">
            <text:p>0001</text:p>
          </table:table-cell>
          <table:table-cell table:style-name="ce3" office:value-type="string">
            <text:p>MECHANICAL SUPPLIES</text:p>
          </table:table-cell>
          <table:table-cell table:style-name="ce3" office:value-type="string">
            <text:p>crankshaft</text:p>
          </table:table-cell>
          <table:table-cell table:style-name="ce3" office:value-type="string">
            <text:p>NUMSS</text:p>
          </table:table-cell>
          <table:table-cell table:style-name="ce3" office:value-type="string">
            <text:p>Active</text:p>
          </table:table-cell>
          <table:table-cell table:style-name="ce3" table:number-columns-repeated="2"/>
          <table:table-cell table:style-name="ce3" office:value-type="string">
            <text:p>y</text:p>
          </table:table-cell>
          <table:table-cell table:style-name="ce3" office:value-type="string">
            <text:p>Tendered</text:p>
          </table:table-cell>
          <table:table-cell table:number-columns-repeated="2" table:style-name="ce3" office:value-type="string">
            <text:p>y</text:p>
          </table:table-cell>
          <table:table-cell table:style-name="ce3"/>
          <table:table-cell table:style-name="ce3" office:value-type="string">
            <text:p>A-Accounts Central Cell</text:p>
          </table:table-cell>
          <table:table-cell table:style-name="ce3" office:value-type="string">
            <text:p>0001</text:p>
          </table:table-cell>
          <table:table-cell table:style-name="ce3" office:value-type="string">
            <text:p>1</text:p>
          </table:table-cell>
          <table:table-cell office:value-type="string">
            <text:p>H-Health</text:p>
          </table:table-cell>
          <table:table-cell office:value-type="string">
            <text:p>25/STORE-25</text:p>
          </table:table-cell>
          <table:table-cell office:value-type="string">
            <text:p>Physical Stock Taking</text:p>
          </table:table-cell>
          <table:table-cell/>
          <table:table-cell office:value-type="string">
            <text:p>2702001/Inventory</text:p>
          </table:table-cell>
          <table:table-cell office:value-type="string">
            <text:p>0001</text:p>
          </table:table-cell>
          <table:table-cell office:value-type="string">
            <text:p>100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100</text:p>
          </table:table-cell>
          <table:table-cell office:value-type="string">
            <text:p>1</text:p>
          </table:table-cell>
          <table:table-cell office:value-type="string">
            <text:p>12122008</text:p>
          </table:table-cell>
          <table:table-cell/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office:value-type="string">
            <text:p>#</text:p>
          </table:table-cell>
          <table:table-cell office:value-type="string">
            <text:p>create MMRN for purpose = physical stocking <text:s/>with all the mandatory details</text:p>
          </table:table-cell>
          <table:table-cell table:number-columns-repeated="221"/>
        </table:table-row>
        <table:table-row table:style-name="ro7">
          <table:table-cell office:value-type="string">
            <text:p>0020</text:p>
          </table:table-cell>
          <table:table-cell table:style-name="ce3" office:value-type="string">
            <text:p>0002</text:p>
          </table:table-cell>
          <table:table-cell table:style-name="ce3" office:value-type="string">
            <text:p>MECHANICAL SUPPLIES</text:p>
          </table:table-cell>
          <table:table-cell table:style-name="ce3" office:value-type="string">
            <text:p>steel rod 10mm</text:p>
          </table:table-cell>
          <table:table-cell table:style-name="ce3" office:value-type="string">
            <text:p>NUMSS</text:p>
          </table:table-cell>
          <table:table-cell table:style-name="ce3" office:value-type="string">
            <text:p>Active</text:p>
          </table:table-cell>
          <table:table-cell table:style-name="ce3" table:number-columns-repeated="2"/>
          <table:table-cell table:style-name="ce3" office:value-type="string">
            <text:p>y</text:p>
          </table:table-cell>
          <table:table-cell table:style-name="ce3" office:value-type="string">
            <text:p>Open PO</text:p>
          </table:table-cell>
          <table:table-cell table:style-name="ce3" office:value-type="string">
            <text:p>y</text:p>
          </table:table-cell>
          <table:table-cell table:style-name="ce3" table:number-columns-repeated="2"/>
          <table:table-cell table:style-name="ce3" office:value-type="string">
            <text:p>B-Buildings</text:p>
          </table:table-cell>
          <table:table-cell table:style-name="ce3" office:value-type="string">
            <text:p>0002</text:p>
          </table:table-cell>
          <table:table-cell table:style-name="ce3" office:value-type="string">
            <text:p>1</text:p>
          </table:table-cell>
          <table:table-cell office:value-type="string">
            <text:p>H-Health</text:p>
          </table:table-cell>
          <table:table-cell office:value-type="string">
            <text:p>25/STORE-25</text:p>
          </table:table-cell>
          <table:table-cell office:value-type="string">
            <text:p>Stores Return Note</text:p>
          </table:table-cell>
          <table:table-cell/>
          <table:table-cell office:value-type="string">
            <text:p>1100201/Properties-Water Tax</text:p>
          </table:table-cell>
          <table:table-cell office:value-type="string">
            <text:p>0002</text:p>
          </table:table-cell>
          <table:table-cell office:value-type="string">
            <text:p>150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office:value-type="string">
            <text:p>#</text:p>
          </table:table-cell>
          <table:table-cell office:value-type="string">
            <text:p>create MMRN for purpose = Return of material <text:s/>with all the mandatory details, <text:s/>scrap items cannot be used to MMRN for this purpose</text:p>
          </table:table-cell>
          <table:table-cell table:number-columns-repeated="221"/>
        </table:table-row>
        <table:table-row table:style-name="ro2">
          <table:table-cell office:value-type="string">
            <text:p>0030</text:p>
          </table:table-cell>
          <table:table-cell table:style-name="ce3" office:value-type="string">
            <text:p>0003</text:p>
          </table:table-cell>
          <table:table-cell table:style-name="ce3" office:value-type="string">
            <text:p>MECHANICAL SUPPLIES</text:p>
          </table:table-cell>
          <table:table-cell table:style-name="ce3" office:value-type="string">
            <text:p>DIFFERENTIAL GEAR</text:p>
          </table:table-cell>
          <table:table-cell table:style-name="ce3" office:value-type="string">
            <text:p>NUMSS</text:p>
          </table:table-cell>
          <table:table-cell table:style-name="ce3" office:value-type="string">
            <text:p>Active</text:p>
          </table:table-cell>
          <table:table-cell table:style-name="ce3"/>
          <table:table-cell table:number-columns-repeated="2" table:style-name="ce3" office:value-type="string">
            <text:p>y</text:p>
          </table:table-cell>
          <table:table-cell table:style-name="ce3" office:value-type="string">
            <text:p>Tendered</text:p>
          </table:table-cell>
          <table:table-cell table:number-columns-repeated="2" table:style-name="ce3" office:value-type="string">
            <text:p>y</text:p>
          </table:table-cell>
          <table:table-cell table:style-name="ce3"/>
          <table:table-cell table:style-name="ce3" office:value-type="string">
            <text:p>H-Health</text:p>
          </table:table-cell>
          <table:table-cell table:style-name="ce3" office:value-type="string">
            <text:p>0003</text:p>
          </table:table-cell>
          <table:table-cell table:style-name="ce3" office:value-type="string">
            <text:p>1</text:p>
          </table:table-cell>
          <table:table-cell office:value-type="string">
            <text:p>H-Health</text:p>
          </table:table-cell>
          <table:table-cell office:value-type="string">
            <text:p>25/STORE-25</text:p>
          </table:table-cell>
          <table:table-cell office:value-type="string">
            <text:p>Scrap</text:p>
          </table:table-cell>
          <table:table-cell/>
          <table:table-cell office:value-type="string">
            <text:p>1501202/Scrap</text:p>
          </table:table-cell>
          <table:table-cell office:value-type="string">
            <text:p>0003</text:p>
          </table:table-cell>
          <table:table-cell office:value-type="string">
            <text:p>200</text:p>
          </table:table-cell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string">
            <text:p>200</text:p>
          </table:table-cell>
          <table:table-cell office:value-type="string">
            <text:p>1</text:p>
          </table:table-cell>
          <table:table-cell office:value-type="string">
            <text:p>12102009</text:p>
          </table:table-cell>
          <table:table-cell/>
          <table:table-cell office:value-type="string">
            <text:p>MEDICAL OFFICER</text:p>
          </table:table-cell>
          <table:table-cell office:value-type="string">
            <text:p>HOD</text:p>
          </table:table-cell>
          <table:table-cell office:value-type="string">
            <text:p>SUPERUSER</text:p>
          </table:table-cell>
          <table:table-cell office:value-type="string">
            <text:p>MEDICAL OFFICER</text:p>
          </table:table-cell>
          <table:table-cell office:value-type="string">
            <text:p>#</text:p>
          </table:table-cell>
          <table:table-cell office:value-type="string">
            <text:p>create MMRN for purpose = Scrap <text:s/>with all the mandatory details. Only scrap item can be used to create the MMRN for this purpose</text:p>
          </table:table-cell>
          <table:table-cell table:number-columns-repeated="221"/>
        </table:table-row>
        <table:table-row table:style-name="ro2">
          <table:table-cell office:value-type="string">
            <text:p>0040</text:p>
          </table:table-cell>
          <table:table-cell table:style-name="ce3" office:value-type="string">
            <text:p>0004</text:p>
          </table:table-cell>
          <table:table-cell table:style-name="ce3" office:value-type="string">
            <text:p>MECHANICAL SUPPLIES</text:p>
          </table:table-cell>
          <table:table-cell table:style-name="ce3" office:value-type="string">
            <text:p>CROCIN</text:p>
          </table:table-cell>
          <table:table-cell table:style-name="ce3" office:value-type="string">
            <text:p>NUMSS</text:p>
          </table:table-cell>
          <table:table-cell table:style-name="ce3" office:value-type="string">
            <text:p>Active</text:p>
          </table:table-cell>
          <table:table-cell table:style-name="ce3"/>
          <table:table-cell table:number-columns-repeated="2" table:style-name="ce3" office:value-type="string">
            <text:p>y</text:p>
          </table:table-cell>
          <table:table-cell table:style-name="ce3" office:value-type="string">
            <text:p>Open PO</text:p>
          </table:table-cell>
          <table:table-cell table:number-columns-repeated="2" table:style-name="ce3" office:value-type="string">
            <text:p>y</text:p>
          </table:table-cell>
          <table:table-cell table:style-name="ce3"/>
          <table:table-cell table:style-name="ce3" office:value-type="string">
            <text:p>A-Accounts Central Cell</text:p>
          </table:table-cell>
          <table:table-cell table:style-name="ce3" office:value-type="string">
            <text:p>0004</text:p>
          </table:table-cell>
          <table:table-cell table:style-name="ce3" office:value-type="string">
            <text:p>1</text:p>
          </table:table-cell>
          <table:table-cell office:value-type="string">
            <text:p>H-Health</text:p>
          </table:table-cell>
          <table:table-cell office:value-type="string">
            <text:p>25/STORE-25</text:p>
          </table:table-cell>
          <table:table-cell office:value-type="string">
            <text:p>Stores Return Note</text:p>
          </table:table-cell>
          <table:table-cell/>
          <table:table-cell office:value-type="string">
            <text:p>1100301/Properties-Sewerage Tax</text:p>
          </table:table-cell>
          <table:table-cell office:value-type="string">
            <text:p>0004</text:p>
          </table:table-cell>
          <table:table-cell office:value-type="string">
            <text:p>250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  <table:table-cell office:value-type="string">
            <text:p>250</text:p>
          </table:table-cell>
          <table:table-cell office:value-type="string">
            <text:p>10</text:p>
          </table:table-cell>
          <table:table-cell office:value-type="string">
            <text:p>10102010</text:p>
          </table:table-cell>
          <table:table-cell/>
          <table:table-cell office:value-type="string">
            <text:p>MEDICAL OFFICER</text:p>
          </table:table-cell>
          <table:table-cell/>
          <table:table-cell office:value-type="string">
            <text:p>HOD</text:p>
          </table:table-cell>
          <table:table-cell office:value-type="string">
            <text:p>MEDICAL OFFICER</text:p>
          </table:table-cell>
          <table:table-cell office:value-type="string">
            <text:p>#</text:p>
          </table:table-cell>
          <table:table-cell table:style-name="ce7" office:value-type="string">
            <text:p>Create MMRN, purpose = Return of material, item = scrap.</text:p>
          </table:table-cell>
          <table:table-cell table:number-columns-repeated="221"/>
        </table:table-row>
        <table:table-row table:style-name="ro2">
          <table:table-cell office:value-type="string">
            <text:p>0050</text:p>
          </table:table-cell>
          <table:table-cell table:style-name="ce3" office:value-type="string">
            <text:p>0005</text:p>
          </table:table-cell>
          <table:table-cell table:style-name="ce3" office:value-type="string">
            <text:p>MECHANICAL SUPPLIES</text:p>
          </table:table-cell>
          <table:table-cell table:style-name="ce3" office:value-type="string">
            <text:p>WATER HEATER</text:p>
          </table:table-cell>
          <table:table-cell table:style-name="ce3" office:value-type="string">
            <text:p>NUMSS</text:p>
          </table:table-cell>
          <table:table-cell table:style-name="ce3" office:value-type="string">
            <text:p>Active</text:p>
          </table:table-cell>
          <table:table-cell table:style-name="ce3" table:number-columns-repeated="2"/>
          <table:table-cell table:style-name="ce3" office:value-type="string">
            <text:p>y</text:p>
          </table:table-cell>
          <table:table-cell table:style-name="ce3" office:value-type="string">
            <text:p>Open PO</text:p>
          </table:table-cell>
          <table:table-cell table:style-name="ce3" office:value-type="string">
            <text:p>y</text:p>
          </table:table-cell>
          <table:table-cell table:style-name="ce3" table:number-columns-repeated="2"/>
          <table:table-cell table:style-name="ce3" office:value-type="string">
            <text:p>B-Buildings</text:p>
          </table:table-cell>
          <table:table-cell table:style-name="ce3" office:value-type="string">
            <text:p>0005</text:p>
          </table:table-cell>
          <table:table-cell table:style-name="ce3" office:value-type="string">
            <text:p>1</text:p>
          </table:table-cell>
          <table:table-cell office:value-type="string">
            <text:p>H-Health</text:p>
          </table:table-cell>
          <table:table-cell office:value-type="string">
            <text:p>25/STORE-25</text:p>
          </table:table-cell>
          <table:table-cell office:value-type="string">
            <text:p>Physical Stock Taking</text:p>
          </table:table-cell>
          <table:table-cell/>
          <table:table-cell office:value-type="string">
            <text:p>2702001/Inventory</text:p>
          </table:table-cell>
          <table:table-cell office:value-type="string">
            <text:p>0005</text:p>
          </table:table-cell>
          <table:table-cell office:value-type="string">
            <text:p>100</text:p>
          </table:table-cell>
          <table:table-cell office:value-type="string">
            <text:p>15</text:p>
          </table:table-cell>
          <table:table-cell office:value-type="string">
            <text:p>1</text:p>
          </table:table-cell>
          <table:table-cell office:value-type="string">
            <text:p>100</text:p>
          </table:table-cell>
          <table:table-cell office:value-type="string">
            <text:p>10</text:p>
          </table:table-cell>
          <table:table-cell table:number-columns-repeated="2"/>
          <table:table-cell office:value-type="string">
            <text:p>MEDICAL OFFICER</text:p>
          </table:table-cell>
          <table:table-cell/>
          <table:table-cell office:value-type="string">
            <text:p>SUPERUSER</text:p>
          </table:table-cell>
          <table:table-cell office:value-type="string">
            <text:p>MEDICAL OFFICER</text:p>
          </table:table-cell>
          <table:table-cell office:value-type="string">
            <text:p>#</text:p>
          </table:table-cell>
          <table:table-cell table:style-name="ce7" office:value-type="string">
            <text:p>Create MMRN for purpose = Physical Stocking, item status = withdrawn</text:p>
          </table:table-cell>
          <table:table-cell table:number-columns-repeated="221"/>
        </table:table-row>
        <table:table-row table:style-name="ro2">
          <table:table-cell office:value-type="string">
            <text:p>0060</text:p>
          </table:table-cell>
          <table:table-cell table:style-name="ce3" office:value-type="string">
            <text:p>0006</text:p>
          </table:table-cell>
          <table:table-cell table:style-name="ce3" office:value-type="string">
            <text:p>MECHANICAL SUPPLIES</text:p>
          </table:table-cell>
          <table:table-cell table:style-name="ce3" office:value-type="string">
            <text:p>Piston</text:p>
          </table:table-cell>
          <table:table-cell table:style-name="ce3" office:value-type="string">
            <text:p>NUMSS</text:p>
          </table:table-cell>
          <table:table-cell table:style-name="ce3" office:value-type="string">
            <text:p>Active</text:p>
          </table:table-cell>
          <table:table-cell table:style-name="ce3" table:number-columns-repeated="2"/>
          <table:table-cell table:style-name="ce3" office:value-type="string">
            <text:p>y</text:p>
          </table:table-cell>
          <table:table-cell table:style-name="ce3" office:value-type="string">
            <text:p>Tendered</text:p>
          </table:table-cell>
          <table:table-cell table:style-name="ce3" table:number-columns-repeated="3"/>
          <table:table-cell table:style-name="ce3" office:value-type="string">
            <text:p>H-Health</text:p>
          </table:table-cell>
          <table:table-cell table:style-name="ce3" office:value-type="string">
            <text:p>0006</text:p>
          </table:table-cell>
          <table:table-cell table:style-name="ce3" office:value-type="string">
            <text:p>1</text:p>
          </table:table-cell>
          <table:table-cell office:value-type="string">
            <text:p>H-Health</text:p>
          </table:table-cell>
          <table:table-cell/>
          <table:table-cell office:value-type="string">
            <text:p>Physical Stock Taking</text:p>
          </table:table-cell>
          <table:table-cell/>
          <table:table-cell office:value-type="string">
            <text:p>2702001/Inventory</text:p>
          </table:table-cell>
          <table:table-cell office:value-type="string">
            <text:p>0006</text:p>
          </table:table-cell>
          <table:table-cell office:value-type="string">
            <text:p>150</text:p>
          </table:table-cell>
          <table:table-cell office:value-type="string">
            <text:p>10</text:p>
          </table:table-cell>
          <table:table-cell/>
          <table:table-cell office:value-type="string">
            <text:p>150</text:p>
          </table:table-cell>
          <table:table-cell office:value-type="string">
            <text:p>5</text:p>
          </table:table-cell>
          <table:table-cell table:number-columns-repeated="2"/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office:value-type="string">
            <text:p>#</text:p>
          </table:table-cell>
          <table:table-cell table:style-name="ce3" office:value-type="string">
            <text:p>Create MMRN without Store</text:p>
          </table:table-cell>
          <table:table-cell table:number-columns-repeated="221"/>
        </table:table-row>
        <table:table-row table:style-name="ro2">
          <table:table-cell office:value-type="string">
            <text:p>0070</text:p>
          </table:table-cell>
          <table:table-cell table:style-name="ce3" office:value-type="string">
            <text:p>0007</text:p>
          </table:table-cell>
          <table:table-cell table:style-name="ce3" office:value-type="string">
            <text:p>MECHANICAL SUPPLIES</text:p>
          </table:table-cell>
          <table:table-cell table:style-name="ce3" office:value-type="string">
            <text:p>Wheel</text:p>
          </table:table-cell>
          <table:table-cell table:style-name="ce3" office:value-type="string">
            <text:p>NUMSS</text:p>
          </table:table-cell>
          <table:table-cell table:style-name="ce3" office:value-type="string">
            <text:p>Active</text:p>
          </table:table-cell>
          <table:table-cell table:style-name="ce3" table:number-columns-repeated="2"/>
          <table:table-cell table:style-name="ce3" office:value-type="string">
            <text:p>y</text:p>
          </table:table-cell>
          <table:table-cell table:style-name="ce3" office:value-type="string">
            <text:p>Tendered</text:p>
          </table:table-cell>
          <table:table-cell table:style-name="ce3" table:number-columns-repeated="3"/>
          <table:table-cell table:style-name="ce3" office:value-type="string">
            <text:p>A-Accounts Central Cell</text:p>
          </table:table-cell>
          <table:table-cell table:style-name="ce3" office:value-type="string">
            <text:p>0007</text:p>
          </table:table-cell>
          <table:table-cell table:style-name="ce3" office:value-type="string">
            <text:p>1</text:p>
          </table:table-cell>
          <table:table-cell office:value-type="string">
            <text:p>H-Health</text:p>
          </table:table-cell>
          <table:table-cell office:value-type="string">
            <text:p>25/STORE-25</text:p>
          </table:table-cell>
          <table:table-cell office:value-type="string">
            <text:p>Stores Return Note</text:p>
          </table:table-cell>
          <table:table-cell table:number-columns-repeated="2"/>
          <table:table-cell office:value-type="string">
            <text:p>0007</text:p>
          </table:table-cell>
          <table:table-cell office:value-type="string">
            <text:p>250</text:p>
          </table:table-cell>
          <table:table-cell office:value-type="string">
            <text:p>15</text:p>
          </table:table-cell>
          <table:table-cell/>
          <table:table-cell office:value-type="string">
            <text:p>250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MEDICAL OFFICER</text:p>
          </table:table-cell>
          <table:table-cell office:value-type="string">
            <text:p>HOD</text:p>
          </table:table-cell>
          <table:table-cell office:value-type="string">
            <text:p>SUPERUSER</text:p>
          </table:table-cell>
          <table:table-cell office:value-type="string">
            <text:p>MEDICAL OFFICER</text:p>
          </table:table-cell>
          <table:table-cell office:value-type="string">
            <text:p>#</text:p>
          </table:table-cell>
          <table:table-cell table:style-name="ce3" office:value-type="string">
            <text:p>Create MMRN without selecting the Account code, when the purpose = Return of material.</text:p>
          </table:table-cell>
          <table:table-cell table:number-columns-repeated="221"/>
        </table:table-row>
        <table:table-row table:style-name="ro2">
          <table:table-cell office:value-type="string">
            <text:p>0080</text:p>
          </table:table-cell>
          <table:table-cell table:style-name="ce3" office:value-type="string">
            <text:p>0008</text:p>
          </table:table-cell>
          <table:table-cell table:style-name="ce3" office:value-type="string">
            <text:p>MECHANICAL SUPPLIES</text:p>
          </table:table-cell>
          <table:table-cell table:style-name="ce3" office:value-type="string">
            <text:p>Sprocket</text:p>
          </table:table-cell>
          <table:table-cell table:style-name="ce3" office:value-type="string">
            <text:p>NUMSS</text:p>
          </table:table-cell>
          <table:table-cell table:style-name="ce3" office:value-type="string">
            <text:p>Active</text:p>
          </table:table-cell>
          <table:table-cell table:style-name="ce3" table:number-columns-repeated="2"/>
          <table:table-cell table:style-name="ce3" office:value-type="string">
            <text:p>y</text:p>
          </table:table-cell>
          <table:table-cell table:style-name="ce3" office:value-type="string">
            <text:p>Open PO</text:p>
          </table:table-cell>
          <table:table-cell table:style-name="ce3" table:number-columns-repeated="3"/>
          <table:table-cell table:style-name="ce3" office:value-type="string">
            <text:p>B-Buildings</text:p>
          </table:table-cell>
          <table:table-cell table:style-name="ce3" office:value-type="string">
            <text:p>0008</text:p>
          </table:table-cell>
          <table:table-cell table:style-name="ce3" office:value-type="string">
            <text:p>1</text:p>
          </table:table-cell>
          <table:table-cell office:value-type="string">
            <text:p>H-Health</text:p>
          </table:table-cell>
          <table:table-cell office:value-type="string">
            <text:p>25/STORE-25</text:p>
          </table:table-cell>
          <table:table-cell office:value-type="string">
            <text:p>Physical Stock Taking</text:p>
          </table:table-cell>
          <table:table-cell/>
          <table:table-cell office:value-type="string">
            <text:p>2702001/Inventory</text:p>
          </table:table-cell>
          <table:table-cell office:value-type="string">
            <text:p>0008</text:p>
          </table:table-cell>
          <table:table-cell table:number-columns-repeated="7"/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office:value-type="string">
            <text:p>#</text:p>
          </table:table-cell>
          <table:table-cell table:style-name="ce3" office:value-type="string">
            <text:p>Create MMRN without Quantity &amp; rate per unit</text:p>
          </table:table-cell>
          <table:table-cell table:number-columns-repeated="221"/>
        </table:table-row>
        <table:table-row table:style-name="ro2">
          <table:table-cell office:value-type="string">
            <text:p>0090</text:p>
          </table:table-cell>
          <table:table-cell table:style-name="ce3" office:value-type="string">
            <text:p>0009</text:p>
          </table:table-cell>
          <table:table-cell table:style-name="ce3" office:value-type="string">
            <text:p>MECHANICAL SUPPLIES</text:p>
          </table:table-cell>
          <table:table-cell table:style-name="ce3" office:value-type="string">
            <text:p>RIM</text:p>
          </table:table-cell>
          <table:table-cell table:style-name="ce3" office:value-type="string">
            <text:p>NUMSS</text:p>
          </table:table-cell>
          <table:table-cell table:style-name="ce3" office:value-type="string">
            <text:p>Active</text:p>
          </table:table-cell>
          <table:table-cell table:style-name="ce3"/>
          <table:table-cell/>
          <table:table-cell table:style-name="ce3" office:value-type="string">
            <text:p>y</text:p>
          </table:table-cell>
          <table:table-cell table:style-name="ce3" office:value-type="string">
            <text:p>Open PO</text:p>
          </table:table-cell>
          <table:table-cell table:number-columns-repeated="2" table:style-name="ce3" office:value-type="string">
            <text:p>y</text:p>
          </table:table-cell>
          <table:table-cell/>
          <table:table-cell table:style-name="ce3" office:value-type="string">
            <text:p>H-Health</text:p>
          </table:table-cell>
          <table:table-cell table:style-name="ce3" office:value-type="string">
            <text:p>0009</text:p>
          </table:table-cell>
          <table:table-cell table:style-name="ce3" office:value-type="string">
            <text:p>1</text:p>
          </table:table-cell>
          <table:table-cell office:value-type="string">
            <text:p>H-Health</text:p>
          </table:table-cell>
          <table:table-cell office:value-type="string">
            <text:p>25/STORE-25</text:p>
          </table:table-cell>
          <table:table-cell office:value-type="string">
            <text:p>Physical Stock Taking</text:p>
          </table:table-cell>
          <table:table-cell/>
          <table:table-cell office:value-type="string">
            <text:p>2702001/Inventory</text:p>
          </table:table-cell>
          <table:table-cell office:value-type="string">
            <text:p>0009</text:p>
          </table:table-cell>
          <table:table-cell office:value-type="string">
            <text:p>15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50</text:p>
          </table:table-cell>
          <table:table-cell office:value-type="string">
            <text:p>50</text:p>
          </table:table-cell>
          <table:table-cell office:value-type="string">
            <text:p>10022009</text:p>
          </table:table-cell>
          <table:table-cell/>
          <table:table-cell office:value-type="string">
            <text:p>MEDICAL OFFICER</text:p>
          </table:table-cell>
          <table:table-cell office:value-type="string">
            <text:p>HOD</text:p>
          </table:table-cell>
          <table:table-cell office:value-type="string">
            <text:p>SUPERUSER</text:p>
          </table:table-cell>
          <table:table-cell office:value-type="string">
            <text:p>MEDICAL OFFICER</text:p>
          </table:table-cell>
          <table:table-cell office:value-type="string">
            <text:p>#</text:p>
          </table:table-cell>
          <table:table-cell office:value-type="string">
            <text:p>Create MMRN with Rate per unit <text:s/>= Zero</text:p>
          </table:table-cell>
          <table:table-cell table:number-columns-repeated="221"/>
        </table:table-row>
        <table:table-row table:style-name="ro2">
          <table:table-cell office:value-type="string">
            <text:p>0091</text:p>
          </table:table-cell>
          <table:table-cell table:style-name="ce3" office:value-type="string">
            <text:p>00010</text:p>
          </table:table-cell>
          <table:table-cell table:style-name="ce3" office:value-type="string">
            <text:p>MECHANICAL SUPPLIES</text:p>
          </table:table-cell>
          <table:table-cell table:style-name="ce3" office:value-type="string">
            <text:p>Spanner</text:p>
          </table:table-cell>
          <table:table-cell table:style-name="ce3" office:value-type="string">
            <text:p>NUMSS</text:p>
          </table:table-cell>
          <table:table-cell table:style-name="ce3" office:value-type="string">
            <text:p>Active</text:p>
          </table:table-cell>
          <table:table-cell table:style-name="ce3" table:number-columns-repeated="2"/>
          <table:table-cell table:style-name="ce3" office:value-type="string">
            <text:p>y</text:p>
          </table:table-cell>
          <table:table-cell table:style-name="ce3" office:value-type="string">
            <text:p>Tendered</text:p>
          </table:table-cell>
          <table:table-cell table:number-columns-repeated="3" table:style-name="ce3" office:value-type="string">
            <text:p>y</text:p>
          </table:table-cell>
          <table:table-cell table:style-name="ce3" office:value-type="string">
            <text:p>A-Accounts Central Cell</text:p>
          </table:table-cell>
          <table:table-cell table:style-name="ce3" office:value-type="string">
            <text:p>00010</text:p>
          </table:table-cell>
          <table:table-cell table:style-name="ce3" office:value-type="string">
            <text:p>1</text:p>
          </table:table-cell>
          <table:table-cell office:value-type="string">
            <text:p>H-Health</text:p>
          </table:table-cell>
          <table:table-cell office:value-type="string">
            <text:p>25/STORE-25</text:p>
          </table:table-cell>
          <table:table-cell office:value-type="string">
            <text:p>Supplier Receipt</text:p>
          </table:table-cell>
          <table:table-cell office:value-type="string">
            <text:p>1</text:p>
          </table:table-cell>
          <table:table-cell office:value-type="string">
            <text:p>4308000/Others</text:p>
          </table:table-cell>
          <table:table-cell office:value-type="string">
            <text:p>00010</text:p>
          </table:table-cell>
          <table:table-cell office:value-type="string">
            <text:p>500</text:p>
          </table:table-cell>
          <table:table-cell office:value-type="string">
            <text:p>80</text:p>
          </table:table-cell>
          <table:table-cell office:value-type="string">
            <text:p>1</text:p>
          </table:table-cell>
          <table:table-cell office:value-type="string">
            <text:p>500</text:p>
          </table:table-cell>
          <table:table-cell office:value-type="string">
            <text:p>10</text:p>
          </table:table-cell>
          <table:table-cell office:value-type="string">
            <text:p>10102011</text:p>
          </table:table-cell>
          <table:table-cell office:value-type="string">
            <text:p>B25/1</text:p>
          </table:table-cell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office:value-type="string">
            <text:p>#</text:p>
          </table:table-cell>
          <table:table-cell office:value-type="string">
            <text:p>Create MMRN for purpose = Supplier receipt</text:p>
          </table:table-cell>
          <table:table-cell table:number-columns-repeated="221"/>
        </table:table-row>
        <table:table-row table:style-name="ro4">
          <table:table-cell table:number-columns-repeated="13"/>
          <table:table-cell table:style-name="ce3" office:value-type="string">
            <text:p>B-Buildings</text:p>
          </table:table-cell>
          <table:table-cell table:number-columns-repeated="242"/>
        </table:table-row>
        <table:table-row table:style-name="ro4">
          <table:table-cell table:number-columns-repeated="13"/>
          <table:table-cell table:style-name="ce3" office:value-type="string">
            <text:p>H-Health</text:p>
          </table:table-cell>
          <table:table-cell table:number-columns-repeated="242"/>
        </table:table-row>
        <table:table-row table:style-name="ro3" table:number-rows-repeated="2">
          <table:table-cell table:number-columns-repeated="256"/>
        </table:table-row>
        <table:table-row table:style-name="ro4">
          <table:table-cell table:number-columns-repeated="3"/>
          <table:table-cell table:style-name="ce3" office:value-type="string">
            <text:p>RED - CREATE ITEM DATA</text:p>
          </table:table-cell>
          <table:table-cell table:number-columns-repeated="252"/>
        </table:table-row>
        <table:table-row table:style-name="ro2">
          <table:table-cell table:number-columns-repeated="3"/>
          <table:table-cell office:value-type="string">
            <text:p>BLACK -CREATE MMRN DATA</text:p>
          </table:table-cell>
          <table:table-cell table:number-columns-repeated="252"/>
        </table:table-row>
        <table:table-row table:style-name="ro3" table:number-rows-repeated="5">
          <table:table-cell table:number-columns-repeated="256"/>
        </table:table-row>
        <table:table-row table:style-name="ro3">
          <table:table-cell table:style-name="ce29" table:number-columns-repeated="29"/>
          <table:table-cell table:number-columns-repeated="227"/>
        </table:table-row>
        <table:table-row table:style-name="ro3" table:number-rows-repeated="6551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view_mmrn" table:style-name="ta1">
        <table:table-column table:style-name="co66" table:default-cell-style-name="ce1"/>
        <table:table-column table:style-name="co2" table:default-cell-style-name="ce6"/>
        <table:table-column table:style-name="co67" table:default-cell-style-name="ce6"/>
        <table:table-column table:style-name="co68" table:default-cell-style-name="ce6"/>
        <table:table-column table:style-name="co53" table:default-cell-style-name="ce6"/>
        <table:table-column table:style-name="co59" table:default-cell-style-name="ce1"/>
        <table:table-column table:style-name="co69" table:default-cell-style-name="ce1"/>
        <table:table-column table:style-name="co38" table:default-cell-style-name="ce6"/>
        <table:table-column table:style-name="co44" table:default-cell-style-name="ce6"/>
        <table:table-column table:style-name="co7" table:default-cell-style-name="ce6"/>
        <table:table-column table:style-name="co32" table:default-cell-style-name="ce6"/>
        <table:table-column table:style-name="co70" table:default-cell-style-name="ce6"/>
        <table:table-column table:style-name="co7" table:default-cell-style-name="ce6"/>
        <table:table-column table:style-name="co27" table:number-columns-repeated="3" table:default-cell-style-name="ce6"/>
        <table:table-column table:style-name="co71" table:default-cell-style-name="ce6"/>
        <table:table-column table:style-name="co72" table:default-cell-style-name="ce5"/>
        <table:table-column table:style-name="co10" table:default-cell-style-name="ce6"/>
        <table:table-column table:style-name="co9" table:default-cell-style-name="ce31"/>
        <table:table-column table:style-name="co73" table:default-cell-style-name="ce6"/>
        <table:table-column table:style-name="co27" table:default-cell-style-name="ce6"/>
        <table:table-column table:style-name="co27" table:default-cell-style-name="ce1"/>
        <table:table-column table:style-name="co22" table:default-cell-style-name="ce32"/>
        <table:table-column table:style-name="co27" table:default-cell-style-name="ce6"/>
        <table:table-column table:style-name="co27" table:number-columns-repeated="2" table:default-cell-style-name="ce1"/>
        <table:table-column table:style-name="co27" table:default-cell-style-name="ce6"/>
        <table:table-column table:style-name="co22" table:default-cell-style-name="ce6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22" table:default-cell-style-name="ce6"/>
        <table:table-column table:style-name="co74" table:default-cell-style-name="ce6"/>
        <table:table-column table:style-name="co22" table:number-columns-repeated="221" table:default-cell-style-name="ce6"/>
        <table:table-row table:style-name="ro10">
          <table:table-cell office:value-type="string">
            <text:p>tc</text:p>
          </table:table-cell>
          <table:table-cell table:style-name="ce2" office:value-type="string">
            <text:p>ITEM_NO</text:p>
          </table:table-cell>
          <table:table-cell table:style-name="ce2" office:value-type="string">
            <text:p>ITEM_TYPE</text:p>
          </table:table-cell>
          <table:table-cell table:style-name="ce2" office:value-type="string">
            <text:p>ITEM_DESCRIPTION</text:p>
          </table:table-cell>
          <table:table-cell table:style-name="ce2" office:value-type="string">
            <text:p>BASE_UOM</text:p>
          </table:table-cell>
          <table:table-cell table:style-name="ce2" office:value-type="string">
            <text:p>ITEM_STATUS</text:p>
          </table:table-cell>
          <table:table-cell table:style-name="ce3" office:value-type="string">
            <text:p>CREATE_ITEM_INDENT_REQUIRED_CHECK_BOX</text:p>
          </table:table-cell>
          <table:table-cell table:style-name="ce3" office:value-type="string">
            <text:p>SCRAP_ITEM</text:p>
          </table:table-cell>
          <table:table-cell table:style-name="ce3" office:value-type="string">
            <text:p>ITEM_PURCHASED</text:p>
          </table:table-cell>
          <table:table-cell table:style-name="ce2" office:value-type="string">
            <text:p>CONTRACT_REQD</text:p>
          </table:table-cell>
          <table:table-cell table:style-name="ce3" office:value-type="string">
            <text:p>LOT_CONTROL</text:p>
          </table:table-cell>
          <table:table-cell table:style-name="ce3" office:value-type="string">
            <text:p>SHELF_LIFE_CONTROL</text:p>
          </table:table-cell>
          <table:table-cell table:style-name="ce3" office:value-type="string">
            <text:p>BIN_LEVEL_STORAGE</text:p>
          </table:table-cell>
          <table:table-cell table:style-name="ce3" office:value-type="string">
            <text:p>CREATE_ITEM_DEPARTMENT_FROM_FLD</text:p>
          </table:table-cell>
          <table:table-cell table:style-name="ce2" office:value-type="string">
            <text:p>VIEW_ITEM_NUMBER1</text:p>
          </table:table-cell>
          <table:table-cell table:style-name="ce3" office:value-type="string">
            <text:p>CREATE_SUCCESS_DATA1</text:p>
          </table:table-cell>
          <table:table-cell table:style-name="ce11" office:value-type="string">
            <text:p>CREATE_MMRN_DEPARTMENT_FLD1</text:p>
          </table:table-cell>
          <table:table-cell office:value-type="string">
            <text:p>CREATE_MMRN_STORE_FLD1</text:p>
          </table:table-cell>
          <table:table-cell table:style-name="ce11" office:value-type="string">
            <text:p>CREATE_MMRN_RECEIPT_TYPE_FLD1</text:p>
          </table:table-cell>
          <table:table-cell office:value-type="string">
            <text:p>CREATE_MMRN_ACCOUNT_CODE_FLD1</text:p>
          </table:table-cell>
          <table:table-cell table:style-name="ce12" office:value-type="string">
            <text:p>CREATE_MMRN_ITEM_NO_FLD1</text:p>
          </table:table-cell>
          <table:table-cell table:style-name="ce12" office:value-type="string">
            <text:p>CREATE_MMRN_QUANTITY_FLD1</text:p>
          </table:table-cell>
          <table:table-cell table:style-name="ce12" office:value-type="string">
            <text:p>CREATE_MMRN_RATE_PER_UNIT_FLD1</text:p>
          </table:table-cell>
          <table:table-cell office:value-type="string">
            <text:p>BREAK_UP_DETAILS1</text:p>
          </table:table-cell>
          <table:table-cell table:style-name="ce11" office:value-type="string">
            <text:p>CREATE_MMRN_BREAKUP_QUANTITY_FLD1</text:p>
          </table:table-cell>
          <table:table-cell table:style-name="ce12" office:value-type="string">
            <text:p>CREATE_MMRN_LOT_NO_FLD1</text:p>
          </table:table-cell>
          <table:table-cell table:style-name="ce12" office:value-type="string">
            <text:p>CREATE_MMRN_EXPIRY_DATE_FLD1</text:p>
          </table:table-cell>
          <table:table-cell table:style-name="ce11" office:value-type="string">
            <text:p>CREATE_MMRN_BIN_NO_FLD1</text:p>
          </table:table-cell>
          <table:table-cell table:style-name="ce11" office:value-type="string">
            <text:p>MMRN_NUMBER_FLD1</text:p>
          </table:table-cell>
          <table:table-cell table:style-name="ce3" office:value-type="string">
            <text:p>CREATE_MI_DESIGNATION_FLD</text:p>
          </table:table-cell>
          <table:table-cell table:style-name="ce3" office:value-type="string">
            <text:p>CREATE_MI_APPROVER_FLD</text:p>
          </table:table-cell>
          <table:table-cell table:style-name="ce3" office:value-type="string">
            <text:p>STORES_APPROVE_MI_APPROVER_FLD</text:p>
          </table:table-cell>
          <table:table-cell table:style-name="ce3" office:value-type="string">
            <text:p>STORES_APPROVE_MI_DESIGNATION_FLD</text:p>
          </table:table-cell>
          <table:table-cell office:value-type="string">
            <text:p>#</text:p>
          </table:table-cell>
          <table:table-cell table:number-columns-repeated="222"/>
        </table:table-row>
        <table:table-row table:style-name="ro2">
          <table:table-cell office:value-type="string">
            <text:p>attributes</text:p>
          </table:table-cell>
          <table:table-cell table:style-name="ce3" office:value-type="string">
            <text:p>itemNo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uom</text:p>
          </table:table-cell>
          <table:table-cell table:style-name="ce2" office:value-type="string">
            <text:p>itemStatusId</text:p>
          </table:table-cell>
          <table:table-cell table:style-name="ce3" office:value-type="string">
            <text:p>isIndentRequired</text:p>
          </table:table-cell>
          <table:table-cell table:style-name="ce3" office:value-type="string">
            <text:p>isscrap</text:p>
          </table:table-cell>
          <table:table-cell table:style-name="ce3" office:value-type="string">
            <text:p>canPurchase</text:p>
          </table:table-cell>
          <table:table-cell table:style-name="ce2" office:value-type="string">
            <text:p>contractReqt</text:p>
          </table:table-cell>
          <table:table-cell table:style-name="ce3" office:value-type="string">
            <text:p>isLotControlled</text:p>
          </table:table-cell>
          <table:table-cell table:style-name="ce3" office:value-type="string">
            <text:p>isShelfLifeControlled</text:p>
          </table:table-cell>
          <table:table-cell table:style-name="ce3" office:value-type="string">
            <text:p>binLevelStorage</text:p>
          </table:table-cell>
          <table:table-cell table:style-name="ce3" office:value-type="string">
            <text:p>tempDeptId</text:p>
          </table:table-cell>
          <table:table-cell table:style-name="ce3" office:value-type="string">
            <text:p>itemNo</text:p>
          </table:table-cell>
          <table:table-cell table:style-name="ce3" office:value-type="string">
            <text:p>x</text:p>
          </table:table-cell>
          <table:table-cell table:style-name="ce11" office:value-type="string">
            <text:p>departmentId</text:p>
          </table:table-cell>
          <table:table-cell office:value-type="string">
            <text:p>storeId</text:p>
          </table:table-cell>
          <table:table-cell table:style-name="ce11" office:value-type="string">
            <text:p>purpose</text:p>
          </table:table-cell>
          <table:table-cell office:value-type="string">
            <text:p>accCode</text:p>
          </table:table-cell>
          <table:table-cell table:style-name="ce12" office:value-type="string">
            <text:p>itemNo</text:p>
          </table:table-cell>
          <table:table-cell table:style-name="ce12" office:value-type="string">
            <text:p>receivedQty</text:p>
          </table:table-cell>
          <table:table-cell table:style-name="ce12" office:value-type="string">
            <text:p>unitPrice</text:p>
          </table:table-cell>
          <table:table-cell office:value-type="string">
            <text:p>breakDetails</text:p>
          </table:table-cell>
          <table:table-cell table:style-name="ce12" office:value-type="string">
            <text:p>brkqty</text:p>
          </table:table-cell>
          <table:table-cell table:style-name="ce12" office:value-type="string">
            <text:p>lotNum</text:p>
          </table:table-cell>
          <table:table-cell table:style-name="ce12" office:value-type="string">
            <text:p>exdate</text:p>
          </table:table-cell>
          <table:table-cell table:style-name="ce12" office:value-type="string">
            <text:p>bin</text:p>
          </table:table-cell>
          <table:table-cell table:style-name="ce12" office:value-type="string">
            <text:p>mrn</text:p>
          </table:table-cell>
          <table:table-cell table:style-name="ce3" office:value-type="string">
            <text:p>approverDesignation</text:p>
          </table:table-cell>
          <table:table-cell table:style-name="ce3" office:value-type="string">
            <text:p>approver</text:p>
          </table:table-cell>
          <table:table-cell table:style-name="ce10" office:value-type="string">
            <text:p>approver</text:p>
          </table:table-cell>
          <table:table-cell table:style-name="ce3" office:value-type="string">
            <text:p>approverDesignation</text:p>
          </table:table-cell>
          <table:table-cell office:value-type="string">
            <text:p>#</text:p>
          </table:table-cell>
          <table:table-cell table:number-columns-repeated="222"/>
        </table:table-row>
        <table:table-row table:style-name="ro2">
          <table:table-cell office:value-type="string">
            <text:p>0010</text:p>
          </table:table-cell>
          <table:table-cell table:style-name="ce3" office:value-type="string">
            <text:p>0101</text:p>
          </table:table-cell>
          <table:table-cell table:style-name="ce2" office:value-type="string">
            <text:p>MECHANICAL SUPPLIES</text:p>
          </table:table-cell>
          <table:table-cell table:style-name="ce2" office:value-type="string">
            <text:p>crankshaft</text:p>
          </table:table-cell>
          <table:table-cell table:style-name="ce2" office:value-type="string">
            <text:p>NUMSS</text:p>
          </table:table-cell>
          <table:table-cell table:style-name="ce2" office:value-type="string">
            <text:p>Active</text:p>
          </table:table-cell>
          <table:table-cell table:style-name="ce2"/>
          <table:table-cell table:style-name="ce3"/>
          <table:table-cell table:style-name="ce3" office:value-type="string">
            <text:p>y</text:p>
          </table:table-cell>
          <table:table-cell table:style-name="ce2" office:value-type="string">
            <text:p>Tendered</text:p>
          </table:table-cell>
          <table:table-cell table:number-columns-repeated="2" table:style-name="ce3" office:value-type="string">
            <text:p>y</text:p>
          </table:table-cell>
          <table:table-cell table:style-name="ce3"/>
          <table:table-cell table:style-name="ce3" office:value-type="string">
            <text:p>A-Accounts Central Cell</text:p>
          </table:table-cell>
          <table:table-cell table:style-name="ce3" office:value-type="string">
            <text:p>0101</text:p>
          </table:table-cell>
          <table:table-cell table:style-name="ce3" office:value-type="string">
            <text:p>1</text:p>
          </table:table-cell>
          <table:table-cell table:style-name="ce30" office:value-type="string">
            <text:p>H-Health</text:p>
          </table:table-cell>
          <table:table-cell office:value-type="string">
            <text:p>25/STORE-25</text:p>
          </table:table-cell>
          <table:table-cell table:style-name="ce11" office:value-type="string">
            <text:p>Physical Stock Taking</text:p>
          </table:table-cell>
          <table:table-cell office:value-type="string">
            <text:p>2702001/Inventory</text:p>
          </table:table-cell>
          <table:table-cell table:style-name="ce12" office:value-type="string">
            <text:p>0101</text:p>
          </table:table-cell>
          <table:table-cell table:style-name="ce12" office:value-type="string">
            <text:p>100</text:p>
          </table:table-cell>
          <table:table-cell table:style-name="ce12" office:value-type="string">
            <text:p>10</text:p>
          </table:table-cell>
          <table:table-cell office:value-type="string">
            <text:p>1</text:p>
          </table:table-cell>
          <table:table-cell table:style-name="ce12" office:value-type="string">
            <text:p>100</text:p>
          </table:table-cell>
          <table:table-cell table:style-name="ce12" office:value-type="string">
            <text:p>1</text:p>
          </table:table-cell>
          <table:table-cell table:style-name="ce12" office:value-type="string">
            <text:p>12122009</text:p>
          </table:table-cell>
          <table:table-cell table:style-name="ce11" table:number-columns-repeated="2"/>
          <table:table-cell office:value-type="string">
            <text:p>MEDICAL OFFICER</text:p>
          </table:table-cell>
          <table:table-cell office:value-type="string">
            <text:p>HOD</text:p>
          </table:table-cell>
          <table:table-cell office:value-type="string">
            <text:p>SUPERUSER</text:p>
          </table:table-cell>
          <table:table-cell office:value-type="string">
            <text:p>MEDICAL OFFICER</text:p>
          </table:table-cell>
          <table:table-cell office:value-type="string">
            <text:p>#</text:p>
          </table:table-cell>
          <table:table-cell office:value-type="string">
            <text:p>View MMRN which is created </text:p>
          </table:table-cell>
          <table:table-cell table:number-columns-repeated="221"/>
        </table:table-row>
        <table:table-row table:style-name="ro4">
          <table:table-cell/>
          <table:table-cell table:style-name="ce3"/>
          <table:table-cell table:style-name="ce2" table:number-columns-repeated="5"/>
          <table:table-cell table:style-name="ce3" table:number-columns-repeated="2"/>
          <table:table-cell table:style-name="ce2"/>
          <table:table-cell table:style-name="ce3" table:number-columns-repeated="3"/>
          <table:table-cell table:style-name="ce3" office:value-type="string">
            <text:p>B-Buildings</text:p>
          </table:table-cell>
          <table:table-cell table:style-name="ce3" table:number-columns-repeated="2"/>
          <table:table-cell table:style-name="ce11"/>
          <table:table-cell/>
          <table:table-cell table:style-name="ce11"/>
          <table:table-cell/>
          <table:table-cell table:style-name="ce12" table:number-columns-repeated="3"/>
          <table:table-cell/>
          <table:table-cell table:style-name="ce12" table:number-columns-repeated="3"/>
          <table:table-cell table:style-name="ce11" table:number-columns-repeated="2"/>
          <table:table-cell table:number-columns-repeated="227"/>
        </table:table-row>
        <table:table-row table:style-name="ro4">
          <table:table-cell/>
          <table:table-cell table:style-name="ce3"/>
          <table:table-cell table:style-name="ce2" table:number-columns-repeated="5"/>
          <table:table-cell table:style-name="ce3" table:number-columns-repeated="2"/>
          <table:table-cell table:style-name="ce2"/>
          <table:table-cell table:style-name="ce3" table:number-columns-repeated="3"/>
          <table:table-cell table:style-name="ce3" office:value-type="string">
            <text:p>H-Health</text:p>
          </table:table-cell>
          <table:table-cell table:style-name="ce3" table:number-columns-repeated="2"/>
          <table:table-cell table:style-name="ce11"/>
          <table:table-cell/>
          <table:table-cell table:style-name="ce11"/>
          <table:table-cell/>
          <table:table-cell table:style-name="ce12" table:number-columns-repeated="3"/>
          <table:table-cell/>
          <table:table-cell table:style-name="ce32"/>
          <table:table-cell table:style-name="ce12" table:number-columns-repeated="2"/>
          <table:table-cell table:style-name="ce11" table:number-columns-repeated="2"/>
          <table:table-cell table:number-columns-repeated="227"/>
        </table:table-row>
        <table:table-row table:style-name="ro2">
          <table:table-cell/>
          <table:table-cell table:style-name="ce3"/>
          <table:table-cell table:style-name="ce2" table:number-columns-repeated="5"/>
          <table:table-cell table:style-name="ce3" table:number-columns-repeated="2"/>
          <table:table-cell table:style-name="ce2"/>
          <table:table-cell table:style-name="ce3" table:number-columns-repeated="3"/>
          <table:table-cell table:style-name="ce3" office:value-type="string">
            <text:p>A-Accounts Central Cell</text:p>
          </table:table-cell>
          <table:table-cell table:style-name="ce3" table:number-columns-repeated="2"/>
          <table:table-cell table:style-name="ce11"/>
          <table:table-cell/>
          <table:table-cell table:style-name="ce11"/>
          <table:table-cell/>
          <table:table-cell table:style-name="ce12" table:number-columns-repeated="3"/>
          <table:table-cell/>
          <table:table-cell table:style-name="ce12" table:number-columns-repeated="3"/>
          <table:table-cell table:style-name="ce11" table:number-columns-repeated="2"/>
          <table:table-cell table:number-columns-repeated="227"/>
        </table:table-row>
        <table:table-row table:style-name="ro4">
          <table:table-cell table:number-columns-repeated="11"/>
          <table:table-cell table:style-name="ce5"/>
          <table:table-cell/>
          <table:table-cell table:style-name="ce3" office:value-type="string">
            <text:p>B-Buildings</text:p>
          </table:table-cell>
          <table:table-cell table:number-columns-repeated="11"/>
          <table:table-cell table:style-name="ce12"/>
          <table:table-cell table:number-columns-repeated="230"/>
        </table:table-row>
        <table:table-row table:style-name="ro4">
          <table:table-cell table:number-columns-repeated="13"/>
          <table:table-cell table:style-name="ce3" office:value-type="string">
            <text:p>H-Health</text:p>
          </table:table-cell>
          <table:table-cell table:number-columns-repeated="11"/>
          <table:table-cell table:style-name="ce12"/>
          <table:table-cell table:number-columns-repeated="230"/>
        </table:table-row>
        <table:table-row table:style-name="ro2">
          <table:table-cell table:number-columns-repeated="3"/>
          <table:table-cell table:style-name="ce3" office:value-type="string">
            <text:p>RED - CREATE ITEM DATA</text:p>
          </table:table-cell>
          <table:table-cell table:number-columns-repeated="9"/>
          <table:table-cell table:style-name="ce3" office:value-type="string">
            <text:p>A-Accounts Central Cell</text:p>
          </table:table-cell>
          <table:table-cell table:number-columns-repeated="11"/>
          <table:table-cell table:style-name="ce12"/>
          <table:table-cell table:number-columns-repeated="230"/>
        </table:table-row>
        <table:table-row table:style-name="ro2">
          <table:table-cell table:number-columns-repeated="3"/>
          <table:table-cell table:style-name="ce5" office:value-type="string">
            <text:p>GREEN - CREATE MMRN DATA</text:p>
          </table:table-cell>
          <table:table-cell table:number-columns-repeated="252"/>
        </table:table-row>
        <table:table-row table:style-name="ro3" table:number-rows-repeated="6552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reate_stores" table:style-name="ta1">
        <table:table-column table:style-name="co75" table:default-cell-style-name="ce1"/>
        <table:table-column table:style-name="co59" table:default-cell-style-name="ce6"/>
        <table:table-column table:style-name="co76" table:default-cell-style-name="ce1"/>
        <table:table-column table:style-name="co48" table:default-cell-style-name="ce1"/>
        <table:table-column table:style-name="co48" table:default-cell-style-name="ce6"/>
        <table:table-column table:style-name="co77" table:default-cell-style-name="ce6"/>
        <table:table-column table:style-name="co66" table:default-cell-style-name="ce6"/>
        <table:table-column table:style-name="co78" table:number-columns-repeated="2" table:default-cell-style-name="ce1"/>
        <table:table-column table:style-name="co79" table:default-cell-style-name="ce6"/>
        <table:table-column table:style-name="co6" table:default-cell-style-name="ce6"/>
        <table:table-column table:style-name="co80" table:number-columns-repeated="3" table:default-cell-style-name="ce6"/>
        <table:table-column table:style-name="co81" table:default-cell-style-name="ce6"/>
        <table:table-column table:style-name="co80" table:number-columns-repeated="2" table:default-cell-style-name="ce6"/>
        <table:table-column table:style-name="co81" table:default-cell-style-name="ce6"/>
        <table:table-column table:style-name="co82" table:default-cell-style-name="ce6"/>
        <table:table-column table:style-name="co83" table:default-cell-style-name="ce1"/>
        <table:table-column table:style-name="co22" table:default-cell-style-name="ce3"/>
        <table:table-column table:style-name="co83" table:default-cell-style-name="ce6"/>
        <table:table-column table:style-name="co84" table:default-cell-style-name="ce28"/>
        <table:table-column table:style-name="co85" table:default-cell-style-name="ce6"/>
        <table:table-column table:style-name="co75" table:default-cell-style-name="ce6"/>
        <table:table-column table:style-name="co33" table:default-cell-style-name="ce6"/>
        <table:table-column table:style-name="co22" table:number-columns-repeated="230" table:default-cell-style-name="ce6"/>
        <table:table-row table:style-name="ro1">
          <table:table-cell office:value-type="string">
            <text:p>tc</text:p>
          </table:table-cell>
          <table:table-cell office:value-type="string">
            <text:p>CREATE_STORE_NAME_FLD1</text:p>
          </table:table-cell>
          <table:table-cell office:value-type="string">
            <text:p>CREATE_STORE_NO_FLD1</text:p>
          </table:table-cell>
          <table:table-cell office:value-type="string">
            <text:p>CREATE_STORE_DESC_FLD1</text:p>
          </table:table-cell>
          <table:table-cell office:value-type="string">
            <text:p>CREATE_DEPT_NAME_FLD1</text:p>
          </table:table-cell>
          <table:table-cell office:value-type="string">
            <text:p>CREATE_DELIVERY_ADDRESS_FLD1</text:p>
          </table:table-cell>
          <table:table-cell office:value-type="string">
            <text:p>CREATE_BILLING_ADDRESS_FLD1</text:p>
          </table:table-cell>
          <table:table-cell office:value-type="string">
            <text:p>CREATE_BIN1</text:p>
          </table:table-cell>
          <table:table-cell office:value-type="string">
            <text:p>FOR_LOOP_STORES1</text:p>
          </table:table-cell>
          <table:table-cell office:value-type="string">
            <text:p>CREATE_BIN_CODE_FLD1</text:p>
          </table:table-cell>
          <table:table-cell office:value-type="string">
            <text:p>CREATE_BIN_NAME_FLD1</text:p>
          </table:table-cell>
          <table:table-cell office:value-type="string">
            <text:p>CREATE_BIN_STATUS_FLD1</text:p>
          </table:table-cell>
          <table:table-cell office:value-type="string">
            <text:p>CREATE_BIN_CODE_FLD2</text:p>
          </table:table-cell>
          <table:table-cell office:value-type="string">
            <text:p>CREATE_BIN_NAME_FLD2</text:p>
          </table:table-cell>
          <table:table-cell office:value-type="string">
            <text:p>CREATE_BIN_STATUS_FLD2</text:p>
          </table:table-cell>
          <table:table-cell office:value-type="string">
            <text:p>CREATE_BIN_CODE_FLD3</text:p>
          </table:table-cell>
          <table:table-cell office:value-type="string">
            <text:p>CREATE_BIN_NAME_FLD3</text:p>
          </table:table-cell>
          <table:table-cell office:value-type="string">
            <text:p>CREATE_BIN_STATUS_FLD3</text:p>
          </table:table-cell>
          <table:table-cell table:style-name="ce2" office:value-type="string">
            <text:p>VIEW_STORES_NUM_FLD1</text:p>
          </table:table-cell>
          <table:table-cell table:style-name="ce3" office:value-type="string">
            <text:p>CREATE_STORES_SUCCESS</text:p>
          </table:table-cell>
          <table:table-cell office:value-type="string">
            <text:p>CREATE_STORES_FAILURE</text:p>
          </table:table-cell>
          <table:table-cell office:value-type="string">
            <text:p>#</text:p>
          </table:table-cell>
          <table:table-cell table:number-columns-repeated="234"/>
        </table:table-row>
        <table:table-row table:style-name="ro4">
          <table:table-cell table:style-name="ce6" office:value-type="string">
            <text:p>attributes</text:p>
          </table:table-cell>
          <table:table-cell office:value-type="string">
            <text:p>storeName</text:p>
          </table:table-cell>
          <table:table-cell office:value-type="string">
            <text:p>storeNo</text:p>
          </table:table-cell>
          <table:table-cell office:value-type="string">
            <text:p>description</text:p>
          </table:table-cell>
          <table:table-cell office:value-type="string">
            <text:p>department</text:p>
          </table:table-cell>
          <table:table-cell office:value-type="string">
            <text:p>deliveryAddress</text:p>
          </table:table-cell>
          <table:table-cell office:value-type="string">
            <text:p>billingAddress</text:p>
          </table:table-cell>
          <table:table-cell office:value-type="string">
            <text:p>x</text:p>
          </table:table-cell>
          <table:table-cell office:value-type="string">
            <text:p>loop</text:p>
          </table:table-cell>
          <table:table-cell office:value-type="string">
            <text:p>binCode</text:p>
          </table:table-cell>
          <table:table-cell office:value-type="string">
            <text:p>binName</text:p>
          </table:table-cell>
          <table:table-cell office:value-type="string">
            <text:p>binStatus</text:p>
          </table:table-cell>
          <table:table-cell office:value-type="string">
            <text:p>binCode</text:p>
          </table:table-cell>
          <table:table-cell office:value-type="string">
            <text:p>binName</text:p>
          </table:table-cell>
          <table:table-cell office:value-type="string">
            <text:p>binStatus</text:p>
          </table:table-cell>
          <table:table-cell office:value-type="string">
            <text:p>binCode</text:p>
          </table:table-cell>
          <table:table-cell office:value-type="string">
            <text:p>binName</text:p>
          </table:table-cell>
          <table:table-cell office:value-type="string">
            <text:p>binStatus</text:p>
          </table:table-cell>
          <table:table-cell table:style-name="ce3" office:value-type="string">
            <text:p>storeId</text:p>
          </table:table-cell>
          <table:table-cell table:style-name="ce3"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#</text:p>
          </table:table-cell>
          <table:table-cell table:number-columns-repeated="234"/>
        </table:table-row>
        <table:table-row table:style-name="ro11">
          <table:table-cell office:value-type="string">
            <text:p>0010</text:p>
          </table:table-cell>
          <table:table-cell office:value-type="string">
            <text:p>STORE-16</text:p>
          </table:table-cell>
          <table:table-cell office:value-type="string">
            <text:p>16</text:p>
          </table:table-cell>
          <table:table-cell table:style-name="ce6" office:value-type="string">
            <text:p>STORE-16</text:p>
          </table:table-cell>
          <table:table-cell office:value-type="string">
            <text:p>H-Health</text:p>
          </table:table-cell>
          <table:table-cell table:number-columns-repeated="2" office:value-type="string">
            <text:p>Chennai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2" office:value-type="string">
            <text:p>B16/1</text:p>
          </table:table-cell>
          <table:table-cell office:value-type="string">
            <text:p>Active</text:p>
          </table:table-cell>
          <table:table-cell table:number-columns-repeated="2" office:value-type="string">
            <text:p>B16/2</text:p>
          </table:table-cell>
          <table:table-cell office:value-type="string">
            <text:p>Active</text:p>
          </table:table-cell>
          <table:table-cell table:number-columns-repeated="2" office:value-type="string">
            <text:p>B16/3</text:p>
          </table:table-cell>
          <table:table-cell office:value-type="string">
            <text:p>Scrap</text:p>
          </table:table-cell>
          <table:table-cell table:style-name="ce2" office:value-type="string">
            <text:p>16/STORE-16</text:p>
          </table:table-cell>
          <table:table-cell table:style-name="ce3" office:value-type="string">
            <text:p>1</text:p>
          </table:table-cell>
          <table:table-cell/>
          <table:table-cell office:value-type="string">
            <text:p>#</text:p>
          </table:table-cell>
          <table:table-cell table:style-name="ce6" office:value-type="string">
            <text:p>Create store with all the mandatory data &amp; bin Status = active</text:p>
          </table:table-cell>
          <table:table-cell table:number-columns-repeated="233"/>
        </table:table-row>
        <table:table-row table:style-name="ro6">
          <table:table-cell office:value-type="string">
            <text:p>0020</text:p>
          </table:table-cell>
          <table:table-cell office:value-type="string">
            <text:p>STORE-17</text:p>
          </table:table-cell>
          <table:table-cell office:value-type="string">
            <text:p>17</text:p>
          </table:table-cell>
          <table:table-cell table:style-name="ce6" office:value-type="string">
            <text:p>STORE-17</text:p>
          </table:table-cell>
          <table:table-cell office:value-type="string">
            <text:p>H-Health</text:p>
          </table:table-cell>
          <table:table-cell table:number-columns-repeated="2" office:value-type="string">
            <text:p>Madurai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2" office:value-type="string">
            <text:p>B17/1</text:p>
          </table:table-cell>
          <table:table-cell office:value-type="string">
            <text:p>Active</text:p>
          </table:table-cell>
          <table:table-cell table:number-columns-repeated="2" office:value-type="string">
            <text:p>B17/2</text:p>
          </table:table-cell>
          <table:table-cell office:value-type="string">
            <text:p>Active</text:p>
          </table:table-cell>
          <table:table-cell table:number-columns-repeated="2" office:value-type="string">
            <text:p>B17/3</text:p>
          </table:table-cell>
          <table:table-cell office:value-type="string">
            <text:p>Inactive</text:p>
          </table:table-cell>
          <table:table-cell table:style-name="ce2" office:value-type="string">
            <text:p>17/STORE-17</text:p>
          </table:table-cell>
          <table:table-cell table:style-name="ce3" office:value-type="string">
            <text:p>1</text:p>
          </table:table-cell>
          <table:table-cell/>
          <table:table-cell office:value-type="string">
            <text:p>#</text:p>
          </table:table-cell>
          <table:table-cell table:style-name="ce6" office:value-type="string">
            <text:p>Create store with all the mandatory data &amp; bin Status = Inactive</text:p>
          </table:table-cell>
          <table:table-cell table:number-columns-repeated="233"/>
        </table:table-row>
        <table:table-row table:style-name="ro4">
          <table:table-cell office:value-type="string">
            <text:p>0030</text:p>
          </table:table-cell>
          <table:table-cell office:value-type="string">
            <text:p>STORE-18</text:p>
          </table:table-cell>
          <table:table-cell office:value-type="string">
            <text:p>18</text:p>
          </table:table-cell>
          <table:table-cell table:style-name="ce6" office:value-type="string">
            <text:p>STORE-18</text:p>
          </table:table-cell>
          <table:table-cell office:value-type="string">
            <text:p>H-Health</text:p>
          </table:table-cell>
          <table:table-cell table:number-columns-repeated="2" office:value-type="string">
            <text:p>madurai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B18/1</text:p>
          </table:table-cell>
          <table:table-cell office:value-type="string">
            <text:p>Scrap</text:p>
          </table:table-cell>
          <table:table-cell table:number-columns-repeated="6"/>
          <table:table-cell table:style-name="ce2" office:value-type="string">
            <text:p>18/STORE-18</text:p>
          </table:table-cell>
          <table:table-cell table:style-name="ce3" office:value-type="string">
            <text:p>1</text:p>
          </table:table-cell>
          <table:table-cell/>
          <table:table-cell office:value-type="string">
            <text:p>#</text:p>
          </table:table-cell>
          <table:table-cell table:style-name="ce6" office:value-type="string">
            <text:p>Create store with all the mandatory data &amp; bin Status = Scrap</text:p>
          </table:table-cell>
          <table:table-cell table:number-columns-repeated="233"/>
        </table:table-row>
        <table:table-row table:style-name="ro4">
          <table:table-cell office:value-type="string">
            <text:p>0040</text:p>
          </table:table-cell>
          <table:table-cell office:value-type="string">
            <text:p>STORE-19</text:p>
          </table:table-cell>
          <table:table-cell office:value-type="string">
            <text:p>19</text:p>
          </table:table-cell>
          <table:table-cell table:style-name="ce6" office:value-type="string">
            <text:p>STORE-19</text:p>
          </table:table-cell>
          <table:table-cell office:value-type="string">
            <text:p>H-Health</text:p>
          </table:table-cell>
          <table:table-cell table:number-columns-repeated="2" office:value-type="string">
            <text:p>chennai</text:p>
          </table:table-cell>
          <table:table-cell table:number-columns-repeated="11"/>
          <table:table-cell table:style-name="ce2" office:value-type="string">
            <text:p>19/STORE-19</text:p>
          </table:table-cell>
          <table:table-cell table:style-name="ce3" office:value-type="string">
            <text:p>1</text:p>
          </table:table-cell>
          <table:table-cell/>
          <table:table-cell office:value-type="string">
            <text:p>#</text:p>
          </table:table-cell>
          <table:table-cell table:style-name="ce4" office:value-type="string">
            <text:p>Create stores without bins</text:p>
          </table:table-cell>
          <table:table-cell table:number-columns-repeated="233"/>
        </table:table-row>
        <table:table-row table:style-name="ro4">
          <table:table-cell office:value-type="string">
            <text:p>0050</text:p>
          </table:table-cell>
          <table:table-cell/>
          <table:table-cell office:value-type="string">
            <text:p>50</text:p>
          </table:table-cell>
          <table:table-cell office:value-type="string">
            <text:p>oeuoieou</text:p>
          </table:table-cell>
          <table:table-cell office:value-type="string">
            <text:p>H-Health</text:p>
          </table:table-cell>
          <table:table-cell table:number-columns-repeated="2" office:value-type="string">
            <text:p>Chennai</text:p>
          </table:table-cell>
          <table:table-cell table:number-columns-repeated="2" office:value-type="string">
            <text:p>1</text:p>
          </table:table-cell>
          <table:table-cell office:value-type="string">
            <text:p>B50/1</text:p>
          </table:table-cell>
          <table:table-cell office:value-type="string">
            <text:p>B50/2</text:p>
          </table:table-cell>
          <table:table-cell office:value-type="string">
            <text:p>Scrap</text:p>
          </table:table-cell>
          <table:table-cell table:number-columns-repeated="6"/>
          <table:table-cell table:style-name="Default"/>
          <table:table-cell table:style-name="ce18"/>
          <table:table-cell table:style-name="ce19" office:value-type="string">
            <text:p>1</text:p>
          </table:table-cell>
          <table:table-cell office:value-type="string">
            <text:p>#</text:p>
          </table:table-cell>
          <table:table-cell table:style-name="ce2" office:value-type="string">
            <text:p>Create stores without store name </text:p>
          </table:table-cell>
          <table:table-cell table:number-columns-repeated="233"/>
        </table:table-row>
        <table:table-row table:style-name="ro4">
          <table:table-cell office:value-type="string">
            <text:p>0060</text:p>
          </table:table-cell>
          <table:table-cell office:value-type="string">
            <text:p>STORE-20</text:p>
          </table:table-cell>
          <table:table-cell office:value-type="string">
            <text:p>20</text:p>
          </table:table-cell>
          <table:table-cell table:style-name="ce6"/>
          <table:table-cell office:value-type="string">
            <text:p>H-Health</text:p>
          </table:table-cell>
          <table:table-cell office:value-type="string">
            <text:p>Madurai</text:p>
          </table:table-cell>
          <table:table-cell office:value-type="string">
            <text:p>Chennai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B20/1</text:p>
          </table:table-cell>
          <table:table-cell office:value-type="string">
            <text:p>Active</text:p>
          </table:table-cell>
          <table:table-cell table:number-columns-repeated="6"/>
          <table:table-cell table:style-name="ce2" office:value-type="string">
            <text:p>20/STORE-20</text:p>
          </table:table-cell>
          <table:table-cell table:style-name="ce3"/>
          <table:table-cell office:value-type="string">
            <text:p>1</text:p>
          </table:table-cell>
          <table:table-cell office:value-type="string">
            <text:p>#</text:p>
          </table:table-cell>
          <table:table-cell table:style-name="ce2" office:value-type="string">
            <text:p>Create store without store No, Description</text:p>
          </table:table-cell>
          <table:table-cell table:number-columns-repeated="233"/>
        </table:table-row>
        <table:table-row table:style-name="ro4">
          <table:table-cell office:value-type="string">
            <text:p>0070</text:p>
          </table:table-cell>
          <table:table-cell office:value-type="string">
            <text:p>STORE-21</text:p>
          </table:table-cell>
          <table:table-cell office:value-type="string">
            <text:p>21</text:p>
          </table:table-cell>
          <table:table-cell table:style-name="ce6" office:value-type="string">
            <text:p>STORE-21</text:p>
          </table:table-cell>
          <table:table-cell office:value-type="string">
            <text:p>H-Health</text:p>
          </table:table-cell>
          <table:table-cell office:value-type="string">
            <text:p>Chennai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2" office:value-type="string">
            <text:p>B21/1</text:p>
          </table:table-cell>
          <table:table-cell office:value-type="string">
            <text:p>Inactive</text:p>
          </table:table-cell>
          <table:table-cell table:number-columns-repeated="6"/>
          <table:table-cell table:style-name="ce2" office:value-type="string">
            <text:p>21/STORE-21</text:p>
          </table:table-cell>
          <table:table-cell table:style-name="ce3"/>
          <table:table-cell office:value-type="string">
            <text:p>1</text:p>
          </table:table-cell>
          <table:table-cell office:value-type="string">
            <text:p>#</text:p>
          </table:table-cell>
          <table:table-cell table:style-name="ce2" office:value-type="string">
            <text:p>Create store without Department, Billing address</text:p>
          </table:table-cell>
          <table:table-cell table:number-columns-repeated="233"/>
        </table:table-row>
        <table:table-row table:style-name="ro4">
          <table:table-cell office:value-type="string">
            <text:p>0080</text:p>
          </table:table-cell>
          <table:table-cell office:value-type="string">
            <text:p>STORE-22</text:p>
          </table:table-cell>
          <table:table-cell office:value-type="string">
            <text:p>17</text:p>
          </table:table-cell>
          <table:table-cell table:style-name="ce6" office:value-type="string">
            <text:p>STORE-22</text:p>
          </table:table-cell>
          <table:table-cell office:value-type="string">
            <text:p>H-Health</text:p>
          </table:table-cell>
          <table:table-cell office:value-type="string">
            <text:p>madurai</text:p>
          </table:table-cell>
          <table:table-cell office:value-type="string">
            <text:p>Chennai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B22/1</text:p>
          </table:table-cell>
          <table:table-cell office:value-type="string">
            <text:p>Active</text:p>
          </table:table-cell>
          <table:table-cell table:number-columns-repeated="6"/>
          <table:table-cell table:style-name="ce2" office:value-type="string">
            <text:p>22/STORE-22</text:p>
          </table:table-cell>
          <table:table-cell table:style-name="ce3"/>
          <table:table-cell office:value-type="string">
            <text:p>1</text:p>
          </table:table-cell>
          <table:table-cell office:value-type="string">
            <text:p>#</text:p>
          </table:table-cell>
          <table:table-cell table:style-name="ce2" office:value-type="string">
            <text:p>Create store with already existing store no</text:p>
          </table:table-cell>
          <table:table-cell table:number-columns-repeated="233"/>
        </table:table-row>
        <table:table-row table:style-name="ro4">
          <table:table-cell table:number-columns-repeated="18"/>
          <table:table-cell table:style-name="ce2"/>
          <table:table-cell table:style-name="ce3"/>
          <table:table-cell/>
          <table:table-cell office:value-type="string">
            <text:p>#</text:p>
          </table:table-cell>
          <table:table-cell table:number-columns-repeated="234"/>
        </table:table-row>
        <table:table-row table:style-name="ro4">
          <table:table-cell table:number-columns-repeated="3"/>
          <table:table-cell table:style-name="ce6"/>
          <table:table-cell table:number-columns-repeated="17"/>
          <table:table-cell office:value-type="string">
            <text:p>#</text:p>
          </table:table-cell>
          <table:table-cell table:number-columns-repeated="234"/>
        </table:table-row>
        <table:table-row table:style-name="ro4">
          <table:table-cell table:number-columns-repeated="3"/>
          <table:table-cell table:style-name="ce6"/>
          <table:table-cell table:number-columns-repeated="17"/>
          <table:table-cell office:value-type="string">
            <text:p>#</text:p>
          </table:table-cell>
          <table:table-cell table:number-columns-repeated="234"/>
        </table:table-row>
        <table:table-row table:style-name="ro4">
          <table:table-cell table:number-columns-repeated="3"/>
          <table:table-cell table:style-name="ce6"/>
          <table:table-cell table:number-columns-repeated="17"/>
          <table:table-cell office:value-type="string">
            <text:p>#</text:p>
          </table:table-cell>
          <table:table-cell table:number-columns-repeated="234"/>
        </table:table-row>
        <table:table-row table:style-name="ro4">
          <table:table-cell table:number-columns-repeated="3"/>
          <table:table-cell table:style-name="ce6"/>
          <table:table-cell table:number-columns-repeated="17"/>
          <table:table-cell office:value-type="string">
            <text:p>#</text:p>
          </table:table-cell>
          <table:table-cell table:number-columns-repeated="234"/>
        </table:table-row>
        <table:table-row table:style-name="ro4">
          <table:table-cell table:number-columns-repeated="21"/>
          <table:table-cell office:value-type="string">
            <text:p>#</text:p>
          </table:table-cell>
          <table:table-cell table:number-columns-repeated="234"/>
        </table:table-row>
        <table:table-row table:style-name="ro4">
          <table:table-cell table:number-columns-repeated="3"/>
          <table:table-cell table:style-name="ce6"/>
          <table:table-cell table:number-columns-repeated="17"/>
          <table:table-cell office:value-type="string">
            <text:p>#</text:p>
          </table:table-cell>
          <table:table-cell table:number-columns-repeated="234"/>
        </table:table-row>
        <table:table-row table:style-name="ro4">
          <table:table-cell table:number-columns-repeated="3"/>
          <table:table-cell table:style-name="ce6"/>
          <table:table-cell table:number-columns-repeated="17"/>
          <table:table-cell office:value-type="string">
            <text:p>#</text:p>
          </table:table-cell>
          <table:table-cell table:number-columns-repeated="234"/>
        </table:table-row>
        <table:table-row table:style-name="ro4">
          <table:table-cell table:number-columns-repeated="21"/>
          <table:table-cell office:value-type="string">
            <text:p>#</text:p>
          </table:table-cell>
          <table:table-cell table:number-columns-repeated="234"/>
        </table:table-row>
        <table:table-row table:style-name="ro4">
          <table:table-cell table:number-columns-repeated="21"/>
          <table:table-cell office:value-type="string">
            <text:p>#</text:p>
          </table:table-cell>
          <table:table-cell table:number-columns-repeated="234"/>
        </table:table-row>
        <table:table-row table:style-name="ro4">
          <table:table-cell table:number-columns-repeated="21"/>
          <table:table-cell office:value-type="string">
            <text:p>#</text:p>
          </table:table-cell>
          <table:table-cell table:number-columns-repeated="234"/>
        </table:table-row>
        <table:table-row table:style-name="ro4">
          <table:table-cell table:number-columns-repeated="21"/>
          <table:table-cell office:value-type="string">
            <text:p>#</text:p>
          </table:table-cell>
          <table:table-cell table:number-columns-repeated="234"/>
        </table:table-row>
        <table:table-row table:style-name="ro4">
          <table:table-cell table:number-columns-repeated="21"/>
          <table:table-cell office:value-type="string">
            <text:p>#</text:p>
          </table:table-cell>
          <table:table-cell table:number-columns-repeated="234"/>
        </table:table-row>
        <table:table-row table:style-name="ro4">
          <table:table-cell table:number-columns-repeated="21"/>
          <table:table-cell office:value-type="string">
            <text:p>#</text:p>
          </table:table-cell>
          <table:table-cell table:number-columns-repeated="234"/>
        </table:table-row>
        <table:table-row table:style-name="ro4">
          <table:table-cell table:number-columns-repeated="21"/>
          <table:table-cell office:value-type="string">
            <text:p>#</text:p>
          </table:table-cell>
          <table:table-cell table:number-columns-repeated="234"/>
        </table:table-row>
        <table:table-row table:style-name="ro4">
          <table:table-cell table:number-columns-repeated="21"/>
          <table:table-cell office:value-type="string">
            <text:p>#</text:p>
          </table:table-cell>
          <table:table-cell table:number-columns-repeated="234"/>
        </table:table-row>
        <table:table-row table:style-name="ro3" table:number-rows-repeated="6550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view_stores" table:style-name="ta1">
        <table:table-column table:style-name="co86" table:default-cell-style-name="ce1"/>
        <table:table-column table:style-name="co79" table:default-cell-style-name="ce3"/>
        <table:table-column table:style-name="co22" table:default-cell-style-name="ce1"/>
        <table:table-column table:style-name="co87" table:default-cell-style-name="ce1"/>
        <table:table-column table:style-name="co88" table:default-cell-style-name="ce1"/>
        <table:table-column table:style-name="co23" table:default-cell-style-name="ce1"/>
        <table:table-column table:style-name="co86" table:default-cell-style-name="ce1"/>
        <table:table-column table:style-name="co22" table:number-columns-repeated="3" table:default-cell-style-name="ce1"/>
        <table:table-column table:style-name="co22" table:default-cell-style-name="ce6"/>
        <table:table-column table:style-name="co27" table:default-cell-style-name="ce6"/>
        <table:table-column table:style-name="co27" table:default-cell-style-name="ce1"/>
        <table:table-column table:style-name="co22" table:number-columns-repeated="2" table:default-cell-style-name="ce1"/>
        <table:table-column table:style-name="co89" table:default-cell-style-name="ce1"/>
        <table:table-column table:style-name="co22" table:number-columns-repeated="240" table:default-cell-style-name="ce1"/>
        <table:table-row table:style-name="ro12">
          <table:table-cell office:value-type="string">
            <text:p>tc</text:p>
          </table:table-cell>
          <table:table-cell table:style-name="ce6" office:value-type="string">
            <text:p>CREATE_STORE_NAME_FLD1</text:p>
          </table:table-cell>
          <table:table-cell office:value-type="string">
            <text:p>CREATE_STORE_NO_FLD1</text:p>
          </table:table-cell>
          <table:table-cell office:value-type="string">
            <text:p>CREATE_STORE_DESC_FLD1</text:p>
          </table:table-cell>
          <table:table-cell table:style-name="ce6" office:value-type="string">
            <text:p>CREATE_DEPT_NAME_FLD1</text:p>
          </table:table-cell>
          <table:table-cell table:style-name="ce6" office:value-type="string">
            <text:p>CREATE_DELIVERY_ADDRESS_FLD1</text:p>
          </table:table-cell>
          <table:table-cell table:style-name="ce6" office:value-type="string">
            <text:p>CREATE_BILLING_ADDRESS_FLD1</text:p>
          </table:table-cell>
          <table:table-cell table:style-name="ce6"/>
          <table:table-cell table:style-name="ce6" office:value-type="string">
            <text:p>CREATE_BIN_CODE_FLD1</text:p>
          </table:table-cell>
          <table:table-cell table:style-name="ce6" office:value-type="string">
            <text:p>CREATE_BIN_NAME_FLD1</text:p>
          </table:table-cell>
          <table:table-cell office:value-type="string">
            <text:p>CREATE_BIN_STATUS_FLD1</text:p>
          </table:table-cell>
          <table:table-cell table:style-name="ce2" office:value-type="string">
            <text:p>VIEW_STORES_NUM_FLD1</text:p>
          </table:table-cell>
          <table:table-cell table:style-name="ce3" office:value-type="string">
            <text:p>CREATE_STORES_SUCCESS</text:p>
          </table:table-cell>
          <table:table-cell table:style-name="ce3" office:value-type="string">
            <text:p>CREATE_STORES_FAILURE</text:p>
          </table:table-cell>
          <table:table-cell office:value-type="string">
            <text:p>#</text:p>
          </table:table-cell>
          <table:table-cell table:number-columns-repeated="241"/>
        </table:table-row>
        <table:table-row table:style-name="ro4">
          <table:table-cell table:style-name="ce6" office:value-type="string">
            <text:p>attributes</text:p>
          </table:table-cell>
          <table:table-cell table:style-name="ce6" office:value-type="string">
            <text:p>storeName</text:p>
          </table:table-cell>
          <table:table-cell office:value-type="string">
            <text:p>storeNo</text:p>
          </table:table-cell>
          <table:table-cell office:value-type="string">
            <text:p>description</text:p>
          </table:table-cell>
          <table:table-cell table:style-name="ce6" office:value-type="string">
            <text:p>department</text:p>
          </table:table-cell>
          <table:table-cell table:style-name="ce6" office:value-type="string">
            <text:p>deliveryAddress</text:p>
          </table:table-cell>
          <table:table-cell table:style-name="ce6" office:value-type="string">
            <text:p>billingAddress</text:p>
          </table:table-cell>
          <table:table-cell table:style-name="ce6" office:value-type="string">
            <text:p>loop</text:p>
          </table:table-cell>
          <table:table-cell table:style-name="ce6" office:value-type="string">
            <text:p>binCode</text:p>
          </table:table-cell>
          <table:table-cell table:style-name="ce6" office:value-type="string">
            <text:p>binName</text:p>
          </table:table-cell>
          <table:table-cell office:value-type="string">
            <text:p>binStatus</text:p>
          </table:table-cell>
          <table:table-cell table:style-name="ce3" office:value-type="string">
            <text:p>storeId</text:p>
          </table:table-cell>
          <table:table-cell table:number-columns-repeated="2" table:style-name="ce3" office:value-type="string">
            <text:p>X</text:p>
          </table:table-cell>
          <table:table-cell office:value-type="string">
            <text:p>#</text:p>
          </table:table-cell>
          <table:table-cell table:number-columns-repeated="241"/>
        </table:table-row>
        <table:table-row table:style-name="ro2">
          <table:table-cell office:value-type="string">
            <text:p>0010</text:p>
          </table:table-cell>
          <table:table-cell table:style-name="ce6" office:value-type="string">
            <text:p>STORE-94</text:p>
          </table:table-cell>
          <table:table-cell office:value-type="string">
            <text:p>94</text:p>
          </table:table-cell>
          <table:table-cell table:style-name="ce6" office:value-type="string">
            <text:p>STORE-94</text:p>
          </table:table-cell>
          <table:table-cell table:style-name="ce6" office:value-type="string">
            <text:p>H-Health</text:p>
          </table:table-cell>
          <table:table-cell table:style-name="ce6" office:value-type="string">
            <text:p>Bangalore</text:p>
          </table:table-cell>
          <table:table-cell table:style-name="ce6" office:value-type="string">
            <text:p>Mysore</text:p>
          </table:table-cell>
          <table:table-cell/>
          <table:table-cell table:number-columns-repeated="2" table:style-name="ce6" office:value-type="string">
            <text:p>B94/1</text:p>
          </table:table-cell>
          <table:table-cell office:value-type="string">
            <text:p>Inactive</text:p>
          </table:table-cell>
          <table:table-cell table:style-name="ce2" office:value-type="string">
            <text:p>94/STORE-94</text:p>
          </table:table-cell>
          <table:table-cell table:style-name="ce3" office:value-type="string">
            <text:p>1</text:p>
          </table:table-cell>
          <table:table-cell table:style-name="ce3"/>
          <table:table-cell office:value-type="string">
            <text:p>#</text:p>
          </table:table-cell>
          <table:table-cell office:value-type="string">
            <text:p>View stores by selectng the store number</text:p>
          </table:table-cell>
          <table:table-cell table:number-columns-repeated="240"/>
        </table:table-row>
        <table:table-row table:style-name="ro2">
          <table:table-cell office:value-type="string">
            <text:p>0020</text:p>
          </table:table-cell>
          <table:table-cell table:style-name="ce6" office:value-type="string">
            <text:p>STORES-95</text:p>
          </table:table-cell>
          <table:table-cell office:value-type="string">
            <text:p>95</text:p>
          </table:table-cell>
          <table:table-cell table:style-name="ce6" office:value-type="string">
            <text:p>STORES-95</text:p>
          </table:table-cell>
          <table:table-cell table:style-name="ce6" office:value-type="string">
            <text:p>H-Health</text:p>
          </table:table-cell>
          <table:table-cell table:style-name="ce6" office:value-type="string">
            <text:p>chennai</text:p>
          </table:table-cell>
          <table:table-cell table:style-name="ce6" office:value-type="string">
            <text:p>bangalore</text:p>
          </table:table-cell>
          <table:table-cell/>
          <table:table-cell table:number-columns-repeated="2" table:style-name="ce6" office:value-type="string">
            <text:p>B95/1</text:p>
          </table:table-cell>
          <table:table-cell office:value-type="string">
            <text:p>Scrap</text:p>
          </table:table-cell>
          <table:table-cell table:style-name="ce2"/>
          <table:table-cell table:style-name="ce3"/>
          <table:table-cell table:style-name="ce3" office:value-type="string">
            <text:p>1</text:p>
          </table:table-cell>
          <table:table-cell office:value-type="string">
            <text:p>#</text:p>
          </table:table-cell>
          <table:table-cell table:style-name="ce3" office:value-type="string">
            <text:p>View stores without selectng the store number</text:p>
          </table:table-cell>
          <table:table-cell table:number-columns-repeated="240"/>
        </table:table-row>
        <table:table-row table:style-name="ro4">
          <table:table-cell table:number-columns-repeated="12"/>
          <table:table-cell table:style-name="ce3" table:number-columns-repeated="2"/>
          <table:table-cell office:value-type="string">
            <text:p>#</text:p>
          </table:table-cell>
          <table:table-cell table:number-columns-repeated="241"/>
        </table:table-row>
        <table:table-row table:style-name="ro4">
          <table:table-cell table:number-columns-repeated="12"/>
          <table:table-cell table:style-name="ce3" table:number-columns-repeated="2"/>
          <table:table-cell office:value-type="string">
            <text:p>#</text:p>
          </table:table-cell>
          <table:table-cell table:number-columns-repeated="241"/>
        </table:table-row>
        <table:table-row table:style-name="ro3">
          <table:table-cell table:number-columns-repeated="12"/>
          <table:table-cell table:style-name="ce18" table:number-columns-repeated="2"/>
          <table:table-cell table:number-columns-repeated="242"/>
        </table:table-row>
        <table:table-row table:style-name="ro3" table:number-rows-repeated="4">
          <table:table-cell table:number-columns-repeated="12"/>
          <table:table-cell table:style-name="ce3" table:number-columns-repeated="2"/>
          <table:table-cell table:number-columns-repeated="242"/>
        </table:table-row>
        <table:table-row table:style-name="ro3" table:number-rows-repeated="6552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odify_stores" table:style-name="ta1">
        <table:table-column table:style-name="co44" table:default-cell-style-name="ce1"/>
        <table:table-column table:style-name="co13" table:default-cell-style-name="ce1"/>
        <table:table-column table:style-name="co5" table:default-cell-style-name="ce6"/>
        <table:table-column table:style-name="co53" table:default-cell-style-name="ce1"/>
        <table:table-column table:style-name="co44" table:default-cell-style-name="ce2"/>
        <table:table-column table:style-name="co10" table:default-cell-style-name="ce6"/>
        <table:table-column table:style-name="co55" table:default-cell-style-name="ce6"/>
        <table:table-column table:style-name="co78" table:default-cell-style-name="ce3"/>
        <table:table-column table:style-name="co90" table:default-cell-style-name="ce3"/>
        <table:table-column table:style-name="co91" table:default-cell-style-name="ce6"/>
        <table:table-column table:style-name="co22" table:default-cell-style-name="ce6"/>
        <table:table-column table:style-name="co92" table:default-cell-style-name="ce6"/>
        <table:table-column table:style-name="co83" table:default-cell-style-name="ce1"/>
        <table:table-column table:style-name="co22" table:default-cell-style-name="ce3"/>
        <table:table-column table:style-name="co81" table:default-cell-style-name="ce6"/>
        <table:table-column table:style-name="co93" table:default-cell-style-name="ce6"/>
        <table:table-column table:style-name="co94" table:default-cell-style-name="ce6"/>
        <table:table-column table:style-name="co23" table:default-cell-style-name="ce6"/>
        <table:table-column table:style-name="co95" table:default-cell-style-name="ce6"/>
        <table:table-column table:style-name="co20" table:default-cell-style-name="ce6"/>
        <table:table-column table:style-name="co96" table:default-cell-style-name="ce6"/>
        <table:table-column table:style-name="co93" table:default-cell-style-name="ce6"/>
        <table:table-column table:style-name="co97" table:default-cell-style-name="ce6"/>
        <table:table-column table:style-name="co98" table:default-cell-style-name="ce1"/>
        <table:table-column table:style-name="co98" table:default-cell-style-name="ce6"/>
        <table:table-column table:style-name="co38" table:default-cell-style-name="ce6"/>
        <table:table-column table:style-name="co99" table:default-cell-style-name="ce6"/>
        <table:table-column table:style-name="co22" table:number-columns-repeated="229" table:default-cell-style-name="ce6"/>
        <table:table-row table:style-name="ro1">
          <table:table-cell office:value-type="string">
            <text:p>tc</text:p>
          </table:table-cell>
          <table:table-cell table:style-name="ce2" office:value-type="string">
            <text:p>CREATE_STORE_NAME_FLD1</text:p>
          </table:table-cell>
          <table:table-cell table:style-name="ce3" office:value-type="string">
            <text:p>CREATE_STORE_NO_FLD1</text:p>
          </table:table-cell>
          <table:table-cell table:style-name="ce3" office:value-type="string">
            <text:p>CREATE_STORE_DESC_FLD1</text:p>
          </table:table-cell>
          <table:table-cell office:value-type="string">
            <text:p>CREATE_DEPT_NAME_FLD1</text:p>
          </table:table-cell>
          <table:table-cell table:style-name="ce2" office:value-type="string">
            <text:p>CREATE_DELIVERY_ADDRESS_FLD1</text:p>
          </table:table-cell>
          <table:table-cell table:style-name="ce2" office:value-type="string">
            <text:p>CREATE_BILLING_ADDRESS_FLD1</text:p>
          </table:table-cell>
          <table:table-cell office:value-type="string">
            <text:p>CREATE_BIN1</text:p>
          </table:table-cell>
          <table:table-cell office:value-type="string">
            <text:p>FOR_LOOP_STORES1</text:p>
          </table:table-cell>
          <table:table-cell table:style-name="ce2" office:value-type="string">
            <text:p>CREATE_BIN_CODE_FLD1</text:p>
          </table:table-cell>
          <table:table-cell table:style-name="ce2" office:value-type="string">
            <text:p>CREATE_BIN_NAME_FLD1</text:p>
          </table:table-cell>
          <table:table-cell table:style-name="ce2" office:value-type="string">
            <text:p>CREATE_BIN_STATUS_FLD1</text:p>
          </table:table-cell>
          <table:table-cell table:style-name="ce3" office:value-type="string">
            <text:p>CREATE_STORES_SUCCESS</text:p>
          </table:table-cell>
          <table:table-cell office:value-type="string">
            <text:p>CREATE_STORES_FAILURE</text:p>
          </table:table-cell>
          <table:table-cell table:style-name="ce5" office:value-type="string">
            <text:p>MODIFY_STORES_NUM_FLD1</text:p>
          </table:table-cell>
          <table:table-cell table:style-name="ce5" office:value-type="string">
            <text:p>MODIFY_STORE_NAME_FLD1</text:p>
          </table:table-cell>
          <table:table-cell table:style-name="ce5" office:value-type="string">
            <text:p>MODIFY_STORE_DESC_FLD1</text:p>
          </table:table-cell>
          <table:table-cell table:style-name="ce5" office:value-type="string">
            <text:p>MODIFY_DEPT_NAME_FLD1</text:p>
          </table:table-cell>
          <table:table-cell table:style-name="ce5" office:value-type="string">
            <text:p>MODIFY_DELIVERY_ADDRESS_FLD</text:p>
          </table:table-cell>
          <table:table-cell table:style-name="ce5" office:value-type="string">
            <text:p>MODIFY_BILLING_ADDRESS_FLD</text:p>
          </table:table-cell>
          <table:table-cell table:style-name="ce5" office:value-type="string">
            <text:p>MODIFY_BIN_CODE_FLD1</text:p>
          </table:table-cell>
          <table:table-cell table:style-name="ce5" office:value-type="string">
            <text:p>MODIFY_BIN_NAME_FLD1</text:p>
          </table:table-cell>
          <table:table-cell table:style-name="ce5" office:value-type="string">
            <text:p>MODIFY_STATUS_FLD1</text:p>
          </table:table-cell>
          <table:table-cell table:style-name="ce9" office:value-type="string">
            <text:p>MODIFY_STORES_SUCCESS</text:p>
          </table:table-cell>
          <table:table-cell table:style-name="ce5" office:value-type="string">
            <text:p>MODIFY_STORES_FAILURE</text:p>
          </table:table-cell>
          <table:table-cell table:style-name="ce1" office:value-type="string">
            <text:p>#</text:p>
          </table:table-cell>
          <table:table-cell table:style-name="ce1" table:number-columns-repeated="230"/>
        </table:table-row>
        <table:table-row table:style-name="ro2">
          <table:table-cell table:style-name="ce6" office:value-type="string">
            <text:p>attributes</text:p>
          </table:table-cell>
          <table:table-cell table:style-name="ce2" office:value-type="string">
            <text:p>storeName</text:p>
          </table:table-cell>
          <table:table-cell table:style-name="ce3" office:value-type="string">
            <text:p>storeNo</text:p>
          </table:table-cell>
          <table:table-cell table:style-name="ce3" office:value-type="string">
            <text:p>description</text:p>
          </table:table-cell>
          <table:table-cell office:value-type="string">
            <text:p>department</text:p>
          </table:table-cell>
          <table:table-cell table:style-name="ce2" office:value-type="string">
            <text:p>deliveryAddress</text:p>
          </table:table-cell>
          <table:table-cell table:style-name="ce2" office:value-type="string">
            <text:p>billingAddress</text:p>
          </table:table-cell>
          <table:table-cell office:value-type="string">
            <text:p>x</text:p>
          </table:table-cell>
          <table:table-cell office:value-type="string">
            <text:p>loop</text:p>
          </table:table-cell>
          <table:table-cell table:style-name="ce2" office:value-type="string">
            <text:p>binCode</text:p>
          </table:table-cell>
          <table:table-cell table:style-name="ce2" office:value-type="string">
            <text:p>binName</text:p>
          </table:table-cell>
          <table:table-cell table:style-name="ce2" office:value-type="string">
            <text:p>binStatus</text:p>
          </table:table-cell>
          <table:table-cell table:style-name="ce3" office:value-type="string">
            <text:p>X</text:p>
          </table:table-cell>
          <table:table-cell office:value-type="string">
            <text:p>X</text:p>
          </table:table-cell>
          <table:table-cell table:style-name="ce9" office:value-type="string">
            <text:p>storeId</text:p>
          </table:table-cell>
          <table:table-cell table:style-name="ce9" office:value-type="string">
            <text:p>storeName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department</text:p>
          </table:table-cell>
          <table:table-cell table:style-name="ce9" office:value-type="string">
            <text:p>deliveryAddress</text:p>
          </table:table-cell>
          <table:table-cell table:style-name="ce9" office:value-type="string">
            <text:p>billingAddress</text:p>
          </table:table-cell>
          <table:table-cell table:style-name="ce9" office:value-type="string">
            <text:p>binCode</text:p>
          </table:table-cell>
          <table:table-cell table:style-name="ce9" office:value-type="string">
            <text:p>binName</text:p>
          </table:table-cell>
          <table:table-cell table:style-name="ce9" office:value-type="string">
            <text:p>binStatus</text:p>
          </table:table-cell>
          <table:table-cell table:number-columns-repeated="2" table:style-name="ce9" office:value-type="string">
            <text:p>x</text:p>
          </table:table-cell>
          <table:table-cell office:value-type="string">
            <text:p>#</text:p>
          </table:table-cell>
          <table:table-cell table:number-columns-repeated="230"/>
        </table:table-row>
        <table:table-row table:style-name="ro7">
          <table:table-cell office:value-type="string">
            <text:p>0010</text:p>
          </table:table-cell>
          <table:table-cell table:style-name="ce2" office:value-type="string">
            <text:p>STORE-90</text:p>
          </table:table-cell>
          <table:table-cell table:style-name="ce3" office:value-type="string">
            <text:p>90</text:p>
          </table:table-cell>
          <table:table-cell table:style-name="ce2" office:value-type="string">
            <text:p>STORE-90</text:p>
          </table:table-cell>
          <table:table-cell office:value-type="string">
            <text:p>H-Health</text:p>
          </table:table-cell>
          <table:table-cell table:style-name="ce2" office:value-type="string">
            <text:p>Bangalore</text:p>
          </table:table-cell>
          <table:table-cell table:style-name="ce2" office:value-type="string">
            <text:p>chennai</text:p>
          </table:table-cell>
          <table:table-cell table:number-columns-repeated="2" office:value-type="string">
            <text:p>1</text:p>
          </table:table-cell>
          <table:table-cell table:number-columns-repeated="2" table:style-name="ce2" office:value-type="string">
            <text:p>B90/1</text:p>
          </table:table-cell>
          <table:table-cell table:style-name="ce2" office:value-type="string">
            <text:p>Active</text:p>
          </table:table-cell>
          <table:table-cell table:style-name="ce3" office:value-type="string">
            <text:p>1</text:p>
          </table:table-cell>
          <table:table-cell/>
          <table:table-cell table:style-name="ce5" office:value-type="string">
            <text:p>90/STORE-90</text:p>
          </table:table-cell>
          <table:table-cell table:style-name="ce2"/>
          <table:table-cell table:style-name="ce5"/>
          <table:table-cell table:style-name="ce5" office:value-type="string">
            <text:p>M-Mechanical</text:p>
          </table:table-cell>
          <table:table-cell table:number-columns-repeated="2" table:style-name="ce5" office:value-type="string">
            <text:p>Madurai</text:p>
          </table:table-cell>
          <table:table-cell table:style-name="ce5" table:number-columns-repeated="3"/>
          <table:table-cell table:style-name="ce9" office:value-type="string">
            <text:p>1</text:p>
          </table:table-cell>
          <table:table-cell table:style-name="ce5"/>
          <table:table-cell office:value-type="string">
            <text:p>#</text:p>
          </table:table-cell>
          <table:table-cell office:value-type="string">
            <text:p>Modify store with department, delivery address, billing address.</text:p>
          </table:table-cell>
          <table:table-cell table:number-columns-repeated="229"/>
        </table:table-row>
        <table:table-row table:style-name="ro2">
          <table:table-cell office:value-type="string">
            <text:p>0020</text:p>
          </table:table-cell>
          <table:table-cell table:style-name="ce2" office:value-type="string">
            <text:p>STORE-91</text:p>
          </table:table-cell>
          <table:table-cell table:style-name="ce3" office:value-type="string">
            <text:p>91</text:p>
          </table:table-cell>
          <table:table-cell table:style-name="ce2" office:value-type="string">
            <text:p>STORE-91</text:p>
          </table:table-cell>
          <table:table-cell office:value-type="string">
            <text:p>H-Health</text:p>
          </table:table-cell>
          <table:table-cell table:style-name="ce2" office:value-type="string">
            <text:p>Madurai</text:p>
          </table:table-cell>
          <table:table-cell table:style-name="ce2" office:value-type="string">
            <text:p>bangalore</text:p>
          </table:table-cell>
          <table:table-cell table:number-columns-repeated="2" office:value-type="string">
            <text:p>1</text:p>
          </table:table-cell>
          <table:table-cell table:number-columns-repeated="2" table:style-name="ce2" office:value-type="string">
            <text:p>B91/1</text:p>
          </table:table-cell>
          <table:table-cell table:style-name="ce2" office:value-type="string">
            <text:p>Active</text:p>
          </table:table-cell>
          <table:table-cell table:style-name="ce3" office:value-type="string">
            <text:p>1</text:p>
          </table:table-cell>
          <table:table-cell/>
          <table:table-cell table:style-name="ce5" office:value-type="string">
            <text:p>91/STORE-91</text:p>
          </table:table-cell>
          <table:table-cell table:style-name="ce5" office:value-type="string">
            <text:p>STOREE-91</text:p>
          </table:table-cell>
          <table:table-cell table:style-name="ce5" office:value-type="string">
            <text:p>STORE-90</text:p>
          </table:table-cell>
          <table:table-cell table:style-name="ce5" office:value-type="string">
            <text:p>G-General</text:p>
          </table:table-cell>
          <table:table-cell table:style-name="ce5" office:value-type="string">
            <text:p>Madurai</text:p>
          </table:table-cell>
          <table:table-cell table:style-name="ce5" office:value-type="string">
            <text:p>bangalore</text:p>
          </table:table-cell>
          <table:table-cell table:number-columns-repeated="2" table:style-name="ce5" office:value-type="string">
            <text:p>B91/1</text:p>
          </table:table-cell>
          <table:table-cell table:style-name="ce5" office:value-type="string">
            <text:p>Scrap</text:p>
          </table:table-cell>
          <table:table-cell table:style-name="ce9"/>
          <table:table-cell table:style-name="ce5"/>
          <table:table-cell office:value-type="string">
            <text:p>#</text:p>
          </table:table-cell>
          <table:table-cell office:value-type="string">
            <text:p>Modify store with description, store name, bin status.</text:p>
          </table:table-cell>
          <table:table-cell table:number-columns-repeated="229"/>
        </table:table-row>
        <table:table-row table:style-name="ro8">
          <table:table-cell office:value-type="string">
            <text:p>0030</text:p>
          </table:table-cell>
          <table:table-cell table:style-name="ce2" office:value-type="string">
            <text:p>STORE-92</text:p>
          </table:table-cell>
          <table:table-cell table:style-name="ce3" office:value-type="string">
            <text:p>92</text:p>
          </table:table-cell>
          <table:table-cell table:style-name="ce2" office:value-type="string">
            <text:p>STORE-92</text:p>
          </table:table-cell>
          <table:table-cell office:value-type="string">
            <text:p>H-Health</text:p>
          </table:table-cell>
          <table:table-cell table:style-name="ce2" office:value-type="string">
            <text:p>Chennai</text:p>
          </table:table-cell>
          <table:table-cell table:style-name="ce2" office:value-type="string">
            <text:p>mangalore</text:p>
          </table:table-cell>
          <table:table-cell table:number-columns-repeated="2" office:value-type="string">
            <text:p>1</text:p>
          </table:table-cell>
          <table:table-cell table:number-columns-repeated="2" table:style-name="ce2" office:value-type="string">
            <text:p>B92/1</text:p>
          </table:table-cell>
          <table:table-cell table:style-name="ce2" office:value-type="string">
            <text:p>Scrap</text:p>
          </table:table-cell>
          <table:table-cell table:style-name="ce3" office:value-type="string">
            <text:p>1</text:p>
          </table:table-cell>
          <table:table-cell/>
          <table:table-cell table:style-name="ce5" office:value-type="string">
            <text:p>92/STORE-92</text:p>
          </table:table-cell>
          <table:table-cell table:style-name="ce2"/>
          <table:table-cell table:style-name="ce5" office:value-type="string">
            <text:p>STORE-92</text:p>
          </table:table-cell>
          <table:table-cell table:style-name="ce5" office:value-type="string">
            <text:p>E-Electrical </text:p>
          </table:table-cell>
          <table:table-cell table:style-name="ce5" office:value-type="string">
            <text:p>Mysore&amp;&amp;**#</text:p>
          </table:table-cell>
          <table:table-cell table:style-name="ce5" office:value-type="string">
            <text:p>Mangalore(())*^^%%</text:p>
          </table:table-cell>
          <table:table-cell table:number-columns-repeated="2" table:style-name="ce5" office:value-type="string">
            <text:p>B92/1</text:p>
          </table:table-cell>
          <table:table-cell table:style-name="ce5" office:value-type="string">
            <text:p>Inactive</text:p>
          </table:table-cell>
          <table:table-cell table:style-name="ce9"/>
          <table:table-cell table:style-name="ce5"/>
          <table:table-cell office:value-type="string">
            <text:p>#</text:p>
          </table:table-cell>
          <table:table-cell office:value-type="string">
            <text:p>Modify store with store name field &amp; cannot be modified if the store is used in the transaction.</text:p>
          </table:table-cell>
          <table:table-cell table:number-columns-repeated="229"/>
        </table:table-row>
        <table:table-row table:style-name="ro2">
          <table:table-cell office:value-type="string">
            <text:p>0040</text:p>
          </table:table-cell>
          <table:table-cell table:style-name="ce2" office:value-type="string">
            <text:p>STORE-93</text:p>
          </table:table-cell>
          <table:table-cell table:style-name="ce3" office:value-type="string">
            <text:p>93</text:p>
          </table:table-cell>
          <table:table-cell table:style-name="ce2" office:value-type="string">
            <text:p>STORE-93</text:p>
          </table:table-cell>
          <table:table-cell office:value-type="string">
            <text:p>H-Health</text:p>
          </table:table-cell>
          <table:table-cell table:style-name="ce2" office:value-type="string">
            <text:p>Mangalore</text:p>
          </table:table-cell>
          <table:table-cell table:style-name="ce2" office:value-type="string">
            <text:p>madurai</text:p>
          </table:table-cell>
          <table:table-cell table:number-columns-repeated="2" office:value-type="string">
            <text:p>1</text:p>
          </table:table-cell>
          <table:table-cell table:number-columns-repeated="2" table:style-name="ce2" office:value-type="string">
            <text:p>B93/1</text:p>
          </table:table-cell>
          <table:table-cell table:style-name="ce2" office:value-type="string">
            <text:p>Inactive</text:p>
          </table:table-cell>
          <table:table-cell table:style-name="ce3" office:value-type="string">
            <text:p>1</text:p>
          </table:table-cell>
          <table:table-cell/>
          <table:table-cell table:style-name="ce5" office:value-type="string">
            <text:p>93/STORE-93</text:p>
          </table:table-cell>
          <table:table-cell table:style-name="ce5" office:value-type="string">
            <text:p>STORE-93@#$%</text:p>
          </table:table-cell>
          <table:table-cell table:style-name="ce5" office:value-type="string">
            <text:p>STORE-93</text:p>
          </table:table-cell>
          <table:table-cell table:style-name="ce5" office:value-type="string">
            <text:p>E-Education</text:p>
          </table:table-cell>
          <table:table-cell table:style-name="ce5" office:value-type="string">
            <text:p>Mangalore</text:p>
          </table:table-cell>
          <table:table-cell table:style-name="ce5" office:value-type="string">
            <text:p>madurai</text:p>
          </table:table-cell>
          <table:table-cell table:number-columns-repeated="2" table:style-name="ce5" office:value-type="string">
            <text:p>B93/1</text:p>
          </table:table-cell>
          <table:table-cell table:style-name="ce5" office:value-type="string">
            <text:p>Inactive</text:p>
          </table:table-cell>
          <table:table-cell table:style-name="ce9"/>
          <table:table-cell table:style-name="ce5"/>
          <table:table-cell office:value-type="string">
            <text:p>#</text:p>
          </table:table-cell>
          <table:table-cell table:style-name="ce2" office:value-type="string">
            <text:p>Modify store with store name with special characters</text:p>
          </table:table-cell>
          <table:table-cell table:number-columns-repeated="229"/>
        </table:table-row>
        <table:table-row table:style-name="ro4">
          <table:table-cell table:number-columns-repeated="12"/>
          <table:table-cell table:style-name="ce18"/>
          <table:table-cell table:style-name="ce19"/>
          <table:table-cell table:number-columns-repeated="11"/>
          <table:table-cell office:value-type="string">
            <text:p>#</text:p>
          </table:table-cell>
          <table:table-cell table:number-columns-repeated="230"/>
        </table:table-row>
        <table:table-row table:style-name="ro4">
          <table:table-cell table:number-columns-repeated="12"/>
          <table:table-cell table:style-name="ce3"/>
          <table:table-cell table:number-columns-repeated="12"/>
          <table:table-cell office:value-type="string">
            <text:p>#</text:p>
          </table:table-cell>
          <table:table-cell table:number-columns-repeated="230"/>
        </table:table-row>
        <table:table-row table:style-name="ro4">
          <table:table-cell table:number-columns-repeated="4"/>
          <table:table-cell office:value-type="string" table:number-columns-spanned="3" table:number-rows-spanned="1">
            <text:p>RED - CREATE STORE DATA</text:p>
          </table:table-cell>
          <table:covered-table-cell table:number-columns-repeated="2"/>
          <table:table-cell table:number-columns-repeated="5"/>
          <table:table-cell table:style-name="ce3"/>
          <table:table-cell table:number-columns-repeated="12"/>
          <table:table-cell office:value-type="string">
            <text:p>#</text:p>
          </table:table-cell>
          <table:table-cell table:number-columns-repeated="230"/>
        </table:table-row>
        <table:table-row table:style-name="ro4">
          <table:table-cell table:number-columns-repeated="4"/>
          <table:table-cell office:value-type="string" table:number-columns-spanned="3" table:number-rows-spanned="1">
            <text:p>GREEN - MODIFY STORE DATA</text:p>
          </table:table-cell>
          <table:covered-table-cell table:number-columns-repeated="2"/>
          <table:table-cell table:number-columns-repeated="5"/>
          <table:table-cell table:style-name="ce3"/>
          <table:table-cell table:number-columns-repeated="12"/>
          <table:table-cell office:value-type="string">
            <text:p>#</text:p>
          </table:table-cell>
          <table:table-cell table:number-columns-repeated="230"/>
        </table:table-row>
        <table:table-row table:style-name="ro4">
          <table:table-cell table:number-columns-repeated="12"/>
          <table:table-cell table:style-name="ce3"/>
          <table:table-cell table:number-columns-repeated="12"/>
          <table:table-cell office:value-type="string">
            <text:p>#</text:p>
          </table:table-cell>
          <table:table-cell table:number-columns-repeated="230"/>
        </table:table-row>
        <table:table-row table:style-name="ro4">
          <table:table-cell table:number-columns-repeated="25"/>
          <table:table-cell office:value-type="string">
            <text:p>#</text:p>
          </table:table-cell>
          <table:table-cell table:number-columns-repeated="230"/>
        </table:table-row>
        <table:table-row table:style-name="ro4">
          <table:table-cell table:number-columns-repeated="25"/>
          <table:table-cell office:value-type="string">
            <text:p>#</text:p>
          </table:table-cell>
          <table:table-cell table:number-columns-repeated="230"/>
        </table:table-row>
        <table:table-row table:style-name="ro4">
          <table:table-cell table:number-columns-repeated="25"/>
          <table:table-cell office:value-type="string">
            <text:p>#</text:p>
          </table:table-cell>
          <table:table-cell table:number-columns-repeated="230"/>
        </table:table-row>
        <table:table-row table:style-name="ro4">
          <table:table-cell table:number-columns-repeated="25"/>
          <table:table-cell office:value-type="string">
            <text:p>#</text:p>
          </table:table-cell>
          <table:table-cell table:number-columns-repeated="230"/>
        </table:table-row>
        <table:table-row table:style-name="ro3" table:number-rows-repeated="6552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reate_GMI" table:style-name="ta1">
        <table:table-column table:style-name="co100" table:default-cell-style-name="ce1"/>
        <table:table-column table:style-name="co1" table:default-cell-style-name="ce1"/>
        <table:table-column table:style-name="co6" table:default-cell-style-name="ce1"/>
        <table:table-column table:style-name="co81" table:default-cell-style-name="ce1"/>
        <table:table-column table:style-name="co80" table:default-cell-style-name="ce1"/>
        <table:table-column table:style-name="co7" table:default-cell-style-name="ce1"/>
        <table:table-column table:style-name="co101" table:default-cell-style-name="ce1"/>
        <table:table-column table:style-name="co7" table:default-cell-style-name="ce1"/>
        <table:table-column table:style-name="co57" table:number-columns-repeated="2" table:default-cell-style-name="ce1"/>
        <table:table-column table:style-name="co70" table:default-cell-style-name="ce1"/>
        <table:table-column table:style-name="co13" table:default-cell-style-name="ce1"/>
        <table:table-column table:style-name="co22" table:default-cell-style-name="ce3"/>
        <table:table-column table:style-name="co35" table:default-cell-style-name="ce7"/>
        <table:table-column table:style-name="co22" table:number-columns-repeated="2" table:default-cell-style-name="ce7"/>
        <table:table-column table:style-name="co22" table:default-cell-style-name="ce3"/>
        <table:table-column table:style-name="co102" table:default-cell-style-name="ce3"/>
        <table:table-column table:style-name="co59" table:default-cell-style-name="ce3"/>
        <table:table-column table:style-name="co103" table:default-cell-style-name="ce3"/>
        <table:table-column table:style-name="co50" table:default-cell-style-name="ce3"/>
        <table:table-column table:style-name="co41" table:default-cell-style-name="ce3"/>
        <table:table-column table:style-name="co22" table:number-columns-repeated="6" table:default-cell-style-name="ce3"/>
        <table:table-column table:style-name="co69" table:default-cell-style-name="ce1"/>
        <table:table-column table:style-name="co104" table:default-cell-style-name="ce34"/>
        <table:table-column table:style-name="co4" table:default-cell-style-name="ce1"/>
        <table:table-column table:style-name="co4" table:default-cell-style-name="ce35"/>
        <table:table-column table:style-name="co93" table:number-columns-repeated="3" table:default-cell-style-name="ce1"/>
        <table:table-column table:style-name="co105" table:default-cell-style-name="ce1"/>
        <table:table-column table:style-name="co86" table:default-cell-style-name="ce35"/>
        <table:table-column table:style-name="co66" table:default-cell-style-name="ce1"/>
        <table:table-column table:style-name="co22" table:default-cell-style-name="ce1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22" table:default-cell-style-name="ce1"/>
        <table:table-column table:style-name="co106" table:default-cell-style-name="ce1"/>
        <table:table-column table:style-name="co22" table:default-cell-style-name="ce1"/>
        <table:table-column table:style-name="co7" table:default-cell-style-name="ce1"/>
        <table:table-column table:style-name="co22" table:number-columns-repeated="209" table:default-cell-style-name="ce1"/>
        <table:table-row table:style-name="ro1">
          <table:table-cell office:value-type="string">
            <text:p>tc</text:p>
          </table:table-cell>
          <table:table-cell table:style-name="ce7" office:value-type="string">
            <text:p>ITEM_NO</text:p>
          </table:table-cell>
          <table:table-cell table:style-name="ce7" office:value-type="string">
            <text:p>ITEM_TYPE</text:p>
          </table:table-cell>
          <table:table-cell table:style-name="ce7" office:value-type="string">
            <text:p>ITEM_DESCRIPTION</text:p>
          </table:table-cell>
          <table:table-cell table:style-name="ce7" office:value-type="string">
            <text:p>BASE_UOM</text:p>
          </table:table-cell>
          <table:table-cell table:style-name="ce7" office:value-type="string">
            <text:p>ITEM_STATUS</text:p>
          </table:table-cell>
          <table:table-cell office:value-type="string">
            <text:p>CREATE_ITEM_INDENT_REQUIRED_CHECK_BOX</text:p>
          </table:table-cell>
          <table:table-cell table:style-name="ce7" office:value-type="string">
            <text:p>SCRAP_ITEM</text:p>
          </table:table-cell>
          <table:table-cell office:value-type="string">
            <text:p>ITEM_PURCHASED</text:p>
          </table:table-cell>
          <table:table-cell table:style-name="ce7" office:value-type="string">
            <text:p>CONTRACT_REQD</text:p>
          </table:table-cell>
          <table:table-cell table:style-name="ce7" office:value-type="string">
            <text:p>LOT_CONTROL</text:p>
          </table:table-cell>
          <table:table-cell table:style-name="ce7" office:value-type="string">
            <text:p>SHELF_LIFE_CONTROL</text:p>
          </table:table-cell>
          <table:table-cell table:style-name="ce7" office:value-type="string">
            <text:p>BIN_LEVEL_STORAGE</text:p>
          </table:table-cell>
          <table:table-cell office:value-type="string">
            <text:p>CREATE_ITEM_DEPARTMENT_FROM_FLD</text:p>
          </table:table-cell>
          <table:table-cell office:value-type="string">
            <text:p>VIEW_ITEM_NUMBER1</text:p>
          </table:table-cell>
          <table:table-cell office:value-type="string">
            <text:p>CREATE_SUCCESS_DATA1</text:p>
          </table:table-cell>
          <table:table-cell office:value-type="string">
            <text:p>CREATE_MMRN_DEPARTMENT_FLD1</text:p>
          </table:table-cell>
          <table:table-cell office:value-type="string">
            <text:p>CREATE_MMRN_STORE_FLD1</text:p>
          </table:table-cell>
          <table:table-cell office:value-type="string">
            <text:p>CREATE_MMRN_RECEIPT_TYPE_FLD1</text:p>
          </table:table-cell>
          <table:table-cell office:value-type="string">
            <text:p>CREATE_MMRN_ACCOUNT_CODE_FLD1</text:p>
          </table:table-cell>
          <table:table-cell office:value-type="string">
            <text:p>CREATE_MMRN_ITEM_NO_FLD1</text:p>
          </table:table-cell>
          <table:table-cell office:value-type="string">
            <text:p>CREATE_MMRN_QUANTITY_FLD1</text:p>
          </table:table-cell>
          <table:table-cell office:value-type="string">
            <text:p>CREATE_MMRN_RATE_PER_UNIT_FLD1</text:p>
          </table:table-cell>
          <table:table-cell office:value-type="string">
            <text:p>BREAK_UP_DETAILS1</text:p>
          </table:table-cell>
          <table:table-cell office:value-type="string">
            <text:p>CREATE_MMRN_BREAKUP_QUANTITY_FLD1</text:p>
          </table:table-cell>
          <table:table-cell office:value-type="string">
            <text:p>CREATE_MMRN_LOT_NO_FLD1</text:p>
          </table:table-cell>
          <table:table-cell office:value-type="string">
            <text:p>CREATE_MMRN_EXPIRY_DATE_FLD1</text:p>
          </table:table-cell>
          <table:table-cell office:value-type="string">
            <text:p>CREATE_MMRN_BIN_NO_FLD1</text:p>
          </table:table-cell>
          <table:table-cell table:style-name="ce24" office:value-type="string">
            <text:p>CREATE_GMI_DEPT_FLD1</text:p>
          </table:table-cell>
          <table:table-cell table:style-name="ce24" office:value-type="string">
            <text:p>CREATE_GMI_ISSUING_STORE_FLD1</text:p>
          </table:table-cell>
          <table:table-cell table:style-name="ce24" office:value-type="string">
            <text:p>CREATE_GMI_PURPOSE_FLD1</text:p>
          </table:table-cell>
          <table:table-cell table:style-name="ce24" office:value-type="string">
            <text:p>CREATE_GMI_ACCOUNTCODE_FLD1</text:p>
          </table:table-cell>
          <table:table-cell table:style-name="ce24" office:value-type="string">
            <text:p>CREATE_GMI_PROJECT_CODE_FLD</text:p>
          </table:table-cell>
          <table:table-cell table:style-name="ce24" office:value-type="string">
            <text:p>CREATE_GMI_ASSET_CODE_FLD</text:p>
          </table:table-cell>
          <table:table-cell table:style-name="ce24" office:value-type="string">
            <text:p>CREATE_GMI_INDENTING_STORE1</text:p>
          </table:table-cell>
          <table:table-cell table:style-name="ce24" office:value-type="string">
            <text:p>CREATE_GMI_ITEM_FLD1</text:p>
          </table:table-cell>
          <table:table-cell table:style-name="ce24" office:value-type="string">
            <text:p>CREATE_GMI_QUANTIY_FLD1</text:p>
          </table:table-cell>
          <table:table-cell table:style-name="ce24" office:value-type="string">
            <text:p>CREATE_GMI_SALE_PRICE_FLD</text:p>
          </table:table-cell>
          <table:table-cell table:style-name="ce24" office:value-type="string">
            <text:p>CREATE_GMI_SCRAP_ITEM_FLD</text:p>
          </table:table-cell>
          <table:table-cell table:style-name="ce3" office:value-type="string">
            <text:p>CREATE_MI_DESIGNATION_FLD</text:p>
          </table:table-cell>
          <table:table-cell table:style-name="ce3" office:value-type="string">
            <text:p>CREATE_MI_APPROVER_FLD</text:p>
          </table:table-cell>
          <table:table-cell table:style-name="ce3" office:value-type="string">
            <text:p>STORES_APPROVE_MI_APPROVER_FLD</text:p>
          </table:table-cell>
          <table:table-cell table:style-name="ce3" office:value-type="string">
            <text:p>STORES_APPROVE_MI_DESIGNATION_FLD</text:p>
          </table:table-cell>
          <table:table-cell office:value-type="string">
            <text:p>#</text:p>
          </table:table-cell>
          <table:table-cell table:number-columns-repeated="212"/>
        </table:table-row>
        <table:table-row table:style-name="ro2">
          <table:table-cell office:value-type="string">
            <text:p>attributes</text:p>
          </table:table-cell>
          <table:table-cell table:style-name="ce7" office:value-type="string">
            <text:p>itemNo</text:p>
          </table:table-cell>
          <table:table-cell table:style-name="ce7" office:value-type="string">
            <text:p>type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uom</text:p>
          </table:table-cell>
          <table:table-cell table:style-name="ce7" office:value-type="string">
            <text:p>itemStatusId</text:p>
          </table:table-cell>
          <table:table-cell office:value-type="string">
            <text:p>isIndentRequired</text:p>
          </table:table-cell>
          <table:table-cell table:style-name="ce7" office:value-type="string">
            <text:p>isscrap</text:p>
          </table:table-cell>
          <table:table-cell office:value-type="string">
            <text:p>canPurchase</text:p>
          </table:table-cell>
          <table:table-cell table:style-name="ce7" office:value-type="string">
            <text:p>contractReqt</text:p>
          </table:table-cell>
          <table:table-cell table:style-name="ce7" office:value-type="string">
            <text:p>isLotControlled</text:p>
          </table:table-cell>
          <table:table-cell table:style-name="ce7" office:value-type="string">
            <text:p>isShelfLifeControlled</text:p>
          </table:table-cell>
          <table:table-cell table:style-name="ce7" office:value-type="string">
            <text:p>binLevelStorage</text:p>
          </table:table-cell>
          <table:table-cell office:value-type="string">
            <text:p>tempDeptId</text:p>
          </table:table-cell>
          <table:table-cell office:value-type="string">
            <text:p>itemNo</text:p>
          </table:table-cell>
          <table:table-cell office:value-type="string">
            <text:p>x</text:p>
          </table:table-cell>
          <table:table-cell office:value-type="string">
            <text:p>departmentId</text:p>
          </table:table-cell>
          <table:table-cell office:value-type="string">
            <text:p>storeId</text:p>
          </table:table-cell>
          <table:table-cell office:value-type="string">
            <text:p>purpose</text:p>
          </table:table-cell>
          <table:table-cell office:value-type="string">
            <text:p>accCode</text:p>
          </table:table-cell>
          <table:table-cell office:value-type="string">
            <text:p>itemNo</text:p>
          </table:table-cell>
          <table:table-cell office:value-type="string">
            <text:p>receivedQty</text:p>
          </table:table-cell>
          <table:table-cell office:value-type="string">
            <text:p>unitPrice</text:p>
          </table:table-cell>
          <table:table-cell office:value-type="string">
            <text:p>breakDetails</text:p>
          </table:table-cell>
          <table:table-cell office:value-type="string">
            <text:p>brkqty</text:p>
          </table:table-cell>
          <table:table-cell office:value-type="string">
            <text:p>lotNum</text:p>
          </table:table-cell>
          <table:table-cell office:value-type="string">
            <text:p>exdate</text:p>
          </table:table-cell>
          <table:table-cell office:value-type="string">
            <text:p>bin</text:p>
          </table:table-cell>
          <table:table-cell table:style-name="ce24" office:value-type="string">
            <text:p>department</text:p>
          </table:table-cell>
          <table:table-cell table:style-name="ce24" office:value-type="string">
            <text:p>issuingStore</text:p>
          </table:table-cell>
          <table:table-cell table:style-name="ce24" office:value-type="string">
            <text:p>purpose</text:p>
          </table:table-cell>
          <table:table-cell table:style-name="ce24" office:value-type="string">
            <text:p>accountCode</text:p>
          </table:table-cell>
          <table:table-cell table:style-name="ce24" office:value-type="string">
            <text:p>projectCode</text:p>
          </table:table-cell>
          <table:table-cell table:style-name="ce24" office:value-type="string">
            <text:p>assetName</text:p>
          </table:table-cell>
          <table:table-cell table:style-name="ce24" office:value-type="string">
            <text:p>indentingStore</text:p>
          </table:table-cell>
          <table:table-cell table:style-name="ce24" office:value-type="string">
            <text:p>itemNo</text:p>
          </table:table-cell>
          <table:table-cell table:style-name="ce24" office:value-type="string">
            <text:p>issuedQty</text:p>
          </table:table-cell>
          <table:table-cell table:style-name="ce24" office:value-type="string">
            <text:p>scrapValue</text:p>
          </table:table-cell>
          <table:table-cell table:style-name="ce24" office:value-type="string">
            <text:p>scrapItemNo</text:p>
          </table:table-cell>
          <table:table-cell table:style-name="ce3" office:value-type="string">
            <text:p>approverDesignation</text:p>
          </table:table-cell>
          <table:table-cell table:style-name="ce3" office:value-type="string">
            <text:p>approver</text:p>
          </table:table-cell>
          <table:table-cell table:style-name="ce10" office:value-type="string">
            <text:p>approver</text:p>
          </table:table-cell>
          <table:table-cell table:style-name="ce3" office:value-type="string">
            <text:p>approverDesignation</text:p>
          </table:table-cell>
          <table:table-cell office:value-type="string">
            <text:p>#</text:p>
          </table:table-cell>
          <table:table-cell table:number-columns-repeated="212"/>
        </table:table-row>
        <table:table-row table:style-name="ro2">
          <table:table-cell office:value-type="string">
            <text:p>0010</text:p>
          </table:table-cell>
          <table:table-cell office:value-type="string">
            <text:p>701</text:p>
          </table:table-cell>
          <table:table-cell office:value-type="string">
            <text:p>MECHANICAL SUPPLIES</text:p>
          </table:table-cell>
          <table:table-cell office:value-type="string">
            <text:p>rod 10mm</text:p>
          </table:table-cell>
          <table:table-cell office:value-type="string">
            <text:p>NUMSS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Open PO</text:p>
          </table:table-cell>
          <table:table-cell table:number-columns-repeated="2" office:value-type="string">
            <text:p>y</text:p>
          </table:table-cell>
          <table:table-cell/>
          <table:table-cell office:value-type="string">
            <text:p>H-Health</text:p>
          </table:table-cell>
          <table:table-cell office:value-type="string">
            <text:p>701</text:p>
          </table:table-cell>
          <table:table-cell office:value-type="string">
            <text:p>1</text:p>
          </table:table-cell>
          <table:table-cell office:value-type="string">
            <text:p>H-Health</text:p>
          </table:table-cell>
          <table:table-cell office:value-type="string">
            <text:p>25/STORE-25</text:p>
          </table:table-cell>
          <table:table-cell office:value-type="string">
            <text:p>Physical Stock Taking</text:p>
          </table:table-cell>
          <table:table-cell office:value-type="string">
            <text:p>2702001/Inventory</text:p>
          </table:table-cell>
          <table:table-cell office:value-type="string">
            <text:p>701</text:p>
          </table:table-cell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string">
            <text:p>12122009</text:p>
          </table:table-cell>
          <table:table-cell/>
          <table:table-cell table:style-name="ce24" office:value-type="string">
            <text:p>H-Health</text:p>
          </table:table-cell>
          <table:table-cell table:style-name="ce24" office:value-type="string">
            <text:p>25/STORE-25</text:p>
          </table:table-cell>
          <table:table-cell table:style-name="ce24" office:value-type="string">
            <text:p>Stock Adjustment</text:p>
          </table:table-cell>
          <table:table-cell table:style-name="ce24" office:value-type="string">
            <text:p>2704001/Stores</text:p>
          </table:table-cell>
          <table:table-cell table:style-name="ce24" table:number-columns-repeated="3"/>
          <table:table-cell table:style-name="ce24" office:value-type="string">
            <text:p>701</text:p>
          </table:table-cell>
          <table:table-cell table:style-name="ce24" office:value-type="string">
            <text:p>1</text:p>
          </table:table-cell>
          <table:table-cell table:style-name="ce24" table:number-columns-repeated="2"/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office:value-type="string">
            <text:p>#</text:p>
          </table:table-cell>
          <table:table-cell table:style-name="ce32" office:value-type="string">
            <text:p>create GMI for purpose = Material <text:s/>Transfer Note</text:p>
          </table:table-cell>
          <table:table-cell table:number-columns-repeated="211"/>
        </table:table-row>
        <table:table-row table:style-name="ro7">
          <table:table-cell office:value-type="string">
            <text:p>0020</text:p>
          </table:table-cell>
          <table:table-cell office:value-type="string">
            <text:p>702</text:p>
          </table:table-cell>
          <table:table-cell office:value-type="string">
            <text:p>MECHANICAL SUPPLIES</text:p>
          </table:table-cell>
          <table:table-cell office:value-type="string">
            <text:p>val-d-cal</text:p>
          </table:table-cell>
          <table:table-cell office:value-type="string">
            <text:p>NUMSS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Tendered</text:p>
          </table:table-cell>
          <table:table-cell table:number-columns-repeated="2" office:value-type="string">
            <text:p>y</text:p>
          </table:table-cell>
          <table:table-cell/>
          <table:table-cell office:value-type="string">
            <text:p>A-Accounts Central Cell</text:p>
          </table:table-cell>
          <table:table-cell office:value-type="string">
            <text:p>702</text:p>
          </table:table-cell>
          <table:table-cell office:value-type="string">
            <text:p>1</text:p>
          </table:table-cell>
          <table:table-cell office:value-type="string">
            <text:p>H-Health</text:p>
          </table:table-cell>
          <table:table-cell office:value-type="string">
            <text:p>25/STORE-25</text:p>
          </table:table-cell>
          <table:table-cell office:value-type="string">
            <text:p>Physical Stock Taking</text:p>
          </table:table-cell>
          <table:table-cell office:value-type="string">
            <text:p>2702001/Inventory</text:p>
          </table:table-cell>
          <table:table-cell office:value-type="string">
            <text:p>702</text:p>
          </table:table-cell>
          <table:table-cell office:value-type="string">
            <text:p>50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50</text:p>
          </table:table-cell>
          <table:table-cell office:value-type="string">
            <text:p>2</text:p>
          </table:table-cell>
          <table:table-cell office:value-type="string">
            <text:p>12122009</text:p>
          </table:table-cell>
          <table:table-cell/>
          <table:table-cell table:style-name="ce24" office:value-type="string">
            <text:p>H-Health</text:p>
          </table:table-cell>
          <table:table-cell table:style-name="ce24" office:value-type="string">
            <text:p>25/STORE-25</text:p>
          </table:table-cell>
          <table:table-cell table:style-name="ce24" office:value-type="string">
            <text:p>Maintenance: Consumption</text:p>
          </table:table-cell>
          <table:table-cell table:style-name="ce24" office:value-type="string">
            <text:p>2301001/Power Charges For Street Lighting</text:p>
          </table:table-cell>
          <table:table-cell table:style-name="ce24" table:number-columns-repeated="3"/>
          <table:table-cell table:style-name="ce24" office:value-type="string">
            <text:p>702</text:p>
          </table:table-cell>
          <table:table-cell table:style-name="ce24" office:value-type="string">
            <text:p>2</text:p>
          </table:table-cell>
          <table:table-cell table:style-name="ce24" table:number-columns-repeated="2"/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office:value-type="string">
            <text:p>#</text:p>
          </table:table-cell>
          <table:table-cell table:style-name="ce32" office:value-type="string">
            <text:p>create GMI for purpose = Maintenance: Consumption</text:p>
          </table:table-cell>
          <table:table-cell table:number-columns-repeated="211"/>
        </table:table-row>
        <table:table-row table:style-name="ro2">
          <table:table-cell office:value-type="string">
            <text:p>0030</text:p>
          </table:table-cell>
          <table:table-cell office:value-type="string">
            <text:p>703</text:p>
          </table:table-cell>
          <table:table-cell office:value-type="string">
            <text:p>MECHANICAL SUPPLIES</text:p>
          </table:table-cell>
          <table:table-cell office:value-type="string">
            <text:p>qqqq</text:p>
          </table:table-cell>
          <table:table-cell office:value-type="string">
            <text:p>NUMSS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Open PO</text:p>
          </table:table-cell>
          <table:table-cell table:number-columns-repeated="2" office:value-type="string">
            <text:p>y</text:p>
          </table:table-cell>
          <table:table-cell/>
          <table:table-cell office:value-type="string">
            <text:p>B-Buildings</text:p>
          </table:table-cell>
          <table:table-cell office:value-type="string">
            <text:p>703</text:p>
          </table:table-cell>
          <table:table-cell office:value-type="string">
            <text:p>1</text:p>
          </table:table-cell>
          <table:table-cell office:value-type="string">
            <text:p>H-Health</text:p>
          </table:table-cell>
          <table:table-cell office:value-type="string">
            <text:p>25/STORE-25</text:p>
          </table:table-cell>
          <table:table-cell office:value-type="string">
            <text:p>Physical Stock Taking</text:p>
          </table:table-cell>
          <table:table-cell office:value-type="string">
            <text:p>2702001/Inventory</text:p>
          </table:table-cell>
          <table:table-cell office:value-type="string">
            <text:p>703</text:p>
          </table:table-cell>
          <table:table-cell office:value-type="string">
            <text:p>20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  <table:table-cell office:value-type="string">
            <text:p>20</text:p>
          </table:table-cell>
          <table:table-cell office:value-type="string">
            <text:p>4</text:p>
          </table:table-cell>
          <table:table-cell office:value-type="string">
            <text:p>12122011</text:p>
          </table:table-cell>
          <table:table-cell/>
          <table:table-cell table:style-name="ce24" office:value-type="string">
            <text:p>H-Health</text:p>
          </table:table-cell>
          <table:table-cell table:style-name="ce24" office:value-type="string">
            <text:p>25/STORE-25</text:p>
          </table:table-cell>
          <table:table-cell table:style-name="ce24" office:value-type="string">
            <text:p>Stock Adjustment</text:p>
          </table:table-cell>
          <table:table-cell table:style-name="ce24" office:value-type="string">
            <text:p>2704001/Stores</text:p>
          </table:table-cell>
          <table:table-cell table:style-name="ce24" table:number-columns-repeated="3"/>
          <table:table-cell table:style-name="ce24" office:value-type="string">
            <text:p>703</text:p>
          </table:table-cell>
          <table:table-cell table:style-name="ce24" office:value-type="string">
            <text:p>2</text:p>
          </table:table-cell>
          <table:table-cell table:style-name="ce24" table:number-columns-repeated="2"/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office:value-type="string">
            <text:p>#</text:p>
          </table:table-cell>
          <table:table-cell table:style-name="ce32" office:value-type="string">
            <text:p>create GMI for purpose = Stock Adjustment</text:p>
          </table:table-cell>
          <table:table-cell table:number-columns-repeated="211"/>
        </table:table-row>
        <table:table-row table:style-name="ro13">
          <table:table-cell office:value-type="string">
            <text:p>0040</text:p>
          </table:table-cell>
          <table:table-cell office:value-type="string">
            <text:p>704</text:p>
          </table:table-cell>
          <table:table-cell office:value-type="string">
            <text:p>MECHANICAL SUPPLIES</text:p>
          </table:table-cell>
          <table:table-cell office:value-type="string">
            <text:p>iron box</text:p>
          </table:table-cell>
          <table:table-cell office:value-type="string">
            <text:p>NUMSS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Tendered</text:p>
          </table:table-cell>
          <table:table-cell table:number-columns-repeated="2" office:value-type="string">
            <text:p>y</text:p>
          </table:table-cell>
          <table:table-cell/>
          <table:table-cell office:value-type="string">
            <text:p>H-Health</text:p>
          </table:table-cell>
          <table:table-cell office:value-type="string">
            <text:p>704</text:p>
          </table:table-cell>
          <table:table-cell office:value-type="string">
            <text:p>1</text:p>
          </table:table-cell>
          <table:table-cell office:value-type="string">
            <text:p>H-Health</text:p>
          </table:table-cell>
          <table:table-cell office:value-type="string">
            <text:p>26/STORE-26</text:p>
          </table:table-cell>
          <table:table-cell office:value-type="string">
            <text:p>Physical Stock Taking</text:p>
          </table:table-cell>
          <table:table-cell office:value-type="string">
            <text:p>2702001/Inventory</text:p>
          </table:table-cell>
          <table:table-cell office:value-type="string">
            <text:p>704</text:p>
          </table:table-cell>
          <table:table-cell office:value-type="string">
            <text:p>10</text:p>
          </table:table-cell>
          <table:table-cell office:value-type="string">
            <text:p>15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12122012</text:p>
          </table:table-cell>
          <table:table-cell/>
          <table:table-cell table:style-name="ce24" office:value-type="string">
            <text:p>H-Health</text:p>
          </table:table-cell>
          <table:table-cell table:style-name="ce24" office:value-type="string">
            <text:p>26/STORE-26</text:p>
          </table:table-cell>
          <table:table-cell table:style-name="ce24" office:value-type="string">
            <text:p>Written-off/Scrap</text:p>
          </table:table-cell>
          <table:table-cell table:style-name="ce24" office:value-type="string">
            <text:p>2704001/Stores</text:p>
          </table:table-cell>
          <table:table-cell table:style-name="ce24" table:number-columns-repeated="3"/>
          <table:table-cell table:style-name="ce24" office:value-type="string">
            <text:p>704</text:p>
          </table:table-cell>
          <table:table-cell table:style-name="ce24" office:value-type="string">
            <text:p>3</text:p>
          </table:table-cell>
          <table:table-cell table:style-name="ce24" table:number-columns-repeated="2"/>
          <table:table-cell office:value-type="string">
            <text:p>MEDICAL OFFICER</text:p>
          </table:table-cell>
          <table:table-cell/>
          <table:table-cell office:value-type="string">
            <text:p>HOD</text:p>
          </table:table-cell>
          <table:table-cell office:value-type="string">
            <text:p>MEDICAL OFFICER</text:p>
          </table:table-cell>
          <table:table-cell office:value-type="string">
            <text:p>#</text:p>
          </table:table-cell>
          <table:table-cell table:style-name="ce32" office:value-type="string">
            <text:p>create GMI for purpose = Written off</text:p>
          </table:table-cell>
          <table:table-cell table:number-columns-repeated="211"/>
        </table:table-row>
        <table:table-row table:style-name="ro2">
          <table:table-cell office:value-type="string">
            <text:p>0050</text:p>
          </table:table-cell>
          <table:table-cell office:value-type="string">
            <text:p>705</text:p>
          </table:table-cell>
          <table:table-cell office:value-type="string">
            <text:p>MECHANICAL SUPPLIES</text:p>
          </table:table-cell>
          <table:table-cell office:value-type="string">
            <text:p>bolt assembly</text:p>
          </table:table-cell>
          <table:table-cell office:value-type="string">
            <text:p>NUMSS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y</text:p>
          </table:table-cell>
          <table:table-cell/>
          <table:table-cell office:value-type="string">
            <text:p>Open PO</text:p>
          </table:table-cell>
          <table:table-cell table:number-columns-repeated="2" office:value-type="string">
            <text:p>y</text:p>
          </table:table-cell>
          <table:table-cell/>
          <table:table-cell office:value-type="string">
            <text:p>A-Accounts Central Cell</text:p>
          </table:table-cell>
          <table:table-cell office:value-type="string">
            <text:p>705</text:p>
          </table:table-cell>
          <table:table-cell office:value-type="string">
            <text:p>1</text:p>
          </table:table-cell>
          <table:table-cell office:value-type="string">
            <text:p>H-Health</text:p>
          </table:table-cell>
          <table:table-cell office:value-type="string">
            <text:p>26/STORE-26</text:p>
          </table:table-cell>
          <table:table-cell office:value-type="string">
            <text:p>Physical Stock Taking</text:p>
          </table:table-cell>
          <table:table-cell office:value-type="string">
            <text:p>2702001/Inventory</text:p>
          </table:table-cell>
          <table:table-cell office:value-type="string">
            <text:p>705</text:p>
          </table:table-cell>
          <table:table-cell table:number-columns-repeated="2"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12122013</text:p>
          </table:table-cell>
          <table:table-cell/>
          <table:table-cell table:style-name="ce24" office:value-type="string">
            <text:p>H-Health</text:p>
          </table:table-cell>
          <table:table-cell table:style-name="ce24"/>
          <table:table-cell table:style-name="ce24" office:value-type="string">
            <text:p>Stock Adjustment</text:p>
          </table:table-cell>
          <table:table-cell table:style-name="ce24" office:value-type="string">
            <text:p>2704001/Stores</text:p>
          </table:table-cell>
          <table:table-cell table:style-name="ce24" table:number-columns-repeated="3"/>
          <table:table-cell table:style-name="ce24" office:value-type="string">
            <text:p>705</text:p>
          </table:table-cell>
          <table:table-cell table:style-name="ce24" office:value-type="string">
            <text:p>2</text:p>
          </table:table-cell>
          <table:table-cell table:style-name="ce24" table:number-columns-repeated="2"/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office:value-type="string">
            <text:p>#</text:p>
          </table:table-cell>
          <table:table-cell table:style-name="ce3" office:value-type="string">
            <text:p>create GMI without selecting the store</text:p>
          </table:table-cell>
          <table:table-cell table:number-columns-repeated="211"/>
        </table:table-row>
        <table:table-row table:style-name="ro2">
          <table:table-cell office:value-type="string">
            <text:p>0060</text:p>
          </table:table-cell>
          <table:table-cell office:value-type="string">
            <text:p>706</text:p>
          </table:table-cell>
          <table:table-cell office:value-type="string">
            <text:p>MECHANICAL SUPPLIES</text:p>
          </table:table-cell>
          <table:table-cell office:value-type="string">
            <text:p>door assembly</text:p>
          </table:table-cell>
          <table:table-cell office:value-type="string">
            <text:p>NUMSS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y</text:p>
          </table:table-cell>
          <table:table-cell/>
          <table:table-cell office:value-type="string">
            <text:p>Tendered</text:p>
          </table:table-cell>
          <table:table-cell table:number-columns-repeated="2" office:value-type="string">
            <text:p>y</text:p>
          </table:table-cell>
          <table:table-cell/>
          <table:table-cell office:value-type="string">
            <text:p>B-Buildings</text:p>
          </table:table-cell>
          <table:table-cell office:value-type="string">
            <text:p>706</text:p>
          </table:table-cell>
          <table:table-cell office:value-type="string">
            <text:p>1</text:p>
          </table:table-cell>
          <table:table-cell office:value-type="string">
            <text:p>H-Health</text:p>
          </table:table-cell>
          <table:table-cell office:value-type="string">
            <text:p>26/STORE-26</text:p>
          </table:table-cell>
          <table:table-cell office:value-type="string">
            <text:p>Physical Stock Taking</text:p>
          </table:table-cell>
          <table:table-cell office:value-type="string">
            <text:p>2702001/Inventory</text:p>
          </table:table-cell>
          <table:table-cell office:value-type="string">
            <text:p>706</text:p>
          </table:table-cell>
          <table:table-cell office:value-type="string">
            <text:p>25</text:p>
          </table:table-cell>
          <table:table-cell office:value-type="string">
            <text:p>15</text:p>
          </table:table-cell>
          <table:table-cell office:value-type="string">
            <text:p>1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12122014</text:p>
          </table:table-cell>
          <table:table-cell/>
          <table:table-cell table:style-name="ce24" office:value-type="string">
            <text:p>H-Health</text:p>
          </table:table-cell>
          <table:table-cell table:style-name="ce24" office:value-type="string">
            <text:p>26/STORE-26</text:p>
          </table:table-cell>
          <table:table-cell table:style-name="ce24" table:number-columns-repeated="5"/>
          <table:table-cell table:style-name="ce24" office:value-type="string">
            <text:p>706</text:p>
          </table:table-cell>
          <table:table-cell table:style-name="ce24" office:value-type="string">
            <text:p>2</text:p>
          </table:table-cell>
          <table:table-cell table:style-name="ce24" table:number-columns-repeated="2"/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office:value-type="string">
            <text:p>#</text:p>
          </table:table-cell>
          <table:table-cell table:style-name="ce3" office:value-type="string">
            <text:p>create GMI without selecting the purpose</text:p>
          </table:table-cell>
          <table:table-cell table:number-columns-repeated="211"/>
        </table:table-row>
        <table:table-row table:style-name="ro2">
          <table:table-cell office:value-type="string">
            <text:p>0070</text:p>
          </table:table-cell>
          <table:table-cell office:value-type="string">
            <text:p>707</text:p>
          </table:table-cell>
          <table:table-cell office:value-type="string">
            <text:p>MECHANICAL SUPPLIES</text:p>
          </table:table-cell>
          <table:table-cell office:value-type="string">
            <text:p>aaa</text:p>
          </table:table-cell>
          <table:table-cell office:value-type="string">
            <text:p>NUMSS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y</text:p>
          </table:table-cell>
          <table:table-cell/>
          <table:table-cell office:value-type="string">
            <text:p>Open PO</text:p>
          </table:table-cell>
          <table:table-cell table:number-columns-repeated="2" office:value-type="string">
            <text:p>y</text:p>
          </table:table-cell>
          <table:table-cell/>
          <table:table-cell office:value-type="string">
            <text:p>H-Health</text:p>
          </table:table-cell>
          <table:table-cell office:value-type="string">
            <text:p>707</text:p>
          </table:table-cell>
          <table:table-cell office:value-type="string">
            <text:p>1</text:p>
          </table:table-cell>
          <table:table-cell office:value-type="string">
            <text:p>H-Health</text:p>
          </table:table-cell>
          <table:table-cell office:value-type="string">
            <text:p>26/STORE-26</text:p>
          </table:table-cell>
          <table:table-cell office:value-type="string">
            <text:p>Physical Stock Taking</text:p>
          </table:table-cell>
          <table:table-cell office:value-type="string">
            <text:p>2702001/Inventory</text:p>
          </table:table-cell>
          <table:table-cell office:value-type="string">
            <text:p>707</text:p>
          </table:table-cell>
          <table:table-cell office:value-type="string">
            <text:p>30</text:p>
          </table:table-cell>
          <table:table-cell office:value-type="string">
            <text:p>500</text:p>
          </table:table-cell>
          <table:table-cell office:value-type="string">
            <text:p>1</text:p>
          </table:table-cell>
          <table:table-cell office:value-type="string">
            <text:p>30</text:p>
          </table:table-cell>
          <table:table-cell office:value-type="string">
            <text:p>8</text:p>
          </table:table-cell>
          <table:table-cell office:value-type="string">
            <text:p>12122015</text:p>
          </table:table-cell>
          <table:table-cell/>
          <table:table-cell table:style-name="ce24" office:value-type="string">
            <text:p>H-Health</text:p>
          </table:table-cell>
          <table:table-cell table:style-name="ce24" office:value-type="string">
            <text:p>26/STORE-26</text:p>
          </table:table-cell>
          <table:table-cell table:style-name="ce24" office:value-type="string">
            <text:p>Maintenance: Consumption</text:p>
          </table:table-cell>
          <table:table-cell table:style-name="ce24" table:number-columns-repeated="4"/>
          <table:table-cell table:style-name="ce24" office:value-type="string">
            <text:p>707</text:p>
          </table:table-cell>
          <table:table-cell table:style-name="ce24" office:value-type="string">
            <text:p>5</text:p>
          </table:table-cell>
          <table:table-cell table:style-name="ce24" table:number-columns-repeated="2"/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office:value-type="string">
            <text:p>#</text:p>
          </table:table-cell>
          <table:table-cell table:style-name="ce3" office:value-type="string">
            <text:p>create GMI without account code</text:p>
          </table:table-cell>
          <table:table-cell table:number-columns-repeated="211"/>
        </table:table-row>
        <table:table-row table:style-name="ro2">
          <table:table-cell office:value-type="string">
            <text:p>0080</text:p>
          </table:table-cell>
          <table:table-cell office:value-type="string">
            <text:p>708</text:p>
          </table:table-cell>
          <table:table-cell office:value-type="string">
            <text:p>MECHANICAL SUPPLIES</text:p>
          </table:table-cell>
          <table:table-cell office:value-type="string">
            <text:p>disprin</text:p>
          </table:table-cell>
          <table:table-cell office:value-type="string">
            <text:p>NUMSS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Tendered</text:p>
          </table:table-cell>
          <table:table-cell table:number-columns-repeated="2" office:value-type="string">
            <text:p>y</text:p>
          </table:table-cell>
          <table:table-cell/>
          <table:table-cell office:value-type="string">
            <text:p>A-Accounts Central Cell</text:p>
          </table:table-cell>
          <table:table-cell office:value-type="string">
            <text:p>708</text:p>
          </table:table-cell>
          <table:table-cell office:value-type="string">
            <text:p>1</text:p>
          </table:table-cell>
          <table:table-cell office:value-type="string">
            <text:p>H-Health</text:p>
          </table:table-cell>
          <table:table-cell office:value-type="string">
            <text:p>26/STORE-26</text:p>
          </table:table-cell>
          <table:table-cell office:value-type="string">
            <text:p>Physical Stock Taking</text:p>
          </table:table-cell>
          <table:table-cell office:value-type="string">
            <text:p>2702001/Inventory</text:p>
          </table:table-cell>
          <table:table-cell office:value-type="string">
            <text:p>708</text:p>
          </table:table-cell>
          <table:table-cell office:value-type="string">
            <text:p>35</text:p>
          </table:table-cell>
          <table:table-cell office:value-type="string">
            <text:p>1000</text:p>
          </table:table-cell>
          <table:table-cell office:value-type="string">
            <text:p>1</text:p>
          </table:table-cell>
          <table:table-cell office:value-type="string">
            <text:p>35</text:p>
          </table:table-cell>
          <table:table-cell office:value-type="string">
            <text:p>9</text:p>
          </table:table-cell>
          <table:table-cell office:value-type="string">
            <text:p>12122016</text:p>
          </table:table-cell>
          <table:table-cell/>
          <table:table-cell table:style-name="ce24" office:value-type="string">
            <text:p>H-Health</text:p>
          </table:table-cell>
          <table:table-cell table:style-name="ce24" office:value-type="string">
            <text:p>26/STORE-26</text:p>
          </table:table-cell>
          <table:table-cell table:style-name="ce24" office:value-type="string">
            <text:p>Stock Adjustment</text:p>
          </table:table-cell>
          <table:table-cell table:style-name="ce24" office:value-type="string">
            <text:p>2704001/Stores</text:p>
          </table:table-cell>
          <table:table-cell table:style-name="ce24" table:number-columns-repeated="3"/>
          <table:table-cell table:style-name="ce24" office:value-type="string">
            <text:p>708</text:p>
          </table:table-cell>
          <table:table-cell table:style-name="ce24" table:number-columns-repeated="3"/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office:value-type="string">
            <text:p>#</text:p>
          </table:table-cell>
          <table:table-cell table:style-name="ce3" office:value-type="string">
            <text:p>create GMI without the Quantity issued</text:p>
          </table:table-cell>
          <table:table-cell table:number-columns-repeated="211"/>
        </table:table-row>
        <table:table-row table:style-name="ro1">
          <table:table-cell office:value-type="string">
            <text:p>0090</text:p>
          </table:table-cell>
          <table:table-cell office:value-type="string">
            <text:p>709</text:p>
          </table:table-cell>
          <table:table-cell office:value-type="string">
            <text:p>MECHANICAL SUPPLIES</text:p>
          </table:table-cell>
          <table:table-cell office:value-type="string">
            <text:p>Crocin</text:p>
          </table:table-cell>
          <table:table-cell office:value-type="string">
            <text:p>NUMSS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Open PO</text:p>
          </table:table-cell>
          <table:table-cell table:number-columns-repeated="2" office:value-type="string">
            <text:p>y</text:p>
          </table:table-cell>
          <table:table-cell/>
          <table:table-cell office:value-type="string">
            <text:p>B-Buildings</text:p>
          </table:table-cell>
          <table:table-cell office:value-type="string">
            <text:p>709</text:p>
          </table:table-cell>
          <table:table-cell office:value-type="string">
            <text:p>1</text:p>
          </table:table-cell>
          <table:table-cell office:value-type="string">
            <text:p>H-Health</text:p>
          </table:table-cell>
          <table:table-cell office:value-type="string">
            <text:p>27/STORE-27</text:p>
          </table:table-cell>
          <table:table-cell office:value-type="string">
            <text:p>Physical Stock Taking</text:p>
          </table:table-cell>
          <table:table-cell office:value-type="string">
            <text:p>2702001/Inventory</text:p>
          </table:table-cell>
          <table:table-cell office:value-type="string">
            <text:p>709</text:p>
          </table:table-cell>
          <table:table-cell office:value-type="string">
            <text:p>100</text:p>
          </table:table-cell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string">
            <text:p>100</text:p>
          </table:table-cell>
          <table:table-cell office:value-type="string">
            <text:p>10</text:p>
          </table:table-cell>
          <table:table-cell office:value-type="string">
            <text:p>12112009</text:p>
          </table:table-cell>
          <table:table-cell/>
          <table:table-cell table:style-name="ce24" office:value-type="string">
            <text:p>H-Health</text:p>
          </table:table-cell>
          <table:table-cell table:style-name="ce24" office:value-type="string">
            <text:p>27/STORE-27</text:p>
          </table:table-cell>
          <table:table-cell table:style-name="ce24" office:value-type="string">
            <text:p>Capital</text:p>
          </table:table-cell>
          <table:table-cell table:style-name="ce24" office:value-type="string">
            <text:p>4120034/Subways and Causeways, Foot over Bridges</text:p>
          </table:table-cell>
          <table:table-cell table:style-name="ce24" office:value-type="string">
            <text:p>ProjectCode1-1</text:p>
          </table:table-cell>
          <table:table-cell office:value-type="string">
            <text:p>CommBuild '-' CommBuild</text:p>
          </table:table-cell>
          <table:table-cell table:style-name="ce24"/>
          <table:table-cell table:style-name="ce24" office:value-type="string">
            <text:p>709</text:p>
          </table:table-cell>
          <table:table-cell table:style-name="ce24" office:value-type="string">
            <text:p>10</text:p>
          </table:table-cell>
          <table:table-cell table:style-name="ce24" table:number-columns-repeated="2"/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office:value-type="string">
            <text:p>#</text:p>
          </table:table-cell>
          <table:table-cell table:style-name="ce32" office:value-type="string">
            <text:p>Capital</text:p>
          </table:table-cell>
          <table:table-cell table:number-columns-repeated="211"/>
        </table:table-row>
        <table:table-row table:style-name="ro7">
          <table:table-cell office:value-type="string">
            <text:p>0091</text:p>
          </table:table-cell>
          <table:table-cell office:value-type="string">
            <text:p>710</text:p>
          </table:table-cell>
          <table:table-cell office:value-type="string">
            <text:p>MECHANICAL SUPPLIES</text:p>
          </table:table-cell>
          <table:table-cell office:value-type="string">
            <text:p>Paracetemol</text:p>
          </table:table-cell>
          <table:table-cell office:value-type="string">
            <text:p>NUMSS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Tendered</text:p>
          </table:table-cell>
          <table:table-cell table:number-columns-repeated="2" office:value-type="string">
            <text:p>y</text:p>
          </table:table-cell>
          <table:table-cell/>
          <table:table-cell office:value-type="string">
            <text:p>H-Health</text:p>
          </table:table-cell>
          <table:table-cell office:value-type="string">
            <text:p>710</text:p>
          </table:table-cell>
          <table:table-cell office:value-type="string">
            <text:p>1</text:p>
          </table:table-cell>
          <table:table-cell office:value-type="string">
            <text:p>H-Health</text:p>
          </table:table-cell>
          <table:table-cell office:value-type="string">
            <text:p>27/STORE-27</text:p>
          </table:table-cell>
          <table:table-cell office:value-type="string">
            <text:p>Physical Stock Taking</text:p>
          </table:table-cell>
          <table:table-cell office:value-type="string">
            <text:p>2702001/Inventory</text:p>
          </table:table-cell>
          <table:table-cell office:value-type="string">
            <text:p>710</text:p>
          </table:table-cell>
          <table:table-cell office:value-type="string">
            <text:p>100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  <table:table-cell office:value-type="string">
            <text:p>100</text:p>
          </table:table-cell>
          <table:table-cell office:value-type="string">
            <text:p>11</text:p>
          </table:table-cell>
          <table:table-cell office:value-type="string">
            <text:p>12102010</text:p>
          </table:table-cell>
          <table:table-cell/>
          <table:table-cell table:style-name="ce24" office:value-type="string">
            <text:p>H-Health</text:p>
          </table:table-cell>
          <table:table-cell table:style-name="ce24" office:value-type="string">
            <text:p>27/STORE-27</text:p>
          </table:table-cell>
          <table:table-cell table:style-name="ce24" office:value-type="string">
            <text:p>Maintenance: Asset Repair</text:p>
          </table:table-cell>
          <table:table-cell table:style-name="ce24" office:value-type="string">
            <text:p>2301001/Power Charges For Street Lighting</text:p>
          </table:table-cell>
          <table:table-cell table:style-name="ce24"/>
          <table:table-cell office:value-type="string">
            <text:p>CommBuild '-' CommBuild</text:p>
          </table:table-cell>
          <table:table-cell table:style-name="ce24"/>
          <table:table-cell table:style-name="ce24" office:value-type="string">
            <text:p>710</text:p>
          </table:table-cell>
          <table:table-cell table:style-name="ce24" office:value-type="string">
            <text:p>10</text:p>
          </table:table-cell>
          <table:table-cell table:style-name="ce24" table:number-columns-repeated="2"/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office:value-type="string">
            <text:p>#</text:p>
          </table:table-cell>
          <table:table-cell table:style-name="ce32" office:value-type="string">
            <text:p>Maintenance: Asset Repair</text:p>
          </table:table-cell>
          <table:table-cell table:number-columns-repeated="211"/>
        </table:table-row>
        <table:table-row table:style-name="ro2">
          <table:table-cell office:value-type="string">
            <text:p>0092</text:p>
          </table:table-cell>
          <table:table-cell office:value-type="string">
            <text:p>711</text:p>
          </table:table-cell>
          <table:table-cell office:value-type="string">
            <text:p>MECHANICAL SUPPLIES</text:p>
          </table:table-cell>
          <table:table-cell office:value-type="string">
            <text:p>gemini oil</text:p>
          </table:table-cell>
          <table:table-cell office:value-type="string">
            <text:p>NUMSS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table:number-columns-repeated="2"/>
          <table:table-cell office:value-type="string">
            <text:p>Tendered</text:p>
          </table:table-cell>
          <table:table-cell table:number-columns-repeated="2" office:value-type="string">
            <text:p>y</text:p>
          </table:table-cell>
          <table:table-cell/>
          <table:table-cell office:value-type="string">
            <text:p>A-Accounts Central Cell</text:p>
          </table:table-cell>
          <table:table-cell table:style-name="ce1" office:value-type="string">
            <text:p>711</text:p>
          </table:table-cell>
          <table:table-cell office:value-type="string">
            <text:p>1</text:p>
          </table:table-cell>
          <table:table-cell office:value-type="string">
            <text:p>H-Health</text:p>
          </table:table-cell>
          <table:table-cell office:value-type="string">
            <text:p>25/STORE-25</text:p>
          </table:table-cell>
          <table:table-cell office:value-type="string">
            <text:p>Physical Stock Taking</text:p>
          </table:table-cell>
          <table:table-cell office:value-type="string">
            <text:p>2702001/Inventory</text:p>
          </table:table-cell>
          <table:table-cell office:value-type="string">
            <text:p>711</text:p>
          </table:table-cell>
          <table:table-cell table:number-columns-repeated="2" office:value-type="string">
            <text:p>25</text:p>
          </table:table-cell>
          <table:table-cell office:value-type="string">
            <text:p>1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  <table:table-cell office:value-type="string">
            <text:p>12122010</text:p>
          </table:table-cell>
          <table:table-cell/>
          <table:table-cell table:style-name="ce24" office:value-type="string">
            <text:p>H-Health</text:p>
          </table:table-cell>
          <table:table-cell table:style-name="ce24" office:value-type="string">
            <text:p>25/STORE-25</text:p>
          </table:table-cell>
          <table:table-cell table:style-name="ce24" office:value-type="string">
            <text:p>Written-off/Scrap</text:p>
          </table:table-cell>
          <table:table-cell table:style-name="ce24" office:value-type="string">
            <text:p>2704001/Stores</text:p>
          </table:table-cell>
          <table:table-cell table:style-name="ce24" table:number-columns-repeated="3"/>
          <table:table-cell table:style-name="ce24" office:value-type="string">
            <text:p>711</text:p>
          </table:table-cell>
          <table:table-cell table:style-name="ce24" office:value-type="string">
            <text:p>5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705</text:p>
          </table:table-cell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office:value-type="string">
            <text:p>#</text:p>
          </table:table-cell>
          <table:table-cell table:style-name="ce32" office:value-type="string">
            <text:p>create GMI for purpose = Sale</text:p>
          </table:table-cell>
          <table:table-cell table:number-columns-repeated="211"/>
        </table:table-row>
        <table:table-row table:style-name="ro4">
          <table:table-cell table:number-columns-repeated="12"/>
          <table:table-cell table:style-name="ce1"/>
          <table:table-cell office:value-type="string">
            <text:p>B-Buildings</text:p>
          </table:table-cell>
          <table:table-cell table:style-name="ce1" table:number-columns-repeated="14"/>
          <table:table-cell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219"/>
        </table:table-row>
        <table:table-row table:style-name="ro4">
          <table:table-cell table:number-columns-repeated="13"/>
          <table:table-cell office:value-type="string">
            <text:p>H-Health</text:p>
          </table:table-cell>
          <table:table-cell table:number-columns-repeated="14"/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number-columns-repeated="8"/>
          <table:table-cell office:value-type="string">
            <text:p>#</text:p>
          </table:table-cell>
          <table:table-cell table:number-columns-repeated="212"/>
        </table:table-row>
        <table:table-row table:style-name="ro4">
          <table:table-cell table:number-columns-repeated="28"/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number-columns-repeated="8"/>
          <table:table-cell office:value-type="string">
            <text:p>#</text:p>
          </table:table-cell>
          <table:table-cell table:number-columns-repeated="212"/>
        </table:table-row>
        <table:table-row table:style-name="ro3" table:number-rows-repeated="3">
          <table:table-cell table:number-columns-repeated="28"/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number-columns-repeated="221"/>
        </table:table-row>
        <table:table-row table:style-name="ro4">
          <table:table-cell/>
          <table:table-cell office:value-type="string" table:number-columns-spanned="3" table:number-rows-spanned="1">
            <text:p>BLACK - CREATE ITEM DATA</text:p>
          </table:table-cell>
          <table:covered-table-cell table:number-columns-repeated="2"/>
          <table:table-cell table:number-columns-repeated="24"/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number-columns-repeated="221"/>
        </table:table-row>
        <table:table-row table:style-name="ro4">
          <table:table-cell/>
          <table:table-cell table:style-name="ce3" office:value-type="string" table:number-columns-spanned="3" table:number-rows-spanned="1">
            <text:p>RED – CREATE MMRN DATA</text:p>
          </table:table-cell>
          <table:covered-table-cell/>
          <table:covered-table-cell table:style-name="ce3"/>
          <table:table-cell table:number-columns-repeated="24"/>
          <table:table-cell table:style-name="ce33"/>
          <table:table-cell/>
          <table:table-cell table:style-name="ce33"/>
          <table:table-cell table:number-columns-repeated="3"/>
          <table:table-cell table:style-name="ce33"/>
          <table:table-cell table:number-columns-repeated="221"/>
        </table:table-row>
        <table:table-row table:style-name="ro4">
          <table:table-cell/>
          <table:table-cell table:style-name="ce33" office:value-type="string" table:number-columns-spanned="4" table:number-rows-spanned="1">
            <text:p>BLUE - CREATE GENERAL MATERIAL ISSUE DATA</text:p>
          </table:table-cell>
          <table:covered-table-cell/>
          <table:covered-table-cell table:number-columns-repeated="2" table:style-name="ce33"/>
          <table:table-cell table:number-columns-repeated="251"/>
        </table:table-row>
        <table:table-row table:style-name="ro3" table:number-rows-repeated="6551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view_GMI" table:style-name="ta2" table:print="false">
        <table:table-column table:style-name="co27" table:number-columns-repeated="13" table:default-cell-style-name="ce1"/>
        <table:table-column table:style-name="co35" table:default-cell-style-name="ce7"/>
        <table:table-column table:style-name="co27" table:number-columns-repeated="24" table:default-cell-style-name="ce1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27" table:default-cell-style-name="ce1"/>
        <table:table-column table:style-name="co107" table:default-cell-style-name="ce1"/>
        <table:table-column table:style-name="co27" table:number-columns-repeated="212" table:default-cell-style-name="ce1"/>
        <table:table-row table:style-name="ro1">
          <table:table-cell office:value-type="string">
            <text:p>tc</text:p>
          </table:table-cell>
          <table:table-cell table:style-name="ce7" office:value-type="string">
            <text:p>ITEM_NO</text:p>
          </table:table-cell>
          <table:table-cell table:style-name="ce7" office:value-type="string">
            <text:p>ITEM_TYPE</text:p>
          </table:table-cell>
          <table:table-cell table:style-name="ce7" office:value-type="string">
            <text:p>ITEM_DESCRIPTION</text:p>
          </table:table-cell>
          <table:table-cell table:style-name="ce7" office:value-type="string">
            <text:p>BASE_UOM</text:p>
          </table:table-cell>
          <table:table-cell table:style-name="ce7" office:value-type="string">
            <text:p>ITEM_STATUS</text:p>
          </table:table-cell>
          <table:table-cell office:value-type="string">
            <text:p>CREATE_ITEM_INDENT_REQUIRED_CHECK_BOX</text:p>
          </table:table-cell>
          <table:table-cell table:style-name="ce7" office:value-type="string">
            <text:p>SCRAP_ITEM</text:p>
          </table:table-cell>
          <table:table-cell office:value-type="string">
            <text:p>ITEM_PURCHASED</text:p>
          </table:table-cell>
          <table:table-cell table:style-name="ce7" office:value-type="string">
            <text:p>CONTRACT_REQD</text:p>
          </table:table-cell>
          <table:table-cell table:style-name="ce7" office:value-type="string">
            <text:p>LOT_CONTROL</text:p>
          </table:table-cell>
          <table:table-cell table:style-name="ce7" office:value-type="string">
            <text:p>SHELF_LIFE_CONTROL</text:p>
          </table:table-cell>
          <table:table-cell table:style-name="ce7" office:value-type="string">
            <text:p>BIN_LEVEL_STORAGE</text:p>
          </table:table-cell>
          <table:table-cell office:value-type="string">
            <text:p>CREATE_ITEM_DEPARTMENT_FROM_FLD</text:p>
          </table:table-cell>
          <table:table-cell table:style-name="ce7" office:value-type="string">
            <text:p>VIEW_ITEM_NUMBER1</text:p>
          </table:table-cell>
          <table:table-cell table:style-name="ce7" office:value-type="string">
            <text:p>CREATE_SUCCESS_DATA1</text:p>
          </table:table-cell>
          <table:table-cell table:style-name="ce3" office:value-type="string">
            <text:p>CREATE_MMRN_DEPARTMENT_FLD1</text:p>
          </table:table-cell>
          <table:table-cell table:style-name="ce3" office:value-type="string">
            <text:p>CREATE_MMRN_STORE_FLD1</text:p>
          </table:table-cell>
          <table:table-cell table:style-name="ce3" office:value-type="string">
            <text:p>CREATE_MMRN_RECEIPT_TYPE_FLD1</text:p>
          </table:table-cell>
          <table:table-cell table:style-name="ce3" office:value-type="string">
            <text:p>CREATE_MMRN_ACCOUNT_CODE_FLD1</text:p>
          </table:table-cell>
          <table:table-cell table:style-name="ce3" office:value-type="string">
            <text:p>CREATE_MMRN_ITEM_NO_FLD1</text:p>
          </table:table-cell>
          <table:table-cell table:style-name="ce3" office:value-type="string">
            <text:p>CREATE_MMRN_QUANTITY_FLD1</text:p>
          </table:table-cell>
          <table:table-cell table:style-name="ce3" office:value-type="string">
            <text:p>CREATE_MMRN_RATE_PER_UNIT_FLD1</text:p>
          </table:table-cell>
          <table:table-cell table:style-name="ce3" office:value-type="string">
            <text:p>BREAK_UP_DETAILS1</text:p>
          </table:table-cell>
          <table:table-cell table:style-name="ce3" office:value-type="string">
            <text:p>CREATE_MMRN_BREAKUP_QUANTITY_FLD1</text:p>
          </table:table-cell>
          <table:table-cell table:style-name="ce3" office:value-type="string">
            <text:p>CREATE_MMRN_LOT_NO_FLD1</text:p>
          </table:table-cell>
          <table:table-cell table:style-name="ce3" office:value-type="string">
            <text:p>CREATE_MMRN_EXPIRY_DATE_FLD1</text:p>
          </table:table-cell>
          <table:table-cell table:style-name="ce3" office:value-type="string">
            <text:p>CREATE_MMRN_BIN_NO_FLD1</text:p>
          </table:table-cell>
          <table:table-cell table:style-name="ce36" office:value-type="string">
            <text:p>CREATE_GMI_DEPT_FLD1</text:p>
          </table:table-cell>
          <table:table-cell table:style-name="ce36" office:value-type="string">
            <text:p>CREATE_GMI_ISSUING_STORE_FLD1</text:p>
          </table:table-cell>
          <table:table-cell table:style-name="ce36" office:value-type="string">
            <text:p>CREATE_GMI_PURPOSE_FLD1</text:p>
          </table:table-cell>
          <table:table-cell table:style-name="ce36" office:value-type="string">
            <text:p>CREATE_GMI_ACCOUNTCODE_FLD1</text:p>
          </table:table-cell>
          <table:table-cell table:style-name="ce33" office:value-type="string">
            <text:p>CREATE_GMI_PROJECT_CODE_FLD</text:p>
          </table:table-cell>
          <table:table-cell table:style-name="ce33" office:value-type="string">
            <text:p>CREATE_GMI_ASSET_CODE_FLD</text:p>
          </table:table-cell>
          <table:table-cell table:style-name="ce33" office:value-type="string">
            <text:p>CREATE_GMI_INDENTING_STORE1</text:p>
          </table:table-cell>
          <table:table-cell table:style-name="ce33" office:value-type="string">
            <text:p>CREATE_GMI_ITEM_FLD1</text:p>
          </table:table-cell>
          <table:table-cell table:style-name="ce33" office:value-type="string">
            <text:p>CREATE_GMI_QUANTIY_FLD1</text:p>
          </table:table-cell>
          <table:table-cell table:style-name="ce33" office:value-type="string">
            <text:p>CREATE_GMI_SALE_PRICE_FLD</text:p>
          </table:table-cell>
          <table:table-cell table:style-name="ce3" office:value-type="string">
            <text:p>CREATE_MI_DESIGNATION_FLD</text:p>
          </table:table-cell>
          <table:table-cell table:style-name="ce3" office:value-type="string">
            <text:p>CREATE_MI_APPROVER_FLD</text:p>
          </table:table-cell>
          <table:table-cell table:style-name="ce3" office:value-type="string">
            <text:p>STORES_APPROVE_MI_APPROVER_FLD</text:p>
          </table:table-cell>
          <table:table-cell table:style-name="ce3" office:value-type="string">
            <text:p>STORES_APPROVE_MI_DESIGNATION_FLD</text:p>
          </table:table-cell>
          <table:table-cell office:value-type="string">
            <text:p>#</text:p>
          </table:table-cell>
          <table:table-cell table:number-columns-repeated="213"/>
        </table:table-row>
        <table:table-row table:style-name="ro2">
          <table:table-cell office:value-type="string">
            <text:p>attributes</text:p>
          </table:table-cell>
          <table:table-cell table:style-name="ce7" office:value-type="string">
            <text:p>itemNo</text:p>
          </table:table-cell>
          <table:table-cell table:style-name="ce7" office:value-type="string">
            <text:p>type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uom</text:p>
          </table:table-cell>
          <table:table-cell table:style-name="ce7" office:value-type="string">
            <text:p>itemStatusId</text:p>
          </table:table-cell>
          <table:table-cell office:value-type="string">
            <text:p>isIndentRequired</text:p>
          </table:table-cell>
          <table:table-cell table:style-name="ce7" office:value-type="string">
            <text:p>isscrap</text:p>
          </table:table-cell>
          <table:table-cell office:value-type="string">
            <text:p>canPurchase</text:p>
          </table:table-cell>
          <table:table-cell table:style-name="ce7" office:value-type="string">
            <text:p>contractReqt</text:p>
          </table:table-cell>
          <table:table-cell table:style-name="ce7" office:value-type="string">
            <text:p>isLotControlled</text:p>
          </table:table-cell>
          <table:table-cell table:style-name="ce7" office:value-type="string">
            <text:p>isShelfLifeControlled</text:p>
          </table:table-cell>
          <table:table-cell table:style-name="ce7" office:value-type="string">
            <text:p>binLevelStorage</text:p>
          </table:table-cell>
          <table:table-cell office:value-type="string">
            <text:p>tempDeptId</text:p>
          </table:table-cell>
          <table:table-cell table:style-name="ce7" office:value-type="string">
            <text:p>itemNo</text:p>
          </table:table-cell>
          <table:table-cell table:style-name="ce7" office:value-type="string">
            <text:p>x</text:p>
          </table:table-cell>
          <table:table-cell table:style-name="ce3" office:value-type="string">
            <text:p>departmentId</text:p>
          </table:table-cell>
          <table:table-cell table:style-name="ce3" office:value-type="string">
            <text:p>storeId</text:p>
          </table:table-cell>
          <table:table-cell table:style-name="ce3" office:value-type="string">
            <text:p>purpose</text:p>
          </table:table-cell>
          <table:table-cell table:style-name="ce3" office:value-type="string">
            <text:p>accCode</text:p>
          </table:table-cell>
          <table:table-cell table:style-name="ce3" office:value-type="string">
            <text:p>itemNo</text:p>
          </table:table-cell>
          <table:table-cell table:style-name="ce3" office:value-type="string">
            <text:p>receivedQty</text:p>
          </table:table-cell>
          <table:table-cell table:style-name="ce3" office:value-type="string">
            <text:p>unitPrice</text:p>
          </table:table-cell>
          <table:table-cell table:style-name="ce3" office:value-type="string">
            <text:p>breakDetails</text:p>
          </table:table-cell>
          <table:table-cell table:style-name="ce3" office:value-type="string">
            <text:p>brkqty</text:p>
          </table:table-cell>
          <table:table-cell table:style-name="ce3" office:value-type="string">
            <text:p>lotNum</text:p>
          </table:table-cell>
          <table:table-cell table:style-name="ce3" office:value-type="string">
            <text:p>exdate</text:p>
          </table:table-cell>
          <table:table-cell table:style-name="ce3" office:value-type="string">
            <text:p>bin</text:p>
          </table:table-cell>
          <table:table-cell table:style-name="ce36" office:value-type="string">
            <text:p>department</text:p>
          </table:table-cell>
          <table:table-cell table:style-name="ce36" office:value-type="string">
            <text:p>issuingStore</text:p>
          </table:table-cell>
          <table:table-cell table:style-name="ce36" office:value-type="string">
            <text:p>purpose</text:p>
          </table:table-cell>
          <table:table-cell table:style-name="ce36" office:value-type="string">
            <text:p>accountCode</text:p>
          </table:table-cell>
          <table:table-cell table:style-name="ce37" office:value-type="string">
            <text:p>projectCode</text:p>
          </table:table-cell>
          <table:table-cell table:style-name="ce37" office:value-type="string">
            <text:p>assetName</text:p>
          </table:table-cell>
          <table:table-cell table:style-name="ce33" office:value-type="string">
            <text:p>indentingStore</text:p>
          </table:table-cell>
          <table:table-cell table:style-name="ce33" office:value-type="string">
            <text:p>itemNo</text:p>
          </table:table-cell>
          <table:table-cell table:style-name="ce33" office:value-type="string">
            <text:p>issuedQty</text:p>
          </table:table-cell>
          <table:table-cell table:style-name="ce33" office:value-type="string">
            <text:p>scrapValue</text:p>
          </table:table-cell>
          <table:table-cell table:style-name="ce3" office:value-type="string">
            <text:p>approverDesignation</text:p>
          </table:table-cell>
          <table:table-cell table:style-name="ce3" office:value-type="string">
            <text:p>approver</text:p>
          </table:table-cell>
          <table:table-cell table:style-name="ce10" office:value-type="string">
            <text:p>approver</text:p>
          </table:table-cell>
          <table:table-cell table:style-name="ce3" office:value-type="string">
            <text:p>approverDesignation</text:p>
          </table:table-cell>
          <table:table-cell office:value-type="string">
            <text:p>#</text:p>
          </table:table-cell>
          <table:table-cell table:number-columns-repeated="213"/>
        </table:table-row>
        <table:table-row table:style-name="ro8">
          <table:table-cell office:value-type="string">
            <text:p>0010</text:p>
          </table:table-cell>
          <table:table-cell office:value-type="string">
            <text:p>712</text:p>
          </table:table-cell>
          <table:table-cell office:value-type="string">
            <text:p>MECHANICAL SUPPLIES</text:p>
          </table:table-cell>
          <table:table-cell office:value-type="string">
            <text:p>rod 10mm</text:p>
          </table:table-cell>
          <table:table-cell office:value-type="string">
            <text:p>NUMSS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/>
          <table:table-cell office:value-type="string">
            <text:p>y</text:p>
          </table:table-cell>
          <table:table-cell office:value-type="string">
            <text:p>Open PO</text:p>
          </table:table-cell>
          <table:table-cell table:number-columns-repeated="2" office:value-type="string">
            <text:p>y</text:p>
          </table:table-cell>
          <table:table-cell table:style-name="ce3"/>
          <table:table-cell office:value-type="string">
            <text:p>H-Health</text:p>
          </table:table-cell>
          <table:table-cell table:style-name="ce7" office:value-type="string">
            <text:p>712</text:p>
          </table:table-cell>
          <table:table-cell table:style-name="ce7" office:value-type="string">
            <text:p>1</text:p>
          </table:table-cell>
          <table:table-cell table:style-name="ce3" office:value-type="string">
            <text:p>H-Health</text:p>
          </table:table-cell>
          <table:table-cell table:style-name="ce3" office:value-type="string">
            <text:p>25/STORE-25</text:p>
          </table:table-cell>
          <table:table-cell table:style-name="ce3" office:value-type="string">
            <text:p>Physical Stock Taking</text:p>
          </table:table-cell>
          <table:table-cell table:style-name="ce3" office:value-type="string">
            <text:p>2702001/Inventory</text:p>
          </table:table-cell>
          <table:table-cell table:style-name="ce3" office:value-type="string">
            <text:p>712</text:p>
          </table:table-cell>
          <table:table-cell table:style-name="ce3" office:value-type="string">
            <text:p>100</text:p>
          </table:table-cell>
          <table:table-cell table:style-name="ce3" office:value-type="string">
            <text:p>10</text:p>
          </table:table-cell>
          <table:table-cell table:style-name="ce3" office:value-type="string">
            <text:p>1</text:p>
          </table:table-cell>
          <table:table-cell table:style-name="ce3" office:value-type="string">
            <text:p>100</text:p>
          </table:table-cell>
          <table:table-cell table:style-name="ce3" office:value-type="string">
            <text:p>1</text:p>
          </table:table-cell>
          <table:table-cell table:style-name="ce3" office:value-type="string">
            <text:p>12122009</text:p>
          </table:table-cell>
          <table:table-cell table:style-name="ce3"/>
          <table:table-cell table:style-name="ce36" office:value-type="string">
            <text:p>H-Health</text:p>
          </table:table-cell>
          <table:table-cell table:style-name="ce36" office:value-type="string">
            <text:p>25/STORE-25</text:p>
          </table:table-cell>
          <table:table-cell table:style-name="ce36" office:value-type="string">
            <text:p>Maintenance: Consumption</text:p>
          </table:table-cell>
          <table:table-cell table:style-name="ce36" office:value-type="string">
            <text:p>2301001/Power Charges For Street Lighting</text:p>
          </table:table-cell>
          <table:table-cell table:style-name="ce33" table:number-columns-repeated="2"/>
          <table:table-cell table:style-name="ce38" office:value-type="string">
            <text:p>27/STORE-27</text:p>
          </table:table-cell>
          <table:table-cell table:style-name="ce33" office:value-type="string">
            <text:p>712</text:p>
          </table:table-cell>
          <table:table-cell table:style-name="ce33" office:value-type="string">
            <text:p>10</text:p>
          </table:table-cell>
          <table:table-cell table:style-name="ce33"/>
          <table:table-cell office:value-type="string">
            <text:p>MEDICAL OFFICER</text:p>
          </table:table-cell>
          <table:table-cell office:value-type="string">
            <text:p>HOD</text:p>
          </table:table-cell>
          <table:table-cell office:value-type="string">
            <text:p>SUPERUSER</text:p>
          </table:table-cell>
          <table:table-cell office:value-type="string">
            <text:p>MEDICAL OFFICER</text:p>
          </table:table-cell>
          <table:table-cell office:value-type="string">
            <text:p>#</text:p>
          </table:table-cell>
          <table:table-cell office:value-type="string">
            <text:p>create GMI for purpose = Material <text:s/>Transfer Note</text:p>
          </table:table-cell>
          <table:table-cell table:number-columns-repeated="212"/>
        </table:table-row>
        <table:table-row table:style-name="ro3" table:number-rows-repeated="5">
          <table:table-cell table:number-columns-repeated="256"/>
        </table:table-row>
        <table:table-row table:style-name="ro3">
          <table:table-cell table:number-columns-repeated="4"/>
          <table:table-cell office:value-type="string" table:number-columns-spanned="4" table:number-rows-spanned="4">
            <text:p>BLACK - CREATE ITEM DATA <text:s/><text:s text:c="22"/><text:s text:c="22"/><text:s text:c="10"/><text:span text:style-name="T1">RED – </text:span><text:span text:style-name="T1">CREATE </text:span><text:span text:style-name="T1">MMRN </text:span><text:span text:style-name="T1">DATA <text:s text:c="2"/></text:span><text:s text:c="9"/><text:s text:c="22"/><text:s text:c="22"/><text:s/><text:span text:style-name="T2">BLUE - </text:span><text:span text:style-name="T2">CREATE </text:span><text:span text:style-name="T2">GENERAL </text:span><text:span text:style-name="T2">MATERIAL </text:span><text:span text:style-name="T2">ISSUE DATA</text:span></text:p>
          </table:table-cell>
          <table:covered-table-cell table:number-columns-repeated="3"/>
          <table:table-cell table:number-columns-repeated="248"/>
        </table:table-row>
        <table:table-row table:style-name="ro3">
          <table:table-cell table:number-columns-repeated="4"/>
          <table:covered-table-cell table:number-columns-repeated="4"/>
          <table:table-cell table:number-columns-repeated="248"/>
        </table:table-row>
        <table:table-row table:style-name="ro3">
          <table:table-cell table:number-columns-repeated="4"/>
          <table:covered-table-cell table:number-columns-repeated="4"/>
          <table:table-cell table:number-columns-repeated="248"/>
        </table:table-row>
        <table:table-row table:style-name="ro3">
          <table:table-cell table:number-columns-repeated="4"/>
          <table:covered-table-cell table:number-columns-repeated="4"/>
          <table:table-cell table:number-columns-repeated="248"/>
        </table:table-row>
        <table:table-row table:style-name="ro3" table:number-rows-repeated="6552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reate_MII" table:style-name="ta1">
        <table:table-column table:style-name="co92" table:default-cell-style-name="ce1"/>
        <table:table-column table:style-name="co57" table:default-cell-style-name="ce1"/>
        <table:table-column table:style-name="co108" table:default-cell-style-name="ce1"/>
        <table:table-column table:style-name="co109" table:default-cell-style-name="ce1"/>
        <table:table-column table:style-name="co96" table:default-cell-style-name="ce1"/>
        <table:table-column table:style-name="co95" table:default-cell-style-name="ce1"/>
        <table:table-column table:style-name="co110" table:default-cell-style-name="ce1"/>
        <table:table-column table:style-name="co36" table:default-cell-style-name="ce12"/>
        <table:table-column table:style-name="co111" table:default-cell-style-name="ce1"/>
        <table:table-column table:style-name="co31" table:default-cell-style-name="ce9"/>
        <table:table-column table:style-name="co112" table:default-cell-style-name="ce9"/>
        <table:table-column table:style-name="co113" table:default-cell-style-name="ce9"/>
        <table:table-column table:style-name="co49" table:default-cell-style-name="ce1"/>
        <table:table-column table:style-name="co35" table:default-cell-style-name="ce7"/>
        <table:table-column table:style-name="co104" table:default-cell-style-name="ce1"/>
        <table:table-column table:style-name="co98" table:default-cell-style-name="ce1"/>
        <table:table-column table:style-name="co37" table:default-cell-style-name="ce1"/>
        <table:table-column table:style-name="co114" table:default-cell-style-name="ce3"/>
        <table:table-column table:style-name="co115" table:default-cell-style-name="ce3"/>
        <table:table-column table:style-name="co116" table:default-cell-style-name="ce1"/>
        <table:table-column table:style-name="co97" table:default-cell-style-name="ce1"/>
        <table:table-column table:style-name="co94" table:default-cell-style-name="ce1"/>
        <table:table-column table:style-name="co117" table:default-cell-style-name="ce1"/>
        <table:table-column table:style-name="co31" table:default-cell-style-name="ce1"/>
        <table:table-column table:style-name="co118" table:default-cell-style-name="ce1"/>
        <table:table-column table:style-name="co119" table:default-cell-style-name="ce1"/>
        <table:table-column table:style-name="co18" table:default-cell-style-name="ce9"/>
        <table:table-column table:style-name="co22" table:default-cell-style-name="ce9"/>
        <table:table-column table:style-name="co60" table:default-cell-style-name="ce1"/>
        <table:table-column table:style-name="co22" table:default-cell-style-name="ce1"/>
        <table:table-column table:style-name="co113" table:default-cell-style-name="ce1"/>
        <table:table-column table:style-name="co22" table:default-cell-style-name="ce1"/>
        <table:table-column table:style-name="co113" table:default-cell-style-name="ce1"/>
        <table:table-column table:style-name="co22" table:number-columns-repeated="5" table:default-cell-style-name="ce1"/>
        <table:table-column table:style-name="co120" table:default-cell-style-name="ce1"/>
        <table:table-column table:style-name="co22" table:default-cell-style-name="ce1"/>
        <table:table-column table:style-name="co38" table:default-cell-style-name="ce1"/>
        <table:table-column table:style-name="co22" table:number-columns-repeated="9" table:default-cell-style-name="ce1"/>
        <table:table-column table:style-name="co22" table:number-columns-repeated="2" table:default-cell-style-name="ce24"/>
        <table:table-column table:style-name="co22" table:number-columns-repeated="3" table:default-cell-style-name="ce1"/>
        <table:table-column table:style-name="co121" table:default-cell-style-name="ce9"/>
        <table:table-column table:style-name="co111" table:default-cell-style-name="ce9"/>
        <table:table-column table:style-name="co110" table:default-cell-style-name="ce9"/>
        <table:table-column table:style-name="co122" table:default-cell-style-name="ce9"/>
        <table:table-column table:style-name="co22" table:number-columns-repeated="2" table:default-cell-style-name="ce1"/>
        <table:table-column table:style-name="co123" table:default-cell-style-name="ce1"/>
        <table:table-column table:style-name="co22" table:number-columns-repeated="194" table:default-cell-style-name="ce1"/>
        <table:table-row table:style-name="ro1">
          <table:table-cell office:value-type="string">
            <text:p>tc</text:p>
          </table:table-cell>
          <table:table-cell office:value-type="string">
            <text:p>ITEM_NO</text:p>
          </table:table-cell>
          <table:table-cell office:value-type="string">
            <text:p>ITEM_TYPE</text:p>
          </table:table-cell>
          <table:table-cell office:value-type="string">
            <text:p>ITEM_DESCRIPTION</text:p>
          </table:table-cell>
          <table:table-cell office:value-type="string">
            <text:p>BASE_UOM</text:p>
          </table:table-cell>
          <table:table-cell office:value-type="string">
            <text:p>ITEM_STATUS</text:p>
          </table:table-cell>
          <table:table-cell office:value-type="string">
            <text:p>INDENT_REQUIRED_CHECK_BOX</text:p>
          </table:table-cell>
          <table:table-cell table:style-name="ce1" office:value-type="string">
            <text:p>SCRAP_ITEM</text:p>
          </table:table-cell>
          <table:table-cell office:value-type="string">
            <text:p>ITEM_PURCHASED</text:p>
          </table:table-cell>
          <table:table-cell table:style-name="ce1" office:value-type="string">
            <text:p>CONTRACT_REQD</text:p>
          </table:table-cell>
          <table:table-cell table:style-name="ce1" office:value-type="string">
            <text:p>LOT_CONTROL</text:p>
          </table:table-cell>
          <table:table-cell table:style-name="ce1" office:value-type="string">
            <text:p>SHELF_LIFE_CONTROL</text:p>
          </table:table-cell>
          <table:table-cell office:value-type="string">
            <text:p>BIN_LEVEL_STORAGE</text:p>
          </table:table-cell>
          <table:table-cell office:value-type="string">
            <text:p>CREATE_ITEM_DEPARTMENT_FROM_FLD</text:p>
          </table:table-cell>
          <table:table-cell table:style-name="ce7" office:value-type="string">
            <text:p>VIEW_ITEM_NUMBER1</text:p>
          </table:table-cell>
          <table:table-cell table:style-name="ce7" office:value-type="string">
            <text:p>CREATE_SUCCESS_DATA1</text:p>
          </table:table-cell>
          <table:table-cell table:style-name="ce7" office:value-type="string">
            <text:p>CREATE_FAILURE_DATA1</text:p>
          </table:table-cell>
          <table:table-cell table:style-name="ce9" office:value-type="string">
            <text:p>CREATE_MI_TYPE_FLD1</text:p>
          </table:table-cell>
          <table:table-cell table:style-name="ce9" office:value-type="string">
            <text:p>CREATE_MI_DEPARTMENT_FLD1</text:p>
          </table:table-cell>
          <table:table-cell table:style-name="ce9" office:value-type="string">
            <text:p>CREATE_MI_INDENTING_STORE_FLD1</text:p>
          </table:table-cell>
          <table:table-cell table:style-name="ce9" office:value-type="string">
            <text:p>CREATE_MI_INDENT_PURPOSE_FLD1</text:p>
          </table:table-cell>
          <table:table-cell table:style-name="ce9" office:value-type="string">
            <text:p>CREATE_MI_ISSUING_STORE_FLD1</text:p>
          </table:table-cell>
          <table:table-cell table:style-name="ce9" office:value-type="string">
            <text:p>CREATE_MI_ACCOUNT_CODE_FLD1</text:p>
          </table:table-cell>
          <table:table-cell table:style-name="ce9" office:value-type="string">
            <text:p>CREATE_MI_PROJECT_CODE_FLD1</text:p>
          </table:table-cell>
          <table:table-cell table:style-name="ce9" office:value-type="string">
            <text:p>CREATE_MI_ASSET_CODE_FLD1</text:p>
          </table:table-cell>
          <table:table-cell table:style-name="ce9" office:value-type="string">
            <text:p>CREATE_MI_RAISEDBY_FLD1</text:p>
          </table:table-cell>
          <table:table-cell office:value-type="string">
            <text:p>FOR_LOOP_MATERIAL_INDENT</text:p>
          </table:table-cell>
          <table:table-cell office:value-type="string">
            <text:p>CREATE_MI_ITEM_FLD1</text:p>
          </table:table-cell>
          <table:table-cell table:style-name="ce9" office:value-type="string">
            <text:p>CREATE_MI_QUANTITY_REQUIRED_FLD1</text:p>
          </table:table-cell>
          <table:table-cell table:style-name="ce9" office:value-type="string">
            <text:p>CREATE_MI_ITEM_FLD2</text:p>
          </table:table-cell>
          <table:table-cell table:style-name="ce9" office:value-type="string">
            <text:p>CREATE_MI_QUANTITY_REQUIRED_FLD2</text:p>
          </table:table-cell>
          <table:table-cell table:style-name="ce9" office:value-type="string">
            <text:p>CREATE_MI_ITEM_FLD3</text:p>
          </table:table-cell>
          <table:table-cell table:style-name="ce9" office:value-type="string">
            <text:p>CREATE_MI_QUANTITY_REQUIRED_FLD3</text:p>
          </table:table-cell>
          <table:table-cell table:style-name="ce9" office:value-type="string">
            <text:p>CREATE_MI_ITEM_FLD4</text:p>
          </table:table-cell>
          <table:table-cell table:style-name="ce9" office:value-type="string">
            <text:p>CREATE_MI_QUANTITY_REQUIRED_FLD4</text:p>
          </table:table-cell>
          <table:table-cell table:style-name="ce9" table:number-columns-repeated="2"/>
          <table:table-cell table:style-name="ce9" office:value-type="string">
            <text:p>VIEW_MI_TYPE_FLD1</text:p>
          </table:table-cell>
          <table:table-cell table:style-name="ce3" office:value-type="string">
            <text:p>CREATE_MMRN_DEPARTMENT_FLD1</text:p>
          </table:table-cell>
          <table:table-cell table:style-name="ce3" office:value-type="string">
            <text:p>CREATE_MMRN_STORE_FLD1</text:p>
          </table:table-cell>
          <table:table-cell table:style-name="ce3" office:value-type="string">
            <text:p>CREATE_MMRN_RECEIPT_TYPE_FLD1</text:p>
          </table:table-cell>
          <table:table-cell table:style-name="ce3" office:value-type="string">
            <text:p>CREATE_MMRN_ACCOUNT_CODE_FLD1</text:p>
          </table:table-cell>
          <table:table-cell table:style-name="ce3" office:value-type="string">
            <text:p>CREATE_MMRN_ITEM_NO_FLD1</text:p>
          </table:table-cell>
          <table:table-cell table:style-name="ce3" office:value-type="string">
            <text:p>CREATE_MMRN_QUANTITY_FLD1</text:p>
          </table:table-cell>
          <table:table-cell table:style-name="ce3" office:value-type="string">
            <text:p>CREATE_MMRN_RATE_PER_UNIT_FLD1</text:p>
          </table:table-cell>
          <table:table-cell table:style-name="ce3" office:value-type="string">
            <text:p>BREAK_UP_DETAILS1</text:p>
          </table:table-cell>
          <table:table-cell table:style-name="ce3" office:value-type="string">
            <text:p>CREATE_MMRN_BREAKUP_QUANTITY_FLD1</text:p>
          </table:table-cell>
          <table:table-cell table:style-name="ce3" office:value-type="string">
            <text:p>CREATE_MMRN_LOT_NO_FLD1</text:p>
          </table:table-cell>
          <table:table-cell table:style-name="ce3" office:value-type="string">
            <text:p>CREATE_MMRN_EXPIRY_DATE_FLD1</text:p>
          </table:table-cell>
          <table:table-cell table:style-name="ce3" office:value-type="string">
            <text:p>CREATE_MMRN_BIN_NO_FLD1</text:p>
          </table:table-cell>
          <table:table-cell office:value-type="string">
            <text:p>CREATE_MII_DATE_FLD</text:p>
          </table:table-cell>
          <table:table-cell office:value-type="string">
            <text:p>MATERIAL_INDENT_ISSUE_LOOP</text:p>
          </table:table-cell>
          <table:table-cell table:style-name="ce40" office:value-type="string">
            <text:p>CREATE_MII_ISSUED_QUANTITY_FLD1</text:p>
          </table:table-cell>
          <table:table-cell table:style-name="ce40" office:value-type="string">
            <text:p>CREATE_MII_ISSUED_QUANTITY_FLD2</text:p>
          </table:table-cell>
          <table:table-cell table:style-name="ce40" office:value-type="string">
            <text:p>CREATE_MII_ISSUED_QUANTITY_FLD3</text:p>
          </table:table-cell>
          <table:table-cell table:style-name="ce3" office:value-type="string">
            <text:p>CREATE_MI_DESIGNATION_FLD</text:p>
          </table:table-cell>
          <table:table-cell table:style-name="ce3" office:value-type="string">
            <text:p>CREATE_MI_APPROVER_FLD</text:p>
          </table:table-cell>
          <table:table-cell table:style-name="ce3" office:value-type="string">
            <text:p>STORES_APPROVE_MI_APPROVER_FLD</text:p>
          </table:table-cell>
          <table:table-cell table:style-name="ce3" office:value-type="string">
            <text:p>STORES_APPROVE_MI_DESIGNATION_FLD</text:p>
          </table:table-cell>
          <table:table-cell table:style-name="ce40"/>
          <table:table-cell office:value-type="string">
            <text:p>#</text:p>
          </table:table-cell>
          <table:table-cell table:number-columns-repeated="195"/>
        </table:table-row>
        <table:table-row table:style-name="ro14">
          <table:table-cell office:value-type="string">
            <text:p>attributes</text:p>
          </table:table-cell>
          <table:table-cell office:value-type="string">
            <text:p>itemNo</text:p>
          </table:table-cell>
          <table:table-cell office:value-type="string">
            <text:p>type</text:p>
          </table:table-cell>
          <table:table-cell office:value-type="string">
            <text:p>description</text:p>
          </table:table-cell>
          <table:table-cell office:value-type="string">
            <text:p>uom</text:p>
          </table:table-cell>
          <table:table-cell office:value-type="string">
            <text:p>itemStatusId</text:p>
          </table:table-cell>
          <table:table-cell office:value-type="string">
            <text:p>x</text:p>
          </table:table-cell>
          <table:table-cell table:style-name="ce1" office:value-type="string">
            <text:p>isscrap</text:p>
          </table:table-cell>
          <table:table-cell office:value-type="string">
            <text:p>canPurchase</text:p>
          </table:table-cell>
          <table:table-cell table:style-name="ce1" office:value-type="string">
            <text:p>contractReqt</text:p>
          </table:table-cell>
          <table:table-cell table:style-name="ce1" office:value-type="string">
            <text:p>isLotControlled</text:p>
          </table:table-cell>
          <table:table-cell table:style-name="ce1" office:value-type="string">
            <text:p>isShelfLifeControlled</text:p>
          </table:table-cell>
          <table:table-cell office:value-type="string">
            <text:p>binLevelStorage</text:p>
          </table:table-cell>
          <table:table-cell office:value-type="string">
            <text:p>tempDeptId</text:p>
          </table:table-cell>
          <table:table-cell table:style-name="ce7" office:value-type="string">
            <text:p>itemNo</text:p>
          </table:table-cell>
          <table:table-cell table:style-name="ce7" office:value-type="string">
            <text:p>x</text:p>
          </table:table-cell>
          <table:table-cell table:style-name="ce7" office:value-type="string">
            <text:p>y</text:p>
          </table:table-cell>
          <table:table-cell table:style-name="ce9" office:value-type="string">
            <text:p>reqtype</text:p>
          </table:table-cell>
          <table:table-cell table:style-name="ce9" office:value-type="string">
            <text:p>departmentId</text:p>
          </table:table-cell>
          <table:table-cell table:style-name="ce9" office:value-type="string">
            <text:p>indentingStore</text:p>
          </table:table-cell>
          <table:table-cell table:style-name="ce9" office:value-type="string">
            <text:p>purpose</text:p>
          </table:table-cell>
          <table:table-cell table:style-name="ce9" office:value-type="string">
            <text:p>issuingStore</text:p>
          </table:table-cell>
          <table:table-cell table:style-name="ce9" office:value-type="string">
            <text:p>coaCode</text:p>
          </table:table-cell>
          <table:table-cell table:style-name="ce9" office:value-type="string">
            <text:p>projectCode</text:p>
          </table:table-cell>
          <table:table-cell table:style-name="ce9" office:value-type="string">
            <text:p>assetName</text:p>
          </table:table-cell>
          <table:table-cell table:style-name="ce9" office:value-type="string">
            <text:p>requestedBy</text:p>
          </table:table-cell>
          <table:table-cell office:value-type="string">
            <text:p>loop</text:p>
          </table:table-cell>
          <table:table-cell office:value-type="string">
            <text:p>itemNo</text:p>
          </table:table-cell>
          <table:table-cell table:style-name="ce9" office:value-type="string">
            <text:p>quantity</text:p>
          </table:table-cell>
          <table:table-cell table:style-name="ce9" office:value-type="string">
            <text:p>itemNo</text:p>
          </table:table-cell>
          <table:table-cell table:style-name="ce9" office:value-type="string">
            <text:p>quantity</text:p>
          </table:table-cell>
          <table:table-cell table:style-name="ce9" office:value-type="string">
            <text:p>itemNo</text:p>
          </table:table-cell>
          <table:table-cell table:style-name="ce9" office:value-type="string">
            <text:p>quantity</text:p>
          </table:table-cell>
          <table:table-cell table:style-name="ce9" office:value-type="string">
            <text:p>itemNo</text:p>
          </table:table-cell>
          <table:table-cell table:style-name="ce9" office:value-type="string">
            <text:p>quantity</text:p>
          </table:table-cell>
          <table:table-cell table:style-name="ce9" office:value-type="string">
            <text:p>functionId</text:p>
          </table:table-cell>
          <table:table-cell table:style-name="ce9" office:value-type="string">
            <text:p>functionaryId</text:p>
          </table:table-cell>
          <table:table-cell table:style-name="ce9" office:value-type="string">
            <text:p>reqType</text:p>
          </table:table-cell>
          <table:table-cell table:style-name="ce3" office:value-type="string">
            <text:p>departmentId</text:p>
          </table:table-cell>
          <table:table-cell table:style-name="ce3" office:value-type="string">
            <text:p>storeId</text:p>
          </table:table-cell>
          <table:table-cell table:style-name="ce3" office:value-type="string">
            <text:p>purpose</text:p>
          </table:table-cell>
          <table:table-cell table:style-name="ce3" office:value-type="string">
            <text:p>accCode</text:p>
          </table:table-cell>
          <table:table-cell table:style-name="ce3" office:value-type="string">
            <text:p>itemNo</text:p>
          </table:table-cell>
          <table:table-cell table:style-name="ce3" office:value-type="string">
            <text:p>receivedQty</text:p>
          </table:table-cell>
          <table:table-cell table:style-name="ce3" office:value-type="string">
            <text:p>unitPrice</text:p>
          </table:table-cell>
          <table:table-cell table:style-name="ce3" office:value-type="string">
            <text:p>breakDetails</text:p>
          </table:table-cell>
          <table:table-cell table:style-name="ce3" office:value-type="string">
            <text:p>brkqty</text:p>
          </table:table-cell>
          <table:table-cell table:style-name="ce3" office:value-type="string">
            <text:p>lotNum</text:p>
          </table:table-cell>
          <table:table-cell table:style-name="ce3" office:value-type="string">
            <text:p>exdate</text:p>
          </table:table-cell>
          <table:table-cell table:style-name="ce3" office:value-type="string">
            <text:p>bin</text:p>
          </table:table-cell>
          <table:table-cell office:value-type="string">
            <text:p>issueDate</text:p>
          </table:table-cell>
          <table:table-cell office:value-type="string">
            <text:p>loop</text:p>
          </table:table-cell>
          <table:table-cell table:number-columns-repeated="3" table:style-name="ce40" office:value-type="string">
            <text:p>issuedQty</text:p>
          </table:table-cell>
          <table:table-cell table:style-name="ce3" office:value-type="string">
            <text:p>approverDesignation</text:p>
          </table:table-cell>
          <table:table-cell table:style-name="ce3" office:value-type="string">
            <text:p>approver</text:p>
          </table:table-cell>
          <table:table-cell table:style-name="ce10" office:value-type="string">
            <text:p>approver</text:p>
          </table:table-cell>
          <table:table-cell table:style-name="ce3" office:value-type="string">
            <text:p>approverDesignation</text:p>
          </table:table-cell>
          <table:table-cell table:style-name="ce40"/>
          <table:table-cell office:value-type="string">
            <text:p>#</text:p>
          </table:table-cell>
          <table:table-cell table:style-name="Default"/>
          <table:table-cell table:number-columns-repeated="194"/>
        </table:table-row>
        <table:table-row table:style-name="ro14">
          <table:table-cell office:value-type="string">
            <text:p>0010</text:p>
          </table:table-cell>
          <table:table-cell office:value-type="string">
            <text:p>501</text:p>
          </table:table-cell>
          <table:table-cell office:value-type="string">
            <text:p>MECHANICAL SUPPLIES</text:p>
          </table:table-cell>
          <table:table-cell office:value-type="string">
            <text:p>socket</text:p>
          </table:table-cell>
          <table:table-cell office:value-type="string">
            <text:p>NUMSS</text:p>
          </table:table-cell>
          <table:table-cell office:value-type="string">
            <text:p>Active</text:p>
          </table:table-cell>
          <table:table-cell/>
          <table:table-cell table:style-name="ce1"/>
          <table:table-cell office:value-type="string">
            <text:p>y</text:p>
          </table:table-cell>
          <table:table-cell table:style-name="ce1" office:value-type="string">
            <text:p>Open PO</text:p>
          </table:table-cell>
          <table:table-cell table:number-columns-repeated="2" table:style-name="ce1" office:value-type="string">
            <text:p>y</text:p>
          </table:table-cell>
          <table:table-cell office:value-type="string">
            <text:p>y</text:p>
          </table:table-cell>
          <table:table-cell office:value-type="string">
            <text:p>H-Health</text:p>
          </table:table-cell>
          <table:table-cell office:value-type="string">
            <text:p>501</text:p>
          </table:table-cell>
          <table:table-cell office:value-type="string">
            <text:p>1</text:p>
          </table:table-cell>
          <table:table-cell/>
          <table:table-cell table:style-name="ce9" office:value-type="string">
            <text:p>Internal</text:p>
          </table:table-cell>
          <table:table-cell table:style-name="ce9" office:value-type="string">
            <text:p>Health</text:p>
          </table:table-cell>
          <table:table-cell table:style-name="ce9" office:value-type="string">
            <text:p>25/STORE-25</text:p>
          </table:table-cell>
          <table:table-cell table:style-name="ce9" office:value-type="string">
            <text:p>Capital</text:p>
          </table:table-cell>
          <table:table-cell table:style-name="ce9" office:value-type="string">
            <text:p>26/STORE-26</text:p>
          </table:table-cell>
          <table:table-cell table:style-name="ce9" office:value-type="string">
            <text:p>4120011/Land Acquisition</text:p>
          </table:table-cell>
          <table:table-cell table:style-name="ce9" office:value-type="string">
            <text:p>ProjectCode1-1</text:p>
          </table:table-cell>
          <table:table-cell table:style-name="ce9" office:value-type="string">
            <text:p>CommBuild '-' CommBuild</text:p>
          </table:table-cell>
          <table:table-cell table:style-name="ce9"/>
          <table:table-cell office:value-type="string">
            <text:p>1</text:p>
          </table:table-cell>
          <table:table-cell office:value-type="string">
            <text:p>501</text:p>
          </table:table-cell>
          <table:table-cell table:style-name="ce9" office:value-type="string">
            <text:p>10</text:p>
          </table:table-cell>
          <table:table-cell table:style-name="ce9" table:number-columns-repeated="8"/>
          <table:table-cell table:style-name="ce9" office:value-type="string">
            <text:p>Internal</text:p>
          </table:table-cell>
          <table:table-cell table:style-name="ce3" office:value-type="string">
            <text:p>Health</text:p>
          </table:table-cell>
          <table:table-cell table:style-name="ce3" office:value-type="string">
            <text:p>26/STORE-26</text:p>
          </table:table-cell>
          <table:table-cell table:style-name="ce3" office:value-type="string">
            <text:p>Physical Stock Taking</text:p>
          </table:table-cell>
          <table:table-cell table:style-name="ce3" office:value-type="string">
            <text:p>2702001/Inventory</text:p>
          </table:table-cell>
          <table:table-cell table:style-name="ce3" office:value-type="string">
            <text:p>501</text:p>
          </table:table-cell>
          <table:table-cell table:style-name="ce3" office:value-type="string">
            <text:p>100</text:p>
          </table:table-cell>
          <table:table-cell table:style-name="ce3" office:value-type="string">
            <text:p>50</text:p>
          </table:table-cell>
          <table:table-cell table:style-name="ce3" office:value-type="string">
            <text:p>1</text:p>
          </table:table-cell>
          <table:table-cell table:style-name="ce3" office:value-type="string">
            <text:p>100</text:p>
          </table:table-cell>
          <table:table-cell table:style-name="ce3" office:value-type="string">
            <text:p>1</text:p>
          </table:table-cell>
          <table:table-cell table:style-name="ce3" office:value-type="string">
            <text:p>12122009</text:p>
          </table:table-cell>
          <table:table-cell table:style-name="ce3" office:value-type="string">
            <text:p>B26/1</text:p>
          </table:table-cell>
          <table:table-cell/>
          <table:table-cell office:value-type="string">
            <text:p>1</text:p>
          </table:table-cell>
          <table:table-cell table:style-name="ce40" office:value-type="string">
            <text:p>1</text:p>
          </table:table-cell>
          <table:table-cell table:style-name="ce40" table:number-columns-repeated="2"/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table:style-name="ce40"/>
          <table:table-cell office:value-type="string">
            <text:p>#</text:p>
          </table:table-cell>
          <table:table-cell office:value-type="string">
            <text:p>Create Material indent issue forv purpose = Capital</text:p>
          </table:table-cell>
          <table:table-cell table:number-columns-repeated="194"/>
        </table:table-row>
        <table:table-row table:style-name="ro15">
          <table:table-cell office:value-type="string">
            <text:p>0020</text:p>
          </table:table-cell>
          <table:table-cell office:value-type="string">
            <text:p>502</text:p>
          </table:table-cell>
          <table:table-cell office:value-type="string">
            <text:p>MECHANICAL SUPPLIES</text:p>
          </table:table-cell>
          <table:table-cell office:value-type="string">
            <text:p>safal oil</text:p>
          </table:table-cell>
          <table:table-cell office:value-type="string">
            <text:p>NUMSS</text:p>
          </table:table-cell>
          <table:table-cell office:value-type="string">
            <text:p>Active</text:p>
          </table:table-cell>
          <table:table-cell/>
          <table:table-cell table:style-name="ce1"/>
          <table:table-cell office:value-type="string">
            <text:p>y</text:p>
          </table:table-cell>
          <table:table-cell table:style-name="ce1" office:value-type="string">
            <text:p>Tendered</text:p>
          </table:table-cell>
          <table:table-cell table:number-columns-repeated="2" table:style-name="ce1" office:value-type="string">
            <text:p>y</text:p>
          </table:table-cell>
          <table:table-cell office:value-type="string">
            <text:p>y</text:p>
          </table:table-cell>
          <table:table-cell office:value-type="string">
            <text:p>A-Accounts Central Cell</text:p>
          </table:table-cell>
          <table:table-cell office:value-type="string">
            <text:p>502</text:p>
          </table:table-cell>
          <table:table-cell office:value-type="string">
            <text:p>1</text:p>
          </table:table-cell>
          <table:table-cell/>
          <table:table-cell table:style-name="ce9" office:value-type="string">
            <text:p>Internal</text:p>
          </table:table-cell>
          <table:table-cell table:style-name="ce9" office:value-type="string">
            <text:p>Health</text:p>
          </table:table-cell>
          <table:table-cell table:style-name="ce9" office:value-type="string">
            <text:p>25/STORE-25</text:p>
          </table:table-cell>
          <table:table-cell table:style-name="ce9" office:value-type="string">
            <text:p>Maintenance: Consumption</text:p>
          </table:table-cell>
          <table:table-cell table:style-name="ce9" office:value-type="string">
            <text:p>26/STORE-26</text:p>
          </table:table-cell>
          <table:table-cell table:style-name="ce9" office:value-type="string">
            <text:p>2302002/Purchase of Medicines</text:p>
          </table:table-cell>
          <table:table-cell table:style-name="ce9" table:number-columns-repeated="3"/>
          <table:table-cell office:value-type="string">
            <text:p>2</text:p>
          </table:table-cell>
          <table:table-cell office:value-type="string">
            <text:p>502</text:p>
          </table:table-cell>
          <table:table-cell table:style-name="ce9" office:value-type="string">
            <text:p>11</text:p>
          </table:table-cell>
          <table:table-cell table:style-name="ce9" office:value-type="string">
            <text:p>501</text:p>
          </table:table-cell>
          <table:table-cell table:style-name="ce9" office:value-type="string">
            <text:p>10</text:p>
          </table:table-cell>
          <table:table-cell table:style-name="ce9" table:number-columns-repeated="6"/>
          <table:table-cell table:style-name="ce9" office:value-type="string">
            <text:p>Internal</text:p>
          </table:table-cell>
          <table:table-cell table:style-name="ce3" office:value-type="string">
            <text:p>Health</text:p>
          </table:table-cell>
          <table:table-cell table:style-name="ce3" office:value-type="string">
            <text:p>26/STORE-26</text:p>
          </table:table-cell>
          <table:table-cell table:style-name="ce3" office:value-type="string">
            <text:p>Physical Stock Taking</text:p>
          </table:table-cell>
          <table:table-cell table:style-name="ce3" office:value-type="string">
            <text:p>2702001/Inventory</text:p>
          </table:table-cell>
          <table:table-cell table:style-name="ce3" office:value-type="string">
            <text:p>502</text:p>
          </table:table-cell>
          <table:table-cell table:style-name="ce3" office:value-type="string">
            <text:p>200</text:p>
          </table:table-cell>
          <table:table-cell table:style-name="ce3" office:value-type="string">
            <text:p>55</text:p>
          </table:table-cell>
          <table:table-cell table:style-name="ce3" office:value-type="string">
            <text:p>1</text:p>
          </table:table-cell>
          <table:table-cell table:style-name="ce3" office:value-type="string">
            <text:p>200</text:p>
          </table:table-cell>
          <table:table-cell table:style-name="ce3" office:value-type="string">
            <text:p>2</text:p>
          </table:table-cell>
          <table:table-cell table:style-name="ce3" office:value-type="string">
            <text:p>12122010</text:p>
          </table:table-cell>
          <table:table-cell table:style-name="ce3" office:value-type="string">
            <text:p>B26/2</text:p>
          </table:table-cell>
          <table:table-cell/>
          <table:table-cell office:value-type="string">
            <text:p>1</text:p>
          </table:table-cell>
          <table:table-cell table:style-name="ce40" office:value-type="string">
            <text:p>0</text:p>
          </table:table-cell>
          <table:table-cell table:style-name="ce40" table:number-columns-repeated="2"/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table:style-name="ce40"/>
          <table:table-cell office:value-type="string">
            <text:p>#</text:p>
          </table:table-cell>
          <table:table-cell table:style-name="ce3" office:value-type="string">
            <text:p>Create Material indent issue with the issued quantity = “0”</text:p>
          </table:table-cell>
          <table:table-cell table:number-columns-repeated="194"/>
        </table:table-row>
        <table:table-row table:style-name="ro16">
          <table:table-cell office:value-type="string">
            <text:p>0030</text:p>
          </table:table-cell>
          <table:table-cell office:value-type="string">
            <text:p>503</text:p>
          </table:table-cell>
          <table:table-cell office:value-type="string">
            <text:p>MECHANICAL SUPPLIES</text:p>
          </table:table-cell>
          <table:table-cell office:value-type="string">
            <text:p>bearing</text:p>
          </table:table-cell>
          <table:table-cell office:value-type="string">
            <text:p>NUMSS</text:p>
          </table:table-cell>
          <table:table-cell office:value-type="string">
            <text:p>Active</text:p>
          </table:table-cell>
          <table:table-cell/>
          <table:table-cell table:style-name="ce1"/>
          <table:table-cell office:value-type="string">
            <text:p>y</text:p>
          </table:table-cell>
          <table:table-cell table:style-name="ce1" office:value-type="string">
            <text:p>Tendered</text:p>
          </table:table-cell>
          <table:table-cell table:number-columns-repeated="2" table:style-name="ce1" office:value-type="string">
            <text:p>y</text:p>
          </table:table-cell>
          <table:table-cell office:value-type="string">
            <text:p>y</text:p>
          </table:table-cell>
          <table:table-cell office:value-type="string">
            <text:p>B-Buildings</text:p>
          </table:table-cell>
          <table:table-cell office:value-type="string">
            <text:p>503</text:p>
          </table:table-cell>
          <table:table-cell office:value-type="string">
            <text:p>1</text:p>
          </table:table-cell>
          <table:table-cell/>
          <table:table-cell table:style-name="ce9" office:value-type="string">
            <text:p>Internal</text:p>
          </table:table-cell>
          <table:table-cell table:style-name="ce9" office:value-type="string">
            <text:p>Health</text:p>
          </table:table-cell>
          <table:table-cell table:style-name="ce9" office:value-type="string">
            <text:p>25/STORE-25</text:p>
          </table:table-cell>
          <table:table-cell table:style-name="ce9" office:value-type="string">
            <text:p>Maintenance: Consumption</text:p>
          </table:table-cell>
          <table:table-cell table:style-name="ce9" office:value-type="string">
            <text:p>26/STORE-26</text:p>
          </table:table-cell>
          <table:table-cell table:style-name="ce9" office:value-type="string">
            <text:p>2302002/Purchase of Medicines</text:p>
          </table:table-cell>
          <table:table-cell table:style-name="ce39" table:number-columns-repeated="2"/>
          <table:table-cell table:style-name="ce9"/>
          <table:table-cell office:value-type="string">
            <text:p>3</text:p>
          </table:table-cell>
          <table:table-cell office:value-type="string">
            <text:p>503</text:p>
          </table:table-cell>
          <table:table-cell table:style-name="ce9" office:value-type="string">
            <text:p>12</text:p>
          </table:table-cell>
          <table:table-cell table:style-name="ce9" office:value-type="string">
            <text:p>502</text:p>
          </table:table-cell>
          <table:table-cell table:style-name="ce9" office:value-type="string">
            <text:p>11</text:p>
          </table:table-cell>
          <table:table-cell table:style-name="ce9" office:value-type="string">
            <text:p>501</text:p>
          </table:table-cell>
          <table:table-cell table:style-name="ce9" office:value-type="string">
            <text:p>10</text:p>
          </table:table-cell>
          <table:table-cell table:style-name="ce9" table:number-columns-repeated="4"/>
          <table:table-cell table:style-name="ce9" office:value-type="string">
            <text:p>Internal</text:p>
          </table:table-cell>
          <table:table-cell table:style-name="ce3" office:value-type="string">
            <text:p>Health</text:p>
          </table:table-cell>
          <table:table-cell table:style-name="ce3" office:value-type="string">
            <text:p>26/STORE-26</text:p>
          </table:table-cell>
          <table:table-cell table:style-name="ce3" office:value-type="string">
            <text:p>Physical Stock Taking</text:p>
          </table:table-cell>
          <table:table-cell table:style-name="ce3" office:value-type="string">
            <text:p>2702001/Inventory</text:p>
          </table:table-cell>
          <table:table-cell table:style-name="ce3" office:value-type="string">
            <text:p>503</text:p>
          </table:table-cell>
          <table:table-cell table:style-name="ce3" office:value-type="string">
            <text:p>300</text:p>
          </table:table-cell>
          <table:table-cell table:style-name="ce3" office:value-type="string">
            <text:p>100</text:p>
          </table:table-cell>
          <table:table-cell table:style-name="ce3" office:value-type="string">
            <text:p>1</text:p>
          </table:table-cell>
          <table:table-cell table:style-name="ce3" office:value-type="string">
            <text:p>300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2122011</text:p>
          </table:table-cell>
          <table:table-cell table:style-name="ce3" office:value-type="string">
            <text:p>B26/1</text:p>
          </table:table-cell>
          <table:table-cell/>
          <table:table-cell office:value-type="string">
            <text:p>3</text:p>
          </table:table-cell>
          <table:table-cell table:style-name="ce40" office:value-type="string">
            <text:p>2</text:p>
          </table:table-cell>
          <table:table-cell table:style-name="ce40" office:value-type="string">
            <text:p>3</text:p>
          </table:table-cell>
          <table:table-cell table:style-name="ce40" office:value-type="string">
            <text:p>4</text:p>
          </table:table-cell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table:style-name="ce40"/>
          <table:table-cell office:value-type="string">
            <text:p>#</text:p>
          </table:table-cell>
          <table:table-cell office:value-type="string">
            <text:p>Create Material indent issue for multiple rows of item for purpose = <text:s/>Consumption</text:p>
          </table:table-cell>
          <table:table-cell table:number-columns-repeated="194"/>
        </table:table-row>
        <table:table-row table:style-name="ro2">
          <table:table-cell office:value-type="string">
            <text:p>0040</text:p>
          </table:table-cell>
          <table:table-cell office:value-type="string">
            <text:p>504</text:p>
          </table:table-cell>
          <table:table-cell office:value-type="string">
            <text:p>MECHANICAL SUPPLIES</text:p>
          </table:table-cell>
          <table:table-cell office:value-type="string">
            <text:p>Ball bearings</text:p>
          </table:table-cell>
          <table:table-cell office:value-type="string">
            <text:p>NUMSS</text:p>
          </table:table-cell>
          <table:table-cell office:value-type="string">
            <text:p>Active</text:p>
          </table:table-cell>
          <table:table-cell/>
          <table:table-cell table:style-name="ce1"/>
          <table:table-cell office:value-type="string">
            <text:p>y</text:p>
          </table:table-cell>
          <table:table-cell table:style-name="ce1" office:value-type="string">
            <text:p>Tendered</text:p>
          </table:table-cell>
          <table:table-cell table:number-columns-repeated="2" table:style-name="ce1" office:value-type="string">
            <text:p>y</text:p>
          </table:table-cell>
          <table:table-cell office:value-type="string">
            <text:p>y</text:p>
          </table:table-cell>
          <table:table-cell office:value-type="string">
            <text:p>H-Health</text:p>
          </table:table-cell>
          <table:table-cell office:value-type="string">
            <text:p>504</text:p>
          </table:table-cell>
          <table:table-cell office:value-type="string">
            <text:p>1</text:p>
          </table:table-cell>
          <table:table-cell/>
          <table:table-cell table:style-name="ce9" office:value-type="string">
            <text:p>Internal</text:p>
          </table:table-cell>
          <table:table-cell table:style-name="ce9" office:value-type="string">
            <text:p>Health</text:p>
          </table:table-cell>
          <table:table-cell table:style-name="ce9" office:value-type="string">
            <text:p>25/STORE-25</text:p>
          </table:table-cell>
          <table:table-cell table:style-name="ce9" office:value-type="string">
            <text:p>Capital</text:p>
          </table:table-cell>
          <table:table-cell table:style-name="ce9" office:value-type="string">
            <text:p>26/STORE-26</text:p>
          </table:table-cell>
          <table:table-cell table:style-name="ce9" office:value-type="string">
            <text:p>4120011/Land Acquisition</text:p>
          </table:table-cell>
          <table:table-cell table:style-name="ce9" office:value-type="string">
            <text:p>ProjectCode2-2</text:p>
          </table:table-cell>
          <table:table-cell table:style-name="ce9" office:value-type="string">
            <text:p>CommBuild '-' CommBuild</text:p>
          </table:table-cell>
          <table:table-cell table:style-name="ce9"/>
          <table:table-cell office:value-type="string">
            <text:p>4</text:p>
          </table:table-cell>
          <table:table-cell office:value-type="string">
            <text:p>504</text:p>
          </table:table-cell>
          <table:table-cell table:style-name="ce9" office:value-type="string">
            <text:p>13</text:p>
          </table:table-cell>
          <table:table-cell table:style-name="ce9" office:value-type="string">
            <text:p>503</text:p>
          </table:table-cell>
          <table:table-cell table:style-name="ce9" office:value-type="string">
            <text:p>12</text:p>
          </table:table-cell>
          <table:table-cell table:style-name="ce9" office:value-type="string">
            <text:p>502</text:p>
          </table:table-cell>
          <table:table-cell table:style-name="ce9" office:value-type="string">
            <text:p>11</text:p>
          </table:table-cell>
          <table:table-cell table:style-name="ce9" office:value-type="string">
            <text:p>501</text:p>
          </table:table-cell>
          <table:table-cell table:style-name="ce9" office:value-type="string">
            <text:p>10</text:p>
          </table:table-cell>
          <table:table-cell table:style-name="ce39" table:number-columns-repeated="2"/>
          <table:table-cell table:style-name="ce9" office:value-type="string">
            <text:p>Internal</text:p>
          </table:table-cell>
          <table:table-cell table:style-name="ce3" office:value-type="string">
            <text:p>Health</text:p>
          </table:table-cell>
          <table:table-cell table:style-name="ce3" office:value-type="string">
            <text:p>26/STORE-26</text:p>
          </table:table-cell>
          <table:table-cell table:style-name="ce3" office:value-type="string">
            <text:p>Physical Stock Taking</text:p>
          </table:table-cell>
          <table:table-cell table:style-name="ce3" office:value-type="string">
            <text:p>2702001/Inventory</text:p>
          </table:table-cell>
          <table:table-cell table:style-name="ce3" office:value-type="string">
            <text:p>504</text:p>
          </table:table-cell>
          <table:table-cell table:style-name="ce3" office:value-type="string">
            <text:p>400</text:p>
          </table:table-cell>
          <table:table-cell table:style-name="ce3" office:value-type="string">
            <text:p>60</text:p>
          </table:table-cell>
          <table:table-cell table:style-name="ce3" office:value-type="string">
            <text:p>1</text:p>
          </table:table-cell>
          <table:table-cell table:style-name="ce3" office:value-type="string">
            <text:p>400</text:p>
          </table:table-cell>
          <table:table-cell table:style-name="ce3" office:value-type="string">
            <text:p>4</text:p>
          </table:table-cell>
          <table:table-cell table:style-name="ce3" office:value-type="string">
            <text:p>12122012</text:p>
          </table:table-cell>
          <table:table-cell table:style-name="ce3" office:value-type="string">
            <text:p>B26/2</text:p>
          </table:table-cell>
          <table:table-cell/>
          <table:table-cell office:value-type="string">
            <text:p>1</text:p>
          </table:table-cell>
          <table:table-cell table:style-name="ce40" office:value-type="string">
            <text:p>14</text:p>
          </table:table-cell>
          <table:table-cell table:style-name="ce40" table:number-columns-repeated="2"/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table:style-name="ce40"/>
          <table:table-cell office:value-type="string">
            <text:p>#</text:p>
          </table:table-cell>
          <table:table-cell table:style-name="ce3" office:value-type="string">
            <text:p>Create Material indent issue for quantity issued more than the required </text:p>
          </table:table-cell>
          <table:table-cell table:number-columns-repeated="194"/>
        </table:table-row>
        <table:table-row table:style-name="ro2">
          <table:table-cell table:number-columns-repeated="7"/>
          <table:table-cell table:style-name="ce32" table:number-columns-repeated="5"/>
          <table:table-cell table:style-name="ce12"/>
          <table:table-cell office:value-type="string">
            <text:p>A-Accounts Central Cell</text:p>
          </table:table-cell>
          <table:table-cell/>
          <table:table-cell table:style-name="ce12"/>
          <table:table-cell table:style-name="ce3"/>
          <table:table-cell table:style-name="ce9" table:number-columns-repeated="3"/>
          <table:table-cell table:style-name="ce39" table:number-columns-repeated="5"/>
          <table:table-cell table:style-name="ce9"/>
          <table:table-cell table:number-columns-repeated="2"/>
          <table:table-cell table:style-name="ce9" table:number-columns-repeated="10"/>
          <table:table-cell table:number-columns-repeated="218"/>
        </table:table-row>
        <table:table-row table:style-name="ro4">
          <table:table-cell table:number-columns-repeated="7"/>
          <table:table-cell table:style-name="ce32" table:number-columns-repeated="5"/>
          <table:table-cell table:style-name="ce12"/>
          <table:table-cell office:value-type="string">
            <text:p>B-Buildings</text:p>
          </table:table-cell>
          <table:table-cell table:style-name="ce12" table:number-columns-repeated="2"/>
          <table:table-cell table:style-name="ce3"/>
          <table:table-cell table:style-name="ce9" table:number-columns-repeated="9"/>
          <table:table-cell table:number-columns-repeated="2"/>
          <table:table-cell table:style-name="ce9" table:number-columns-repeated="10"/>
          <table:table-cell table:number-columns-repeated="218"/>
        </table:table-row>
        <table:table-row table:style-name="ro3" table:number-rows-repeated="2">
          <table:table-cell table:number-columns-repeated="7"/>
          <table:table-cell table:style-name="ce32" table:number-columns-repeated="5"/>
          <table:table-cell table:style-name="ce12"/>
          <table:table-cell/>
          <table:table-cell table:style-name="ce12" table:number-columns-repeated="2"/>
          <table:table-cell table:style-name="ce3"/>
          <table:table-cell table:style-name="ce9" table:number-columns-repeated="9"/>
          <table:table-cell table:number-columns-repeated="2"/>
          <table:table-cell table:style-name="ce9" table:number-columns-repeated="10"/>
          <table:table-cell table:number-columns-repeated="218"/>
        </table:table-row>
        <table:table-row table:style-name="ro3">
          <table:table-cell/>
          <table:table-cell table:style-name="ce12"/>
          <table:table-cell/>
          <table:table-cell table:style-name="ce12"/>
          <table:table-cell table:number-columns-repeated="13"/>
          <table:table-cell table:style-name="ce9" table:number-columns-repeated="9"/>
          <table:table-cell table:number-columns-repeated="2"/>
          <table:table-cell table:style-name="ce9" table:number-columns-repeated="10"/>
          <table:table-cell table:number-columns-repeated="218"/>
        </table:table-row>
        <table:table-row table:style-name="ro3">
          <table:table-cell/>
          <table:table-cell table:style-name="ce3"/>
          <table:table-cell table:number-columns-repeated="15"/>
          <table:table-cell table:style-name="ce9" table:number-columns-repeated="9"/>
          <table:table-cell table:number-columns-repeated="2"/>
          <table:table-cell table:style-name="ce9" table:number-columns-repeated="10"/>
          <table:table-cell table:number-columns-repeated="218"/>
        </table:table-row>
        <table:table-row table:style-name="ro3">
          <table:table-cell/>
          <table:table-cell table:style-name="ce33"/>
          <table:table-cell table:number-columns-repeated="15"/>
          <table:table-cell table:style-name="ce9" table:number-columns-repeated="9"/>
          <table:table-cell table:number-columns-repeated="2"/>
          <table:table-cell table:style-name="ce9" table:number-columns-repeated="10"/>
          <table:table-cell table:number-columns-repeated="218"/>
        </table:table-row>
        <table:table-row table:style-name="ro4">
          <table:table-cell table:number-columns-repeated="2"/>
          <table:table-cell office:value-type="string" table:number-columns-spanned="3" table:number-rows-spanned="1">
            <text:p>BLACK - CREATE ITEM DATA</text:p>
          </table:table-cell>
          <table:covered-table-cell table:number-columns-repeated="2"/>
          <table:table-cell table:number-columns-repeated="12"/>
          <table:table-cell table:style-name="ce9" table:number-columns-repeated="9"/>
          <table:table-cell table:number-columns-repeated="2"/>
          <table:table-cell table:style-name="ce9" table:number-columns-repeated="10"/>
          <table:table-cell table:number-columns-repeated="218"/>
        </table:table-row>
        <table:table-row table:style-name="ro4">
          <table:table-cell table:number-columns-repeated="2"/>
          <table:table-cell table:style-name="ce12" office:value-type="string" table:number-columns-spanned="3" table:number-rows-spanned="1">
            <text:p>GREEN- CREATE MI DATA</text:p>
          </table:table-cell>
          <table:covered-table-cell table:number-columns-repeated="2"/>
          <table:table-cell table:style-name="ce12"/>
          <table:table-cell table:number-columns-repeated="11"/>
          <table:table-cell table:style-name="ce9" table:number-columns-repeated="9"/>
          <table:table-cell table:number-columns-repeated="2"/>
          <table:table-cell table:style-name="ce9" table:number-columns-repeated="10"/>
          <table:table-cell table:number-columns-repeated="218"/>
        </table:table-row>
        <table:table-row table:style-name="ro4">
          <table:table-cell table:number-columns-repeated="2"/>
          <table:table-cell table:style-name="ce3" office:value-type="string" table:number-columns-spanned="3" table:number-rows-spanned="1">
            <text:p>RED - CREATE MMRN DATA</text:p>
          </table:table-cell>
          <table:covered-table-cell table:number-columns-repeated="2"/>
          <table:table-cell table:style-name="ce3"/>
          <table:table-cell table:number-columns-repeated="11"/>
          <table:table-cell table:style-name="ce9" table:number-columns-repeated="9"/>
          <table:table-cell table:number-columns-repeated="2"/>
          <table:table-cell table:style-name="ce9" table:number-columns-repeated="10"/>
          <table:table-cell table:number-columns-repeated="218"/>
        </table:table-row>
        <table:table-row table:style-name="ro2">
          <table:table-cell table:number-columns-repeated="2"/>
          <table:table-cell table:style-name="ce33" office:value-type="string" table:number-columns-spanned="3" table:number-rows-spanned="1">
            <text:p>BLUE - CREATE MATERIAL INDENT ISSUE DATA</text:p>
          </table:table-cell>
          <table:covered-table-cell table:number-columns-repeated="2"/>
          <table:table-cell table:style-name="ce33"/>
          <table:table-cell table:number-columns-repeated="250"/>
        </table:table-row>
        <table:table-row table:style-name="ro3" table:number-rows-repeated="5">
          <table:table-cell table:number-columns-repeated="256"/>
        </table:table-row>
        <table:table-row table:style-name="ro3" table:number-rows-repeated="2">
          <table:table-cell table:number-columns-repeated="7"/>
          <table:table-cell table:style-name="ce32" table:number-columns-repeated="5"/>
          <table:table-cell table:style-name="ce12"/>
          <table:table-cell/>
          <table:table-cell table:style-name="ce12" table:number-columns-repeated="2"/>
          <table:table-cell table:style-name="ce3"/>
          <table:table-cell table:number-columns-repeated="2"/>
          <table:table-cell table:style-name="ce3" table:number-columns-repeated="4"/>
          <table:table-cell table:style-name="ce40"/>
          <table:table-cell table:number-columns-repeated="232"/>
        </table:table-row>
        <table:table-row table:style-name="ro3">
          <table:table-cell table:number-columns-repeated="7"/>
          <table:table-cell table:style-name="ce1"/>
          <table:table-cell/>
          <table:table-cell table:style-name="ce1" table:number-columns-repeated="3"/>
          <table:table-cell table:number-columns-repeated="2"/>
          <table:table-cell table:style-name="ce3" table:number-columns-repeated="3"/>
          <table:table-cell table:number-columns-repeated="239"/>
        </table:table-row>
        <table:table-row table:style-name="ro3" table:number-rows-repeated="6551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view_MII" table:style-name="ta1">
        <table:table-column table:style-name="co22" table:number-columns-repeated="2" table:default-cell-style-name="ce6"/>
        <table:table-column table:style-name="co30" table:default-cell-style-name="ce6"/>
        <table:table-column table:style-name="co22" table:number-columns-repeated="4" table:default-cell-style-name="ce6"/>
        <table:table-column table:style-name="co124" table:default-cell-style-name="ce6"/>
        <table:table-column table:style-name="co92" table:default-cell-style-name="ce6"/>
        <table:table-column table:style-name="co125" table:default-cell-style-name="ce6"/>
        <table:table-column table:style-name="co5" table:default-cell-style-name="ce6"/>
        <table:table-column table:style-name="co126" table:default-cell-style-name="ce6"/>
        <table:table-column table:style-name="co27" table:default-cell-style-name="ce6"/>
        <table:table-column table:style-name="co22" table:number-columns-repeated="3" table:default-cell-style-name="ce6"/>
        <table:table-column table:style-name="co126" table:default-cell-style-name="ce2"/>
        <table:table-column table:style-name="co22" table:number-columns-repeated="2" table:default-cell-style-name="ce6"/>
        <table:table-column table:style-name="co75" table:default-cell-style-name="ce6"/>
        <table:table-column table:style-name="co127" table:default-cell-style-name="ce6"/>
        <table:table-column table:style-name="co5" table:default-cell-style-name="ce6"/>
        <table:table-column table:style-name="co81" table:default-cell-style-name="ce1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22" table:default-cell-style-name="ce6"/>
        <table:table-column table:style-name="co128" table:default-cell-style-name="ce6"/>
        <table:table-column table:style-name="co22" table:number-columns-repeated="227" table:default-cell-style-name="ce6"/>
        <table:table-row table:style-name="ro17">
          <table:table-cell table:style-name="ce1" office:value-type="string">
            <text:p>tc</text:p>
          </table:table-cell>
          <table:table-cell office:value-type="string">
            <text:p>ITEM_NO</text:p>
          </table:table-cell>
          <table:table-cell office:value-type="string">
            <text:p>ITEM_TYPE</text:p>
          </table:table-cell>
          <table:table-cell office:value-type="string">
            <text:p>ITEM_DESCRIPTION</text:p>
          </table:table-cell>
          <table:table-cell office:value-type="string">
            <text:p>BASE_UOM</text:p>
          </table:table-cell>
          <table:table-cell office:value-type="string">
            <text:p>ITEM_STATUS</text:p>
          </table:table-cell>
          <table:table-cell office:value-type="string">
            <text:p>CONTRACT_REQD</text:p>
          </table:table-cell>
          <table:table-cell table:style-name="ce12" office:value-type="string">
            <text:p>CREATE_MI_TYPE_FLD1</text:p>
          </table:table-cell>
          <table:table-cell table:style-name="ce11" office:value-type="string">
            <text:p>CREATE_MI_DEPARTMENT_FLD1</text:p>
          </table:table-cell>
          <table:table-cell table:style-name="ce12" office:value-type="string">
            <text:p>CREATE_MI_INDENTING_STORE_FLD1</text:p>
          </table:table-cell>
          <table:table-cell table:style-name="ce11" office:value-type="string">
            <text:p>CREATE_MI_INDENT_PURPOSE_FLD1</text:p>
          </table:table-cell>
          <table:table-cell table:style-name="ce11" office:value-type="string">
            <text:p>CREATE_MI_ISSUING_STORE_FLD1</text:p>
          </table:table-cell>
          <table:table-cell table:style-name="ce11" office:value-type="string">
            <text:p>CREATE_MI_ACCOUNT_CODE_FLD1</text:p>
          </table:table-cell>
          <table:table-cell table:style-name="ce12" office:value-type="string">
            <text:p>CREATE_MI_ITEM_FLD1</text:p>
          </table:table-cell>
          <table:table-cell table:style-name="ce12" office:value-type="string">
            <text:p>CREATE_MI_QUANTITY_REQUIRED_FLD1</text:p>
          </table:table-cell>
          <table:table-cell table:style-name="ce2" office:value-type="string">
            <text:p>CREATE_MMRN_DEPARTMENT_FLD1</text:p>
          </table:table-cell>
          <table:table-cell office:value-type="string">
            <text:p>CREATE_MMRN_STORE_FLD1</text:p>
          </table:table-cell>
          <table:table-cell table:style-name="ce2" office:value-type="string">
            <text:p>CREATE_MMRN_RECEIPT_TYPE_FLD1</text:p>
          </table:table-cell>
          <table:table-cell table:style-name="ce2" office:value-type="string">
            <text:p>CREATE_MMRN_ACCOUNT_CODE_FLD1</text:p>
          </table:table-cell>
          <table:table-cell table:style-name="ce3" office:value-type="string">
            <text:p>CREATE_MMRN_ITEM_NO_FLD1</text:p>
          </table:table-cell>
          <table:table-cell table:style-name="ce3" office:value-type="string">
            <text:p>CREATE_MMRN_QUANTITY_FLD1</text:p>
          </table:table-cell>
          <table:table-cell table:style-name="ce3" office:value-type="string">
            <text:p>CREATE_MMRN_RATE_PER_UNIT_FLD1</text:p>
          </table:table-cell>
          <table:table-cell table:style-name="ce40" office:value-type="string">
            <text:p>CREATE_MII_ISSUED_QUANTITY_FLD1</text:p>
          </table:table-cell>
          <table:table-cell table:style-name="ce3" office:value-type="string">
            <text:p>CREATE_MI_DESIGNATION_FLD</text:p>
          </table:table-cell>
          <table:table-cell table:style-name="ce3" office:value-type="string">
            <text:p>CREATE_MI_APPROVER_FLD</text:p>
          </table:table-cell>
          <table:table-cell table:style-name="ce3" office:value-type="string">
            <text:p>STORES_APPROVE_MI_APPROVER_FLD</text:p>
          </table:table-cell>
          <table:table-cell table:style-name="ce3" office:value-type="string">
            <text:p>STORES_APPROVE_MI_DESIGNATION_FLD</text:p>
          </table:table-cell>
          <table:table-cell office:value-type="string">
            <text:p>#</text:p>
          </table:table-cell>
          <table:table-cell table:number-columns-repeated="228"/>
        </table:table-row>
        <table:table-row table:style-name="ro2">
          <table:table-cell table:style-name="ce1" office:value-type="string">
            <text:p>attributes</text:p>
          </table:table-cell>
          <table:table-cell table:style-name="ce1" office:value-type="string">
            <text:p>itemNo</text:p>
          </table:table-cell>
          <table:table-cell office:value-type="string">
            <text:p>type</text:p>
          </table:table-cell>
          <table:table-cell office:value-type="string">
            <text:p>description</text:p>
          </table:table-cell>
          <table:table-cell office:value-type="string">
            <text:p>uom</text:p>
          </table:table-cell>
          <table:table-cell office:value-type="string">
            <text:p>itemStatusId</text:p>
          </table:table-cell>
          <table:table-cell office:value-type="string">
            <text:p>contractReqt</text:p>
          </table:table-cell>
          <table:table-cell table:style-name="ce12" office:value-type="string">
            <text:p>reqtype</text:p>
          </table:table-cell>
          <table:table-cell table:style-name="ce11" office:value-type="string">
            <text:p>departmentId</text:p>
          </table:table-cell>
          <table:table-cell table:style-name="ce12" office:value-type="string">
            <text:p>indentingStore</text:p>
          </table:table-cell>
          <table:table-cell table:style-name="ce11" office:value-type="string">
            <text:p>purpose</text:p>
          </table:table-cell>
          <table:table-cell table:style-name="ce11" office:value-type="string">
            <text:p>issuingStore</text:p>
          </table:table-cell>
          <table:table-cell table:style-name="ce42" office:value-type="string">
            <text:p>coaCode</text:p>
          </table:table-cell>
          <table:table-cell table:style-name="ce12" office:value-type="string">
            <text:p>itemNo</text:p>
          </table:table-cell>
          <table:table-cell table:style-name="ce12" office:value-type="string">
            <text:p>quantity</text:p>
          </table:table-cell>
          <table:table-cell table:style-name="ce2" office:value-type="string">
            <text:p>departmentId</text:p>
          </table:table-cell>
          <table:table-cell office:value-type="string">
            <text:p>storeId</text:p>
          </table:table-cell>
          <table:table-cell table:style-name="ce2" office:value-type="string">
            <text:p>purpose</text:p>
          </table:table-cell>
          <table:table-cell table:style-name="ce2" office:value-type="string">
            <text:p>accCode</text:p>
          </table:table-cell>
          <table:table-cell table:style-name="ce3" office:value-type="string">
            <text:p>itemNo</text:p>
          </table:table-cell>
          <table:table-cell table:style-name="ce3" office:value-type="string">
            <text:p>receivedQty</text:p>
          </table:table-cell>
          <table:table-cell table:style-name="ce3" office:value-type="string">
            <text:p>unitPrice</text:p>
          </table:table-cell>
          <table:table-cell table:style-name="ce40" office:value-type="string">
            <text:p>issuedQty</text:p>
          </table:table-cell>
          <table:table-cell table:style-name="ce3" office:value-type="string">
            <text:p>approverDesignation</text:p>
          </table:table-cell>
          <table:table-cell table:style-name="ce3" office:value-type="string">
            <text:p>approver</text:p>
          </table:table-cell>
          <table:table-cell table:style-name="ce10" office:value-type="string">
            <text:p>approver</text:p>
          </table:table-cell>
          <table:table-cell table:style-name="ce3" office:value-type="string">
            <text:p>approverDesignation</text:p>
          </table:table-cell>
          <table:table-cell office:value-type="string">
            <text:p>#</text:p>
          </table:table-cell>
          <table:table-cell table:number-columns-repeated="228"/>
        </table:table-row>
        <table:table-row table:style-name="ro18">
          <table:table-cell table:style-name="ce1" office:value-type="string">
            <text:p>0010</text:p>
          </table:table-cell>
          <table:table-cell table:style-name="ce1" office:value-type="string">
            <text:p>504</text:p>
          </table:table-cell>
          <table:table-cell office:value-type="string">
            <text:p>MECHANICAL SUPPLIES</text:p>
          </table:table-cell>
          <table:table-cell office:value-type="string">
            <text:p>socket abc</text:p>
          </table:table-cell>
          <table:table-cell office:value-type="string">
            <text:p>NUMSS</text:p>
          </table:table-cell>
          <table:table-cell office:value-type="string">
            <text:p>Active</text:p>
          </table:table-cell>
          <table:table-cell office:value-type="string">
            <text:p>Open PO</text:p>
          </table:table-cell>
          <table:table-cell table:style-name="ce12" office:value-type="string">
            <text:p>Internal</text:p>
          </table:table-cell>
          <table:table-cell table:style-name="ce11" office:value-type="string">
            <text:p>Mechanical</text:p>
          </table:table-cell>
          <table:table-cell table:style-name="ce5" office:value-type="string">
            <text:p>25/STORE-25</text:p>
          </table:table-cell>
          <table:table-cell table:style-name="ce11" office:value-type="string">
            <text:p>Materials Transfer Note</text:p>
          </table:table-cell>
          <table:table-cell table:style-name="ce5" office:value-type="string">
            <text:p>26/STORE-26</text:p>
          </table:table-cell>
          <table:table-cell table:style-name="ce11" office:value-type="string">
            <text:p>4702001/Inter Unit Transfer</text:p>
          </table:table-cell>
          <table:table-cell table:style-name="ce12" office:value-type="string">
            <text:p>504</text:p>
          </table:table-cell>
          <table:table-cell table:style-name="ce12" office:value-type="string">
            <text:p>10</text:p>
          </table:table-cell>
          <table:table-cell table:style-name="ce2" office:value-type="string">
            <text:p>Mechanical</text:p>
          </table:table-cell>
          <table:table-cell office:value-type="string">
            <text:p>26/STORE-26</text:p>
          </table:table-cell>
          <table:table-cell table:style-name="ce2" office:value-type="string">
            <text:p>Physical Stock Taking</text:p>
          </table:table-cell>
          <table:table-cell table:style-name="ce2" office:value-type="string">
            <text:p>2702001/Inventory</text:p>
          </table:table-cell>
          <table:table-cell table:style-name="ce3" office:value-type="string">
            <text:p>504</text:p>
          </table:table-cell>
          <table:table-cell table:style-name="ce3" office:value-type="string">
            <text:p>100</text:p>
          </table:table-cell>
          <table:table-cell table:style-name="ce3"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MEDICAL OFFICER</text:p>
          </table:table-cell>
          <table:table-cell office:value-type="string">
            <text:p>HOD</text:p>
          </table:table-cell>
          <table:table-cell office:value-type="string">
            <text:p>SUPERUSER</text:p>
          </table:table-cell>
          <table:table-cell office:value-type="string">
            <text:p>MEDICAL OFFICER</text:p>
          </table:table-cell>
          <table:table-cell office:value-type="string">
            <text:p>#</text:p>
          </table:table-cell>
          <table:table-cell table:style-name="ce1" office:value-type="string">
            <text:p>view <text:s/>Material indent issue which are created</text:p>
          </table:table-cell>
          <table:table-cell table:number-columns-repeated="227"/>
        </table:table-row>
        <table:table-row table:style-name="ro8">
          <table:table-cell table:style-name="ce1" office:value-type="string">
            <text:p>0020</text:p>
          </table:table-cell>
          <table:table-cell table:style-name="ce1" office:value-type="string">
            <text:p>505</text:p>
          </table:table-cell>
          <table:table-cell office:value-type="string">
            <text:p>MECHANICAL SUPPLIES</text:p>
          </table:table-cell>
          <table:table-cell office:value-type="string">
            <text:p>safal oil 1000GMS</text:p>
          </table:table-cell>
          <table:table-cell office:value-type="string">
            <text:p>NUMSS</text:p>
          </table:table-cell>
          <table:table-cell office:value-type="string">
            <text:p>Active</text:p>
          </table:table-cell>
          <table:table-cell office:value-type="string">
            <text:p>Tendered</text:p>
          </table:table-cell>
          <table:table-cell table:style-name="ce12" office:value-type="string">
            <text:p>Internal</text:p>
          </table:table-cell>
          <table:table-cell table:style-name="ce11" office:value-type="string">
            <text:p>Mechanical</text:p>
          </table:table-cell>
          <table:table-cell table:style-name="ce5" office:value-type="string">
            <text:p>25/STORE-25</text:p>
          </table:table-cell>
          <table:table-cell table:style-name="ce11" office:value-type="string">
            <text:p>Maintenance: Consumption</text:p>
          </table:table-cell>
          <table:table-cell table:style-name="ce5" office:value-type="string">
            <text:p>26/STORE-26</text:p>
          </table:table-cell>
          <table:table-cell table:style-name="ce11" office:value-type="string">
            <text:p>2302002/Purchase of Medicines</text:p>
          </table:table-cell>
          <table:table-cell table:style-name="ce12" office:value-type="string">
            <text:p>505</text:p>
          </table:table-cell>
          <table:table-cell table:style-name="ce12" office:value-type="string">
            <text:p>05</text:p>
          </table:table-cell>
          <table:table-cell table:style-name="ce2" office:value-type="string">
            <text:p>Mechanical</text:p>
          </table:table-cell>
          <table:table-cell office:value-type="string">
            <text:p>26/STORE-26</text:p>
          </table:table-cell>
          <table:table-cell table:style-name="ce2" office:value-type="string">
            <text:p>Physical Stock Taking</text:p>
          </table:table-cell>
          <table:table-cell table:style-name="ce2" office:value-type="string">
            <text:p>2702001/Inventory</text:p>
          </table:table-cell>
          <table:table-cell table:style-name="ce3" office:value-type="string">
            <text:p>505</text:p>
          </table:table-cell>
          <table:table-cell table:style-name="ce3" office:value-type="string">
            <text:p>100</text:p>
          </table:table-cell>
          <table:table-cell table:style-name="ce3" office:value-type="string">
            <text:p>20</text:p>
          </table:table-cell>
          <table:table-cell office:value-type="string">
            <text:p>2</text:p>
          </table:table-cell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office:value-type="string">
            <text:p>#</text:p>
          </table:table-cell>
          <table:table-cell table:style-name="ce2" office:value-type="string">
            <text:p>view material indent issue which are not created.</text:p>
          </table:table-cell>
          <table:table-cell table:number-columns-repeated="227"/>
        </table:table-row>
        <table:table-row table:style-name="ro3">
          <table:table-cell table:number-columns-repeated="17"/>
          <table:table-cell table:style-name="ce2" table:number-columns-repeated="2"/>
          <table:table-cell table:number-columns-repeated="237"/>
        </table:table-row>
        <table:table-row table:style-name="ro3">
          <table:table-cell table:number-columns-repeated="18"/>
          <table:table-cell table:style-name="ce2"/>
          <table:table-cell table:number-columns-repeated="237"/>
        </table:table-row>
        <table:table-row table:style-name="ro3" table:number-rows-repeated="3">
          <table:table-cell table:number-columns-repeated="256"/>
        </table:table-row>
        <table:table-row table:style-name="ro3" table:number-rows-repeated="4">
          <table:table-cell table:number-columns-repeated="3"/>
          <table:table-cell table:style-name="Default" table:number-columns-repeated="5"/>
          <table:table-cell table:number-columns-repeated="248"/>
        </table:table-row>
        <table:table-row table:style-name="ro4">
          <table:table-cell table:number-columns-repeated="9"/>
          <table:table-cell office:value-type="string" table:number-columns-spanned="3" table:number-rows-spanned="1">
            <text:p>BLACK - CREATE ITEM DATA</text:p>
          </table:table-cell>
          <table:covered-table-cell table:number-columns-repeated="2"/>
          <table:table-cell table:style-name="ce1"/>
          <table:table-cell table:number-columns-repeated="243"/>
        </table:table-row>
        <table:table-row table:style-name="ro4">
          <table:table-cell table:number-columns-repeated="9"/>
          <table:table-cell table:style-name="ce11" office:value-type="string" table:number-columns-spanned="3" table:number-rows-spanned="1">
            <text:p>GREEN- CREATE INDENT DATA</text:p>
          </table:table-cell>
          <table:covered-table-cell table:number-columns-repeated="2"/>
          <table:table-cell table:style-name="ce1"/>
          <table:table-cell table:number-columns-repeated="243"/>
        </table:table-row>
        <table:table-row table:style-name="ro4">
          <table:table-cell table:number-columns-repeated="9"/>
          <table:table-cell table:style-name="ce2" office:value-type="string" table:number-columns-spanned="3" table:number-rows-spanned="1">
            <text:p>RED - CREATE MMRN DATA</text:p>
          </table:table-cell>
          <table:covered-table-cell table:number-columns-repeated="2"/>
          <table:table-cell table:number-columns-repeated="244"/>
        </table:table-row>
        <table:table-row table:style-name="ro4">
          <table:table-cell table:number-columns-repeated="9"/>
          <table:table-cell table:style-name="ce41" office:value-type="string" table:number-columns-spanned="5" table:number-rows-spanned="1">
            <text:p>BLUE - CREATE MATERIAL INDENT ISSUE DATA</text:p>
          </table:table-cell>
          <table:covered-table-cell table:number-columns-repeated="4"/>
          <table:table-cell table:number-columns-repeated="242"/>
        </table:table-row>
        <table:table-row table:style-name="ro3" table:number-rows-repeated="6551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reate_supplier" table:style-name="ta1">
        <table:table-column table:style-name="co96" table:default-cell-style-name="ce1"/>
        <table:table-column table:style-name="co129" table:default-cell-style-name="ce1"/>
        <table:table-column table:style-name="co23" table:default-cell-style-name="ce6"/>
        <table:table-column table:style-name="co130" table:default-cell-style-name="ce6"/>
        <table:table-column table:style-name="co44" table:number-columns-repeated="2" table:default-cell-style-name="ce6"/>
        <table:table-column table:style-name="co22" table:number-columns-repeated="2" table:default-cell-style-name="ce3"/>
        <table:table-column table:style-name="co22" table:default-cell-style-name="ce6"/>
        <table:table-column table:style-name="co131" table:default-cell-style-name="ce6"/>
        <table:table-column table:style-name="co22" table:number-columns-repeated="246" table:default-cell-style-name="ce6"/>
        <table:table-row table:style-name="ro7">
          <table:table-cell office:value-type="string">
            <text:p>tc</text:p>
          </table:table-cell>
          <table:table-cell office:value-type="string">
            <text:p>CREATE_SUPPLIER_CODE_FLD1</text:p>
          </table:table-cell>
          <table:table-cell office:value-type="string">
            <text:p>CREATE_SUPPLIER_NAME_FLD1</text:p>
          </table:table-cell>
          <table:table-cell office:value-type="string">
            <text:p>CREATE_SUPPLIER_CORS_ADDRESS_FLD1</text:p>
          </table:table-cell>
          <table:table-cell office:value-type="string">
            <text:p>CREATE_SUPPLIER_STATUS_FLD1</text:p>
          </table:table-cell>
          <table:table-cell office:value-type="string">
            <text:p>CREATE_SUPPLIER_PAN_NO_FLD1</text:p>
          </table:table-cell>
          <table:table-cell office:value-type="string">
            <text:p>CREATE_SUPPLEIR_SUCCESS</text:p>
          </table:table-cell>
          <table:table-cell office:value-type="string">
            <text:p>CREATE_SUPPLIER_FAILURE</text:p>
          </table:table-cell>
          <table:table-cell office:value-type="string">
            <text:p>#</text:p>
          </table:table-cell>
          <table:table-cell table:number-columns-repeated="247"/>
        </table:table-row>
        <table:table-row table:style-name="ro4">
          <table:table-cell table:style-name="ce6" office:value-type="string">
            <text:p>attributes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correspondenceAddr</text:p>
          </table:table-cell>
          <table:table-cell office:value-type="string">
            <text:p>status</text:p>
          </table:table-cell>
          <table:table-cell office:value-type="string">
            <text:p>panNo</text:p>
          </table:table-cell>
          <table:table-cell table:number-columns-repeated="2" office:value-type="string">
            <text:p>x</text:p>
          </table:table-cell>
          <table:table-cell office:value-type="string">
            <text:p>#</text:p>
          </table:table-cell>
          <table:table-cell table:number-columns-repeated="247"/>
        </table:table-row>
        <table:table-row table:style-name="ro19">
          <table:table-cell office:value-type="string">
            <text:p>0010</text:p>
          </table:table-cell>
          <table:table-cell office:value-type="string">
            <text:p>ME 001</text:p>
          </table:table-cell>
          <table:table-cell office:value-type="string">
            <text:p>Balachandran001</text:p>
          </table:table-cell>
          <table:table-cell office:value-type="string">
            <text:p>Chennai</text:p>
          </table:table-cell>
          <table:table-cell office:value-type="string">
            <text:p>Created</text:p>
          </table:table-cell>
          <table:table-cell/>
          <table:table-cell office:value-type="string">
            <text:p>1</text:p>
          </table:table-cell>
          <table:table-cell/>
          <table:table-cell office:value-type="string">
            <text:p>#</text:p>
          </table:table-cell>
          <table:table-cell office:value-type="string">
            <text:p>Create supplier with the <text:s/>mandatory data</text:p>
          </table:table-cell>
          <table:table-cell table:number-columns-repeated="246"/>
        </table:table-row>
        <table:table-row table:style-name="ro4">
          <table:table-cell office:value-type="string">
            <text:p>0020</text:p>
          </table:table-cell>
          <table:table-cell office:value-type="string">
            <text:p>ME 002 </text:p>
          </table:table-cell>
          <table:table-cell office:value-type="string">
            <text:p>vikram</text:p>
          </table:table-cell>
          <table:table-cell office:value-type="string">
            <text:p>Bangalore</text:p>
          </table:table-cell>
          <table:table-cell office:value-type="string">
            <text:p>Created</text:p>
          </table:table-cell>
          <table:table-cell office:value-type="string">
            <text:p>APME002</text:p>
          </table:table-cell>
          <table:table-cell office:value-type="string">
            <text:p>1</text:p>
          </table:table-cell>
          <table:table-cell/>
          <table:table-cell office:value-type="string">
            <text:p>#</text:p>
          </table:table-cell>
          <table:table-cell office:value-type="string">
            <text:p>create supplier with optional data</text:p>
          </table:table-cell>
          <table:table-cell table:number-columns-repeated="246"/>
        </table:table-row>
        <table:table-row table:style-name="ro4">
          <table:table-cell office:value-type="string">
            <text:p>0030</text:p>
          </table:table-cell>
          <table:table-cell office:value-type="string">
            <text:p>ME 0003 @@%&amp;*</text:p>
          </table:table-cell>
          <table:table-cell office:value-type="string">
            <text:p>Venkateshan1</text:p>
          </table:table-cell>
          <table:table-cell office:value-type="string">
            <text:p>Madurai</text:p>
          </table:table-cell>
          <table:table-cell office:value-type="string">
            <text:p>Created</text:p>
          </table:table-cell>
          <table:table-cell office:value-type="string">
            <text:p>APME003</text:p>
          </table:table-cell>
          <table:table-cell office:value-type="string">
            <text:p>1</text:p>
          </table:table-cell>
          <table:table-cell/>
          <table:table-cell office:value-type="string">
            <text:p>#</text:p>
          </table:table-cell>
          <table:table-cell table:style-name="ce4" office:value-type="string">
            <text:p>Create supplier with special characters for supplier <text:s/>code</text:p>
          </table:table-cell>
          <table:table-cell table:number-columns-repeated="246"/>
        </table:table-row>
        <table:table-row table:style-name="ro4">
          <table:table-cell office:value-type="string">
            <text:p>0040</text:p>
          </table:table-cell>
          <table:table-cell office:value-type="string">
            <text:p>ME 004</text:p>
          </table:table-cell>
          <table:table-cell office:value-type="string">
            <text:p>Kuchelan@#&amp;*</text:p>
          </table:table-cell>
          <table:table-cell office:value-type="string">
            <text:p>Dharampuri</text:p>
          </table:table-cell>
          <table:table-cell office:value-type="string">
            <text:p>Created</text:p>
          </table:table-cell>
          <table:table-cell office:value-type="string">
            <text:p>APME004</text:p>
          </table:table-cell>
          <table:table-cell office:value-type="string">
            <text:p>1</text:p>
          </table:table-cell>
          <table:table-cell/>
          <table:table-cell office:value-type="string">
            <text:p>#</text:p>
          </table:table-cell>
          <table:table-cell table:style-name="ce4" office:value-type="string">
            <text:p>Create supplier with special characters for supplier name</text:p>
          </table:table-cell>
          <table:table-cell table:number-columns-repeated="246"/>
        </table:table-row>
        <table:table-row table:style-name="ro19">
          <table:table-cell office:value-type="string">
            <text:p>0050</text:p>
          </table:table-cell>
          <table:table-cell office:value-type="string">
            <text:p>ME 005</text:p>
          </table:table-cell>
          <table:table-cell office:value-type="string">
            <text:p>Rajanikanth</text:p>
          </table:table-cell>
          <table:table-cell office:value-type="string">
            <text:p>Chennai &amp;*%$*&amp;*</text:p>
          </table:table-cell>
          <table:table-cell office:value-type="string">
            <text:p>Created</text:p>
          </table:table-cell>
          <table:table-cell office:value-type="string">
            <text:p>APME005</text:p>
          </table:table-cell>
          <table:table-cell office:value-type="string">
            <text:p>1</text:p>
          </table:table-cell>
          <table:table-cell/>
          <table:table-cell office:value-type="string">
            <text:p>#</text:p>
          </table:table-cell>
          <table:table-cell office:value-type="string">
            <text:p>Create supplier with special characters for correspondence</text:p>
          </table:table-cell>
          <table:table-cell table:number-columns-repeated="246"/>
        </table:table-row>
        <table:table-row table:style-name="ro4">
          <table:table-cell office:value-type="string">
            <text:p>0060</text:p>
          </table:table-cell>
          <table:table-cell/>
          <table:table-cell office:value-type="string">
            <text:p>Sureshan</text:p>
          </table:table-cell>
          <table:table-cell office:value-type="string">
            <text:p>Mysore</text:p>
          </table:table-cell>
          <table:table-cell office:value-type="string">
            <text:p>Created</text:p>
          </table:table-cell>
          <table:table-cell office:value-type="string">
            <text:p>APME006</text:p>
          </table:table-cell>
          <table:table-cell/>
          <table:table-cell office:value-type="string">
            <text:p>1</text:p>
          </table:table-cell>
          <table:table-cell office:value-type="string">
            <text:p>#</text:p>
          </table:table-cell>
          <table:table-cell table:style-name="ce2" office:value-type="string">
            <text:p>Create supplier without supplier code</text:p>
          </table:table-cell>
          <table:table-cell table:number-columns-repeated="246"/>
        </table:table-row>
        <table:table-row table:style-name="ro4">
          <table:table-cell office:value-type="string">
            <text:p>0070</text:p>
          </table:table-cell>
          <table:table-cell office:value-type="string">
            <text:p>ME 006</text:p>
          </table:table-cell>
          <table:table-cell/>
          <table:table-cell office:value-type="string">
            <text:p>Bangalore</text:p>
          </table:table-cell>
          <table:table-cell office:value-type="string">
            <text:p>Created</text:p>
          </table:table-cell>
          <table:table-cell office:value-type="string">
            <text:p>APME007</text:p>
          </table:table-cell>
          <table:table-cell/>
          <table:table-cell office:value-type="string">
            <text:p>1</text:p>
          </table:table-cell>
          <table:table-cell office:value-type="string">
            <text:p>#</text:p>
          </table:table-cell>
          <table:table-cell table:style-name="ce2" office:value-type="string">
            <text:p>Create supplier without supplier name</text:p>
          </table:table-cell>
          <table:table-cell table:number-columns-repeated="246"/>
        </table:table-row>
        <table:table-row table:style-name="ro4">
          <table:table-cell office:value-type="string">
            <text:p>0080</text:p>
          </table:table-cell>
          <table:table-cell office:value-type="string">
            <text:p>ME 007</text:p>
          </table:table-cell>
          <table:table-cell office:value-type="string">
            <text:p>Madhvan</text:p>
          </table:table-cell>
          <table:table-cell/>
          <table:table-cell office:value-type="string">
            <text:p>Created</text:p>
          </table:table-cell>
          <table:table-cell office:value-type="string">
            <text:p>APME008</text:p>
          </table:table-cell>
          <table:table-cell/>
          <table:table-cell office:value-type="string">
            <text:p>1</text:p>
          </table:table-cell>
          <table:table-cell office:value-type="string">
            <text:p>#</text:p>
          </table:table-cell>
          <table:table-cell table:style-name="ce2" office:value-type="string">
            <text:p>Create supplier without correspondence address</text:p>
          </table:table-cell>
          <table:table-cell table:number-columns-repeated="246"/>
        </table:table-row>
        <table:table-row table:style-name="ro3">
          <table:table-cell table:number-columns-repeated="9"/>
          <table:table-cell table:style-name="ce2"/>
          <table:table-cell table:number-columns-repeated="246"/>
        </table:table-row>
        <table:table-row table:style-name="ro4">
          <table:table-cell table:number-columns-repeated="8"/>
          <table:table-cell office:value-type="string">
            <text:p>#</text:p>
          </table:table-cell>
          <table:table-cell table:number-columns-repeated="247"/>
        </table:table-row>
        <table:table-row table:style-name="ro4">
          <table:table-cell table:number-columns-repeated="8"/>
          <table:table-cell office:value-type="string">
            <text:p>#</text:p>
          </table:table-cell>
          <table:table-cell table:number-columns-repeated="247"/>
        </table:table-row>
        <table:table-row table:style-name="ro3">
          <table:table-cell/>
          <table:table-cell table:style-name="ce2"/>
          <table:table-cell table:style-name="ce4"/>
          <table:table-cell table:style-name="ce2" table:number-columns-repeated="3"/>
          <table:table-cell table:number-columns-repeated="250"/>
        </table:table-row>
        <table:table-row table:style-name="ro3">
          <table:table-cell/>
          <table:table-cell table:style-name="ce2" table:number-columns-repeated="5"/>
          <table:table-cell table:number-columns-repeated="250"/>
        </table:table-row>
        <table:table-row table:style-name="ro3" table:number-rows-repeated="6552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view_supplier" table:style-name="ta1">
        <table:table-column table:style-name="co75" table:default-cell-style-name="ce1"/>
        <table:table-column table:style-name="co27" table:default-cell-style-name="ce18"/>
        <table:table-column table:style-name="co27" table:number-columns-repeated="2" table:default-cell-style-name="ce28"/>
        <table:table-column table:style-name="co61" table:default-cell-style-name="ce28"/>
        <table:table-column table:style-name="co79" table:default-cell-style-name="ce28"/>
        <table:table-column table:style-name="co27" table:default-cell-style-name="ce21"/>
        <table:table-column table:style-name="co22" table:number-columns-repeated="2" table:default-cell-style-name="ce3"/>
        <table:table-column table:style-name="co22" table:default-cell-style-name="ce28"/>
        <table:table-column table:style-name="co132" table:default-cell-style-name="ce28"/>
        <table:table-column table:style-name="co22" table:number-columns-repeated="245" table:default-cell-style-name="ce28"/>
        <table:table-row table:style-name="ro8">
          <table:table-cell office:value-type="string">
            <text:p>tc</text:p>
          </table:table-cell>
          <table:table-cell table:style-name="ce3" office:value-type="string">
            <text:p>CREATE_SUPPLIER_CODE_FLD1</text:p>
          </table:table-cell>
          <table:table-cell table:style-name="ce2" office:value-type="string">
            <text:p>CREATE_SUPPLIER_NAME_FLD1</text:p>
          </table:table-cell>
          <table:table-cell table:style-name="ce2" office:value-type="string">
            <text:p>CREATE_SUPPLIER_CORS_ADDRESS_FLD1</text:p>
          </table:table-cell>
          <table:table-cell table:style-name="ce2" office:value-type="string">
            <text:p>CREATE_SUPPLIER_STATUS_FLD1</text:p>
          </table:table-cell>
          <table:table-cell table:style-name="ce2" office:value-type="string">
            <text:p>CREATE_SUPPLIER_PAN_NO_FLD1</text:p>
          </table:table-cell>
          <table:table-cell table:style-name="ce2" office:value-type="string">
            <text:p>VIEW_SUPPLIER_NAME_FLD1</text:p>
          </table:table-cell>
          <table:table-cell office:value-type="string">
            <text:p>CREATE_SUPPLEIR_SUCCESS</text:p>
          </table:table-cell>
          <table:table-cell office:value-type="string">
            <text:p>CREATE_SUPPLIER_FAILURE</text:p>
          </table:table-cell>
          <table:table-cell table:style-name="ce6" office:value-type="string">
            <text:p>#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attributes</text:p>
          </table:table-cell>
          <table:table-cell table:style-name="ce3" office:value-type="string">
            <text:p>code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correspondenceAddr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panNo</text:p>
          </table:table-cell>
          <table:table-cell table:style-name="ce3" office:value-type="string">
            <text:p>name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#</text:p>
          </table:table-cell>
          <table:table-cell table:style-name="ce6" table:number-columns-repeated="2"/>
          <table:table-cell table:number-columns-repeated="244"/>
        </table:table-row>
        <table:table-row table:style-name="ro4">
          <table:table-cell office:value-type="string">
            <text:p>0010</text:p>
          </table:table-cell>
          <table:table-cell table:style-name="ce3" office:value-type="string">
            <text:p>ME061</text:p>
          </table:table-cell>
          <table:table-cell table:style-name="ce2" office:value-type="string">
            <text:p>Rakesh</text:p>
          </table:table-cell>
          <table:table-cell table:style-name="ce2" office:value-type="string">
            <text:p>chennai</text:p>
          </table:table-cell>
          <table:table-cell table:style-name="ce2" office:value-type="string">
            <text:p>Created</text:p>
          </table:table-cell>
          <table:table-cell table:style-name="ce2" office:value-type="string">
            <text:p>APME100</text:p>
          </table:table-cell>
          <table:table-cell table:style-name="ce2" office:value-type="string">
            <text:p>Rakesh</text:p>
          </table:table-cell>
          <table:table-cell office:value-type="string">
            <text:p>1</text:p>
          </table:table-cell>
          <table:table-cell/>
          <table:table-cell table:style-name="ce6" office:value-type="string">
            <text:p>#</text:p>
          </table:table-cell>
          <table:table-cell office:value-type="string">
            <text:p>Search for valid supplier with supplier name</text:p>
          </table:table-cell>
          <table:table-cell table:number-columns-repeated="245"/>
        </table:table-row>
        <table:table-row table:style-name="ro3">
          <table:table-cell/>
          <table:table-cell table:style-name="ce3"/>
          <table:table-cell table:style-name="ce2" table:number-columns-repeated="4"/>
          <table:table-cell table:style-name="ce3"/>
          <table:table-cell table:number-columns-repeated="2"/>
          <table:table-cell table:style-name="ce6"/>
          <table:table-cell table:style-name="ce21"/>
          <table:table-cell table:number-columns-repeated="245"/>
        </table:table-row>
        <table:table-row table:style-name="ro3" table:number-rows-repeated="3">
          <table:table-cell table:number-columns-repeated="9"/>
          <table:table-cell table:style-name="ce6"/>
          <table:table-cell table:number-columns-repeated="246"/>
        </table:table-row>
        <table:table-row table:style-name="ro3" table:number-rows-repeated="4">
          <table:table-cell table:number-columns-repeated="2"/>
          <table:table-cell table:style-name="ce6"/>
          <table:table-cell table:number-columns-repeated="6"/>
          <table:table-cell table:style-name="ce6"/>
          <table:table-cell table:number-columns-repeated="246"/>
        </table:table-row>
        <table:table-row table:style-name="ro3" table:number-rows-repeated="4">
          <table:table-cell table:number-columns-repeated="2"/>
          <table:table-cell table:style-name="ce6"/>
          <table:table-cell table:number-columns-repeated="253"/>
        </table:table-row>
        <table:table-row table:style-name="ro3">
          <table:table-cell table:number-columns-repeated="4"/>
          <table:table-cell office:value-type="string">
            <text:p><text:s/></text:p>
          </table:table-cell>
          <table:table-cell table:number-columns-repeated="251"/>
        </table:table-row>
        <table:table-row table:style-name="ro3" table:number-rows-repeated="6551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odify_supplier" table:style-name="ta1">
        <table:table-column table:style-name="co101" table:default-cell-style-name="ce1"/>
        <table:table-column table:style-name="co116" table:default-cell-style-name="ce6"/>
        <table:table-column table:style-name="co77" table:default-cell-style-name="ce6"/>
        <table:table-column table:style-name="co27" table:default-cell-style-name="ce6"/>
        <table:table-column table:style-name="co12" table:default-cell-style-name="ce2"/>
        <table:table-column table:style-name="co44" table:number-columns-repeated="3" table:default-cell-style-name="ce1"/>
        <table:table-column table:style-name="co12" table:default-cell-style-name="ce6"/>
        <table:table-column table:style-name="co133" table:default-cell-style-name="ce6"/>
        <table:table-column table:style-name="co22" table:number-columns-repeated="2" table:default-cell-style-name="ce6"/>
        <table:table-column table:style-name="co134" table:default-cell-style-name="ce6"/>
        <table:table-column table:style-name="co22" table:number-columns-repeated="2" table:default-cell-style-name="ce3"/>
        <table:table-column table:style-name="co22" table:default-cell-style-name="ce6"/>
        <table:table-column table:style-name="co135" table:default-cell-style-name="ce6"/>
        <table:table-column table:style-name="co22" table:number-columns-repeated="239" table:default-cell-style-name="ce6"/>
        <table:table-row table:style-name="ro8">
          <table:table-cell office:value-type="string">
            <text:p>tc</text:p>
          </table:table-cell>
          <table:table-cell table:style-name="ce3" office:value-type="string">
            <text:p>CREATE_SUPPLIER_CODE_FLD1</text:p>
          </table:table-cell>
          <table:table-cell table:style-name="ce2" office:value-type="string">
            <text:p>CREATE_SUPPLIER_NAME_FLD1</text:p>
          </table:table-cell>
          <table:table-cell table:style-name="ce2" office:value-type="string">
            <text:p>CREATE_SUPPLIER_CORS_ADDRESS_FLD1</text:p>
          </table:table-cell>
          <table:table-cell office:value-type="string">
            <text:p>CREATE_SUPPLIER_STATUS_FLD1</text:p>
          </table:table-cell>
          <table:table-cell table:style-name="ce2" office:value-type="string">
            <text:p>CREATE_SUPPLIER_PAN_NO_FLD1</text:p>
          </table:table-cell>
          <table:table-cell table:style-name="ce6" office:value-type="string">
            <text:p>MODIFY_SUPPLIER_SEARCH_FLD1</text:p>
          </table:table-cell>
          <table:table-cell table:style-name="ce6" office:value-type="string">
            <text:p>MODFIY_SUPPLIER_CODE_FLD1</text:p>
          </table:table-cell>
          <table:table-cell office:value-type="string">
            <text:p>MODIFY_SUPPLIER_NAME_FLD1</text:p>
          </table:table-cell>
          <table:table-cell office:value-type="string">
            <text:p>MODIFY_SUPPLIER_CORS_ADDRESS_FLD1</text:p>
          </table:table-cell>
          <table:table-cell office:value-type="string">
            <text:p>MODIFY_SUPPLIER_PAN_NO_FLD1</text:p>
          </table:table-cell>
          <table:table-cell office:value-type="string">
            <text:p>MODIFY_SUPPLIER_STATUS_FLD1</text:p>
          </table:table-cell>
          <table:table-cell office:value-type="string">
            <text:p>MODIFY_SUPPLIER_DATE_FLD1</text:p>
          </table:table-cell>
          <table:table-cell office:value-type="string">
            <text:p>MODIFY_SUPPLIER_SUCCESS</text:p>
          </table:table-cell>
          <table:table-cell office:value-type="string">
            <text:p>MODIFY_SUPPLIER_FAILURE</text:p>
          </table:table-cell>
          <table:table-cell table:number-columns-repeated="241"/>
        </table:table-row>
        <table:table-row table:style-name="ro2">
          <table:table-cell table:style-name="ce2" office:value-type="string">
            <text:p>attributes</text:p>
          </table:table-cell>
          <table:table-cell table:style-name="ce3" office:value-type="string">
            <text:p>code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correspondenceAddr</text:p>
          </table:table-cell>
          <table:table-cell office:value-type="string">
            <text:p>status</text:p>
          </table:table-cell>
          <table:table-cell table:style-name="ce2" office:value-type="string">
            <text:p>panNo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correspondenceAddr</text:p>
          </table:table-cell>
          <table:table-cell office:value-type="string">
            <text:p>panNo</text:p>
          </table:table-cell>
          <table:table-cell office:value-type="string">
            <text:p>status</text:p>
          </table:table-cell>
          <table:table-cell table:style-name="ce1" office:value-type="string">
            <text:p>inactiveOn</text:p>
          </table:table-cell>
          <table:table-cell table:number-columns-repeated="2" office:value-type="string">
            <text:p>X</text:p>
          </table:table-cell>
          <table:table-cell office:value-type="string">
            <text:p>#</text:p>
          </table:table-cell>
          <table:table-cell table:number-columns-repeated="240"/>
        </table:table-row>
        <table:table-row table:style-name="ro4">
          <table:table-cell table:style-name="ce3" office:value-type="string">
            <text:p>0010</text:p>
          </table:table-cell>
          <table:table-cell table:style-name="ce3" office:value-type="string">
            <text:p>ME052</text:p>
          </table:table-cell>
          <table:table-cell table:style-name="ce2" office:value-type="string">
            <text:p>Somanath</text:p>
          </table:table-cell>
          <table:table-cell table:style-name="ce2" office:value-type="string">
            <text:p>Indiranagar</text:p>
          </table:table-cell>
          <table:table-cell office:value-type="string">
            <text:p>Created</text:p>
          </table:table-cell>
          <table:table-cell table:style-name="ce2" office:value-type="string">
            <text:p>APME052</text:p>
          </table:table-cell>
          <table:table-cell table:style-name="ce6" office:value-type="string">
            <text:p>Somanath</text:p>
          </table:table-cell>
          <table:table-cell table:style-name="ce6"/>
          <table:table-cell office:value-type="string">
            <text:p>Somanath</text:p>
          </table:table-cell>
          <table:table-cell office:value-type="string">
            <text:p>Indiranagar</text:p>
          </table:table-cell>
          <table:table-cell office:value-type="string">
            <text:p>APME052</text:p>
          </table:table-cell>
          <table:table-cell/>
          <table:table-cell table:style-name="ce1"/>
          <table:table-cell office:value-type="string">
            <text:p>1</text:p>
          </table:table-cell>
          <table:table-cell/>
          <table:table-cell office:value-type="string">
            <text:p>#</text:p>
          </table:table-cell>
          <table:table-cell office:value-type="string">
            <text:p>Try to Modify the supplier Name 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020</text:p>
          </table:table-cell>
          <table:table-cell table:style-name="ce3" office:value-type="string">
            <text:p>ME055</text:p>
          </table:table-cell>
          <table:table-cell table:style-name="ce2" office:value-type="string">
            <text:p>Shekar</text:p>
          </table:table-cell>
          <table:table-cell table:style-name="ce2" office:value-type="string">
            <text:p>Muddur</text:p>
          </table:table-cell>
          <table:table-cell office:value-type="string">
            <text:p>Created</text:p>
          </table:table-cell>
          <table:table-cell table:style-name="ce2" office:value-type="string">
            <text:p>APME055</text:p>
          </table:table-cell>
          <table:table-cell table:style-name="ce6" office:value-type="string">
            <text:p>Shekar</text:p>
          </table:table-cell>
          <table:table-cell table:style-name="ce6"/>
          <table:table-cell office:value-type="string">
            <text:p>Shekar</text:p>
          </table:table-cell>
          <table:table-cell office:value-type="string">
            <text:p>Muddur</text:p>
          </table:table-cell>
          <table:table-cell office:value-type="string">
            <text:p>APME0055</text:p>
          </table:table-cell>
          <table:table-cell/>
          <table:table-cell table:style-name="ce1"/>
          <table:table-cell office:value-type="string">
            <text:p>1</text:p>
          </table:table-cell>
          <table:table-cell/>
          <table:table-cell office:value-type="string">
            <text:p>#</text:p>
          </table:table-cell>
          <table:table-cell office:value-type="string">
            <text:p>Try <text:s/>to Modify the Pan No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030</text:p>
          </table:table-cell>
          <table:table-cell table:style-name="ce3" office:value-type="string">
            <text:p>ME056</text:p>
          </table:table-cell>
          <table:table-cell table:style-name="ce2" office:value-type="string">
            <text:p>Manikanta</text:p>
          </table:table-cell>
          <table:table-cell table:style-name="ce2" office:value-type="string">
            <text:p>Dharamapuri</text:p>
          </table:table-cell>
          <table:table-cell office:value-type="string">
            <text:p>Created</text:p>
          </table:table-cell>
          <table:table-cell table:style-name="ce2"/>
          <table:table-cell table:style-name="ce6" office:value-type="string">
            <text:p>Manikanta</text:p>
          </table:table-cell>
          <table:table-cell table:style-name="ce6"/>
          <table:table-cell office:value-type="string">
            <text:p>Manikanta</text:p>
          </table:table-cell>
          <table:table-cell office:value-type="string">
            <text:p>MADIVALA</text:p>
          </table:table-cell>
          <table:table-cell table:number-columns-repeated="2"/>
          <table:table-cell table:style-name="ce1"/>
          <table:table-cell office:value-type="string">
            <text:p>1</text:p>
          </table:table-cell>
          <table:table-cell/>
          <table:table-cell office:value-type="string">
            <text:p>#</text:p>
          </table:table-cell>
          <table:table-cell office:value-type="string">
            <text:p>Try to Modify Corresponding address</text:p>
          </table:table-cell>
          <table:table-cell table:number-columns-repeated="239"/>
        </table:table-row>
        <table:table-row table:style-name="ro4">
          <table:table-cell table:style-name="ce3" office:value-type="string">
            <text:p>0040</text:p>
          </table:table-cell>
          <table:table-cell table:style-name="ce3" office:value-type="string">
            <text:p>ME057</text:p>
          </table:table-cell>
          <table:table-cell table:style-name="ce2" office:value-type="string">
            <text:p>Geerish</text:p>
          </table:table-cell>
          <table:table-cell table:style-name="ce2" office:value-type="string">
            <text:p>Chennai</text:p>
          </table:table-cell>
          <table:table-cell office:value-type="string">
            <text:p>Created</text:p>
          </table:table-cell>
          <table:table-cell table:style-name="ce2"/>
          <table:table-cell table:style-name="ce6" office:value-type="string">
            <text:p>Geerish</text:p>
          </table:table-cell>
          <table:table-cell table:style-name="ce6"/>
          <table:table-cell office:value-type="string">
            <text:p>Geerish</text:p>
          </table:table-cell>
          <table:table-cell office:value-type="string">
            <text:p>Chennai</text:p>
          </table:table-cell>
          <table:table-cell/>
          <table:table-cell office:value-type="string">
            <text:p>Active</text:p>
          </table:table-cell>
          <table:table-cell table:style-name="ce1"/>
          <table:table-cell office:value-type="string">
            <text:p>1</text:p>
          </table:table-cell>
          <table:table-cell/>
          <table:table-cell office:value-type="string">
            <text:p>#</text:p>
          </table:table-cell>
          <table:table-cell office:value-type="string">
            <text:p>Try to Modify Status = Activ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050</text:p>
          </table:table-cell>
          <table:table-cell table:style-name="ce3" office:value-type="string">
            <text:p>ME058</text:p>
          </table:table-cell>
          <table:table-cell table:style-name="ce2" office:value-type="string">
            <text:p>Chandrashekar</text:p>
          </table:table-cell>
          <table:table-cell table:style-name="ce2" office:value-type="string">
            <text:p>Madras</text:p>
          </table:table-cell>
          <table:table-cell office:value-type="string">
            <text:p>Created</text:p>
          </table:table-cell>
          <table:table-cell table:style-name="ce2"/>
          <table:table-cell table:style-name="ce6" office:value-type="string">
            <text:p>Chandrashekar</text:p>
          </table:table-cell>
          <table:table-cell table:style-name="ce6"/>
          <table:table-cell office:value-type="string">
            <text:p>Chandrashekar</text:p>
          </table:table-cell>
          <table:table-cell office:value-type="string">
            <text:p>Madras</text:p>
          </table:table-cell>
          <table:table-cell/>
          <table:table-cell office:value-type="string">
            <text:p>Inactive</text:p>
          </table:table-cell>
          <table:table-cell table:style-name="ce1" office:value-type="string">
            <text:p>13032009</text:p>
          </table:table-cell>
          <table:table-cell office:value-type="string">
            <text:p>1</text:p>
          </table:table-cell>
          <table:table-cell/>
          <table:table-cell office:value-type="string">
            <text:p>#</text:p>
          </table:table-cell>
          <table:table-cell office:value-type="string">
            <text:p>Try to Modify Status = InActiv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060</text:p>
          </table:table-cell>
          <table:table-cell table:style-name="ce3" office:value-type="string">
            <text:p>ME059</text:p>
          </table:table-cell>
          <table:table-cell table:style-name="ce2" office:value-type="string">
            <text:p>Mahesh</text:p>
          </table:table-cell>
          <table:table-cell table:style-name="ce2" office:value-type="string">
            <text:p>Kormangala</text:p>
          </table:table-cell>
          <table:table-cell office:value-type="string">
            <text:p>Created</text:p>
          </table:table-cell>
          <table:table-cell table:style-name="ce2"/>
          <table:table-cell table:style-name="ce6" office:value-type="string">
            <text:p>Mahesh</text:p>
          </table:table-cell>
          <table:table-cell table:style-name="ce6"/>
          <table:table-cell office:value-type="string">
            <text:p>Mahesh</text:p>
          </table:table-cell>
          <table:table-cell office:value-type="string">
            <text:p>Kormangala</text:p>
          </table:table-cell>
          <table:table-cell/>
          <table:table-cell office:value-type="string">
            <text:p>Approved</text:p>
          </table:table-cell>
          <table:table-cell table:style-name="ce1"/>
          <table:table-cell office:value-type="string">
            <text:p>1</text:p>
          </table:table-cell>
          <table:table-cell/>
          <table:table-cell office:value-type="string">
            <text:p>#</text:p>
          </table:table-cell>
          <table:table-cell office:value-type="string">
            <text:p>Try to Modify Status = <text:s/>Approved </text:p>
          </table:table-cell>
          <table:table-cell table:number-columns-repeated="239"/>
        </table:table-row>
        <table:table-row table:style-name="ro3">
          <table:table-cell table:style-name="Default" table:number-columns-repeated="4"/>
          <table:table-cell/>
          <table:table-cell table:style-name="Default" table:number-columns-repeated="251"/>
        </table:table-row>
        <table:table-row table:style-name="ro3">
          <table:table-cell table:style-name="Default" table:number-columns-repeated="4"/>
          <table:table-cell/>
          <table:table-cell table:style-name="Default" table:number-columns-repeated="8"/>
          <table:table-cell table:style-name="ce19" table:number-columns-repeated="2"/>
          <table:table-cell table:style-name="Default" table:number-columns-repeated="241"/>
        </table:table-row>
        <table:table-row table:style-name="ro3">
          <table:table-cell table:style-name="Default" table:number-columns-repeated="4"/>
          <table:table-cell table:style-name="ce10"/>
          <table:table-cell table:style-name="Default" table:number-columns-repeated="8"/>
          <table:table-cell table:style-name="ce19" table:number-columns-repeated="2"/>
          <table:table-cell table:style-name="Default" table:number-columns-repeated="241"/>
        </table:table-row>
        <table:table-row table:style-name="ro2">
          <table:table-cell table:style-name="ce3" table:number-columns-repeated="2"/>
          <table:table-cell table:style-name="ce2" table:number-columns-repeated="2"/>
          <table:table-cell/>
          <table:table-cell table:style-name="ce2"/>
          <table:table-cell table:style-name="ce6"/>
          <table:table-cell table:number-columns-repeated="5"/>
          <table:table-cell table:style-name="ce1"/>
          <table:table-cell table:number-columns-repeated="2"/>
          <table:table-cell office:value-type="string">
            <text:p>#</text:p>
          </table:table-cell>
          <table:table-cell table:style-name="ce2" office:value-type="string">
            <text:p>Try <text:s/>to Modify the supplier code to already existing other supplier code</text:p>
          </table:table-cell>
          <table:table-cell table:number-columns-repeated="239"/>
        </table:table-row>
        <table:table-row table:style-name="ro2">
          <table:table-cell table:style-name="ce3" table:number-columns-repeated="2"/>
          <table:table-cell table:style-name="ce2" table:number-columns-repeated="2"/>
          <table:table-cell/>
          <table:table-cell table:style-name="ce2"/>
          <table:table-cell table:style-name="ce6"/>
          <table:table-cell table:number-columns-repeated="5"/>
          <table:table-cell table:style-name="ce1"/>
          <table:table-cell table:number-columns-repeated="2"/>
          <table:table-cell office:value-type="string">
            <text:p>#</text:p>
          </table:table-cell>
          <table:table-cell table:style-name="ce2" office:value-type="string">
            <text:p>Try to Modify Supplier name to already existing other supplier name</text:p>
          </table:table-cell>
          <table:table-cell table:number-columns-repeated="239"/>
        </table:table-row>
        <table:table-row table:style-name="ro3" table:number-rows-repeated="4">
          <table:table-cell table:number-columns-repeated="256"/>
        </table:table-row>
        <table:table-row table:style-name="ro4">
          <table:table-cell table:number-columns-repeated="2"/>
          <table:table-cell table:style-name="ce2" office:value-type="string" table:number-columns-spanned="3" table:number-rows-spanned="1">
            <text:p>RED - create supplier data</text:p>
          </table:table-cell>
          <table:covered-table-cell table:number-columns-repeated="2"/>
          <table:table-cell table:number-columns-repeated="251"/>
        </table:table-row>
        <table:table-row table:style-name="ro4">
          <table:table-cell table:number-columns-repeated="2"/>
          <table:table-cell office:value-type="string" table:number-columns-spanned="2" table:number-rows-spanned="1">
            <text:p>BLACK – Modify supplier data</text:p>
          </table:table-cell>
          <table:covered-table-cell/>
          <table:table-cell table:number-columns-repeated="252"/>
        </table:table-row>
        <table:table-row table:style-name="ro3" table:number-rows-repeated="65516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reate_interbin_transfer" table:style-name="ta1">
        <table:table-column table:style-name="co78" table:default-cell-style-name="ce1"/>
        <table:table-column table:style-name="co22" table:default-cell-style-name="ce1"/>
        <table:table-column table:style-name="co70" table:default-cell-style-name="ce1"/>
        <table:table-column table:style-name="co86" table:default-cell-style-name="ce1"/>
        <table:table-column table:style-name="co136" table:default-cell-style-name="ce1"/>
        <table:table-column table:style-name="co104" table:default-cell-style-name="ce1"/>
        <table:table-column table:style-name="co44" table:default-cell-style-name="ce1"/>
        <table:table-column table:style-name="co32" table:default-cell-style-name="ce1"/>
        <table:table-column table:style-name="co29" table:default-cell-style-name="ce1"/>
        <table:table-column table:style-name="co104" table:default-cell-style-name="ce1"/>
        <table:table-column table:style-name="co94" table:default-cell-style-name="ce1"/>
        <table:table-column table:style-name="co22" table:default-cell-style-name="ce1"/>
        <table:table-column table:style-name="co54" table:default-cell-style-name="ce1"/>
        <table:table-column table:style-name="co22" table:number-columns-repeated="2" table:default-cell-style-name="ce1"/>
        <table:table-column table:style-name="co4" table:default-cell-style-name="ce1"/>
        <table:table-column table:style-name="co45" table:default-cell-style-name="ce1"/>
        <table:table-column table:style-name="co22" table:number-columns-repeated="2" table:default-cell-style-name="ce1"/>
        <table:table-column table:style-name="co7" table:default-cell-style-name="ce1"/>
        <table:table-column table:style-name="co45" table:default-cell-style-name="ce1"/>
        <table:table-column table:style-name="co137" table:default-cell-style-name="ce1"/>
        <table:table-column table:style-name="co30" table:default-cell-style-name="ce1"/>
        <table:table-column table:style-name="co22" table:number-columns-repeated="4" table:default-cell-style-name="ce1"/>
        <table:table-column table:style-name="co138" table:default-cell-style-name="ce1"/>
        <table:table-column table:style-name="co22" table:number-columns-repeated="6" table:default-cell-style-name="ce1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22" table:default-cell-style-name="ce1"/>
        <table:table-column table:style-name="co139" table:default-cell-style-name="ce1"/>
        <table:table-column table:style-name="co22" table:number-columns-repeated="216" table:default-cell-style-name="ce1"/>
        <table:table-row table:style-name="ro5">
          <table:table-cell office:value-type="string">
            <text:p>tc</text:p>
          </table:table-cell>
          <table:table-cell office:value-type="string">
            <text:p>ITEM_NO</text:p>
          </table:table-cell>
          <table:table-cell office:value-type="string">
            <text:p>ITEM_TYPE</text:p>
          </table:table-cell>
          <table:table-cell office:value-type="string">
            <text:p>ITEM_DESCRIPTION</text:p>
          </table:table-cell>
          <table:table-cell office:value-type="string">
            <text:p>BASE_UOM</text:p>
          </table:table-cell>
          <table:table-cell office:value-type="string">
            <text:p>ITEM_STATUS</text:p>
          </table:table-cell>
          <table:table-cell office:value-type="string">
            <text:p>XYZ</text:p>
          </table:table-cell>
          <table:table-cell office:value-type="string">
            <text:p>SCRAP_ITEM</text:p>
          </table:table-cell>
          <table:table-cell office:value-type="string">
            <text:p>ITEM_PURCHASED</text:p>
          </table:table-cell>
          <table:table-cell office:value-type="string">
            <text:p>CONTRACT_REQD</text:p>
          </table:table-cell>
          <table:table-cell office:value-type="string">
            <text:p>LOT_CONTROL</text:p>
          </table:table-cell>
          <table:table-cell office:value-type="string">
            <text:p>SHELF_LIFE_CONTROL</text:p>
          </table:table-cell>
          <table:table-cell office:value-type="string">
            <text:p>BIN_LEVEL_STORAGE</text:p>
          </table:table-cell>
          <table:table-cell table:style-name="ce7" office:value-type="string">
            <text:p>CREATE_ITEM_DEPARTMENT_FROM_FLD</text:p>
          </table:table-cell>
          <table:table-cell office:value-type="string">
            <text:p>VIEW_ITEM_NUMBER1</text:p>
          </table:table-cell>
          <table:table-cell office:value-type="string">
            <text:p>CREATE_SUCCESS_DATA1</text:p>
          </table:table-cell>
          <table:table-cell office:value-type="string">
            <text:p>CREATE_MMRN_DEPARTMENT_FLD1</text:p>
          </table:table-cell>
          <table:table-cell office:value-type="string">
            <text:p>CREATE_MMRN_STORE_FLD1</text:p>
          </table:table-cell>
          <table:table-cell office:value-type="string">
            <text:p>CREATE_MMRN_RECEIPT_TYPE_FLD1</text:p>
          </table:table-cell>
          <table:table-cell office:value-type="string">
            <text:p>CREATE_MMRN_SUPPLIER_NAME_FLD1</text:p>
          </table:table-cell>
          <table:table-cell office:value-type="string">
            <text:p>CREATE_MMRN_ACCOUNT_CODE_FLD1</text:p>
          </table:table-cell>
          <table:table-cell office:value-type="string">
            <text:p>CREATE_MMRN_ITEM_NO_FLD1</text:p>
          </table:table-cell>
          <table:table-cell office:value-type="string">
            <text:p>CREATE_MMRN_QUANTITY_FLD1</text:p>
          </table:table-cell>
          <table:table-cell office:value-type="string">
            <text:p>CREATE_MMRN_RATE_PER_UNIT_FLD1</text:p>
          </table:table-cell>
          <table:table-cell office:value-type="string">
            <text:p>BREAK_UP_DETAILS1</text:p>
          </table:table-cell>
          <table:table-cell office:value-type="string">
            <text:p>CREATE_MMRN_BREAKUP_QUANTITY_FLD1</text:p>
          </table:table-cell>
          <table:table-cell office:value-type="string">
            <text:p>CREATE_MMRN_LOT_NO_FLD1</text:p>
          </table:table-cell>
          <table:table-cell office:value-type="string">
            <text:p>CREATE_MMRN_EXPIRY_DATE_FLD1</text:p>
          </table:table-cell>
          <table:table-cell office:value-type="string">
            <text:p>CREATE_MMRN_BIN_NO_FLD1</text:p>
          </table:table-cell>
          <table:table-cell office:value-type="string">
            <text:p>CREATE_INTERBIN_TRANSFER_ITEM_FLD1</text:p>
          </table:table-cell>
          <table:table-cell office:value-type="string">
            <text:p>CREATE_INTERBIN_TRANSFER_STORE_FLD1</text:p>
          </table:table-cell>
          <table:table-cell office:value-type="string">
            <text:p>CREATE_INTERBIN_TRANSFER_FROM_FLD1</text:p>
          </table:table-cell>
          <table:table-cell office:value-type="string">
            <text:p>CREATE_INTERBIN_TRANSFER_TOBIN_FLD1</text:p>
          </table:table-cell>
          <table:table-cell office:value-type="string">
            <text:p>CREATE_INTERBIN_TRANSFER_QUANTITY_FLD1</text:p>
          </table:table-cell>
          <table:table-cell table:style-name="ce3" office:value-type="string">
            <text:p>CREATE_MI_DESIGNATION_FLD</text:p>
          </table:table-cell>
          <table:table-cell table:style-name="ce3" office:value-type="string">
            <text:p>CREATE_MI_APPROVER_FLD</text:p>
          </table:table-cell>
          <table:table-cell table:style-name="ce3" office:value-type="string">
            <text:p>STORES_APPROVE_MI_APPROVER_FLD</text:p>
          </table:table-cell>
          <table:table-cell table:style-name="ce3" office:value-type="string">
            <text:p>STORES_APPROVE_MI_DESIGNATION_FLD</text:p>
          </table:table-cell>
          <table:table-cell office:value-type="string">
            <text:p>#</text:p>
          </table:table-cell>
          <table:table-cell table:number-columns-repeated="217"/>
        </table:table-row>
        <table:table-row table:style-name="ro7">
          <table:table-cell office:value-type="string">
            <text:p>attributes</text:p>
          </table:table-cell>
          <table:table-cell office:value-type="string">
            <text:p>itemNo</text:p>
          </table:table-cell>
          <table:table-cell office:value-type="string">
            <text:p>type</text:p>
          </table:table-cell>
          <table:table-cell office:value-type="string">
            <text:p>description</text:p>
          </table:table-cell>
          <table:table-cell office:value-type="string">
            <text:p>uom</text:p>
          </table:table-cell>
          <table:table-cell office:value-type="string">
            <text:p>itemStatusId</text:p>
          </table:table-cell>
          <table:table-cell office:value-type="string">
            <text:p>x</text:p>
          </table:table-cell>
          <table:table-cell office:value-type="string">
            <text:p>isscrap</text:p>
          </table:table-cell>
          <table:table-cell office:value-type="string">
            <text:p>canPurchase</text:p>
          </table:table-cell>
          <table:table-cell office:value-type="string">
            <text:p>contractReqt</text:p>
          </table:table-cell>
          <table:table-cell office:value-type="string">
            <text:p>isLotControlled</text:p>
          </table:table-cell>
          <table:table-cell office:value-type="string">
            <text:p>isShelfLifeControlled</text:p>
          </table:table-cell>
          <table:table-cell office:value-type="string">
            <text:p>binLevelStorage</text:p>
          </table:table-cell>
          <table:table-cell table:style-name="ce7" office:value-type="string">
            <text:p>tempDeptId</text:p>
          </table:table-cell>
          <table:table-cell office:value-type="string">
            <text:p>itemNo</text:p>
          </table:table-cell>
          <table:table-cell office:value-type="string">
            <text:p>x</text:p>
          </table:table-cell>
          <table:table-cell office:value-type="string">
            <text:p>departmentId</text:p>
          </table:table-cell>
          <table:table-cell office:value-type="string">
            <text:p>storeId</text:p>
          </table:table-cell>
          <table:table-cell office:value-type="string">
            <text:p>purpose</text:p>
          </table:table-cell>
          <table:table-cell office:value-type="string">
            <text:p>suppImg</text:p>
          </table:table-cell>
          <table:table-cell office:value-type="string">
            <text:p>accCode</text:p>
          </table:table-cell>
          <table:table-cell office:value-type="string">
            <text:p>itemNo</text:p>
          </table:table-cell>
          <table:table-cell office:value-type="string">
            <text:p>receivedQty</text:p>
          </table:table-cell>
          <table:table-cell office:value-type="string">
            <text:p>unitPrice</text:p>
          </table:table-cell>
          <table:table-cell office:value-type="string">
            <text:p>breakDetails</text:p>
          </table:table-cell>
          <table:table-cell office:value-type="string">
            <text:p>brkqty</text:p>
          </table:table-cell>
          <table:table-cell office:value-type="string">
            <text:p>lotNum</text:p>
          </table:table-cell>
          <table:table-cell office:value-type="string">
            <text:p>exdate</text:p>
          </table:table-cell>
          <table:table-cell office:value-type="string">
            <text:p>bin</text:p>
          </table:table-cell>
          <table:table-cell office:value-type="string">
            <text:p>itemNo</text:p>
          </table:table-cell>
          <table:table-cell office:value-type="string">
            <text:p>storeId</text:p>
          </table:table-cell>
          <table:table-cell office:value-type="string">
            <text:p>slNo</text:p>
          </table:table-cell>
          <table:table-cell office:value-type="string">
            <text:p>toBinId</text:p>
          </table:table-cell>
          <table:table-cell office:value-type="string">
            <text:p>qty</text:p>
          </table:table-cell>
          <table:table-cell table:style-name="ce3" office:value-type="string">
            <text:p>approverDesignation</text:p>
          </table:table-cell>
          <table:table-cell table:style-name="ce3" office:value-type="string">
            <text:p>approver</text:p>
          </table:table-cell>
          <table:table-cell table:style-name="ce19" office:value-type="string">
            <text:p>approver</text:p>
          </table:table-cell>
          <table:table-cell table:style-name="ce3" office:value-type="string">
            <text:p>approverDesignation</text:p>
          </table:table-cell>
          <table:table-cell office:value-type="string">
            <text:p>#</text:p>
          </table:table-cell>
          <table:table-cell table:number-columns-repeated="217"/>
        </table:table-row>
        <table:table-row table:style-name="ro8">
          <table:table-cell office:value-type="string">
            <text:p>0010</text:p>
          </table:table-cell>
          <table:table-cell office:value-type="string">
            <text:p>557</text:p>
          </table:table-cell>
          <table:table-cell office:value-type="string">
            <text:p>Mechanical Supplies-7</text:p>
          </table:table-cell>
          <table:table-cell office:value-type="string">
            <text:p>crankshaft</text:p>
          </table:table-cell>
          <table:table-cell office:value-type="string">
            <text:p>NOS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endered</text:p>
          </table:table-cell>
          <table:table-cell table:number-columns-repeated="3" office:value-type="string">
            <text:p>y</text:p>
          </table:table-cell>
          <table:table-cell table:style-name="ce7" office:value-type="string">
            <text:p>A-Accounts Central Cell</text:p>
          </table:table-cell>
          <table:table-cell office:value-type="string">
            <text:p>557</text:p>
          </table:table-cell>
          <table:table-cell office:value-type="string">
            <text:p>1</text:p>
          </table:table-cell>
          <table:table-cell office:value-type="string">
            <text:p>H-Health</text:p>
          </table:table-cell>
          <table:table-cell office:value-type="string">
            <text:p>26/STORE-26</text:p>
          </table:table-cell>
          <table:table-cell office:value-type="string">
            <text:p>Physical Stock Taking</text:p>
          </table:table-cell>
          <table:table-cell/>
          <table:table-cell office:value-type="string">
            <text:p>2702001/Inventory</text:p>
          </table:table-cell>
          <table:table-cell office:value-type="string">
            <text:p>557</text:p>
          </table:table-cell>
          <table:table-cell office:value-type="string">
            <text:p>100</text:p>
          </table:table-cell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string">
            <text:p>100</text:p>
          </table:table-cell>
          <table:table-cell office:value-type="string">
            <text:p>1</text:p>
          </table:table-cell>
          <table:table-cell office:value-type="string">
            <text:p>12122009</text:p>
          </table:table-cell>
          <table:table-cell office:value-type="string">
            <text:p>B26/1</text:p>
          </table:table-cell>
          <table:table-cell office:value-type="string">
            <text:p>557</text:p>
          </table:table-cell>
          <table:table-cell office:value-type="string">
            <text:p>26/STORE-26</text:p>
          </table:table-cell>
          <table:table-cell office:value-type="string">
            <text:p>1</text:p>
          </table:table-cell>
          <table:table-cell office:value-type="string">
            <text:p>B26/2-B26/2</text:p>
          </table:table-cell>
          <table:table-cell office:value-type="string">
            <text:p>10</text:p>
          </table:table-cell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office:value-type="string">
            <text:p>#</text:p>
          </table:table-cell>
          <table:table-cell table:number-columns-repeated="20"/>
          <table:table-cell office:value-type="string">
            <text:p>0020</text:p>
          </table:table-cell>
          <table:table-cell office:value-type="string">
            <text:p>556</text:p>
          </table:table-cell>
          <table:table-cell office:value-type="string">
            <text:p>Mechanical Supplies-7</text:p>
          </table:table-cell>
          <table:table-cell office:value-type="string">
            <text:p>crankshaft</text:p>
          </table:table-cell>
          <table:table-cell office:value-type="string">
            <text:p>NOS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endered</text:p>
          </table:table-cell>
          <table:table-cell table:number-columns-repeated="3" office:value-type="string">
            <text:p>y</text:p>
          </table:table-cell>
          <table:table-cell table:style-name="ce7" office:value-type="string">
            <text:p>A-Accounts Central Cell</text:p>
          </table:table-cell>
          <table:table-cell office:value-type="string">
            <text:p>556</text:p>
          </table:table-cell>
          <table:table-cell office:value-type="string">
            <text:p>1</text:p>
          </table:table-cell>
          <table:table-cell office:value-type="string">
            <text:p>H-Health</text:p>
          </table:table-cell>
          <table:table-cell office:value-type="string">
            <text:p>26/STORE-26</text:p>
          </table:table-cell>
          <table:table-cell office:value-type="string">
            <text:p>Physical Stock Taking</text:p>
          </table:table-cell>
          <table:table-cell/>
          <table:table-cell office:value-type="string">
            <text:p>2702001/Inventory</text:p>
          </table:table-cell>
          <table:table-cell office:value-type="string">
            <text:p>556</text:p>
          </table:table-cell>
          <table:table-cell office:value-type="string">
            <text:p>100</text:p>
          </table:table-cell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string">
            <text:p>100</text:p>
          </table:table-cell>
          <table:table-cell office:value-type="string">
            <text:p>1</text:p>
          </table:table-cell>
          <table:table-cell office:value-type="string">
            <text:p>12122009</text:p>
          </table:table-cell>
          <table:table-cell office:value-type="string">
            <text:p>B26/1</text:p>
          </table:table-cell>
          <table:table-cell office:value-type="string">
            <text:p>556</text:p>
          </table:table-cell>
          <table:table-cell office:value-type="string">
            <text:p>26/STORE-26</text:p>
          </table:table-cell>
          <table:table-cell office:value-type="string">
            <text:p>1</text:p>
          </table:table-cell>
          <table:table-cell office:value-type="string">
            <text:p>B26/2-B26/2</text:p>
          </table:table-cell>
          <table:table-cell office:value-type="string">
            <text:p>10</text:p>
          </table:table-cell>
          <table:table-cell table:style-name="ce9" office:value-type="string">
            <text:p>MEDICAL OFFICER</text:p>
          </table:table-cell>
          <table:table-cell table:number-columns-repeated="2" table:style-name="ce9" office:value-type="string">
            <text:p>HOD</text:p>
          </table:table-cell>
          <table:table-cell table:style-name="ce9" office:value-type="string">
            <text:p>MEDICAL OFFICER</text:p>
          </table:table-cell>
          <table:table-cell office:value-type="string">
            <text:p>#</text:p>
          </table:table-cell>
          <table:table-cell table:number-columns-repeated="20"/>
          <table:table-cell office:value-type="string">
            <text:p>0020</text:p>
          </table:table-cell>
          <table:table-cell office:value-type="string">
            <text:p>556</text:p>
          </table:table-cell>
          <table:table-cell office:value-type="string">
            <text:p>Mechanical Supplies-7</text:p>
          </table:table-cell>
          <table:table-cell office:value-type="string">
            <text:p>crankshaft</text:p>
          </table:table-cell>
          <table:table-cell office:value-type="string">
            <text:p>NOS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endered</text:p>
          </table:table-cell>
          <table:table-cell table:number-columns-repeated="3" office:value-type="string">
            <text:p>y</text:p>
          </table:table-cell>
          <table:table-cell table:style-name="ce7" office:value-type="string">
            <text:p>A-Accounts Central Cell</text:p>
          </table:table-cell>
          <table:table-cell office:value-type="string">
            <text:p>556</text:p>
          </table:table-cell>
          <table:table-cell office:value-type="string">
            <text:p>1</text:p>
          </table:table-cell>
          <table:table-cell office:value-type="string">
            <text:p>H-Health</text:p>
          </table:table-cell>
          <table:table-cell office:value-type="string">
            <text:p>26/STORE-26</text:p>
          </table:table-cell>
          <table:table-cell office:value-type="string">
            <text:p>Physical Stock Taking</text:p>
          </table:table-cell>
          <table:table-cell/>
          <table:table-cell office:value-type="string">
            <text:p>2702001/Inventory</text:p>
          </table:table-cell>
          <table:table-cell office:value-type="string">
            <text:p>556</text:p>
          </table:table-cell>
          <table:table-cell office:value-type="string">
            <text:p>100</text:p>
          </table:table-cell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string">
            <text:p>100</text:p>
          </table:table-cell>
          <table:table-cell office:value-type="string">
            <text:p>1</text:p>
          </table:table-cell>
          <table:table-cell office:value-type="string">
            <text:p>12122009</text:p>
          </table:table-cell>
          <table:table-cell office:value-type="string">
            <text:p>B26/1</text:p>
          </table:table-cell>
          <table:table-cell office:value-type="string">
            <text:p>556</text:p>
          </table:table-cell>
          <table:table-cell office:value-type="string">
            <text:p>26/STORE-26</text:p>
          </table:table-cell>
          <table:table-cell office:value-type="string">
            <text:p>1</text:p>
          </table:table-cell>
          <table:table-cell office:value-type="string">
            <text:p>B26/2-B26/2</text:p>
          </table:table-cell>
          <table:table-cell office:value-type="string">
            <text:p>10</text:p>
          </table:table-cell>
          <table:table-cell table:style-name="ce9" office:value-type="string">
            <text:p>MEDICAL OFFICER</text:p>
          </table:table-cell>
          <table:table-cell table:number-columns-repeated="2" table:style-name="ce9" office:value-type="string">
            <text:p>HOD</text:p>
          </table:table-cell>
          <table:table-cell table:style-name="ce9" office:value-type="string">
            <text:p>MEDICAL OFFICER</text:p>
          </table:table-cell>
          <table:table-cell office:value-type="string">
            <text:p>#</text:p>
          </table:table-cell>
          <table:table-cell table:number-columns-repeated="20"/>
          <table:table-cell office:value-type="string">
            <text:p>0020</text:p>
          </table:table-cell>
          <table:table-cell office:value-type="string">
            <text:p>556</text:p>
          </table:table-cell>
          <table:table-cell office:value-type="string">
            <text:p>Mechanical Supplies-7</text:p>
          </table:table-cell>
          <table:table-cell office:value-type="string">
            <text:p>crankshaft</text:p>
          </table:table-cell>
          <table:table-cell office:value-type="string">
            <text:p>NOS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endered</text:p>
          </table:table-cell>
          <table:table-cell table:number-columns-repeated="3" office:value-type="string">
            <text:p>y</text:p>
          </table:table-cell>
          <table:table-cell table:style-name="ce7" office:value-type="string">
            <text:p>A-Accounts Central Cell</text:p>
          </table:table-cell>
          <table:table-cell office:value-type="string">
            <text:p>556</text:p>
          </table:table-cell>
          <table:table-cell office:value-type="string">
            <text:p>1</text:p>
          </table:table-cell>
          <table:table-cell office:value-type="string">
            <text:p>H-Health</text:p>
          </table:table-cell>
          <table:table-cell office:value-type="string">
            <text:p>26/STORE-26</text:p>
          </table:table-cell>
          <table:table-cell office:value-type="string">
            <text:p>Physical Stock Taking</text:p>
          </table:table-cell>
          <table:table-cell/>
          <table:table-cell office:value-type="string">
            <text:p>2702001/Inventory</text:p>
          </table:table-cell>
          <table:table-cell office:value-type="string">
            <text:p>556</text:p>
          </table:table-cell>
          <table:table-cell office:value-type="string">
            <text:p>100</text:p>
          </table:table-cell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string">
            <text:p>100</text:p>
          </table:table-cell>
          <table:table-cell office:value-type="string">
            <text:p>1</text:p>
          </table:table-cell>
          <table:table-cell office:value-type="string">
            <text:p>12122009</text:p>
          </table:table-cell>
          <table:table-cell office:value-type="string">
            <text:p>B26/1</text:p>
          </table:table-cell>
          <table:table-cell office:value-type="string">
            <text:p>556</text:p>
          </table:table-cell>
          <table:table-cell office:value-type="string">
            <text:p>26/STORE-26</text:p>
          </table:table-cell>
          <table:table-cell office:value-type="string">
            <text:p>1</text:p>
          </table:table-cell>
          <table:table-cell office:value-type="string">
            <text:p>B26/2-B26/2</text:p>
          </table:table-cell>
          <table:table-cell office:value-type="string">
            <text:p>10</text:p>
          </table:table-cell>
          <table:table-cell table:style-name="ce9" office:value-type="string">
            <text:p>MEDICAL OFFICER</text:p>
          </table:table-cell>
          <table:table-cell table:number-columns-repeated="2" table:style-name="ce9" office:value-type="string">
            <text:p>HOD</text:p>
          </table:table-cell>
          <table:table-cell table:style-name="ce9" office:value-type="string">
            <text:p>MEDICAL OFFICER</text:p>
          </table:table-cell>
          <table:table-cell office:value-type="string">
            <text:p>#</text:p>
          </table:table-cell>
          <table:table-cell table:number-columns-repeated="20"/>
          <table:table-cell office:value-type="string">
            <text:p>0020</text:p>
          </table:table-cell>
          <table:table-cell office:value-type="string">
            <text:p>556</text:p>
          </table:table-cell>
          <table:table-cell office:value-type="string">
            <text:p>Mechanical Supplies-7</text:p>
          </table:table-cell>
          <table:table-cell office:value-type="string">
            <text:p>crankshaft</text:p>
          </table:table-cell>
          <table:table-cell office:value-type="string">
            <text:p>NOS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endered</text:p>
          </table:table-cell>
          <table:table-cell table:number-columns-repeated="3" office:value-type="string">
            <text:p>y</text:p>
          </table:table-cell>
          <table:table-cell table:style-name="ce7" office:value-type="string">
            <text:p>A-Accounts Central Cell</text:p>
          </table:table-cell>
          <table:table-cell office:value-type="string">
            <text:p>556</text:p>
          </table:table-cell>
          <table:table-cell office:value-type="string">
            <text:p>1</text:p>
          </table:table-cell>
          <table:table-cell office:value-type="string">
            <text:p>H-Health</text:p>
          </table:table-cell>
          <table:table-cell office:value-type="string">
            <text:p>26/STORE-26</text:p>
          </table:table-cell>
          <table:table-cell office:value-type="string">
            <text:p>Physical Stock Taking</text:p>
          </table:table-cell>
          <table:table-cell/>
        </table:table-row>
        <table:table-row table:style-name="ro8">
          <table:table-cell office:value-type="string">
            <text:p>0020</text:p>
          </table:table-cell>
          <table:table-cell office:value-type="string">
            <text:p>556</text:p>
          </table:table-cell>
          <table:table-cell office:value-type="string">
            <text:p>Mechanical Supplies-7</text:p>
          </table:table-cell>
          <table:table-cell office:value-type="string">
            <text:p>crankshaft</text:p>
          </table:table-cell>
          <table:table-cell office:value-type="string">
            <text:p>NOS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endered</text:p>
          </table:table-cell>
          <table:table-cell table:number-columns-repeated="3" office:value-type="string">
            <text:p>y</text:p>
          </table:table-cell>
          <table:table-cell table:style-name="ce7" office:value-type="string">
            <text:p>A-Accounts Central Cell</text:p>
          </table:table-cell>
          <table:table-cell office:value-type="string">
            <text:p>556</text:p>
          </table:table-cell>
          <table:table-cell office:value-type="string">
            <text:p>1</text:p>
          </table:table-cell>
          <table:table-cell office:value-type="string">
            <text:p>H-Health</text:p>
          </table:table-cell>
          <table:table-cell office:value-type="string">
            <text:p>26/STORE-26</text:p>
          </table:table-cell>
          <table:table-cell office:value-type="string">
            <text:p>Physical Stock Taking</text:p>
          </table:table-cell>
          <table:table-cell/>
          <table:table-cell office:value-type="string">
            <text:p>2702001/Inventory</text:p>
          </table:table-cell>
          <table:table-cell office:value-type="string">
            <text:p>556</text:p>
          </table:table-cell>
          <table:table-cell office:value-type="string">
            <text:p>100</text:p>
          </table:table-cell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string">
            <text:p>100</text:p>
          </table:table-cell>
          <table:table-cell office:value-type="string">
            <text:p>1</text:p>
          </table:table-cell>
          <table:table-cell office:value-type="string">
            <text:p>12122009</text:p>
          </table:table-cell>
          <table:table-cell office:value-type="string">
            <text:p>B26/1</text:p>
          </table:table-cell>
          <table:table-cell office:value-type="string">
            <text:p>556</text:p>
          </table:table-cell>
          <table:table-cell office:value-type="string">
            <text:p>26/STORE-26</text:p>
          </table:table-cell>
          <table:table-cell office:value-type="string">
            <text:p>1</text:p>
          </table:table-cell>
          <table:table-cell office:value-type="string">
            <text:p>B26/2-B26/2</text:p>
          </table:table-cell>
          <table:table-cell/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office:value-type="string">
            <text:p>#</text:p>
          </table:table-cell>
          <table:table-cell table:number-columns-repeated="217"/>
        </table:table-row>
        <table:table-row table:style-name="ro7">
          <table:table-cell office:value-type="string">
            <text:p>0030</text:p>
          </table:table-cell>
          <table:table-cell office:value-type="string">
            <text:p>557</text:p>
          </table:table-cell>
          <table:table-cell office:value-type="string">
            <text:p>Mechanical Supplies-7</text:p>
          </table:table-cell>
          <table:table-cell office:value-type="string">
            <text:p>steel rod 10mm</text:p>
          </table:table-cell>
          <table:table-cell office:value-type="string">
            <text:p>NOS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Open PO</text:p>
          </table:table-cell>
          <table:table-cell table:number-columns-repeated="3" office:value-type="string">
            <text:p>y</text:p>
          </table:table-cell>
          <table:table-cell table:style-name="ce7" office:value-type="string">
            <text:p>B-Buildings</text:p>
          </table:table-cell>
          <table:table-cell office:value-type="string">
            <text:p>557</text:p>
          </table:table-cell>
          <table:table-cell office:value-type="string">
            <text:p>1</text:p>
          </table:table-cell>
          <table:table-cell office:value-type="string">
            <text:p>H-Health</text:p>
          </table:table-cell>
          <table:table-cell office:value-type="string">
            <text:p>26/STORE-26</text:p>
          </table:table-cell>
          <table:table-cell office:value-type="string">
            <text:p>Physical Stock Taking</text:p>
          </table:table-cell>
          <table:table-cell table:number-columns-repeated="2"/>
          <table:table-cell office:value-type="string">
            <text:p>557</text:p>
          </table:table-cell>
          <table:table-cell office:value-type="string">
            <text:p>100</text:p>
          </table:table-cell>
          <table:table-cell office:value-type="string">
            <text:p>30</text:p>
          </table:table-cell>
          <table:table-cell office:value-type="string">
            <text:p>1</text:p>
          </table:table-cell>
          <table:table-cell office:value-type="string">
            <text:p>100</text:p>
          </table:table-cell>
          <table:table-cell office:value-type="string">
            <text:p>1</text:p>
          </table:table-cell>
          <table:table-cell office:value-type="string">
            <text:p>12122007</text:p>
          </table:table-cell>
          <table:table-cell office:value-type="string">
            <text:p>B26/1</text:p>
          </table:table-cell>
          <table:table-cell office:value-type="string">
            <text:p>557</text:p>
          </table:table-cell>
          <table:table-cell office:value-type="string">
            <text:p>STORE-16</text:p>
          </table:table-cell>
          <table:table-cell office:value-type="string">
            <text:p>1</text:p>
          </table:table-cell>
          <table:table-cell office:value-type="string">
            <text:p>B26/2</text:p>
          </table:table-cell>
          <table:table-cell office:value-type="string">
            <text:p>30</text:p>
          </table:table-cell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office:value-type="string">
            <text:p>#</text:p>
          </table:table-cell>
          <table:table-cell table:number-columns-repeated="217"/>
        </table:table-row>
        <table:table-row table:style-name="ro7">
          <table:table-cell office:value-type="string">
            <text:p>0040</text:p>
          </table:table-cell>
          <table:table-cell office:value-type="string">
            <text:p>558</text:p>
          </table:table-cell>
          <table:table-cell office:value-type="string">
            <text:p>Mechanical Supplies-7</text:p>
          </table:table-cell>
          <table:table-cell office:value-type="string">
            <text:p>DIFFERENTIAL GEAR</text:p>
          </table:table-cell>
          <table:table-cell office:value-type="string">
            <text:p>NOS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endered</text:p>
          </table:table-cell>
          <table:table-cell table:number-columns-repeated="3" office:value-type="string">
            <text:p>y</text:p>
          </table:table-cell>
          <table:table-cell table:style-name="ce7" office:value-type="string">
            <text:p>H-Health</text:p>
          </table:table-cell>
          <table:table-cell office:value-type="string">
            <text:p>558</text:p>
          </table:table-cell>
          <table:table-cell office:value-type="string">
            <text:p>1</text:p>
          </table:table-cell>
          <table:table-cell office:value-type="string">
            <text:p>H-Health</text:p>
          </table:table-cell>
          <table:table-cell office:value-type="string">
            <text:p>26/STORE-26</text:p>
          </table:table-cell>
          <table:table-cell office:value-type="string">
            <text:p>Physical Stock Taking</text:p>
          </table:table-cell>
          <table:table-cell table:number-columns-repeated="2"/>
          <table:table-cell office:value-type="string">
            <text:p>558</text:p>
          </table:table-cell>
          <table:table-cell office:value-type="string">
            <text:p>100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100</text:p>
          </table:table-cell>
          <table:table-cell office:value-type="string">
            <text:p>1</text:p>
          </table:table-cell>
          <table:table-cell office:value-type="string">
            <text:p>12122006</text:p>
          </table:table-cell>
          <table:table-cell office:value-type="string">
            <text:p>B26/1</text:p>
          </table:table-cell>
          <table:table-cell office:value-type="string">
            <text:p>558</text:p>
          </table:table-cell>
          <table:table-cell office:value-type="string">
            <text:p>STORE-16</text:p>
          </table:table-cell>
          <table:table-cell office:value-type="string">
            <text:p>1</text:p>
          </table:table-cell>
          <table:table-cell office:value-type="string">
            <text:p>B26/2</text:p>
          </table:table-cell>
          <table:table-cell office:value-type="string">
            <text:p>40</text:p>
          </table:table-cell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office:value-type="string">
            <text:p>#</text:p>
          </table:table-cell>
          <table:table-cell table:number-columns-repeated="217"/>
        </table:table-row>
        <table:table-row table:style-name="ro8">
          <table:table-cell office:value-type="string">
            <text:p>0050</text:p>
          </table:table-cell>
          <table:table-cell office:value-type="string">
            <text:p>559</text:p>
          </table:table-cell>
          <table:table-cell office:value-type="string">
            <text:p>Mechanical Supplies-7</text:p>
          </table:table-cell>
          <table:table-cell office:value-type="string">
            <text:p>Sunflower oil</text:p>
          </table:table-cell>
          <table:table-cell office:value-type="string">
            <text:p>NOS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endered</text:p>
          </table:table-cell>
          <table:table-cell table:number-columns-repeated="3" office:value-type="string">
            <text:p>y</text:p>
          </table:table-cell>
          <table:table-cell table:style-name="ce7" office:value-type="string">
            <text:p>A-Accounts Central Cell</text:p>
          </table:table-cell>
          <table:table-cell office:value-type="string">
            <text:p>559</text:p>
          </table:table-cell>
          <table:table-cell office:value-type="string">
            <text:p>1</text:p>
          </table:table-cell>
          <table:table-cell office:value-type="string">
            <text:p>H-Health</text:p>
          </table:table-cell>
          <table:table-cell office:value-type="string">
            <text:p>26/STORE-26</text:p>
          </table:table-cell>
          <table:table-cell office:value-type="string">
            <text:p>Physical Stock Taking</text:p>
          </table:table-cell>
          <table:table-cell table:number-columns-repeated="2"/>
          <table:table-cell office:value-type="string">
            <text:p>559</text:p>
          </table:table-cell>
          <table:table-cell office:value-type="string">
            <text:p>100</text:p>
          </table:table-cell>
          <table:table-cell office:value-type="string">
            <text:p>15</text:p>
          </table:table-cell>
          <table:table-cell office:value-type="string">
            <text:p>1</text:p>
          </table:table-cell>
          <table:table-cell office:value-type="string">
            <text:p>100</text:p>
          </table:table-cell>
          <table:table-cell office:value-type="string">
            <text:p>1</text:p>
          </table:table-cell>
          <table:table-cell office:value-type="string">
            <text:p>12122005</text:p>
          </table:table-cell>
          <table:table-cell office:value-type="string">
            <text:p>B26/1</text:p>
          </table:table-cell>
          <table:table-cell office:value-type="string">
            <text:p>559</text:p>
          </table:table-cell>
          <table:table-cell office:value-type="string">
            <text:p>STORE-16</text:p>
          </table:table-cell>
          <table:table-cell office:value-type="string">
            <text:p>1</text:p>
          </table:table-cell>
          <table:table-cell office:value-type="string">
            <text:p>B26/2</text:p>
          </table:table-cell>
          <table:table-cell office:value-type="string">
            <text:p>50</text:p>
          </table:table-cell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office:value-type="string">
            <text:p>#</text:p>
          </table:table-cell>
          <table:table-cell table:number-columns-repeated="217"/>
        </table:table-row>
        <table:table-row table:style-name="ro7">
          <table:table-cell office:value-type="string">
            <text:p>0060</text:p>
          </table:table-cell>
          <table:table-cell office:value-type="string">
            <text:p>560</text:p>
          </table:table-cell>
          <table:table-cell office:value-type="string">
            <text:p>Mechanical Supplies-7</text:p>
          </table:table-cell>
          <table:table-cell office:value-type="string">
            <text:p>CROCIN</text:p>
          </table:table-cell>
          <table:table-cell office:value-type="string">
            <text:p>NOS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endered</text:p>
          </table:table-cell>
          <table:table-cell table:number-columns-repeated="3" office:value-type="string">
            <text:p>y</text:p>
          </table:table-cell>
          <table:table-cell table:style-name="ce7" office:value-type="string">
            <text:p>B-Buildings</text:p>
          </table:table-cell>
          <table:table-cell office:value-type="string">
            <text:p>560</text:p>
          </table:table-cell>
          <table:table-cell office:value-type="string">
            <text:p>1</text:p>
          </table:table-cell>
          <table:table-cell office:value-type="string">
            <text:p>H-Health</text:p>
          </table:table-cell>
          <table:table-cell office:value-type="string">
            <text:p>26/STORE-26</text:p>
          </table:table-cell>
          <table:table-cell office:value-type="string">
            <text:p>Physical Stock Taking</text:p>
          </table:table-cell>
          <table:table-cell table:number-columns-repeated="2"/>
          <table:table-cell office:value-type="string">
            <text:p>560</text:p>
          </table:table-cell>
          <table:table-cell office:value-type="string">
            <text:p>100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  <table:table-cell office:value-type="string">
            <text:p>100</text:p>
          </table:table-cell>
          <table:table-cell office:value-type="string">
            <text:p>1</text:p>
          </table:table-cell>
          <table:table-cell office:value-type="string">
            <text:p>09122010</text:p>
          </table:table-cell>
          <table:table-cell office:value-type="string">
            <text:p>B26/1</text:p>
          </table:table-cell>
          <table:table-cell office:value-type="string">
            <text:p>560</text:p>
          </table:table-cell>
          <table:table-cell office:value-type="string">
            <text:p>STORE-16</text:p>
          </table:table-cell>
          <table:table-cell office:value-type="string">
            <text:p>1</text:p>
          </table:table-cell>
          <table:table-cell office:value-type="string">
            <text:p>B26/2</text:p>
          </table:table-cell>
          <table:table-cell office:value-type="string">
            <text:p>60</text:p>
          </table:table-cell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office:value-type="string">
            <text:p>#</text:p>
          </table:table-cell>
          <table:table-cell table:number-columns-repeated="217"/>
        </table:table-row>
        <table:table-row table:style-name="ro4">
          <table:table-cell table:number-columns-repeated="2"/>
          <table:table-cell table:style-name="ce3" table:number-columns-repeated="4"/>
          <table:table-cell table:number-columns-repeated="20"/>
          <table:table-cell office:value-type="string">
            <text:p>#</text:p>
          </table:table-cell>
          <table:table-cell table:number-columns-repeated="229"/>
        </table:table-row>
        <table:table-row table:style-name="ro4">
          <table:table-cell table:number-columns-repeated="2"/>
          <table:table-cell table:style-name="ce3" table:number-columns-repeated="4"/>
          <table:table-cell table:number-columns-repeated="20"/>
          <table:table-cell office:value-type="string">
            <text:p>#</text:p>
          </table:table-cell>
          <table:table-cell table:number-columns-repeated="229"/>
        </table:table-row>
        <table:table-row table:style-name="ro4">
          <table:table-cell table:number-columns-repeated="26"/>
          <table:table-cell office:value-type="string">
            <text:p>#</text:p>
          </table:table-cell>
          <table:table-cell table:number-columns-repeated="229"/>
        </table:table-row>
        <table:table-row table:style-name="ro4">
          <table:table-cell table:number-columns-repeated="26"/>
          <table:table-cell office:value-type="string">
            <text:p>#</text:p>
          </table:table-cell>
          <table:table-cell table:number-columns-repeated="229"/>
        </table:table-row>
        <table:table-row table:style-name="ro4">
          <table:table-cell table:number-columns-repeated="26"/>
          <table:table-cell office:value-type="string">
            <text:p>#</text:p>
          </table:table-cell>
          <table:table-cell table:number-columns-repeated="229"/>
        </table:table-row>
        <table:table-row table:style-name="ro4">
          <table:table-cell table:number-columns-repeated="26"/>
          <table:table-cell office:value-type="string">
            <text:p>#</text:p>
          </table:table-cell>
          <table:table-cell table:number-columns-repeated="229"/>
        </table:table-row>
        <table:table-row table:style-name="ro4">
          <table:table-cell table:number-columns-repeated="26"/>
          <table:table-cell office:value-type="string">
            <text:p>#</text:p>
          </table:table-cell>
          <table:table-cell table:number-columns-repeated="229"/>
        </table:table-row>
        <table:table-row table:style-name="ro4">
          <table:table-cell table:number-columns-repeated="26"/>
          <table:table-cell office:value-type="string">
            <text:p>#</text:p>
          </table:table-cell>
          <table:table-cell table:number-columns-repeated="229"/>
        </table:table-row>
        <table:table-row table:style-name="ro4">
          <table:table-cell table:number-columns-repeated="26"/>
          <table:table-cell office:value-type="string">
            <text:p>#</text:p>
          </table:table-cell>
          <table:table-cell table:number-columns-repeated="229"/>
        </table:table-row>
        <table:table-row table:style-name="ro4">
          <table:table-cell table:number-columns-repeated="26"/>
          <table:table-cell office:value-type="string">
            <text:p>#</text:p>
          </table:table-cell>
          <table:table-cell table:number-columns-repeated="229"/>
        </table:table-row>
        <table:table-row table:style-name="ro3" table:number-rows-repeated="65517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view_interbin_transfer" table:style-name="ta3">
        <table:table-column table:style-name="co22" table:number-columns-repeated="256" table:default-cell-style-name="ce28"/>
        <table:table-row table:style-name="ro3" table:number-rows-repeated="6553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reate_item_type" table:style-name="ta1">
        <table:table-column table:style-name="co114" table:default-cell-style-name="ce1"/>
        <table:table-column table:style-name="co20" table:default-cell-style-name="ce6"/>
        <table:table-column table:style-name="co77" table:default-cell-style-name="ce6"/>
        <table:table-column table:style-name="co140" table:default-cell-style-name="ce6"/>
        <table:table-column table:style-name="co23" table:default-cell-style-name="ce6"/>
        <table:table-column table:style-name="co71" table:default-cell-style-name="ce2"/>
        <table:table-column table:style-name="co36" table:default-cell-style-name="ce3"/>
        <table:table-column table:style-name="co120" table:default-cell-style-name="ce3"/>
        <table:table-column table:style-name="co141" table:default-cell-style-name="ce6"/>
        <table:table-column table:style-name="co22" table:number-columns-repeated="247" table:default-cell-style-name="ce6"/>
        <table:table-row table:style-name="ro7">
          <table:table-cell office:value-type="string">
            <text:p>tc</text:p>
          </table:table-cell>
          <table:table-cell table:style-name="ce1" office:value-type="string">
            <text:p>CREATE_ITEM_TYPE_FLD1</text:p>
          </table:table-cell>
          <table:table-cell office:value-type="string">
            <text:p>CREATE_ITEM_TYPE_DESC_FLD1</text:p>
          </table:table-cell>
          <table:table-cell office:value-type="string">
            <text:p>CREATE_ITEM_TYPE_STOCK_CODE_FLD1</text:p>
          </table:table-cell>
          <table:table-cell office:value-type="string">
            <text:p>CREATE_ITEM_TYPE_PARENT_TYPE_FLD1</text:p>
          </table:table-cell>
          <table:table-cell office:value-type="string">
            <text:p>VIEW_ITEM_TYPE_FLD1</text:p>
          </table:table-cell>
          <table:table-cell office:value-type="string">
            <text:p>CREATE_ITEMTYPE_SUCCESS1</text:p>
          </table:table-cell>
          <table:table-cell office:value-type="string">
            <text:p>CREATE_ITEMTYPE_FIALURE1</text:p>
          </table:table-cell>
          <table:table-cell table:number-columns-repeated="248"/>
        </table:table-row>
        <table:table-row table:style-name="ro4">
          <table:table-cell office:value-type="string">
            <text:p>attributes</text:p>
          </table:table-cell>
          <table:table-cell table:style-name="ce1" office:value-type="string">
            <text:p>type</text:p>
          </table:table-cell>
          <table:table-cell office:value-type="string">
            <text:p>description</text:p>
          </table:table-cell>
          <table:table-cell office:value-type="string">
            <text:p>GLCode</text:p>
          </table:table-cell>
          <table:table-cell table:number-columns-repeated="2" office:value-type="string">
            <text:p>itemTypeId</text:p>
          </table:table-cell>
          <table:table-cell office:value-type="string">
            <text:p>X</text:p>
          </table:table-cell>
          <table:table-cell table:number-columns-repeated="249"/>
        </table:table-row>
        <table:table-row table:style-name="ro2">
          <table:table-cell office:value-type="string">
            <text:p>0010</text:p>
          </table:table-cell>
          <table:table-cell office:value-type="string">
            <text:p>CHEMICALS</text:p>
          </table:table-cell>
          <table:table-cell office:value-type="string">
            <text:p>CHEMICAL WASTE</text:p>
          </table:table-cell>
          <table:table-cell office:value-type="string">
            <text:p>4103005~Bridges and Culverts</text:p>
          </table:table-cell>
          <table:table-cell/>
          <table:table-cell office:value-type="string">
            <text:p>CHEMICALS</text:p>
          </table:table-cell>
          <table:table-cell office:value-type="string">
            <text:p>1</text:p>
          </table:table-cell>
          <table:table-cell/>
          <table:table-cell office:value-type="string">
            <text:p>create item type with all mandaotry data</text:p>
          </table:table-cell>
          <table:table-cell table:number-columns-repeated="247"/>
        </table:table-row>
        <table:table-row table:style-name="ro2">
          <table:table-cell office:value-type="string">
            <text:p>0020</text:p>
          </table:table-cell>
          <table:table-cell office:value-type="string">
            <text:p>TEST 123</text:p>
          </table:table-cell>
          <table:table-cell office:value-type="string">
            <text:p>IRON SHEETS</text:p>
          </table:table-cell>
          <table:table-cell office:value-type="string">
            <text:p>4103201~Water works</text:p>
          </table:table-cell>
          <table:table-cell office:value-type="string">
            <text:p>CHEMICALS</text:p>
          </table:table-cell>
          <table:table-cell office:value-type="string">
            <text:p>TEST 123</text:p>
          </table:table-cell>
          <table:table-cell office:value-type="string">
            <text:p>1</text:p>
          </table:table-cell>
          <table:table-cell/>
          <table:table-cell office:value-type="string">
            <text:p>create item type with <text:s/>parent item type</text:p>
          </table:table-cell>
          <table:table-cell table:number-columns-repeated="247"/>
        </table:table-row>
        <table:table-row table:style-name="ro7">
          <table:table-cell office:value-type="string">
            <text:p>0030</text:p>
          </table:table-cell>
          <table:table-cell table:number-columns-repeated="2" office:value-type="string">
            <text:p>TEST123!@#</text:p>
          </table:table-cell>
          <table:table-cell office:value-type="string">
            <text:p>4103301~Modern Lighting On Main Roads</text:p>
          </table:table-cell>
          <table:table-cell/>
          <table:table-cell office:value-type="string">
            <text:p>TEST123!@#</text:p>
          </table:table-cell>
          <table:table-cell/>
          <table:table-cell office:value-type="string">
            <text:p>1</text:p>
          </table:table-cell>
          <table:table-cell table:style-name="ce2" office:value-type="string">
            <text:p>create item type with special characters for the item type</text:p>
          </table:table-cell>
          <table:table-cell table:number-columns-repeated="247"/>
        </table:table-row>
        <table:table-row table:style-name="ro2">
          <table:table-cell office:value-type="string">
            <text:p>0040</text:p>
          </table:table-cell>
          <table:table-cell/>
          <table:table-cell office:value-type="string">
            <text:p>Re-engineering</text:p>
          </table:table-cell>
          <table:table-cell office:value-type="string">
            <text:p>4105003~Cars and Jeeps</text:p>
          </table:table-cell>
          <table:table-cell table:number-columns-repeated="3"/>
          <table:table-cell office:value-type="string">
            <text:p>1</text:p>
          </table:table-cell>
          <table:table-cell table:style-name="ce2" office:value-type="string">
            <text:p>create <text:s/>without item type</text:p>
          </table:table-cell>
          <table:table-cell table:number-columns-repeated="247"/>
        </table:table-row>
        <table:table-row table:style-name="ro4">
          <table:table-cell office:value-type="string">
            <text:p>0050</text:p>
          </table:table-cell>
          <table:table-cell office:value-type="string">
            <text:p>AUTOMOBILE SPARES</text:p>
          </table:table-cell>
          <table:table-cell/>
          <table:table-cell office:value-type="string">
            <text:p>4106003~Faxes</text:p>
          </table:table-cell>
          <table:table-cell/>
          <table:table-cell office:value-type="string">
            <text:p>AUTOMOBILE SPARES</text:p>
          </table:table-cell>
          <table:table-cell/>
          <table:table-cell office:value-type="string">
            <text:p>1</text:p>
          </table:table-cell>
          <table:table-cell table:style-name="ce2" office:value-type="string">
            <text:p>create item type without description </text:p>
          </table:table-cell>
          <table:table-cell table:number-columns-repeated="247"/>
        </table:table-row>
        <table:table-row table:style-name="ro2">
          <table:table-cell office:value-type="string">
            <text:p>0060</text:p>
          </table:table-cell>
          <table:table-cell table:number-columns-repeated="2" office:value-type="string">
            <text:p>MECHANICAL PARTS</text:p>
          </table:table-cell>
          <table:table-cell table:number-columns-repeated="2"/>
          <table:table-cell office:value-type="string">
            <text:p>MECHANICAL PARTS</text:p>
          </table:table-cell>
          <table:table-cell/>
          <table:table-cell office:value-type="string">
            <text:p>1</text:p>
          </table:table-cell>
          <table:table-cell table:style-name="ce2" office:value-type="string">
            <text:p>create item type without stock in hand code</text:p>
          </table:table-cell>
          <table:table-cell table:number-columns-repeated="247"/>
        </table:table-row>
        <table:table-row table:style-name="ro3" table:number-rows-repeated="65527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view_item_type" table:style-name="ta3">
        <table:table-column table:style-name="co22" table:default-cell-style-name="ce1"/>
        <table:table-column table:style-name="co93" table:default-cell-style-name="ce6"/>
        <table:table-column table:style-name="co27" table:default-cell-style-name="ce6"/>
        <table:table-column table:style-name="co28" table:default-cell-style-name="ce6"/>
        <table:table-column table:style-name="co71" table:number-columns-repeated="2" table:default-cell-style-name="ce6"/>
        <table:table-column table:style-name="co36" table:default-cell-style-name="ce3"/>
        <table:table-column table:style-name="co22" table:default-cell-style-name="ce6"/>
        <table:table-column table:style-name="co142" table:default-cell-style-name="ce6"/>
        <table:table-column table:style-name="co22" table:number-columns-repeated="247" table:default-cell-style-name="ce6"/>
        <table:table-row table:style-name="ro7">
          <table:table-cell office:value-type="string">
            <text:p>tc</text:p>
          </table:table-cell>
          <table:table-cell table:style-name="ce1" office:value-type="string">
            <text:p>CREATE_ITEM_TYPE_FLD1</text:p>
          </table:table-cell>
          <table:table-cell office:value-type="string">
            <text:p>CREATE_ITEM_TYPE_DESC_FLD1</text:p>
          </table:table-cell>
          <table:table-cell office:value-type="string">
            <text:p>CREATE_ITEM_TYPE_STOCK_CODE_FLD1</text:p>
          </table:table-cell>
          <table:table-cell office:value-type="string">
            <text:p>CREATE_ITEM_TYPE_PARENT_TYPE_FLD1</text:p>
          </table:table-cell>
          <table:table-cell table:style-name="ce2" office:value-type="string">
            <text:p>VIEW_ITEM_TYPE_FLD1</text:p>
          </table:table-cell>
          <table:table-cell office:value-type="string">
            <text:p>CREATE_ITEMTYPE_SUCCESS1</text:p>
          </table:table-cell>
          <table:table-cell office:value-type="string">
            <text:p>#</text:p>
          </table:table-cell>
          <table:table-cell table:number-columns-repeated="248"/>
        </table:table-row>
        <table:table-row table:style-name="ro2">
          <table:table-cell office:value-type="string">
            <text:p>attributes</text:p>
          </table:table-cell>
          <table:table-cell table:style-name="ce1" office:value-type="string">
            <text:p>type</text:p>
          </table:table-cell>
          <table:table-cell office:value-type="string">
            <text:p>description</text:p>
          </table:table-cell>
          <table:table-cell office:value-type="string">
            <text:p>GLCode</text:p>
          </table:table-cell>
          <table:table-cell office:value-type="string">
            <text:p>itemTypeId</text:p>
          </table:table-cell>
          <table:table-cell table:style-name="ce2" office:value-type="string">
            <text:p>itemTypeId</text:p>
          </table:table-cell>
          <table:table-cell office:value-type="string">
            <text:p>X</text:p>
          </table:table-cell>
          <table:table-cell office:value-type="string">
            <text:p>#</text:p>
          </table:table-cell>
          <table:table-cell table:number-columns-repeated="248"/>
        </table:table-row>
        <table:table-row table:style-name="ro4">
          <table:table-cell office:value-type="string">
            <text:p>0010</text:p>
          </table:table-cell>
          <table:table-cell table:number-columns-repeated="2" office:value-type="string">
            <text:p>XYZ</text:p>
          </table:table-cell>
          <table:table-cell office:value-type="string">
            <text:p>4106003~Faxes</text:p>
          </table:table-cell>
          <table:table-cell/>
          <table:table-cell table:style-name="ce2" office:value-type="string">
            <text:p>XYZ</text:p>
          </table:table-cell>
          <table:table-cell office:value-type="string">
            <text:p>1</text:p>
          </table:table-cell>
          <table:table-cell office:value-type="string">
            <text:p>#</text:p>
          </table:table-cell>
          <table:table-cell office:value-type="string">
            <text:p>view item type with item type</text:p>
          </table:table-cell>
          <table:table-cell table:number-columns-repeated="247"/>
        </table:table-row>
        <table:table-row table:style-name="ro4">
          <table:table-cell table:number-columns-repeated="7"/>
          <table:table-cell office:value-type="string">
            <text:p>#</text:p>
          </table:table-cell>
          <table:table-cell table:style-name="ce2"/>
          <table:table-cell table:number-columns-repeated="247"/>
        </table:table-row>
        <table:table-row table:style-name="ro4">
          <table:table-cell table:number-columns-repeated="7"/>
          <table:table-cell office:value-type="string">
            <text:p>#</text:p>
          </table:table-cell>
          <table:table-cell table:number-columns-repeated="248"/>
        </table:table-row>
        <table:table-row table:style-name="ro4">
          <table:table-cell table:number-columns-repeated="7"/>
          <table:table-cell office:value-type="string">
            <text:p>#</text:p>
          </table:table-cell>
          <table:table-cell table:number-columns-repeated="248"/>
        </table:table-row>
        <table:table-row table:style-name="ro4">
          <table:table-cell table:number-columns-repeated="7"/>
          <table:table-cell office:value-type="string">
            <text:p>#</text:p>
          </table:table-cell>
          <table:table-cell table:number-columns-repeated="248"/>
        </table:table-row>
        <table:table-row table:style-name="ro4">
          <table:table-cell table:number-columns-repeated="7"/>
          <table:table-cell office:value-type="string">
            <text:p>#</text:p>
          </table:table-cell>
          <table:table-cell table:number-columns-repeated="248"/>
        </table:table-row>
        <table:table-row table:style-name="ro3" table:number-rows-repeated="2">
          <table:table-cell table:number-columns-repeated="256"/>
        </table:table-row>
        <table:table-row table:style-name="ro4">
          <table:table-cell table:number-columns-repeated="2"/>
          <table:table-cell office:value-type="string" table:number-columns-spanned="2" table:number-rows-spanned="1">
            <text:p>Black~create item type data</text:p>
          </table:table-cell>
          <table:covered-table-cell/>
          <table:table-cell table:number-columns-repeated="252"/>
        </table:table-row>
        <table:table-row table:style-name="ro4">
          <table:table-cell table:number-columns-repeated="2"/>
          <table:table-cell table:style-name="ce2" office:value-type="string" table:number-columns-spanned="2" table:number-rows-spanned="1">
            <text:p>Red~view item type data</text:p>
          </table:table-cell>
          <table:covered-table-cell/>
          <table:table-cell table:number-columns-repeated="252"/>
        </table:table-row>
        <table:table-row table:style-name="ro3" table:number-rows-repeated="6552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odify_item_type" table:style-name="ta3">
        <table:table-column table:style-name="co1" table:default-cell-style-name="ce1"/>
        <table:table-column table:style-name="co81" table:default-cell-style-name="ce6"/>
        <table:table-column table:style-name="co33" table:default-cell-style-name="ce6"/>
        <table:table-column table:style-name="co76" table:default-cell-style-name="ce6"/>
        <table:table-column table:style-name="co41" table:default-cell-style-name="ce6"/>
        <table:table-column table:style-name="co59" table:default-cell-style-name="ce5"/>
        <table:table-column table:style-name="co80" table:default-cell-style-name="ce6"/>
        <table:table-column table:style-name="co6" table:default-cell-style-name="ce6"/>
        <table:table-column table:style-name="co44" table:default-cell-style-name="ce3"/>
        <table:table-column table:style-name="co33" table:default-cell-style-name="ce6"/>
        <table:table-column table:style-name="co71" table:default-cell-style-name="ce6"/>
        <table:table-column table:style-name="co15" table:default-cell-style-name="ce1"/>
        <table:table-column table:style-name="co143" table:default-cell-style-name="ce3"/>
        <table:table-column table:style-name="co144" table:default-cell-style-name="ce6"/>
        <table:table-column table:style-name="co74" table:default-cell-style-name="ce6"/>
        <table:table-column table:style-name="co22" table:number-columns-repeated="241" table:default-cell-style-name="ce6"/>
        <table:table-row table:style-name="ro8">
          <table:table-cell office:value-type="string">
            <text:p>tc</text:p>
          </table:table-cell>
          <table:table-cell table:style-name="ce1" office:value-type="string">
            <text:p>CREATE_ITEM_TYPE_FLD1</text:p>
          </table:table-cell>
          <table:table-cell office:value-type="string">
            <text:p>CREATE_ITEM_TYPE_DESC_FLD1</text:p>
          </table:table-cell>
          <table:table-cell office:value-type="string">
            <text:p>CREATE_ITEM_TYPE_STOCK_CODE_FLD1</text:p>
          </table:table-cell>
          <table:table-cell office:value-type="string">
            <text:p>CREATE_ITEM_TYPE_PARENT_TYPE_FLD1</text:p>
          </table:table-cell>
          <table:table-cell office:value-type="string">
            <text:p>MODFIY_ITEM_TYPE_FIELD1</text:p>
          </table:table-cell>
          <table:table-cell table:style-name="ce2" office:value-type="string">
            <text:p>MODIFY_ITEM_TYPE_FLD1</text:p>
          </table:table-cell>
          <table:table-cell table:style-name="ce2" office:value-type="string">
            <text:p>MODIFY_ITEM_TYPE_DESC_FLD1</text:p>
          </table:table-cell>
          <table:table-cell office:value-type="string">
            <text:p>MODIFY_ITEM_TYPE_STOCK_CODE_FLD1</text:p>
          </table:table-cell>
          <table:table-cell table:style-name="ce2" office:value-type="string">
            <text:p>MODIFY_ITEM_TYPE_PARENT_TYPE_FLD1</text:p>
          </table:table-cell>
          <table:table-cell table:style-name="ce2" office:value-type="string">
            <text:p>VIEW_ITEM_TYPE_FLD1</text:p>
          </table:table-cell>
          <table:table-cell table:style-name="ce43" office:value-type="string">
            <text:p>MODIFY_ITEMTYPE_SUCCESS</text:p>
          </table:table-cell>
          <table:table-cell office:value-type="string">
            <text:p>MODIFY_ITEMTYPE_FAILURE</text:p>
          </table:table-cell>
          <table:table-cell office:value-type="string">
            <text:p>#</text:p>
          </table:table-cell>
          <table:table-cell table:number-columns-repeated="242"/>
        </table:table-row>
        <table:table-row table:style-name="ro4">
          <table:table-cell office:value-type="string">
            <text:p>attributes</text:p>
          </table:table-cell>
          <table:table-cell table:style-name="ce1" office:value-type="string">
            <text:p>type</text:p>
          </table:table-cell>
          <table:table-cell office:value-type="string">
            <text:p>description</text:p>
          </table:table-cell>
          <table:table-cell office:value-type="string">
            <text:p>GLCode</text:p>
          </table:table-cell>
          <table:table-cell table:number-columns-repeated="2" office:value-type="string">
            <text:p>itemTypeId</text:p>
          </table:table-cell>
          <table:table-cell table:style-name="ce3" office:value-type="string">
            <text:p>type</text:p>
          </table:table-cell>
          <table:table-cell table:style-name="ce2" office:value-type="string">
            <text:p>description</text:p>
          </table:table-cell>
          <table:table-cell office:value-type="string">
            <text:p>GLCode</text:p>
          </table:table-cell>
          <table:table-cell table:number-columns-repeated="2" table:style-name="ce2" office:value-type="string">
            <text:p>itemTypeId</text:p>
          </table:table-cell>
          <table:table-cell table:style-name="ce3" office:value-type="string">
            <text:p>x</text:p>
          </table:table-cell>
          <table:table-cell/>
          <table:table-cell office:value-type="string">
            <text:p>#</text:p>
          </table:table-cell>
          <table:table-cell table:number-columns-repeated="242"/>
        </table:table-row>
        <table:table-row table:style-name="ro2">
          <table:table-cell office:value-type="string">
            <text:p>0010</text:p>
          </table:table-cell>
          <table:table-cell table:number-columns-repeated="2" office:value-type="string">
            <text:p>PQR</text:p>
          </table:table-cell>
          <table:table-cell office:value-type="string">
            <text:p>4106003~Faxes</text:p>
          </table:table-cell>
          <table:table-cell/>
          <table:table-cell office:value-type="string">
            <text:p>PQR</text:p>
          </table:table-cell>
          <table:table-cell table:number-columns-repeated="2" table:style-name="ce2" office:value-type="string">
            <text:p>PQR12345</text:p>
          </table:table-cell>
          <table:table-cell office:value-type="string">
            <text:p>4106003~Faxes</text:p>
          </table:table-cell>
          <table:table-cell table:style-name="ce2"/>
          <table:table-cell table:style-name="ce2" office:value-type="string">
            <text:p>PQR12345</text:p>
          </table:table-cell>
          <table:table-cell table:style-name="ce3" office:value-type="string">
            <text:p>1</text:p>
          </table:table-cell>
          <table:table-cell/>
          <table:table-cell office:value-type="string">
            <text:p>#</text:p>
          </table:table-cell>
          <table:table-cell office:value-type="string">
            <text:p>Modify item type with valid values</text:p>
          </table:table-cell>
          <table:table-cell table:number-columns-repeated="241"/>
        </table:table-row>
        <table:table-row table:style-name="ro2">
          <table:table-cell office:value-type="string">
            <text:p>0020</text:p>
          </table:table-cell>
          <table:table-cell table:number-columns-repeated="2" office:value-type="string">
            <text:p>ABC</text:p>
          </table:table-cell>
          <table:table-cell office:value-type="string">
            <text:p>4106006~Network Equipment</text:p>
          </table:table-cell>
          <table:table-cell/>
          <table:table-cell office:value-type="string">
            <text:p>ABC</text:p>
          </table:table-cell>
          <table:table-cell table:number-columns-repeated="2" table:style-name="ce2" office:value-type="string">
            <text:p>ABC</text:p>
          </table:table-cell>
          <table:table-cell office:value-type="string">
            <text:p>4106005~Refrigerators</text:p>
          </table:table-cell>
          <table:table-cell table:style-name="ce2"/>
          <table:table-cell table:style-name="ce2" office:value-type="string">
            <text:p>ABC</text:p>
          </table:table-cell>
          <table:table-cell table:style-name="ce3" office:value-type="string">
            <text:p>1</text:p>
          </table:table-cell>
          <table:table-cell/>
          <table:table-cell office:value-type="string">
            <text:p>#</text:p>
          </table:table-cell>
          <table:table-cell table:style-name="ce4" office:value-type="string">
            <text:p>Modfiy item type by changing the stock in hand code</text:p>
          </table:table-cell>
          <table:table-cell table:number-columns-repeated="241"/>
        </table:table-row>
        <table:table-row table:style-name="ro2">
          <table:table-cell office:value-type="string">
            <text:p>0030</text:p>
          </table:table-cell>
          <table:table-cell table:number-columns-repeated="2" office:value-type="string">
            <text:p>REENGINEERING</text:p>
          </table:table-cell>
          <table:table-cell table:style-name="ce7" office:value-type="string">
            <text:p>4106005~Refrigerators</text:p>
          </table:table-cell>
          <table:table-cell/>
          <table:table-cell office:value-type="string">
            <text:p>REENGINEERING</text:p>
          </table:table-cell>
          <table:table-cell table:style-name="ce2" office:value-type="string">
            <text:p>REENGINEERING 1</text:p>
          </table:table-cell>
          <table:table-cell table:style-name="ce2" office:value-type="string">
            <text:p>REENGINEERING PROCESS</text:p>
          </table:table-cell>
          <table:table-cell office:value-type="string">
            <text:p>---choose---</text:p>
          </table:table-cell>
          <table:table-cell table:style-name="ce43"/>
          <table:table-cell table:style-name="ce2" office:value-type="string">
            <text:p>REENGINEERING 1</text:p>
          </table:table-cell>
          <table:table-cell/>
          <table:table-cell office:value-type="string">
            <text:p>1</text:p>
          </table:table-cell>
          <table:table-cell table:number-columns-repeated="243"/>
        </table:table-row>
        <table:table-row table:style-name="ro3" table:number-rows-repeated="5">
          <table:table-cell table:number-columns-repeated="256"/>
        </table:table-row>
        <table:table-row table:style-name="ro3">
          <table:table-cell table:number-columns-repeated="2"/>
          <table:table-cell office:value-type="string" table:number-columns-spanned="3" table:number-rows-spanned="2">
            <text:p>Black - Create item type data <text:s text:c="4"/><text:s text:c="22"/><text:s text:c="22"/><text:s text:c="5"/><text:span text:style-name="T3">Red - </text:span><text:span text:style-name="T3">Modify </text:span><text:span text:style-name="T3">item type </text:span><text:span text:style-name="T3">data</text:span></text:p>
          </table:table-cell>
          <table:covered-table-cell table:number-columns-repeated="2"/>
          <table:table-cell table:number-columns-repeated="251"/>
        </table:table-row>
        <table:table-row table:style-name="ro3">
          <table:table-cell table:number-columns-repeated="2"/>
          <table:covered-table-cell table:number-columns-repeated="3"/>
          <table:table-cell table:number-columns-repeated="3"/>
          <table:table-cell table:style-name="ce2"/>
          <table:table-cell table:number-columns-repeated="247"/>
        </table:table-row>
        <table:table-row table:style-name="ro3" table:number-rows-repeated="6552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reate_uom_category" table:style-name="ta1">
        <table:table-column table:style-name="co88" table:default-cell-style-name="ce1"/>
        <table:table-column table:style-name="co3" table:default-cell-style-name="ce6"/>
        <table:table-column table:style-name="co42" table:default-cell-style-name="ce6"/>
        <table:table-column table:style-name="co4" table:default-cell-style-name="ce3"/>
        <table:table-column table:style-name="co22" table:number-columns-repeated="2" table:default-cell-style-name="ce3"/>
        <table:table-column table:style-name="co22" table:default-cell-style-name="ce6"/>
        <table:table-column table:style-name="co145" table:default-cell-style-name="ce6"/>
        <table:table-column table:style-name="co22" table:number-columns-repeated="248" table:default-cell-style-name="ce6"/>
        <table:table-row table:style-name="ro8">
          <table:table-cell office:value-type="string">
            <text:p>tc</text:p>
          </table:table-cell>
          <table:table-cell office:value-type="string">
            <text:p>CREATE_UOM_CATEGORY_FLD1</text:p>
          </table:table-cell>
          <table:table-cell office:value-type="string">
            <text:p>CREATE_UOM_CATEGORY_DESC_FLD1</text:p>
          </table:table-cell>
          <table:table-cell office:value-type="string">
            <text:p>VIEW_UOM_CATEGORY_FLD1</text:p>
          </table:table-cell>
          <table:table-cell office:value-type="string">
            <text:p>CREATE_UOM_CATEGORY_SUCCESS</text:p>
          </table:table-cell>
          <table:table-cell office:value-type="string">
            <text:p>CREATE_UOM_CATEGORY_FAILURE</text:p>
          </table:table-cell>
          <table:table-cell office:value-type="string">
            <text:p>#</text:p>
          </table:table-cell>
          <table:table-cell table:number-columns-repeated="249"/>
        </table:table-row>
        <table:table-row table:style-name="ro4">
          <table:table-cell office:value-type="string">
            <text:p>attributes</text:p>
          </table:table-cell>
          <table:table-cell office:value-type="string">
            <text:p>category</text:p>
          </table:table-cell>
          <table:table-cell office:value-type="string">
            <text:p>narration</text:p>
          </table:table-cell>
          <table:table-cell office:value-type="string">
            <text:p>categoryid</text:p>
          </table:table-cell>
          <table:table-cell table:number-columns-repeated="2" office:value-type="string">
            <text:p>X</text:p>
          </table:table-cell>
          <table:table-cell office:value-type="string">
            <text:p>#</text:p>
          </table:table-cell>
          <table:table-cell table:number-columns-repeated="249"/>
        </table:table-row>
        <table:table-row table:style-name="ro4">
          <table:table-cell office:value-type="string">
            <text:p>0010</text:p>
          </table:table-cell>
          <table:table-cell table:number-columns-repeated="2" office:value-type="string">
            <text:p>NUMS</text:p>
          </table:table-cell>
          <table:table-cell table:style-name="ce2" office:value-type="string">
            <text:p>NUMS</text:p>
          </table:table-cell>
          <table:table-cell office:value-type="string">
            <text:p>1</text:p>
          </table:table-cell>
          <table:table-cell/>
          <table:table-cell office:value-type="string">
            <text:p>#</text:p>
          </table:table-cell>
          <table:table-cell office:value-type="string">
            <text:p>create uom category(alpha numerics) with mandatory data</text:p>
          </table:table-cell>
          <table:table-cell table:number-columns-repeated="248"/>
        </table:table-row>
        <table:table-row table:style-name="ro4">
          <table:table-cell office:value-type="string">
            <text:p>0020</text:p>
          </table:table-cell>
          <table:table-cell office:value-type="string">
            <text:p>GRAMS</text:p>
          </table:table-cell>
          <table:table-cell office:value-type="string">
            <text:p>GRAMS@#</text:p>
          </table:table-cell>
          <table:table-cell table:style-name="ce2" office:value-type="string">
            <text:p>GRAMS</text:p>
          </table:table-cell>
          <table:table-cell office:value-type="string">
            <text:p>1</text:p>
          </table:table-cell>
          <table:table-cell/>
          <table:table-cell office:value-type="string">
            <text:p>#</text:p>
          </table:table-cell>
          <table:table-cell office:value-type="string">
            <text:p>create uom category with special characters for uom description</text:p>
          </table:table-cell>
          <table:table-cell table:number-columns-repeated="248"/>
        </table:table-row>
        <table:table-row table:style-name="ro4">
          <table:table-cell office:value-type="string">
            <text:p>0030</text:p>
          </table:table-cell>
          <table:table-cell office:value-type="string">
            <text:p>ABC@#$</text:p>
          </table:table-cell>
          <table:table-cell office:value-type="string">
            <text:p>ABC</text:p>
          </table:table-cell>
          <table:table-cell table:style-name="ce2" office:value-type="string">
            <text:p>ABC@#$</text:p>
          </table:table-cell>
          <table:table-cell/>
          <table:table-cell office:value-type="string">
            <text:p>1</text:p>
          </table:table-cell>
          <table:table-cell office:value-type="string">
            <text:p>#</text:p>
          </table:table-cell>
          <table:table-cell table:style-name="ce2" office:value-type="string">
            <text:p>create uom category with special characters for uom category</text:p>
          </table:table-cell>
          <table:table-cell table:number-columns-repeated="248"/>
        </table:table-row>
        <table:table-row table:style-name="ro4">
          <table:table-cell office:value-type="string">
            <text:p>0040</text:p>
          </table:table-cell>
          <table:table-cell office:value-type="string">
            <text:p>XYZ</text:p>
          </table:table-cell>
          <table:table-cell/>
          <table:table-cell table:style-name="ce2" office:value-type="string">
            <text:p>XYZ</text:p>
          </table:table-cell>
          <table:table-cell/>
          <table:table-cell office:value-type="string">
            <text:p>1</text:p>
          </table:table-cell>
          <table:table-cell office:value-type="string">
            <text:p>#</text:p>
          </table:table-cell>
          <table:table-cell table:style-name="ce2" office:value-type="string">
            <text:p>create uom category only with uom category </text:p>
          </table:table-cell>
          <table:table-cell table:number-columns-repeated="248"/>
        </table:table-row>
        <table:table-row table:style-name="ro4">
          <table:table-cell office:value-type="string">
            <text:p>0050</text:p>
          </table:table-cell>
          <table:table-cell/>
          <table:table-cell office:value-type="string">
            <text:p>XYZ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#</text:p>
          </table:table-cell>
          <table:table-cell table:style-name="ce2" office:value-type="string">
            <text:p>create uom category only with uom description</text:p>
          </table:table-cell>
          <table:table-cell table:number-columns-repeated="248"/>
        </table:table-row>
        <table:table-row table:style-name="ro3"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248"/>
        </table:table-row>
        <table:table-row table:style-name="ro4">
          <table:table-cell table:number-columns-repeated="6"/>
          <table:table-cell office:value-type="string">
            <text:p>#</text:p>
          </table:table-cell>
          <table:table-cell table:number-columns-repeated="249"/>
        </table:table-row>
        <table:table-row table:style-name="ro4">
          <table:table-cell table:number-columns-repeated="6"/>
          <table:table-cell office:value-type="string">
            <text:p>#</text:p>
          </table:table-cell>
          <table:table-cell table:number-columns-repeated="249"/>
        </table:table-row>
        <table:table-row table:style-name="ro4">
          <table:table-cell table:number-columns-repeated="6"/>
          <table:table-cell office:value-type="string">
            <text:p>#</text:p>
          </table:table-cell>
          <table:table-cell table:number-columns-repeated="249"/>
        </table:table-row>
        <table:table-row table:style-name="ro3" table:number-rows-repeated="6552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view_uom_category" table:style-name="ta1">
        <table:table-column table:style-name="co67" table:default-cell-style-name="ce1"/>
        <table:table-column table:style-name="co129" table:default-cell-style-name="ce1"/>
        <table:table-column table:style-name="co20" table:default-cell-style-name="ce1"/>
        <table:table-column table:style-name="co4" table:default-cell-style-name="ce3"/>
        <table:table-column table:style-name="co22" table:number-columns-repeated="2" table:default-cell-style-name="ce3"/>
        <table:table-column table:style-name="co146" table:default-cell-style-name="ce1"/>
        <table:table-column table:style-name="co147" table:default-cell-style-name="ce1"/>
        <table:table-column table:style-name="co22" table:number-columns-repeated="248" table:default-cell-style-name="ce1"/>
        <table:table-row table:style-name="ro8">
          <table:table-cell office:value-type="string">
            <text:p>tc</text:p>
          </table:table-cell>
          <table:table-cell office:value-type="string">
            <text:p>CREATE_UOM_CATEGORY_FLD1</text:p>
          </table:table-cell>
          <table:table-cell office:value-type="string">
            <text:p>CREATE_UOM_CATEGORY_DESC_FLD1</text:p>
          </table:table-cell>
          <table:table-cell office:value-type="string">
            <text:p>VIEW_UOM_CATEGORY_FLD1</text:p>
          </table:table-cell>
          <table:table-cell office:value-type="string">
            <text:p>CREATE_UOM_CATEGORY_SUCCESS</text:p>
          </table:table-cell>
          <table:table-cell office:value-type="string">
            <text:p>CREATE_UOM_CATEGORY_FAILURE</text:p>
          </table:table-cell>
          <table:table-cell office:value-type="string">
            <text:p>#</text:p>
          </table:table-cell>
          <table:table-cell office:value-type="string">
            <text:p>CREATE_UOM_CATEGORY_FAILURE</text:p>
          </table:table-cell>
          <table:table-cell table:number-columns-repeated="248"/>
        </table:table-row>
        <table:table-row table:style-name="ro4">
          <table:table-cell office:value-type="string">
            <text:p>attributes</text:p>
          </table:table-cell>
          <table:table-cell office:value-type="string">
            <text:p>category</text:p>
          </table:table-cell>
          <table:table-cell office:value-type="string">
            <text:p>narration</text:p>
          </table:table-cell>
          <table:table-cell office:value-type="string">
            <text:p>categoryid</text:p>
          </table:table-cell>
          <table:table-cell table:number-columns-repeated="2" office:value-type="string">
            <text:p>X</text:p>
          </table:table-cell>
          <table:table-cell office:value-type="string">
            <text:p>#</text:p>
          </table:table-cell>
          <table:table-cell office:value-type="string">
            <text:p>X</text:p>
          </table:table-cell>
          <table:table-cell table:number-columns-repeated="248"/>
        </table:table-row>
        <table:table-row table:style-name="ro2">
          <table:table-cell office:value-type="string">
            <text:p>0010</text:p>
          </table:table-cell>
          <table:table-cell table:number-columns-repeated="3" office:value-type="string">
            <text:p>VOLUME123</text:p>
          </table:table-cell>
          <table:table-cell office:value-type="string">
            <text:p>1</text:p>
          </table:table-cell>
          <table:table-cell/>
          <table:table-cell office:value-type="string">
            <text:p>#</text:p>
          </table:table-cell>
          <table:table-cell office:value-type="string">
            <text:p>View uom category by mentioning it in the search field</text:p>
          </table:table-cell>
          <table:table-cell table:number-columns-repeated="248"/>
        </table:table-row>
        <table:table-row table:style-name="ro3">
          <table:table-cell table:number-columns-repeated="7"/>
          <table:table-cell table:style-name="ce3"/>
          <table:table-cell table:number-columns-repeated="248"/>
        </table:table-row>
        <table:table-row table:style-name="ro3" table:number-rows-repeated="6">
          <table:table-cell table:number-columns-repeated="256"/>
        </table:table-row>
        <table:table-row table:style-name="ro4">
          <table:table-cell/>
          <table:table-cell table:style-name="ce3" office:value-type="string" table:number-columns-spanned="2" table:number-rows-spanned="1">
            <text:p>RED - create uom category</text:p>
          </table:table-cell>
          <table:covered-table-cell/>
          <table:table-cell table:number-columns-repeated="253"/>
        </table:table-row>
        <table:table-row table:style-name="ro4">
          <table:table-cell/>
          <table:table-cell office:value-type="string" table:number-columns-spanned="2" table:number-rows-spanned="1">
            <text:p>BLACK - view uom category</text:p>
          </table:table-cell>
          <table:covered-table-cell/>
          <table:table-cell table:number-columns-repeated="253"/>
        </table:table-row>
        <table:table-row table:style-name="ro3" table:number-rows-repeated="6552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odify_uom_category" table:style-name="ta1">
        <table:table-column table:style-name="co10" table:default-cell-style-name="ce18"/>
        <table:table-column table:style-name="co52" table:default-cell-style-name="ce28"/>
        <table:table-column table:style-name="co130" table:number-columns-repeated="2" table:default-cell-style-name="ce28"/>
        <table:table-column table:style-name="co130" table:default-cell-style-name="ce19"/>
        <table:table-column table:style-name="co130" table:default-cell-style-name="ce18"/>
        <table:table-column table:style-name="co4" table:default-cell-style-name="ce3"/>
        <table:table-column table:style-name="co22" table:number-columns-repeated="2" table:default-cell-style-name="ce3"/>
        <table:table-column table:style-name="co148" table:default-cell-style-name="ce28"/>
        <table:table-column table:style-name="co149" table:default-cell-style-name="ce28"/>
        <table:table-column table:style-name="co22" table:number-columns-repeated="245" table:default-cell-style-name="ce28"/>
        <table:table-row table:style-name="ro8">
          <table:table-cell table:style-name="ce1" office:value-type="string">
            <text:p>tc</text:p>
          </table:table-cell>
          <table:table-cell table:style-name="ce6" office:value-type="string">
            <text:p>CREATE_UOM_CATEGORY_FLD1</text:p>
          </table:table-cell>
          <table:table-cell table:style-name="ce6" office:value-type="string">
            <text:p>CREATE_UOM_CATEGORY_DESC_FLD1</text:p>
          </table:table-cell>
          <table:table-cell table:style-name="ce2" office:value-type="string">
            <text:p>MODIFY_UOM_CATEGORY_FLD1</text:p>
          </table:table-cell>
          <table:table-cell table:style-name="ce3" office:value-type="string">
            <text:p>MODIFY_UOM_CATEGORY_FIELD1</text:p>
          </table:table-cell>
          <table:table-cell table:style-name="ce3" office:value-type="string">
            <text:p>MODIFY_UOM_CATEGORY_DESC_FLD1</text:p>
          </table:table-cell>
          <table:table-cell office:value-type="string">
            <text:p>VIEW_UOM_CATEGORY_FLD1</text:p>
          </table:table-cell>
          <table:table-cell office:value-type="string">
            <text:p>MODIFY_UOM_CATEGORY_SUCCESS</text:p>
          </table:table-cell>
          <table:table-cell office:value-type="string">
            <text:p>MODIFY_UOM_CATEGORY_FAILURE</text:p>
          </table:table-cell>
          <table:table-cell table:style-name="ce6" office:value-type="string">
            <text:p>#</text:p>
          </table:table-cell>
          <table:table-cell table:number-columns-repeated="246"/>
        </table:table-row>
        <table:table-row table:style-name="ro4">
          <table:table-cell table:style-name="ce1" office:value-type="string">
            <text:p>attributes</text:p>
          </table:table-cell>
          <table:table-cell table:style-name="ce6" office:value-type="string">
            <text:p>category</text:p>
          </table:table-cell>
          <table:table-cell table:style-name="ce6" office:value-type="string">
            <text:p>narration</text:p>
          </table:table-cell>
          <table:table-cell table:style-name="ce2" office:value-type="string">
            <text:p>categoryid</text:p>
          </table:table-cell>
          <table:table-cell table:style-name="ce3" office:value-type="string">
            <text:p>category</text:p>
          </table:table-cell>
          <table:table-cell table:style-name="ce3" office:value-type="string">
            <text:p>narration</text:p>
          </table:table-cell>
          <table:table-cell office:value-type="string">
            <text:p>categoryid</text:p>
          </table:table-cell>
          <table:table-cell table:number-columns-repeated="2" office:value-type="string">
            <text:p>X</text:p>
          </table:table-cell>
          <table:table-cell table:style-name="ce6" office:value-type="string">
            <text:p>#</text:p>
          </table:table-cell>
          <table:table-cell table:number-columns-repeated="246"/>
        </table:table-row>
        <table:table-row table:style-name="ro4">
          <table:table-cell table:style-name="ce1" office:value-type="string">
            <text:p>0010</text:p>
          </table:table-cell>
          <table:table-cell table:number-columns-repeated="2" table:style-name="ce6" office:value-type="string">
            <text:p>AAAA12</text:p>
          </table:table-cell>
          <table:table-cell table:style-name="ce2" office:value-type="string">
            <text:p>AAAA12</text:p>
          </table:table-cell>
          <table:table-cell table:style-name="ce3" office:value-type="string">
            <text:p>WWW12</text:p>
          </table:table-cell>
          <table:table-cell table:style-name="ce3" office:value-type="string">
            <text:p>AAAA12</text:p>
          </table:table-cell>
          <table:table-cell office:value-type="string">
            <text:p>WWW12</text:p>
          </table:table-cell>
          <table:table-cell office:value-type="string">
            <text:p>1</text:p>
          </table:table-cell>
          <table:table-cell/>
          <table:table-cell table:style-name="ce6" office:value-type="string">
            <text:p>#</text:p>
          </table:table-cell>
          <table:table-cell table:style-name="ce6" office:value-type="string">
            <text:p>Modify uom category with valid values</text:p>
          </table:table-cell>
          <table:table-cell table:number-columns-repeated="245"/>
        </table:table-row>
        <table:table-row table:style-name="ro4">
          <table:table-cell office:value-type="string">
            <text:p>0020</text:p>
          </table:table-cell>
          <table:table-cell table:style-name="ce6" office:value-type="string">
            <text:p>TESTING</text:p>
          </table:table-cell>
          <table:table-cell table:style-name="ce6" office:value-type="string">
            <text:p>TESTING!2</text:p>
          </table:table-cell>
          <table:table-cell table:style-name="ce2" office:value-type="string">
            <text:p>TESTING</text:p>
          </table:table-cell>
          <table:table-cell table:style-name="ce2" office:value-type="string">
            <text:p>TESTING123</text:p>
          </table:table-cell>
          <table:table-cell table:style-name="ce2" office:value-type="string">
            <text:p>TESTING!@#123</text:p>
          </table:table-cell>
          <table:table-cell table:style-name="ce2" office:value-type="string">
            <text:p>TESTING123</text:p>
          </table:table-cell>
          <table:table-cell office:value-type="string">
            <text:p>1</text:p>
          </table:table-cell>
          <table:table-cell/>
          <table:table-cell table:style-name="ce6" office:value-type="string">
            <text:p>#</text:p>
          </table:table-cell>
          <table:table-cell office:value-type="string">
            <text:p>Modify uom category with special characters</text:p>
          </table:table-cell>
          <table:table-cell table:number-columns-repeated="245"/>
        </table:table-row>
        <table:table-row table:style-name="ro4">
          <table:table-cell table:number-columns-repeated="6"/>
          <table:table-cell table:style-name="ce2"/>
          <table:table-cell table:number-columns-repeated="2"/>
          <table:table-cell table:style-name="ce6" office:value-type="string">
            <text:p>#</text:p>
          </table:table-cell>
          <table:table-cell table:number-columns-repeated="246"/>
        </table:table-row>
        <table:table-row table:style-name="ro4">
          <table:table-cell table:number-columns-repeated="6"/>
          <table:table-cell table:style-name="ce2"/>
          <table:table-cell table:number-columns-repeated="2"/>
          <table:table-cell table:style-name="ce6" office:value-type="string">
            <text:p>#</text:p>
          </table:table-cell>
          <table:table-cell table:number-columns-repeated="246"/>
        </table:table-row>
        <table:table-row table:style-name="ro4">
          <table:table-cell table:number-columns-repeated="9"/>
          <table:table-cell table:style-name="ce6" office:value-type="string">
            <text:p>#</text:p>
          </table:table-cell>
          <table:table-cell table:number-columns-repeated="246"/>
        </table:table-row>
        <table:table-row table:style-name="ro4">
          <table:table-cell table:number-columns-repeated="6"/>
          <table:table-cell table:style-name="ce2"/>
          <table:table-cell table:number-columns-repeated="2"/>
          <table:table-cell table:style-name="ce6" office:value-type="string">
            <text:p>#</text:p>
          </table:table-cell>
          <table:table-cell table:number-columns-repeated="246"/>
        </table:table-row>
        <table:table-row table:style-name="ro4">
          <table:table-cell/>
          <table:table-cell table:style-name="ce44" office:value-type="string" table:number-columns-spanned="2" table:number-rows-spanned="1">
            <text:p>BLACK - Create uom category data</text:p>
          </table:table-cell>
          <table:covered-table-cell/>
          <table:table-cell table:number-columns-repeated="6"/>
          <table:table-cell table:style-name="ce6" office:value-type="string">
            <text:p>#</text:p>
          </table:table-cell>
          <table:table-cell table:number-columns-repeated="246"/>
        </table:table-row>
        <table:table-row table:style-name="ro3">
          <table:table-cell/>
          <table:table-cell table:style-name="ce21" office:value-type="string">
            <text:p>RED - Modify uom category data</text:p>
          </table:table-cell>
          <table:table-cell table:style-name="ce21"/>
          <table:table-cell table:number-columns-repeated="253"/>
        </table:table-row>
        <table:table-row table:style-name="ro3" table:number-rows-repeated="6552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reate_uom" table:style-name="ta1">
        <table:table-column table:style-name="co27" table:default-cell-style-name="ce1"/>
        <table:table-column table:style-name="co10" table:number-columns-repeated="2" table:default-cell-style-name="ce1"/>
        <table:table-column table:style-name="co4" table:default-cell-style-name="ce3"/>
        <table:table-column table:style-name="co22" table:default-cell-style-name="ce3"/>
        <table:table-column table:style-name="co27" table:default-cell-style-name="ce1"/>
        <table:table-column table:style-name="co51" table:default-cell-style-name="ce1"/>
        <table:table-column table:style-name="co27" table:default-cell-style-name="ce6"/>
        <table:table-column table:style-name="co6" table:default-cell-style-name="ce1"/>
        <table:table-column table:style-name="co27" table:default-cell-style-name="ce1"/>
        <table:table-column table:style-name="co93" table:default-cell-style-name="ce45"/>
        <table:table-column table:style-name="co150" table:default-cell-style-name="ce45"/>
        <table:table-column table:style-name="co62" table:default-cell-style-name="ce45"/>
        <table:table-column table:style-name="co151" table:default-cell-style-name="ce6"/>
        <table:table-column table:style-name="co152" table:default-cell-style-name="ce6"/>
        <table:table-column table:style-name="co22" table:number-columns-repeated="241" table:default-cell-style-name="ce6"/>
        <table:table-row table:style-name="ro8">
          <table:table-cell office:value-type="string">
            <text:p>tc</text:p>
          </table:table-cell>
          <table:table-cell table:style-name="ce3" office:value-type="string">
            <text:p>CREATE_UOM_CATEGORY_FLD1</text:p>
          </table:table-cell>
          <table:table-cell table:style-name="ce3" office:value-type="string">
            <text:p>CREATE_UOM_CATEGORY_DESC_FLD1</text:p>
          </table:table-cell>
          <table:table-cell office:value-type="string">
            <text:p>VIEW_UOM_CATEGORY_FLD1</text:p>
          </table:table-cell>
          <table:table-cell office:value-type="string">
            <text:p>CREATE_UOM_CATEGORY_SUCCESS</text:p>
          </table:table-cell>
          <table:table-cell office:value-type="string">
            <text:p>CREATE_NEW_UOM_FLD1</text:p>
          </table:table-cell>
          <table:table-cell office:value-type="string">
            <text:p>CREATE_UOM_DESC_FLD1</text:p>
          </table:table-cell>
          <table:table-cell office:value-type="string">
            <text:p>CREATE_UOMCATEGORY_FLD1</text:p>
          </table:table-cell>
          <table:table-cell office:value-type="string">
            <text:p>CREATE_UOM_BASE_UOM_FLD1</text:p>
          </table:table-cell>
          <table:table-cell office:value-type="string">
            <text:p>CREATE_UOM_CONVERSION_FACTOR_FLD1</text:p>
          </table:table-cell>
          <table:table-cell office:value-type="string">
            <text:p>VIEW_UOM_FLD1</text:p>
          </table:table-cell>
          <table:table-cell office:value-type="string">
            <text:p>CREATE_UOM-SUCCESS</text:p>
          </table:table-cell>
          <table:table-cell office:value-type="string">
            <text:p>CREATE_UOM_FAILURE</text:p>
          </table:table-cell>
          <table:table-cell office:value-type="string">
            <text:p>#</text:p>
          </table:table-cell>
          <table:table-cell table:number-columns-repeated="242"/>
        </table:table-row>
        <table:table-row table:style-name="ro2">
          <table:table-cell office:value-type="string">
            <text:p>attributes</text:p>
          </table:table-cell>
          <table:table-cell table:style-name="ce3" office:value-type="string">
            <text:p>category</text:p>
          </table:table-cell>
          <table:table-cell table:style-name="ce3" office:value-type="string">
            <text:p>narration</text:p>
          </table:table-cell>
          <table:table-cell office:value-type="string">
            <text:p>categoryid</text:p>
          </table:table-cell>
          <table:table-cell office:value-type="string">
            <text:p>X</text:p>
          </table:table-cell>
          <table:table-cell office:value-type="string">
            <text:p>uom</text:p>
          </table:table-cell>
          <table:table-cell office:value-type="string">
            <text:p>description</text:p>
          </table:table-cell>
          <table:table-cell office:value-type="string">
            <text:p>category</text:p>
          </table:table-cell>
          <table:table-cell office:value-type="string">
            <text:p>baseUom</text:p>
          </table:table-cell>
          <table:table-cell office:value-type="string">
            <text:p>conversion_factor</text:p>
          </table:table-cell>
          <table:table-cell office:value-type="string">
            <text:p>uomId</text:p>
          </table:table-cell>
          <table:table-cell table:number-columns-repeated="2" office:value-type="string">
            <text:p>X</text:p>
          </table:table-cell>
          <table:table-cell office:value-type="string">
            <text:p>#</text:p>
          </table:table-cell>
          <table:table-cell table:number-columns-repeated="242"/>
        </table:table-row>
        <table:table-row table:style-name="ro4">
          <table:table-cell office:value-type="string">
            <text:p>0010</text:p>
          </table:table-cell>
          <table:table-cell table:number-columns-repeated="2" table:style-name="ce3" office:value-type="string">
            <text:p>MASS</text:p>
          </table:table-cell>
          <table:table-cell office:value-type="string">
            <text:p>MASS</text:p>
          </table:table-cell>
          <table:table-cell office:value-type="string">
            <text:p>1</text:p>
          </table:table-cell>
          <table:table-cell table:number-columns-repeated="2" office:value-type="string">
            <text:p>GRAMS</text:p>
          </table:table-cell>
          <table:table-cell office:value-type="string">
            <text:p>MASS</text:p>
          </table:table-cell>
          <table:table-cell office:value-type="string">
            <text:p>y</text:p>
          </table:table-cell>
          <table:table-cell/>
          <table:table-cell office:value-type="string">
            <text:p>GRAMS</text:p>
          </table:table-cell>
          <table:table-cell office:value-type="string">
            <text:p>1</text:p>
          </table:table-cell>
          <table:table-cell/>
          <table:table-cell office:value-type="string">
            <text:p>#</text:p>
          </table:table-cell>
          <table:table-cell office:value-type="string">
            <text:p>create uom with the valid values</text:p>
          </table:table-cell>
          <table:table-cell table:number-columns-repeated="241"/>
        </table:table-row>
        <table:table-row table:style-name="ro4">
          <table:table-cell office:value-type="string">
            <text:p>0020</text:p>
          </table:table-cell>
          <table:table-cell table:number-columns-repeated="2"/>
          <table:table-cell table:style-name="ce2"/>
          <table:table-cell office:value-type="string">
            <text:p>1</text:p>
          </table:table-cell>
          <table:table-cell table:number-columns-repeated="2" office:value-type="string">
            <text:p>TONES</text:p>
          </table:table-cell>
          <table:table-cell office:value-type="string">
            <text:p>MASS</text:p>
          </table:table-cell>
          <table:table-cell/>
          <table:table-cell office:value-type="string">
            <text:p>10000</text:p>
          </table:table-cell>
          <table:table-cell table:style-name="ce1" office:value-type="string">
            <text:p>TONES</text:p>
          </table:table-cell>
          <table:table-cell office:value-type="string">
            <text:p>1</text:p>
          </table:table-cell>
          <table:table-cell/>
          <table:table-cell office:value-type="string">
            <text:p>#</text:p>
          </table:table-cell>
          <table:table-cell office:value-type="string">
            <text:p>create uom without checking the base uom check box</text:p>
          </table:table-cell>
          <table:table-cell table:number-columns-repeated="241"/>
        </table:table-row>
        <table:table-row table:style-name="ro4">
          <table:table-cell office:value-type="string">
            <text:p>0030</text:p>
          </table:table-cell>
          <table:table-cell table:number-columns-repeated="2"/>
          <table:table-cell table:style-name="ce2"/>
          <table:table-cell table:number-columns-repeated="2"/>
          <table:table-cell office:value-type="string">
            <text:p>KILOGRAMS</text:p>
          </table:table-cell>
          <table:table-cell office:value-type="string">
            <text:p>MASS</text:p>
          </table:table-cell>
          <table:table-cell/>
          <table:table-cell office:value-type="string">
            <text:p>10</text:p>
          </table:table-cell>
          <table:table-cell table:style-name="ce1"/>
          <table:table-cell/>
          <table:table-cell office:value-type="string">
            <text:p>1</text:p>
          </table:table-cell>
          <table:table-cell office:value-type="string">
            <text:p>#</text:p>
          </table:table-cell>
          <table:table-cell table:style-name="ce2" office:value-type="string">
            <text:p>create uom without uom </text:p>
          </table:table-cell>
          <table:table-cell table:number-columns-repeated="241"/>
        </table:table-row>
        <table:table-row table:style-name="ro4">
          <table:table-cell office:value-type="string">
            <text:p>0040</text:p>
          </table:table-cell>
          <table:table-cell table:number-columns-repeated="2"/>
          <table:table-cell table:style-name="ce2"/>
          <table:table-cell/>
          <table:table-cell office:value-type="string">
            <text:p>KILOGRAMS</text:p>
          </table:table-cell>
          <table:table-cell/>
          <table:table-cell office:value-type="string">
            <text:p>MASS</text:p>
          </table:table-cell>
          <table:table-cell/>
          <table:table-cell office:value-type="string">
            <text:p>10</text:p>
          </table:table-cell>
          <table:table-cell table:style-name="ce1" office:value-type="string">
            <text:p>KILOGRAMS</text:p>
          </table:table-cell>
          <table:table-cell office:value-type="string">
            <text:p>1</text:p>
          </table:table-cell>
          <table:table-cell/>
          <table:table-cell office:value-type="string">
            <text:p>#</text:p>
          </table:table-cell>
          <table:table-cell table:style-name="ce4" office:value-type="string">
            <text:p>create uom without uom description</text:p>
          </table:table-cell>
          <table:table-cell table:number-columns-repeated="241"/>
        </table:table-row>
        <table:table-row table:style-name="ro2">
          <table:table-cell office:value-type="string">
            <text:p>0050</text:p>
          </table:table-cell>
          <table:table-cell table:number-columns-repeated="4"/>
          <table:table-cell office:value-type="string">
            <text:p>KILOGRAMS!@#</text:p>
          </table:table-cell>
          <table:table-cell office:value-type="string">
            <text:p>KILOGRAMS123</text:p>
          </table:table-cell>
          <table:table-cell office:value-type="string">
            <text:p>MASS</text:p>
          </table:table-cell>
          <table:table-cell/>
          <table:table-cell office:value-type="string">
            <text:p>1000</text:p>
          </table:table-cell>
          <table:table-cell table:style-name="ce1" office:value-type="string">
            <text:p>KILOGRAMS!@#</text:p>
          </table:table-cell>
          <table:table-cell/>
          <table:table-cell office:value-type="string">
            <text:p>1</text:p>
          </table:table-cell>
          <table:table-cell office:value-type="string">
            <text:p>#</text:p>
          </table:table-cell>
          <table:table-cell table:style-name="ce2" office:value-type="string">
            <text:p>create uom with special characters for the uom </text:p>
          </table:table-cell>
          <table:table-cell table:number-columns-repeated="241"/>
        </table:table-row>
        <table:table-row table:style-name="ro2">
          <table:table-cell office:value-type="string">
            <text:p>0060</text:p>
          </table:table-cell>
          <table:table-cell table:number-columns-repeated="2"/>
          <table:table-cell table:style-name="ce2"/>
          <table:table-cell/>
          <table:table-cell office:value-type="string">
            <text:p>KILOGRAMS00</text:p>
          </table:table-cell>
          <table:table-cell office:value-type="string">
            <text:p>KILOGRAMS</text:p>
          </table:table-cell>
          <table:table-cell table:number-columns-repeated="2"/>
          <table:table-cell office:value-type="string">
            <text:p>1000</text:p>
          </table:table-cell>
          <table:table-cell table:style-name="ce1" office:value-type="string">
            <text:p>KILOGRAMS00</text:p>
          </table:table-cell>
          <table:table-cell/>
          <table:table-cell office:value-type="string">
            <text:p>1</text:p>
          </table:table-cell>
          <table:table-cell office:value-type="string">
            <text:p>#</text:p>
          </table:table-cell>
          <table:table-cell table:style-name="ce2" office:value-type="string">
            <text:p>create uom without selecting the uom category</text:p>
          </table:table-cell>
          <table:table-cell table:number-columns-repeated="241"/>
        </table:table-row>
        <table:table-row table:style-name="ro2">
          <table:table-cell office:value-type="string">
            <text:p>0070</text:p>
          </table:table-cell>
          <table:table-cell table:number-columns-repeated="4"/>
          <table:table-cell office:value-type="string">
            <text:p>KILOGRAMS001</text:p>
          </table:table-cell>
          <table:table-cell office:value-type="string">
            <text:p>KILOGRAMS</text:p>
          </table:table-cell>
          <table:table-cell office:value-type="string">
            <text:p>MASS</text:p>
          </table:table-cell>
          <table:table-cell table:number-columns-repeated="2"/>
          <table:table-cell table:style-name="ce1" office:value-type="string">
            <text:p>KILOGRAMS001</text:p>
          </table:table-cell>
          <table:table-cell/>
          <table:table-cell office:value-type="string">
            <text:p>1</text:p>
          </table:table-cell>
          <table:table-cell office:value-type="string">
            <text:p>#</text:p>
          </table:table-cell>
          <table:table-cell table:style-name="ce2" office:value-type="string">
            <text:p>create uom without the conversion factor</text:p>
          </table:table-cell>
          <table:table-cell table:number-columns-repeated="241"/>
        </table:table-row>
        <table:table-row table:style-name="ro3">
          <table:table-cell table:number-columns-repeated="14"/>
          <table:table-cell table:style-name="ce2"/>
          <table:table-cell table:number-columns-repeated="241"/>
        </table:table-row>
        <table:table-row table:style-name="ro4">
          <table:table-cell table:number-columns-repeated="7"/>
          <table:table-cell table:style-name="ce1"/>
          <table:table-cell table:number-columns-repeated="5"/>
          <table:table-cell office:value-type="string">
            <text:p>#</text:p>
          </table:table-cell>
          <table:table-cell table:number-columns-repeated="242"/>
        </table:table-row>
        <table:table-row table:style-name="ro4">
          <table:table-cell table:number-columns-repeated="7"/>
          <table:table-cell table:style-name="ce1"/>
          <table:table-cell table:number-columns-repeated="5"/>
          <table:table-cell office:value-type="string">
            <text:p>#</text:p>
          </table:table-cell>
          <table:table-cell table:number-columns-repeated="242"/>
        </table:table-row>
        <table:table-row table:style-name="ro4">
          <table:table-cell table:number-columns-repeated="7"/>
          <table:table-cell table:style-name="ce1"/>
          <table:table-cell table:number-columns-repeated="5"/>
          <table:table-cell office:value-type="string">
            <text:p>#</text:p>
          </table:table-cell>
          <table:table-cell table:number-columns-repeated="242"/>
        </table:table-row>
        <table:table-row table:style-name="ro4">
          <table:table-cell table:number-columns-repeated="7"/>
          <table:table-cell table:style-name="ce1"/>
          <table:table-cell table:number-columns-repeated="5"/>
          <table:table-cell office:value-type="string">
            <text:p>#</text:p>
          </table:table-cell>
          <table:table-cell table:number-columns-repeated="242"/>
        </table:table-row>
        <table:table-row table:style-name="ro4">
          <table:table-cell table:number-columns-repeated="7"/>
          <table:table-cell table:style-name="ce1"/>
          <table:table-cell table:number-columns-repeated="5"/>
          <table:table-cell office:value-type="string">
            <text:p>#</text:p>
          </table:table-cell>
          <table:table-cell table:number-columns-repeated="242"/>
        </table:table-row>
        <table:table-row table:style-name="ro4">
          <table:table-cell table:number-columns-repeated="13"/>
          <table:table-cell office:value-type="string">
            <text:p>#</text:p>
          </table:table-cell>
          <table:table-cell table:number-columns-repeated="242"/>
        </table:table-row>
        <table:table-row table:style-name="ro4">
          <table:table-cell table:number-columns-repeated="13"/>
          <table:table-cell office:value-type="string">
            <text:p>#</text:p>
          </table:table-cell>
          <table:table-cell table:number-columns-repeated="242"/>
        </table:table-row>
        <table:table-row table:style-name="ro4">
          <table:table-cell table:number-columns-repeated="13"/>
          <table:table-cell office:value-type="string">
            <text:p>#</text:p>
          </table:table-cell>
          <table:table-cell table:number-columns-repeated="242"/>
        </table:table-row>
        <table:table-row table:style-name="ro3" table:number-rows-repeated="65517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view_uom" table:style-name="ta1">
        <table:table-column table:style-name="co75" table:default-cell-style-name="ce1"/>
        <table:table-column table:style-name="co86" table:default-cell-style-name="ce1"/>
        <table:table-column table:style-name="co97" table:default-cell-style-name="ce1"/>
        <table:table-column table:style-name="co94" table:default-cell-style-name="ce1"/>
        <table:table-column table:style-name="co81" table:default-cell-style-name="ce1"/>
        <table:table-column table:style-name="co47" table:default-cell-style-name="ce1"/>
        <table:table-column table:style-name="co93" table:default-cell-style-name="ce1"/>
        <table:table-column table:style-name="co153" table:default-cell-style-name="ce1"/>
        <table:table-column table:style-name="co154" table:default-cell-style-name="ce1"/>
        <table:table-column table:style-name="co22" table:number-columns-repeated="247" table:default-cell-style-name="ce1"/>
        <table:table-row table:style-name="ro7">
          <table:table-cell office:value-type="string">
            <text:p>tc</text:p>
          </table:table-cell>
          <table:table-cell office:value-type="string">
            <text:p>CREATE_NEW_UOM_FLD1</text:p>
          </table:table-cell>
          <table:table-cell office:value-type="string">
            <text:p>CREATE_UOM_DESC_FLD1</text:p>
          </table:table-cell>
          <table:table-cell office:value-type="string">
            <text:p>CREATE_UOMCATEGORY_FLD1</text:p>
          </table:table-cell>
          <table:table-cell office:value-type="string">
            <text:p>CREATE_UOM_BASE_UOM_FLD1</text:p>
          </table:table-cell>
          <table:table-cell office:value-type="string">
            <text:p>CREATE_UOM_CONVERSION_FACTOR_FLD1</text:p>
          </table:table-cell>
          <table:table-cell table:style-name="ce3" office:value-type="string">
            <text:p>VIEW_UOM_FLD1</text:p>
          </table:table-cell>
          <table:table-cell office:value-type="string">
            <text:p>#</text:p>
          </table:table-cell>
          <table:table-cell table:number-columns-repeated="248"/>
        </table:table-row>
        <table:table-row table:style-name="ro4">
          <table:table-cell office:value-type="string">
            <text:p>attributes</text:p>
          </table:table-cell>
          <table:table-cell office:value-type="string">
            <text:p>uom</text:p>
          </table:table-cell>
          <table:table-cell office:value-type="string">
            <text:p>description</text:p>
          </table:table-cell>
          <table:table-cell office:value-type="string">
            <text:p>category</text:p>
          </table:table-cell>
          <table:table-cell office:value-type="string">
            <text:p>baseUom</text:p>
          </table:table-cell>
          <table:table-cell office:value-type="string">
            <text:p>conversion_factor</text:p>
          </table:table-cell>
          <table:table-cell table:style-name="ce3" office:value-type="string">
            <text:p>uomId</text:p>
          </table:table-cell>
          <table:table-cell office:value-type="string">
            <text:p>#</text:p>
          </table:table-cell>
          <table:table-cell table:number-columns-repeated="248"/>
        </table:table-row>
        <table:table-row table:style-name="ro4">
          <table:table-cell office:value-type="string">
            <text:p>0010</text:p>
          </table:table-cell>
          <table:table-cell table:number-columns-repeated="2" office:value-type="string">
            <text:p>WGHT</text:p>
          </table:table-cell>
          <table:table-cell office:value-type="string">
            <text:p>MASS</text:p>
          </table:table-cell>
          <table:table-cell/>
          <table:table-cell office:value-type="string">
            <text:p>100</text:p>
          </table:table-cell>
          <table:table-cell table:style-name="ce3" office:value-type="string">
            <text:p>WGHT</text:p>
          </table:table-cell>
          <table:table-cell office:value-type="string">
            <text:p>#</text:p>
          </table:table-cell>
          <table:table-cell office:value-type="string">
            <text:p>view uom by selecting uom</text:p>
          </table:table-cell>
          <table:table-cell table:number-columns-repeated="247"/>
        </table:table-row>
        <table:table-row table:style-name="ro4">
          <table:table-cell office:value-type="string">
            <text:p>0020</text:p>
          </table:table-cell>
          <table:table-cell table:number-columns-repeated="2" office:value-type="string">
            <text:p>WHT</text:p>
          </table:table-cell>
          <table:table-cell office:value-type="string">
            <text:p>MASS</text:p>
          </table:table-cell>
          <table:table-cell/>
          <table:table-cell office:value-type="string">
            <text:p>1000</text:p>
          </table:table-cell>
          <table:table-cell table:style-name="ce3"/>
          <table:table-cell office:value-type="string">
            <text:p>#</text:p>
          </table:table-cell>
          <table:table-cell office:value-type="string">
            <text:p>view uom without selecting uom</text:p>
          </table:table-cell>
          <table:table-cell table:number-columns-repeated="247"/>
        </table:table-row>
        <table:table-row table:style-name="ro4">
          <table:table-cell table:number-columns-repeated="7"/>
          <table:table-cell office:value-type="string">
            <text:p>#</text:p>
          </table:table-cell>
          <table:table-cell table:number-columns-repeated="248"/>
        </table:table-row>
        <table:table-row table:style-name="ro3" table:number-rows-repeated="3">
          <table:table-cell table:number-columns-repeated="256"/>
        </table:table-row>
        <table:table-row table:style-name="ro4">
          <table:table-cell/>
          <table:table-cell office:value-type="string" table:number-columns-spanned="3" table:number-rows-spanned="1">
            <text:p>Black - create uom data</text:p>
          </table:table-cell>
          <table:covered-table-cell table:number-columns-repeated="2"/>
          <table:table-cell table:number-columns-repeated="252"/>
        </table:table-row>
        <table:table-row table:style-name="ro4">
          <table:table-cell/>
          <table:table-cell table:style-name="ce3" office:value-type="string" table:number-columns-spanned="3" table:number-rows-spanned="1">
            <text:p>Red- view uom data</text:p>
          </table:table-cell>
          <table:covered-table-cell table:number-columns-repeated="2"/>
          <table:table-cell table:number-columns-repeated="252"/>
        </table:table-row>
        <table:table-row table:style-name="ro3" table:number-rows-repeated="6552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odify_uom" table:style-name="ta3">
        <table:table-column table:style-name="co78" table:default-cell-style-name="ce1"/>
        <table:table-column table:style-name="co155" table:default-cell-style-name="ce1"/>
        <table:table-column table:style-name="co156" table:default-cell-style-name="ce1"/>
        <table:table-column table:style-name="co157" table:default-cell-style-name="ce1"/>
        <table:table-column table:style-name="co158" table:default-cell-style-name="ce1"/>
        <table:table-column table:style-name="co159" table:default-cell-style-name="ce1"/>
        <table:table-column table:style-name="co34" table:default-cell-style-name="ce1"/>
        <table:table-column table:style-name="co78" table:default-cell-style-name="ce1"/>
        <table:table-column table:style-name="co59" table:default-cell-style-name="ce1"/>
        <table:table-column table:style-name="co96" table:default-cell-style-name="ce1"/>
        <table:table-column table:style-name="co160" table:default-cell-style-name="ce1"/>
        <table:table-column table:style-name="co161" table:default-cell-style-name="ce1"/>
        <table:table-column table:style-name="co27" table:default-cell-style-name="ce45"/>
        <table:table-column table:style-name="co27" table:default-cell-style-name="ce1"/>
        <table:table-column table:style-name="co162" table:default-cell-style-name="ce1"/>
        <table:table-column table:style-name="co90" table:default-cell-style-name="ce1"/>
        <table:table-column table:style-name="co43" table:default-cell-style-name="ce1"/>
        <table:table-column table:style-name="co22" table:number-columns-repeated="239" table:default-cell-style-name="ce1"/>
        <table:table-row table:style-name="ro7">
          <table:table-cell office:value-type="string">
            <text:p>tc </text:p>
          </table:table-cell>
          <table:table-cell table:style-name="ce3" office:value-type="string">
            <text:p>CREATE_NEW_UOM_FLD1</text:p>
          </table:table-cell>
          <table:table-cell table:style-name="ce3" office:value-type="string">
            <text:p>CREATE_UOM_DESC_FLD1</text:p>
          </table:table-cell>
          <table:table-cell table:style-name="ce3" office:value-type="string">
            <text:p>CREATE_UOMCATEGORY_FLD1</text:p>
          </table:table-cell>
          <table:table-cell table:style-name="ce3" office:value-type="string">
            <text:p>CREATE_UOM_BASE_UOM_FLD1</text:p>
          </table:table-cell>
          <table:table-cell table:style-name="ce3" office:value-type="string">
            <text:p>CREATE_UOM_CONVERSION_FACTOR_FLD1</text:p>
          </table:table-cell>
          <table:table-cell office:value-type="string">
            <text:p>MODIFY_UOM_FLD1</text:p>
          </table:table-cell>
          <table:table-cell office:value-type="string">
            <text:p>MODIFY_UOM_FIELD1</text:p>
          </table:table-cell>
          <table:table-cell office:value-type="string">
            <text:p>MODIFY_UOM_DESC_FLD1</text:p>
          </table:table-cell>
          <table:table-cell office:value-type="string">
            <text:p>MODIFY_UOMCATEGORY_FLD1</text:p>
          </table:table-cell>
          <table:table-cell office:value-type="string">
            <text:p>MODIFY_BASE_UOM_FLD1</text:p>
          </table:table-cell>
          <table:table-cell office:value-type="string">
            <text:p>MODIFY_UOM_CONVERSION_FACTOR_FLD1</text:p>
          </table:table-cell>
          <table:table-cell office:value-type="string">
            <text:p>VIEW_UOM_FLD1</text:p>
          </table:table-cell>
          <table:table-cell table:style-name="ce45" office:value-type="string">
            <text:p>MODIFY_UOM_SUCCESS</text:p>
          </table:table-cell>
          <table:table-cell table:style-name="ce45" office:value-type="string">
            <text:p>MODIFY_UOM_FAILURE</text:p>
          </table:table-cell>
          <table:table-cell office:value-type="string">
            <text:p>#</text:p>
          </table:table-cell>
          <table:table-cell table:number-columns-repeated="240"/>
        </table:table-row>
        <table:table-row table:style-name="ro4">
          <table:table-cell office:value-type="string">
            <text:p>attributes</text:p>
          </table:table-cell>
          <table:table-cell table:style-name="ce3" office:value-type="string">
            <text:p>uom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category</text:p>
          </table:table-cell>
          <table:table-cell table:style-name="ce3" office:value-type="string">
            <text:p>baseUom</text:p>
          </table:table-cell>
          <table:table-cell table:style-name="ce3" office:value-type="string">
            <text:p>conversion_factor</text:p>
          </table:table-cell>
          <table:table-cell office:value-type="string">
            <text:p>uomId</text:p>
          </table:table-cell>
          <table:table-cell office:value-type="string">
            <text:p>uom</text:p>
          </table:table-cell>
          <table:table-cell office:value-type="string">
            <text:p>description</text:p>
          </table:table-cell>
          <table:table-cell office:value-type="string">
            <text:p>category</text:p>
          </table:table-cell>
          <table:table-cell office:value-type="string">
            <text:p>baseUom</text:p>
          </table:table-cell>
          <table:table-cell office:value-type="string">
            <text:p>conversion_factor</text:p>
          </table:table-cell>
          <table:table-cell office:value-type="string">
            <text:p>uomId</text:p>
          </table:table-cell>
          <table:table-cell table:style-name="ce45" office:value-type="string">
            <text:p>X</text:p>
          </table:table-cell>
          <table:table-cell table:style-name="ce45" office:value-type="string">
            <text:p>Y</text:p>
          </table:table-cell>
          <table:table-cell office:value-type="string">
            <text:p>#</text:p>
          </table:table-cell>
          <table:table-cell table:number-columns-repeated="240"/>
        </table:table-row>
        <table:table-row table:style-name="ro4">
          <table:table-cell office:value-type="string">
            <text:p>0010</text:p>
          </table:table-cell>
          <table:table-cell table:number-columns-repeated="2" table:style-name="ce3" office:value-type="string">
            <text:p>POUND</text:p>
          </table:table-cell>
          <table:table-cell table:style-name="ce3" office:value-type="string">
            <text:p>MASS</text:p>
          </table:table-cell>
          <table:table-cell table:style-name="ce3"/>
          <table:table-cell table:style-name="ce3" office:value-type="string">
            <text:p>1000</text:p>
          </table:table-cell>
          <table:table-cell office:value-type="string">
            <text:p>POUND</text:p>
          </table:table-cell>
          <table:table-cell office:value-type="string">
            <text:p>POUNDS</text:p>
          </table:table-cell>
          <table:table-cell office:value-type="string">
            <text:p>POUND1234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POUNDS</text:p>
          </table:table-cell>
          <table:table-cell table:style-name="ce45" office:value-type="string">
            <text:p>1</text:p>
          </table:table-cell>
          <table:table-cell table:style-name="ce45"/>
          <table:table-cell office:value-type="string">
            <text:p>#</text:p>
          </table:table-cell>
          <table:table-cell office:value-type="string">
            <text:p>Modify uom &amp; description</text:p>
          </table:table-cell>
          <table:table-cell table:number-columns-repeated="239"/>
        </table:table-row>
        <table:table-row table:style-name="ro4">
          <table:table-cell office:value-type="string">
            <text:p>0020</text:p>
          </table:table-cell>
          <table:table-cell table:number-columns-repeated="2" table:style-name="ce3" office:value-type="string">
            <text:p>OUNCE</text:p>
          </table:table-cell>
          <table:table-cell table:style-name="ce3" office:value-type="string">
            <text:p>MASS</text:p>
          </table:table-cell>
          <table:table-cell table:style-name="ce3"/>
          <table:table-cell table:style-name="ce3" office:value-type="string">
            <text:p>100</text:p>
          </table:table-cell>
          <table:table-cell office:value-type="string">
            <text:p>OUNCE</text:p>
          </table:table-cell>
          <table:table-cell office:value-type="string">
            <text:p>OUNCES</text:p>
          </table:table-cell>
          <table:table-cell table:number-columns-repeated="3"/>
          <table:table-cell office:value-type="string">
            <text:p>10000</text:p>
          </table:table-cell>
          <table:table-cell office:value-type="string">
            <text:p>OUNCES</text:p>
          </table:table-cell>
          <table:table-cell table:style-name="ce45" office:value-type="string">
            <text:p>1</text:p>
          </table:table-cell>
          <table:table-cell table:style-name="ce45"/>
          <table:table-cell office:value-type="string">
            <text:p>#</text:p>
          </table:table-cell>
          <table:table-cell office:value-type="string">
            <text:p>Modify conversion factor</text:p>
          </table:table-cell>
          <table:table-cell table:number-columns-repeated="239"/>
        </table:table-row>
        <table:table-row table:style-name="ro4">
          <table:table-cell office:value-type="string">
            <text:p>0030</text:p>
          </table:table-cell>
          <table:table-cell table:style-name="ce3" table:number-columns-repeated="5"/>
          <table:table-cell table:number-columns-repeated="9"/>
          <table:table-cell office:value-type="string">
            <text:p>#</text:p>
          </table:table-cell>
          <table:table-cell table:number-columns-repeated="240"/>
        </table:table-row>
        <table:table-row table:style-name="ro4">
          <table:table-cell office:value-type="string">
            <text:p>0040</text:p>
          </table:table-cell>
          <table:table-cell table:style-name="ce3" table:number-columns-repeated="5"/>
          <table:table-cell table:number-columns-repeated="9"/>
          <table:table-cell office:value-type="string">
            <text:p>#</text:p>
          </table:table-cell>
          <table:table-cell table:number-columns-repeated="240"/>
        </table:table-row>
        <table:table-row table:style-name="ro4">
          <table:table-cell office:value-type="string">
            <text:p>0050</text:p>
          </table:table-cell>
          <table:table-cell table:style-name="ce3" table:number-columns-repeated="5"/>
          <table:table-cell table:number-columns-repeated="9"/>
          <table:table-cell office:value-type="string">
            <text:p>#</text:p>
          </table:table-cell>
          <table:table-cell table:number-columns-repeated="240"/>
        </table:table-row>
        <table:table-row table:style-name="ro4">
          <table:table-cell table:number-columns-repeated="15"/>
          <table:table-cell office:value-type="string">
            <text:p>#</text:p>
          </table:table-cell>
          <table:table-cell table:number-columns-repeated="240"/>
        </table:table-row>
        <table:table-row table:style-name="ro4">
          <table:table-cell table:number-columns-repeated="15"/>
          <table:table-cell office:value-type="string">
            <text:p>#</text:p>
          </table:table-cell>
          <table:table-cell table:number-columns-repeated="240"/>
        </table:table-row>
        <table:table-row table:style-name="ro4">
          <table:table-cell table:number-columns-repeated="15"/>
          <table:table-cell office:value-type="string">
            <text:p>#</text:p>
          </table:table-cell>
          <table:table-cell table:number-columns-repeated="240"/>
        </table:table-row>
        <table:table-row table:style-name="ro4">
          <table:table-cell table:number-columns-repeated="15"/>
          <table:table-cell office:value-type="string">
            <text:p>#</text:p>
          </table:table-cell>
          <table:table-cell table:number-columns-repeated="240"/>
        </table:table-row>
        <table:table-row table:style-name="ro4">
          <table:table-cell table:number-columns-repeated="2"/>
          <table:table-cell table:style-name="ce3"/>
          <table:table-cell table:number-columns-repeated="12"/>
          <table:table-cell office:value-type="string">
            <text:p>#</text:p>
          </table:table-cell>
          <table:table-cell table:number-columns-repeated="240"/>
        </table:table-row>
        <table:table-row table:style-name="ro4">
          <table:table-cell table:number-columns-repeated="15"/>
          <table:table-cell office:value-type="string">
            <text:p>#</text:p>
          </table:table-cell>
          <table:table-cell table:number-columns-repeated="240"/>
        </table:table-row>
        <table:table-row table:style-name="ro4">
          <table:table-cell table:number-columns-repeated="2"/>
          <table:table-cell office:value-type="string">
            <text:p>Black - Modify uom data</text:p>
          </table:table-cell>
          <table:table-cell table:number-columns-repeated="12"/>
          <table:table-cell office:value-type="string">
            <text:p>#</text:p>
          </table:table-cell>
          <table:table-cell table:number-columns-repeated="240"/>
        </table:table-row>
        <table:table-row table:style-name="ro4">
          <table:table-cell table:number-columns-repeated="2"/>
          <table:table-cell table:style-name="ce3" office:value-type="string">
            <text:p>Red - Create uom data</text:p>
          </table:table-cell>
          <table:table-cell table:number-columns-repeated="12"/>
          <table:table-cell office:value-type="string">
            <text:p>#</text:p>
          </table:table-cell>
          <table:table-cell table:number-columns-repeated="240"/>
        </table:table-row>
        <table:table-row table:style-name="ro3" table:number-rows-repeated="6552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approve_indent" table:style-name="ta1">
        <table:table-column table:style-name="co22" table:number-columns-repeated="2" table:default-cell-style-name="ce6"/>
        <table:table-column table:style-name="co86" table:default-cell-style-name="ce6"/>
        <table:table-column table:style-name="co163" table:default-cell-style-name="ce6"/>
        <table:table-column table:style-name="co22" table:number-columns-repeated="7" table:default-cell-style-name="ce6"/>
        <table:table-column table:style-name="co7" table:default-cell-style-name="ce2"/>
        <table:table-column table:style-name="co7" table:number-columns-repeated="2" table:default-cell-style-name="ce3"/>
        <table:table-column table:style-name="co22" table:default-cell-style-name="ce6"/>
        <table:table-column table:style-name="co10" table:default-cell-style-name="ce6"/>
        <table:table-column table:style-name="co97" table:default-cell-style-name="ce6"/>
        <table:table-column table:style-name="co164" table:default-cell-style-name="ce1"/>
        <table:table-column table:style-name="co23" table:default-cell-style-name="ce6"/>
        <table:table-column table:style-name="co3" table:default-cell-style-name="ce6"/>
        <table:table-column table:style-name="co61" table:default-cell-style-name="ce6"/>
        <table:table-column table:style-name="co119" table:default-cell-style-name="ce6"/>
        <table:table-column table:style-name="co61" table:default-cell-style-name="ce1"/>
        <table:table-column table:style-name="co32" table:default-cell-style-name="ce6"/>
        <table:table-column table:style-name="co66" table:default-cell-style-name="ce6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22" table:number-columns-repeated="2" table:default-cell-style-name="ce6"/>
        <table:table-column table:style-name="co165" table:default-cell-style-name="ce6"/>
        <table:table-column table:style-name="co22" table:number-columns-repeated="223" table:default-cell-style-name="ce6"/>
        <table:table-row table:style-name="ro1">
          <table:table-cell table:style-name="ce1" office:value-type="string">
            <text:p>tc</text:p>
          </table:table-cell>
          <table:table-cell table:style-name="ce2" office:value-type="string">
            <text:p>ITEM_NO</text:p>
          </table:table-cell>
          <table:table-cell table:style-name="ce2" office:value-type="string">
            <text:p>ITEM_TYPE</text:p>
          </table:table-cell>
          <table:table-cell table:style-name="ce2" office:value-type="string">
            <text:p>ITEM_DESCRIPTION</text:p>
          </table:table-cell>
          <table:table-cell table:style-name="ce2" office:value-type="string">
            <text:p>BASE_UOM</text:p>
          </table:table-cell>
          <table:table-cell table:style-name="ce2" office:value-type="string">
            <text:p>ITEM_STATUS</text:p>
          </table:table-cell>
          <table:table-cell table:style-name="ce3" office:value-type="string">
            <text:p>ITEM_PURCHASED</text:p>
          </table:table-cell>
          <table:table-cell table:style-name="ce2" office:value-type="string">
            <text:p>CONTRACT_REQD</text:p>
          </table:table-cell>
          <table:table-cell table:style-name="ce3" office:value-type="string">
            <text:p>LOT_CONTROL</text:p>
          </table:table-cell>
          <table:table-cell table:style-name="ce3" office:value-type="string">
            <text:p>SHELF_LIFE_CONTROL</text:p>
          </table:table-cell>
          <table:table-cell table:style-name="ce3" office:value-type="string">
            <text:p>BIN_LEVEL_STORAGE</text:p>
          </table:table-cell>
          <table:table-cell table:style-name="ce3" office:value-type="string">
            <text:p>CREATE_ITEM_DEPARTMENT_FROM_FLD</text:p>
          </table:table-cell>
          <table:table-cell table:style-name="ce2" office:value-type="string">
            <text:p>VIEW_ITEM_NUMBER1</text:p>
          </table:table-cell>
          <table:table-cell table:style-name="ce2" office:value-type="string">
            <text:p>CREATE_SUCCESS_DATA1</text:p>
          </table:table-cell>
          <table:table-cell table:style-name="ce1" office:value-type="string">
            <text:p>CREATE_MI_TYPE_FLD1</text:p>
          </table:table-cell>
          <table:table-cell office:value-type="string">
            <text:p>CREATE_MI_DEPARTMENT_FLD1</text:p>
          </table:table-cell>
          <table:table-cell table:style-name="ce7" office:value-type="string">
            <text:p>CREATE_MI_INDENTING_STORE_FLD1</text:p>
          </table:table-cell>
          <table:table-cell office:value-type="string">
            <text:p>CREATE_MI_INDENT_PURPOSE_FLD1</text:p>
          </table:table-cell>
          <table:table-cell office:value-type="string">
            <text:p>CREATE_MI_ISSUING_STORE_FLD1</text:p>
          </table:table-cell>
          <table:table-cell table:style-name="ce8" office:value-type="string">
            <text:p>CREATE_MI_ACCOUNT_CODE_FLD1</text:p>
          </table:table-cell>
          <table:table-cell table:style-name="ce1" office:value-type="string">
            <text:p>CREATE_MI_PROJECT_CODE_FLD1</text:p>
          </table:table-cell>
          <table:table-cell table:style-name="ce1" office:value-type="string">
            <text:p>CREATE_MI_ASSET_CODE_FLD1</text:p>
          </table:table-cell>
          <table:table-cell office:value-type="string">
            <text:p>FOR_LOOP_MATERIAL_INDENT</text:p>
          </table:table-cell>
          <table:table-cell table:style-name="ce1" office:value-type="string">
            <text:p>CREATE_MI_ITEM_FLD1</text:p>
          </table:table-cell>
          <table:table-cell table:style-name="ce1" office:value-type="string">
            <text:p>CREATE_MI_QUANTITY_REQUIRED_FLD1</text:p>
          </table:table-cell>
          <table:table-cell table:style-name="ce5" office:value-type="string">
            <text:p>VIEW_MI_TYPE_FLD1</text:p>
          </table:table-cell>
          <table:table-cell table:style-name="ce3" office:value-type="string">
            <text:p>CREATE_MI_DESIGNATION_FLD</text:p>
          </table:table-cell>
          <table:table-cell table:style-name="ce3" office:value-type="string">
            <text:p>CREATE_MI_APPROVER_FLD</text:p>
          </table:table-cell>
          <table:table-cell table:style-name="ce3" office:value-type="string">
            <text:p>STORES_APPROVE_MI_APPROVER_FLD</text:p>
          </table:table-cell>
          <table:table-cell table:style-name="ce3" office:value-type="string">
            <text:p>STORES_APPROVE_MI_DESIGNATION_FLD</text:p>
          </table:table-cell>
          <table:table-cell table:style-name="ce1"/>
          <table:table-cell office:value-type="string">
            <text:p>#</text:p>
          </table:table-cell>
          <table:table-cell table:number-columns-repeated="224"/>
        </table:table-row>
        <table:table-row table:style-name="ro7">
          <table:table-cell table:style-name="ce1" office:value-type="string">
            <text:p>attributes</text:p>
          </table:table-cell>
          <table:table-cell table:style-name="ce3" office:value-type="string">
            <text:p>itemNo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uom</text:p>
          </table:table-cell>
          <table:table-cell table:style-name="ce2" office:value-type="string">
            <text:p>itemStatusId</text:p>
          </table:table-cell>
          <table:table-cell table:style-name="ce3" office:value-type="string">
            <text:p>canPurchase</text:p>
          </table:table-cell>
          <table:table-cell table:style-name="ce2" office:value-type="string">
            <text:p>contractReqt</text:p>
          </table:table-cell>
          <table:table-cell table:style-name="ce3" office:value-type="string">
            <text:p>isLotControlled</text:p>
          </table:table-cell>
          <table:table-cell table:style-name="ce3" office:value-type="string">
            <text:p>isShelfLifeControlled</text:p>
          </table:table-cell>
          <table:table-cell table:style-name="ce3" office:value-type="string">
            <text:p>binLevelStorage</text:p>
          </table:table-cell>
          <table:table-cell table:style-name="ce3" office:value-type="string">
            <text:p>tempDeptId</text:p>
          </table:table-cell>
          <table:table-cell office:value-type="string">
            <text:p>itemNo</text:p>
          </table:table-cell>
          <table:table-cell office:value-type="string">
            <text:p>x</text:p>
          </table:table-cell>
          <table:table-cell table:style-name="ce1" office:value-type="string">
            <text:p>reqtype</text:p>
          </table:table-cell>
          <table:table-cell office:value-type="string">
            <text:p>departmentId</text:p>
          </table:table-cell>
          <table:table-cell table:style-name="ce7" office:value-type="string">
            <text:p>indentingStore</text:p>
          </table:table-cell>
          <table:table-cell office:value-type="string">
            <text:p>purpose</text:p>
          </table:table-cell>
          <table:table-cell office:value-type="string">
            <text:p>issuingStore</text:p>
          </table:table-cell>
          <table:table-cell table:style-name="ce8" office:value-type="string">
            <text:p>coaCode</text:p>
          </table:table-cell>
          <table:table-cell table:style-name="ce1" office:value-type="string">
            <text:p>projectCode</text:p>
          </table:table-cell>
          <table:table-cell table:style-name="ce1" office:value-type="string">
            <text:p>assetName</text:p>
          </table:table-cell>
          <table:table-cell office:value-type="string">
            <text:p>loop</text:p>
          </table:table-cell>
          <table:table-cell table:style-name="ce1" office:value-type="string">
            <text:p>itemNo</text:p>
          </table:table-cell>
          <table:table-cell table:style-name="ce1" office:value-type="string">
            <text:p>quantity</text:p>
          </table:table-cell>
          <table:table-cell table:style-name="ce5" office:value-type="string">
            <text:p>reqType</text:p>
          </table:table-cell>
          <table:table-cell table:style-name="ce3" office:value-type="string">
            <text:p>approverDesignation</text:p>
          </table:table-cell>
          <table:table-cell table:style-name="ce3" office:value-type="string">
            <text:p>approver</text:p>
          </table:table-cell>
          <table:table-cell table:style-name="ce10" office:value-type="string">
            <text:p>approver</text:p>
          </table:table-cell>
          <table:table-cell table:style-name="ce3" office:value-type="string">
            <text:p>approverDesignation</text:p>
          </table:table-cell>
          <table:table-cell table:style-name="ce1"/>
          <table:table-cell office:value-type="string">
            <text:p>#</text:p>
          </table:table-cell>
          <table:table-cell table:number-columns-repeated="224"/>
        </table:table-row>
        <table:table-row table:style-name="ro2">
          <table:table-cell table:style-name="ce1" office:value-type="string">
            <text:p>0010</text:p>
          </table:table-cell>
          <table:table-cell table:style-name="ce3" office:value-type="string">
            <text:p>600</text:p>
          </table:table-cell>
          <table:table-cell table:style-name="ce2" office:value-type="string">
            <text:p>MECHANICAL SUPPLIES</text:p>
          </table:table-cell>
          <table:table-cell table:style-name="ce2" office:value-type="string">
            <text:p>crankshaft</text:p>
          </table:table-cell>
          <table:table-cell table:style-name="ce2" office:value-type="string">
            <text:p>NUMSS</text:p>
          </table:table-cell>
          <table:table-cell table:style-name="ce2" office:value-type="string">
            <text:p>Active</text:p>
          </table:table-cell>
          <table:table-cell table:style-name="ce3" office:value-type="string">
            <text:p>y</text:p>
          </table:table-cell>
          <table:table-cell table:style-name="ce2" office:value-type="string">
            <text:p>Tendered</text:p>
          </table:table-cell>
          <table:table-cell table:number-columns-repeated="3" table:style-name="ce3" office:value-type="string">
            <text:p>y</text:p>
          </table:table-cell>
          <table:table-cell table:style-name="ce3" office:value-type="string">
            <text:p>H-Health</text:p>
          </table:table-cell>
          <table:table-cell office:value-type="string">
            <text:p>600</text:p>
          </table:table-cell>
          <table:table-cell office:value-type="string">
            <text:p>1</text:p>
          </table:table-cell>
          <table:table-cell table:style-name="ce1" office:value-type="string">
            <text:p>Internal</text:p>
          </table:table-cell>
          <table:table-cell office:value-type="string">
            <text:p>Health</text:p>
          </table:table-cell>
          <table:table-cell office:value-type="string">
            <text:p>25/STORE-25</text:p>
          </table:table-cell>
          <table:table-cell office:value-type="string">
            <text:p>Maintenance: Consumption</text:p>
          </table:table-cell>
          <table:table-cell office:value-type="string">
            <text:p>26/STORE-26</text:p>
          </table:table-cell>
          <table:table-cell table:style-name="ce1" office:value-type="string">
            <text:p>2303001/Engineering Stores</text:p>
          </table:table-cell>
          <table:table-cell table:style-name="ce4" table:number-columns-repeated="2"/>
          <table:table-cell office:value-type="string">
            <text:p>1</text:p>
          </table:table-cell>
          <table:table-cell table:style-name="ce1" office:value-type="string">
            <text:p>600</text:p>
          </table:table-cell>
          <table:table-cell table:style-name="ce1" office:value-type="string">
            <text:p>25</text:p>
          </table:table-cell>
          <table:table-cell table:style-name="ce5" office:value-type="string">
            <text:p>Internal</text:p>
          </table:table-cell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table:style-name="ce1"/>
          <table:table-cell office:value-type="string">
            <text:p>#</text:p>
          </table:table-cell>
          <table:table-cell office:value-type="string">
            <text:p>Create indent &amp; approve from both user as well as manager</text:p>
          </table:table-cell>
          <table:table-cell table:number-columns-repeated="223"/>
        </table:table-row>
        <table:table-row table:style-name="ro2">
          <table:table-cell table:style-name="ce1" office:value-type="string">
            <text:p>0020</text:p>
          </table:table-cell>
          <table:table-cell table:style-name="ce3" office:value-type="string">
            <text:p>601</text:p>
          </table:table-cell>
          <table:table-cell table:style-name="ce2" office:value-type="string">
            <text:p>MECHANICAL SUPPLIES</text:p>
          </table:table-cell>
          <table:table-cell table:style-name="ce2" office:value-type="string">
            <text:p>Ball Bearings</text:p>
          </table:table-cell>
          <table:table-cell table:style-name="ce2" office:value-type="string">
            <text:p>NUMSS</text:p>
          </table:table-cell>
          <table:table-cell table:style-name="ce2" office:value-type="string">
            <text:p>Active</text:p>
          </table:table-cell>
          <table:table-cell table:style-name="ce3" office:value-type="string">
            <text:p>y</text:p>
          </table:table-cell>
          <table:table-cell table:style-name="ce2" office:value-type="string">
            <text:p>Tendered</text:p>
          </table:table-cell>
          <table:table-cell table:number-columns-repeated="3" table:style-name="ce3" office:value-type="string">
            <text:p>y</text:p>
          </table:table-cell>
          <table:table-cell table:style-name="ce3" office:value-type="string">
            <text:p>A-Accounts Central Cell</text:p>
          </table:table-cell>
          <table:table-cell office:value-type="string">
            <text:p>601</text:p>
          </table:table-cell>
          <table:table-cell office:value-type="string">
            <text:p>1</text:p>
          </table:table-cell>
          <table:table-cell table:style-name="ce1" office:value-type="string">
            <text:p>Internal</text:p>
          </table:table-cell>
          <table:table-cell office:value-type="string">
            <text:p>Health</text:p>
          </table:table-cell>
          <table:table-cell office:value-type="string">
            <text:p>26/STORE-26</text:p>
          </table:table-cell>
          <table:table-cell office:value-type="string">
            <text:p>Capital</text:p>
          </table:table-cell>
          <table:table-cell office:value-type="string">
            <text:p>25/STORE-25</text:p>
          </table:table-cell>
          <table:table-cell table:style-name="ce1" office:value-type="string">
            <text:p>4120011/Land Acquisition</text:p>
          </table:table-cell>
          <table:table-cell table:style-name="ce1" office:value-type="string">
            <text:p>ProjectCode1-1</text:p>
          </table:table-cell>
          <table:table-cell table:style-name="ce1" office:value-type="string">
            <text:p>CommBuild '-' CommBuild</text:p>
          </table:table-cell>
          <table:table-cell office:value-type="string">
            <text:p>1</text:p>
          </table:table-cell>
          <table:table-cell table:style-name="ce1" office:value-type="string">
            <text:p>601</text:p>
          </table:table-cell>
          <table:table-cell table:style-name="ce1" office:value-type="string">
            <text:p>26</text:p>
          </table:table-cell>
          <table:table-cell table:style-name="ce5" office:value-type="string">
            <text:p>Internal</text:p>
          </table:table-cell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table:style-name="ce1"/>
          <table:table-cell office:value-type="string">
            <text:p>#</text:p>
          </table:table-cell>
          <table:table-cell office:value-type="string">
            <text:p>Cerate indent &amp; approve from user but reject it from user</text:p>
          </table:table-cell>
          <table:table-cell table:number-columns-repeated="223"/>
        </table:table-row>
        <table:table-row table:style-name="ro2">
          <table:table-cell table:style-name="ce1" office:value-type="string">
            <text:p>0030</text:p>
          </table:table-cell>
          <table:table-cell table:style-name="ce3" office:value-type="string">
            <text:p>602</text:p>
          </table:table-cell>
          <table:table-cell table:style-name="ce2" office:value-type="string">
            <text:p>MECHANICAL SUPPLIES</text:p>
          </table:table-cell>
          <table:table-cell table:style-name="ce2" office:value-type="string">
            <text:p>Shaft</text:p>
          </table:table-cell>
          <table:table-cell table:style-name="ce2" office:value-type="string">
            <text:p>NUMSS</text:p>
          </table:table-cell>
          <table:table-cell table:style-name="ce2" office:value-type="string">
            <text:p>Active</text:p>
          </table:table-cell>
          <table:table-cell table:style-name="ce3" office:value-type="string">
            <text:p>y</text:p>
          </table:table-cell>
          <table:table-cell table:style-name="ce2" office:value-type="string">
            <text:p>Tendered</text:p>
          </table:table-cell>
          <table:table-cell table:number-columns-repeated="3" table:style-name="ce3" office:value-type="string">
            <text:p>y</text:p>
          </table:table-cell>
          <table:table-cell table:style-name="ce3" office:value-type="string">
            <text:p>B-Buildings</text:p>
          </table:table-cell>
          <table:table-cell office:value-type="string">
            <text:p>602</text:p>
          </table:table-cell>
          <table:table-cell office:value-type="string">
            <text:p>1</text:p>
          </table:table-cell>
          <table:table-cell table:style-name="ce1" office:value-type="string">
            <text:p>Internal</text:p>
          </table:table-cell>
          <table:table-cell office:value-type="string">
            <text:p>Health</text:p>
          </table:table-cell>
          <table:table-cell office:value-type="string">
            <text:p>25/STORE-25</text:p>
          </table:table-cell>
          <table:table-cell office:value-type="string">
            <text:p>Capital</text:p>
          </table:table-cell>
          <table:table-cell office:value-type="string">
            <text:p>26/STORE-26</text:p>
          </table:table-cell>
          <table:table-cell table:style-name="ce1" office:value-type="string">
            <text:p>4120011/Land Acquisition</text:p>
          </table:table-cell>
          <table:table-cell table:style-name="ce1" office:value-type="string">
            <text:p>ProjectCode2-2</text:p>
          </table:table-cell>
          <table:table-cell table:style-name="ce1"/>
          <table:table-cell office:value-type="string">
            <text:p>1</text:p>
          </table:table-cell>
          <table:table-cell table:style-name="ce1" office:value-type="string">
            <text:p>602</text:p>
          </table:table-cell>
          <table:table-cell table:style-name="ce1" office:value-type="string">
            <text:p>27</text:p>
          </table:table-cell>
          <table:table-cell table:style-name="ce5" office:value-type="string">
            <text:p>Internal</text:p>
          </table:table-cell>
          <table:table-cell office:value-type="string">
            <text:p>MEDICAL OFFICER</text:p>
          </table:table-cell>
          <table:table-cell office:value-type="string">
            <text:p>HOD</text:p>
          </table:table-cell>
          <table:table-cell office:value-type="string">
            <text:p>SUPERUSER</text:p>
          </table:table-cell>
          <table:table-cell office:value-type="string">
            <text:p>MEDICAL OFFICER</text:p>
          </table:table-cell>
          <table:table-cell table:style-name="ce1"/>
          <table:table-cell office:value-type="string">
            <text:p>#</text:p>
          </table:table-cell>
          <table:table-cell office:value-type="string">
            <text:p>create indent &amp; reject it from user</text:p>
          </table:table-cell>
          <table:table-cell table:number-columns-repeated="223"/>
        </table:table-row>
        <table:table-row table:style-name="ro2">
          <table:table-cell table:style-name="ce1" office:value-type="string">
            <text:p>0040</text:p>
          </table:table-cell>
          <table:table-cell table:style-name="ce3" office:value-type="string">
            <text:p>605</text:p>
          </table:table-cell>
          <table:table-cell table:style-name="ce2" office:value-type="string">
            <text:p>MECHANICAL SUPPLIES</text:p>
          </table:table-cell>
          <table:table-cell table:style-name="ce2" office:value-type="string">
            <text:p>Shaft</text:p>
          </table:table-cell>
          <table:table-cell table:style-name="ce2" office:value-type="string">
            <text:p>NUMSS</text:p>
          </table:table-cell>
          <table:table-cell table:style-name="ce2" office:value-type="string">
            <text:p>Active</text:p>
          </table:table-cell>
          <table:table-cell table:style-name="ce3" office:value-type="string">
            <text:p>y</text:p>
          </table:table-cell>
          <table:table-cell table:style-name="ce2" office:value-type="string">
            <text:p>Tendered</text:p>
          </table:table-cell>
          <table:table-cell table:number-columns-repeated="3" table:style-name="ce3" office:value-type="string">
            <text:p>y</text:p>
          </table:table-cell>
          <table:table-cell table:style-name="ce3" office:value-type="string">
            <text:p>B-Buildings</text:p>
          </table:table-cell>
          <table:table-cell office:value-type="string">
            <text:p>605</text:p>
          </table:table-cell>
          <table:table-cell office:value-type="string">
            <text:p>1</text:p>
          </table:table-cell>
          <table:table-cell table:style-name="ce1" office:value-type="string">
            <text:p>Internal</text:p>
          </table:table-cell>
          <table:table-cell office:value-type="string">
            <text:p>Health</text:p>
          </table:table-cell>
          <table:table-cell office:value-type="string">
            <text:p>26/STORE-26</text:p>
          </table:table-cell>
          <table:table-cell office:value-type="string">
            <text:p>Capital</text:p>
          </table:table-cell>
          <table:table-cell office:value-type="string">
            <text:p>25/STORE-25</text:p>
          </table:table-cell>
          <table:table-cell table:style-name="ce1" office:value-type="string">
            <text:p>4120011/Land Acquisition</text:p>
          </table:table-cell>
          <table:table-cell table:style-name="ce1" office:value-type="string">
            <text:p>ProjectCode2-2</text:p>
          </table:table-cell>
          <table:table-cell table:style-name="ce1"/>
          <table:table-cell office:value-type="string">
            <text:p>1</text:p>
          </table:table-cell>
          <table:table-cell table:style-name="ce1" office:value-type="string">
            <text:p>605</text:p>
          </table:table-cell>
          <table:table-cell table:style-name="ce1" office:value-type="string">
            <text:p>27</text:p>
          </table:table-cell>
          <table:table-cell table:style-name="ce5" office:value-type="string">
            <text:p>Internal</text:p>
          </table:table-cell>
          <table:table-cell office:value-type="string">
            <text:p>MEDICAL OFFICER</text:p>
          </table:table-cell>
          <table:table-cell table:number-columns-repeated="2" office:value-type="string">
            <text:p>SUPERUSER</text:p>
          </table:table-cell>
          <table:table-cell office:value-type="string">
            <text:p>MEDICAL OFFICER</text:p>
          </table:table-cell>
          <table:table-cell table:style-name="ce1"/>
          <table:table-cell office:value-type="string">
            <text:p>#</text:p>
          </table:table-cell>
          <table:table-cell table:number-columns-repeated="224"/>
        </table:table-row>
        <table:table-row table:style-name="ro3">
          <table:table-cell table:style-name="ce1"/>
          <table:table-cell table:style-name="ce3"/>
          <table:table-cell table:style-name="ce2" table:number-columns-repeated="4"/>
          <table:table-cell table:style-name="ce3"/>
          <table:table-cell table:style-name="ce2"/>
          <table:table-cell table:style-name="ce3" table:number-columns-repeated="4"/>
          <table:table-cell table:number-columns-repeated="2"/>
          <table:table-cell table:style-name="ce1"/>
          <table:table-cell table:number-columns-repeated="4"/>
          <table:table-cell table:style-name="ce1" table:number-columns-repeated="3"/>
          <table:table-cell/>
          <table:table-cell table:style-name="ce1" table:number-columns-repeated="2"/>
          <table:table-cell table:style-name="ce5"/>
          <table:table-cell table:number-columns-repeated="4"/>
          <table:table-cell table:style-name="ce1"/>
          <table:table-cell table:number-columns-repeated="225"/>
        </table:table-row>
        <table:table-row table:style-name="ro4">
          <table:table-cell table:number-columns-repeated="2"/>
          <table:table-cell table:style-name="ce2"/>
          <table:table-cell table:number-columns-repeated="8"/>
          <table:table-cell table:style-name="ce3" office:value-type="string">
            <text:p>H-Health</text:p>
          </table:table-cell>
          <table:table-cell table:number-columns-repeated="13"/>
          <table:table-cell table:style-name="ce5"/>
          <table:table-cell table:number-columns-repeated="5"/>
          <table:table-cell office:value-type="string">
            <text:p>#</text:p>
          </table:table-cell>
          <table:table-cell table:number-columns-repeated="224"/>
        </table:table-row>
        <table:table-row table:style-name="ro2">
          <table:table-cell table:number-columns-repeated="11"/>
          <table:table-cell table:style-name="ce3" office:value-type="string">
            <text:p>A-Accounts Central Cell</text:p>
          </table:table-cell>
          <table:table-cell table:number-columns-repeated="13"/>
          <table:table-cell table:style-name="ce5"/>
          <table:table-cell table:number-columns-repeated="5"/>
          <table:table-cell office:value-type="string">
            <text:p>#</text:p>
          </table:table-cell>
          <table:table-cell table:number-columns-repeated="224"/>
        </table:table-row>
        <table:table-row table:style-name="ro4">
          <table:table-cell table:number-columns-repeated="11"/>
          <table:table-cell table:style-name="ce3" office:value-type="string">
            <text:p>B-Buildings</text:p>
          </table:table-cell>
          <table:table-cell table:number-columns-repeated="13"/>
          <table:table-cell table:style-name="ce5"/>
          <table:table-cell table:number-columns-repeated="5"/>
          <table:table-cell office:value-type="string">
            <text:p>#</text:p>
          </table:table-cell>
          <table:table-cell table:number-columns-repeated="224"/>
        </table:table-row>
        <table:table-row table:style-name="ro3" table:number-rows-repeated="5">
          <table:table-cell table:number-columns-repeated="25"/>
          <table:table-cell table:style-name="ce5"/>
          <table:table-cell table:number-columns-repeated="230"/>
        </table:table-row>
        <table:table-row table:style-name="ro4">
          <table:table-cell table:number-columns-repeated="2"/>
          <table:table-cell table:style-name="ce2" office:value-type="string" table:number-columns-spanned="3" table:number-rows-spanned="1">
            <text:p>RED – Create item data</text:p>
          </table:table-cell>
          <table:covered-table-cell table:number-columns-repeated="2"/>
          <table:table-cell table:number-columns-repeated="251"/>
        </table:table-row>
        <table:table-row table:style-name="ro4">
          <table:table-cell table:number-columns-repeated="2"/>
          <table:table-cell office:value-type="string" table:number-columns-spanned="3" table:number-rows-spanned="1">
            <text:p>BLACK – Create indent data</text:p>
          </table:table-cell>
          <table:covered-table-cell table:number-columns-repeated="2"/>
          <table:table-cell table:number-columns-repeated="251"/>
        </table:table-row>
        <table:table-row table:style-name="ro4">
          <table:table-cell table:number-columns-repeated="2"/>
          <table:table-cell table:style-name="ce5" office:value-type="string" table:number-columns-spanned="3" table:number-rows-spanned="1">
            <text:p>GREEN – View indent data</text:p>
          </table:table-cell>
          <table:covered-table-cell table:number-columns-repeated="2"/>
          <table:table-cell table:number-columns-repeated="251"/>
        </table:table-row>
        <table:table-row table:style-name="ro3" table:number-rows-repeated="65517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approve_mmrn" table:style-name="ta1">
        <table:table-column table:style-name="co22" table:number-columns-repeated="2" table:default-cell-style-name="ce1"/>
        <table:table-column table:style-name="co126" table:default-cell-style-name="ce1"/>
        <table:table-column table:style-name="co38" table:default-cell-style-name="ce1"/>
        <table:table-column table:style-name="co22" table:number-columns-repeated="13" table:default-cell-style-name="ce1"/>
        <table:table-column table:style-name="co166" table:default-cell-style-name="ce1"/>
        <table:table-column table:style-name="co22" table:default-cell-style-name="ce1"/>
        <table:table-column table:style-name="co22" table:number-columns-repeated="2" table:default-cell-style-name="ce7"/>
        <table:table-column table:style-name="co22" table:default-cell-style-name="ce1"/>
        <table:table-column table:style-name="co167" table:default-cell-style-name="ce1"/>
        <table:table-column table:style-name="co22" table:default-cell-style-name="ce1"/>
        <table:table-column table:style-name="co38" table:default-cell-style-name="ce1"/>
        <table:table-column table:style-name="co168" table:default-cell-style-name="ce1"/>
        <table:table-column table:style-name="co37" table:default-cell-style-name="ce1"/>
        <table:table-column table:style-name="co169" table:default-cell-style-name="ce1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22" table:default-cell-style-name="ce1"/>
        <table:table-column table:style-name="co170" table:default-cell-style-name="ce1"/>
        <table:table-column table:style-name="co22" table:number-columns-repeated="222" table:default-cell-style-name="ce1"/>
        <table:table-row table:style-name="ro20">
          <table:table-cell office:value-type="string">
            <text:p>tc</text:p>
          </table:table-cell>
          <table:table-cell table:style-name="ce2" office:value-type="string">
            <text:p>ITEM_NO</text:p>
          </table:table-cell>
          <table:table-cell table:style-name="ce2" office:value-type="string">
            <text:p>ITEM_TYPE</text:p>
          </table:table-cell>
          <table:table-cell table:style-name="ce2" office:value-type="string">
            <text:p>ITEM_DESCRIPTION</text:p>
          </table:table-cell>
          <table:table-cell table:style-name="ce2" office:value-type="string">
            <text:p>BASE_UOM</text:p>
          </table:table-cell>
          <table:table-cell table:style-name="ce2" office:value-type="string">
            <text:p>ITEM_STATUS</text:p>
          </table:table-cell>
          <table:table-cell table:style-name="ce3" office:value-type="string">
            <text:p>CREATE_ITEM_INDENT_REQUIRED_CHECK_BOX</text:p>
          </table:table-cell>
          <table:table-cell table:style-name="ce3" office:value-type="string">
            <text:p>SCRAP_ITEM</text:p>
          </table:table-cell>
          <table:table-cell table:style-name="ce3" office:value-type="string">
            <text:p>ITEM_PURCHASED</text:p>
          </table:table-cell>
          <table:table-cell table:style-name="ce2" office:value-type="string">
            <text:p>CONTRACT_REQD</text:p>
          </table:table-cell>
          <table:table-cell table:style-name="ce3" office:value-type="string">
            <text:p>LOT_CONTROL</text:p>
          </table:table-cell>
          <table:table-cell table:style-name="ce3" office:value-type="string">
            <text:p>SHELF_LIFE_CONTROL</text:p>
          </table:table-cell>
          <table:table-cell table:style-name="ce3" office:value-type="string">
            <text:p>BIN_LEVEL_STORAGE</text:p>
          </table:table-cell>
          <table:table-cell table:style-name="ce3" office:value-type="string">
            <text:p>CREATE_ITEM_DEPARTMENT_FROM_FLD</text:p>
          </table:table-cell>
          <table:table-cell table:style-name="ce2" office:value-type="string">
            <text:p>VIEW_ITEM_NUMBER1</text:p>
          </table:table-cell>
          <table:table-cell table:style-name="ce3" office:value-type="string">
            <text:p>CREATE_SUCCESS_DATA1</text:p>
          </table:table-cell>
          <table:table-cell office:value-type="string">
            <text:p>CREATE_MMRN_DEPARTMENT_FLD1</text:p>
          </table:table-cell>
          <table:table-cell office:value-type="string">
            <text:p>CREATE_MMRN_STORE_FLD1</text:p>
          </table:table-cell>
          <table:table-cell office:value-type="string">
            <text:p>CREATE_MMRN_RECEIPT_TYPE_FLD1</text:p>
          </table:table-cell>
          <table:table-cell office:value-type="string">
            <text:p>CREATE_MMRN_ACCOUNT_CODE_FLD1</text:p>
          </table:table-cell>
          <table:table-cell office:value-type="string">
            <text:p>CREATE_MMRN_ITEM_NO_FLD1</text:p>
          </table:table-cell>
          <table:table-cell office:value-type="string">
            <text:p>CREATE_MMRN_QUANTITY_FLD1</text:p>
          </table:table-cell>
          <table:table-cell office:value-type="string">
            <text:p>CREATE_MMRN_RATE_PER_UNIT_FLD1</text:p>
          </table:table-cell>
          <table:table-cell office:value-type="string">
            <text:p>BREAK_UP_DETAILS1</text:p>
          </table:table-cell>
          <table:table-cell office:value-type="string">
            <text:p>CREATE_MMRN_BREAKUP_QUANTITY_FLD1</text:p>
          </table:table-cell>
          <table:table-cell office:value-type="string">
            <text:p>CREATE_MMRN_LOT_NO_FLD1</text:p>
          </table:table-cell>
          <table:table-cell office:value-type="string">
            <text:p>CREATE_MMRN_EXPIRY_DATE_FLD1</text:p>
          </table:table-cell>
          <table:table-cell office:value-type="string">
            <text:p>CREATE_MMRN_BIN_NO_FLD1</text:p>
          </table:table-cell>
          <table:table-cell table:style-name="ce3" office:value-type="string">
            <text:p>CREATE_MI_DESIGNATION_FLD</text:p>
          </table:table-cell>
          <table:table-cell table:style-name="ce3" office:value-type="string">
            <text:p>CREATE_MI_APPROVER_FLD</text:p>
          </table:table-cell>
          <table:table-cell table:style-name="ce3" office:value-type="string">
            <text:p>STORES_APPROVE_MI_APPROVER_FLD</text:p>
          </table:table-cell>
          <table:table-cell table:style-name="ce3" office:value-type="string">
            <text:p>STORES_APPROVE_MI_DESIGNATION_FLD</text:p>
          </table:table-cell>
          <table:table-cell office:value-type="string">
            <text:p>#</text:p>
          </table:table-cell>
          <table:table-cell table:number-columns-repeated="223"/>
        </table:table-row>
        <table:table-row table:style-name="ro7">
          <table:table-cell office:value-type="string">
            <text:p>attributes</text:p>
          </table:table-cell>
          <table:table-cell table:style-name="ce3" office:value-type="string">
            <text:p>itemNo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uom</text:p>
          </table:table-cell>
          <table:table-cell table:style-name="ce2" office:value-type="string">
            <text:p>itemStatusId</text:p>
          </table:table-cell>
          <table:table-cell table:style-name="ce3" office:value-type="string">
            <text:p>isIndentRequired</text:p>
          </table:table-cell>
          <table:table-cell table:style-name="ce3" office:value-type="string">
            <text:p>isscrap</text:p>
          </table:table-cell>
          <table:table-cell table:style-name="ce3" office:value-type="string">
            <text:p>canPurchase</text:p>
          </table:table-cell>
          <table:table-cell table:style-name="ce2" office:value-type="string">
            <text:p>contractReqt</text:p>
          </table:table-cell>
          <table:table-cell table:style-name="ce3" office:value-type="string">
            <text:p>isLotControlled</text:p>
          </table:table-cell>
          <table:table-cell table:style-name="ce3" office:value-type="string">
            <text:p>isShelfLifeControlled</text:p>
          </table:table-cell>
          <table:table-cell table:style-name="ce3" office:value-type="string">
            <text:p>binLevelStorage</text:p>
          </table:table-cell>
          <table:table-cell table:style-name="ce3" office:value-type="string">
            <text:p>tempDeptId</text:p>
          </table:table-cell>
          <table:table-cell table:style-name="ce3" office:value-type="string">
            <text:p>itemNo</text:p>
          </table:table-cell>
          <table:table-cell table:style-name="ce3" office:value-type="string">
            <text:p>x</text:p>
          </table:table-cell>
          <table:table-cell office:value-type="string">
            <text:p>departmentId</text:p>
          </table:table-cell>
          <table:table-cell office:value-type="string">
            <text:p>storeId</text:p>
          </table:table-cell>
          <table:table-cell office:value-type="string">
            <text:p>purpose</text:p>
          </table:table-cell>
          <table:table-cell office:value-type="string">
            <text:p>accCode</text:p>
          </table:table-cell>
          <table:table-cell office:value-type="string">
            <text:p>itemNo</text:p>
          </table:table-cell>
          <table:table-cell office:value-type="string">
            <text:p>receivedQty</text:p>
          </table:table-cell>
          <table:table-cell office:value-type="string">
            <text:p>unitPrice</text:p>
          </table:table-cell>
          <table:table-cell office:value-type="string">
            <text:p>x</text:p>
          </table:table-cell>
          <table:table-cell office:value-type="string">
            <text:p>brkqty</text:p>
          </table:table-cell>
          <table:table-cell office:value-type="string">
            <text:p>lotNum</text:p>
          </table:table-cell>
          <table:table-cell office:value-type="string">
            <text:p>exdate</text:p>
          </table:table-cell>
          <table:table-cell office:value-type="string">
            <text:p>bin</text:p>
          </table:table-cell>
          <table:table-cell table:style-name="ce3" office:value-type="string">
            <text:p>approverDesignation</text:p>
          </table:table-cell>
          <table:table-cell table:style-name="ce3" office:value-type="string">
            <text:p>approver</text:p>
          </table:table-cell>
          <table:table-cell table:style-name="ce10" office:value-type="string">
            <text:p>approver</text:p>
          </table:table-cell>
          <table:table-cell table:style-name="ce3" office:value-type="string">
            <text:p>approverDesignation</text:p>
          </table:table-cell>
          <table:table-cell office:value-type="string">
            <text:p>#</text:p>
          </table:table-cell>
          <table:table-cell table:number-columns-repeated="223"/>
        </table:table-row>
        <table:table-row table:style-name="ro7">
          <table:table-cell office:value-type="string">
            <text:p>0010</text:p>
          </table:table-cell>
          <table:table-cell table:style-name="ce3" office:value-type="string">
            <text:p>00090</text:p>
          </table:table-cell>
          <table:table-cell table:style-name="ce3" office:value-type="string">
            <text:p>MECHANICAL SUPPLIES</text:p>
          </table:table-cell>
          <table:table-cell table:style-name="ce3" office:value-type="string">
            <text:p>Boiler</text:p>
          </table:table-cell>
          <table:table-cell table:style-name="ce3" office:value-type="string">
            <text:p>NUMSS</text:p>
          </table:table-cell>
          <table:table-cell table:style-name="ce3" office:value-type="string">
            <text:p>Active</text:p>
          </table:table-cell>
          <table:table-cell table:style-name="ce3" table:number-columns-repeated="2"/>
          <table:table-cell table:style-name="ce3" office:value-type="string">
            <text:p>y</text:p>
          </table:table-cell>
          <table:table-cell table:style-name="ce3" office:value-type="string">
            <text:p>Tendered</text:p>
          </table:table-cell>
          <table:table-cell table:style-name="ce3" office:value-type="string">
            <text:p>6</text:p>
          </table:table-cell>
          <table:table-cell table:style-name="ce3" office:value-type="string">
            <text:p>y</text:p>
          </table:table-cell>
          <table:table-cell table:style-name="ce3"/>
          <table:table-cell table:style-name="ce3" office:value-type="string">
            <text:p>H-Health</text:p>
          </table:table-cell>
          <table:table-cell table:style-name="ce3" office:value-type="string">
            <text:p>00090</text:p>
          </table:table-cell>
          <table:table-cell table:style-name="ce3" office:value-type="string">
            <text:p>1</text:p>
          </table:table-cell>
          <table:table-cell office:value-type="string">
            <text:p>Health</text:p>
          </table:table-cell>
          <table:table-cell table:style-name="ce6" office:value-type="string">
            <text:p>25/STORE-25</text:p>
          </table:table-cell>
          <table:table-cell office:value-type="string">
            <text:p>Physical Stock Taking</text:p>
          </table:table-cell>
          <table:table-cell table:style-name="ce4" office:value-type="string">
            <text:p>2702001/Inventory</text:p>
          </table:table-cell>
          <table:table-cell office:value-type="string">
            <text:p>00090</text:p>
          </table:table-cell>
          <table:table-cell table:number-columns-repeated="2"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/>
          <table:table-cell office:value-type="string">
            <text:p>12122008</text:p>
          </table:table-cell>
          <table:table-cell/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office:value-type="string">
            <text:p>#</text:p>
          </table:table-cell>
          <table:table-cell office:value-type="string">
            <text:p>Approve mmrn from user <text:s/>&amp; manager inbox</text:p>
          </table:table-cell>
          <table:table-cell table:number-columns-repeated="222"/>
        </table:table-row>
        <table:table-row table:style-name="ro8">
          <table:table-cell office:value-type="string">
            <text:p>0020</text:p>
          </table:table-cell>
          <table:table-cell table:style-name="ce3" office:value-type="string">
            <text:p>00091</text:p>
          </table:table-cell>
          <table:table-cell table:style-name="ce3" office:value-type="string">
            <text:p>MECHANICAL SUPPLIES</text:p>
          </table:table-cell>
          <table:table-cell table:style-name="ce3" office:value-type="string">
            <text:p>Radiator</text:p>
          </table:table-cell>
          <table:table-cell table:style-name="ce3" office:value-type="string">
            <text:p>NUMSS</text:p>
          </table:table-cell>
          <table:table-cell table:style-name="ce3" office:value-type="string">
            <text:p>Active</text:p>
          </table:table-cell>
          <table:table-cell table:style-name="ce3" table:number-columns-repeated="2"/>
          <table:table-cell table:style-name="ce3" office:value-type="string">
            <text:p>y</text:p>
          </table:table-cell>
          <table:table-cell table:style-name="ce3" office:value-type="string">
            <text:p>Tendered</text:p>
          </table:table-cell>
          <table:table-cell table:style-name="ce3" office:value-type="string">
            <text:p>6</text:p>
          </table:table-cell>
          <table:table-cell table:style-name="ce3" office:value-type="string">
            <text:p>y</text:p>
          </table:table-cell>
          <table:table-cell table:style-name="ce3"/>
          <table:table-cell table:style-name="ce3" office:value-type="string">
            <text:p>A-Accounts Central Cell</text:p>
          </table:table-cell>
          <table:table-cell table:style-name="ce3" office:value-type="string">
            <text:p>00091</text:p>
          </table:table-cell>
          <table:table-cell table:style-name="ce3" office:value-type="string">
            <text:p>1</text:p>
          </table:table-cell>
          <table:table-cell office:value-type="string">
            <text:p>Health</text:p>
          </table:table-cell>
          <table:table-cell table:style-name="ce6" office:value-type="string">
            <text:p>26/STORE-26</text:p>
          </table:table-cell>
          <table:table-cell office:value-type="string">
            <text:p>Physical Stock Taking</text:p>
          </table:table-cell>
          <table:table-cell table:style-name="ce4" office:value-type="string">
            <text:p>2702001/Inventory</text:p>
          </table:table-cell>
          <table:table-cell office:value-type="string">
            <text:p>00091</text:p>
          </table:table-cell>
          <table:table-cell table:number-columns-repeated="2"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/>
          <table:table-cell office:value-type="string">
            <text:p>12122008</text:p>
          </table:table-cell>
          <table:table-cell/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office:value-type="string">
            <text:p>#</text:p>
          </table:table-cell>
          <table:table-cell office:value-type="string">
            <text:p>Approve mmrn from user inbox <text:s/>&amp; reject it form manager inbox</text:p>
          </table:table-cell>
          <table:table-cell table:number-columns-repeated="222"/>
        </table:table-row>
        <table:table-row table:style-name="ro7">
          <table:table-cell office:value-type="string">
            <text:p>0030</text:p>
          </table:table-cell>
          <table:table-cell table:style-name="ce3" office:value-type="string">
            <text:p>00092</text:p>
          </table:table-cell>
          <table:table-cell table:style-name="ce3" office:value-type="string">
            <text:p>MECHANICAL SUPPLIES</text:p>
          </table:table-cell>
          <table:table-cell table:style-name="ce3" office:value-type="string">
            <text:p>Blower</text:p>
          </table:table-cell>
          <table:table-cell table:style-name="ce3" office:value-type="string">
            <text:p>NUMSS</text:p>
          </table:table-cell>
          <table:table-cell table:style-name="ce3" office:value-type="string">
            <text:p>Active</text:p>
          </table:table-cell>
          <table:table-cell table:style-name="ce3" table:number-columns-repeated="2"/>
          <table:table-cell table:style-name="ce3" office:value-type="string">
            <text:p>y</text:p>
          </table:table-cell>
          <table:table-cell table:style-name="ce3" office:value-type="string">
            <text:p>Tendered</text:p>
          </table:table-cell>
          <table:table-cell table:style-name="ce3" office:value-type="string">
            <text:p>6</text:p>
          </table:table-cell>
          <table:table-cell table:style-name="ce3" office:value-type="string">
            <text:p>y</text:p>
          </table:table-cell>
          <table:table-cell table:style-name="ce3"/>
          <table:table-cell table:style-name="ce3" office:value-type="string">
            <text:p>B-Buildings</text:p>
          </table:table-cell>
          <table:table-cell table:style-name="ce3" office:value-type="string">
            <text:p>00092</text:p>
          </table:table-cell>
          <table:table-cell table:style-name="ce3" office:value-type="string">
            <text:p>1</text:p>
          </table:table-cell>
          <table:table-cell office:value-type="string">
            <text:p>Health</text:p>
          </table:table-cell>
          <table:table-cell table:style-name="ce6" office:value-type="string">
            <text:p>26/STORE-26</text:p>
          </table:table-cell>
          <table:table-cell office:value-type="string">
            <text:p>Physical Stock Taking</text:p>
          </table:table-cell>
          <table:table-cell table:style-name="ce4" office:value-type="string">
            <text:p>2702001/Inventory</text:p>
          </table:table-cell>
          <table:table-cell office:value-type="string">
            <text:p>00092</text:p>
          </table:table-cell>
          <table:table-cell table:number-columns-repeated="2"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/>
          <table:table-cell office:value-type="string">
            <text:p>12122008</text:p>
          </table:table-cell>
          <table:table-cell/>
          <table:table-cell office:value-type="string">
            <text:p>MEDICAL OFFICER</text:p>
          </table:table-cell>
          <table:table-cell office:value-type="string">
            <text:p>HOD</text:p>
          </table:table-cell>
          <table:table-cell office:value-type="string">
            <text:p>SUPERUSER</text:p>
          </table:table-cell>
          <table:table-cell office:value-type="string">
            <text:p>MEDICAL OFFICER</text:p>
          </table:table-cell>
          <table:table-cell office:value-type="string">
            <text:p>#</text:p>
          </table:table-cell>
          <table:table-cell office:value-type="string">
            <text:p>Reject the mmrn from the use inbox</text:p>
          </table:table-cell>
          <table:table-cell table:number-columns-repeated="222"/>
        </table:table-row>
        <table:table-row table:style-name="ro4">
          <table:table-cell table:number-columns-repeated="13"/>
          <table:table-cell table:style-name="ce3" office:value-type="string">
            <text:p>H-Health</text:p>
          </table:table-cell>
          <table:table-cell table:number-columns-repeated="5"/>
          <table:table-cell table:style-name="ce4"/>
          <table:table-cell table:number-columns-repeated="236"/>
        </table:table-row>
        <table:table-row table:style-name="ro8">
          <table:table-cell table:number-columns-repeated="13"/>
          <table:table-cell table:style-name="ce3" office:value-type="string">
            <text:p>A-Accounts Central Cell</text:p>
          </table:table-cell>
          <table:table-cell table:number-columns-repeated="242"/>
        </table:table-row>
        <table:table-row table:style-name="ro7">
          <table:table-cell table:number-columns-repeated="4"/>
          <table:table-cell table:style-name="ce3" office:value-type="string">
            <text:p>Red – Create item data</text:p>
          </table:table-cell>
          <table:table-cell table:number-columns-repeated="8"/>
          <table:table-cell table:style-name="ce3" office:value-type="string">
            <text:p>B-Buildings</text:p>
          </table:table-cell>
          <table:table-cell table:number-columns-repeated="242"/>
        </table:table-row>
        <table:table-row table:style-name="ro8">
          <table:table-cell table:number-columns-repeated="4"/>
          <table:table-cell office:value-type="string">
            <text:p>Black – Create MMRN data</text:p>
          </table:table-cell>
          <table:table-cell table:number-columns-repeated="251"/>
        </table:table-row>
        <table:table-row table:style-name="ro3" table:number-rows-repeated="3">
          <table:table-cell table:number-columns-repeated="256"/>
        </table:table-row>
        <table:table-row table:style-name="ro3">
          <table:table-cell table:number-columns-repeated="16"/>
          <table:table-cell table:style-name="ce6" table:number-columns-repeated="4"/>
          <table:table-cell table:style-name="ce1"/>
          <table:table-cell/>
          <table:table-cell table:style-name="ce46"/>
          <table:table-cell table:number-columns-repeated="4"/>
          <table:table-cell table:style-name="ce6"/>
          <table:table-cell table:number-columns-repeated="228"/>
        </table:table-row>
        <table:table-row table:style-name="ro3" table:number-rows-repeated="6">
          <table:table-cell table:number-columns-repeated="256"/>
        </table:table-row>
        <table:table-row table:style-name="ro5">
          <table:table-cell table:number-columns-repeated="5"/>
          <table:table-cell table:style-name="ce3" office:value-type="string">
            <text:p>CREATE_ITEM_INDENT_REQUIRED_CHECK_BOX</text:p>
          </table:table-cell>
          <table:table-cell table:style-name="ce3"/>
          <table:table-cell table:number-columns-repeated="249"/>
        </table:table-row>
        <table:table-row table:style-name="ro2">
          <table:table-cell table:number-columns-repeated="5"/>
          <table:table-cell table:style-name="ce3" office:value-type="string">
            <text:p>isIndentRequired</text:p>
          </table:table-cell>
          <table:table-cell table:style-name="ce3"/>
          <table:table-cell table:number-columns-repeated="249"/>
        </table:table-row>
        <table:table-row table:style-name="ro3" table:number-rows-repeated="6551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reate_indent" table:style-name="ta1">
        <table:table-column table:style-name="co127" table:default-cell-style-name="ce1"/>
        <table:table-column table:style-name="co127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4" table:default-cell-style-name="ce3"/>
        <table:table-column table:style-name="co7" table:number-columns-repeated="4" table:default-cell-style-name="ce3"/>
        <table:table-column table:style-name="co35" table:default-cell-style-name="ce3"/>
        <table:table-column table:style-name="co7" table:number-columns-repeated="2" table:default-cell-style-name="ce3"/>
        <table:table-column table:style-name="co7" table:default-cell-style-name="ce1"/>
        <table:table-column table:style-name="co94" table:default-cell-style-name="ce1"/>
        <table:table-column table:style-name="co8" table:default-cell-style-name="ce7"/>
        <table:table-column table:style-name="co9" table:default-cell-style-name="ce1"/>
        <table:table-column table:style-name="co166" table:default-cell-style-name="ce1"/>
        <table:table-column table:style-name="co171" table:default-cell-style-name="ce1"/>
        <table:table-column table:style-name="co172" table:default-cell-style-name="ce1"/>
        <table:table-column table:style-name="co173" table:default-cell-style-name="ce1"/>
        <table:table-column table:style-name="co174" table:default-cell-style-name="ce1"/>
        <table:table-column table:style-name="co100" table:default-cell-style-name="ce1"/>
        <table:table-column table:style-name="co22" table:default-cell-style-name="ce1"/>
        <table:table-column table:style-name="co3" table:default-cell-style-name="ce1"/>
        <table:table-column table:style-name="co10" table:number-columns-repeated="4" table:default-cell-style-name="ce1"/>
        <table:table-column table:style-name="co161" table:default-cell-style-name="ce1"/>
        <table:table-column table:style-name="co6" table:default-cell-style-name="ce1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64" table:default-cell-style-name="ce1"/>
        <table:table-column table:style-name="co175" table:default-cell-style-name="ce1"/>
        <table:table-column table:style-name="co39" table:default-cell-style-name="ce1"/>
        <table:table-column table:style-name="co22" table:number-columns-repeated="214" table:default-cell-style-name="ce1"/>
        <table:table-row table:style-name="ro1">
          <table:table-cell office:value-type="string">
            <text:p>tc</text:p>
          </table:table-cell>
          <table:table-cell office:value-type="string">
            <text:p>ITEM_NO</text:p>
          </table:table-cell>
          <table:table-cell office:value-type="string">
            <text:p>ITEM_TYPE</text:p>
          </table:table-cell>
          <table:table-cell office:value-type="string">
            <text:p>ITEM_DESCRIPTION</text:p>
          </table:table-cell>
          <table:table-cell office:value-type="string">
            <text:p>BASE_UOM</text:p>
          </table:table-cell>
          <table:table-cell office:value-type="string">
            <text:p>ITEM_STATUS</text:p>
          </table:table-cell>
          <table:table-cell office:value-type="string">
            <text:p>CREATE_ITEM_INDENT_REQUIRED_CHECK_BOX</text:p>
          </table:table-cell>
          <table:table-cell office:value-type="string">
            <text:p>SCRAP_ITEM</text:p>
          </table:table-cell>
          <table:table-cell office:value-type="string">
            <text:p>ITEM_PURCHASED</text:p>
          </table:table-cell>
          <table:table-cell office:value-type="string">
            <text:p>CONTRACT_REQD</text:p>
          </table:table-cell>
          <table:table-cell office:value-type="string">
            <text:p>LOT_CONTROL</text:p>
          </table:table-cell>
          <table:table-cell office:value-type="string">
            <text:p>SHELF_LIFE_CONTROL</text:p>
          </table:table-cell>
          <table:table-cell office:value-type="string">
            <text:p>BIN_LEVEL_STORAGE</text:p>
          </table:table-cell>
          <table:table-cell office:value-type="string">
            <text:p>CREATE_ITEM_DEPARTMENT_FROM_FLD</text:p>
          </table:table-cell>
          <table:table-cell office:value-type="string">
            <text:p>VIEW_ITEM_NUMBER1</text:p>
          </table:table-cell>
          <table:table-cell office:value-type="string">
            <text:p>CREATE_SUCCESS_DATA1</text:p>
          </table:table-cell>
          <table:table-cell office:value-type="string">
            <text:p>CREATE_MI_TYPE_FLD1</text:p>
          </table:table-cell>
          <table:table-cell office:value-type="string">
            <text:p>CREATE_MI_DEPARTMENT_FLD1</text:p>
          </table:table-cell>
          <table:table-cell office:value-type="string">
            <text:p>CREATE_MI_INDENTING_STORE_FLD1</text:p>
          </table:table-cell>
          <table:table-cell office:value-type="string">
            <text:p>CREATE_MI_INDENT_PURPOSE_FLD1</text:p>
          </table:table-cell>
          <table:table-cell office:value-type="string">
            <text:p>CREATE_MI_ISSUING_STORE_FLD1</text:p>
          </table:table-cell>
          <table:table-cell office:value-type="string">
            <text:p>CREATE_MI_ACCOUNT_CODE_FLD1</text:p>
          </table:table-cell>
          <table:table-cell office:value-type="string">
            <text:p>CREATE_MI_PROJECT_CODE_FLD1</text:p>
          </table:table-cell>
          <table:table-cell office:value-type="string">
            <text:p>CREATE_MI_ASSET_CODE_FLD1</text:p>
          </table:table-cell>
          <table:table-cell office:value-type="string">
            <text:p>CREATE_MI_RAISEDBY_FLD1</text:p>
          </table:table-cell>
          <table:table-cell office:value-type="string">
            <text:p>FOR_LOOP_MATERIAL_INDENT</text:p>
          </table:table-cell>
          <table:table-cell office:value-type="string">
            <text:p>CREATE_MI_ITEM_FLD1</text:p>
          </table:table-cell>
          <table:table-cell office:value-type="string">
            <text:p>CREATE_MI_QUANTITY_REQUIRED_FLD1</text:p>
          </table:table-cell>
          <table:table-cell office:value-type="string">
            <text:p>CREATE_MI_ITEM_FLD2</text:p>
          </table:table-cell>
          <table:table-cell office:value-type="string">
            <text:p>CREATE_MI_QUANTITY_REQUIRED_FLD2</text:p>
          </table:table-cell>
          <table:table-cell office:value-type="string">
            <text:p>CREATE_MI_ITEM_FLD3</text:p>
          </table:table-cell>
          <table:table-cell office:value-type="string">
            <text:p>CREATE_MI_QUANTITY_REQUIRED_FLD3</text:p>
          </table:table-cell>
          <table:table-cell table:number-columns-repeated="2"/>
          <table:table-cell office:value-type="string">
            <text:p>VIEW_MI_TYPE_FLD1</text:p>
          </table:table-cell>
          <table:table-cell table:style-name="ce3" office:value-type="string">
            <text:p>CREATE_MI_DESIGNATION_FLD</text:p>
          </table:table-cell>
          <table:table-cell table:style-name="ce3" office:value-type="string">
            <text:p>CREATE_MI_APPROVER_FLD</text:p>
          </table:table-cell>
          <table:table-cell table:style-name="ce3" office:value-type="string">
            <text:p>STORES_APPROVE_MI_APPROVER_FLD</text:p>
          </table:table-cell>
          <table:table-cell table:style-name="ce3" office:value-type="string">
            <text:p>STORES_APPROVE_MI_DESIGNATION_FLD</text:p>
          </table:table-cell>
          <table:table-cell office:value-type="string">
            <text:p>#</text:p>
          </table:table-cell>
          <table:table-cell table:number-columns-repeated="216"/>
        </table:table-row>
        <table:table-row table:style-name="ro2">
          <table:table-cell office:value-type="string">
            <text:p>attributes</text:p>
          </table:table-cell>
          <table:table-cell office:value-type="string">
            <text:p>itemNo</text:p>
          </table:table-cell>
          <table:table-cell office:value-type="string">
            <text:p>type</text:p>
          </table:table-cell>
          <table:table-cell office:value-type="string">
            <text:p>description</text:p>
          </table:table-cell>
          <table:table-cell office:value-type="string">
            <text:p>uom</text:p>
          </table:table-cell>
          <table:table-cell office:value-type="string">
            <text:p>itemStatusId</text:p>
          </table:table-cell>
          <table:table-cell office:value-type="string">
            <text:p>isIndentRequired</text:p>
          </table:table-cell>
          <table:table-cell office:value-type="string">
            <text:p>isscrap</text:p>
          </table:table-cell>
          <table:table-cell office:value-type="string">
            <text:p>canPurchase</text:p>
          </table:table-cell>
          <table:table-cell office:value-type="string">
            <text:p>contractReqt</text:p>
          </table:table-cell>
          <table:table-cell office:value-type="string">
            <text:p>isLotControlled</text:p>
          </table:table-cell>
          <table:table-cell office:value-type="string">
            <text:p>isShelfLifeControlled</text:p>
          </table:table-cell>
          <table:table-cell office:value-type="string">
            <text:p>binLevelStorage</text:p>
          </table:table-cell>
          <table:table-cell office:value-type="string">
            <text:p>tempDeptId</text:p>
          </table:table-cell>
          <table:table-cell office:value-type="string">
            <text:p>itemNo</text:p>
          </table:table-cell>
          <table:table-cell office:value-type="string">
            <text:p>x</text:p>
          </table:table-cell>
          <table:table-cell office:value-type="string">
            <text:p>reqtype</text:p>
          </table:table-cell>
          <table:table-cell office:value-type="string">
            <text:p>departmentId</text:p>
          </table:table-cell>
          <table:table-cell office:value-type="string">
            <text:p>indentingStore</text:p>
          </table:table-cell>
          <table:table-cell office:value-type="string">
            <text:p>purpose</text:p>
          </table:table-cell>
          <table:table-cell office:value-type="string">
            <text:p>issuingStore</text:p>
          </table:table-cell>
          <table:table-cell office:value-type="string">
            <text:p>coaCode</text:p>
          </table:table-cell>
          <table:table-cell office:value-type="string">
            <text:p>projectCode</text:p>
          </table:table-cell>
          <table:table-cell office:value-type="string">
            <text:p>assetName</text:p>
          </table:table-cell>
          <table:table-cell office:value-type="string">
            <text:p>requestedBy</text:p>
          </table:table-cell>
          <table:table-cell office:value-type="string">
            <text:p>loop</text:p>
          </table:table-cell>
          <table:table-cell office:value-type="string">
            <text:p>itemNo</text:p>
          </table:table-cell>
          <table:table-cell office:value-type="string">
            <text:p>quantity</text:p>
          </table:table-cell>
          <table:table-cell office:value-type="string">
            <text:p>itemNo</text:p>
          </table:table-cell>
          <table:table-cell office:value-type="string">
            <text:p>quantity</text:p>
          </table:table-cell>
          <table:table-cell office:value-type="string">
            <text:p>itemNo</text:p>
          </table:table-cell>
          <table:table-cell office:value-type="string">
            <text:p>quantity</text:p>
          </table:table-cell>
          <table:table-cell office:value-type="string">
            <text:p>functionId</text:p>
          </table:table-cell>
          <table:table-cell office:value-type="string">
            <text:p>functionaryId</text:p>
          </table:table-cell>
          <table:table-cell office:value-type="string">
            <text:p>reqType</text:p>
          </table:table-cell>
          <table:table-cell table:style-name="ce3" office:value-type="string">
            <text:p>approverDesignation</text:p>
          </table:table-cell>
          <table:table-cell table:style-name="ce3" office:value-type="string">
            <text:p>approver</text:p>
          </table:table-cell>
          <table:table-cell table:style-name="ce10" office:value-type="string">
            <text:p>approver</text:p>
          </table:table-cell>
          <table:table-cell table:style-name="ce3" office:value-type="string">
            <text:p>approverDesignation</text:p>
          </table:table-cell>
          <table:table-cell office:value-type="string">
            <text:p>#</text:p>
          </table:table-cell>
          <table:table-cell table:number-columns-repeated="216"/>
        </table:table-row>
        <table:table-row table:style-name="ro2">
          <table:table-cell office:value-type="string">
            <text:p>0010</text:p>
          </table:table-cell>
          <table:table-cell office:value-type="string">
            <text:p>20</text:p>
          </table:table-cell>
          <table:table-cell office:value-type="string">
            <text:p>IRON</text:p>
          </table:table-cell>
          <table:table-cell office:value-type="string">
            <text:p>crankshaft</text:p>
          </table:table-cell>
          <table:table-cell office:value-type="string">
            <text:p>NOS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y</text:p>
          </table:table-cell>
          <table:table-cell office:value-type="string">
            <text:p>Tendered</text:p>
          </table:table-cell>
          <table:table-cell table:number-columns-repeated="3" office:value-type="string">
            <text:p>y</text:p>
          </table:table-cell>
          <table:table-cell office:value-type="string">
            <text:p>H-Health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Internal</text:p>
          </table:table-cell>
          <table:table-cell office:value-type="string">
            <text:p>H-Health</text:p>
          </table:table-cell>
          <table:table-cell table:style-name="ce1" office:value-type="string">
            <text:p>H01/MEDICAL STORES</text:p>
          </table:table-cell>
          <table:table-cell office:value-type="string">
            <text:p>Capital</text:p>
          </table:table-cell>
          <table:table-cell office:value-type="string">
            <text:p>H02/MALARIA STORES</text:p>
          </table:table-cell>
          <table:table-cell office:value-type="string">
            <text:p>4120011/Land Acquisition</text:p>
          </table:table-cell>
          <table:table-cell office:value-type="string">
            <text:p>ProjectCode2-2</text:p>
          </table:table-cell>
          <table:table-cell office:value-type="string">
            <text:p>CommBuild '-' CommBuild</text:p>
          </table:table-cell>
          <table:table-cell/>
          <table:table-cell office:value-type="string">
            <text:p>1</text:p>
          </table:table-cell>
          <table:table-cell office:value-type="string">
            <text:p>20</text:p>
          </table:table-cell>
          <table:table-cell office:value-type="string">
            <text:p>25</text:p>
          </table:table-cell>
          <table:table-cell table:number-columns-repeated="6"/>
          <table:table-cell office:value-type="string">
            <text:p>Internal</text:p>
          </table:table-cell>
          <table:table-cell office:value-type="string">
            <text:p>MEDICAL OFFICER</text:p>
          </table:table-cell>
          <table:table-cell office:value-type="string">
            <text:p>HOD</text:p>
          </table:table-cell>
          <table:table-cell office:value-type="string">
            <text:p>SUPERUSER</text:p>
          </table:table-cell>
          <table:table-cell office:value-type="string">
            <text:p>MEDICAL OFFICER</text:p>
          </table:table-cell>
          <table:table-cell office:value-type="string">
            <text:p>#</text:p>
          </table:table-cell>
          <table:table-cell office:value-type="string">
            <text:p>Create material indent for purpose = Capital with the financials detials</text:p>
          </table:table-cell>
          <table:table-cell table:number-columns-repeated="215"/>
        </table:table-row>
        <table:table-row table:style-name="ro2">
          <table:table-cell office:value-type="string">
            <text:p>0020</text:p>
          </table:table-cell>
          <table:table-cell office:value-type="string">
            <text:p>21</text:p>
          </table:table-cell>
          <table:table-cell office:value-type="string">
            <text:p>MECHANICAL SUPPLIES</text:p>
          </table:table-cell>
          <table:table-cell office:value-type="string">
            <text:p>steel rod 10mm</text:p>
          </table:table-cell>
          <table:table-cell office:value-type="string">
            <text:p>NUMSS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y</text:p>
          </table:table-cell>
          <table:table-cell office:value-type="string">
            <text:p>Open PO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A-Accounts Central Cell</text:p>
          </table:table-cell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string">
            <text:p>Internal</text:p>
          </table:table-cell>
          <table:table-cell office:value-type="string">
            <text:p>H-Health</text:p>
          </table:table-cell>
          <table:table-cell table:style-name="ce1" office:value-type="string">
            <text:p>25/STORE-25</text:p>
          </table:table-cell>
          <table:table-cell office:value-type="string">
            <text:p>Maintenance: Consumption</text:p>
          </table:table-cell>
          <table:table-cell office:value-type="string">
            <text:p>26/STORE-26</text:p>
          </table:table-cell>
          <table:table-cell office:value-type="string">
            <text:p>2301006/Fuel supply for Field Staff Vehicles</text:p>
          </table:table-cell>
          <table:table-cell table:number-columns-repeated="3"/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30</text:p>
          </table:table-cell>
          <table:table-cell office:value-type="string">
            <text:p>20</text:p>
          </table:table-cell>
          <table:table-cell office:value-type="string">
            <text:p>100</text:p>
          </table:table-cell>
          <table:table-cell table:number-columns-repeated="4"/>
          <table:table-cell office:value-type="string">
            <text:p>Internal</text:p>
          </table:table-cell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office:value-type="string">
            <text:p>#</text:p>
          </table:table-cell>
          <table:table-cell table:style-name="ce47" office:value-type="string">
            <text:p>Create material indent,indent purpose = consumpiton</text:p>
          </table:table-cell>
          <table:table-cell table:number-columns-repeated="215"/>
        </table:table-row>
        <table:table-row table:style-name="ro2">
          <table:table-cell office:value-type="string">
            <text:p>0030</text:p>
          </table:table-cell>
          <table:table-cell office:value-type="string">
            <text:p>22</text:p>
          </table:table-cell>
          <table:table-cell office:value-type="string">
            <text:p>MECHANICAL SUPPLIES</text:p>
          </table:table-cell>
          <table:table-cell office:value-type="string">
            <text:p>DIFFERENTIAL GEAR</text:p>
          </table:table-cell>
          <table:table-cell office:value-type="string">
            <text:p>NUMSS</text:p>
          </table:table-cell>
          <table:table-cell office:value-type="string">
            <text:p>Active</text:p>
          </table:table-cell>
          <table:table-cell/>
          <table:table-cell table:number-columns-repeated="2" office:value-type="string">
            <text:p>y</text:p>
          </table:table-cell>
          <table:table-cell office:value-type="string">
            <text:p>Tendered</text:p>
          </table:table-cell>
          <table:table-cell table:number-columns-repeated="2" office:value-type="string">
            <text:p>y</text:p>
          </table:table-cell>
          <table:table-cell/>
          <table:table-cell office:value-type="string">
            <text:p>B-Buildings</text:p>
          </table:table-cell>
          <table:table-cell office:value-type="string">
            <text:p>22</text:p>
          </table:table-cell>
          <table:table-cell office:value-type="string">
            <text:p>1</text:p>
          </table:table-cell>
          <table:table-cell office:value-type="string">
            <text:p>Internal</text:p>
          </table:table-cell>
          <table:table-cell office:value-type="string">
            <text:p>H-Health</text:p>
          </table:table-cell>
          <table:table-cell table:style-name="ce1" office:value-type="string">
            <text:p>25/STORE-25</text:p>
          </table:table-cell>
          <table:table-cell/>
          <table:table-cell office:value-type="string">
            <text:p>26/STORE-26</text:p>
          </table:table-cell>
          <table:table-cell table:number-columns-repeated="4"/>
          <table:table-cell office:value-type="string">
            <text:p>3</text:p>
          </table:table-cell>
          <table:table-cell office:value-type="string">
            <text:p>22</text:p>
          </table:table-cell>
          <table:table-cell office:value-type="string">
            <text:p>50</text:p>
          </table:table-cell>
          <table:table-cell office:value-type="string">
            <text:p>21</text:p>
          </table:table-cell>
          <table:table-cell office:value-type="string">
            <text:p>10</text:p>
          </table:table-cell>
          <table:table-cell office:value-type="string">
            <text:p>20</text:p>
          </table:table-cell>
          <table:table-cell office:value-type="string">
            <text:p>100</text:p>
          </table:table-cell>
          <table:table-cell table:number-columns-repeated="2"/>
          <table:table-cell office:value-type="string">
            <text:p>Internal</text:p>
          </table:table-cell>
          <table:table-cell office:value-type="string">
            <text:p>MEDICAL OFFICER</text:p>
          </table:table-cell>
          <table:table-cell office:value-type="string">
            <text:p>HOD</text:p>
          </table:table-cell>
          <table:table-cell office:value-type="string">
            <text:p>SUPERUSER</text:p>
          </table:table-cell>
          <table:table-cell office:value-type="string">
            <text:p>MEDICAL OFFICER</text:p>
          </table:table-cell>
          <table:table-cell office:value-type="string">
            <text:p>#</text:p>
          </table:table-cell>
          <table:table-cell table:style-name="ce3" office:value-type="string">
            <text:p>create material indent without indent purpose</text:p>
          </table:table-cell>
          <table:table-cell table:number-columns-repeated="215"/>
        </table:table-row>
        <table:table-row table:style-name="ro2">
          <table:table-cell office:value-type="string">
            <text:p>0040</text:p>
          </table:table-cell>
          <table:table-cell office:value-type="string">
            <text:p>23</text:p>
          </table:table-cell>
          <table:table-cell office:value-type="string">
            <text:p>MECHANICAL SUPPLIES</text:p>
          </table:table-cell>
          <table:table-cell office:value-type="string">
            <text:p>CROCIN</text:p>
          </table:table-cell>
          <table:table-cell office:value-type="string">
            <text:p>NUMSS</text:p>
          </table:table-cell>
          <table:table-cell office:value-type="string">
            <text:p>Active</text:p>
          </table:table-cell>
          <table:table-cell/>
          <table:table-cell table:number-columns-repeated="2" office:value-type="string">
            <text:p>y</text:p>
          </table:table-cell>
          <table:table-cell office:value-type="string">
            <text:p>Open PO</text:p>
          </table:table-cell>
          <table:table-cell table:number-columns-repeated="3" office:value-type="string">
            <text:p>y</text:p>
          </table:table-cell>
          <table:table-cell office:value-type="string">
            <text:p>H-Health</text:p>
          </table:table-cell>
          <table:table-cell office:value-type="string">
            <text:p>23</text:p>
          </table:table-cell>
          <table:table-cell office:value-type="string">
            <text:p>1</text:p>
          </table:table-cell>
          <table:table-cell office:value-type="string">
            <text:p>Internal</text:p>
          </table:table-cell>
          <table:table-cell office:value-type="string">
            <text:p>H-Health</text:p>
          </table:table-cell>
          <table:table-cell table:style-name="ce1" office:value-type="string">
            <text:p>26/STORE-26</text:p>
          </table:table-cell>
          <table:table-cell office:value-type="string">
            <text:p>Maintenance: Consumption</text:p>
          </table:table-cell>
          <table:table-cell table:style-name="Default"/>
          <table:table-cell office:value-type="string">
            <text:p>2303001/Engineering Stores</text:p>
          </table:table-cell>
          <table:table-cell table:number-columns-repeated="3"/>
          <table:table-cell office:value-type="string">
            <text:p>2</text:p>
          </table:table-cell>
          <table:table-cell office:value-type="string">
            <text:p>23</text:p>
          </table:table-cell>
          <table:table-cell office:value-type="string">
            <text:p>25</text:p>
          </table:table-cell>
          <table:table-cell office:value-type="string">
            <text:p>22</text:p>
          </table:table-cell>
          <table:table-cell office:value-type="string">
            <text:p>100</text:p>
          </table:table-cell>
          <table:table-cell office:value-type="string">
            <text:p>21</text:p>
          </table:table-cell>
          <table:table-cell office:value-type="string">
            <text:p>150</text:p>
          </table:table-cell>
          <table:table-cell table:number-columns-repeated="2"/>
          <table:table-cell office:value-type="string">
            <text:p>Internal</text:p>
          </table:table-cell>
          <table:table-cell office:value-type="string">
            <text:p>MEDICAL OFFICER</text:p>
          </table:table-cell>
          <table:table-cell/>
          <table:table-cell office:value-type="string">
            <text:p>HOD</text:p>
          </table:table-cell>
          <table:table-cell office:value-type="string">
            <text:p>MEDICAL OFFICER</text:p>
          </table:table-cell>
          <table:table-cell office:value-type="string">
            <text:p>#</text:p>
          </table:table-cell>
          <table:table-cell table:style-name="ce3" office:value-type="string">
            <text:p>create material indent without issuing store</text:p>
          </table:table-cell>
          <table:table-cell table:number-columns-repeated="215"/>
        </table:table-row>
        <table:table-row table:style-name="ro2">
          <table:table-cell office:value-type="string">
            <text:p>0050</text:p>
          </table:table-cell>
          <table:table-cell office:value-type="string">
            <text:p>24</text:p>
          </table:table-cell>
          <table:table-cell office:value-type="string">
            <text:p>MECHANICAL SUPPLIES</text:p>
          </table:table-cell>
          <table:table-cell office:value-type="string">
            <text:p>WATER HEATER</text:p>
          </table:table-cell>
          <table:table-cell office:value-type="string">
            <text:p>NUMSS</text:p>
          </table:table-cell>
          <table:table-cell office:value-type="string">
            <text:p>Active</text:p>
          </table:table-cell>
          <table:table-cell/>
          <table:table-cell table:number-columns-repeated="2" office:value-type="string">
            <text:p>y</text:p>
          </table:table-cell>
          <table:table-cell office:value-type="string">
            <text:p>Tendered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office:value-type="string">
            <text:p>A-Accounts Central Cell</text:p>
          </table:table-cell>
          <table:table-cell office:value-type="string">
            <text:p>24</text:p>
          </table:table-cell>
          <table:table-cell office:value-type="string">
            <text:p>1</text:p>
          </table:table-cell>
          <table:table-cell office:value-type="string">
            <text:p>Internal</text:p>
          </table:table-cell>
          <table:table-cell office:value-type="string">
            <text:p>H-Health</text:p>
          </table:table-cell>
          <table:table-cell table:style-name="ce1" office:value-type="string">
            <text:p>25/STORE-25</text:p>
          </table:table-cell>
          <table:table-cell office:value-type="string">
            <text:p>Maintenance: Consumption</text:p>
          </table:table-cell>
          <table:table-cell office:value-type="string">
            <text:p>26/STORE-26</text:p>
          </table:table-cell>
          <table:table-cell table:number-columns-repeated="4"/>
          <table:table-cell office:value-type="string">
            <text:p>2</text:p>
          </table:table-cell>
          <table:table-cell office:value-type="string">
            <text:p>24</text:p>
          </table:table-cell>
          <table:table-cell office:value-type="string">
            <text:p>50</text:p>
          </table:table-cell>
          <table:table-cell office:value-type="string">
            <text:p>23</text:p>
          </table:table-cell>
          <table:table-cell office:value-type="string">
            <text:p>50</text:p>
          </table:table-cell>
          <table:table-cell table:number-columns-repeated="4"/>
          <table:table-cell office:value-type="string">
            <text:p>Internal</text:p>
          </table:table-cell>
          <table:table-cell office:value-type="string">
            <text:p>MEDICAL OFFICER</text:p>
          </table:table-cell>
          <table:table-cell/>
          <table:table-cell office:value-type="string">
            <text:p>SUPERUSER</text:p>
          </table:table-cell>
          <table:table-cell office:value-type="string">
            <text:p>MEDICAL OFFICER</text:p>
          </table:table-cell>
          <table:table-cell office:value-type="string">
            <text:p>#</text:p>
          </table:table-cell>
          <table:table-cell table:style-name="ce3" office:value-type="string">
            <text:p>create material indent without <text:s/>account code, acount description</text:p>
          </table:table-cell>
          <table:table-cell table:number-columns-repeated="215"/>
        </table:table-row>
        <table:table-row table:style-name="ro2">
          <table:table-cell office:value-type="string">
            <text:p>0060</text:p>
          </table:table-cell>
          <table:table-cell office:value-type="string">
            <text:p>25</text:p>
          </table:table-cell>
          <table:table-cell office:value-type="string">
            <text:p>MECHANICAL SUPPLIES</text:p>
          </table:table-cell>
          <table:table-cell office:value-type="string">
            <text:p>PARACHUTE</text:p>
          </table:table-cell>
          <table:table-cell office:value-type="string">
            <text:p>NUMSS</text:p>
          </table:table-cell>
          <table:table-cell office:value-type="string">
            <text:p>Active</text:p>
          </table:table-cell>
          <table:table-cell/>
          <table:table-cell table:number-columns-repeated="2" office:value-type="string">
            <text:p>y</text:p>
          </table:table-cell>
          <table:table-cell office:value-type="string">
            <text:p>Tendered</text:p>
          </table:table-cell>
          <table:table-cell table:number-columns-repeated="2" office:value-type="string">
            <text:p>y</text:p>
          </table:table-cell>
          <table:table-cell/>
          <table:table-cell office:value-type="string">
            <text:p>B-Buildings</text:p>
          </table:table-cell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string">
            <text:p>Internal</text:p>
          </table:table-cell>
          <table:table-cell office:value-type="string">
            <text:p>H-Health</text:p>
          </table:table-cell>
          <table:table-cell table:style-name="ce1" office:value-type="string">
            <text:p>25/STORE-25</text:p>
          </table:table-cell>
          <table:table-cell office:value-type="string">
            <text:p>Maintenance: Consumption</text:p>
          </table:table-cell>
          <table:table-cell office:value-type="string">
            <text:p>26/STORE-26</text:p>
          </table:table-cell>
          <table:table-cell office:value-type="string">
            <text:p>2303001/Engineering Stores</text:p>
          </table:table-cell>
          <table:table-cell table:number-columns-repeated="3"/>
          <table:table-cell office:value-type="string">
            <text:p>2</text:p>
          </table:table-cell>
          <table:table-cell office:value-type="string">
            <text:p>25</text:p>
          </table:table-cell>
          <table:table-cell/>
          <table:table-cell office:value-type="string">
            <text:p>24</text:p>
          </table:table-cell>
          <table:table-cell office:value-type="string">
            <text:p>75</text:p>
          </table:table-cell>
          <table:table-cell table:number-columns-repeated="4"/>
          <table:table-cell office:value-type="string">
            <text:p>Internal</text:p>
          </table:table-cell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office:value-type="string">
            <text:p>#</text:p>
          </table:table-cell>
          <table:table-cell table:style-name="ce3" office:value-type="string">
            <text:p>create material indent without Quantity</text:p>
          </table:table-cell>
          <table:table-cell table:number-columns-repeated="215"/>
        </table:table-row>
        <table:table-row table:style-name="ro2">
          <table:table-cell office:value-type="string">
            <text:p>0070</text:p>
          </table:table-cell>
          <table:table-cell office:value-type="string">
            <text:p>26</text:p>
          </table:table-cell>
          <table:table-cell office:value-type="string">
            <text:p>MECHANICAL SUPPLIES</text:p>
          </table:table-cell>
          <table:table-cell office:value-type="string">
            <text:p>SPEAKERS</text:p>
          </table:table-cell>
          <table:table-cell office:value-type="string">
            <text:p>NUMSS</text:p>
          </table:table-cell>
          <table:table-cell office:value-type="string">
            <text:p>Active</text:p>
          </table:table-cell>
          <table:table-cell/>
          <table:table-cell table:number-columns-repeated="2" office:value-type="string">
            <text:p>y</text:p>
          </table:table-cell>
          <table:table-cell office:value-type="string">
            <text:p>Open PO</text:p>
          </table:table-cell>
          <table:table-cell table:number-columns-repeated="3"/>
          <table:table-cell office:value-type="string">
            <text:p>H-Health</text:p>
          </table:table-cell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string">
            <text:p>Internal</text:p>
          </table:table-cell>
          <table:table-cell office:value-type="string">
            <text:p>H-Health</text:p>
          </table:table-cell>
          <table:table-cell table:style-name="ce1" office:value-type="string">
            <text:p>25/STORE-25</text:p>
          </table:table-cell>
          <table:table-cell office:value-type="string">
            <text:p>Capital</text:p>
          </table:table-cell>
          <table:table-cell/>
          <table:table-cell office:value-type="string">
            <text:p>4120011/Land Acquisition</text:p>
          </table:table-cell>
          <table:table-cell office:value-type="string">
            <text:p>ProjectCode1-1</text:p>
          </table:table-cell>
          <table:table-cell office:value-type="string">
            <text:p>CommBuild '-' CommBuild</text:p>
          </table:table-cell>
          <table:table-cell/>
          <table:table-cell office:value-type="string">
            <text:p>2</text:p>
          </table:table-cell>
          <table:table-cell office:value-type="string">
            <text:p>26</text:p>
          </table:table-cell>
          <table:table-cell table:number-columns-repeated="2" office:value-type="string">
            <text:p>25</text:p>
          </table:table-cell>
          <table:table-cell office:value-type="string">
            <text:p>20</text:p>
          </table:table-cell>
          <table:table-cell table:number-columns-repeated="4"/>
          <table:table-cell office:value-type="string">
            <text:p>Internal</text:p>
          </table:table-cell>
          <table:table-cell office:value-type="string">
            <text:p>MEDICAL OFFICER</text:p>
          </table:table-cell>
          <table:table-cell office:value-type="string">
            <text:p>HOD</text:p>
          </table:table-cell>
          <table:table-cell office:value-type="string">
            <text:p>SUPERUSER</text:p>
          </table:table-cell>
          <table:table-cell office:value-type="string">
            <text:p>MEDICAL OFFICER</text:p>
          </table:table-cell>
          <table:table-cell office:value-type="string">
            <text:p>#</text:p>
          </table:table-cell>
          <table:table-cell table:style-name="ce3" office:value-type="string">
            <text:p>create material indent without selecting <text:s/>issuing store</text:p>
          </table:table-cell>
          <table:table-cell table:number-columns-repeated="215"/>
        </table:table-row>
        <table:table-row table:style-name="ro2">
          <table:table-cell office:value-type="string">
            <text:p>0080</text:p>
          </table:table-cell>
          <table:table-cell office:value-type="string">
            <text:p>27</text:p>
          </table:table-cell>
          <table:table-cell office:value-type="string">
            <text:p>MECHANICAL SUPPLIES</text:p>
          </table:table-cell>
          <table:table-cell office:value-type="string">
            <text:p>castrol</text:p>
          </table:table-cell>
          <table:table-cell office:value-type="string">
            <text:p>NUMSS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y</text:p>
          </table:table-cell>
          <table:table-cell office:value-type="string">
            <text:p>Tendered</text:p>
          </table:table-cell>
          <table:table-cell table:number-columns-repeated="3"/>
          <table:table-cell office:value-type="string">
            <text:p>A-Accounts Central Cell</text:p>
          </table:table-cell>
          <table:table-cell office:value-type="string">
            <text:p>27</text:p>
          </table:table-cell>
          <table:table-cell office:value-type="string">
            <text:p>1</text:p>
          </table:table-cell>
          <table:table-cell office:value-type="string">
            <text:p>Internal</text:p>
          </table:table-cell>
          <table:table-cell office:value-type="string">
            <text:p>H-Health</text:p>
          </table:table-cell>
          <table:table-cell table:style-name="ce1" office:value-type="string">
            <text:p>25/STORE-25</text:p>
          </table:table-cell>
          <table:table-cell office:value-type="string">
            <text:p>Capital</text:p>
          </table:table-cell>
          <table:table-cell office:value-type="string">
            <text:p>26/STORE-26</text:p>
          </table:table-cell>
          <table:table-cell office:value-type="string">
            <text:p>4120011/Land Acquisition</text:p>
          </table:table-cell>
          <table:table-cell office:value-type="string">
            <text:p>ProjectCode1-1</text:p>
          </table:table-cell>
          <table:table-cell office:value-type="string">
            <text:p>CommBuild '-' CommBuild</text:p>
          </table:table-cell>
          <table:table-cell/>
          <table:table-cell office:value-type="string">
            <text:p>2</text:p>
          </table:table-cell>
          <table:table-cell office:value-type="string">
            <text:p>27</text:p>
          </table:table-cell>
          <table:table-cell office:value-type="string">
            <text:p>15</text:p>
          </table:table-cell>
          <table:table-cell office:value-type="string">
            <text:p>23</text:p>
          </table:table-cell>
          <table:table-cell office:value-type="string">
            <text:p>24</text:p>
          </table:table-cell>
          <table:table-cell table:number-columns-repeated="4"/>
          <table:table-cell office:value-type="string">
            <text:p>Internal</text:p>
          </table:table-cell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office:value-type="string">
            <text:p>#</text:p>
          </table:table-cell>
          <table:table-cell office:value-type="string">
            <text:p>create material indent without financial details</text:p>
          </table:table-cell>
          <table:table-cell table:number-columns-repeated="215"/>
        </table:table-row>
        <table:table-row table:style-name="ro2">
          <table:table-cell office:value-type="string">
            <text:p>0090</text:p>
          </table:table-cell>
          <table:table-cell office:value-type="string">
            <text:p>28</text:p>
          </table:table-cell>
          <table:table-cell office:value-type="string">
            <text:p>MECHANICAL SUPPLIES</text:p>
          </table:table-cell>
          <table:table-cell office:value-type="string">
            <text:p>bearings</text:p>
          </table:table-cell>
          <table:table-cell office:value-type="string">
            <text:p>NUMSS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y</text:p>
          </table:table-cell>
          <table:table-cell office:value-type="string">
            <text:p>Open PO</text:p>
          </table:table-cell>
          <table:table-cell table:number-columns-repeated="3" office:value-type="string">
            <text:p>y</text:p>
          </table:table-cell>
          <table:table-cell office:value-type="string">
            <text:p>B-Buildings</text:p>
          </table:table-cell>
          <table:table-cell office:value-type="string">
            <text:p>28</text:p>
          </table:table-cell>
          <table:table-cell office:value-type="string">
            <text:p>1</text:p>
          </table:table-cell>
          <table:table-cell office:value-type="string">
            <text:p>Purchase</text:p>
          </table:table-cell>
          <table:table-cell office:value-type="string">
            <text:p>H-Health</text:p>
          </table:table-cell>
          <table:table-cell table:style-name="ce1" office:value-type="string">
            <text:p>25/STORE-25</text:p>
          </table:table-cell>
          <table:table-cell table:number-columns-repeated="6"/>
          <table:table-cell office:value-type="string">
            <text:p>1</text:p>
          </table:table-cell>
          <table:table-cell office:value-type="string">
            <text:p>28</text:p>
          </table:table-cell>
          <table:table-cell office:value-type="string">
            <text:p>25</text:p>
          </table:table-cell>
          <table:table-cell office:value-type="string">
            <text:p>24</text:p>
          </table:table-cell>
          <table:table-cell office:value-type="string">
            <text:p>25</text:p>
          </table:table-cell>
          <table:table-cell table:number-columns-repeated="4"/>
          <table:table-cell office:value-type="string">
            <text:p>Purchase</text:p>
          </table:table-cell>
          <table:table-cell office:value-type="string">
            <text:p>MEDICAL OFFICER</text:p>
          </table:table-cell>
          <table:table-cell office:value-type="string">
            <text:p>HOD</text:p>
          </table:table-cell>
          <table:table-cell office:value-type="string">
            <text:p>SUPERUSER</text:p>
          </table:table-cell>
          <table:table-cell office:value-type="string">
            <text:p>MEDICAL OFFICER</text:p>
          </table:table-cell>
          <table:table-cell office:value-type="string">
            <text:p>#</text:p>
          </table:table-cell>
          <table:table-cell office:value-type="string">
            <text:p>create material indent for indent = purchase</text:p>
          </table:table-cell>
          <table:table-cell table:number-columns-repeated="215"/>
        </table:table-row>
        <table:table-row table:style-name="ro2">
          <table:table-cell office:value-type="string">
            <text:p>0091</text:p>
          </table:table-cell>
          <table:table-cell office:value-type="string">
            <text:p>29</text:p>
          </table:table-cell>
          <table:table-cell office:value-type="string">
            <text:p>MECHANICAL SUPPLIES</text:p>
          </table:table-cell>
          <table:table-cell office:value-type="string">
            <text:p>washers</text:p>
          </table:table-cell>
          <table:table-cell office:value-type="string">
            <text:p>NUMSS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endered</text:p>
          </table:table-cell>
          <table:table-cell table:number-columns-repeated="3" office:value-type="string">
            <text:p>y</text:p>
          </table:table-cell>
          <table:table-cell office:value-type="string">
            <text:p>H-Health</text:p>
          </table:table-cell>
          <table:table-cell office:value-type="string">
            <text:p>29</text:p>
          </table:table-cell>
          <table:table-cell office:value-type="string">
            <text:p>1</text:p>
          </table:table-cell>
          <table:table-cell office:value-type="string">
            <text:p>Purchase</text:p>
          </table:table-cell>
          <table:table-cell office:value-type="string">
            <text:p>H-Health</text:p>
          </table:table-cell>
          <table:table-cell table:style-name="ce1" office:value-type="string">
            <text:p>25/STORE-25</text:p>
          </table:table-cell>
          <table:table-cell table:number-columns-repeated="6"/>
          <table:table-cell office:value-type="string">
            <text:p>2</text:p>
          </table:table-cell>
          <table:table-cell office:value-type="string">
            <text:p>29</text:p>
          </table:table-cell>
          <table:table-cell office:value-type="string">
            <text:p>30</text:p>
          </table:table-cell>
          <table:table-cell office:value-type="string">
            <text:p>27</text:p>
          </table:table-cell>
          <table:table-cell office:value-type="string">
            <text:p>28</text:p>
          </table:table-cell>
          <table:table-cell table:number-columns-repeated="4"/>
          <table:table-cell office:value-type="string">
            <text:p>Purchase</text:p>
          </table:table-cell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office:value-type="string">
            <text:p>#</text:p>
          </table:table-cell>
          <table:table-cell office:value-type="string">
            <text:p>create material indent for indent = purchase &amp; item != purchasable</text:p>
          </table:table-cell>
          <table:table-cell table:number-columns-repeated="215"/>
        </table:table-row>
        <table:table-row table:style-name="ro2">
          <table:table-cell office:value-type="string">
            <text:p>0092</text:p>
          </table:table-cell>
          <table:table-cell office:value-type="string">
            <text:p>30</text:p>
          </table:table-cell>
          <table:table-cell office:value-type="string">
            <text:p>MECHANICAL SUPPLIES</text:p>
          </table:table-cell>
          <table:table-cell office:value-type="string">
            <text:p>HMT</text:p>
          </table:table-cell>
          <table:table-cell office:value-type="string">
            <text:p>NOS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y</text:p>
          </table:table-cell>
          <table:table-cell office:value-type="string">
            <text:p>Tendered</text:p>
          </table:table-cell>
          <table:table-cell table:number-columns-repeated="3" office:value-type="string">
            <text:p>y</text:p>
          </table:table-cell>
          <table:table-cell office:value-type="string">
            <text:p>A-Accounts Central Cell</text:p>
          </table:table-cell>
          <table:table-cell office:value-type="string">
            <text:p>30</text:p>
          </table:table-cell>
          <table:table-cell office:value-type="string">
            <text:p>1</text:p>
          </table:table-cell>
          <table:table-cell office:value-type="string">
            <text:p>Internal</text:p>
          </table:table-cell>
          <table:table-cell office:value-type="string">
            <text:p>H-Health</text:p>
          </table:table-cell>
          <table:table-cell office:value-type="string">
            <text:p>H01/MEDICAL STORES</text:p>
          </table:table-cell>
          <table:table-cell office:value-type="string">
            <text:p>Capital</text:p>
          </table:table-cell>
          <table:table-cell office:value-type="string">
            <text:p>H02/MALARIA STORES</text:p>
          </table:table-cell>
          <table:table-cell office:value-type="string">
            <text:p>4120011/Land Acquisition</text:p>
          </table:table-cell>
          <table:table-cell office:value-type="string">
            <text:p>ProjectCode1-1</text:p>
          </table:table-cell>
          <table:table-cell office:value-type="string">
            <text:p>CommBuild '-' CommBuild</text:p>
          </table:table-cell>
          <table:table-cell office:value-type="string">
            <text:p>egovernments</text:p>
          </table:table-cell>
          <table:table-cell office:value-type="string">
            <text:p>2</text:p>
          </table:table-cell>
          <table:table-cell office:value-type="string">
            <text:p>30</text:p>
          </table:table-cell>
          <table:table-cell office:value-type="string">
            <text:p>40</text:p>
          </table:table-cell>
          <table:table-cell office:value-type="string">
            <text:p>29</text:p>
          </table:table-cell>
          <table:table-cell office:value-type="string">
            <text:p>30</text:p>
          </table:table-cell>
          <table:table-cell table:number-columns-repeated="4"/>
          <table:table-cell office:value-type="string">
            <text:p>Internal</text:p>
          </table:table-cell>
          <table:table-cell office:value-type="string">
            <text:p>MEDICAL OFFICER</text:p>
          </table:table-cell>
          <table:table-cell table:number-columns-repeated="2" office:value-type="string">
            <text:p>SUPERUSER</text:p>
          </table:table-cell>
          <table:table-cell office:value-type="string">
            <text:p>MEDICAL OFFICER</text:p>
          </table:table-cell>
          <table:table-cell office:value-type="string">
            <text:p>#</text:p>
          </table:table-cell>
          <table:table-cell office:value-type="string">
            <text:p>create material indent, indent purpose = Capital</text:p>
          </table:table-cell>
          <table:table-cell table:number-columns-repeated="215"/>
        </table:table-row>
        <table:table-row table:style-name="ro2">
          <table:table-cell office:value-type="string">
            <text:p>0093</text:p>
          </table:table-cell>
          <table:table-cell office:value-type="string">
            <text:p>31</text:p>
          </table:table-cell>
          <table:table-cell office:value-type="string">
            <text:p>MECHANICAL SUPPLIES</text:p>
          </table:table-cell>
          <table:table-cell office:value-type="string">
            <text:p>HMT</text:p>
          </table:table-cell>
          <table:table-cell office:value-type="string">
            <text:p>NOS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y</text:p>
          </table:table-cell>
          <table:table-cell office:value-type="string">
            <text:p>Tendered</text:p>
          </table:table-cell>
          <table:table-cell table:number-columns-repeated="3" office:value-type="string">
            <text:p>y</text:p>
          </table:table-cell>
          <table:table-cell office:value-type="string">
            <text:p>B-Buildings</text:p>
          </table:table-cell>
          <table:table-cell office:value-type="string">
            <text:p>31</text:p>
          </table:table-cell>
          <table:table-cell office:value-type="string">
            <text:p>1</text:p>
          </table:table-cell>
          <table:table-cell office:value-type="string">
            <text:p>Internal</text:p>
          </table:table-cell>
          <table:table-cell office:value-type="string">
            <text:p>H-Health</text:p>
          </table:table-cell>
          <table:table-cell office:value-type="string">
            <text:p>H01/MEDICAL STORES</text:p>
          </table:table-cell>
          <table:table-cell office:value-type="string">
            <text:p>Maintenance: Asset Repair</text:p>
          </table:table-cell>
          <table:table-cell office:value-type="string">
            <text:p>H02/MALARIA STORES</text:p>
          </table:table-cell>
          <table:table-cell office:value-type="string">
            <text:p>2305001/Main Roads</text:p>
          </table:table-cell>
          <table:table-cell/>
          <table:table-cell office:value-type="string">
            <text:p>CommBuild '-' CommBuild</text:p>
          </table:table-cell>
          <table:table-cell office:value-type="string">
            <text:p>egovernments</text:p>
          </table:table-cell>
          <table:table-cell office:value-type="string">
            <text:p>1</text:p>
          </table:table-cell>
          <table:table-cell table:number-columns-repeated="2" office:value-type="string">
            <text:p>31</text:p>
          </table:table-cell>
          <table:table-cell table:number-columns-repeated="6"/>
          <table:table-cell office:value-type="string">
            <text:p>Internal</text:p>
          </table:table-cell>
          <table:table-cell office:value-type="string">
            <text:p>MEDICAL OFFICER</text:p>
          </table:table-cell>
          <table:table-cell office:value-type="string">
            <text:p>SUPERUSER</text:p>
          </table:table-cell>
          <table:table-cell office:value-type="string">
            <text:p>HOD</text:p>
          </table:table-cell>
          <table:table-cell office:value-type="string">
            <text:p>MEDICAL OFFICER</text:p>
          </table:table-cell>
          <table:table-cell office:value-type="string">
            <text:p>#</text:p>
          </table:table-cell>
          <table:table-cell office:value-type="string">
            <text:p>Create material indent, indent purpose = Maintenance : Asset Repair</text:p>
          </table:table-cell>
          <table:table-cell table:number-columns-repeated="215"/>
        </table:table-row>
        <table:table-row table:style-name="ro2">
          <table:table-cell office:value-type="string">
            <text:p>0094</text:p>
          </table:table-cell>
          <table:table-cell office:value-type="string">
            <text:p>32</text:p>
          </table:table-cell>
          <table:table-cell office:value-type="string">
            <text:p>MECHANICAL SUPPLIES</text:p>
          </table:table-cell>
          <table:table-cell office:value-type="string">
            <text:p>Fastner</text:p>
          </table:table-cell>
          <table:table-cell office:value-type="string">
            <text:p>NOS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/>
          <table:table-cell office:value-type="string">
            <text:p>y</text:p>
          </table:table-cell>
          <table:table-cell office:value-type="string">
            <text:p>Open PO</text:p>
          </table:table-cell>
          <table:table-cell table:number-columns-repeated="3" office:value-type="string">
            <text:p>y</text:p>
          </table:table-cell>
          <table:table-cell office:value-type="string">
            <text:p>H-Health</text:p>
          </table:table-cell>
          <table:table-cell office:value-type="string">
            <text:p>32</text:p>
          </table:table-cell>
          <table:table-cell office:value-type="string">
            <text:p>1</text:p>
          </table:table-cell>
          <table:table-cell office:value-type="string">
            <text:p>Purchase</text:p>
          </table:table-cell>
          <table:table-cell office:value-type="string">
            <text:p>H-Health</text:p>
          </table:table-cell>
          <table:table-cell table:style-name="ce1" office:value-type="string">
            <text:p>25/STORE-25</text:p>
          </table:table-cell>
          <table:table-cell table:number-columns-repeated="6"/>
          <table:table-cell office:value-type="string">
            <text:p>1</text:p>
          </table:table-cell>
          <table:table-cell office:value-type="string">
            <text:p>32</text:p>
          </table:table-cell>
          <table:table-cell office:value-type="string">
            <text:p>30</text:p>
          </table:table-cell>
          <table:table-cell table:number-columns-repeated="6"/>
          <table:table-cell office:value-type="string">
            <text:p>Purchase</text:p>
          </table:table-cell>
          <table:table-cell office:value-type="string">
            <text:p>MEDICAL OFFICER</text:p>
          </table:table-cell>
          <table:table-cell office:value-type="string">
            <text:p>HOD</text:p>
          </table:table-cell>
          <table:table-cell office:value-type="string">
            <text:p>SUPERUSER</text:p>
          </table:table-cell>
          <table:table-cell office:value-type="string">
            <text:p>MEDICAL OFFICER</text:p>
          </table:table-cell>
          <table:table-cell office:value-type="string">
            <text:p>#</text:p>
          </table:table-cell>
          <table:table-cell table:style-name="ce3" office:value-type="string">
            <text:p>Create material indent for indent = purchase, item != indent type &amp; purchasable = yes</text:p>
          </table:table-cell>
          <table:table-cell table:number-columns-repeated="215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2"/>
          <table:table-cell office:value-type="string" table:number-columns-spanned="4" table:number-rows-spanned="1">
            <text:p>RED - CREATE ITEM DATA</text:p>
          </table:table-cell>
          <table:covered-table-cell table:number-columns-repeated="3"/>
          <table:table-cell table:number-columns-repeated="33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2"/>
          <table:table-cell table:style-name="ce1" office:value-type="string" table:number-columns-spanned="4" table:number-rows-spanned="1">
            <text:p>BLACK -CREATE ITEM DATA</text:p>
          </table:table-cell>
          <table:covered-table-cell table:number-columns-repeated="3"/>
          <table:table-cell table:number-columns-repeated="33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4">
          <table:table-cell table:number-columns-repeated="39"/>
          <table:table-cell office:value-type="string">
            <text:p>#</text:p>
          </table:table-cell>
          <table:table-cell table:number-columns-repeated="216"/>
        </table:table-row>
        <table:table-row table:style-name="ro3" table:number-rows-repeated="6543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approve_mtn" table:style-name="ta2" table:print="false">
        <table:table-column table:style-name="co27" table:number-columns-repeated="13" table:default-cell-style-name="ce1"/>
        <table:table-column table:style-name="co27" table:default-cell-style-name="ce3"/>
        <table:table-column table:style-name="co27" table:number-columns-repeated="3" table:default-cell-style-name="ce1"/>
        <table:table-column table:style-name="co27" table:number-columns-repeated="13" table:default-cell-style-name="ce3"/>
        <table:table-column table:style-name="co27" table:default-cell-style-name="ce48"/>
        <table:table-column table:style-name="co176" table:default-cell-style-name="ce3"/>
        <table:table-column table:style-name="co72" table:default-cell-style-name="ce49"/>
        <table:table-column table:style-name="co27" table:number-columns-repeated="2" table:default-cell-style-name="ce3"/>
        <table:table-column table:style-name="co27" table:default-cell-style-name="ce49"/>
        <table:table-column table:style-name="co27" table:number-columns-repeated="4" table:default-cell-style-name="ce3"/>
        <table:table-column table:style-name="co27" table:number-columns-repeated="8" table:default-cell-style-name="ce1"/>
        <table:table-column table:style-name="co177" table:default-cell-style-name="ce1"/>
        <table:table-column table:style-name="co27" table:number-columns-repeated="207" table:default-cell-style-name="ce1"/>
        <table:table-row table:style-name="ro8">
          <table:table-cell office:value-type="string">
            <text:p>tc</text:p>
          </table:table-cell>
          <table:table-cell office:value-type="string">
            <text:p>ITEM_NO</text:p>
          </table:table-cell>
          <table:table-cell office:value-type="string">
            <text:p>ITEM_TYPE</text:p>
          </table:table-cell>
          <table:table-cell office:value-type="string">
            <text:p>ITEM_DESCRIPTION</text:p>
          </table:table-cell>
          <table:table-cell office:value-type="string">
            <text:p>BASE_UOM</text:p>
          </table:table-cell>
          <table:table-cell office:value-type="string">
            <text:p>ITEM_STATUS</text:p>
          </table:table-cell>
          <table:table-cell office:value-type="string">
            <text:p>CREATE_ITEM_INDENT_REQUIRED_CHECK_BOX</text:p>
          </table:table-cell>
          <table:table-cell office:value-type="string">
            <text:p>SCRAP_ITEM</text:p>
          </table:table-cell>
          <table:table-cell office:value-type="string">
            <text:p>ITEM_PURCHASED</text:p>
          </table:table-cell>
          <table:table-cell office:value-type="string">
            <text:p>CONTRACT_REQD</text:p>
          </table:table-cell>
          <table:table-cell office:value-type="string">
            <text:p>LOT_CONTROL</text:p>
          </table:table-cell>
          <table:table-cell office:value-type="string">
            <text:p>SHELF_LIFE_CONTROL</text:p>
          </table:table-cell>
          <table:table-cell office:value-type="string">
            <text:p>BIN_LEVEL_STORAGE</text:p>
          </table:table-cell>
          <table:table-cell office:value-type="string">
            <text:p>CREATE_ITEM_DEPARTMENT_FROM_FLD</text:p>
          </table:table-cell>
          <table:table-cell table:style-name="ce7" office:value-type="string">
            <text:p>VIEW_ITEM_NUMBER1</text:p>
          </table:table-cell>
          <table:table-cell table:style-name="ce7" office:value-type="string">
            <text:p>CREATE_SUCCESS_DATA1</text:p>
          </table:table-cell>
          <table:table-cell table:style-name="ce7" office:value-type="string">
            <text:p>CREATE_FAILURE_DATA1</text:p>
          </table:table-cell>
          <table:table-cell office:value-type="string">
            <text:p>CREATE_MMRN_DEPARTMENT_FLD1</text:p>
          </table:table-cell>
          <table:table-cell office:value-type="string">
            <text:p>CREATE_MMRN_STORE_FLD1</text:p>
          </table:table-cell>
          <table:table-cell office:value-type="string">
            <text:p>CREATE_MMRN_RECEIPT_TYPE_FLD1</text:p>
          </table:table-cell>
          <table:table-cell office:value-type="string">
            <text:p>CREATE_MMRN_ACCOUNT_CODE_FLD1</text:p>
          </table:table-cell>
          <table:table-cell office:value-type="string">
            <text:p>CREATE_MMRN_ITEM_NO_FLD1</text:p>
          </table:table-cell>
          <table:table-cell office:value-type="string">
            <text:p>CREATE_MMRN_QUANTITY_FLD1</text:p>
          </table:table-cell>
          <table:table-cell office:value-type="string">
            <text:p>CREATE_MMRN_RATE_PER_UNIT_FLD1</text:p>
          </table:table-cell>
          <table:table-cell office:value-type="string">
            <text:p>BREAK_UP_DETAILS1</text:p>
          </table:table-cell>
          <table:table-cell office:value-type="string">
            <text:p>CREATE_MMRN_BREAKUP_QUANTITY_FLD1</text:p>
          </table:table-cell>
          <table:table-cell office:value-type="string">
            <text:p>CREATE_MMRN_LOT_NO_FLD1</text:p>
          </table:table-cell>
          <table:table-cell office:value-type="string">
            <text:p>CREATE_MMRN_EXPIRY_DATE_FLD1</text:p>
          </table:table-cell>
          <table:table-cell office:value-type="string">
            <text:p>CREATE_MMRN_BIN_NO_FLD1</text:p>
          </table:table-cell>
          <table:table-cell table:style-name="ce24" office:value-type="string">
            <text:p>CREATE_GMI_DEPT_FLD1</text:p>
          </table:table-cell>
          <table:table-cell table:style-name="ce24" office:value-type="string">
            <text:p>CREATE_GMI_ISSUING_STORE_FLD1</text:p>
          </table:table-cell>
          <table:table-cell table:style-name="ce24" office:value-type="string">
            <text:p>CREATE_GMI_PURPOSE_FLD1</text:p>
          </table:table-cell>
          <table:table-cell table:style-name="ce24" office:value-type="string">
            <text:p>CREATE_GMI_ACCOUNTCODE_FLD1</text:p>
          </table:table-cell>
          <table:table-cell table:style-name="ce24" office:value-type="string">
            <text:p>CREATE_GMI_PROJECT_CODE_FLD</text:p>
          </table:table-cell>
          <table:table-cell table:style-name="ce24" office:value-type="string">
            <text:p>CREATE_GMI_ASSET_CODE_FLD</text:p>
          </table:table-cell>
          <table:table-cell table:style-name="ce24" office:value-type="string">
            <text:p>CREATE_GMI_INDENTING_STORE1</text:p>
          </table:table-cell>
          <table:table-cell table:style-name="ce24" office:value-type="string">
            <text:p>CREATE_GMI_ITEM_FLD1</text:p>
          </table:table-cell>
          <table:table-cell table:style-name="ce24" office:value-type="string">
            <text:p>CREATE_GMI_QUANTIY_FLD1</text:p>
          </table:table-cell>
          <table:table-cell table:style-name="ce24" office:value-type="string">
            <text:p>CREATE_GMI_SALE_PRICE_FLD</text:p>
          </table:table-cell>
          <table:table-cell table:style-name="ce50" office:value-type="string">
            <text:p>STORES_CREATE_MRN_DATE_FLD</text:p>
          </table:table-cell>
          <table:table-cell table:style-name="ce50" office:value-type="string">
            <text:p>STORES_CREATE_MRN_RECEIVED_QTY_FLD</text:p>
          </table:table-cell>
          <table:table-cell table:style-name="ce50" office:value-type="string">
            <text:p>STORES_CREATE_MRN_ACCEPTED_QTY_FLD</text:p>
          </table:table-cell>
          <table:table-cell table:style-name="ce50" office:value-type="string">
            <text:p>STORES_CREATE_MRN_OTHER_CHARGES_FLD</text:p>
          </table:table-cell>
          <table:table-cell table:style-name="ce50" office:value-type="string">
            <text:p>STORES_CREATE_IMRN_BREAK_UP_DETAILS_LINK</text:p>
          </table:table-cell>
          <table:table-cell table:style-name="ce50" office:value-type="string">
            <text:p>STORES_CREATE_IMRN_BREAKUP_QTY_FLD</text:p>
          </table:table-cell>
          <table:table-cell table:style-name="ce50" office:value-type="string">
            <text:p>STORES_CREATE_IMRN_BREAKUP_LOT_FLD</text:p>
          </table:table-cell>
          <table:table-cell table:style-name="ce50" office:value-type="string">
            <text:p>STORES_CREATE_IMRN_BREAKUP_EXP_DATE_FLD</text:p>
          </table:table-cell>
          <table:table-cell table:style-name="ce50" office:value-type="string">
            <text:p>STORES_CREATE_IMRN_BIN_NO_FLD</text:p>
          </table:table-cell>
          <table:table-cell office:value-type="string">
            <text:p>#</text:p>
          </table:table-cell>
          <table:table-cell table:style-name="ce50" table:number-columns-repeated="2"/>
          <table:table-cell table:number-columns-repeated="205"/>
        </table:table-row>
        <table:table-row table:style-name="ro2">
          <table:table-cell office:value-type="string">
            <text:p>attributes</text:p>
          </table:table-cell>
          <table:table-cell office:value-type="string">
            <text:p>itemNo</text:p>
          </table:table-cell>
          <table:table-cell office:value-type="string">
            <text:p>type</text:p>
          </table:table-cell>
          <table:table-cell office:value-type="string">
            <text:p>description</text:p>
          </table:table-cell>
          <table:table-cell office:value-type="string">
            <text:p>uom</text:p>
          </table:table-cell>
          <table:table-cell office:value-type="string">
            <text:p>itemStatusId</text:p>
          </table:table-cell>
          <table:table-cell office:value-type="string">
            <text:p>isIndentRequired</text:p>
          </table:table-cell>
          <table:table-cell office:value-type="string">
            <text:p>isscrap</text:p>
          </table:table-cell>
          <table:table-cell office:value-type="string">
            <text:p>canPurchase</text:p>
          </table:table-cell>
          <table:table-cell office:value-type="string">
            <text:p>contractReqt</text:p>
          </table:table-cell>
          <table:table-cell office:value-type="string">
            <text:p>isLotControlled</text:p>
          </table:table-cell>
          <table:table-cell office:value-type="string">
            <text:p>isShelfLifeControlled</text:p>
          </table:table-cell>
          <table:table-cell office:value-type="string">
            <text:p>binLevelStorage</text:p>
          </table:table-cell>
          <table:table-cell office:value-type="string">
            <text:p>tempDeptId</text:p>
          </table:table-cell>
          <table:table-cell table:style-name="ce7" office:value-type="string">
            <text:p>itemNo</text:p>
          </table:table-cell>
          <table:table-cell table:style-name="ce7" office:value-type="string">
            <text:p>x</text:p>
          </table:table-cell>
          <table:table-cell table:style-name="ce7" office:value-type="string">
            <text:p>y</text:p>
          </table:table-cell>
          <table:table-cell office:value-type="string">
            <text:p>departmentId</text:p>
          </table:table-cell>
          <table:table-cell office:value-type="string">
            <text:p>storeId</text:p>
          </table:table-cell>
          <table:table-cell office:value-type="string">
            <text:p>purpose</text:p>
          </table:table-cell>
          <table:table-cell office:value-type="string">
            <text:p>accCode</text:p>
          </table:table-cell>
          <table:table-cell office:value-type="string">
            <text:p>itemNo</text:p>
          </table:table-cell>
          <table:table-cell office:value-type="string">
            <text:p>receivedQty</text:p>
          </table:table-cell>
          <table:table-cell office:value-type="string">
            <text:p>unitPrice</text:p>
          </table:table-cell>
          <table:table-cell office:value-type="string">
            <text:p>breakDetails</text:p>
          </table:table-cell>
          <table:table-cell office:value-type="string">
            <text:p>brkqty</text:p>
          </table:table-cell>
          <table:table-cell office:value-type="string">
            <text:p>lotNum</text:p>
          </table:table-cell>
          <table:table-cell office:value-type="string">
            <text:p>exdate</text:p>
          </table:table-cell>
          <table:table-cell office:value-type="string">
            <text:p>bin</text:p>
          </table:table-cell>
          <table:table-cell table:style-name="ce24" office:value-type="string">
            <text:p>department</text:p>
          </table:table-cell>
          <table:table-cell table:style-name="ce24" office:value-type="string">
            <text:p>issuingStore</text:p>
          </table:table-cell>
          <table:table-cell table:style-name="ce24" office:value-type="string">
            <text:p>purpose</text:p>
          </table:table-cell>
          <table:table-cell table:style-name="ce24" office:value-type="string">
            <text:p>accountCode</text:p>
          </table:table-cell>
          <table:table-cell table:style-name="ce24" office:value-type="string">
            <text:p>projectCode</text:p>
          </table:table-cell>
          <table:table-cell table:style-name="ce24" office:value-type="string">
            <text:p>assetName</text:p>
          </table:table-cell>
          <table:table-cell table:style-name="ce24" office:value-type="string">
            <text:p>indentingStore</text:p>
          </table:table-cell>
          <table:table-cell table:style-name="ce24" office:value-type="string">
            <text:p>itemNo</text:p>
          </table:table-cell>
          <table:table-cell table:style-name="ce24" office:value-type="string">
            <text:p>issuedQty</text:p>
          </table:table-cell>
          <table:table-cell table:style-name="ce24" office:value-type="string">
            <text:p>salePrice</text:p>
          </table:table-cell>
          <table:table-cell table:style-name="ce33"/>
          <table:table-cell table:style-name="ce50" office:value-type="string">
            <text:p>receivedQty</text:p>
          </table:table-cell>
          <table:table-cell table:style-name="ce50" office:value-type="string">
            <text:p>acceptedQty</text:p>
          </table:table-cell>
          <table:table-cell table:style-name="ce50" office:value-type="string">
            <text:p>otherCharges</text:p>
          </table:table-cell>
          <table:table-cell table:style-name="ce50" office:value-type="string">
            <text:p>breakup_details</text:p>
          </table:table-cell>
          <table:table-cell table:style-name="ce50" office:value-type="string">
            <text:p>brkqty</text:p>
          </table:table-cell>
          <table:table-cell table:style-name="ce50" office:value-type="string">
            <text:p>lotNum</text:p>
          </table:table-cell>
          <table:table-cell table:style-name="ce50" office:value-type="string">
            <text:p>exdate</text:p>
          </table:table-cell>
          <table:table-cell table:style-name="ce50" office:value-type="string">
            <text:p>bin</text:p>
          </table:table-cell>
          <table:table-cell office:value-type="string">
            <text:p>#</text:p>
          </table:table-cell>
          <table:table-cell table:style-name="ce50" table:number-columns-repeated="2"/>
          <table:table-cell table:number-columns-repeated="205"/>
        </table:table-row>
        <table:table-row table:style-name="ro2">
          <table:table-cell office:value-type="string">
            <text:p>0010</text:p>
          </table:table-cell>
          <table:table-cell office:value-type="string">
            <text:p>911</text:p>
          </table:table-cell>
          <table:table-cell office:value-type="string">
            <text:p>MECHANICAL SUPPLIES</text:p>
          </table:table-cell>
          <table:table-cell office:value-type="string">
            <text:p>socket</text:p>
          </table:table-cell>
          <table:table-cell office:value-type="string">
            <text:p>NUMSS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/>
          <table:table-cell office:value-type="string">
            <text:p>y</text:p>
          </table:table-cell>
          <table:table-cell office:value-type="string">
            <text:p>Open PO</text:p>
          </table:table-cell>
          <table:table-cell table:number-columns-repeated="3" office:value-type="string">
            <text:p>y</text:p>
          </table:table-cell>
          <table:table-cell office:value-type="string">
            <text:p>H-Health</text:p>
          </table:table-cell>
          <table:table-cell office:value-type="string">
            <text:p>911</text:p>
          </table:table-cell>
          <table:table-cell office:value-type="string">
            <text:p>1</text:p>
          </table:table-cell>
          <table:table-cell/>
          <table:table-cell office:value-type="string">
            <text:p>H-Health</text:p>
          </table:table-cell>
          <table:table-cell office:value-type="string">
            <text:p>26/STORE-26</text:p>
          </table:table-cell>
          <table:table-cell office:value-type="string">
            <text:p>Physical Stock Taking</text:p>
          </table:table-cell>
          <table:table-cell office:value-type="string">
            <text:p>2702001/Inventory</text:p>
          </table:table-cell>
          <table:table-cell office:value-type="string">
            <text:p>911</text:p>
          </table:table-cell>
          <table:table-cell office:value-type="string">
            <text:p>100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  <table:table-cell office:value-type="string">
            <text:p>100</text:p>
          </table:table-cell>
          <table:table-cell office:value-type="string">
            <text:p>1</text:p>
          </table:table-cell>
          <table:table-cell office:value-type="string">
            <text:p>12122009</text:p>
          </table:table-cell>
          <table:table-cell office:value-type="string">
            <text:p>B26/1</text:p>
          </table:table-cell>
          <table:table-cell table:style-name="ce24" office:value-type="string">
            <text:p>H-Health</text:p>
          </table:table-cell>
          <table:table-cell table:style-name="ce24" office:value-type="string">
            <text:p>26/STORE-26</text:p>
          </table:table-cell>
          <table:table-cell table:style-name="ce24" office:value-type="string">
            <text:p>Materials Transfer Note</text:p>
          </table:table-cell>
          <table:table-cell table:style-name="ce24" office:value-type="string">
            <text:p>4702001/Inter Unit Transfer</text:p>
          </table:table-cell>
          <table:table-cell table:style-name="ce24" table:number-columns-repeated="2"/>
          <table:table-cell table:style-name="ce24" office:value-type="string">
            <text:p>25/STORE-25</text:p>
          </table:table-cell>
          <table:table-cell table:style-name="ce24" office:value-type="string">
            <text:p>911</text:p>
          </table:table-cell>
          <table:table-cell table:style-name="ce24" office:value-type="string">
            <text:p>10</text:p>
          </table:table-cell>
          <table:table-cell table:style-name="ce24"/>
          <table:table-cell table:style-name="ce33"/>
          <table:table-cell table:style-name="ce50" office:value-type="string">
            <text:p>10</text:p>
          </table:table-cell>
          <table:table-cell table:style-name="ce50" office:value-type="string">
            <text:p>5</text:p>
          </table:table-cell>
          <table:table-cell table:style-name="ce50" office:value-type="string">
            <text:p>100</text:p>
          </table:table-cell>
          <table:table-cell table:style-name="ce50" office:value-type="string">
            <text:p>1</text:p>
          </table:table-cell>
          <table:table-cell table:number-columns-repeated="2" table:style-name="ce50" office:value-type="string">
            <text:p>10</text:p>
          </table:table-cell>
          <table:table-cell table:style-name="ce50" office:value-type="string">
            <text:p>12122010</text:p>
          </table:table-cell>
          <table:table-cell table:style-name="ce50" office:value-type="string">
            <text:p>B25/1</text:p>
          </table:table-cell>
          <table:table-cell office:value-type="string">
            <text:p>#</text:p>
          </table:table-cell>
          <table:table-cell table:style-name="ce50" table:number-columns-repeated="2"/>
          <table:table-cell table:number-columns-repeated="205"/>
        </table:table-row>
        <table:table-row table:style-name="ro2">
          <table:table-cell office:value-type="string">
            <text:p>0020</text:p>
          </table:table-cell>
          <table:table-cell office:value-type="string">
            <text:p>912</text:p>
          </table:table-cell>
          <table:table-cell office:value-type="string">
            <text:p>AUTOMOBILES</text:p>
          </table:table-cell>
          <table:table-cell office:value-type="string">
            <text:p>Sprocket</text:p>
          </table:table-cell>
          <table:table-cell office:value-type="string">
            <text:p>CNT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/>
          <table:table-cell office:value-type="string">
            <text:p>y</text:p>
          </table:table-cell>
          <table:table-cell office:value-type="string">
            <text:p>Tendered</text:p>
          </table:table-cell>
          <table:table-cell table:number-columns-repeated="3" office:value-type="string">
            <text:p>y</text:p>
          </table:table-cell>
          <table:table-cell office:value-type="string">
            <text:p>A-Accounts Central Cell</text:p>
          </table:table-cell>
          <table:table-cell office:value-type="string">
            <text:p>912</text:p>
          </table:table-cell>
          <table:table-cell office:value-type="string">
            <text:p>1</text:p>
          </table:table-cell>
          <table:table-cell/>
          <table:table-cell office:value-type="string">
            <text:p>H-Health</text:p>
          </table:table-cell>
          <table:table-cell office:value-type="string">
            <text:p>25/STORE-25</text:p>
          </table:table-cell>
          <table:table-cell office:value-type="string">
            <text:p>Physical Stock Taking</text:p>
          </table:table-cell>
          <table:table-cell office:value-type="string">
            <text:p>2702001/Inventory</text:p>
          </table:table-cell>
          <table:table-cell office:value-type="string">
            <text:p>912</text:p>
          </table:table-cell>
          <table:table-cell office:value-type="string">
            <text:p>200</text:p>
          </table:table-cell>
          <table:table-cell office:value-type="string">
            <text:p>100</text:p>
          </table:table-cell>
          <table:table-cell office:value-type="string">
            <text:p>1</text:p>
          </table:table-cell>
          <table:table-cell office:value-type="string">
            <text:p>200</text:p>
          </table:table-cell>
          <table:table-cell office:value-type="string">
            <text:p>23</text:p>
          </table:table-cell>
          <table:table-cell office:value-type="string">
            <text:p>12122010</text:p>
          </table:table-cell>
          <table:table-cell office:value-type="string">
            <text:p>B25/1</text:p>
          </table:table-cell>
          <table:table-cell table:style-name="ce24" office:value-type="string">
            <text:p>H-Health</text:p>
          </table:table-cell>
          <table:table-cell table:style-name="ce24" office:value-type="string">
            <text:p>25/STORE-25</text:p>
          </table:table-cell>
          <table:table-cell table:style-name="ce24" office:value-type="string">
            <text:p>Materials Transfer Note</text:p>
          </table:table-cell>
          <table:table-cell table:style-name="ce24" office:value-type="string">
            <text:p>4702001/Inter Unit Transfer</text:p>
          </table:table-cell>
          <table:table-cell table:style-name="ce24" table:number-columns-repeated="2"/>
          <table:table-cell table:style-name="ce24" office:value-type="string">
            <text:p>26/STORE-26</text:p>
          </table:table-cell>
          <table:table-cell table:style-name="ce24" office:value-type="string">
            <text:p>912</text:p>
          </table:table-cell>
          <table:table-cell table:style-name="ce24" office:value-type="string">
            <text:p>10</text:p>
          </table:table-cell>
          <table:table-cell table:style-name="ce24"/>
          <table:table-cell table:style-name="ce33"/>
          <table:table-cell table:number-columns-repeated="2" table:style-name="ce50" office:value-type="string">
            <text:p>8</text:p>
          </table:table-cell>
          <table:table-cell table:style-name="ce50"/>
          <table:table-cell table:style-name="ce50" office:value-type="string">
            <text:p>1</text:p>
          </table:table-cell>
          <table:table-cell table:style-name="ce50" office:value-type="string">
            <text:p>8</text:p>
          </table:table-cell>
          <table:table-cell table:style-name="ce50" office:value-type="string">
            <text:p>11</text:p>
          </table:table-cell>
          <table:table-cell table:style-name="ce50" office:value-type="string">
            <text:p>12122011</text:p>
          </table:table-cell>
          <table:table-cell table:style-name="ce50" office:value-type="string">
            <text:p>B26/1</text:p>
          </table:table-cell>
          <table:table-cell office:value-type="string">
            <text:p>#</text:p>
          </table:table-cell>
          <table:table-cell table:style-name="ce50" table:number-columns-repeated="2"/>
          <table:table-cell table:number-columns-repeated="205"/>
        </table:table-row>
        <table:table-row table:style-name="ro2">
          <table:table-cell office:value-type="string">
            <text:p>0030</text:p>
          </table:table-cell>
          <table:table-cell office:value-type="string">
            <text:p>913</text:p>
          </table:table-cell>
          <table:table-cell office:value-type="string">
            <text:p>MEDICAL SUPPLIES</text:p>
          </table:table-cell>
          <table:table-cell office:value-type="string">
            <text:p>Fixtures</text:p>
          </table:table-cell>
          <table:table-cell office:value-type="string">
            <text:p>DCM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/>
          <table:table-cell office:value-type="string">
            <text:p>y</text:p>
          </table:table-cell>
          <table:table-cell office:value-type="string">
            <text:p>Open PO</text:p>
          </table:table-cell>
          <table:table-cell table:number-columns-repeated="3" office:value-type="string">
            <text:p>y</text:p>
          </table:table-cell>
          <table:table-cell office:value-type="string">
            <text:p>B-Buildings</text:p>
          </table:table-cell>
          <table:table-cell office:value-type="string">
            <text:p>913</text:p>
          </table:table-cell>
          <table:table-cell office:value-type="string">
            <text:p>1</text:p>
          </table:table-cell>
          <table:table-cell/>
          <table:table-cell office:value-type="string">
            <text:p>H-Health</text:p>
          </table:table-cell>
          <table:table-cell office:value-type="string">
            <text:p>27/STORE-27</text:p>
          </table:table-cell>
          <table:table-cell office:value-type="string">
            <text:p>Physical Stock Taking</text:p>
          </table:table-cell>
          <table:table-cell office:value-type="string">
            <text:p>2702001/Inventory</text:p>
          </table:table-cell>
          <table:table-cell office:value-type="string">
            <text:p>913</text:p>
          </table:table-cell>
          <table:table-cell office:value-type="string">
            <text:p>350</text:p>
          </table:table-cell>
          <table:table-cell office:value-type="string">
            <text:p>75</text:p>
          </table:table-cell>
          <table:table-cell office:value-type="string">
            <text:p>1</text:p>
          </table:table-cell>
          <table:table-cell office:value-type="string">
            <text:p>350</text:p>
          </table:table-cell>
          <table:table-cell office:value-type="string">
            <text:p>35</text:p>
          </table:table-cell>
          <table:table-cell office:value-type="string">
            <text:p>12122011</text:p>
          </table:table-cell>
          <table:table-cell office:value-type="string">
            <text:p>B27/2</text:p>
          </table:table-cell>
          <table:table-cell table:style-name="ce24" office:value-type="string">
            <text:p>H-Health</text:p>
          </table:table-cell>
          <table:table-cell table:style-name="ce24" office:value-type="string">
            <text:p>27/STORE-27</text:p>
          </table:table-cell>
          <table:table-cell table:style-name="ce24" office:value-type="string">
            <text:p>Materials Transfer Note</text:p>
          </table:table-cell>
          <table:table-cell table:style-name="ce24" office:value-type="string">
            <text:p>4702001/Inter Unit Transfer</text:p>
          </table:table-cell>
          <table:table-cell table:style-name="ce24" table:number-columns-repeated="2"/>
          <table:table-cell table:style-name="ce24" office:value-type="string">
            <text:p>25/STORE-25</text:p>
          </table:table-cell>
          <table:table-cell table:style-name="ce24" office:value-type="string">
            <text:p>913</text:p>
          </table:table-cell>
          <table:table-cell table:style-name="ce24" office:value-type="string">
            <text:p>10</text:p>
          </table:table-cell>
          <table:table-cell table:style-name="ce24"/>
          <table:table-cell table:style-name="ce33"/>
          <table:table-cell table:number-columns-repeated="2" table:style-name="ce50" office:value-type="string">
            <text:p>10</text:p>
          </table:table-cell>
          <table:table-cell table:style-name="ce50"/>
          <table:table-cell table:style-name="ce50" office:value-type="string">
            <text:p>1</text:p>
          </table:table-cell>
          <table:table-cell table:style-name="ce50" office:value-type="string">
            <text:p>10</text:p>
          </table:table-cell>
          <table:table-cell table:style-name="ce50" office:value-type="string">
            <text:p>12</text:p>
          </table:table-cell>
          <table:table-cell table:style-name="ce50" office:value-type="string">
            <text:p>12122012</text:p>
          </table:table-cell>
          <table:table-cell table:style-name="ce50" office:value-type="string">
            <text:p>B25/2</text:p>
          </table:table-cell>
          <table:table-cell office:value-type="string">
            <text:p>#</text:p>
          </table:table-cell>
          <table:table-cell table:style-name="ce50" table:number-columns-repeated="2"/>
          <table:table-cell table:number-columns-repeated="205"/>
        </table:table-row>
        <table:table-row table:style-name="ro4">
          <table:table-cell table:number-columns-repeated="13"/>
          <table:table-cell office:value-type="string">
            <text:p>H-Health</text:p>
          </table:table-cell>
          <table:table-cell table:number-columns-repeated="26"/>
          <table:table-cell table:style-name="ce50" table:number-columns-repeated="8"/>
          <table:table-cell office:value-type="string">
            <text:p>#</text:p>
          </table:table-cell>
          <table:table-cell table:style-name="ce50" table:number-columns-repeated="2"/>
          <table:table-cell table:number-columns-repeated="205"/>
        </table:table-row>
        <table:table-row table:style-name="ro2">
          <table:table-cell table:number-columns-repeated="13"/>
          <table:table-cell office:value-type="string">
            <text:p>A-Accounts Central Cell</text:p>
          </table:table-cell>
          <table:table-cell table:number-columns-repeated="26"/>
          <table:table-cell table:style-name="ce50" table:number-columns-repeated="8"/>
          <table:table-cell office:value-type="string">
            <text:p>#</text:p>
          </table:table-cell>
          <table:table-cell table:style-name="ce50" table:number-columns-repeated="2"/>
          <table:table-cell table:number-columns-repeated="205"/>
        </table:table-row>
        <table:table-row table:style-name="ro4">
          <table:table-cell table:number-columns-repeated="13"/>
          <table:table-cell office:value-type="string">
            <text:p>B-Buildings</text:p>
          </table:table-cell>
          <table:table-cell table:number-columns-repeated="17"/>
          <table:table-cell table:style-name="ce8"/>
          <table:table-cell table:number-columns-repeated="8"/>
          <table:table-cell table:style-name="ce50" table:number-columns-repeated="8"/>
          <table:table-cell office:value-type="string">
            <text:p>#</text:p>
          </table:table-cell>
          <table:table-cell table:style-name="ce50" table:number-columns-repeated="2"/>
          <table:table-cell table:number-columns-repeated="205"/>
        </table:table-row>
        <table:table-row table:style-name="ro4">
          <table:table-cell table:number-columns-repeated="40"/>
          <table:table-cell table:style-name="ce50" table:number-columns-repeated="8"/>
          <table:table-cell office:value-type="string">
            <text:p>#</text:p>
          </table:table-cell>
          <table:table-cell table:style-name="ce50" table:number-columns-repeated="2"/>
          <table:table-cell table:number-columns-repeated="205"/>
        </table:table-row>
        <table:table-row table:style-name="ro4">
          <table:table-cell table:number-columns-repeated="40"/>
          <table:table-cell table:style-name="ce50" table:number-columns-repeated="8"/>
          <table:table-cell office:value-type="string">
            <text:p>#</text:p>
          </table:table-cell>
          <table:table-cell table:style-name="ce50" table:number-columns-repeated="2"/>
          <table:table-cell table:number-columns-repeated="205"/>
        </table:table-row>
        <table:table-row table:style-name="ro4">
          <table:table-cell table:number-columns-repeated="40"/>
          <table:table-cell table:style-name="ce50" table:number-columns-repeated="8"/>
          <table:table-cell office:value-type="string">
            <text:p>#</text:p>
          </table:table-cell>
          <table:table-cell table:style-name="ce50" table:number-columns-repeated="2"/>
          <table:table-cell table:number-columns-repeated="205"/>
        </table:table-row>
        <table:table-row table:style-name="ro4">
          <table:table-cell table:number-columns-repeated="40"/>
          <table:table-cell table:style-name="ce50" table:number-columns-repeated="8"/>
          <table:table-cell office:value-type="string">
            <text:p>#</text:p>
          </table:table-cell>
          <table:table-cell table:style-name="ce50" table:number-columns-repeated="2"/>
          <table:table-cell table:number-columns-repeated="205"/>
        </table:table-row>
        <table:table-row table:style-name="ro3" table:number-rows-repeated="13">
          <table:table-cell table:number-columns-repeated="40"/>
          <table:table-cell table:style-name="ce50" table:number-columns-repeated="11"/>
          <table:table-cell table:number-columns-repeated="205"/>
        </table:table-row>
        <table:table-row table:style-name="ro3" table:number-rows-repeated="6551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reate PO" table:style-name="ta2" table:print="false">
        <table:table-column table:style-name="co27" table:default-cell-style-name="ce1"/>
        <table:table-column table:style-name="co27" table:number-columns-repeated="2" table:default-cell-style-name="ce3"/>
        <table:table-column table:style-name="co178" table:default-cell-style-name="ce3"/>
        <table:table-column table:style-name="co27" table:number-columns-repeated="12" table:default-cell-style-name="ce3"/>
        <table:table-column table:style-name="co27" table:number-columns-repeated="31" table:default-cell-style-name="ce1"/>
        <table:table-column table:style-name="co27" table:number-columns-repeated="2" table:default-cell-style-name="ce55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27" table:default-cell-style-name="ce9"/>
        <table:table-column table:style-name="co27" table:default-cell-style-name="ce1"/>
        <table:table-column table:style-name="co179" table:default-cell-style-name="ce1"/>
        <table:table-column table:style-name="co27" table:number-columns-repeated="197" table:default-cell-style-name="ce1"/>
        <table:table-row table:style-name="ro1">
          <table:table-cell office:value-type="string">
            <text:p>tc</text:p>
          </table:table-cell>
          <table:table-cell table:style-name="ce51" office:value-type="string">
            <text:p>ITEM_NO</text:p>
          </table:table-cell>
          <table:table-cell table:style-name="ce51" office:value-type="string">
            <text:p>ITEM_TYPE</text:p>
          </table:table-cell>
          <table:table-cell table:style-name="ce51" office:value-type="string">
            <text:p>ITEM_DESCRIPTION</text:p>
          </table:table-cell>
          <table:table-cell table:style-name="ce51" office:value-type="string">
            <text:p>BASE_UOM</text:p>
          </table:table-cell>
          <table:table-cell table:style-name="ce51" office:value-type="string">
            <text:p>ITEM_STATUS</text:p>
          </table:table-cell>
          <table:table-cell table:style-name="ce51" office:value-type="string">
            <text:p>CREATE_ITEM_INDENT_REQUIRED_CHECK_BOX</text:p>
          </table:table-cell>
          <table:table-cell table:style-name="ce51" office:value-type="string">
            <text:p>SCRAP_ITEM</text:p>
          </table:table-cell>
          <table:table-cell table:style-name="ce51" office:value-type="string">
            <text:p>ITEM_PURCHASED</text:p>
          </table:table-cell>
          <table:table-cell table:style-name="ce51" office:value-type="string">
            <text:p>CONTRACT_REQD</text:p>
          </table:table-cell>
          <table:table-cell table:style-name="ce51" office:value-type="string">
            <text:p>LOT_CONTROL</text:p>
          </table:table-cell>
          <table:table-cell table:style-name="ce51" office:value-type="string">
            <text:p>SHELF_LIFE_CONTROL</text:p>
          </table:table-cell>
          <table:table-cell table:style-name="ce51" office:value-type="string">
            <text:p>BIN_LEVEL_STORAGE</text:p>
          </table:table-cell>
          <table:table-cell table:style-name="ce51" office:value-type="string">
            <text:p>CREATE_ITEM_DEPARTMENT_FROM_FLD</text:p>
          </table:table-cell>
          <table:table-cell table:style-name="ce51" office:value-type="string">
            <text:p>VIEW_ITEM_NUMBER1</text:p>
          </table:table-cell>
          <table:table-cell table:style-name="ce51" office:value-type="string">
            <text:p>CREATE_SUCCESS_DATA1</text:p>
          </table:table-cell>
          <table:table-cell table:style-name="ce52" office:value-type="string">
            <text:p>CREATE_MI_TYPE_FLD1</text:p>
          </table:table-cell>
          <table:table-cell table:style-name="ce52" office:value-type="string">
            <text:p>CREATE_MATERIAL_INDENT_DATE_FLD</text:p>
          </table:table-cell>
          <table:table-cell table:style-name="ce52" office:value-type="string">
            <text:p>CREATE_MI_DEPARTMENT_FLD1</text:p>
          </table:table-cell>
          <table:table-cell table:style-name="ce52" office:value-type="string">
            <text:p>CREATE_MI_INDENTING_STORE_FLD1</text:p>
          </table:table-cell>
          <table:table-cell table:style-name="ce52" office:value-type="string">
            <text:p>CREATE_MI_INDENT_PURPOSE_FLD1</text:p>
          </table:table-cell>
          <table:table-cell table:style-name="ce52" office:value-type="string">
            <text:p>CREATE_MI_ISSUING_STORE_FLD1</text:p>
          </table:table-cell>
          <table:table-cell table:style-name="ce52" office:value-type="string">
            <text:p>CREATE_MI_ACCOUNT_CODE_FLD1</text:p>
          </table:table-cell>
          <table:table-cell table:style-name="ce52" office:value-type="string">
            <text:p>CREATE_MI_PROJECT_CODE_FLD1</text:p>
          </table:table-cell>
          <table:table-cell table:style-name="ce52" office:value-type="string">
            <text:p>CREATE_MI_ASSET_CODE_FLD1</text:p>
          </table:table-cell>
          <table:table-cell table:style-name="ce52" office:value-type="string">
            <text:p>FOR_LOOP_MATERIAL_INDENT</text:p>
          </table:table-cell>
          <table:table-cell table:style-name="ce52" office:value-type="string">
            <text:p>CREATE_MI_ITEM_FLD1</text:p>
          </table:table-cell>
          <table:table-cell table:style-name="ce52" office:value-type="string">
            <text:p>CREATE_MI_QUANTITY_REQUIRED_FLD1</text:p>
          </table:table-cell>
          <table:table-cell table:style-name="ce52" office:value-type="string">
            <text:p>CREATE_MI_ITEM_FLD2</text:p>
          </table:table-cell>
          <table:table-cell table:style-name="ce52" office:value-type="string">
            <text:p>CREATE_MI_QUANTITY_REQUIRED_FLD2</text:p>
          </table:table-cell>
          <table:table-cell table:style-name="ce52" office:value-type="string">
            <text:p>CREATE_MI_ITEM_FLD3</text:p>
          </table:table-cell>
          <table:table-cell table:style-name="ce52" office:value-type="string">
            <text:p>CREATE_MI_QUANTITY_REQUIRED_FLD3</text:p>
          </table:table-cell>
          <table:table-cell table:style-name="ce54" office:value-type="string">
            <text:p>PO_NON_INDENT</text:p>
          </table:table-cell>
          <table:table-cell table:style-name="ce54" office:value-type="string">
            <text:p>PO_INDENT</text:p>
          </table:table-cell>
          <table:table-cell table:style-name="ce54" office:value-type="string">
            <text:p>CREATE_PO_NON_INDENT_STORE_FLD</text:p>
          </table:table-cell>
          <table:table-cell table:style-name="ce54" office:value-type="string">
            <text:p>CREATE_PO_ORDER_DATE_FLD</text:p>
          </table:table-cell>
          <table:table-cell table:style-name="ce54" office:value-type="string">
            <text:p>CREATE_PO_DELIVERY_DATE_FLD</text:p>
          </table:table-cell>
          <table:table-cell table:style-name="ce54" office:value-type="string">
            <text:p>PO_INDENT_MATERIAL_DETAILS</text:p>
          </table:table-cell>
          <table:table-cell table:style-name="ce54" office:value-type="string">
            <text:p>PO_NON_INDENT_MATERIAL_DETAILS</text:p>
          </table:table-cell>
          <table:table-cell table:style-name="ce54" office:value-type="string">
            <text:p>FOR_LOOP_PO_MATERIAL_UNIT_PRICE</text:p>
          </table:table-cell>
          <table:table-cell table:style-name="ce54" office:value-type="string">
            <text:p>FOR_LOOP_PO_MATERIAL_DETAILS</text:p>
          </table:table-cell>
          <table:table-cell table:style-name="ce54" office:value-type="string">
            <text:p>CREATE_PO_NON_INDENT_ITEM_FLD1</text:p>
          </table:table-cell>
          <table:table-cell table:style-name="ce54" office:value-type="string">
            <text:p>CREATE_PO_NON_INDENT_ORDERED_QUANTITY_FLD1</text:p>
          </table:table-cell>
          <table:table-cell table:style-name="ce54" office:value-type="string">
            <text:p>CREATE_PO_UNIT_PRICE_FLD1</text:p>
          </table:table-cell>
          <table:table-cell table:style-name="ce54" office:value-type="string">
            <text:p>CREATE_PO_NON_INDENT_ITEM_FLD2</text:p>
          </table:table-cell>
          <table:table-cell table:style-name="ce54" office:value-type="string">
            <text:p>CREATE_PO_NON_INDENT_ORDERED_QUANTITY_FLD2</text:p>
          </table:table-cell>
          <table:table-cell table:style-name="ce54" office:value-type="string">
            <text:p>CREATE_PO_UNIT_PRICE_FLD2</text:p>
          </table:table-cell>
          <table:table-cell table:style-name="ce54" office:value-type="string">
            <text:p>STORES_PO_REVISED_NOTES_FLD</text:p>
          </table:table-cell>
          <table:table-cell table:style-name="ce54" office:value-type="string">
            <text:p>CREATE_PO_SUPPLIER_NAME_FLD</text:p>
          </table:table-cell>
          <table:table-cell table:style-name="ce3" office:value-type="string">
            <text:p>CREATE_MI_DESIGNATION_FLD</text:p>
          </table:table-cell>
          <table:table-cell table:style-name="ce3" office:value-type="string">
            <text:p>CREATE_MI_APPROVER_FLD</text:p>
          </table:table-cell>
          <table:table-cell table:style-name="ce3" office:value-type="string">
            <text:p>STORES_APPROVE_MI_APPROVER_FLD</text:p>
          </table:table-cell>
          <table:table-cell table:style-name="ce3" office:value-type="string">
            <text:p>STORES_APPROVE_MI_DESIGNATION_FLD</text:p>
          </table:table-cell>
          <table:table-cell table:style-name="ce46" office:value-type="string">
            <text:p>STORES_CREATE_PO_TAX_PRICE_FLD</text:p>
          </table:table-cell>
          <table:table-cell table:style-name="ce56" office:value-type="string">
            <text:p>#</text:p>
          </table:table-cell>
          <table:table-cell table:number-columns-repeated="198"/>
        </table:table-row>
        <table:table-row table:style-name="ro2">
          <table:table-cell office:value-type="string">
            <text:p>attributes</text:p>
          </table:table-cell>
          <table:table-cell table:style-name="ce51" office:value-type="string">
            <text:p>itemNo</text:p>
          </table:table-cell>
          <table:table-cell table:style-name="ce51" office:value-type="string">
            <text:p>type</text:p>
          </table:table-cell>
          <table:table-cell table:style-name="ce51" office:value-type="string">
            <text:p>description</text:p>
          </table:table-cell>
          <table:table-cell table:style-name="ce51" office:value-type="string">
            <text:p>uom</text:p>
          </table:table-cell>
          <table:table-cell table:style-name="ce51" office:value-type="string">
            <text:p>itemStatusId</text:p>
          </table:table-cell>
          <table:table-cell table:style-name="ce51" office:value-type="string">
            <text:p>isIndentRequired</text:p>
          </table:table-cell>
          <table:table-cell table:style-name="ce51"/>
          <table:table-cell table:style-name="ce51" office:value-type="string">
            <text:p>canPurchase</text:p>
          </table:table-cell>
          <table:table-cell table:style-name="ce51" office:value-type="string">
            <text:p>contractReqt</text:p>
          </table:table-cell>
          <table:table-cell table:style-name="ce51" office:value-type="string">
            <text:p>isLotControlled</text:p>
          </table:table-cell>
          <table:table-cell table:style-name="ce51" office:value-type="string">
            <text:p>isShelfLifeControlled</text:p>
          </table:table-cell>
          <table:table-cell table:style-name="ce51" office:value-type="string">
            <text:p>binLevelStorage</text:p>
          </table:table-cell>
          <table:table-cell table:style-name="ce51" office:value-type="string">
            <text:p>tempDeptId</text:p>
          </table:table-cell>
          <table:table-cell table:style-name="ce51" office:value-type="string">
            <text:p>itemNo</text:p>
          </table:table-cell>
          <table:table-cell table:style-name="ce51" office:value-type="string">
            <text:p>x</text:p>
          </table:table-cell>
          <table:table-cell table:style-name="ce52" office:value-type="string">
            <text:p>reqtype</text:p>
          </table:table-cell>
          <table:table-cell table:style-name="ce52" office:value-type="string">
            <text:p>reqDate</text:p>
          </table:table-cell>
          <table:table-cell table:style-name="ce52" office:value-type="string">
            <text:p>departmentId</text:p>
          </table:table-cell>
          <table:table-cell table:style-name="ce52" office:value-type="string">
            <text:p>indentingStore</text:p>
          </table:table-cell>
          <table:table-cell table:style-name="ce52" office:value-type="string">
            <text:p>purpose</text:p>
          </table:table-cell>
          <table:table-cell table:style-name="ce52" office:value-type="string">
            <text:p>issuingStore</text:p>
          </table:table-cell>
          <table:table-cell table:style-name="ce52" office:value-type="string">
            <text:p>coaCode</text:p>
          </table:table-cell>
          <table:table-cell table:style-name="ce52" office:value-type="string">
            <text:p>projectCode</text:p>
          </table:table-cell>
          <table:table-cell table:style-name="ce52" office:value-type="string">
            <text:p>assetName</text:p>
          </table:table-cell>
          <table:table-cell table:style-name="ce52" office:value-type="string">
            <text:p>loop</text:p>
          </table:table-cell>
          <table:table-cell table:style-name="ce52" office:value-type="string">
            <text:p>itemNo</text:p>
          </table:table-cell>
          <table:table-cell table:style-name="ce52" office:value-type="string">
            <text:p>quantity</text:p>
          </table:table-cell>
          <table:table-cell table:style-name="ce52" office:value-type="string">
            <text:p>itemNo</text:p>
          </table:table-cell>
          <table:table-cell table:style-name="ce52" office:value-type="string">
            <text:p>quantity</text:p>
          </table:table-cell>
          <table:table-cell table:style-name="ce52" office:value-type="string">
            <text:p>itemNo</text:p>
          </table:table-cell>
          <table:table-cell table:style-name="ce52" office:value-type="string">
            <text:p>quantity</text:p>
          </table:table-cell>
          <table:table-cell table:style-name="ce54" office:value-type="string">
            <text:p>po non indent</text:p>
          </table:table-cell>
          <table:table-cell table:style-name="ce54" office:value-type="string">
            <text:p>po indent type</text:p>
          </table:table-cell>
          <table:table-cell table:style-name="ce54" office:value-type="string">
            <text:p>storeId</text:p>
          </table:table-cell>
          <table:table-cell table:style-name="ce54" office:value-type="string">
            <text:p>orderdate</text:p>
          </table:table-cell>
          <table:table-cell table:style-name="ce54" office:value-type="string">
            <text:p>deliverBydate</text:p>
          </table:table-cell>
          <table:table-cell table:style-name="ce54" office:value-type="string">
            <text:p>material</text:p>
          </table:table-cell>
          <table:table-cell table:style-name="ce54" office:value-type="string">
            <text:p>materialdetilas</text:p>
          </table:table-cell>
          <table:table-cell table:style-name="ce54" office:value-type="string">
            <text:p>poindentunitprice</text:p>
          </table:table-cell>
          <table:table-cell table:style-name="ce54" office:value-type="string">
            <text:p>PoLoopMaterials</text:p>
          </table:table-cell>
          <table:table-cell table:style-name="ce54" office:value-type="string">
            <text:p>itemNo</text:p>
          </table:table-cell>
          <table:table-cell table:style-name="ce54" office:value-type="string">
            <text:p>quantity</text:p>
          </table:table-cell>
          <table:table-cell table:style-name="ce54" office:value-type="string">
            <text:p>price</text:p>
          </table:table-cell>
          <table:table-cell table:style-name="ce54" office:value-type="string">
            <text:p>itemNo</text:p>
          </table:table-cell>
          <table:table-cell table:style-name="ce54" office:value-type="string">
            <text:p>quantity</text:p>
          </table:table-cell>
          <table:table-cell table:style-name="ce54" office:value-type="string">
            <text:p>price</text:p>
          </table:table-cell>
          <table:table-cell table:style-name="ce54" office:value-type="string">
            <text:p>revisedNotes</text:p>
          </table:table-cell>
          <table:table-cell table:style-name="ce54" office:value-type="string">
            <text:p>suppName</text:p>
          </table:table-cell>
          <table:table-cell table:style-name="ce3" office:value-type="string">
            <text:p>approverDesignation</text:p>
          </table:table-cell>
          <table:table-cell table:style-name="ce3" office:value-type="string">
            <text:p>approver</text:p>
          </table:table-cell>
          <table:table-cell table:style-name="ce10" office:value-type="string">
            <text:p>approver</text:p>
          </table:table-cell>
          <table:table-cell table:style-name="ce3" office:value-type="string">
            <text:p>approverDesignation</text:p>
          </table:table-cell>
          <table:table-cell table:style-name="ce3" office:value-type="string">
            <text:p>taxAmount</text:p>
          </table:table-cell>
          <table:table-cell table:style-name="ce57" office:value-type="string">
            <text:p>#</text:p>
          </table:table-cell>
          <table:table-cell table:number-columns-repeated="198"/>
        </table:table-row>
        <table:table-row table:style-name="ro2">
          <table:table-cell office:value-type="string">
            <text:p>0010</text:p>
          </table:table-cell>
          <table:table-cell table:style-name="ce51" office:value-type="string">
            <text:p>911</text:p>
          </table:table-cell>
          <table:table-cell table:style-name="ce51" office:value-type="string">
            <text:p>MS RODS-1</text:p>
          </table:table-cell>
          <table:table-cell table:style-name="ce51" office:value-type="string">
            <text:p>crankshaft Assembly</text:p>
          </table:table-cell>
          <table:table-cell table:style-name="ce51" office:value-type="string">
            <text:p>NOS</text:p>
          </table:table-cell>
          <table:table-cell table:style-name="ce51" office:value-type="string">
            <text:p>Active</text:p>
          </table:table-cell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 office:value-type="string">
            <text:p>Tendered</text:p>
          </table:table-cell>
          <table:table-cell table:number-columns-repeated="3" table:style-name="ce51" office:value-type="string">
            <text:p>y</text:p>
          </table:table-cell>
          <table:table-cell table:style-name="ce51" office:value-type="string">
            <text:p>A-Accounts Central Cell</text:p>
          </table:table-cell>
          <table:table-cell table:style-name="ce51" office:value-type="string">
            <text:p>911</text:p>
          </table:table-cell>
          <table:table-cell table:style-name="ce51" office:value-type="string">
            <text:p>1</text:p>
          </table:table-cell>
          <table:table-cell table:style-name="ce52" office:value-type="string">
            <text:p>Purchase</text:p>
          </table:table-cell>
          <table:table-cell table:style-name="ce52" table:number-columns-repeated="2"/>
          <table:table-cell table:style-name="ce52" office:value-type="string">
            <text:p>H01/MEDICAL STORES</text:p>
          </table:table-cell>
          <table:table-cell table:style-name="ce52" table:number-columns-repeated="5"/>
          <table:table-cell table:style-name="ce52" office:value-type="string">
            <text:p>1</text:p>
          </table:table-cell>
          <table:table-cell table:style-name="ce52" office:value-type="string">
            <text:p>911</text:p>
          </table:table-cell>
          <table:table-cell table:style-name="ce52" office:value-type="string">
            <text:p>25</text:p>
          </table:table-cell>
          <table:table-cell table:style-name="ce52" table:number-columns-repeated="4"/>
          <table:table-cell table:style-name="ce54"/>
          <table:table-cell table:style-name="ce54" office:value-type="string">
            <text:p>1</text:p>
          </table:table-cell>
          <table:table-cell table:style-name="ce54" table:number-columns-repeated="3"/>
          <table:table-cell table:style-name="ce54" office:value-type="string">
            <text:p>1</text:p>
          </table:table-cell>
          <table:table-cell table:style-name="ce54"/>
          <table:table-cell table:number-columns-repeated="2" table:style-name="ce54" office:value-type="string">
            <text:p>1</text:p>
          </table:table-cell>
          <table:table-cell table:style-name="ce54" table:number-columns-repeated="2"/>
          <table:table-cell table:style-name="ce54" office:value-type="string">
            <text:p>1000</text:p>
          </table:table-cell>
          <table:table-cell table:style-name="ce54" table:number-columns-repeated="3"/>
          <table:table-cell table:style-name="ce54" office:value-type="string">
            <text:p>PO approved</text:p>
          </table:table-cell>
          <table:table-cell table:style-name="ce54" office:value-type="string">
            <text:p>Manjunath</text:p>
          </table:table-cell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office:value-type="string">
            <text:p>1</text:p>
          </table:table-cell>
          <table:table-cell table:style-name="ce57" office:value-type="string">
            <text:p>#</text:p>
          </table:table-cell>
          <table:table-cell office:value-type="string">
            <text:p>create_po_indent_type_valid_values_for_future_date_and_delivery_date</text:p>
          </table:table-cell>
          <table:table-cell table:number-columns-repeated="197"/>
        </table:table-row>
        <table:table-row table:style-name="ro7">
          <table:table-cell office:value-type="string">
            <text:p>0020</text:p>
          </table:table-cell>
          <table:table-cell table:style-name="ce51" office:value-type="string">
            <text:p>912</text:p>
          </table:table-cell>
          <table:table-cell table:style-name="ce51" office:value-type="string">
            <text:p>MS RODS-1</text:p>
          </table:table-cell>
          <table:table-cell table:style-name="ce51" office:value-type="string">
            <text:p>Transmission Assembly</text:p>
          </table:table-cell>
          <table:table-cell table:style-name="ce51" office:value-type="string">
            <text:p>NOS</text:p>
          </table:table-cell>
          <table:table-cell table:style-name="ce51" office:value-type="string">
            <text:p>Active</text:p>
          </table:table-cell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 office:value-type="string">
            <text:p>Tendered</text:p>
          </table:table-cell>
          <table:table-cell table:number-columns-repeated="3" table:style-name="ce51" office:value-type="string">
            <text:p>y</text:p>
          </table:table-cell>
          <table:table-cell table:style-name="ce51" office:value-type="string">
            <text:p>B-Buildings</text:p>
          </table:table-cell>
          <table:table-cell table:style-name="ce51" office:value-type="string">
            <text:p>912</text:p>
          </table:table-cell>
          <table:table-cell table:style-name="ce51" office:value-type="string">
            <text:p>1</text:p>
          </table:table-cell>
          <table:table-cell table:style-name="ce52" office:value-type="string">
            <text:p>Purchase</text:p>
          </table:table-cell>
          <table:table-cell table:style-name="ce52" office:value-type="string">
            <text:p>30102009</text:p>
          </table:table-cell>
          <table:table-cell table:style-name="ce52"/>
          <table:table-cell table:style-name="ce52" office:value-type="string">
            <text:p>H01/MEDICAL STORES</text:p>
          </table:table-cell>
          <table:table-cell table:style-name="ce52" table:number-columns-repeated="5"/>
          <table:table-cell table:style-name="ce52" office:value-type="string">
            <text:p>1</text:p>
          </table:table-cell>
          <table:table-cell table:style-name="ce52" office:value-type="string">
            <text:p>912</text:p>
          </table:table-cell>
          <table:table-cell table:style-name="ce52" office:value-type="string">
            <text:p>200</text:p>
          </table:table-cell>
          <table:table-cell table:style-name="ce52" office:value-type="string">
            <text:p>911</text:p>
          </table:table-cell>
          <table:table-cell table:style-name="ce52" office:value-type="string">
            <text:p>25</text:p>
          </table:table-cell>
          <table:table-cell table:style-name="ce52" table:number-columns-repeated="2"/>
          <table:table-cell table:style-name="ce54"/>
          <table:table-cell table:style-name="ce54" office:value-type="string">
            <text:p>1</text:p>
          </table:table-cell>
          <table:table-cell table:style-name="ce54"/>
          <table:table-cell table:style-name="ce54" office:value-type="string">
            <text:p>01102009</text:p>
          </table:table-cell>
          <table:table-cell table:style-name="ce54"/>
          <table:table-cell table:style-name="ce54" office:value-type="string">
            <text:p>1</text:p>
          </table:table-cell>
          <table:table-cell table:style-name="ce54"/>
          <table:table-cell table:style-name="ce54" office:value-type="string">
            <text:p>1</text:p>
          </table:table-cell>
          <table:table-cell table:style-name="ce54" table:number-columns-repeated="3"/>
          <table:table-cell table:style-name="ce54" office:value-type="string">
            <text:p>2000</text:p>
          </table:table-cell>
          <table:table-cell table:style-name="ce54" table:number-columns-repeated="2"/>
          <table:table-cell table:style-name="ce54" office:value-type="string">
            <text:p>5555</text:p>
          </table:table-cell>
          <table:table-cell table:style-name="ce54"/>
          <table:table-cell table:style-name="ce54" office:value-type="string">
            <text:p>Manjunath</text:p>
          </table:table-cell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/>
          <table:table-cell table:style-name="ce57" office:value-type="string">
            <text:p>#</text:p>
          </table:table-cell>
          <table:table-cell table:style-name="ce3" office:value-type="string">
            <text:p>create_purchase_order_for_past_dates_less_than_indent_date</text:p>
            <text:p><text:s text:c="2"/></text:p>
          </table:table-cell>
          <table:table-cell table:number-columns-repeated="197"/>
        </table:table-row>
        <table:table-row table:style-name="ro2">
          <table:table-cell office:value-type="string">
            <text:p>0030</text:p>
          </table:table-cell>
          <table:table-cell table:style-name="ce51" office:value-type="string">
            <text:p>913</text:p>
          </table:table-cell>
          <table:table-cell table:style-name="ce51" office:value-type="string">
            <text:p>MS RODS-1</text:p>
          </table:table-cell>
          <table:table-cell table:style-name="ce51" office:value-type="string">
            <text:p>Steering</text:p>
          </table:table-cell>
          <table:table-cell table:style-name="ce51" office:value-type="string">
            <text:p>NOS</text:p>
          </table:table-cell>
          <table:table-cell table:style-name="ce51" office:value-type="string">
            <text:p>Active</text:p>
          </table:table-cell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 office:value-type="string">
            <text:p>Tendered</text:p>
          </table:table-cell>
          <table:table-cell table:style-name="ce51" table:number-columns-repeated="3"/>
          <table:table-cell table:style-name="ce51" office:value-type="string">
            <text:p>H-Health</text:p>
          </table:table-cell>
          <table:table-cell table:style-name="ce51" office:value-type="string">
            <text:p>913</text:p>
          </table:table-cell>
          <table:table-cell table:style-name="ce51" office:value-type="string">
            <text:p>1</text:p>
          </table:table-cell>
          <table:table-cell table:style-name="ce52" office:value-type="string">
            <text:p>Purchase</text:p>
          </table:table-cell>
          <table:table-cell table:style-name="ce52" table:number-columns-repeated="2"/>
          <table:table-cell table:style-name="ce52" office:value-type="string">
            <text:p>H01/MEDICAL STORES</text:p>
          </table:table-cell>
          <table:table-cell table:style-name="ce52" table:number-columns-repeated="5"/>
          <table:table-cell table:style-name="ce52" office:value-type="string">
            <text:p>2</text:p>
          </table:table-cell>
          <table:table-cell table:style-name="ce52" office:value-type="string">
            <text:p>913</text:p>
          </table:table-cell>
          <table:table-cell table:style-name="ce52" office:value-type="string">
            <text:p>500</text:p>
          </table:table-cell>
          <table:table-cell table:style-name="ce52" office:value-type="string">
            <text:p>912</text:p>
          </table:table-cell>
          <table:table-cell table:style-name="ce52" office:value-type="string">
            <text:p>200</text:p>
          </table:table-cell>
          <table:table-cell table:style-name="ce52" office:value-type="string">
            <text:p>911</text:p>
          </table:table-cell>
          <table:table-cell table:style-name="ce52" office:value-type="string">
            <text:p>25</text:p>
          </table:table-cell>
          <table:table-cell table:style-name="ce54"/>
          <table:table-cell table:style-name="ce54" office:value-type="string">
            <text:p>1</text:p>
          </table:table-cell>
          <table:table-cell table:style-name="ce54" table:number-columns-repeated="2"/>
          <table:table-cell table:style-name="ce54" office:value-type="string">
            <text:p>01012011</text:p>
          </table:table-cell>
          <table:table-cell table:style-name="ce54" office:value-type="string">
            <text:p>1</text:p>
          </table:table-cell>
          <table:table-cell table:style-name="ce54"/>
          <table:table-cell table:style-name="ce54" office:value-type="string">
            <text:p>2</text:p>
          </table:table-cell>
          <table:table-cell table:style-name="ce54" office:value-type="string">
            <text:p>1</text:p>
          </table:table-cell>
          <table:table-cell table:style-name="ce54" table:number-columns-repeated="2"/>
          <table:table-cell table:style-name="ce54" office:value-type="string">
            <text:p>1555</text:p>
          </table:table-cell>
          <table:table-cell table:style-name="ce54" table:number-columns-repeated="2"/>
          <table:table-cell table:style-name="ce54" office:value-type="string">
            <text:p>10</text:p>
          </table:table-cell>
          <table:table-cell table:style-name="ce54"/>
          <table:table-cell table:style-name="ce54" office:value-type="string">
            <text:p>Manjunath</text:p>
          </table:table-cell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/>
          <table:table-cell table:style-name="ce57" office:value-type="string">
            <text:p>#</text:p>
          </table:table-cell>
          <table:table-cell office:value-type="string">
            <text:p>create_purchase_order_for_multiple_line_items_from_the_indent</text:p>
          </table:table-cell>
          <table:table-cell table:number-columns-repeated="197"/>
        </table:table-row>
        <table:table-row table:style-name="ro2">
          <table:table-cell office:value-type="string">
            <text:p>0040</text:p>
          </table:table-cell>
          <table:table-cell table:style-name="ce51" office:value-type="string">
            <text:p>914</text:p>
          </table:table-cell>
          <table:table-cell table:style-name="ce51" office:value-type="string">
            <text:p>MS RODS-1</text:p>
          </table:table-cell>
          <table:table-cell table:style-name="ce51" office:value-type="string">
            <text:p>Rim</text:p>
          </table:table-cell>
          <table:table-cell table:style-name="ce51" office:value-type="string">
            <text:p>NOS</text:p>
          </table:table-cell>
          <table:table-cell table:style-name="ce51" office:value-type="string">
            <text:p>Active</text:p>
          </table:table-cell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 office:value-type="string">
            <text:p>Tendered</text:p>
          </table:table-cell>
          <table:table-cell table:number-columns-repeated="3" table:style-name="ce51" office:value-type="string">
            <text:p>y</text:p>
          </table:table-cell>
          <table:table-cell table:style-name="ce51" office:value-type="string">
            <text:p>A-Accounts Central Cell</text:p>
          </table:table-cell>
          <table:table-cell table:style-name="ce51" office:value-type="string">
            <text:p>914</text:p>
          </table:table-cell>
          <table:table-cell table:style-name="ce51" office:value-type="string">
            <text:p>1</text:p>
          </table:table-cell>
          <table:table-cell table:style-name="ce52" table:number-columns-repeated="10"/>
          <table:table-cell table:style-name="ce53" table:number-columns-repeated="4"/>
          <table:table-cell table:style-name="ce52" table:number-columns-repeated="2"/>
          <table:table-cell table:style-name="ce54" office:value-type="string">
            <text:p>1</text:p>
          </table:table-cell>
          <table:table-cell table:style-name="ce54"/>
          <table:table-cell table:style-name="ce54" office:value-type="string">
            <text:p>H01/MEDICAL STORES</text:p>
          </table:table-cell>
          <table:table-cell table:style-name="ce54" table:number-columns-repeated="3"/>
          <table:table-cell table:style-name="ce54" office:value-type="string">
            <text:p>1</text:p>
          </table:table-cell>
          <table:table-cell table:style-name="ce54"/>
          <table:table-cell table:style-name="ce54" office:value-type="string">
            <text:p>1</text:p>
          </table:table-cell>
          <table:table-cell table:style-name="ce54" office:value-type="string">
            <text:p>914</text:p>
          </table:table-cell>
          <table:table-cell table:style-name="ce54" office:value-type="string">
            <text:p>100</text:p>
          </table:table-cell>
          <table:table-cell table:style-name="ce54" office:value-type="string">
            <text:p>1000</text:p>
          </table:table-cell>
          <table:table-cell table:style-name="ce54" table:number-columns-repeated="4"/>
          <table:table-cell table:style-name="ce54" office:value-type="string">
            <text:p>Manjunath</text:p>
          </table:table-cell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/>
          <table:table-cell table:style-name="ce57" office:value-type="string">
            <text:p>#</text:p>
          </table:table-cell>
          <table:table-cell office:value-type="string">
            <text:p>create_po_non_indent_with_item_indent_type_and_purchasable</text:p>
          </table:table-cell>
          <table:table-cell table:number-columns-repeated="197"/>
        </table:table-row>
        <table:table-row table:style-name="ro2">
          <table:table-cell office:value-type="string">
            <text:p>0050</text:p>
          </table:table-cell>
          <table:table-cell table:style-name="ce51" office:value-type="string">
            <text:p>915</text:p>
          </table:table-cell>
          <table:table-cell table:style-name="ce51" office:value-type="string">
            <text:p>MS RODS-1</text:p>
          </table:table-cell>
          <table:table-cell table:style-name="ce51" office:value-type="string">
            <text:p>abc</text:p>
          </table:table-cell>
          <table:table-cell table:style-name="ce51" office:value-type="string">
            <text:p>NOS</text:p>
          </table:table-cell>
          <table:table-cell table:style-name="ce51" office:value-type="string">
            <text:p>Active</text:p>
          </table:table-cell>
          <table:table-cell table:style-name="ce51" office:value-type="string">
            <text:p>1</text:p>
          </table:table-cell>
          <table:table-cell table:style-name="ce51"/>
          <table:table-cell table:style-name="ce51" office:value-type="string">
            <text:p>y</text:p>
          </table:table-cell>
          <table:table-cell table:style-name="ce51" office:value-type="string">
            <text:p>Tendered</text:p>
          </table:table-cell>
          <table:table-cell table:number-columns-repeated="3" table:style-name="ce51" office:value-type="string">
            <text:p>y</text:p>
          </table:table-cell>
          <table:table-cell table:style-name="ce51" office:value-type="string">
            <text:p>B-Buildings</text:p>
          </table:table-cell>
          <table:table-cell table:style-name="ce51" office:value-type="string">
            <text:p>915</text:p>
          </table:table-cell>
          <table:table-cell table:style-name="ce51" office:value-type="string">
            <text:p>1</text:p>
          </table:table-cell>
          <table:table-cell table:style-name="ce52" table:number-columns-repeated="16"/>
          <table:table-cell table:style-name="ce54" office:value-type="string">
            <text:p>1</text:p>
          </table:table-cell>
          <table:table-cell table:style-name="ce54"/>
          <table:table-cell table:style-name="ce54" office:value-type="string">
            <text:p>H01/MEDICAL STORES</text:p>
          </table:table-cell>
          <table:table-cell table:style-name="ce54" table:number-columns-repeated="3"/>
          <table:table-cell table:style-name="ce54" office:value-type="string">
            <text:p>1</text:p>
          </table:table-cell>
          <table:table-cell table:style-name="ce54"/>
          <table:table-cell table:style-name="ce54" office:value-type="string">
            <text:p>1</text:p>
          </table:table-cell>
          <table:table-cell table:style-name="ce54" office:value-type="string">
            <text:p>915</text:p>
          </table:table-cell>
          <table:table-cell table:style-name="ce54" office:value-type="string">
            <text:p>555</text:p>
          </table:table-cell>
          <table:table-cell table:style-name="ce54" office:value-type="string">
            <text:p>500</text:p>
          </table:table-cell>
          <table:table-cell table:style-name="ce54" table:number-columns-repeated="4"/>
          <table:table-cell table:style-name="ce54" office:value-type="string">
            <text:p>Prakash</text:p>
          </table:table-cell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/>
          <table:table-cell table:style-name="ce57" office:value-type="string">
            <text:p>#</text:p>
          </table:table-cell>
          <table:table-cell office:value-type="string">
            <text:p>create_po_non_indent_with_item_non_indent_type_and_purchasable</text:p>
          </table:table-cell>
          <table:table-cell table:number-columns-repeated="197"/>
        </table:table-row>
        <table:table-row table:style-name="ro2">
          <table:table-cell office:value-type="string">
            <text:p>0060</text:p>
          </table:table-cell>
          <table:table-cell table:style-name="ce51" office:value-type="string">
            <text:p>916</text:p>
          </table:table-cell>
          <table:table-cell table:style-name="ce51" office:value-type="string">
            <text:p>MS RODS-1</text:p>
          </table:table-cell>
          <table:table-cell table:style-name="ce51" office:value-type="string">
            <text:p>abcd</text:p>
          </table:table-cell>
          <table:table-cell table:style-name="ce51" office:value-type="string">
            <text:p>NOS</text:p>
          </table:table-cell>
          <table:table-cell table:style-name="ce51" office:value-type="string">
            <text:p>Active</text:p>
          </table:table-cell>
          <table:table-cell table:style-name="ce51" table:number-columns-repeated="3"/>
          <table:table-cell table:style-name="ce51" office:value-type="string">
            <text:p>Tendered</text:p>
          </table:table-cell>
          <table:table-cell table:number-columns-repeated="3" table:style-name="ce51" office:value-type="string">
            <text:p>y</text:p>
          </table:table-cell>
          <table:table-cell table:style-name="ce51" office:value-type="string">
            <text:p>H-Health</text:p>
          </table:table-cell>
          <table:table-cell table:style-name="ce51" office:value-type="string">
            <text:p>916</text:p>
          </table:table-cell>
          <table:table-cell table:style-name="ce51" office:value-type="string">
            <text:p>1</text:p>
          </table:table-cell>
          <table:table-cell table:style-name="ce52" table:number-columns-repeated="16"/>
          <table:table-cell table:style-name="ce54" office:value-type="string">
            <text:p>1</text:p>
          </table:table-cell>
          <table:table-cell table:style-name="ce54" table:number-columns-repeated="2"/>
          <table:table-cell table:style-name="ce54" office:value-type="string">
            <text:p>10102011</text:p>
          </table:table-cell>
          <table:table-cell table:style-name="ce54" table:number-columns-repeated="2"/>
          <table:table-cell table:style-name="ce54" office:value-type="string">
            <text:p>1</text:p>
          </table:table-cell>
          <table:table-cell table:style-name="ce54"/>
          <table:table-cell table:style-name="ce54" office:value-type="string">
            <text:p>1</text:p>
          </table:table-cell>
          <table:table-cell table:style-name="ce54" office:value-type="string">
            <text:p>916</text:p>
          </table:table-cell>
          <table:table-cell table:style-name="ce54" office:value-type="string">
            <text:p>250</text:p>
          </table:table-cell>
          <table:table-cell table:style-name="ce54" office:value-type="string">
            <text:p>500</text:p>
          </table:table-cell>
          <table:table-cell table:style-name="ce54" office:value-type="string">
            <text:p>915</text:p>
          </table:table-cell>
          <table:table-cell table:style-name="ce54" office:value-type="string">
            <text:p>555</text:p>
          </table:table-cell>
          <table:table-cell table:style-name="ce54" office:value-type="string">
            <text:p>500</text:p>
          </table:table-cell>
          <table:table-cell table:style-name="ce54"/>
          <table:table-cell table:style-name="ce54" office:value-type="string">
            <text:p>Manjunath</text:p>
          </table:table-cell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/>
          <table:table-cell table:style-name="ce57" office:value-type="string">
            <text:p>#</text:p>
          </table:table-cell>
          <table:table-cell table:style-name="ce3" office:value-type="string">
            <text:p>create_po_non_indent_with_item_indent_type_and_not_purchasable</text:p>
          </table:table-cell>
          <table:table-cell table:number-columns-repeated="197"/>
        </table:table-row>
        <table:table-row table:style-name="ro2">
          <table:table-cell office:value-type="string">
            <text:p>0070</text:p>
          </table:table-cell>
          <table:table-cell table:style-name="ce51" office:value-type="string">
            <text:p>917</text:p>
          </table:table-cell>
          <table:table-cell table:style-name="ce51" office:value-type="string">
            <text:p>MS RODS-1</text:p>
          </table:table-cell>
          <table:table-cell table:style-name="ce51" office:value-type="string">
            <text:p>xyz</text:p>
          </table:table-cell>
          <table:table-cell table:style-name="ce51" office:value-type="string">
            <text:p>NOS</text:p>
          </table:table-cell>
          <table:table-cell table:style-name="ce51" office:value-type="string">
            <text:p>Active</text:p>
          </table:table-cell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 office:value-type="string">
            <text:p>Tendered</text:p>
          </table:table-cell>
          <table:table-cell table:style-name="ce51" office:value-type="string">
            <text:p>y</text:p>
          </table:table-cell>
          <table:table-cell table:style-name="ce51"/>
          <table:table-cell table:style-name="ce51" office:value-type="string">
            <text:p>y</text:p>
          </table:table-cell>
          <table:table-cell table:style-name="ce51" office:value-type="string">
            <text:p>A-Accounts Central Cell</text:p>
          </table:table-cell>
          <table:table-cell table:style-name="ce51" office:value-type="string">
            <text:p>917</text:p>
          </table:table-cell>
          <table:table-cell table:style-name="ce51" office:value-type="string">
            <text:p>1</text:p>
          </table:table-cell>
          <table:table-cell table:style-name="ce52" table:number-columns-repeated="16"/>
          <table:table-cell table:style-name="ce54" office:value-type="string">
            <text:p>1</text:p>
          </table:table-cell>
          <table:table-cell table:style-name="ce54" table:number-columns-repeated="5"/>
          <table:table-cell table:style-name="ce54" office:value-type="string">
            <text:p>1</text:p>
          </table:table-cell>
          <table:table-cell table:style-name="ce54"/>
          <table:table-cell table:style-name="ce54" office:value-type="string">
            <text:p>2</text:p>
          </table:table-cell>
          <table:table-cell table:style-name="ce54" office:value-type="string">
            <text:p>917</text:p>
          </table:table-cell>
          <table:table-cell table:style-name="ce54" office:value-type="string">
            <text:p>700</text:p>
          </table:table-cell>
          <table:table-cell table:style-name="ce54" office:value-type="string">
            <text:p>1000</text:p>
          </table:table-cell>
          <table:table-cell table:style-name="ce54" office:value-type="string">
            <text:p>915</text:p>
          </table:table-cell>
          <table:table-cell table:style-name="ce54" office:value-type="string">
            <text:p>555</text:p>
          </table:table-cell>
          <table:table-cell table:style-name="ce54" office:value-type="string">
            <text:p>500</text:p>
          </table:table-cell>
          <table:table-cell table:style-name="ce54"/>
          <table:table-cell table:style-name="ce54" office:value-type="string">
            <text:p>Manjunath</text:p>
          </table:table-cell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/>
          <table:table-cell table:style-name="ce57" office:value-type="string">
            <text:p>#</text:p>
          </table:table-cell>
          <table:table-cell office:value-type="string">
            <text:p>Create_po_non_indent_with_multiple_line_items</text:p>
          </table:table-cell>
          <table:table-cell table:number-columns-repeated="197"/>
        </table:table-row>
        <table:table-row table:style-name="ro2">
          <table:table-cell/>
          <table:table-cell table:style-name="ce51" table:number-columns-repeated="15"/>
          <table:table-cell table:style-name="ce52" table:number-columns-repeated="16"/>
          <table:table-cell table:style-name="ce54" table:number-columns-repeated="17"/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/>
          <table:table-cell table:style-name="ce57" office:value-type="string">
            <text:p>#</text:p>
          </table:table-cell>
          <table:table-cell table:number-columns-repeated="198"/>
        </table:table-row>
        <table:table-row table:style-name="ro2">
          <table:table-cell/>
          <table:table-cell table:style-name="ce51" table:number-columns-repeated="15"/>
          <table:table-cell table:style-name="ce52" table:number-columns-repeated="16"/>
          <table:table-cell table:style-name="ce54" table:number-columns-repeated="17"/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/>
          <table:table-cell table:style-name="ce57" office:value-type="string">
            <text:p>#</text:p>
          </table:table-cell>
          <table:table-cell table:number-columns-repeated="198"/>
        </table:table-row>
        <table:table-row table:style-name="ro2">
          <table:table-cell/>
          <table:table-cell table:style-name="ce51" table:number-columns-repeated="15"/>
          <table:table-cell table:style-name="ce52" table:number-columns-repeated="16"/>
          <table:table-cell table:style-name="ce54" table:number-columns-repeated="17"/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/>
          <table:table-cell table:style-name="ce57" office:value-type="string">
            <text:p>#</text:p>
          </table:table-cell>
          <table:table-cell table:number-columns-repeated="198"/>
        </table:table-row>
        <table:table-row table:style-name="ro3" table:number-rows-repeated="65523">
          <table:table-cell table:number-columns-repeated="253"/>
        </table:table-row>
        <table:table-row table:style-name="ro3">
          <table:table-cell table:number-columns-repeated="253"/>
        </table:table-row>
      </table:table>
      <table:table table:name="po_approve_reject" table:style-name="ta2" table:print="false">
        <table:table-column table:style-name="co27" table:default-cell-style-name="ce1"/>
        <table:table-column table:style-name="co27" table:number-columns-repeated="15" table:default-cell-style-name="ce7"/>
        <table:table-column table:style-name="co27" table:number-columns-repeated="36" table:default-cell-style-name="ce1"/>
        <table:table-column table:style-name="co27" table:default-cell-style-name="ce55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27" table:default-cell-style-name="ce55"/>
        <table:table-column table:style-name="co180" table:default-cell-style-name="ce9"/>
        <table:table-column table:style-name="co181" table:default-cell-style-name="ce1"/>
        <table:table-column table:style-name="co182" table:default-cell-style-name="ce1"/>
        <table:table-column table:style-name="co27" table:number-columns-repeated="195" table:default-cell-style-name="ce1"/>
        <table:table-row table:style-name="ro1">
          <table:table-cell office:value-type="string">
            <text:p>tc</text:p>
          </table:table-cell>
          <table:table-cell table:style-name="ce58" office:value-type="string">
            <text:p>ITEM_NO</text:p>
          </table:table-cell>
          <table:table-cell table:style-name="ce58" office:value-type="string">
            <text:p>ITEM_TYPE</text:p>
          </table:table-cell>
          <table:table-cell table:style-name="ce58" office:value-type="string">
            <text:p>ITEM_DESCRIPTION</text:p>
          </table:table-cell>
          <table:table-cell table:style-name="ce58" office:value-type="string">
            <text:p>BASE_UOM</text:p>
          </table:table-cell>
          <table:table-cell table:style-name="ce58" office:value-type="string">
            <text:p>ITEM_STATUS</text:p>
          </table:table-cell>
          <table:table-cell table:style-name="ce58" office:value-type="string">
            <text:p>CREATE_ITEM_INDENT_REQUIRED_CHECK_BOX</text:p>
          </table:table-cell>
          <table:table-cell table:style-name="ce58" office:value-type="string">
            <text:p>SCRAP_ITEM</text:p>
          </table:table-cell>
          <table:table-cell table:style-name="ce58" office:value-type="string">
            <text:p>ITEM_PURCHASED</text:p>
          </table:table-cell>
          <table:table-cell table:style-name="ce58" office:value-type="string">
            <text:p>CONTRACT_REQD</text:p>
          </table:table-cell>
          <table:table-cell table:style-name="ce58" office:value-type="string">
            <text:p>LOT_CONTROL</text:p>
          </table:table-cell>
          <table:table-cell table:style-name="ce58" office:value-type="string">
            <text:p>SHELF_LIFE_CONTROL</text:p>
          </table:table-cell>
          <table:table-cell table:style-name="ce58" office:value-type="string">
            <text:p>BIN_LEVEL_STORAGE</text:p>
          </table:table-cell>
          <table:table-cell table:style-name="ce58" office:value-type="string">
            <text:p>CREATE_ITEM_DEPARTMENT_FROM_FLD</text:p>
          </table:table-cell>
          <table:table-cell table:style-name="ce58" office:value-type="string">
            <text:p>VIEW_ITEM_NUMBER1</text:p>
          </table:table-cell>
          <table:table-cell table:style-name="ce58" office:value-type="string">
            <text:p>CREATE_SUCCESS_DATA1</text:p>
          </table:table-cell>
          <table:table-cell table:style-name="ce59" office:value-type="string">
            <text:p>CREATE_MI_TYPE_FLD1</text:p>
          </table:table-cell>
          <table:table-cell table:style-name="ce59" office:value-type="string">
            <text:p>CREATE_MATERIAL_INDENT_DATE_FLD</text:p>
          </table:table-cell>
          <table:table-cell table:style-name="ce59" office:value-type="string">
            <text:p>CREATE_MI_DEPARTMENT_FLD1</text:p>
          </table:table-cell>
          <table:table-cell table:style-name="ce59" office:value-type="string">
            <text:p>CREATE_MI_INDENTING_STORE_FLD1</text:p>
          </table:table-cell>
          <table:table-cell table:style-name="ce59" office:value-type="string">
            <text:p>CREATE_MI_INDENT_PURPOSE_FLD1</text:p>
          </table:table-cell>
          <table:table-cell table:style-name="ce59" office:value-type="string">
            <text:p>CREATE_MI_ISSUING_STORE_FLD1</text:p>
          </table:table-cell>
          <table:table-cell table:style-name="ce59" office:value-type="string">
            <text:p>CREATE_MI_ACCOUNT_CODE_FLD1</text:p>
          </table:table-cell>
          <table:table-cell table:style-name="ce59" office:value-type="string">
            <text:p>CREATE_MI_PROJECT_CODE_FLD1</text:p>
          </table:table-cell>
          <table:table-cell table:style-name="ce59" office:value-type="string">
            <text:p>CREATE_MI_ASSET_CODE_FLD1</text:p>
          </table:table-cell>
          <table:table-cell table:style-name="ce59" office:value-type="string">
            <text:p>FOR_LOOP_MATERIAL_INDENT</text:p>
          </table:table-cell>
          <table:table-cell table:style-name="ce59" office:value-type="string">
            <text:p>CREATE_MI_ITEM_FLD1</text:p>
          </table:table-cell>
          <table:table-cell table:style-name="ce59" office:value-type="string">
            <text:p>CREATE_MI_QUANTITY_REQUIRED_FLD1</text:p>
          </table:table-cell>
          <table:table-cell table:style-name="ce59" office:value-type="string">
            <text:p>CREATE_MI_ITEM_FLD2</text:p>
          </table:table-cell>
          <table:table-cell table:style-name="ce59" office:value-type="string">
            <text:p>CREATE_MI_QUANTITY_REQUIRED_FLD2</text:p>
          </table:table-cell>
          <table:table-cell table:style-name="ce59" office:value-type="string">
            <text:p>CREATE_MI_ITEM_FLD3</text:p>
          </table:table-cell>
          <table:table-cell table:style-name="ce59" office:value-type="string">
            <text:p>CREATE_MI_QUANTITY_REQUIRED_FLD3</text:p>
          </table:table-cell>
          <table:table-cell table:style-name="ce54" office:value-type="string">
            <text:p>PO_NON_INDENT</text:p>
          </table:table-cell>
          <table:table-cell table:style-name="ce54" office:value-type="string">
            <text:p>PO_INDENT</text:p>
          </table:table-cell>
          <table:table-cell table:style-name="ce54" office:value-type="string">
            <text:p>CREATE_PO_NON_INDENT_STORE_FLD</text:p>
          </table:table-cell>
          <table:table-cell table:style-name="ce54" office:value-type="string">
            <text:p>CREATE_PO_ORDER_DATE_FLD</text:p>
          </table:table-cell>
          <table:table-cell table:style-name="ce54" office:value-type="string">
            <text:p>CREATE_PO_DELIVERY_DATE_FLD</text:p>
          </table:table-cell>
          <table:table-cell table:style-name="ce54" office:value-type="string">
            <text:p>PO_INDENT_MATERIAL_DETAILS</text:p>
          </table:table-cell>
          <table:table-cell table:style-name="ce54" office:value-type="string">
            <text:p>PO_NON_INDENT_MATERIAL_DETAILS</text:p>
          </table:table-cell>
          <table:table-cell table:style-name="ce54" office:value-type="string">
            <text:p>FOR_LOOP_PO_MATERIAL_UNIT_PRICE</text:p>
          </table:table-cell>
          <table:table-cell table:style-name="ce54" office:value-type="string">
            <text:p>FOR_LOOP_PO_MATERIAL_DETAILS</text:p>
          </table:table-cell>
          <table:table-cell table:style-name="ce54" office:value-type="string">
            <text:p>CREATE_PO_NON_INDENT_ITEM_FLD1</text:p>
          </table:table-cell>
          <table:table-cell table:style-name="ce54" office:value-type="string">
            <text:p>CREATE_PO_NON_INDENT_ORDERED_QUANTITY_FLD1</text:p>
          </table:table-cell>
          <table:table-cell table:style-name="ce54" office:value-type="string">
            <text:p>CREATE_PO_UNIT_PRICE_FLD1</text:p>
          </table:table-cell>
          <table:table-cell table:style-name="ce54" office:value-type="string">
            <text:p>CREATE_PO_NON_INDENT_ITEM_FLD2</text:p>
          </table:table-cell>
          <table:table-cell table:style-name="ce54" office:value-type="string">
            <text:p>CREATE_PO_NON_INDENT_ORDERED_QUANTITY_FLD2</text:p>
          </table:table-cell>
          <table:table-cell table:style-name="ce54" office:value-type="string">
            <text:p>CREATE_PO_UNIT_PRICE_FLD2</text:p>
          </table:table-cell>
          <table:table-cell table:style-name="ce54" office:value-type="string">
            <text:p>CREATE_PO_NON_INDENT_ITEM_FLD3</text:p>
          </table:table-cell>
          <table:table-cell table:style-name="ce54" office:value-type="string">
            <text:p>CREATE_PO_NON_INDENT_ORDERED_QUANTITY_FLD3</text:p>
          </table:table-cell>
          <table:table-cell table:style-name="ce54" office:value-type="string">
            <text:p>CREATE_PO_UNIT_PRICE_FLD3</text:p>
          </table:table-cell>
          <table:table-cell table:style-name="ce54" office:value-type="string">
            <text:p>APPROVE_PO_INDENT</text:p>
          </table:table-cell>
          <table:table-cell table:style-name="ce54" office:value-type="string">
            <text:p>APPROVE_PO_NON_INDENT</text:p>
          </table:table-cell>
          <table:table-cell table:style-name="ce54" office:value-type="string">
            <text:p>STORES_PO_REVISED_NOTES_FLD</text:p>
          </table:table-cell>
          <table:table-cell table:style-name="ce3" office:value-type="string">
            <text:p>CREATE_MI_DESIGNATION_FLD</text:p>
          </table:table-cell>
          <table:table-cell table:style-name="ce3" office:value-type="string">
            <text:p>CREATE_MI_APPROVER_FLD</text:p>
          </table:table-cell>
          <table:table-cell table:style-name="ce3" office:value-type="string">
            <text:p>STORES_APPROVE_MI_APPROVER_FLD</text:p>
          </table:table-cell>
          <table:table-cell table:style-name="ce3" office:value-type="string">
            <text:p>STORES_APPROVE_MI_DESIGNATION_FLD</text:p>
          </table:table-cell>
          <table:table-cell table:style-name="ce54" office:value-type="string">
            <text:p>CREATE_PO_SUPPLIER_NAME_FLD</text:p>
          </table:table-cell>
          <table:table-cell table:style-name="ce46" office:value-type="string">
            <text:p>STORES_CREATE_PO_TAX_PRICE_FLD</text:p>
          </table:table-cell>
          <table:table-cell table:style-name="ce57" office:value-type="string">
            <text:p>#</text:p>
          </table:table-cell>
          <table:table-cell table:number-columns-repeated="196"/>
        </table:table-row>
        <table:table-row table:style-name="ro2">
          <table:table-cell office:value-type="string">
            <text:p>attributes</text:p>
          </table:table-cell>
          <table:table-cell table:style-name="ce58" office:value-type="string">
            <text:p>itemNo</text:p>
          </table:table-cell>
          <table:table-cell table:style-name="ce58" office:value-type="string">
            <text:p>type</text:p>
          </table:table-cell>
          <table:table-cell table:style-name="ce58" office:value-type="string">
            <text:p>description</text:p>
          </table:table-cell>
          <table:table-cell table:style-name="ce58" office:value-type="string">
            <text:p>uom</text:p>
          </table:table-cell>
          <table:table-cell table:style-name="ce58" office:value-type="string">
            <text:p>itemStatusId</text:p>
          </table:table-cell>
          <table:table-cell table:style-name="ce58" office:value-type="string">
            <text:p>isIndentRequired</text:p>
          </table:table-cell>
          <table:table-cell table:style-name="ce58"/>
          <table:table-cell table:style-name="ce58" office:value-type="string">
            <text:p>canPurchase</text:p>
          </table:table-cell>
          <table:table-cell table:style-name="ce58" office:value-type="string">
            <text:p>contractReqt</text:p>
          </table:table-cell>
          <table:table-cell table:style-name="ce58" office:value-type="string">
            <text:p>isLotControlled</text:p>
          </table:table-cell>
          <table:table-cell table:style-name="ce58" office:value-type="string">
            <text:p>isShelfLifeControlled</text:p>
          </table:table-cell>
          <table:table-cell table:style-name="ce58" office:value-type="string">
            <text:p>binLevelStorage</text:p>
          </table:table-cell>
          <table:table-cell table:style-name="ce58" office:value-type="string">
            <text:p>tempDeptId</text:p>
          </table:table-cell>
          <table:table-cell table:style-name="ce58" office:value-type="string">
            <text:p>itemNo</text:p>
          </table:table-cell>
          <table:table-cell table:style-name="ce58" office:value-type="string">
            <text:p>x</text:p>
          </table:table-cell>
          <table:table-cell table:style-name="ce59" office:value-type="string">
            <text:p>reqtype</text:p>
          </table:table-cell>
          <table:table-cell table:style-name="ce59" office:value-type="string">
            <text:p>reqDate</text:p>
          </table:table-cell>
          <table:table-cell table:style-name="ce59" office:value-type="string">
            <text:p>departmentId</text:p>
          </table:table-cell>
          <table:table-cell table:style-name="ce59" office:value-type="string">
            <text:p>indentingStore</text:p>
          </table:table-cell>
          <table:table-cell table:style-name="ce59" office:value-type="string">
            <text:p>purpose</text:p>
          </table:table-cell>
          <table:table-cell table:style-name="ce59" office:value-type="string">
            <text:p>issuingStore</text:p>
          </table:table-cell>
          <table:table-cell table:style-name="ce59" office:value-type="string">
            <text:p>coaCode</text:p>
          </table:table-cell>
          <table:table-cell table:style-name="ce59" office:value-type="string">
            <text:p>projectCode</text:p>
          </table:table-cell>
          <table:table-cell table:style-name="ce59" office:value-type="string">
            <text:p>assetName</text:p>
          </table:table-cell>
          <table:table-cell table:style-name="ce59" office:value-type="string">
            <text:p>loop</text:p>
          </table:table-cell>
          <table:table-cell table:style-name="ce59" office:value-type="string">
            <text:p>itemNo</text:p>
          </table:table-cell>
          <table:table-cell table:style-name="ce59" office:value-type="string">
            <text:p>quantity</text:p>
          </table:table-cell>
          <table:table-cell table:style-name="ce59" office:value-type="string">
            <text:p>itemNo</text:p>
          </table:table-cell>
          <table:table-cell table:style-name="ce59" office:value-type="string">
            <text:p>quantity</text:p>
          </table:table-cell>
          <table:table-cell table:style-name="ce59" office:value-type="string">
            <text:p>itemNo</text:p>
          </table:table-cell>
          <table:table-cell table:style-name="ce59" office:value-type="string">
            <text:p>quantity</text:p>
          </table:table-cell>
          <table:table-cell table:style-name="ce54" office:value-type="string">
            <text:p>po non indent</text:p>
          </table:table-cell>
          <table:table-cell table:style-name="ce54" office:value-type="string">
            <text:p>po indent type</text:p>
          </table:table-cell>
          <table:table-cell table:style-name="ce54" office:value-type="string">
            <text:p>storeId</text:p>
          </table:table-cell>
          <table:table-cell table:style-name="ce54" office:value-type="string">
            <text:p>orderdate</text:p>
          </table:table-cell>
          <table:table-cell table:style-name="ce54" office:value-type="string">
            <text:p>deliverBydate</text:p>
          </table:table-cell>
          <table:table-cell table:style-name="ce54" office:value-type="string">
            <text:p>material</text:p>
          </table:table-cell>
          <table:table-cell table:style-name="ce54" office:value-type="string">
            <text:p>materialdetilas</text:p>
          </table:table-cell>
          <table:table-cell table:style-name="ce54" office:value-type="string">
            <text:p>poindentunitprice</text:p>
          </table:table-cell>
          <table:table-cell table:style-name="ce54" office:value-type="string">
            <text:p>PoLoopMaterials</text:p>
          </table:table-cell>
          <table:table-cell table:style-name="ce54" office:value-type="string">
            <text:p>itemNo</text:p>
          </table:table-cell>
          <table:table-cell table:style-name="ce54" office:value-type="string">
            <text:p>quantity</text:p>
          </table:table-cell>
          <table:table-cell table:style-name="ce54" office:value-type="string">
            <text:p>price</text:p>
          </table:table-cell>
          <table:table-cell table:style-name="ce54" office:value-type="string">
            <text:p>itemNo</text:p>
          </table:table-cell>
          <table:table-cell table:style-name="ce54" office:value-type="string">
            <text:p>quantity</text:p>
          </table:table-cell>
          <table:table-cell table:style-name="ce54" office:value-type="string">
            <text:p>price</text:p>
          </table:table-cell>
          <table:table-cell table:style-name="ce54" office:value-type="string">
            <text:p>itemNo</text:p>
          </table:table-cell>
          <table:table-cell table:style-name="ce54" office:value-type="string">
            <text:p>quantity</text:p>
          </table:table-cell>
          <table:table-cell table:style-name="ce54" office:value-type="string">
            <text:p>price</text:p>
          </table:table-cell>
          <table:table-cell table:style-name="ce54" office:value-type="string">
            <text:p>poindent</text:p>
          </table:table-cell>
          <table:table-cell table:style-name="ce54" office:value-type="string">
            <text:p>pononindent</text:p>
          </table:table-cell>
          <table:table-cell table:style-name="ce54" office:value-type="string">
            <text:p>revisedNotes</text:p>
          </table:table-cell>
          <table:table-cell table:style-name="ce3" office:value-type="string">
            <text:p>approverDesignation</text:p>
          </table:table-cell>
          <table:table-cell table:style-name="ce3" office:value-type="string">
            <text:p>approver</text:p>
          </table:table-cell>
          <table:table-cell table:style-name="ce10" office:value-type="string">
            <text:p>approver</text:p>
          </table:table-cell>
          <table:table-cell table:style-name="ce3" office:value-type="string">
            <text:p>approverDesignation</text:p>
          </table:table-cell>
          <table:table-cell table:style-name="ce54" office:value-type="string">
            <text:p>suppName</text:p>
          </table:table-cell>
          <table:table-cell table:style-name="ce3" office:value-type="string">
            <text:p>taxAmount</text:p>
          </table:table-cell>
          <table:table-cell table:style-name="ce57" office:value-type="string">
            <text:p>#</text:p>
          </table:table-cell>
          <table:table-cell table:number-columns-repeated="196"/>
        </table:table-row>
        <table:table-row table:style-name="ro2">
          <table:table-cell office:value-type="string">
            <text:p>0010</text:p>
          </table:table-cell>
          <table:table-cell table:style-name="ce58" office:value-type="string">
            <text:p>921</text:p>
          </table:table-cell>
          <table:table-cell table:style-name="ce58" office:value-type="string">
            <text:p>MS RODS-1</text:p>
          </table:table-cell>
          <table:table-cell table:style-name="ce58" office:value-type="string">
            <text:p>Spanner</text:p>
          </table:table-cell>
          <table:table-cell table:style-name="ce58" office:value-type="string">
            <text:p>NOS</text:p>
          </table:table-cell>
          <table:table-cell table:style-name="ce58" office:value-type="string">
            <text:p>Active</text:p>
          </table:table-cell>
          <table:table-cell table:style-name="ce58" office:value-type="string">
            <text:p>1</text:p>
          </table:table-cell>
          <table:table-cell table:style-name="ce58"/>
          <table:table-cell table:style-name="ce58" office:value-type="string">
            <text:p>y</text:p>
          </table:table-cell>
          <table:table-cell table:style-name="ce58" office:value-type="string">
            <text:p>Tendered</text:p>
          </table:table-cell>
          <table:table-cell table:number-columns-repeated="3" table:style-name="ce58" office:value-type="string">
            <text:p>y</text:p>
          </table:table-cell>
          <table:table-cell table:style-name="ce58" office:value-type="string">
            <text:p>A-Accounts Central Cell</text:p>
          </table:table-cell>
          <table:table-cell table:style-name="ce58" office:value-type="string">
            <text:p>921</text:p>
          </table:table-cell>
          <table:table-cell table:style-name="ce58" office:value-type="string">
            <text:p>1</text:p>
          </table:table-cell>
          <table:table-cell table:style-name="ce59" office:value-type="string">
            <text:p>Purchase</text:p>
          </table:table-cell>
          <table:table-cell table:style-name="ce59" table:number-columns-repeated="2"/>
          <table:table-cell table:style-name="ce59" office:value-type="string">
            <text:p>H01/MEDICAL STORES</text:p>
          </table:table-cell>
          <table:table-cell table:style-name="ce59" table:number-columns-repeated="5"/>
          <table:table-cell table:style-name="ce59" office:value-type="string">
            <text:p>1</text:p>
          </table:table-cell>
          <table:table-cell table:style-name="ce59" office:value-type="string">
            <text:p>921</text:p>
          </table:table-cell>
          <table:table-cell table:style-name="ce59" office:value-type="string">
            <text:p>25</text:p>
          </table:table-cell>
          <table:table-cell table:style-name="ce59" table:number-columns-repeated="4"/>
          <table:table-cell table:style-name="ce54" office:value-type="string">
            <text:p>1</text:p>
          </table:table-cell>
          <table:table-cell table:style-name="ce54"/>
          <table:table-cell table:style-name="ce54" office:value-type="string">
            <text:p>H01/MEDICAL STORES</text:p>
          </table:table-cell>
          <table:table-cell table:style-name="ce54" table:number-columns-repeated="3"/>
          <table:table-cell table:style-name="ce54" office:value-type="string">
            <text:p>1</text:p>
          </table:table-cell>
          <table:table-cell table:style-name="ce54"/>
          <table:table-cell table:style-name="ce54" office:value-type="string">
            <text:p>1</text:p>
          </table:table-cell>
          <table:table-cell table:style-name="ce54" office:value-type="string">
            <text:p>921</text:p>
          </table:table-cell>
          <table:table-cell table:style-name="ce54" office:value-type="string">
            <text:p>125</text:p>
          </table:table-cell>
          <table:table-cell table:style-name="ce54" office:value-type="string">
            <text:p>1000</text:p>
          </table:table-cell>
          <table:table-cell table:style-name="ce54" table:number-columns-repeated="7"/>
          <table:table-cell table:style-name="ce54" office:value-type="string">
            <text:p>1</text:p>
          </table:table-cell>
          <table:table-cell table:style-name="ce54" office:value-type="string">
            <text:p>PO approved</text:p>
          </table:table-cell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table:style-name="ce54" office:value-type="string">
            <text:p>Manjunath</text:p>
          </table:table-cell>
          <table:table-cell office:value-type="string">
            <text:p>1</text:p>
          </table:table-cell>
          <table:table-cell table:style-name="ce57" office:value-type="string">
            <text:p>#</text:p>
          </table:table-cell>
          <table:table-cell office:value-type="string">
            <text:p>Approve from both levels(PO non indent)</text:p>
          </table:table-cell>
          <table:table-cell table:number-columns-repeated="195"/>
        </table:table-row>
        <table:table-row table:style-name="ro2">
          <table:table-cell office:value-type="string">
            <text:p>0020</text:p>
          </table:table-cell>
          <table:table-cell table:style-name="ce58" office:value-type="string">
            <text:p>922</text:p>
          </table:table-cell>
          <table:table-cell table:style-name="ce58" office:value-type="string">
            <text:p>OILS-5</text:p>
          </table:table-cell>
          <table:table-cell table:style-name="ce58" office:value-type="string">
            <text:p>Transmission Rod</text:p>
          </table:table-cell>
          <table:table-cell table:style-name="ce58" office:value-type="string">
            <text:p>No</text:p>
          </table:table-cell>
          <table:table-cell table:style-name="ce58" office:value-type="string">
            <text:p>Active</text:p>
          </table:table-cell>
          <table:table-cell table:style-name="ce58" table:number-columns-repeated="2"/>
          <table:table-cell table:style-name="ce58" office:value-type="string">
            <text:p>y</text:p>
          </table:table-cell>
          <table:table-cell table:style-name="ce58" office:value-type="string">
            <text:p>Tendered</text:p>
          </table:table-cell>
          <table:table-cell table:number-columns-repeated="3" table:style-name="ce58" office:value-type="string">
            <text:p>y</text:p>
          </table:table-cell>
          <table:table-cell table:style-name="ce58" office:value-type="string">
            <text:p>B-Buildings</text:p>
          </table:table-cell>
          <table:table-cell table:style-name="ce58" office:value-type="string">
            <text:p>922</text:p>
          </table:table-cell>
          <table:table-cell table:style-name="ce58" office:value-type="string">
            <text:p>1</text:p>
          </table:table-cell>
          <table:table-cell table:style-name="ce59" office:value-type="string">
            <text:p>Purchase</text:p>
          </table:table-cell>
          <table:table-cell table:style-name="ce59" office:value-type="string">
            <text:p>30102009</text:p>
          </table:table-cell>
          <table:table-cell table:style-name="ce59"/>
          <table:table-cell table:style-name="ce59" office:value-type="string">
            <text:p>H02/MALARIA STORES</text:p>
          </table:table-cell>
          <table:table-cell table:style-name="ce59" table:number-columns-repeated="5"/>
          <table:table-cell table:style-name="ce59" office:value-type="string">
            <text:p>2</text:p>
          </table:table-cell>
          <table:table-cell table:style-name="ce59" office:value-type="string">
            <text:p>922</text:p>
          </table:table-cell>
          <table:table-cell table:style-name="ce59" office:value-type="string">
            <text:p>200</text:p>
          </table:table-cell>
          <table:table-cell table:style-name="ce59" office:value-type="string">
            <text:p>921</text:p>
          </table:table-cell>
          <table:table-cell table:style-name="ce59" office:value-type="string">
            <text:p>25</text:p>
          </table:table-cell>
          <table:table-cell table:style-name="ce59" table:number-columns-repeated="2"/>
          <table:table-cell table:style-name="ce54" office:value-type="string">
            <text:p>1</text:p>
          </table:table-cell>
          <table:table-cell table:style-name="ce54"/>
          <table:table-cell table:style-name="ce54" office:value-type="string">
            <text:p>H02/MALARIA STORES</text:p>
          </table:table-cell>
          <table:table-cell table:style-name="ce54" office:value-type="string">
            <text:p>01102020</text:p>
          </table:table-cell>
          <table:table-cell table:style-name="ce54" office:value-type="string">
            <text:p>01111020</text:p>
          </table:table-cell>
          <table:table-cell table:style-name="ce54"/>
          <table:table-cell table:style-name="ce54" office:value-type="string">
            <text:p>1</text:p>
          </table:table-cell>
          <table:table-cell table:style-name="ce54"/>
          <table:table-cell table:style-name="ce54" office:value-type="string">
            <text:p>2</text:p>
          </table:table-cell>
          <table:table-cell table:style-name="ce54" office:value-type="string">
            <text:p>922</text:p>
          </table:table-cell>
          <table:table-cell table:style-name="ce54" office:value-type="string">
            <text:p>250</text:p>
          </table:table-cell>
          <table:table-cell table:style-name="ce54" office:value-type="string">
            <text:p>2000</text:p>
          </table:table-cell>
          <table:table-cell table:style-name="ce54" office:value-type="string">
            <text:p>921</text:p>
          </table:table-cell>
          <table:table-cell table:style-name="ce54" office:value-type="string">
            <text:p>125</text:p>
          </table:table-cell>
          <table:table-cell table:style-name="ce54" office:value-type="string">
            <text:p>1000</text:p>
          </table:table-cell>
          <table:table-cell table:style-name="ce54" table:number-columns-repeated="4"/>
          <table:table-cell table:style-name="ce54" office:value-type="string">
            <text:p>1</text:p>
          </table:table-cell>
          <table:table-cell table:style-name="ce54" office:value-type="string">
            <text:p>PO approved</text:p>
          </table:table-cell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table:style-name="ce54" office:value-type="string">
            <text:p>Manjunath</text:p>
          </table:table-cell>
          <table:table-cell office:value-type="string">
            <text:p>1</text:p>
          </table:table-cell>
          <table:table-cell table:style-name="ce57" office:value-type="string">
            <text:p>#</text:p>
          </table:table-cell>
          <table:table-cell table:style-name="ce3" office:value-type="string">
            <text:p>Approve from creator &amp; reject by manager(PO non indent)</text:p>
          </table:table-cell>
          <table:table-cell table:number-columns-repeated="195"/>
        </table:table-row>
        <table:table-row table:style-name="ro2">
          <table:table-cell office:value-type="string">
            <text:p>0030</text:p>
          </table:table-cell>
          <table:table-cell table:style-name="ce58" office:value-type="string">
            <text:p>923</text:p>
          </table:table-cell>
          <table:table-cell table:style-name="ce58" office:value-type="string">
            <text:p>Medical supplies-3</text:p>
          </table:table-cell>
          <table:table-cell table:style-name="ce58" office:value-type="string">
            <text:p>Clutch plate</text:p>
          </table:table-cell>
          <table:table-cell table:style-name="ce58" office:value-type="string">
            <text:p>GRM</text:p>
          </table:table-cell>
          <table:table-cell table:style-name="ce58" office:value-type="string">
            <text:p>Active</text:p>
          </table:table-cell>
          <table:table-cell table:style-name="ce58" office:value-type="string">
            <text:p>1</text:p>
          </table:table-cell>
          <table:table-cell table:style-name="ce58"/>
          <table:table-cell table:style-name="ce58" office:value-type="string">
            <text:p>y</text:p>
          </table:table-cell>
          <table:table-cell table:style-name="ce58" office:value-type="string">
            <text:p>Tendered</text:p>
          </table:table-cell>
          <table:table-cell table:style-name="ce58" table:number-columns-repeated="3"/>
          <table:table-cell table:style-name="ce58" office:value-type="string">
            <text:p>H-Health</text:p>
          </table:table-cell>
          <table:table-cell table:style-name="ce58" office:value-type="string">
            <text:p>923</text:p>
          </table:table-cell>
          <table:table-cell table:style-name="ce58" office:value-type="string">
            <text:p>1</text:p>
          </table:table-cell>
          <table:table-cell table:style-name="ce59" office:value-type="string">
            <text:p>Purchase</text:p>
          </table:table-cell>
          <table:table-cell table:style-name="ce59" table:number-columns-repeated="2"/>
          <table:table-cell table:style-name="ce59" office:value-type="string">
            <text:p>H01/MEDICAL STORES</text:p>
          </table:table-cell>
          <table:table-cell table:style-name="ce59" table:number-columns-repeated="5"/>
          <table:table-cell table:style-name="ce59" office:value-type="string">
            <text:p>3</text:p>
          </table:table-cell>
          <table:table-cell table:style-name="ce59" office:value-type="string">
            <text:p>923</text:p>
          </table:table-cell>
          <table:table-cell table:style-name="ce59" office:value-type="string">
            <text:p>500</text:p>
          </table:table-cell>
          <table:table-cell table:style-name="ce59" office:value-type="string">
            <text:p>922</text:p>
          </table:table-cell>
          <table:table-cell table:style-name="ce59" office:value-type="string">
            <text:p>200</text:p>
          </table:table-cell>
          <table:table-cell table:style-name="ce59" office:value-type="string">
            <text:p>921</text:p>
          </table:table-cell>
          <table:table-cell table:style-name="ce59" office:value-type="string">
            <text:p>25</text:p>
          </table:table-cell>
          <table:table-cell table:style-name="ce54" office:value-type="string">
            <text:p>1</text:p>
          </table:table-cell>
          <table:table-cell table:style-name="ce54"/>
          <table:table-cell table:style-name="ce54" office:value-type="string">
            <text:p>H01/MEDICAL STORES</text:p>
          </table:table-cell>
          <table:table-cell table:style-name="ce54"/>
          <table:table-cell table:style-name="ce54" office:value-type="string">
            <text:p>01012011</text:p>
          </table:table-cell>
          <table:table-cell table:style-name="ce54"/>
          <table:table-cell table:style-name="ce54" office:value-type="string">
            <text:p>1</text:p>
          </table:table-cell>
          <table:table-cell table:style-name="ce54"/>
          <table:table-cell table:style-name="ce54" office:value-type="string">
            <text:p>2</text:p>
          </table:table-cell>
          <table:table-cell table:style-name="ce54" office:value-type="string">
            <text:p>923</text:p>
          </table:table-cell>
          <table:table-cell table:style-name="ce54" office:value-type="string">
            <text:p>500</text:p>
          </table:table-cell>
          <table:table-cell table:style-name="ce54" office:value-type="string">
            <text:p>1555</text:p>
          </table:table-cell>
          <table:table-cell table:style-name="ce54" office:value-type="string">
            <text:p>922</text:p>
          </table:table-cell>
          <table:table-cell table:style-name="ce54" office:value-type="string">
            <text:p>250</text:p>
          </table:table-cell>
          <table:table-cell table:style-name="ce54" office:value-type="string">
            <text:p>2000</text:p>
          </table:table-cell>
          <table:table-cell table:style-name="ce54" table:number-columns-repeated="4"/>
          <table:table-cell table:style-name="ce54" office:value-type="string">
            <text:p>1</text:p>
          </table:table-cell>
          <table:table-cell table:style-name="ce54" office:value-type="string">
            <text:p>PO rejected</text:p>
          </table:table-cell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table:style-name="ce54" office:value-type="string">
            <text:p>Manjunath</text:p>
          </table:table-cell>
          <table:table-cell office:value-type="string">
            <text:p>1</text:p>
          </table:table-cell>
          <table:table-cell table:style-name="ce57" office:value-type="string">
            <text:p>#</text:p>
          </table:table-cell>
          <table:table-cell office:value-type="string">
            <text:p>Reject from creator(PO non indent)</text:p>
          </table:table-cell>
          <table:table-cell table:number-columns-repeated="195"/>
        </table:table-row>
        <table:table-row table:style-name="ro2">
          <table:table-cell office:value-type="string">
            <text:p>0040</text:p>
          </table:table-cell>
          <table:table-cell table:style-name="ce58" office:value-type="string">
            <text:p>924</text:p>
          </table:table-cell>
          <table:table-cell table:style-name="ce58" office:value-type="string">
            <text:p>WOOD</text:p>
          </table:table-cell>
          <table:table-cell table:style-name="ce58" office:value-type="string">
            <text:p>Door Assembly</text:p>
          </table:table-cell>
          <table:table-cell table:style-name="ce58" office:value-type="string">
            <text:p>R/M</text:p>
          </table:table-cell>
          <table:table-cell table:style-name="ce58" office:value-type="string">
            <text:p>Active</text:p>
          </table:table-cell>
          <table:table-cell table:style-name="ce58" table:number-columns-repeated="2"/>
          <table:table-cell table:style-name="ce58" office:value-type="string">
            <text:p>y</text:p>
          </table:table-cell>
          <table:table-cell table:style-name="ce58" office:value-type="string">
            <text:p>Tendered</text:p>
          </table:table-cell>
          <table:table-cell table:number-columns-repeated="3" table:style-name="ce58" office:value-type="string">
            <text:p>y</text:p>
          </table:table-cell>
          <table:table-cell table:style-name="ce58" office:value-type="string">
            <text:p>A-Accounts Central Cell</text:p>
          </table:table-cell>
          <table:table-cell table:style-name="ce58" office:value-type="string">
            <text:p>924</text:p>
          </table:table-cell>
          <table:table-cell table:style-name="ce58" office:value-type="string">
            <text:p>1</text:p>
          </table:table-cell>
          <table:table-cell table:style-name="ce59" office:value-type="string">
            <text:p>Purchase</text:p>
          </table:table-cell>
          <table:table-cell table:style-name="ce59" table:number-columns-repeated="2"/>
          <table:table-cell table:style-name="ce59" office:value-type="string">
            <text:p>H02/MALARIA STORES</text:p>
          </table:table-cell>
          <table:table-cell table:style-name="ce59" table:number-columns-repeated="5"/>
          <table:table-cell table:style-name="ce59" office:value-type="string">
            <text:p>3</text:p>
          </table:table-cell>
          <table:table-cell table:style-name="ce59" office:value-type="string">
            <text:p>924</text:p>
          </table:table-cell>
          <table:table-cell table:style-name="ce59" office:value-type="string">
            <text:p>1000</text:p>
          </table:table-cell>
          <table:table-cell table:style-name="ce59" office:value-type="string">
            <text:p>923</text:p>
          </table:table-cell>
          <table:table-cell table:style-name="ce59" office:value-type="string">
            <text:p>500</text:p>
          </table:table-cell>
          <table:table-cell table:style-name="ce59" office:value-type="string">
            <text:p>922</text:p>
          </table:table-cell>
          <table:table-cell table:style-name="ce59" office:value-type="string">
            <text:p>200</text:p>
          </table:table-cell>
          <table:table-cell table:style-name="ce54"/>
          <table:table-cell table:style-name="ce54" office:value-type="string">
            <text:p>1</text:p>
          </table:table-cell>
          <table:table-cell table:style-name="ce54" office:value-type="string">
            <text:p>H02/MALARIA STORES</text:p>
          </table:table-cell>
          <table:table-cell table:style-name="ce54" table:number-columns-repeated="2"/>
          <table:table-cell table:style-name="ce54" office:value-type="string">
            <text:p>1</text:p>
          </table:table-cell>
          <table:table-cell table:style-name="ce54"/>
          <table:table-cell table:number-columns-repeated="2" table:style-name="ce54" office:value-type="string">
            <text:p>3</text:p>
          </table:table-cell>
          <table:table-cell table:style-name="ce54" table:number-columns-repeated="2"/>
          <table:table-cell table:style-name="ce54" office:value-type="string">
            <text:p>1000</text:p>
          </table:table-cell>
          <table:table-cell table:style-name="ce54" table:number-columns-repeated="2"/>
          <table:table-cell table:style-name="ce54" office:value-type="string">
            <text:p>1555</text:p>
          </table:table-cell>
          <table:table-cell table:style-name="ce54" table:number-columns-repeated="2"/>
          <table:table-cell table:style-name="ce54" office:value-type="string">
            <text:p>2500</text:p>
          </table:table-cell>
          <table:table-cell table:style-name="ce54" office:value-type="string">
            <text:p>1</text:p>
          </table:table-cell>
          <table:table-cell table:style-name="ce54"/>
          <table:table-cell table:style-name="ce54" office:value-type="string">
            <text:p>PO approved</text:p>
          </table:table-cell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table:style-name="ce54" office:value-type="string">
            <text:p>Manjunath</text:p>
          </table:table-cell>
          <table:table-cell office:value-type="string">
            <text:p>1</text:p>
          </table:table-cell>
          <table:table-cell table:style-name="ce57" office:value-type="string">
            <text:p>#</text:p>
          </table:table-cell>
          <table:table-cell office:value-type="string">
            <text:p>Approve from both levels(PO from indents)</text:p>
          </table:table-cell>
          <table:table-cell table:number-columns-repeated="195"/>
        </table:table-row>
        <table:table-row table:style-name="ro2">
          <table:table-cell office:value-type="string">
            <text:p>0050</text:p>
          </table:table-cell>
          <table:table-cell table:style-name="ce58" office:value-type="string">
            <text:p>925</text:p>
          </table:table-cell>
          <table:table-cell table:style-name="ce58" office:value-type="string">
            <text:p>Medical supplies-3</text:p>
          </table:table-cell>
          <table:table-cell table:style-name="ce58" office:value-type="string">
            <text:p>Clutch plate</text:p>
          </table:table-cell>
          <table:table-cell table:style-name="ce58" office:value-type="string">
            <text:p>GRM</text:p>
          </table:table-cell>
          <table:table-cell table:style-name="ce58" office:value-type="string">
            <text:p>Active</text:p>
          </table:table-cell>
          <table:table-cell table:style-name="ce58" office:value-type="string">
            <text:p>1</text:p>
          </table:table-cell>
          <table:table-cell table:style-name="ce58"/>
          <table:table-cell table:style-name="ce58" office:value-type="string">
            <text:p>y</text:p>
          </table:table-cell>
          <table:table-cell table:style-name="ce58" office:value-type="string">
            <text:p>Tendered</text:p>
          </table:table-cell>
          <table:table-cell table:number-columns-repeated="3" table:style-name="ce58" office:value-type="string">
            <text:p>y</text:p>
          </table:table-cell>
          <table:table-cell table:style-name="ce58" office:value-type="string">
            <text:p>H-Health</text:p>
          </table:table-cell>
          <table:table-cell table:style-name="ce58" office:value-type="string">
            <text:p>925</text:p>
          </table:table-cell>
          <table:table-cell table:style-name="ce58" office:value-type="string">
            <text:p>1</text:p>
          </table:table-cell>
          <table:table-cell table:style-name="ce59" office:value-type="string">
            <text:p>Purchase</text:p>
          </table:table-cell>
          <table:table-cell table:style-name="ce59" table:number-columns-repeated="2"/>
          <table:table-cell table:style-name="ce59" office:value-type="string">
            <text:p>H01/MEDICAL STORES</text:p>
          </table:table-cell>
          <table:table-cell table:style-name="ce59" table:number-columns-repeated="5"/>
          <table:table-cell table:style-name="ce59" office:value-type="string">
            <text:p>3</text:p>
          </table:table-cell>
          <table:table-cell table:style-name="ce59" office:value-type="string">
            <text:p>925</text:p>
          </table:table-cell>
          <table:table-cell table:style-name="ce59" office:value-type="string">
            <text:p>500</text:p>
          </table:table-cell>
          <table:table-cell table:style-name="ce59" office:value-type="string">
            <text:p>922</text:p>
          </table:table-cell>
          <table:table-cell table:style-name="ce59" office:value-type="string">
            <text:p>200</text:p>
          </table:table-cell>
          <table:table-cell table:style-name="ce59" office:value-type="string">
            <text:p>921</text:p>
          </table:table-cell>
          <table:table-cell table:style-name="ce59" office:value-type="string">
            <text:p>25</text:p>
          </table:table-cell>
          <table:table-cell table:style-name="ce54" office:value-type="string">
            <text:p>1</text:p>
          </table:table-cell>
          <table:table-cell table:style-name="ce54"/>
          <table:table-cell table:style-name="ce54" office:value-type="string">
            <text:p>H01/MEDICAL STORES</text:p>
          </table:table-cell>
          <table:table-cell table:style-name="ce54"/>
          <table:table-cell table:style-name="ce54" office:value-type="string">
            <text:p>01012011</text:p>
          </table:table-cell>
          <table:table-cell table:style-name="ce54"/>
          <table:table-cell table:style-name="ce54" office:value-type="string">
            <text:p>1</text:p>
          </table:table-cell>
          <table:table-cell table:style-name="ce54"/>
          <table:table-cell table:style-name="ce54" office:value-type="string">
            <text:p>2</text:p>
          </table:table-cell>
          <table:table-cell table:style-name="ce54" office:value-type="string">
            <text:p>925</text:p>
          </table:table-cell>
          <table:table-cell table:style-name="ce54" office:value-type="string">
            <text:p>500</text:p>
          </table:table-cell>
          <table:table-cell table:style-name="ce54" office:value-type="string">
            <text:p>1555</text:p>
          </table:table-cell>
          <table:table-cell table:style-name="ce54" office:value-type="string">
            <text:p>922</text:p>
          </table:table-cell>
          <table:table-cell table:style-name="ce54" office:value-type="string">
            <text:p>250</text:p>
          </table:table-cell>
          <table:table-cell table:style-name="ce54" office:value-type="string">
            <text:p>2000</text:p>
          </table:table-cell>
          <table:table-cell table:style-name="ce54" table:number-columns-repeated="4"/>
          <table:table-cell table:style-name="ce54" office:value-type="string">
            <text:p>1</text:p>
          </table:table-cell>
          <table:table-cell table:style-name="ce54" office:value-type="string">
            <text:p>PO rejected</text:p>
          </table:table-cell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table:style-name="ce54" office:value-type="string">
            <text:p>Prakash</text:p>
          </table:table-cell>
          <table:table-cell office:value-type="string">
            <text:p>1</text:p>
          </table:table-cell>
          <table:table-cell table:style-name="ce57" office:value-type="string">
            <text:p>#</text:p>
          </table:table-cell>
          <table:table-cell office:value-type="string">
            <text:p>Approved by creator, Reject by manager &amp; again approve by creator(PO non indent)</text:p>
          </table:table-cell>
          <table:table-cell table:number-columns-repeated="195"/>
        </table:table-row>
        <table:table-row table:style-name="ro2">
          <table:table-cell/>
          <table:table-cell table:style-name="ce58" table:number-columns-repeated="15"/>
          <table:table-cell table:style-name="ce59" table:number-columns-repeated="16"/>
          <table:table-cell table:style-name="ce54" table:number-columns-repeated="21"/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table:style-name="ce54" office:value-type="string">
            <text:p>Manjunath</text:p>
          </table:table-cell>
          <table:table-cell office:value-type="string">
            <text:p>1</text:p>
          </table:table-cell>
          <table:table-cell table:style-name="ce57"/>
          <table:table-cell table:number-columns-repeated="196"/>
        </table:table-row>
        <table:table-row table:style-name="ro2">
          <table:table-cell/>
          <table:table-cell table:style-name="ce58" table:number-columns-repeated="15"/>
          <table:table-cell table:style-name="ce59" table:number-columns-repeated="16"/>
          <table:table-cell table:style-name="ce54" table:number-columns-repeated="21"/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table:style-name="ce54" office:value-type="string">
            <text:p>Manjunath</text:p>
          </table:table-cell>
          <table:table-cell office:value-type="string">
            <text:p>1</text:p>
          </table:table-cell>
          <table:table-cell table:style-name="ce57"/>
          <table:table-cell table:number-columns-repeated="196"/>
        </table:table-row>
        <table:table-row table:style-name="ro2">
          <table:table-cell/>
          <table:table-cell table:style-name="ce58" table:number-columns-repeated="15"/>
          <table:table-cell table:style-name="ce59" table:number-columns-repeated="16"/>
          <table:table-cell table:style-name="ce54" table:number-columns-repeated="21"/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table:style-name="ce54"/>
          <table:table-cell office:value-type="string">
            <text:p>1</text:p>
          </table:table-cell>
          <table:table-cell table:style-name="ce57"/>
          <table:table-cell table:number-columns-repeated="196"/>
        </table:table-row>
        <table:table-row table:style-name="ro2">
          <table:table-cell/>
          <table:table-cell table:style-name="ce58" table:number-columns-repeated="15"/>
          <table:table-cell table:style-name="ce59" table:number-columns-repeated="16"/>
          <table:table-cell table:style-name="ce54" table:number-columns-repeated="21"/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table:style-name="ce54"/>
          <table:table-cell office:value-type="string">
            <text:p>1</text:p>
          </table:table-cell>
          <table:table-cell table:style-name="ce57"/>
          <table:table-cell table:number-columns-repeated="196"/>
        </table:table-row>
        <table:table-row table:style-name="ro2">
          <table:table-cell/>
          <table:table-cell table:style-name="ce58" table:number-columns-repeated="15"/>
          <table:table-cell table:style-name="ce59" table:number-columns-repeated="16"/>
          <table:table-cell table:style-name="ce54" table:number-columns-repeated="21"/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table:style-name="ce54"/>
          <table:table-cell office:value-type="string">
            <text:p>1</text:p>
          </table:table-cell>
          <table:table-cell table:style-name="ce57"/>
          <table:table-cell table:number-columns-repeated="196"/>
        </table:table-row>
        <table:table-row table:style-name="ro3" table:number-rows-repeated="6552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odify_po" table:style-name="ta2" table:print="false">
        <table:table-column table:style-name="co27" table:number-columns-repeated="74" table:default-cell-style-name="ce1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27" table:default-cell-style-name="ce55"/>
        <table:table-column table:style-name="co180" table:default-cell-style-name="ce9"/>
        <table:table-column table:style-name="co27" table:number-columns-repeated="175" table:default-cell-style-name="ce1"/>
        <table:table-row table:style-name="ro1">
          <table:table-cell office:value-type="string">
            <text:p>tc</text:p>
          </table:table-cell>
          <table:table-cell table:style-name="ce58" office:value-type="string">
            <text:p>ITEM_NO</text:p>
          </table:table-cell>
          <table:table-cell table:style-name="ce58" office:value-type="string">
            <text:p>ITEM_TYPE</text:p>
          </table:table-cell>
          <table:table-cell table:style-name="ce58" office:value-type="string">
            <text:p>ITEM_DESCRIPTION</text:p>
          </table:table-cell>
          <table:table-cell table:style-name="ce58" office:value-type="string">
            <text:p>BASE_UOM</text:p>
          </table:table-cell>
          <table:table-cell table:style-name="ce58" office:value-type="string">
            <text:p>ITEM_STATUS</text:p>
          </table:table-cell>
          <table:table-cell table:style-name="ce58" office:value-type="string">
            <text:p>CREATE_ITEM_INDENT_REQUIRED_CHECK_BOX</text:p>
          </table:table-cell>
          <table:table-cell table:style-name="ce58" office:value-type="string">
            <text:p>SCRAP_ITEM</text:p>
          </table:table-cell>
          <table:table-cell table:style-name="ce58" office:value-type="string">
            <text:p>ITEM_PURCHASED</text:p>
          </table:table-cell>
          <table:table-cell table:style-name="ce58" office:value-type="string">
            <text:p>CONTRACT_REQD</text:p>
          </table:table-cell>
          <table:table-cell table:style-name="ce58" office:value-type="string">
            <text:p>LOT_CONTROL</text:p>
          </table:table-cell>
          <table:table-cell table:style-name="ce58" office:value-type="string">
            <text:p>SHELF_LIFE_CONTROL</text:p>
          </table:table-cell>
          <table:table-cell table:style-name="ce58" office:value-type="string">
            <text:p>BIN_LEVEL_STORAGE</text:p>
          </table:table-cell>
          <table:table-cell table:style-name="ce58" office:value-type="string">
            <text:p>CREATE_ITEM_DEPARTMENT_FROM_FLD</text:p>
          </table:table-cell>
          <table:table-cell table:style-name="ce58" office:value-type="string">
            <text:p>VIEW_ITEM_NUMBER1</text:p>
          </table:table-cell>
          <table:table-cell table:style-name="ce58" office:value-type="string">
            <text:p>CREATE_SUCCESS_DATA1</text:p>
          </table:table-cell>
          <table:table-cell table:style-name="ce59" office:value-type="string">
            <text:p>CREATE_MI_TYPE_FLD1</text:p>
          </table:table-cell>
          <table:table-cell table:style-name="ce59" office:value-type="string">
            <text:p>CREATE_MATERIAL_INDENT_DATE_FLD</text:p>
          </table:table-cell>
          <table:table-cell table:style-name="ce59" office:value-type="string">
            <text:p>CREATE_MI_DEPARTMENT_FLD1</text:p>
          </table:table-cell>
          <table:table-cell table:style-name="ce59" office:value-type="string">
            <text:p>CREATE_MI_INDENTING_STORE_FLD1</text:p>
          </table:table-cell>
          <table:table-cell table:style-name="ce59" office:value-type="string">
            <text:p>CREATE_MI_INDENT_PURPOSE_FLD1</text:p>
          </table:table-cell>
          <table:table-cell table:style-name="ce59" office:value-type="string">
            <text:p>CREATE_MI_ISSUING_STORE_FLD1</text:p>
          </table:table-cell>
          <table:table-cell table:style-name="ce59" office:value-type="string">
            <text:p>CREATE_MI_ACCOUNT_CODE_FLD1</text:p>
          </table:table-cell>
          <table:table-cell table:style-name="ce59" office:value-type="string">
            <text:p>CREATE_MI_PROJECT_CODE_FLD1</text:p>
          </table:table-cell>
          <table:table-cell table:style-name="ce59" office:value-type="string">
            <text:p>CREATE_MI_ASSET_CODE_FLD1</text:p>
          </table:table-cell>
          <table:table-cell table:style-name="ce59" office:value-type="string">
            <text:p>FOR_LOOP_MATERIAL_INDENT</text:p>
          </table:table-cell>
          <table:table-cell table:style-name="ce59" office:value-type="string">
            <text:p>CREATE_MI_ITEM_FLD1</text:p>
          </table:table-cell>
          <table:table-cell table:style-name="ce59" office:value-type="string">
            <text:p>CREATE_MI_QUANTITY_REQUIRED_FLD1</text:p>
          </table:table-cell>
          <table:table-cell table:style-name="ce59" office:value-type="string">
            <text:p>CREATE_MI_ITEM_FLD2</text:p>
          </table:table-cell>
          <table:table-cell table:style-name="ce59" office:value-type="string">
            <text:p>CREATE_MI_QUANTITY_REQUIRED_FLD2</text:p>
          </table:table-cell>
          <table:table-cell table:style-name="ce59" office:value-type="string">
            <text:p>CREATE_MI_ITEM_FLD3</text:p>
          </table:table-cell>
          <table:table-cell table:style-name="ce59" office:value-type="string">
            <text:p>CREATE_MI_QUANTITY_REQUIRED_FLD3</text:p>
          </table:table-cell>
          <table:table-cell table:style-name="ce54" office:value-type="string">
            <text:p>PO_NON_INDENT</text:p>
          </table:table-cell>
          <table:table-cell table:style-name="ce54" office:value-type="string">
            <text:p>PO_INDENT</text:p>
          </table:table-cell>
          <table:table-cell table:style-name="ce54" office:value-type="string">
            <text:p>CREATE_PO_NON_INDENT_STORE_FLD</text:p>
          </table:table-cell>
          <table:table-cell table:style-name="ce54" office:value-type="string">
            <text:p>CREATE_PO_ORDER_DATE_FLD</text:p>
          </table:table-cell>
          <table:table-cell table:style-name="ce54" office:value-type="string">
            <text:p>CREATE_PO_DELIVERY_DATE_FLD</text:p>
          </table:table-cell>
          <table:table-cell table:style-name="ce54" office:value-type="string">
            <text:p>PO_INDENT_MATERIAL_DETAILS</text:p>
          </table:table-cell>
          <table:table-cell table:style-name="ce54" office:value-type="string">
            <text:p>PO_NON_INDENT_MATERIAL_DETAILS</text:p>
          </table:table-cell>
          <table:table-cell table:style-name="ce54" office:value-type="string">
            <text:p>FOR_LOOP_PO_MATERIAL_UNIT_PRICE</text:p>
          </table:table-cell>
          <table:table-cell table:style-name="ce54" office:value-type="string">
            <text:p>FOR_LOOP_PO_MATERIAL_DETAILS</text:p>
          </table:table-cell>
          <table:table-cell table:style-name="ce54" office:value-type="string">
            <text:p>CREATE_PO_NON_INDENT_ITEM_FLD1</text:p>
          </table:table-cell>
          <table:table-cell table:style-name="ce54" office:value-type="string">
            <text:p>CREATE_PO_NON_INDENT_ORDERED_QUANTITY_FLD1</text:p>
          </table:table-cell>
          <table:table-cell table:style-name="ce54" office:value-type="string">
            <text:p>CREATE_PO_UNIT_PRICE_FLD1</text:p>
          </table:table-cell>
          <table:table-cell table:style-name="ce54" office:value-type="string">
            <text:p>CREATE_PO_NON_INDENT_ITEM_FLD2</text:p>
          </table:table-cell>
          <table:table-cell table:style-name="ce54" office:value-type="string">
            <text:p>CREATE_PO_NON_INDENT_ORDERED_QUANTITY_FLD2</text:p>
          </table:table-cell>
          <table:table-cell table:style-name="ce54" office:value-type="string">
            <text:p>CREATE_PO_UNIT_PRICE_FLD2</text:p>
          </table:table-cell>
          <table:table-cell table:style-name="ce54" office:value-type="string">
            <text:p>CREATE_PO_NON_INDENT_ITEM_FLD3</text:p>
          </table:table-cell>
          <table:table-cell table:style-name="ce54" office:value-type="string">
            <text:p>CREATE_PO_NON_INDENT_ORDERED_QUANTITY_FLD3</text:p>
          </table:table-cell>
          <table:table-cell table:style-name="ce54" office:value-type="string">
            <text:p>CREATE_PO_UNIT_PRICE_FLD3</text:p>
          </table:table-cell>
          <table:table-cell table:style-name="ce54" table:number-columns-repeated="3"/>
          <table:table-cell table:style-name="ce60" office:value-type="string">
            <text:p>MODIFY_PO_NON_INDENT_STORE_FLD</text:p>
          </table:table-cell>
          <table:table-cell table:style-name="ce60" office:value-type="string">
            <text:p>MODIFY_PO_ORDER_DATE_FLD</text:p>
          </table:table-cell>
          <table:table-cell table:style-name="ce60" office:value-type="string">
            <text:p>MODIFY_PO_DELIVERY_DATE_FLD</text:p>
          </table:table-cell>
          <table:table-cell table:style-name="ce60" office:value-type="string">
            <text:p>MODIFY_PO_INDENT_MATERIAL_DETAILS</text:p>
          </table:table-cell>
          <table:table-cell table:style-name="ce60" office:value-type="string">
            <text:p>MODIFY_PO_NON_INDENT_MATERIAL_DETAILS</text:p>
          </table:table-cell>
          <table:table-cell table:style-name="ce60" office:value-type="string">
            <text:p>MODIFY_FOR_LOOP_PO_MATERIAL_UNIT_PRICE</text:p>
          </table:table-cell>
          <table:table-cell table:style-name="ce60" office:value-type="string">
            <text:p>MODIFY_FOR_LOOP_PO_MATERIAL_DETAILS</text:p>
          </table:table-cell>
          <table:table-cell table:style-name="ce60" office:value-type="string">
            <text:p>MODIFY_PO_DELETE_LINE_ITEMS</text:p>
          </table:table-cell>
          <table:table-cell table:style-name="ce60" office:value-type="string">
            <text:p>MODIFY_FOR_LOOP_PO_DELETE_LINE_ITEMS</text:p>
          </table:table-cell>
          <table:table-cell table:style-name="ce60" office:value-type="string">
            <text:p>MODIFY_PO_NON_INDENT_ITEM_FLD1</text:p>
          </table:table-cell>
          <table:table-cell table:style-name="ce60" office:value-type="string">
            <text:p>MODIFY_PO_NON_INDENT_ORDERED_QUANTITY_FLD1</text:p>
          </table:table-cell>
          <table:table-cell table:style-name="ce60" office:value-type="string">
            <text:p>MODIFY_PO_UNIT_PRICE_FLD1</text:p>
          </table:table-cell>
          <table:table-cell table:style-name="ce60" office:value-type="string">
            <text:p>MODIFY_PO_NON_INDENT_ITEM_FLD2</text:p>
          </table:table-cell>
          <table:table-cell table:style-name="ce60" office:value-type="string">
            <text:p>MODIFY_PO_NON_INDENT_ORDERED_QUANTITY_FLD2</text:p>
          </table:table-cell>
          <table:table-cell table:style-name="ce60" office:value-type="string">
            <text:p>MODIFY_PO_UNIT_PRICE_FLD2</text:p>
          </table:table-cell>
          <table:table-cell table:style-name="ce60" office:value-type="string">
            <text:p>MODIFY_PO_NON_INDENT_ITEM_FLD3</text:p>
          </table:table-cell>
          <table:table-cell table:style-name="ce60" office:value-type="string">
            <text:p>MODIFY_PO_NON_INDENT_ORDERED_QUANTITY_FLD3</text:p>
          </table:table-cell>
          <table:table-cell table:style-name="ce60" office:value-type="string">
            <text:p>MODIFY_PO_UNIT_PRICE_FLD3</text:p>
          </table:table-cell>
          <table:table-cell table:style-name="ce60" office:value-type="string">
            <text:p>APPROVE_PO_INDENT</text:p>
          </table:table-cell>
          <table:table-cell table:style-name="ce60" office:value-type="string">
            <text:p>APPROVE_PO_NON_INDENT</text:p>
          </table:table-cell>
          <table:table-cell table:style-name="ce60" office:value-type="string">
            <text:p>STORES_PO_REVISED_NOTES_FLD</text:p>
          </table:table-cell>
          <table:table-cell table:style-name="ce3" office:value-type="string">
            <text:p>CREATE_MI_DESIGNATION_FLD</text:p>
          </table:table-cell>
          <table:table-cell table:style-name="ce3" office:value-type="string">
            <text:p>CREATE_MI_APPROVER_FLD</text:p>
          </table:table-cell>
          <table:table-cell table:style-name="ce3" office:value-type="string">
            <text:p>STORES_APPROVE_MI_APPROVER_FLD</text:p>
          </table:table-cell>
          <table:table-cell table:style-name="ce3" office:value-type="string">
            <text:p>STORES_APPROVE_MI_DESIGNATION_FLD</text:p>
          </table:table-cell>
          <table:table-cell table:style-name="ce54" office:value-type="string">
            <text:p>CREATE_PO_SUPPLIER_NAME_FLD</text:p>
          </table:table-cell>
          <table:table-cell table:style-name="ce46" office:value-type="string">
            <text:p>STORES_MODIFY_PO_TAX_PRICE_FLD</text:p>
          </table:table-cell>
          <table:table-cell office:value-type="string">
            <text:p>#</text:p>
          </table:table-cell>
          <table:table-cell table:number-columns-repeated="174"/>
        </table:table-row>
        <table:table-row table:style-name="ro2">
          <table:table-cell office:value-type="string">
            <text:p>attributes</text:p>
          </table:table-cell>
          <table:table-cell table:style-name="ce58" office:value-type="string">
            <text:p>itemNo</text:p>
          </table:table-cell>
          <table:table-cell table:style-name="ce58" office:value-type="string">
            <text:p>type</text:p>
          </table:table-cell>
          <table:table-cell table:style-name="ce58" office:value-type="string">
            <text:p>description</text:p>
          </table:table-cell>
          <table:table-cell table:style-name="ce58" office:value-type="string">
            <text:p>uom</text:p>
          </table:table-cell>
          <table:table-cell table:style-name="ce58" office:value-type="string">
            <text:p>itemStatusId</text:p>
          </table:table-cell>
          <table:table-cell table:style-name="ce58" office:value-type="string">
            <text:p>isIndentRequired</text:p>
          </table:table-cell>
          <table:table-cell table:style-name="ce58"/>
          <table:table-cell table:style-name="ce58" office:value-type="string">
            <text:p>canPurchase</text:p>
          </table:table-cell>
          <table:table-cell table:style-name="ce58" office:value-type="string">
            <text:p>contractReqt</text:p>
          </table:table-cell>
          <table:table-cell table:style-name="ce58" office:value-type="string">
            <text:p>isLotControlled</text:p>
          </table:table-cell>
          <table:table-cell table:style-name="ce58" office:value-type="string">
            <text:p>isShelfLifeControlled</text:p>
          </table:table-cell>
          <table:table-cell table:style-name="ce58" office:value-type="string">
            <text:p>binLevelStorage</text:p>
          </table:table-cell>
          <table:table-cell table:style-name="ce58" office:value-type="string">
            <text:p>tempDeptId</text:p>
          </table:table-cell>
          <table:table-cell table:style-name="ce58" office:value-type="string">
            <text:p>itemNo</text:p>
          </table:table-cell>
          <table:table-cell table:style-name="ce58" office:value-type="string">
            <text:p>x</text:p>
          </table:table-cell>
          <table:table-cell table:style-name="ce59" office:value-type="string">
            <text:p>reqtype</text:p>
          </table:table-cell>
          <table:table-cell table:style-name="ce59" office:value-type="string">
            <text:p>reqDate</text:p>
          </table:table-cell>
          <table:table-cell table:style-name="ce59" office:value-type="string">
            <text:p>departmentId</text:p>
          </table:table-cell>
          <table:table-cell table:style-name="ce59" office:value-type="string">
            <text:p>indentingStore</text:p>
          </table:table-cell>
          <table:table-cell table:style-name="ce59" office:value-type="string">
            <text:p>purpose</text:p>
          </table:table-cell>
          <table:table-cell table:style-name="ce59" office:value-type="string">
            <text:p>issuingStore</text:p>
          </table:table-cell>
          <table:table-cell table:style-name="ce59" office:value-type="string">
            <text:p>coaCode</text:p>
          </table:table-cell>
          <table:table-cell table:style-name="ce59" office:value-type="string">
            <text:p>projectCode</text:p>
          </table:table-cell>
          <table:table-cell table:style-name="ce59" office:value-type="string">
            <text:p>assetName</text:p>
          </table:table-cell>
          <table:table-cell table:style-name="ce59" office:value-type="string">
            <text:p>loop</text:p>
          </table:table-cell>
          <table:table-cell table:style-name="ce59" office:value-type="string">
            <text:p>itemNo</text:p>
          </table:table-cell>
          <table:table-cell table:style-name="ce59" office:value-type="string">
            <text:p>quantity</text:p>
          </table:table-cell>
          <table:table-cell table:style-name="ce59" office:value-type="string">
            <text:p>itemNo</text:p>
          </table:table-cell>
          <table:table-cell table:style-name="ce59" office:value-type="string">
            <text:p>quantity</text:p>
          </table:table-cell>
          <table:table-cell table:style-name="ce59" office:value-type="string">
            <text:p>itemNo</text:p>
          </table:table-cell>
          <table:table-cell table:style-name="ce59" office:value-type="string">
            <text:p>quantity</text:p>
          </table:table-cell>
          <table:table-cell table:style-name="ce54" office:value-type="string">
            <text:p>po non indent</text:p>
          </table:table-cell>
          <table:table-cell table:style-name="ce54" office:value-type="string">
            <text:p>po indent type</text:p>
          </table:table-cell>
          <table:table-cell table:style-name="ce54" office:value-type="string">
            <text:p>storeId</text:p>
          </table:table-cell>
          <table:table-cell table:style-name="ce54" office:value-type="string">
            <text:p>orderdate</text:p>
          </table:table-cell>
          <table:table-cell table:style-name="ce54" office:value-type="string">
            <text:p>deliverBydate</text:p>
          </table:table-cell>
          <table:table-cell table:style-name="ce54" office:value-type="string">
            <text:p>material</text:p>
          </table:table-cell>
          <table:table-cell table:style-name="ce54" office:value-type="string">
            <text:p>materialdetilas</text:p>
          </table:table-cell>
          <table:table-cell table:style-name="ce54" office:value-type="string">
            <text:p>poindentunitprice</text:p>
          </table:table-cell>
          <table:table-cell table:style-name="ce54" office:value-type="string">
            <text:p>PoLoopMaterials</text:p>
          </table:table-cell>
          <table:table-cell table:style-name="ce54" office:value-type="string">
            <text:p>itemNo</text:p>
          </table:table-cell>
          <table:table-cell table:style-name="ce54" office:value-type="string">
            <text:p>quantity</text:p>
          </table:table-cell>
          <table:table-cell table:style-name="ce54" office:value-type="string">
            <text:p>price</text:p>
          </table:table-cell>
          <table:table-cell table:style-name="ce54" office:value-type="string">
            <text:p>itemNo</text:p>
          </table:table-cell>
          <table:table-cell table:style-name="ce54" office:value-type="string">
            <text:p>quantity</text:p>
          </table:table-cell>
          <table:table-cell table:style-name="ce54" office:value-type="string">
            <text:p>price</text:p>
          </table:table-cell>
          <table:table-cell table:style-name="ce54" office:value-type="string">
            <text:p>itemNo</text:p>
          </table:table-cell>
          <table:table-cell table:style-name="ce54" office:value-type="string">
            <text:p>quantity</text:p>
          </table:table-cell>
          <table:table-cell table:style-name="ce54" office:value-type="string">
            <text:p>price</text:p>
          </table:table-cell>
          <table:table-cell table:style-name="ce54" table:number-columns-repeated="3"/>
          <table:table-cell table:style-name="ce60" office:value-type="string">
            <text:p>storeId</text:p>
          </table:table-cell>
          <table:table-cell table:style-name="ce60" office:value-type="string">
            <text:p>orderdate</text:p>
          </table:table-cell>
          <table:table-cell table:style-name="ce60" office:value-type="string">
            <text:p>deliverBydate</text:p>
          </table:table-cell>
          <table:table-cell table:style-name="ce60" office:value-type="string">
            <text:p>material</text:p>
          </table:table-cell>
          <table:table-cell table:style-name="ce60" office:value-type="string">
            <text:p>materialdetilas</text:p>
          </table:table-cell>
          <table:table-cell table:style-name="ce60" office:value-type="string">
            <text:p>poindentunitprice</text:p>
          </table:table-cell>
          <table:table-cell table:style-name="ce60" office:value-type="string">
            <text:p>PoLoopMaterials</text:p>
          </table:table-cell>
          <table:table-cell table:style-name="ce60" table:number-columns-repeated="2"/>
          <table:table-cell table:style-name="ce60" office:value-type="string">
            <text:p>itemNo</text:p>
          </table:table-cell>
          <table:table-cell table:style-name="ce60" office:value-type="string">
            <text:p>quantity</text:p>
          </table:table-cell>
          <table:table-cell table:style-name="ce60" office:value-type="string">
            <text:p>price</text:p>
          </table:table-cell>
          <table:table-cell table:style-name="ce60" office:value-type="string">
            <text:p>itemNo</text:p>
          </table:table-cell>
          <table:table-cell table:style-name="ce60" office:value-type="string">
            <text:p>quantity</text:p>
          </table:table-cell>
          <table:table-cell table:style-name="ce60" office:value-type="string">
            <text:p>price</text:p>
          </table:table-cell>
          <table:table-cell table:style-name="ce60" office:value-type="string">
            <text:p>itemNo</text:p>
          </table:table-cell>
          <table:table-cell table:style-name="ce60" office:value-type="string">
            <text:p>quantity</text:p>
          </table:table-cell>
          <table:table-cell table:style-name="ce60" office:value-type="string">
            <text:p>price</text:p>
          </table:table-cell>
          <table:table-cell table:style-name="ce60" office:value-type="string">
            <text:p>poindent</text:p>
          </table:table-cell>
          <table:table-cell table:style-name="ce60" office:value-type="string">
            <text:p>pononindent</text:p>
          </table:table-cell>
          <table:table-cell table:style-name="ce60" office:value-type="string">
            <text:p>revisedNotes</text:p>
          </table:table-cell>
          <table:table-cell table:style-name="ce3" office:value-type="string">
            <text:p>approverDesignation</text:p>
          </table:table-cell>
          <table:table-cell table:style-name="ce3" office:value-type="string">
            <text:p>approver</text:p>
          </table:table-cell>
          <table:table-cell table:style-name="ce10" office:value-type="string">
            <text:p>approver</text:p>
          </table:table-cell>
          <table:table-cell table:style-name="ce3" office:value-type="string">
            <text:p>approverDesignation</text:p>
          </table:table-cell>
          <table:table-cell table:style-name="ce54" office:value-type="string">
            <text:p>suppName</text:p>
          </table:table-cell>
          <table:table-cell table:style-name="ce3" office:value-type="string">
            <text:p>taxAmount</text:p>
          </table:table-cell>
          <table:table-cell office:value-type="string">
            <text:p>#</text:p>
          </table:table-cell>
          <table:table-cell table:number-columns-repeated="174"/>
        </table:table-row>
        <table:table-row table:style-name="ro2">
          <table:table-cell office:value-type="string">
            <text:p>0010</text:p>
          </table:table-cell>
          <table:table-cell table:style-name="ce58" office:value-type="string">
            <text:p>941</text:p>
          </table:table-cell>
          <table:table-cell table:style-name="ce58" office:value-type="string">
            <text:p>MS RODS-1</text:p>
          </table:table-cell>
          <table:table-cell table:style-name="ce58" office:value-type="string">
            <text:p>Spanner</text:p>
          </table:table-cell>
          <table:table-cell table:style-name="ce58" office:value-type="string">
            <text:p>NOS</text:p>
          </table:table-cell>
          <table:table-cell table:style-name="ce58" office:value-type="string">
            <text:p>Active</text:p>
          </table:table-cell>
          <table:table-cell table:style-name="ce58" office:value-type="string">
            <text:p>1</text:p>
          </table:table-cell>
          <table:table-cell table:style-name="ce58"/>
          <table:table-cell table:style-name="ce58" office:value-type="string">
            <text:p>y</text:p>
          </table:table-cell>
          <table:table-cell table:style-name="ce58" office:value-type="string">
            <text:p>Tendered</text:p>
          </table:table-cell>
          <table:table-cell table:number-columns-repeated="3" table:style-name="ce58" office:value-type="string">
            <text:p>y</text:p>
          </table:table-cell>
          <table:table-cell table:style-name="ce58" office:value-type="string">
            <text:p>A-Accounts Central Cell</text:p>
          </table:table-cell>
          <table:table-cell table:style-name="ce58" office:value-type="string">
            <text:p>941</text:p>
          </table:table-cell>
          <table:table-cell table:style-name="ce58" office:value-type="string">
            <text:p>1</text:p>
          </table:table-cell>
          <table:table-cell table:style-name="ce59" office:value-type="string">
            <text:p>Purchase</text:p>
          </table:table-cell>
          <table:table-cell table:style-name="ce59" table:number-columns-repeated="2"/>
          <table:table-cell table:style-name="ce59" office:value-type="string">
            <text:p>H01/MEDICAL STORES</text:p>
          </table:table-cell>
          <table:table-cell table:style-name="ce59" table:number-columns-repeated="5"/>
          <table:table-cell table:style-name="ce59" office:value-type="string">
            <text:p>1</text:p>
          </table:table-cell>
          <table:table-cell table:style-name="ce59" office:value-type="string">
            <text:p>941</text:p>
          </table:table-cell>
          <table:table-cell table:style-name="ce59" office:value-type="string">
            <text:p>25</text:p>
          </table:table-cell>
          <table:table-cell table:style-name="ce59" table:number-columns-repeated="4"/>
          <table:table-cell table:style-name="ce54" office:value-type="string">
            <text:p>1</text:p>
          </table:table-cell>
          <table:table-cell table:style-name="ce54"/>
          <table:table-cell table:style-name="ce54" office:value-type="string">
            <text:p>H01/MEDICAL STORES</text:p>
          </table:table-cell>
          <table:table-cell table:style-name="ce54" table:number-columns-repeated="3"/>
          <table:table-cell table:style-name="ce54" office:value-type="string">
            <text:p>1</text:p>
          </table:table-cell>
          <table:table-cell table:style-name="ce54"/>
          <table:table-cell table:style-name="ce54" office:value-type="string">
            <text:p>1</text:p>
          </table:table-cell>
          <table:table-cell table:style-name="ce54" office:value-type="string">
            <text:p>941</text:p>
          </table:table-cell>
          <table:table-cell table:style-name="ce54" office:value-type="string">
            <text:p>125</text:p>
          </table:table-cell>
          <table:table-cell table:style-name="ce54" office:value-type="string">
            <text:p>1000</text:p>
          </table:table-cell>
          <table:table-cell table:style-name="ce54" table:number-columns-repeated="9"/>
          <table:table-cell table:style-name="ce60" office:value-type="string">
            <text:p>H01/MEDICAL STORES</text:p>
          </table:table-cell>
          <table:table-cell table:style-name="ce60" table:number-columns-repeated="3"/>
          <table:table-cell table:style-name="ce60" office:value-type="string">
            <text:p>1</text:p>
          </table:table-cell>
          <table:table-cell table:style-name="ce60"/>
          <table:table-cell table:style-name="ce60" office:value-type="string">
            <text:p>2</text:p>
          </table:table-cell>
          <table:table-cell table:style-name="ce60" table:number-columns-repeated="2"/>
          <table:table-cell table:style-name="ce60" office:value-type="string">
            <text:p>921</text:p>
          </table:table-cell>
          <table:table-cell table:style-name="ce60" office:value-type="string">
            <text:p>122</text:p>
          </table:table-cell>
          <table:table-cell table:style-name="ce60" office:value-type="string">
            <text:p>500</text:p>
          </table:table-cell>
          <table:table-cell table:style-name="ce60" office:value-type="string">
            <text:p>923</text:p>
          </table:table-cell>
          <table:table-cell table:style-name="ce60" office:value-type="string">
            <text:p>750</text:p>
          </table:table-cell>
          <table:table-cell table:style-name="ce60" office:value-type="string">
            <text:p>1500</text:p>
          </table:table-cell>
          <table:table-cell table:style-name="ce60" table:number-columns-repeated="4"/>
          <table:table-cell table:style-name="ce60" office:value-type="string">
            <text:p>1</text:p>
          </table:table-cell>
          <table:table-cell table:style-name="ce60" office:value-type="string">
            <text:p>PO approved</text:p>
          </table:table-cell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table:style-name="ce54" office:value-type="string">
            <text:p>Manjunath</text:p>
          </table:table-cell>
          <table:table-cell office:value-type="string">
            <text:p>1</text:p>
          </table:table-cell>
          <table:table-cell office:value-type="string">
            <text:p>#</text:p>
          </table:table-cell>
          <table:table-cell table:number-columns-repeated="174"/>
        </table:table-row>
        <table:table-row table:style-name="ro2">
          <table:table-cell office:value-type="string">
            <text:p>0020</text:p>
          </table:table-cell>
          <table:table-cell table:style-name="ce58" office:value-type="string">
            <text:p>942</text:p>
          </table:table-cell>
          <table:table-cell table:style-name="ce58" office:value-type="string">
            <text:p>OILS-5</text:p>
          </table:table-cell>
          <table:table-cell table:style-name="ce58" office:value-type="string">
            <text:p>Transmission Rod</text:p>
          </table:table-cell>
          <table:table-cell table:style-name="ce58" office:value-type="string">
            <text:p>No</text:p>
          </table:table-cell>
          <table:table-cell table:style-name="ce58" office:value-type="string">
            <text:p>Active</text:p>
          </table:table-cell>
          <table:table-cell table:style-name="ce58" table:number-columns-repeated="2"/>
          <table:table-cell table:style-name="ce58" office:value-type="string">
            <text:p>y</text:p>
          </table:table-cell>
          <table:table-cell table:style-name="ce58" office:value-type="string">
            <text:p>Tendered</text:p>
          </table:table-cell>
          <table:table-cell table:number-columns-repeated="3" table:style-name="ce58" office:value-type="string">
            <text:p>y</text:p>
          </table:table-cell>
          <table:table-cell table:style-name="ce58" office:value-type="string">
            <text:p>B-Buildings</text:p>
          </table:table-cell>
          <table:table-cell table:style-name="ce58" office:value-type="string">
            <text:p>942</text:p>
          </table:table-cell>
          <table:table-cell table:style-name="ce58" office:value-type="string">
            <text:p>1</text:p>
          </table:table-cell>
          <table:table-cell table:style-name="ce59" office:value-type="string">
            <text:p>Purchase</text:p>
          </table:table-cell>
          <table:table-cell table:style-name="ce59" office:value-type="string">
            <text:p>30102009</text:p>
          </table:table-cell>
          <table:table-cell table:style-name="ce59"/>
          <table:table-cell table:style-name="ce59" office:value-type="string">
            <text:p>H02/MALARIA STORES</text:p>
          </table:table-cell>
          <table:table-cell table:style-name="ce59" table:number-columns-repeated="5"/>
          <table:table-cell table:style-name="ce59" office:value-type="string">
            <text:p>2</text:p>
          </table:table-cell>
          <table:table-cell table:style-name="ce59" office:value-type="string">
            <text:p>942</text:p>
          </table:table-cell>
          <table:table-cell table:style-name="ce59" office:value-type="string">
            <text:p>200</text:p>
          </table:table-cell>
          <table:table-cell table:style-name="ce59" office:value-type="string">
            <text:p>941</text:p>
          </table:table-cell>
          <table:table-cell table:style-name="ce59" office:value-type="string">
            <text:p>25</text:p>
          </table:table-cell>
          <table:table-cell table:style-name="ce59" table:number-columns-repeated="2"/>
          <table:table-cell table:style-name="ce54" office:value-type="string">
            <text:p>1</text:p>
          </table:table-cell>
          <table:table-cell table:style-name="ce54"/>
          <table:table-cell table:style-name="ce54" office:value-type="string">
            <text:p>H02/MALARIA STORES</text:p>
          </table:table-cell>
          <table:table-cell table:number-columns-repeated="2" table:style-name="ce54" office:value-type="string">
            <text:p>01102020</text:p>
          </table:table-cell>
          <table:table-cell table:style-name="ce54"/>
          <table:table-cell table:style-name="ce54" office:value-type="string">
            <text:p>1</text:p>
          </table:table-cell>
          <table:table-cell table:style-name="ce54"/>
          <table:table-cell table:style-name="ce54" office:value-type="string">
            <text:p>2</text:p>
          </table:table-cell>
          <table:table-cell table:style-name="ce54" office:value-type="string">
            <text:p>942</text:p>
          </table:table-cell>
          <table:table-cell table:style-name="ce54" office:value-type="string">
            <text:p>250</text:p>
          </table:table-cell>
          <table:table-cell table:style-name="ce54" office:value-type="string">
            <text:p>2000</text:p>
          </table:table-cell>
          <table:table-cell table:style-name="ce54" office:value-type="string">
            <text:p>941</text:p>
          </table:table-cell>
          <table:table-cell table:style-name="ce54" office:value-type="string">
            <text:p>125</text:p>
          </table:table-cell>
          <table:table-cell table:style-name="ce54" office:value-type="string">
            <text:p>1000</text:p>
          </table:table-cell>
          <table:table-cell table:style-name="ce54" table:number-columns-repeated="6"/>
          <table:table-cell table:style-name="ce60" office:value-type="string">
            <text:p>H02/MALARIA STORES</text:p>
          </table:table-cell>
          <table:table-cell table:style-name="ce60" office:value-type="string">
            <text:p>01102020</text:p>
          </table:table-cell>
          <table:table-cell table:style-name="ce60" office:value-type="string">
            <text:p>01112020</text:p>
          </table:table-cell>
          <table:table-cell table:style-name="ce60" table:number-columns-repeated="4"/>
          <table:table-cell table:number-columns-repeated="2" table:style-name="ce60" office:value-type="string">
            <text:p>1</text:p>
          </table:table-cell>
          <table:table-cell table:style-name="ce60" office:value-type="string">
            <text:p>921</text:p>
          </table:table-cell>
          <table:table-cell table:style-name="ce60" office:value-type="string">
            <text:p>250</text:p>
          </table:table-cell>
          <table:table-cell table:style-name="ce60" office:value-type="string">
            <text:p>2000</text:p>
          </table:table-cell>
          <table:table-cell table:style-name="ce60" office:value-type="string">
            <text:p>923</text:p>
          </table:table-cell>
          <table:table-cell table:style-name="ce60" office:value-type="string">
            <text:p>125</text:p>
          </table:table-cell>
          <table:table-cell table:style-name="ce60" office:value-type="string">
            <text:p>1000</text:p>
          </table:table-cell>
          <table:table-cell table:style-name="ce60" table:number-columns-repeated="4"/>
          <table:table-cell table:style-name="ce60" office:value-type="string">
            <text:p>1</text:p>
          </table:table-cell>
          <table:table-cell table:style-name="ce60" office:value-type="string">
            <text:p>PO approved</text:p>
          </table:table-cell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table:style-name="ce54" office:value-type="string">
            <text:p>Manjunath</text:p>
          </table:table-cell>
          <table:table-cell office:value-type="string">
            <text:p>1</text:p>
          </table:table-cell>
          <table:table-cell office:value-type="string">
            <text:p>#</text:p>
          </table:table-cell>
          <table:table-cell table:number-columns-repeated="174"/>
        </table:table-row>
        <table:table-row table:style-name="ro2">
          <table:table-cell office:value-type="string">
            <text:p>0030</text:p>
          </table:table-cell>
          <table:table-cell table:style-name="ce58" office:value-type="string">
            <text:p>943</text:p>
          </table:table-cell>
          <table:table-cell table:style-name="ce58" office:value-type="string">
            <text:p>Medical supplies-3</text:p>
          </table:table-cell>
          <table:table-cell table:style-name="ce58" office:value-type="string">
            <text:p>Clutch plate</text:p>
          </table:table-cell>
          <table:table-cell table:style-name="ce58" office:value-type="string">
            <text:p>GRM</text:p>
          </table:table-cell>
          <table:table-cell table:style-name="ce58" office:value-type="string">
            <text:p>Active</text:p>
          </table:table-cell>
          <table:table-cell table:style-name="ce58" office:value-type="string">
            <text:p>1</text:p>
          </table:table-cell>
          <table:table-cell table:style-name="ce58"/>
          <table:table-cell table:style-name="ce58" office:value-type="string">
            <text:p>y</text:p>
          </table:table-cell>
          <table:table-cell table:style-name="ce58" office:value-type="string">
            <text:p>Tendered</text:p>
          </table:table-cell>
          <table:table-cell table:style-name="ce58" table:number-columns-repeated="3"/>
          <table:table-cell table:style-name="ce58" office:value-type="string">
            <text:p>H-Health</text:p>
          </table:table-cell>
          <table:table-cell table:style-name="ce58" office:value-type="string">
            <text:p>943</text:p>
          </table:table-cell>
          <table:table-cell table:style-name="ce58" office:value-type="string">
            <text:p>1</text:p>
          </table:table-cell>
          <table:table-cell table:style-name="ce59" office:value-type="string">
            <text:p>Purchase</text:p>
          </table:table-cell>
          <table:table-cell table:style-name="ce59" office:value-type="string">
            <text:p>30102009</text:p>
          </table:table-cell>
          <table:table-cell table:style-name="ce59"/>
          <table:table-cell table:style-name="ce59" office:value-type="string">
            <text:p>H01/MEDICAL STORES</text:p>
          </table:table-cell>
          <table:table-cell table:style-name="ce59" table:number-columns-repeated="5"/>
          <table:table-cell table:style-name="ce59" office:value-type="string">
            <text:p>3</text:p>
          </table:table-cell>
          <table:table-cell table:style-name="ce59" office:value-type="string">
            <text:p>943</text:p>
          </table:table-cell>
          <table:table-cell table:style-name="ce59" office:value-type="string">
            <text:p>500</text:p>
          </table:table-cell>
          <table:table-cell table:style-name="ce59" office:value-type="string">
            <text:p>942</text:p>
          </table:table-cell>
          <table:table-cell table:style-name="ce59" office:value-type="string">
            <text:p>200</text:p>
          </table:table-cell>
          <table:table-cell table:style-name="ce59" office:value-type="string">
            <text:p>941</text:p>
          </table:table-cell>
          <table:table-cell table:style-name="ce59" office:value-type="string">
            <text:p>25</text:p>
          </table:table-cell>
          <table:table-cell table:style-name="ce54"/>
          <table:table-cell table:style-name="ce54" office:value-type="string">
            <text:p>1</text:p>
          </table:table-cell>
          <table:table-cell table:style-name="ce54" office:value-type="string">
            <text:p>H01/MEDICAL STORES</text:p>
          </table:table-cell>
          <table:table-cell table:style-name="ce54"/>
          <table:table-cell table:style-name="ce54" office:value-type="string">
            <text:p>01012011</text:p>
          </table:table-cell>
          <table:table-cell table:style-name="ce54" office:value-type="string">
            <text:p>1</text:p>
          </table:table-cell>
          <table:table-cell table:style-name="ce54"/>
          <table:table-cell table:style-name="ce54" office:value-type="string">
            <text:p>3</text:p>
          </table:table-cell>
          <table:table-cell table:style-name="ce54" table:number-columns-repeated="3"/>
          <table:table-cell table:style-name="ce54" office:value-type="string">
            <text:p>1555</text:p>
          </table:table-cell>
          <table:table-cell table:style-name="ce54" table:number-columns-repeated="2"/>
          <table:table-cell table:style-name="ce54" office:value-type="string">
            <text:p>2000</text:p>
          </table:table-cell>
          <table:table-cell table:style-name="ce54" table:number-columns-repeated="2"/>
          <table:table-cell table:style-name="ce54" office:value-type="string">
            <text:p>5555</text:p>
          </table:table-cell>
          <table:table-cell table:style-name="ce54" table:number-columns-repeated="3"/>
          <table:table-cell table:style-name="ce60" table:number-columns-repeated="2"/>
          <table:table-cell table:style-name="ce60" office:value-type="string">
            <text:p>01012015</text:p>
          </table:table-cell>
          <table:table-cell table:style-name="ce60" office:value-type="string">
            <text:p>1</text:p>
          </table:table-cell>
          <table:table-cell table:style-name="ce60"/>
          <table:table-cell table:style-name="ce60" office:value-type="string">
            <text:p>1</text:p>
          </table:table-cell>
          <table:table-cell table:style-name="ce60"/>
          <table:table-cell table:number-columns-repeated="2" table:style-name="ce60" office:value-type="string">
            <text:p>1</text:p>
          </table:table-cell>
          <table:table-cell table:style-name="ce60" table:number-columns-repeated="9"/>
          <table:table-cell table:style-name="ce60" office:value-type="string">
            <text:p>1</text:p>
          </table:table-cell>
          <table:table-cell table:style-name="ce60"/>
          <table:table-cell table:style-name="ce60" office:value-type="string">
            <text:p>PO Modified</text:p>
          </table:table-cell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table:style-name="ce54" office:value-type="string">
            <text:p>Manjunath</text:p>
          </table:table-cell>
          <table:table-cell office:value-type="string">
            <text:p>1</text:p>
          </table:table-cell>
          <table:table-cell office:value-type="string">
            <text:p>#</text:p>
          </table:table-cell>
          <table:table-cell table:number-columns-repeated="174"/>
        </table:table-row>
        <table:table-row table:style-name="ro2">
          <table:table-cell office:value-type="string">
            <text:p>0040</text:p>
          </table:table-cell>
          <table:table-cell table:style-name="ce58" office:value-type="string">
            <text:p>944</text:p>
          </table:table-cell>
          <table:table-cell table:style-name="ce58" office:value-type="string">
            <text:p>WOOD</text:p>
          </table:table-cell>
          <table:table-cell table:style-name="ce58" office:value-type="string">
            <text:p>Door Assembly</text:p>
          </table:table-cell>
          <table:table-cell table:style-name="ce58" office:value-type="string">
            <text:p>R/M</text:p>
          </table:table-cell>
          <table:table-cell table:style-name="ce58" office:value-type="string">
            <text:p>Active</text:p>
          </table:table-cell>
          <table:table-cell table:style-name="ce58" table:number-columns-repeated="2"/>
          <table:table-cell table:style-name="ce58" office:value-type="string">
            <text:p>y</text:p>
          </table:table-cell>
          <table:table-cell table:style-name="ce58" office:value-type="string">
            <text:p>Tendered</text:p>
          </table:table-cell>
          <table:table-cell table:number-columns-repeated="3" table:style-name="ce58" office:value-type="string">
            <text:p>y</text:p>
          </table:table-cell>
          <table:table-cell table:style-name="ce58" office:value-type="string">
            <text:p>A-Accounts Central Cell</text:p>
          </table:table-cell>
          <table:table-cell table:style-name="ce58" office:value-type="string">
            <text:p>944</text:p>
          </table:table-cell>
          <table:table-cell table:style-name="ce58" office:value-type="string">
            <text:p>1</text:p>
          </table:table-cell>
          <table:table-cell table:style-name="ce59" office:value-type="string">
            <text:p>Purchase</text:p>
          </table:table-cell>
          <table:table-cell table:style-name="ce59" table:number-columns-repeated="2"/>
          <table:table-cell table:style-name="ce59" office:value-type="string">
            <text:p>H02/MALARIA STORES</text:p>
          </table:table-cell>
          <table:table-cell table:style-name="ce59" table:number-columns-repeated="5"/>
          <table:table-cell table:style-name="ce59" office:value-type="string">
            <text:p>3</text:p>
          </table:table-cell>
          <table:table-cell table:style-name="ce59" office:value-type="string">
            <text:p>944</text:p>
          </table:table-cell>
          <table:table-cell table:style-name="ce59" office:value-type="string">
            <text:p>1000</text:p>
          </table:table-cell>
          <table:table-cell table:style-name="ce59" office:value-type="string">
            <text:p>943</text:p>
          </table:table-cell>
          <table:table-cell table:style-name="ce59" office:value-type="string">
            <text:p>500</text:p>
          </table:table-cell>
          <table:table-cell table:style-name="ce59" office:value-type="string">
            <text:p>942</text:p>
          </table:table-cell>
          <table:table-cell table:style-name="ce59" office:value-type="string">
            <text:p>200</text:p>
          </table:table-cell>
          <table:table-cell table:style-name="ce54"/>
          <table:table-cell table:style-name="ce54" office:value-type="string">
            <text:p>1</text:p>
          </table:table-cell>
          <table:table-cell table:style-name="ce54" office:value-type="string">
            <text:p>H02/MALARIA STORES</text:p>
          </table:table-cell>
          <table:table-cell table:style-name="ce54" table:number-columns-repeated="2"/>
          <table:table-cell table:style-name="ce54" office:value-type="string">
            <text:p>1</text:p>
          </table:table-cell>
          <table:table-cell table:style-name="ce54"/>
          <table:table-cell table:number-columns-repeated="2" table:style-name="ce54" office:value-type="string">
            <text:p>3</text:p>
          </table:table-cell>
          <table:table-cell table:style-name="ce54" table:number-columns-repeated="2"/>
          <table:table-cell table:style-name="ce54" office:value-type="string">
            <text:p>1000</text:p>
          </table:table-cell>
          <table:table-cell table:style-name="ce54" table:number-columns-repeated="2"/>
          <table:table-cell table:style-name="ce54" office:value-type="string">
            <text:p>1555</text:p>
          </table:table-cell>
          <table:table-cell table:style-name="ce54" table:number-columns-repeated="2"/>
          <table:table-cell table:style-name="ce54" office:value-type="string">
            <text:p>2500</text:p>
          </table:table-cell>
          <table:table-cell table:style-name="ce54" table:number-columns-repeated="3"/>
          <table:table-cell table:style-name="ce60" office:value-type="string">
            <text:p>H02/MALARIA STORES</text:p>
          </table:table-cell>
          <table:table-cell table:style-name="ce60" table:number-columns-repeated="2"/>
          <table:table-cell table:style-name="ce60" office:value-type="string">
            <text:p>1</text:p>
          </table:table-cell>
          <table:table-cell table:style-name="ce60"/>
          <table:table-cell table:number-columns-repeated="2" table:style-name="ce60" office:value-type="string">
            <text:p>3</text:p>
          </table:table-cell>
          <table:table-cell table:style-name="ce60" table:number-columns-repeated="4"/>
          <table:table-cell table:style-name="ce60" office:value-type="string">
            <text:p>1000</text:p>
          </table:table-cell>
          <table:table-cell table:style-name="ce60" table:number-columns-repeated="2"/>
          <table:table-cell table:style-name="ce60" office:value-type="string">
            <text:p>1555</text:p>
          </table:table-cell>
          <table:table-cell table:style-name="ce60" table:number-columns-repeated="2"/>
          <table:table-cell table:style-name="ce60" office:value-type="string">
            <text:p>2500</text:p>
          </table:table-cell>
          <table:table-cell table:style-name="ce60" table:number-columns-repeated="2"/>
          <table:table-cell table:style-name="ce60" office:value-type="string">
            <text:p>PO approved</text:p>
          </table:table-cell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table:style-name="ce54" office:value-type="string">
            <text:p>Manjunath</text:p>
          </table:table-cell>
          <table:table-cell office:value-type="string">
            <text:p>1</text:p>
          </table:table-cell>
          <table:table-cell office:value-type="string">
            <text:p>#</text:p>
          </table:table-cell>
          <table:table-cell table:number-columns-repeated="174"/>
        </table:table-row>
        <table:table-row table:style-name="ro2">
          <table:table-cell office:value-type="string">
            <text:p>0050</text:p>
          </table:table-cell>
          <table:table-cell table:style-name="ce58" office:value-type="string">
            <text:p>945</text:p>
          </table:table-cell>
          <table:table-cell table:style-name="ce58" office:value-type="string">
            <text:p>Medical supplies-3</text:p>
          </table:table-cell>
          <table:table-cell table:style-name="ce58" office:value-type="string">
            <text:p>Clutch plate</text:p>
          </table:table-cell>
          <table:table-cell table:style-name="ce58" office:value-type="string">
            <text:p>GRM</text:p>
          </table:table-cell>
          <table:table-cell table:style-name="ce58" office:value-type="string">
            <text:p>Active</text:p>
          </table:table-cell>
          <table:table-cell table:style-name="ce58" office:value-type="string">
            <text:p>1</text:p>
          </table:table-cell>
          <table:table-cell table:style-name="ce58"/>
          <table:table-cell table:style-name="ce58" office:value-type="string">
            <text:p>y</text:p>
          </table:table-cell>
          <table:table-cell table:style-name="ce58" office:value-type="string">
            <text:p>Tendered</text:p>
          </table:table-cell>
          <table:table-cell table:number-columns-repeated="3" table:style-name="ce58" office:value-type="string">
            <text:p>y</text:p>
          </table:table-cell>
          <table:table-cell table:style-name="ce58" office:value-type="string">
            <text:p>H-Health</text:p>
          </table:table-cell>
          <table:table-cell table:style-name="ce58" office:value-type="string">
            <text:p>945</text:p>
          </table:table-cell>
          <table:table-cell table:style-name="ce58" office:value-type="string">
            <text:p>1</text:p>
          </table:table-cell>
          <table:table-cell table:style-name="ce59" office:value-type="string">
            <text:p>Purchase</text:p>
          </table:table-cell>
          <table:table-cell table:style-name="ce59" table:number-columns-repeated="2"/>
          <table:table-cell table:style-name="ce59" office:value-type="string">
            <text:p>H01/MEDICAL STORES</text:p>
          </table:table-cell>
          <table:table-cell table:style-name="ce59" table:number-columns-repeated="5"/>
          <table:table-cell table:style-name="ce59" office:value-type="string">
            <text:p>3</text:p>
          </table:table-cell>
          <table:table-cell table:style-name="ce59" office:value-type="string">
            <text:p>945</text:p>
          </table:table-cell>
          <table:table-cell table:style-name="ce59" office:value-type="string">
            <text:p>500</text:p>
          </table:table-cell>
          <table:table-cell table:style-name="ce59" office:value-type="string">
            <text:p>942</text:p>
          </table:table-cell>
          <table:table-cell table:style-name="ce59" office:value-type="string">
            <text:p>200</text:p>
          </table:table-cell>
          <table:table-cell table:style-name="ce59" office:value-type="string">
            <text:p>941</text:p>
          </table:table-cell>
          <table:table-cell table:style-name="ce59" office:value-type="string">
            <text:p>25</text:p>
          </table:table-cell>
          <table:table-cell table:style-name="ce54" office:value-type="string">
            <text:p>1</text:p>
          </table:table-cell>
          <table:table-cell table:style-name="ce54"/>
          <table:table-cell table:style-name="ce54" office:value-type="string">
            <text:p>H01/MEDICAL STORES</text:p>
          </table:table-cell>
          <table:table-cell table:style-name="ce54"/>
          <table:table-cell table:style-name="ce54" office:value-type="string">
            <text:p>01012011</text:p>
          </table:table-cell>
          <table:table-cell table:style-name="ce54"/>
          <table:table-cell table:style-name="ce54" office:value-type="string">
            <text:p>1</text:p>
          </table:table-cell>
          <table:table-cell table:style-name="ce54"/>
          <table:table-cell table:style-name="ce54" office:value-type="string">
            <text:p>2</text:p>
          </table:table-cell>
          <table:table-cell table:style-name="ce54" office:value-type="string">
            <text:p>945</text:p>
          </table:table-cell>
          <table:table-cell table:style-name="ce54" office:value-type="string">
            <text:p>500</text:p>
          </table:table-cell>
          <table:table-cell table:style-name="ce54" office:value-type="string">
            <text:p>1555</text:p>
          </table:table-cell>
          <table:table-cell table:style-name="ce54" office:value-type="string">
            <text:p>942</text:p>
          </table:table-cell>
          <table:table-cell table:style-name="ce54" office:value-type="string">
            <text:p>250</text:p>
          </table:table-cell>
          <table:table-cell table:style-name="ce54" office:value-type="string">
            <text:p>2000</text:p>
          </table:table-cell>
          <table:table-cell table:style-name="ce54" table:number-columns-repeated="6"/>
          <table:table-cell table:style-name="ce60" office:value-type="string">
            <text:p>H01/MEDICAL STORES</text:p>
          </table:table-cell>
          <table:table-cell table:style-name="ce60"/>
          <table:table-cell table:style-name="ce60" office:value-type="string">
            <text:p>01012011</text:p>
          </table:table-cell>
          <table:table-cell table:style-name="ce60"/>
          <table:table-cell table:style-name="ce60" office:value-type="string">
            <text:p>1</text:p>
          </table:table-cell>
          <table:table-cell table:style-name="ce60"/>
          <table:table-cell table:style-name="ce60" office:value-type="string">
            <text:p>2</text:p>
          </table:table-cell>
          <table:table-cell table:style-name="ce60" table:number-columns-repeated="2"/>
          <table:table-cell table:style-name="ce60" office:value-type="string">
            <text:p>945</text:p>
          </table:table-cell>
          <table:table-cell table:style-name="ce60" office:value-type="string">
            <text:p>500</text:p>
          </table:table-cell>
          <table:table-cell table:style-name="ce60" office:value-type="string">
            <text:p>1555</text:p>
          </table:table-cell>
          <table:table-cell table:style-name="ce60" office:value-type="string">
            <text:p>942</text:p>
          </table:table-cell>
          <table:table-cell table:style-name="ce60" office:value-type="string">
            <text:p>250</text:p>
          </table:table-cell>
          <table:table-cell table:style-name="ce60" office:value-type="string">
            <text:p>2000</text:p>
          </table:table-cell>
          <table:table-cell table:style-name="ce60" table:number-columns-repeated="4"/>
          <table:table-cell table:style-name="ce60" office:value-type="string">
            <text:p>1</text:p>
          </table:table-cell>
          <table:table-cell table:style-name="ce60" office:value-type="string">
            <text:p>PO rejected</text:p>
          </table:table-cell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table:style-name="ce54" office:value-type="string">
            <text:p>Prakash</text:p>
          </table:table-cell>
          <table:table-cell office:value-type="string">
            <text:p>1</text:p>
          </table:table-cell>
          <table:table-cell office:value-type="string">
            <text:p>#</text:p>
          </table:table-cell>
          <table:table-cell table:number-columns-repeated="174"/>
        </table:table-row>
        <table:table-row table:style-name="ro2">
          <table:table-cell/>
          <table:table-cell table:style-name="ce58" table:number-columns-repeated="15"/>
          <table:table-cell table:style-name="ce59" table:number-columns-repeated="16"/>
          <table:table-cell table:style-name="ce54" table:number-columns-repeated="21"/>
          <table:table-cell table:style-name="ce61" table:number-columns-repeated="21"/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table:style-name="ce54" office:value-type="string">
            <text:p>Manjunath</text:p>
          </table:table-cell>
          <table:table-cell office:value-type="string">
            <text:p>1</text:p>
          </table:table-cell>
          <table:table-cell office:value-type="string">
            <text:p>#</text:p>
          </table:table-cell>
          <table:table-cell table:number-columns-repeated="174"/>
        </table:table-row>
        <table:table-row table:style-name="ro2">
          <table:table-cell/>
          <table:table-cell table:style-name="ce58" table:number-columns-repeated="15"/>
          <table:table-cell table:style-name="ce59" table:number-columns-repeated="16"/>
          <table:table-cell table:style-name="ce54" table:number-columns-repeated="21"/>
          <table:table-cell table:style-name="ce61" table:number-columns-repeated="21"/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table:style-name="ce54" office:value-type="string">
            <text:p>Manjunath</text:p>
          </table:table-cell>
          <table:table-cell office:value-type="string">
            <text:p>1</text:p>
          </table:table-cell>
          <table:table-cell office:value-type="string">
            <text:p>#</text:p>
          </table:table-cell>
          <table:table-cell table:number-columns-repeated="174"/>
        </table:table-row>
        <table:table-row table:style-name="ro2">
          <table:table-cell/>
          <table:table-cell table:style-name="ce58" table:number-columns-repeated="15"/>
          <table:table-cell table:style-name="ce59" table:number-columns-repeated="16"/>
          <table:table-cell table:style-name="ce54" table:number-columns-repeated="21"/>
          <table:table-cell table:style-name="ce61" table:number-columns-repeated="21"/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table:style-name="ce54"/>
          <table:table-cell office:value-type="string">
            <text:p>1</text:p>
          </table:table-cell>
          <table:table-cell office:value-type="string">
            <text:p>#</text:p>
          </table:table-cell>
          <table:table-cell table:number-columns-repeated="174"/>
        </table:table-row>
        <table:table-row table:style-name="ro2">
          <table:table-cell/>
          <table:table-cell table:style-name="ce58" table:number-columns-repeated="15"/>
          <table:table-cell table:style-name="ce59" table:number-columns-repeated="16"/>
          <table:table-cell table:style-name="ce54" table:number-columns-repeated="21"/>
          <table:table-cell table:style-name="ce61" table:number-columns-repeated="21"/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table:style-name="ce54"/>
          <table:table-cell office:value-type="string">
            <text:p>1</text:p>
          </table:table-cell>
          <table:table-cell office:value-type="string">
            <text:p>#</text:p>
          </table:table-cell>
          <table:table-cell table:number-columns-repeated="174"/>
        </table:table-row>
        <table:table-row table:style-name="ro2">
          <table:table-cell/>
          <table:table-cell table:style-name="ce58" table:number-columns-repeated="15"/>
          <table:table-cell table:style-name="ce59" table:number-columns-repeated="16"/>
          <table:table-cell table:style-name="ce54" table:number-columns-repeated="21"/>
          <table:table-cell table:style-name="ce61" table:number-columns-repeated="21"/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table:style-name="ce54"/>
          <table:table-cell office:value-type="string">
            <text:p>1</text:p>
          </table:table-cell>
          <table:table-cell office:value-type="string">
            <text:p>#</text:p>
          </table:table-cell>
          <table:table-cell table:number-columns-repeated="174"/>
        </table:table-row>
        <table:table-row table:style-name="ro4">
          <table:table-cell table:number-columns-repeated="80"/>
          <table:table-cell office:value-type="string">
            <text:p>#</text:p>
          </table:table-cell>
          <table:table-cell table:number-columns-repeated="174"/>
        </table:table-row>
        <table:table-row table:style-name="ro4">
          <table:table-cell table:number-columns-repeated="80"/>
          <table:table-cell office:value-type="string">
            <text:p>#</text:p>
          </table:table-cell>
          <table:table-cell table:number-columns-repeated="174"/>
        </table:table-row>
        <table:table-row table:style-name="ro4">
          <table:table-cell table:number-columns-repeated="80"/>
          <table:table-cell office:value-type="string">
            <text:p>#</text:p>
          </table:table-cell>
          <table:table-cell table:number-columns-repeated="174"/>
        </table:table-row>
        <table:table-row table:style-name="ro4">
          <table:table-cell table:number-columns-repeated="80"/>
          <table:table-cell office:value-type="string">
            <text:p>#</text:p>
          </table:table-cell>
          <table:table-cell table:number-columns-repeated="174"/>
        </table:table-row>
        <table:table-row table:style-name="ro4">
          <table:table-cell table:number-columns-repeated="80"/>
          <table:table-cell office:value-type="string">
            <text:p>#</text:p>
          </table:table-cell>
          <table:table-cell table:number-columns-repeated="174"/>
        </table:table-row>
        <table:table-row table:style-name="ro4">
          <table:table-cell table:number-columns-repeated="80"/>
          <table:table-cell office:value-type="string">
            <text:p>#</text:p>
          </table:table-cell>
          <table:table-cell table:number-columns-repeated="174"/>
        </table:table-row>
        <table:table-row table:style-name="ro3" table:number-rows-repeated="65517">
          <table:table-cell table:number-columns-repeated="255"/>
        </table:table-row>
        <table:table-row table:style-name="ro3">
          <table:table-cell table:number-columns-repeated="255"/>
        </table:table-row>
      </table:table>
      <table:table table:name="create_supplier_bill" table:style-name="ta1">
        <table:table-column table:style-name="co22" table:number-columns-repeated="2" table:default-cell-style-name="ce1"/>
        <table:table-column table:style-name="co54" table:default-cell-style-name="ce1"/>
        <table:table-column table:style-name="co33" table:default-cell-style-name="ce1"/>
        <table:table-column table:style-name="co22" table:default-cell-style-name="ce1"/>
        <table:table-column table:style-name="co32" table:default-cell-style-name="ce1"/>
        <table:table-column table:style-name="co102" table:default-cell-style-name="ce1"/>
        <table:table-column table:style-name="co66" table:default-cell-style-name="ce1"/>
        <table:table-column table:style-name="co37" table:default-cell-style-name="ce1"/>
        <table:table-column table:style-name="co61" table:default-cell-style-name="ce1"/>
        <table:table-column table:style-name="co22" table:number-columns-repeated="3" table:default-cell-style-name="ce1"/>
        <table:table-column table:style-name="co113" table:default-cell-style-name="ce1"/>
        <table:table-column table:style-name="co22" table:number-columns-repeated="2" table:default-cell-style-name="ce1"/>
        <table:table-column table:style-name="co183" table:default-cell-style-name="ce1"/>
        <table:table-column table:style-name="co22" table:number-columns-repeated="13" table:default-cell-style-name="ce1"/>
        <table:table-column table:style-name="co163" table:default-cell-style-name="ce1"/>
        <table:table-column table:style-name="co184" table:number-columns-repeated="4" table:default-cell-style-name="ce1"/>
        <table:table-column table:style-name="co185" table:default-cell-style-name="ce1"/>
        <table:table-column table:style-name="co69" table:default-cell-style-name="ce1"/>
        <table:table-column table:style-name="co186" table:number-columns-repeated="2" table:default-cell-style-name="ce1"/>
        <table:table-column table:style-name="co35" table:number-columns-repeated="2" table:default-cell-style-name="ce1"/>
        <table:table-column table:style-name="co187" table:number-columns-repeated="2" table:default-cell-style-name="ce1"/>
        <table:table-column table:style-name="co188" table:default-cell-style-name="ce1"/>
        <table:table-column table:style-name="co189" table:default-cell-style-name="ce1"/>
        <table:table-column table:style-name="co190" table:default-cell-style-name="ce1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27" table:default-cell-style-name="ce55"/>
        <table:table-column table:style-name="co180" table:default-cell-style-name="ce9"/>
        <table:table-column table:style-name="co22" table:number-columns-repeated="2" table:default-cell-style-name="ce1"/>
        <table:table-column table:style-name="co191" table:default-cell-style-name="ce1"/>
        <table:table-column table:style-name="co22" table:number-columns-repeated="201" table:default-cell-style-name="ce1"/>
        <table:table-row table:style-name="ro1">
          <table:table-cell office:value-type="string">
            <text:p>tc</text:p>
          </table:table-cell>
          <table:table-cell table:style-name="ce51" office:value-type="string">
            <text:p>ITEM_NO</text:p>
          </table:table-cell>
          <table:table-cell table:style-name="ce51" office:value-type="string">
            <text:p>ITEM_TYPE</text:p>
          </table:table-cell>
          <table:table-cell table:style-name="ce51" office:value-type="string">
            <text:p>ITEM_DESCRIPTION</text:p>
          </table:table-cell>
          <table:table-cell table:style-name="ce51" office:value-type="string">
            <text:p>BASE_UOM</text:p>
          </table:table-cell>
          <table:table-cell table:style-name="ce51" office:value-type="string">
            <text:p>ITEM_STATUS</text:p>
          </table:table-cell>
          <table:table-cell table:style-name="ce51" office:value-type="string">
            <text:p>CREATE_ITEM_INDENT_REQUIRED_CHECK_BOX</text:p>
          </table:table-cell>
          <table:table-cell table:style-name="ce51" office:value-type="string">
            <text:p>SCRAP_ITEM</text:p>
          </table:table-cell>
          <table:table-cell table:style-name="ce51" office:value-type="string">
            <text:p>ITEM_PURCHASED</text:p>
          </table:table-cell>
          <table:table-cell table:style-name="ce51" office:value-type="string">
            <text:p>CONTRACT_REQD</text:p>
          </table:table-cell>
          <table:table-cell table:style-name="ce51" office:value-type="string">
            <text:p>LOT_CONTROL</text:p>
          </table:table-cell>
          <table:table-cell table:style-name="ce51" office:value-type="string">
            <text:p>SHELF_LIFE_CONTROL</text:p>
          </table:table-cell>
          <table:table-cell table:style-name="ce51" office:value-type="string">
            <text:p>BIN_LEVEL_STORAGE</text:p>
          </table:table-cell>
          <table:table-cell table:style-name="ce51" office:value-type="string">
            <text:p>CREATE_ITEM_DEPARTMENT_FROM_FLD</text:p>
          </table:table-cell>
          <table:table-cell table:style-name="ce51" office:value-type="string">
            <text:p>VIEW_ITEM_NUMBER1</text:p>
          </table:table-cell>
          <table:table-cell table:style-name="ce51" office:value-type="string">
            <text:p>CREATE_SUCCESS_DATA1</text:p>
          </table:table-cell>
          <table:table-cell table:style-name="ce62" office:value-type="string">
            <text:p>CREATE_MMRN_DATE_FLD</text:p>
          </table:table-cell>
          <table:table-cell table:style-name="ce62" office:value-type="string">
            <text:p>CREATE_MMRN_DEPARTMENT_FLD1</text:p>
          </table:table-cell>
          <table:table-cell table:style-name="ce62" office:value-type="string">
            <text:p>CREATE_MMRN_STORE_FLD1</text:p>
          </table:table-cell>
          <table:table-cell table:style-name="ce62" office:value-type="string">
            <text:p>CREATE_MMRN_RECEIPT_TYPE_FLD1</text:p>
          </table:table-cell>
          <table:table-cell table:style-name="ce62" office:value-type="string">
            <text:p>MMRN_SUPPLIER</text:p>
          </table:table-cell>
          <table:table-cell table:style-name="ce62" office:value-type="string">
            <text:p>CREATE_MMRN_ACCOUNT_CODE_FLD1</text:p>
          </table:table-cell>
          <table:table-cell table:style-name="ce62" office:value-type="string">
            <text:p>CREATE_MMRN_ITEM_NO_FLD1</text:p>
          </table:table-cell>
          <table:table-cell table:style-name="ce62" office:value-type="string">
            <text:p>CREATE_MMRN_QUANTITY_FLD1</text:p>
          </table:table-cell>
          <table:table-cell table:style-name="ce62" office:value-type="string">
            <text:p>CREATE_MMRN_RATE_PER_UNIT_FLD1</text:p>
          </table:table-cell>
          <table:table-cell table:style-name="ce62" office:value-type="string">
            <text:p>BREAK_UP_DETAILS1</text:p>
          </table:table-cell>
          <table:table-cell table:style-name="ce62" office:value-type="string">
            <text:p>CREATE_MMRN_BREAKUP_QUANTITY_FLD1</text:p>
          </table:table-cell>
          <table:table-cell table:style-name="ce62" office:value-type="string">
            <text:p>CREATE_MMRN_LOT_NO_FLD1</text:p>
          </table:table-cell>
          <table:table-cell table:style-name="ce62" office:value-type="string">
            <text:p>CREATE_MMRN_EXPIRY_DATE_FLD1</text:p>
          </table:table-cell>
          <table:table-cell table:style-name="ce62" office:value-type="string">
            <text:p>CREATE_MMRN_BIN_NO_FLD1</text:p>
          </table:table-cell>
          <table:table-cell table:style-name="ce63" office:value-type="string">
            <text:p>SUPPLIER_BILL_DATE_MMRN_DATE</text:p>
          </table:table-cell>
          <table:table-cell table:style-name="ce63" office:value-type="string">
            <text:p>SUPPLIER_BILL_DATE</text:p>
          </table:table-cell>
          <table:table-cell table:style-name="ce63" office:value-type="string">
            <text:p>STORES_CREATE_SUPPLIER_BILL_DATE_FLD</text:p>
          </table:table-cell>
          <table:table-cell table:style-name="ce63" office:value-type="string">
            <text:p>STORES_SUPPLIER_BILL_ACCOUNT_DETAILS</text:p>
          </table:table-cell>
          <table:table-cell table:style-name="ce63" office:value-type="string">
            <text:p>STORES_FOR_LOOP_SUPPLIER_BILL_ACC_DETAILS</text:p>
          </table:table-cell>
          <table:table-cell table:style-name="ce63" office:value-type="string">
            <text:p>STORES_CREATE_SUPPLIER_BILL_ACC_CODE_FLD1</text:p>
          </table:table-cell>
          <table:table-cell table:style-name="ce63" office:value-type="string">
            <text:p>STORES_CREATE_SUPPLIER_BILL_ACC_AMOUNT_FLD1</text:p>
          </table:table-cell>
          <table:table-cell table:style-name="ce63" office:value-type="string">
            <text:p>STORES_CREATE_SUPPLIER_BILL_ACC_CODE_FLD2</text:p>
          </table:table-cell>
          <table:table-cell table:style-name="ce63" office:value-type="string">
            <text:p>STORES_CREATE_SUPPLIER_BILL_ACC_AMOUNT_FLD2</text:p>
          </table:table-cell>
          <table:table-cell table:style-name="ce63" office:value-type="string">
            <text:p>STORES_SUPPLIER_BILL_DEDUCTION_DETAILS</text:p>
          </table:table-cell>
          <table:table-cell table:style-name="ce63" office:value-type="string">
            <text:p>STORES_FOR_LOOP_SUPPLIER_BILL_DEDUCTION_DETAILS</text:p>
          </table:table-cell>
          <table:table-cell table:style-name="ce63" office:value-type="string">
            <text:p>STORES_CREATE_SUPPLIER_BILL_DEDUCTION_CODE_FLD1</text:p>
          </table:table-cell>
          <table:table-cell table:style-name="ce63" office:value-type="string">
            <text:p>STORES_CREATE_SUPPLIER_BILL_DEDUCTION_AMOUNT_FLD1</text:p>
          </table:table-cell>
          <table:table-cell table:style-name="ce63" office:value-type="string">
            <text:p>STORES_CREATE_SUPPLIER_BILL_DEDUCTION_CODE_FLD2</text:p>
          </table:table-cell>
          <table:table-cell table:style-name="ce63" office:value-type="string">
            <text:p>STORES_CREATE_SUPPLIER_BILL_DEDUCTION_AMOUNT_FLD2</text:p>
          </table:table-cell>
          <table:table-cell table:style-name="ce63" office:value-type="string">
            <text:p>STORES_CREATE_SUPPLIER_BILL_NETPAY_ACC_CODE_FLD</text:p>
          </table:table-cell>
          <table:table-cell table:style-name="ce3" office:value-type="string">
            <text:p>CREATE_MI_DESIGNATION_FLD</text:p>
          </table:table-cell>
          <table:table-cell table:style-name="ce3" office:value-type="string">
            <text:p>CREATE_MI_APPROVER_FLD</text:p>
          </table:table-cell>
          <table:table-cell table:style-name="ce3" office:value-type="string">
            <text:p>STORES_APPROVE_MI_APPROVER_FLD</text:p>
          </table:table-cell>
          <table:table-cell table:style-name="ce3" office:value-type="string">
            <text:p>STORES_APPROVE_MI_DESIGNATION_FLD</text:p>
          </table:table-cell>
          <table:table-cell table:style-name="ce54" office:value-type="string">
            <text:p>CREATE_PO_SUPPLIER_NAME_FLD</text:p>
          </table:table-cell>
          <table:table-cell table:style-name="ce46" office:value-type="string">
            <text:p>STORES_CREATE_PO_TAX_PRICE_FLD</text:p>
          </table:table-cell>
          <table:table-cell table:style-name="ce63" office:value-type="string">
            <text:p>#</text:p>
          </table:table-cell>
          <table:table-cell table:style-name="ce63"/>
          <table:table-cell table:number-columns-repeated="202"/>
        </table:table-row>
        <table:table-row table:style-name="ro7">
          <table:table-cell office:value-type="string">
            <text:p>attributes</text:p>
          </table:table-cell>
          <table:table-cell table:style-name="ce51" office:value-type="string">
            <text:p>itemNo</text:p>
          </table:table-cell>
          <table:table-cell table:style-name="ce51" office:value-type="string">
            <text:p>type</text:p>
          </table:table-cell>
          <table:table-cell table:style-name="ce51" office:value-type="string">
            <text:p>description</text:p>
          </table:table-cell>
          <table:table-cell table:style-name="ce51" office:value-type="string">
            <text:p>uom</text:p>
          </table:table-cell>
          <table:table-cell table:style-name="ce51" office:value-type="string">
            <text:p>itemStatusId</text:p>
          </table:table-cell>
          <table:table-cell table:style-name="ce51" office:value-type="string">
            <text:p>isIndentRequired</text:p>
          </table:table-cell>
          <table:table-cell table:style-name="ce51" office:value-type="string">
            <text:p>isscrap</text:p>
          </table:table-cell>
          <table:table-cell table:style-name="ce51" office:value-type="string">
            <text:p>canPurchase</text:p>
          </table:table-cell>
          <table:table-cell table:style-name="ce51" office:value-type="string">
            <text:p>contractReqt</text:p>
          </table:table-cell>
          <table:table-cell table:style-name="ce51" office:value-type="string">
            <text:p>isLotControlled</text:p>
          </table:table-cell>
          <table:table-cell table:style-name="ce51" office:value-type="string">
            <text:p>isShelfLifeControlled</text:p>
          </table:table-cell>
          <table:table-cell table:style-name="ce51" office:value-type="string">
            <text:p>binLevelStorage</text:p>
          </table:table-cell>
          <table:table-cell table:style-name="ce51" office:value-type="string">
            <text:p>tempDeptId</text:p>
          </table:table-cell>
          <table:table-cell table:style-name="ce51" office:value-type="string">
            <text:p>itemNo</text:p>
          </table:table-cell>
          <table:table-cell table:style-name="ce51" office:value-type="string">
            <text:p>x</text:p>
          </table:table-cell>
          <table:table-cell table:style-name="ce62" office:value-type="string">
            <text:p>receiptDate</text:p>
          </table:table-cell>
          <table:table-cell table:style-name="ce62" office:value-type="string">
            <text:p>departmentId</text:p>
          </table:table-cell>
          <table:table-cell table:style-name="ce62" office:value-type="string">
            <text:p>storeId</text:p>
          </table:table-cell>
          <table:table-cell table:style-name="ce62" office:value-type="string">
            <text:p>purpose</text:p>
          </table:table-cell>
          <table:table-cell table:style-name="ce62" office:value-type="string">
            <text:p>supplier</text:p>
          </table:table-cell>
          <table:table-cell table:style-name="ce62" office:value-type="string">
            <text:p>accCode</text:p>
          </table:table-cell>
          <table:table-cell table:style-name="ce62" office:value-type="string">
            <text:p>itemNo</text:p>
          </table:table-cell>
          <table:table-cell table:style-name="ce62" office:value-type="string">
            <text:p>receivedQty</text:p>
          </table:table-cell>
          <table:table-cell table:style-name="ce62" office:value-type="string">
            <text:p>unitPrice</text:p>
          </table:table-cell>
          <table:table-cell table:style-name="ce62" office:value-type="string">
            <text:p>breakDetails</text:p>
          </table:table-cell>
          <table:table-cell table:style-name="ce62" office:value-type="string">
            <text:p>brkqty</text:p>
          </table:table-cell>
          <table:table-cell table:style-name="ce62" office:value-type="string">
            <text:p>lotNum</text:p>
          </table:table-cell>
          <table:table-cell table:style-name="ce62" office:value-type="string">
            <text:p>exdate</text:p>
          </table:table-cell>
          <table:table-cell table:style-name="ce62" office:value-type="string">
            <text:p>bin</text:p>
          </table:table-cell>
          <table:table-cell table:style-name="ce63" office:value-type="string">
            <text:p>mmrndateassupplierbilldate</text:p>
          </table:table-cell>
          <table:table-cell table:style-name="ce63" office:value-type="string">
            <text:p>supplierbilldate</text:p>
          </table:table-cell>
          <table:table-cell table:style-name="ce63" office:value-type="string">
            <text:p>billDate</text:p>
          </table:table-cell>
          <table:table-cell table:style-name="ce63" office:value-type="string">
            <text:p>toAddaccountDetails</text:p>
          </table:table-cell>
          <table:table-cell table:style-name="ce63" office:value-type="string">
            <text:p>forloopaccdetails</text:p>
          </table:table-cell>
          <table:table-cell table:style-name="ce63" office:value-type="string">
            <text:p>glCode1</text:p>
          </table:table-cell>
          <table:table-cell table:style-name="ce63" office:value-type="string">
            <text:p>debitAccAmts</text:p>
          </table:table-cell>
          <table:table-cell table:style-name="ce63" office:value-type="string">
            <text:p>glCode1</text:p>
          </table:table-cell>
          <table:table-cell table:style-name="ce63" office:value-type="string">
            <text:p>debitAccAmts</text:p>
          </table:table-cell>
          <table:table-cell table:style-name="ce63" office:value-type="string">
            <text:p>toAdddedctionDetials</text:p>
          </table:table-cell>
          <table:table-cell table:style-name="ce63" office:value-type="string">
            <text:p>forloopdeductiondetails</text:p>
          </table:table-cell>
          <table:table-cell table:style-name="ce63" office:value-type="string">
            <text:p>glCode2</text:p>
          </table:table-cell>
          <table:table-cell table:style-name="ce63" office:value-type="string">
            <text:p>creditAccAmts</text:p>
          </table:table-cell>
          <table:table-cell table:style-name="ce63" office:value-type="string">
            <text:p>glCode2</text:p>
          </table:table-cell>
          <table:table-cell table:style-name="ce63" office:value-type="string">
            <text:p>creditAccAmts</text:p>
          </table:table-cell>
          <table:table-cell table:style-name="ce63" office:value-type="string">
            <text:p>netpayAcccode</text:p>
          </table:table-cell>
          <table:table-cell table:style-name="ce3" office:value-type="string">
            <text:p>approverDesignation</text:p>
          </table:table-cell>
          <table:table-cell table:style-name="ce3" office:value-type="string">
            <text:p>approver</text:p>
          </table:table-cell>
          <table:table-cell table:style-name="ce10" office:value-type="string">
            <text:p>approver</text:p>
          </table:table-cell>
          <table:table-cell table:style-name="ce3" office:value-type="string">
            <text:p>approverDesignation</text:p>
          </table:table-cell>
          <table:table-cell table:style-name="ce54" office:value-type="string">
            <text:p>suppName</text:p>
          </table:table-cell>
          <table:table-cell table:style-name="ce3" office:value-type="string">
            <text:p>taxAmount</text:p>
          </table:table-cell>
          <table:table-cell table:style-name="ce63" office:value-type="string">
            <text:p>#</text:p>
          </table:table-cell>
          <table:table-cell table:style-name="ce63"/>
          <table:table-cell table:number-columns-repeated="202"/>
        </table:table-row>
        <table:table-row table:style-name="ro8">
          <table:table-cell office:value-type="string">
            <text:p>0010</text:p>
          </table:table-cell>
          <table:table-cell table:style-name="ce51" office:value-type="string">
            <text:p>1201</text:p>
          </table:table-cell>
          <table:table-cell table:style-name="ce51" office:value-type="string">
            <text:p>MECHANICAL SUPPLIES</text:p>
          </table:table-cell>
          <table:table-cell table:style-name="ce51" office:value-type="string">
            <text:p>Spanner</text:p>
          </table:table-cell>
          <table:table-cell table:style-name="ce51" office:value-type="string">
            <text:p>NUMSS</text:p>
          </table:table-cell>
          <table:table-cell table:style-name="ce51" office:value-type="string">
            <text:p>Active</text:p>
          </table:table-cell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 office:value-type="string">
            <text:p>Tendered</text:p>
          </table:table-cell>
          <table:table-cell table:number-columns-repeated="3" table:style-name="ce51" office:value-type="string">
            <text:p>y</text:p>
          </table:table-cell>
          <table:table-cell table:style-name="ce51" office:value-type="string">
            <text:p>A-Accounts Central Cell</text:p>
          </table:table-cell>
          <table:table-cell table:style-name="ce51" office:value-type="string">
            <text:p>1201</text:p>
          </table:table-cell>
          <table:table-cell table:style-name="ce51" office:value-type="string">
            <text:p>1</text:p>
          </table:table-cell>
          <table:table-cell table:style-name="ce62" office:value-type="string">
            <text:p>09112009</text:p>
          </table:table-cell>
          <table:table-cell table:style-name="ce62" office:value-type="string">
            <text:p>H-Health</text:p>
          </table:table-cell>
          <table:table-cell table:style-name="ce62" office:value-type="string">
            <text:p>25/STORE-25</text:p>
          </table:table-cell>
          <table:table-cell table:style-name="ce62" office:value-type="string">
            <text:p>Supplier Receipt</text:p>
          </table:table-cell>
          <table:table-cell table:style-name="ce62" office:value-type="string">
            <text:p>1</text:p>
          </table:table-cell>
          <table:table-cell table:style-name="ce62" office:value-type="string">
            <text:p>4308000/Others</text:p>
          </table:table-cell>
          <table:table-cell table:style-name="ce58" office:value-type="string">
            <text:p>1201</text:p>
          </table:table-cell>
          <table:table-cell table:style-name="ce62" office:value-type="string">
            <text:p>500</text:p>
          </table:table-cell>
          <table:table-cell table:style-name="ce62" office:value-type="string">
            <text:p>80</text:p>
          </table:table-cell>
          <table:table-cell table:style-name="ce62" office:value-type="string">
            <text:p>1</text:p>
          </table:table-cell>
          <table:table-cell table:style-name="ce62" office:value-type="string">
            <text:p>500</text:p>
          </table:table-cell>
          <table:table-cell table:style-name="ce62" office:value-type="string">
            <text:p>10</text:p>
          </table:table-cell>
          <table:table-cell table:style-name="ce62" office:value-type="string">
            <text:p>10102011</text:p>
          </table:table-cell>
          <table:table-cell table:style-name="ce62" office:value-type="string">
            <text:p>B25/1</text:p>
          </table:table-cell>
          <table:table-cell table:style-name="ce63" office:value-type="string">
            <text:p>1</text:p>
          </table:table-cell>
          <table:table-cell table:style-name="ce63" table:number-columns-repeated="2"/>
          <table:table-cell table:number-columns-repeated="2" table:style-name="ce63" office:value-type="string">
            <text:p>1</text:p>
          </table:table-cell>
          <table:table-cell table:style-name="ce63" office:value-type="string">
            <text:p>1501201`-`Obsolete stores`-`478</text:p>
          </table:table-cell>
          <table:table-cell table:style-name="ce63" office:value-type="string">
            <text:p>120</text:p>
          </table:table-cell>
          <table:table-cell table:style-name="ce63" table:number-columns-repeated="2"/>
          <table:table-cell table:style-name="ce63" office:value-type="string">
            <text:p>1</text:p>
          </table:table-cell>
          <table:table-cell table:style-name="ce63" office:value-type="string">
            <text:p>2</text:p>
          </table:table-cell>
          <table:table-cell table:style-name="ce63" office:value-type="string">
            <text:p>4102006`-`Staff Quarters`-`926</text:p>
          </table:table-cell>
          <table:table-cell table:style-name="ce63" office:value-type="string">
            <text:p>120</text:p>
          </table:table-cell>
          <table:table-cell table:style-name="ce63" office:value-type="string">
            <text:p>2407001`-`Miscellaneous Bank Charges`-`683</text:p>
          </table:table-cell>
          <table:table-cell table:style-name="ce63" office:value-type="string">
            <text:p>200</text:p>
          </table:table-cell>
          <table:table-cell table:style-name="ce63" office:value-type="string">
            <text:p>3501001/Suppliers</text:p>
          </table:table-cell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table:style-name="ce54" office:value-type="string">
            <text:p>Manjunath</text:p>
          </table:table-cell>
          <table:table-cell office:value-type="string">
            <text:p>1</text:p>
          </table:table-cell>
          <table:table-cell table:style-name="ce63" office:value-type="string">
            <text:p>#</text:p>
          </table:table-cell>
          <table:table-cell table:style-name="ce63"/>
          <table:table-cell table:style-name="ce49" office:value-type="string">
            <text:p>Create Supplier billwith valid data</text:p>
          </table:table-cell>
          <table:table-cell table:number-columns-repeated="201"/>
        </table:table-row>
        <table:table-row table:style-name="ro7">
          <table:table-cell office:value-type="string">
            <text:p>0020</text:p>
          </table:table-cell>
          <table:table-cell table:style-name="ce51" office:value-type="string">
            <text:p>1202</text:p>
          </table:table-cell>
          <table:table-cell table:style-name="ce51" office:value-type="string">
            <text:p>MECHANICAL SUPPLIES</text:p>
          </table:table-cell>
          <table:table-cell table:style-name="ce51" office:value-type="string">
            <text:p>crankshaft Assembly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Active</text:p>
          </table:table-cell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 office:value-type="string">
            <text:p>Tendered</text:p>
          </table:table-cell>
          <table:table-cell table:number-columns-repeated="3" table:style-name="ce51" office:value-type="string">
            <text:p>y</text:p>
          </table:table-cell>
          <table:table-cell table:style-name="ce51" office:value-type="string">
            <text:p>A-Accounts Central Cell</text:p>
          </table:table-cell>
          <table:table-cell table:style-name="ce51" office:value-type="string">
            <text:p>1202</text:p>
          </table:table-cell>
          <table:table-cell table:style-name="ce51" office:value-type="string">
            <text:p>1</text:p>
          </table:table-cell>
          <table:table-cell table:style-name="ce62" office:value-type="string">
            <text:p>09112009</text:p>
          </table:table-cell>
          <table:table-cell table:style-name="ce62" office:value-type="string">
            <text:p>H-Health</text:p>
          </table:table-cell>
          <table:table-cell table:style-name="ce62" office:value-type="string">
            <text:p>25/STORE-25</text:p>
          </table:table-cell>
          <table:table-cell table:style-name="ce62" office:value-type="string">
            <text:p>Supplier Receipt</text:p>
          </table:table-cell>
          <table:table-cell table:style-name="ce62" office:value-type="string">
            <text:p>1</text:p>
          </table:table-cell>
          <table:table-cell table:style-name="ce62" office:value-type="string">
            <text:p>4308000/Others</text:p>
          </table:table-cell>
          <table:table-cell table:style-name="ce58" office:value-type="string">
            <text:p>1202</text:p>
          </table:table-cell>
          <table:table-cell table:style-name="ce62" office:value-type="string">
            <text:p>501</text:p>
          </table:table-cell>
          <table:table-cell table:style-name="ce62" office:value-type="string">
            <text:p>81</text:p>
          </table:table-cell>
          <table:table-cell table:style-name="ce62" office:value-type="string">
            <text:p>1</text:p>
          </table:table-cell>
          <table:table-cell table:style-name="ce62" office:value-type="string">
            <text:p>501</text:p>
          </table:table-cell>
          <table:table-cell table:style-name="ce62" office:value-type="string">
            <text:p>11</text:p>
          </table:table-cell>
          <table:table-cell table:style-name="ce62" office:value-type="string">
            <text:p>10102012</text:p>
          </table:table-cell>
          <table:table-cell table:style-name="ce62" office:value-type="string">
            <text:p>B25/2</text:p>
          </table:table-cell>
          <table:table-cell table:style-name="ce63" office:value-type="string">
            <text:p>1</text:p>
          </table:table-cell>
          <table:table-cell table:style-name="ce63" table:number-columns-repeated="2"/>
          <table:table-cell table:number-columns-repeated="2" table:style-name="ce63" office:value-type="string">
            <text:p>1</text:p>
          </table:table-cell>
          <table:table-cell table:style-name="ce63" office:value-type="string">
            <text:p>1501201`-`Obsolete stores`-`478</text:p>
          </table:table-cell>
          <table:table-cell table:style-name="ce63" office:value-type="string">
            <text:p>120</text:p>
          </table:table-cell>
          <table:table-cell table:style-name="ce63" table:number-columns-repeated="8"/>
          <table:table-cell table:style-name="ce63" office:value-type="string">
            <text:p>3501001/Suppliers</text:p>
          </table:table-cell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table:style-name="ce54" office:value-type="string">
            <text:p>Manjunath</text:p>
          </table:table-cell>
          <table:table-cell office:value-type="string">
            <text:p>1</text:p>
          </table:table-cell>
          <table:table-cell table:style-name="ce63" office:value-type="string">
            <text:p>#</text:p>
          </table:table-cell>
          <table:table-cell table:style-name="ce63"/>
          <table:table-cell table:style-name="ce49" office:value-type="string">
            <text:p>Create Supplier bill by adding the rows for account <text:s/>details</text:p>
          </table:table-cell>
          <table:table-cell table:number-columns-repeated="201"/>
        </table:table-row>
        <table:table-row table:style-name="ro8">
          <table:table-cell office:value-type="string">
            <text:p>0030</text:p>
          </table:table-cell>
          <table:table-cell table:style-name="ce51" office:value-type="string">
            <text:p>1203</text:p>
          </table:table-cell>
          <table:table-cell table:style-name="ce51" office:value-type="string">
            <text:p>MECHANICAL SUPPLIES</text:p>
          </table:table-cell>
          <table:table-cell table:style-name="ce51" office:value-type="string">
            <text:p>Transmission Assembly</text:p>
          </table:table-cell>
          <table:table-cell table:style-name="ce51" office:value-type="string">
            <text:p>GRM</text:p>
          </table:table-cell>
          <table:table-cell table:style-name="ce51" office:value-type="string">
            <text:p>Active</text:p>
          </table:table-cell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 office:value-type="string">
            <text:p>Tendered</text:p>
          </table:table-cell>
          <table:table-cell table:number-columns-repeated="3" table:style-name="ce51" office:value-type="string">
            <text:p>y</text:p>
          </table:table-cell>
          <table:table-cell table:style-name="ce51" office:value-type="string">
            <text:p>A-Accounts Central Cell</text:p>
          </table:table-cell>
          <table:table-cell table:style-name="ce51" office:value-type="string">
            <text:p>1203</text:p>
          </table:table-cell>
          <table:table-cell table:style-name="ce51" office:value-type="string">
            <text:p>1</text:p>
          </table:table-cell>
          <table:table-cell table:style-name="ce62" office:value-type="string">
            <text:p>09112009</text:p>
          </table:table-cell>
          <table:table-cell table:style-name="ce62" office:value-type="string">
            <text:p>H-Health</text:p>
          </table:table-cell>
          <table:table-cell table:style-name="ce62" office:value-type="string">
            <text:p>25/STORE-25</text:p>
          </table:table-cell>
          <table:table-cell table:style-name="ce62" office:value-type="string">
            <text:p>Supplier Receipt</text:p>
          </table:table-cell>
          <table:table-cell table:style-name="ce62" office:value-type="string">
            <text:p>1</text:p>
          </table:table-cell>
          <table:table-cell table:style-name="ce62" office:value-type="string">
            <text:p>4308000/Others</text:p>
          </table:table-cell>
          <table:table-cell table:style-name="ce58" office:value-type="string">
            <text:p>1203</text:p>
          </table:table-cell>
          <table:table-cell table:style-name="ce62" office:value-type="string">
            <text:p>502</text:p>
          </table:table-cell>
          <table:table-cell table:style-name="ce62" office:value-type="string">
            <text:p>82</text:p>
          </table:table-cell>
          <table:table-cell table:style-name="ce62" office:value-type="string">
            <text:p>1</text:p>
          </table:table-cell>
          <table:table-cell table:style-name="ce62" office:value-type="string">
            <text:p>502</text:p>
          </table:table-cell>
          <table:table-cell table:style-name="ce62" office:value-type="string">
            <text:p>12</text:p>
          </table:table-cell>
          <table:table-cell table:style-name="ce62" office:value-type="string">
            <text:p>10102013</text:p>
          </table:table-cell>
          <table:table-cell table:style-name="ce62" office:value-type="string">
            <text:p>B25/1</text:p>
          </table:table-cell>
          <table:table-cell table:style-name="ce63" office:value-type="string">
            <text:p>1</text:p>
          </table:table-cell>
          <table:table-cell table:style-name="ce63" table:number-columns-repeated="8"/>
          <table:table-cell table:style-name="ce63" office:value-type="string">
            <text:p>1</text:p>
          </table:table-cell>
          <table:table-cell table:style-name="ce63" office:value-type="string">
            <text:p>2</text:p>
          </table:table-cell>
          <table:table-cell table:style-name="ce63" office:value-type="string">
            <text:p>4102007`-`Public Latrines and Urinals`-`927</text:p>
          </table:table-cell>
          <table:table-cell table:style-name="ce63" office:value-type="string">
            <text:p>120</text:p>
          </table:table-cell>
          <table:table-cell table:style-name="ce63" office:value-type="string">
            <text:p>2407001`-`Miscellaneous Bank Charges`-`683</text:p>
          </table:table-cell>
          <table:table-cell table:style-name="ce63" office:value-type="string">
            <text:p>200</text:p>
          </table:table-cell>
          <table:table-cell table:style-name="ce63" office:value-type="string">
            <text:p>3501001/Suppliers</text:p>
          </table:table-cell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table:style-name="ce54" office:value-type="string">
            <text:p>Manjunath</text:p>
          </table:table-cell>
          <table:table-cell office:value-type="string">
            <text:p>1</text:p>
          </table:table-cell>
          <table:table-cell table:style-name="ce63" office:value-type="string">
            <text:p>#</text:p>
          </table:table-cell>
          <table:table-cell table:style-name="ce63"/>
          <table:table-cell table:style-name="ce49" office:value-type="string">
            <text:p>Create Supplier bill by adding deduction <text:s/>details</text:p>
          </table:table-cell>
          <table:table-cell table:number-columns-repeated="201"/>
        </table:table-row>
        <table:table-row table:style-name="ro7">
          <table:table-cell office:value-type="string">
            <text:p>0040</text:p>
          </table:table-cell>
          <table:table-cell table:style-name="ce51" office:value-type="string">
            <text:p>1204</text:p>
          </table:table-cell>
          <table:table-cell table:style-name="ce51" office:value-type="string">
            <text:p>MECHANICAL SUPPLIES</text:p>
          </table:table-cell>
          <table:table-cell table:style-name="ce51" office:value-type="string">
            <text:p>Steering</text:p>
          </table:table-cell>
          <table:table-cell table:style-name="ce51" office:value-type="string">
            <text:p>R/M</text:p>
          </table:table-cell>
          <table:table-cell table:style-name="ce51" office:value-type="string">
            <text:p>Active</text:p>
          </table:table-cell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 office:value-type="string">
            <text:p>Tendered</text:p>
          </table:table-cell>
          <table:table-cell table:number-columns-repeated="3" table:style-name="ce51" office:value-type="string">
            <text:p>y</text:p>
          </table:table-cell>
          <table:table-cell table:style-name="ce51" office:value-type="string">
            <text:p>A-Accounts Central Cell</text:p>
          </table:table-cell>
          <table:table-cell table:style-name="ce51" office:value-type="string">
            <text:p>1204</text:p>
          </table:table-cell>
          <table:table-cell table:style-name="ce51" office:value-type="string">
            <text:p>1</text:p>
          </table:table-cell>
          <table:table-cell table:style-name="ce62" office:value-type="string">
            <text:p>09112009</text:p>
          </table:table-cell>
          <table:table-cell table:style-name="ce62" office:value-type="string">
            <text:p>H-Health</text:p>
          </table:table-cell>
          <table:table-cell table:style-name="ce62" office:value-type="string">
            <text:p>25/STORE-25</text:p>
          </table:table-cell>
          <table:table-cell table:style-name="ce62" office:value-type="string">
            <text:p>Supplier Receipt</text:p>
          </table:table-cell>
          <table:table-cell table:style-name="ce62" office:value-type="string">
            <text:p>1</text:p>
          </table:table-cell>
          <table:table-cell table:style-name="ce62" office:value-type="string">
            <text:p>4308000/Others</text:p>
          </table:table-cell>
          <table:table-cell table:style-name="ce58" office:value-type="string">
            <text:p>1204</text:p>
          </table:table-cell>
          <table:table-cell table:style-name="ce62" office:value-type="string">
            <text:p>503</text:p>
          </table:table-cell>
          <table:table-cell table:style-name="ce62" office:value-type="string">
            <text:p>83</text:p>
          </table:table-cell>
          <table:table-cell table:style-name="ce62" office:value-type="string">
            <text:p>1</text:p>
          </table:table-cell>
          <table:table-cell table:style-name="ce62" office:value-type="string">
            <text:p>503</text:p>
          </table:table-cell>
          <table:table-cell table:style-name="ce62" office:value-type="string">
            <text:p>13</text:p>
          </table:table-cell>
          <table:table-cell table:style-name="ce62" office:value-type="string">
            <text:p>10102014</text:p>
          </table:table-cell>
          <table:table-cell table:style-name="ce62" office:value-type="string">
            <text:p>B25/2</text:p>
          </table:table-cell>
          <table:table-cell table:style-name="ce63" office:value-type="string">
            <text:p>1</text:p>
          </table:table-cell>
          <table:table-cell table:style-name="ce63" table:number-columns-repeated="2"/>
          <table:table-cell table:number-columns-repeated="2" table:style-name="ce63" office:value-type="string">
            <text:p>1</text:p>
          </table:table-cell>
          <table:table-cell table:style-name="ce63" office:value-type="string">
            <text:p>4103001`-`Concrete Road`-`928</text:p>
          </table:table-cell>
          <table:table-cell table:style-name="ce63" office:value-type="string">
            <text:p>200</text:p>
          </table:table-cell>
          <table:table-cell table:style-name="ce63" table:number-columns-repeated="2"/>
          <table:table-cell table:style-name="ce63" office:value-type="string">
            <text:p>1</text:p>
          </table:table-cell>
          <table:table-cell table:style-name="ce63" office:value-type="string">
            <text:p>2</text:p>
          </table:table-cell>
          <table:table-cell table:style-name="ce63" office:value-type="string">
            <text:p>4102006`-`Staff Quarters`-`926</text:p>
          </table:table-cell>
          <table:table-cell table:style-name="ce63" office:value-type="string">
            <text:p>120</text:p>
          </table:table-cell>
          <table:table-cell table:style-name="ce63" office:value-type="string">
            <text:p>4103001`-`Concrete Road`-`928</text:p>
          </table:table-cell>
          <table:table-cell table:style-name="ce63" office:value-type="string">
            <text:p>200</text:p>
          </table:table-cell>
          <table:table-cell table:style-name="ce63" office:value-type="string">
            <text:p>3501001/Suppliers</text:p>
          </table:table-cell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table:style-name="ce54" office:value-type="string">
            <text:p>Manjunath</text:p>
          </table:table-cell>
          <table:table-cell office:value-type="string">
            <text:p>1</text:p>
          </table:table-cell>
          <table:table-cell table:style-name="ce63" office:value-type="string">
            <text:p>#</text:p>
          </table:table-cell>
          <table:table-cell table:style-name="ce63"/>
          <table:table-cell table:style-name="ce3" office:value-type="string">
            <text:p>Create Supplier bill by duplicating the account code in deduction <text:s/>details &amp; account details</text:p>
          </table:table-cell>
          <table:table-cell table:number-columns-repeated="201"/>
        </table:table-row>
        <table:table-row table:style-name="ro2">
          <table:table-cell office:value-type="string">
            <text:p>0050</text:p>
          </table:table-cell>
          <table:table-cell table:style-name="ce51" office:value-type="string">
            <text:p>1205</text:p>
          </table:table-cell>
          <table:table-cell table:style-name="ce51" office:value-type="string">
            <text:p>MECHANICAL SUPPLIES</text:p>
          </table:table-cell>
          <table:table-cell table:style-name="ce51" office:value-type="string">
            <text:p>Rim</text:p>
          </table:table-cell>
          <table:table-cell table:style-name="ce51" office:value-type="string">
            <text:p>GRM</text:p>
          </table:table-cell>
          <table:table-cell table:style-name="ce51" office:value-type="string">
            <text:p>Active</text:p>
          </table:table-cell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 office:value-type="string">
            <text:p>Tendered</text:p>
          </table:table-cell>
          <table:table-cell table:number-columns-repeated="3" table:style-name="ce51" office:value-type="string">
            <text:p>y</text:p>
          </table:table-cell>
          <table:table-cell table:style-name="ce51" office:value-type="string">
            <text:p>A-Accounts Central Cell</text:p>
          </table:table-cell>
          <table:table-cell table:style-name="ce51" office:value-type="string">
            <text:p>1205</text:p>
          </table:table-cell>
          <table:table-cell table:style-name="ce51" office:value-type="string">
            <text:p>1</text:p>
          </table:table-cell>
          <table:table-cell table:style-name="ce62" office:value-type="string">
            <text:p>09112009</text:p>
          </table:table-cell>
          <table:table-cell table:style-name="ce62" office:value-type="string">
            <text:p>H-Health</text:p>
          </table:table-cell>
          <table:table-cell table:style-name="ce62" office:value-type="string">
            <text:p>25/STORE-25</text:p>
          </table:table-cell>
          <table:table-cell table:style-name="ce62" office:value-type="string">
            <text:p>Supplier Receipt</text:p>
          </table:table-cell>
          <table:table-cell table:style-name="ce62" office:value-type="string">
            <text:p>1</text:p>
          </table:table-cell>
          <table:table-cell table:style-name="ce62" office:value-type="string">
            <text:p>4308000/Others</text:p>
          </table:table-cell>
          <table:table-cell table:style-name="ce58" office:value-type="string">
            <text:p>1205</text:p>
          </table:table-cell>
          <table:table-cell table:style-name="ce62" office:value-type="string">
            <text:p>504</text:p>
          </table:table-cell>
          <table:table-cell table:style-name="ce62" office:value-type="string">
            <text:p>84</text:p>
          </table:table-cell>
          <table:table-cell table:style-name="ce62" office:value-type="string">
            <text:p>1</text:p>
          </table:table-cell>
          <table:table-cell table:style-name="ce62" office:value-type="string">
            <text:p>504</text:p>
          </table:table-cell>
          <table:table-cell table:style-name="ce62" office:value-type="string">
            <text:p>14</text:p>
          </table:table-cell>
          <table:table-cell table:style-name="ce62" office:value-type="string">
            <text:p>10102015</text:p>
          </table:table-cell>
          <table:table-cell table:style-name="ce62" office:value-type="string">
            <text:p>B25/1</text:p>
          </table:table-cell>
          <table:table-cell table:style-name="ce63"/>
          <table:table-cell table:style-name="ce63" office:value-type="string">
            <text:p>1</text:p>
          </table:table-cell>
          <table:table-cell table:style-name="ce63" office:value-type="string">
            <text:p>20112010</text:p>
          </table:table-cell>
          <table:table-cell table:style-name="ce63" table:number-columns-repeated="12"/>
          <table:table-cell table:style-name="ce63" office:value-type="string">
            <text:p>3501001/Suppliers</text:p>
          </table:table-cell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table:style-name="ce54" office:value-type="string">
            <text:p>Prakash</text:p>
          </table:table-cell>
          <table:table-cell office:value-type="string">
            <text:p>1</text:p>
          </table:table-cell>
          <table:table-cell table:style-name="ce63" office:value-type="string">
            <text:p>#</text:p>
          </table:table-cell>
          <table:table-cell table:style-name="ce63"/>
          <table:table-cell table:style-name="ce3" office:value-type="string">
            <text:p>Create Supplier bill with bill date for future dates</text:p>
          </table:table-cell>
          <table:table-cell table:number-columns-repeated="201"/>
        </table:table-row>
        <table:table-row table:style-name="ro2">
          <table:table-cell office:value-type="string">
            <text:p>0060</text:p>
          </table:table-cell>
          <table:table-cell table:style-name="ce51" office:value-type="string">
            <text:p>1206</text:p>
          </table:table-cell>
          <table:table-cell table:style-name="ce51" office:value-type="string">
            <text:p>MECHANICAL SUPPLIES</text:p>
          </table:table-cell>
          <table:table-cell table:style-name="ce51" office:value-type="string">
            <text:p>abc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Active</text:p>
          </table:table-cell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 office:value-type="string">
            <text:p>Tendered</text:p>
          </table:table-cell>
          <table:table-cell table:number-columns-repeated="3" table:style-name="ce51" office:value-type="string">
            <text:p>y</text:p>
          </table:table-cell>
          <table:table-cell table:style-name="ce51" office:value-type="string">
            <text:p>A-Accounts Central Cell</text:p>
          </table:table-cell>
          <table:table-cell table:style-name="ce51" office:value-type="string">
            <text:p>1206</text:p>
          </table:table-cell>
          <table:table-cell table:style-name="ce51" office:value-type="string">
            <text:p>1</text:p>
          </table:table-cell>
          <table:table-cell table:style-name="ce62" office:value-type="string">
            <text:p>09112009</text:p>
          </table:table-cell>
          <table:table-cell table:style-name="ce62" office:value-type="string">
            <text:p>H-Health</text:p>
          </table:table-cell>
          <table:table-cell table:style-name="ce62" office:value-type="string">
            <text:p>25/STORE-25</text:p>
          </table:table-cell>
          <table:table-cell table:style-name="ce62" office:value-type="string">
            <text:p>Supplier Receipt</text:p>
          </table:table-cell>
          <table:table-cell table:style-name="ce62" office:value-type="string">
            <text:p>1</text:p>
          </table:table-cell>
          <table:table-cell table:style-name="ce62" office:value-type="string">
            <text:p>4308000/Others</text:p>
          </table:table-cell>
          <table:table-cell table:style-name="ce58" office:value-type="string">
            <text:p>1206</text:p>
          </table:table-cell>
          <table:table-cell table:style-name="ce62" office:value-type="string">
            <text:p>505</text:p>
          </table:table-cell>
          <table:table-cell table:style-name="ce62" office:value-type="string">
            <text:p>85</text:p>
          </table:table-cell>
          <table:table-cell table:style-name="ce62" office:value-type="string">
            <text:p>1</text:p>
          </table:table-cell>
          <table:table-cell table:style-name="ce62" office:value-type="string">
            <text:p>505</text:p>
          </table:table-cell>
          <table:table-cell table:style-name="ce62" office:value-type="string">
            <text:p>15</text:p>
          </table:table-cell>
          <table:table-cell table:style-name="ce62" office:value-type="string">
            <text:p>10102016</text:p>
          </table:table-cell>
          <table:table-cell table:style-name="ce62" office:value-type="string">
            <text:p>B25/2</text:p>
          </table:table-cell>
          <table:table-cell table:style-name="ce63" table:number-columns-repeated="16"/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table:style-name="ce54" office:value-type="string">
            <text:p>Manjunath</text:p>
          </table:table-cell>
          <table:table-cell office:value-type="string">
            <text:p>1</text:p>
          </table:table-cell>
          <table:table-cell table:style-name="ce63" office:value-type="string">
            <text:p>#</text:p>
          </table:table-cell>
          <table:table-cell table:style-name="ce63"/>
          <table:table-cell table:number-columns-repeated="202"/>
        </table:table-row>
        <table:table-row table:style-name="ro2">
          <table:table-cell office:value-type="string">
            <text:p>0070</text:p>
          </table:table-cell>
          <table:table-cell table:style-name="ce51" office:value-type="string">
            <text:p>1207</text:p>
          </table:table-cell>
          <table:table-cell table:style-name="ce51" office:value-type="string">
            <text:p>MECHANICAL SUPPLIES</text:p>
          </table:table-cell>
          <table:table-cell table:style-name="ce51" office:value-type="string">
            <text:p>abcd</text:p>
          </table:table-cell>
          <table:table-cell table:style-name="ce51" office:value-type="string">
            <text:p>GRM</text:p>
          </table:table-cell>
          <table:table-cell table:style-name="ce51" office:value-type="string">
            <text:p>Active</text:p>
          </table:table-cell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 office:value-type="string">
            <text:p>Tendered</text:p>
          </table:table-cell>
          <table:table-cell table:number-columns-repeated="3" table:style-name="ce51" office:value-type="string">
            <text:p>y</text:p>
          </table:table-cell>
          <table:table-cell table:style-name="ce51" office:value-type="string">
            <text:p>A-Accounts Central Cell</text:p>
          </table:table-cell>
          <table:table-cell table:style-name="ce51" office:value-type="string">
            <text:p>1207</text:p>
          </table:table-cell>
          <table:table-cell table:style-name="ce51" office:value-type="string">
            <text:p>1</text:p>
          </table:table-cell>
          <table:table-cell table:style-name="ce62" office:value-type="string">
            <text:p>09112009</text:p>
          </table:table-cell>
          <table:table-cell table:style-name="ce62" office:value-type="string">
            <text:p>H-Health</text:p>
          </table:table-cell>
          <table:table-cell table:style-name="ce62" office:value-type="string">
            <text:p>25/STORE-25</text:p>
          </table:table-cell>
          <table:table-cell table:number-columns-repeated="3"/>
          <table:table-cell table:style-name="ce58" office:value-type="string">
            <text:p>1207</text:p>
          </table:table-cell>
          <table:table-cell table:style-name="ce62" office:value-type="string">
            <text:p>506</text:p>
          </table:table-cell>
          <table:table-cell table:style-name="ce62" office:value-type="string">
            <text:p>86</text:p>
          </table:table-cell>
          <table:table-cell table:style-name="ce62" office:value-type="string">
            <text:p>1</text:p>
          </table:table-cell>
          <table:table-cell table:style-name="ce62" office:value-type="string">
            <text:p>506</text:p>
          </table:table-cell>
          <table:table-cell table:style-name="ce62" office:value-type="string">
            <text:p>16</text:p>
          </table:table-cell>
          <table:table-cell table:style-name="ce62" office:value-type="string">
            <text:p>10102017</text:p>
          </table:table-cell>
          <table:table-cell table:style-name="ce62" office:value-type="string">
            <text:p>B25/1</text:p>
          </table:table-cell>
          <table:table-cell table:number-columns-repeated="20"/>
          <table:table-cell table:style-name="ce54"/>
          <table:table-cell/>
          <table:table-cell table:style-name="Default"/>
          <table:table-cell table:number-columns-repeated="203"/>
        </table:table-row>
        <table:table-row table:style-name="ro2">
          <table:table-cell office:value-type="string">
            <text:p>0080</text:p>
          </table:table-cell>
          <table:table-cell table:style-name="ce51" office:value-type="string">
            <text:p>1208</text:p>
          </table:table-cell>
          <table:table-cell table:style-name="ce51" office:value-type="string">
            <text:p>MECHANICAL SUPPLIES</text:p>
          </table:table-cell>
          <table:table-cell table:style-name="ce51" office:value-type="string">
            <text:p>xyz</text:p>
          </table:table-cell>
          <table:table-cell table:style-name="ce51" office:value-type="string">
            <text:p>R/M</text:p>
          </table:table-cell>
          <table:table-cell table:style-name="ce51" office:value-type="string">
            <text:p>Active</text:p>
          </table:table-cell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 office:value-type="string">
            <text:p>Tendered</text:p>
          </table:table-cell>
          <table:table-cell table:number-columns-repeated="3" table:style-name="ce51" office:value-type="string">
            <text:p>y</text:p>
          </table:table-cell>
          <table:table-cell table:style-name="ce51" office:value-type="string">
            <text:p>A-Accounts Central Cell</text:p>
          </table:table-cell>
          <table:table-cell table:style-name="ce51" office:value-type="string">
            <text:p>1208</text:p>
          </table:table-cell>
          <table:table-cell table:style-name="ce51" office:value-type="string">
            <text:p>1</text:p>
          </table:table-cell>
          <table:table-cell table:style-name="ce62" office:value-type="string">
            <text:p>09112009</text:p>
          </table:table-cell>
          <table:table-cell table:style-name="ce62" office:value-type="string">
            <text:p>H-Health</text:p>
          </table:table-cell>
          <table:table-cell table:style-name="ce62" office:value-type="string">
            <text:p>25/STORE-25</text:p>
          </table:table-cell>
          <table:table-cell table:number-columns-repeated="3"/>
          <table:table-cell table:style-name="ce58" office:value-type="string">
            <text:p>1208</text:p>
          </table:table-cell>
          <table:table-cell table:style-name="ce62" office:value-type="string">
            <text:p>507</text:p>
          </table:table-cell>
          <table:table-cell table:style-name="ce62" office:value-type="string">
            <text:p>87</text:p>
          </table:table-cell>
          <table:table-cell table:style-name="ce62" office:value-type="string">
            <text:p>1</text:p>
          </table:table-cell>
          <table:table-cell table:style-name="ce62" office:value-type="string">
            <text:p>507</text:p>
          </table:table-cell>
          <table:table-cell table:style-name="ce62" office:value-type="string">
            <text:p>17</text:p>
          </table:table-cell>
          <table:table-cell table:style-name="ce62" office:value-type="string">
            <text:p>10102018</text:p>
          </table:table-cell>
          <table:table-cell table:style-name="ce62" office:value-type="string">
            <text:p>B25/2</text:p>
          </table:table-cell>
          <table:table-cell table:number-columns-repeated="20"/>
          <table:table-cell table:style-name="ce54"/>
          <table:table-cell/>
          <table:table-cell table:style-name="Default"/>
          <table:table-cell table:number-columns-repeated="203"/>
        </table:table-row>
        <table:table-row table:style-name="ro2">
          <table:table-cell office:value-type="string">
            <text:p>0090</text:p>
          </table:table-cell>
          <table:table-cell table:style-name="ce51" office:value-type="string">
            <text:p>1209</text:p>
          </table:table-cell>
          <table:table-cell table:style-name="ce51" office:value-type="string">
            <text:p>MECHANICAL SUPPLIES</text:p>
          </table:table-cell>
          <table:table-cell table:style-name="ce51" office:value-type="string">
            <text:p>Rim</text:p>
          </table:table-cell>
          <table:table-cell table:style-name="ce51" office:value-type="string">
            <text:p>GRM</text:p>
          </table:table-cell>
          <table:table-cell table:style-name="ce51" office:value-type="string">
            <text:p>Active</text:p>
          </table:table-cell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 office:value-type="string">
            <text:p>Tendered</text:p>
          </table:table-cell>
          <table:table-cell table:number-columns-repeated="3" table:style-name="ce51" office:value-type="string">
            <text:p>y</text:p>
          </table:table-cell>
          <table:table-cell table:style-name="ce51" office:value-type="string">
            <text:p>A-Accounts Central Cell</text:p>
          </table:table-cell>
          <table:table-cell table:style-name="ce51" office:value-type="string">
            <text:p>1209</text:p>
          </table:table-cell>
          <table:table-cell table:style-name="ce51" office:value-type="string">
            <text:p>1</text:p>
          </table:table-cell>
          <table:table-cell table:style-name="ce62" office:value-type="string">
            <text:p>09112009</text:p>
          </table:table-cell>
          <table:table-cell table:style-name="ce62" office:value-type="string">
            <text:p>H-Health</text:p>
          </table:table-cell>
          <table:table-cell table:style-name="ce62" office:value-type="string">
            <text:p>25/STORE-25</text:p>
          </table:table-cell>
          <table:table-cell table:number-columns-repeated="3"/>
          <table:table-cell table:style-name="ce58" office:value-type="string">
            <text:p>1209</text:p>
          </table:table-cell>
          <table:table-cell table:style-name="ce62" office:value-type="string">
            <text:p>508</text:p>
          </table:table-cell>
          <table:table-cell table:style-name="ce62" office:value-type="string">
            <text:p>88</text:p>
          </table:table-cell>
          <table:table-cell table:style-name="ce62" office:value-type="string">
            <text:p>1</text:p>
          </table:table-cell>
          <table:table-cell table:style-name="ce62" office:value-type="string">
            <text:p>508</text:p>
          </table:table-cell>
          <table:table-cell table:style-name="ce62" office:value-type="string">
            <text:p>18</text:p>
          </table:table-cell>
          <table:table-cell table:style-name="ce62" office:value-type="string">
            <text:p>10102019</text:p>
          </table:table-cell>
          <table:table-cell table:style-name="ce62" office:value-type="string">
            <text:p>B25/1</text:p>
          </table:table-cell>
          <table:table-cell table:number-columns-repeated="20"/>
          <table:table-cell table:style-name="ce54"/>
          <table:table-cell/>
          <table:table-cell table:style-name="Default"/>
          <table:table-cell table:number-columns-repeated="203"/>
        </table:table-row>
        <table:table-row table:style-name="ro3">
          <table:table-cell table:number-columns-repeated="8"/>
          <table:table-cell table:style-name="Default" table:number-columns-repeated="7"/>
          <table:table-cell/>
          <table:table-cell table:style-name="Default"/>
          <table:table-cell table:number-columns-repeated="12"/>
          <table:table-cell table:style-name="Default"/>
          <table:table-cell table:number-columns-repeated="20"/>
          <table:table-cell table:style-name="ce54"/>
          <table:table-cell/>
          <table:table-cell table:style-name="Default"/>
          <table:table-cell table:number-columns-repeated="203"/>
        </table:table-row>
        <table:table-row table:style-name="ro3" table:number-rows-repeated="6552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approve_reject_supplier_bill" table:style-name="ta3">
        <table:table-column table:style-name="co22" table:number-columns-repeated="2" table:default-cell-style-name="ce1"/>
        <table:table-column table:style-name="co27" table:number-columns-repeated="2" table:default-cell-style-name="ce1"/>
        <table:table-column table:style-name="co22" table:default-cell-style-name="ce1"/>
        <table:table-column table:style-name="co192" table:default-cell-style-name="ce1"/>
        <table:table-column table:style-name="co69" table:default-cell-style-name="ce1"/>
        <table:table-column table:style-name="co22" table:number-columns-repeated="4" table:default-cell-style-name="ce1"/>
        <table:table-column table:style-name="co27" table:default-cell-style-name="ce1"/>
        <table:table-column table:style-name="co22" table:default-cell-style-name="ce1"/>
        <table:table-column table:style-name="co27" table:default-cell-style-name="ce1"/>
        <table:table-column table:style-name="co22" table:number-columns-repeated="7" table:default-cell-style-name="ce1"/>
        <table:table-column table:style-name="co27" table:default-cell-style-name="ce1"/>
        <table:table-column table:style-name="co22" table:number-columns-repeated="2" table:default-cell-style-name="ce1"/>
        <table:table-column table:style-name="co27" table:default-cell-style-name="ce1"/>
        <table:table-column table:style-name="co22" table:default-cell-style-name="ce1"/>
        <table:table-column table:style-name="co27" table:default-cell-style-name="ce1"/>
        <table:table-column table:style-name="co22" table:number-columns-repeated="3" table:default-cell-style-name="ce1"/>
        <table:table-column table:style-name="co122" table:default-cell-style-name="ce1"/>
        <table:table-column table:style-name="co22" table:default-cell-style-name="ce1"/>
        <table:table-column table:style-name="co27" table:number-columns-repeated="3" table:default-cell-style-name="ce1"/>
        <table:table-column table:style-name="co82" table:default-cell-style-name="ce1"/>
        <table:table-column table:style-name="co111" table:default-cell-style-name="ce1"/>
        <table:table-column table:style-name="co27" table:default-cell-style-name="ce1"/>
        <table:table-column table:style-name="co166" table:default-cell-style-name="ce1"/>
        <table:table-column table:style-name="co125" table:default-cell-style-name="ce1"/>
        <table:table-column table:style-name="co193" table:default-cell-style-name="ce1"/>
        <table:table-column table:style-name="co194" table:default-cell-style-name="ce1"/>
        <table:table-column table:style-name="co121" table:default-cell-style-name="ce1"/>
        <table:table-column table:style-name="co195" table:default-cell-style-name="ce1"/>
        <table:table-column table:style-name="co196" table:default-cell-style-name="ce1"/>
        <table:table-column table:style-name="co112" table:default-cell-style-name="ce1"/>
        <table:table-column table:style-name="co15" table:default-cell-style-name="ce9"/>
        <table:table-column table:style-name="co16" table:default-cell-style-name="ce9"/>
        <table:table-column table:style-name="co197" table:number-columns-repeated="2" table:default-cell-style-name="ce9"/>
        <table:table-column table:style-name="co27" table:default-cell-style-name="ce55"/>
        <table:table-column table:style-name="co22" table:default-cell-style-name="ce1"/>
        <table:table-column table:style-name="co180" table:default-cell-style-name="ce9"/>
        <table:table-column table:style-name="co198" table:default-cell-style-name="ce1"/>
        <table:table-column table:style-name="co22" table:number-columns-repeated="201" table:default-cell-style-name="ce1"/>
        <table:table-column table:style-name="co22" table:default-cell-style-name="Default"/>
        <table:table-row table:style-name="ro21">
          <table:table-cell office:value-type="string">
            <text:p>tc</text:p>
          </table:table-cell>
          <table:table-cell table:style-name="ce51" office:value-type="string">
            <text:p>ITEM_NO</text:p>
          </table:table-cell>
          <table:table-cell table:style-name="ce51" office:value-type="string">
            <text:p>ITEM_TYPE</text:p>
          </table:table-cell>
          <table:table-cell table:style-name="ce51" office:value-type="string">
            <text:p>ITEM_DESCRIPTION</text:p>
          </table:table-cell>
          <table:table-cell table:style-name="ce51" office:value-type="string">
            <text:p>BASE_UOM</text:p>
          </table:table-cell>
          <table:table-cell table:style-name="ce51" office:value-type="string">
            <text:p>ITEM_STATUS</text:p>
          </table:table-cell>
          <table:table-cell table:style-name="ce51" office:value-type="string">
            <text:p>CREATE_ITEM_INDENT_REQUIRED_CHECK_BOX</text:p>
          </table:table-cell>
          <table:table-cell table:style-name="ce51" office:value-type="string">
            <text:p>SCRAP_ITEM</text:p>
          </table:table-cell>
          <table:table-cell table:style-name="ce51" office:value-type="string">
            <text:p>ITEM_PURCHASED</text:p>
          </table:table-cell>
          <table:table-cell table:style-name="ce51" office:value-type="string">
            <text:p>CONTRACT_REQD</text:p>
          </table:table-cell>
          <table:table-cell table:style-name="ce51" office:value-type="string">
            <text:p>LOT_CONTROL</text:p>
          </table:table-cell>
          <table:table-cell table:style-name="ce51" office:value-type="string">
            <text:p>SHELF_LIFE_CONTROL</text:p>
          </table:table-cell>
          <table:table-cell table:style-name="ce51" office:value-type="string">
            <text:p>BIN_LEVEL_STORAGE</text:p>
          </table:table-cell>
          <table:table-cell table:style-name="ce51" office:value-type="string">
            <text:p>CREATE_ITEM_DEPARTMENT_FROM_FLD</text:p>
          </table:table-cell>
          <table:table-cell table:style-name="ce51" office:value-type="string">
            <text:p>VIEW_ITEM_NUMBER1</text:p>
          </table:table-cell>
          <table:table-cell table:style-name="ce51" office:value-type="string">
            <text:p>CREATE_SUCCESS_DATA1</text:p>
          </table:table-cell>
          <table:table-cell table:style-name="ce62" office:value-type="string">
            <text:p>CREATE_MMRN_DATE_FLD</text:p>
          </table:table-cell>
          <table:table-cell table:style-name="ce62" office:value-type="string">
            <text:p>CREATE_MMRN_DEPARTMENT_FLD1</text:p>
          </table:table-cell>
          <table:table-cell table:style-name="ce62" office:value-type="string">
            <text:p>CREATE_MMRN_STORE_FLD1</text:p>
          </table:table-cell>
          <table:table-cell table:style-name="ce62" office:value-type="string">
            <text:p>CREATE_MMRN_RECEIPT_TYPE_FLD1</text:p>
          </table:table-cell>
          <table:table-cell table:style-name="ce62" office:value-type="string">
            <text:p>MMRN_SUPPLIER</text:p>
          </table:table-cell>
          <table:table-cell table:style-name="ce62" office:value-type="string">
            <text:p>CREATE_MMRN_ACCOUNT_CODE_FLD1</text:p>
          </table:table-cell>
          <table:table-cell table:style-name="ce62" office:value-type="string">
            <text:p>CREATE_MMRN_ITEM_NO_FLD1</text:p>
          </table:table-cell>
          <table:table-cell table:style-name="ce62" office:value-type="string">
            <text:p>CREATE_MMRN_QUANTITY_FLD1</text:p>
          </table:table-cell>
          <table:table-cell table:style-name="ce62" office:value-type="string">
            <text:p>CREATE_MMRN_RATE_PER_UNIT_FLD1</text:p>
          </table:table-cell>
          <table:table-cell table:style-name="ce62" office:value-type="string">
            <text:p>BREAK_UP_DETAILS1</text:p>
          </table:table-cell>
          <table:table-cell table:style-name="ce62" office:value-type="string">
            <text:p>CREATE_MMRN_BREAKUP_QUANTITY_FLD1</text:p>
          </table:table-cell>
          <table:table-cell table:style-name="ce62" office:value-type="string">
            <text:p>CREATE_MMRN_LOT_NO_FLD1</text:p>
          </table:table-cell>
          <table:table-cell table:style-name="ce62" office:value-type="string">
            <text:p>CREATE_MMRN_EXPIRY_DATE_FLD1</text:p>
          </table:table-cell>
          <table:table-cell table:style-name="ce62" office:value-type="string">
            <text:p>CREATE_MMRN_BIN_NO_FLD1</text:p>
          </table:table-cell>
          <table:table-cell table:style-name="ce63" office:value-type="string">
            <text:p>SUPPLIER_BILL_DATE_MMRN_DATE</text:p>
          </table:table-cell>
          <table:table-cell table:style-name="ce63" office:value-type="string">
            <text:p>SUPPLIER_BILL_DATE</text:p>
          </table:table-cell>
          <table:table-cell table:style-name="ce63" office:value-type="string">
            <text:p>STORES_CREATE_SUPPLIER_BILL_DATE_FLD</text:p>
          </table:table-cell>
          <table:table-cell table:style-name="ce63" office:value-type="string">
            <text:p>STORES_SUPPLIER_BILL_ACCOUNT_DETAILS</text:p>
          </table:table-cell>
          <table:table-cell table:style-name="ce63" office:value-type="string">
            <text:p>STORES_FOR_LOOP_SUPPLIER_BILL_ACC_DETAILS</text:p>
          </table:table-cell>
          <table:table-cell table:style-name="ce63" office:value-type="string">
            <text:p>STORES_CREATE_SUPPLIER_BILL_ACC_CODE_FLD1</text:p>
          </table:table-cell>
          <table:table-cell table:style-name="ce63" office:value-type="string">
            <text:p>STORES_CREATE_SUPPLIER_BILL_ACC_AMOUNT_FLD1</text:p>
          </table:table-cell>
          <table:table-cell table:style-name="ce63" office:value-type="string">
            <text:p>STORES_CREATE_SUPPLIER_BILL_ACC_CODE_FLD2</text:p>
          </table:table-cell>
          <table:table-cell table:style-name="ce63" office:value-type="string">
            <text:p>STORES_CREATE_SUPPLIER_BILL_ACC_AMOUNT_FLD2</text:p>
          </table:table-cell>
          <table:table-cell table:style-name="ce63" office:value-type="string">
            <text:p>STORES_SUPPLIER_BILL_DEDUCTION_DETAILS</text:p>
          </table:table-cell>
          <table:table-cell table:style-name="ce63" office:value-type="string">
            <text:p>STORES_FOR_LOOP_SUPPLIER_BILL_DEDUCTION_DETAILS</text:p>
          </table:table-cell>
          <table:table-cell table:style-name="ce63" office:value-type="string">
            <text:p>STORES_CREATE_SUPPLIER_BILL_DEDUCTION_CODE_FLD1</text:p>
          </table:table-cell>
          <table:table-cell table:style-name="ce63" office:value-type="string">
            <text:p>STORES_CREATE_SUPPLIER_BILL_DEDUCTION_AMOUNT_FLD1</text:p>
          </table:table-cell>
          <table:table-cell table:style-name="ce63" office:value-type="string">
            <text:p>STORES_CREATE_SUPPLIER_BILL_DEDUCTION_CODE_FLD2</text:p>
          </table:table-cell>
          <table:table-cell table:style-name="ce63" office:value-type="string">
            <text:p>STORES_CREATE_SUPPLIER_BILL_DEDUCTION_AMOUNT_FLD2</text:p>
          </table:table-cell>
          <table:table-cell table:style-name="ce63" office:value-type="string">
            <text:p>STORES_CREATE_SUPPLIER_BILL_NETPAY_ACC_CODE_FLD</text:p>
          </table:table-cell>
          <table:table-cell table:style-name="ce3" office:value-type="string">
            <text:p>CREATE_MI_DESIGNATION_FLD</text:p>
          </table:table-cell>
          <table:table-cell table:style-name="ce3" office:value-type="string">
            <text:p>CREATE_MI_APPROVER_FLD</text:p>
          </table:table-cell>
          <table:table-cell table:style-name="ce3" office:value-type="string">
            <text:p>STORES_APPROVE_MI_DESIGNATION_FLD</text:p>
          </table:table-cell>
          <table:table-cell table:style-name="ce3" office:value-type="string">
            <text:p>STORES_APPROVE_MI_APPROVER_FLD</text:p>
          </table:table-cell>
          <table:table-cell table:style-name="ce54" office:value-type="string">
            <text:p>CREATE_PO_SUPPLIER_NAME_FLD</text:p>
          </table:table-cell>
          <table:table-cell table:style-name="ce63" office:value-type="string">
            <text:p>#</text:p>
          </table:table-cell>
          <table:table-cell table:style-name="ce46" office:value-type="string">
            <text:p>STORES_CREATE_PO_TAX_PRICE_FLD</text:p>
          </table:table-cell>
          <table:table-cell table:number-columns-repeated="203"/>
        </table:table-row>
        <table:table-row table:style-name="ro22">
          <table:table-cell office:value-type="string">
            <text:p>attributes</text:p>
          </table:table-cell>
          <table:table-cell table:style-name="ce51" office:value-type="string">
            <text:p>itemNo</text:p>
          </table:table-cell>
          <table:table-cell table:style-name="ce51" office:value-type="string">
            <text:p>type</text:p>
          </table:table-cell>
          <table:table-cell table:style-name="ce51" office:value-type="string">
            <text:p>description</text:p>
          </table:table-cell>
          <table:table-cell table:style-name="ce51" office:value-type="string">
            <text:p>uom</text:p>
          </table:table-cell>
          <table:table-cell table:style-name="ce51" office:value-type="string">
            <text:p>itemStatusId</text:p>
          </table:table-cell>
          <table:table-cell table:style-name="ce51" office:value-type="string">
            <text:p>isIndentRequired</text:p>
          </table:table-cell>
          <table:table-cell table:style-name="ce51" office:value-type="string">
            <text:p>isscrap</text:p>
          </table:table-cell>
          <table:table-cell table:style-name="ce51" office:value-type="string">
            <text:p>canPurchase</text:p>
          </table:table-cell>
          <table:table-cell table:style-name="ce51" office:value-type="string">
            <text:p>contractReqt</text:p>
          </table:table-cell>
          <table:table-cell table:style-name="ce51" office:value-type="string">
            <text:p>isLotControlled</text:p>
          </table:table-cell>
          <table:table-cell table:style-name="ce51" office:value-type="string">
            <text:p>isShelfLifeControlled</text:p>
          </table:table-cell>
          <table:table-cell table:style-name="ce51" office:value-type="string">
            <text:p>binLevelStorage</text:p>
          </table:table-cell>
          <table:table-cell table:style-name="ce51" office:value-type="string">
            <text:p>tempDeptId</text:p>
          </table:table-cell>
          <table:table-cell table:style-name="ce51" office:value-type="string">
            <text:p>itemNo</text:p>
          </table:table-cell>
          <table:table-cell table:style-name="ce51" office:value-type="string">
            <text:p>x</text:p>
          </table:table-cell>
          <table:table-cell table:style-name="ce62" office:value-type="string">
            <text:p>receiptDate</text:p>
          </table:table-cell>
          <table:table-cell table:style-name="ce62" office:value-type="string">
            <text:p>departmentId</text:p>
          </table:table-cell>
          <table:table-cell table:style-name="ce62" office:value-type="string">
            <text:p>storeId</text:p>
          </table:table-cell>
          <table:table-cell table:style-name="ce62" office:value-type="string">
            <text:p>purpose</text:p>
          </table:table-cell>
          <table:table-cell table:style-name="ce62" office:value-type="string">
            <text:p>supplier</text:p>
          </table:table-cell>
          <table:table-cell table:style-name="ce62" office:value-type="string">
            <text:p>accCode</text:p>
          </table:table-cell>
          <table:table-cell table:style-name="ce62" office:value-type="string">
            <text:p>itemNo</text:p>
          </table:table-cell>
          <table:table-cell table:style-name="ce62" office:value-type="string">
            <text:p>receivedQty</text:p>
          </table:table-cell>
          <table:table-cell table:style-name="ce62" office:value-type="string">
            <text:p>unitPrice</text:p>
          </table:table-cell>
          <table:table-cell table:style-name="ce62" office:value-type="string">
            <text:p>breakDetails</text:p>
          </table:table-cell>
          <table:table-cell table:style-name="ce62" office:value-type="string">
            <text:p>brkqty</text:p>
          </table:table-cell>
          <table:table-cell table:style-name="ce62" office:value-type="string">
            <text:p>lotNum</text:p>
          </table:table-cell>
          <table:table-cell table:style-name="ce62" office:value-type="string">
            <text:p>exdate</text:p>
          </table:table-cell>
          <table:table-cell table:style-name="ce62" office:value-type="string">
            <text:p>bin</text:p>
          </table:table-cell>
          <table:table-cell table:style-name="ce63" office:value-type="string">
            <text:p>mmrndateassupplierbilldate</text:p>
          </table:table-cell>
          <table:table-cell table:style-name="ce63" office:value-type="string">
            <text:p>supplierbilldate</text:p>
          </table:table-cell>
          <table:table-cell table:style-name="ce63" office:value-type="string">
            <text:p>billDate</text:p>
          </table:table-cell>
          <table:table-cell table:style-name="ce63" office:value-type="string">
            <text:p>toAddaccountDetails</text:p>
          </table:table-cell>
          <table:table-cell table:style-name="ce63" office:value-type="string">
            <text:p>forloopaccdetails</text:p>
          </table:table-cell>
          <table:table-cell table:style-name="ce63" office:value-type="string">
            <text:p>glCode1</text:p>
          </table:table-cell>
          <table:table-cell table:style-name="ce63" office:value-type="string">
            <text:p>debitAccAmts</text:p>
          </table:table-cell>
          <table:table-cell table:style-name="ce63" office:value-type="string">
            <text:p>glCode1</text:p>
          </table:table-cell>
          <table:table-cell table:style-name="ce63" office:value-type="string">
            <text:p>debitAccAmts</text:p>
          </table:table-cell>
          <table:table-cell table:style-name="ce63" office:value-type="string">
            <text:p>toAdddedctionDetials</text:p>
          </table:table-cell>
          <table:table-cell table:style-name="ce63" office:value-type="string">
            <text:p>forloopdeductiondetails</text:p>
          </table:table-cell>
          <table:table-cell table:style-name="ce63" office:value-type="string">
            <text:p>glCode2</text:p>
          </table:table-cell>
          <table:table-cell table:style-name="ce63" office:value-type="string">
            <text:p>creditAccAmts</text:p>
          </table:table-cell>
          <table:table-cell table:style-name="ce63" office:value-type="string">
            <text:p>glCode2</text:p>
          </table:table-cell>
          <table:table-cell table:style-name="ce63" office:value-type="string">
            <text:p>creditAccAmts</text:p>
          </table:table-cell>
          <table:table-cell table:style-name="ce63" office:value-type="string">
            <text:p>netpayAcccode</text:p>
          </table:table-cell>
          <table:table-cell table:style-name="ce3" office:value-type="string">
            <text:p>approverDesignation</text:p>
          </table:table-cell>
          <table:table-cell table:style-name="ce3" office:value-type="string">
            <text:p>approver</text:p>
          </table:table-cell>
          <table:table-cell table:style-name="ce3" office:value-type="string">
            <text:p>approverDesignation</text:p>
          </table:table-cell>
          <table:table-cell table:style-name="ce43" office:value-type="string">
            <text:p>approver</text:p>
          </table:table-cell>
          <table:table-cell table:style-name="ce54" office:value-type="string">
            <text:p>suppName</text:p>
          </table:table-cell>
          <table:table-cell table:style-name="ce63" office:value-type="string">
            <text:p>#</text:p>
          </table:table-cell>
          <table:table-cell table:style-name="ce3" office:value-type="string">
            <text:p>taxAmount</text:p>
          </table:table-cell>
          <table:table-cell table:number-columns-repeated="203"/>
        </table:table-row>
        <table:table-row table:style-name="ro16">
          <table:table-cell office:value-type="string">
            <text:p>0010</text:p>
          </table:table-cell>
          <table:table-cell table:style-name="ce51" office:value-type="string">
            <text:p>1301</text:p>
          </table:table-cell>
          <table:table-cell table:style-name="ce51" office:value-type="string">
            <text:p>MECHANICAL SUPPLIES</text:p>
          </table:table-cell>
          <table:table-cell table:style-name="ce51" office:value-type="string">
            <text:p>Spanner</text:p>
          </table:table-cell>
          <table:table-cell table:style-name="ce51" office:value-type="string">
            <text:p>NUMSS</text:p>
          </table:table-cell>
          <table:table-cell table:style-name="ce51" office:value-type="string">
            <text:p>Active</text:p>
          </table:table-cell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 office:value-type="string">
            <text:p>Tendered</text:p>
          </table:table-cell>
          <table:table-cell table:number-columns-repeated="3" table:style-name="ce51" office:value-type="string">
            <text:p>y</text:p>
          </table:table-cell>
          <table:table-cell table:style-name="ce51" office:value-type="string">
            <text:p>A-Accounts Central Cell</text:p>
          </table:table-cell>
          <table:table-cell table:style-name="ce51" office:value-type="string">
            <text:p>1301</text:p>
          </table:table-cell>
          <table:table-cell table:style-name="ce51" office:value-type="string">
            <text:p>1</text:p>
          </table:table-cell>
          <table:table-cell table:style-name="ce62" office:value-type="string">
            <text:p>09112009</text:p>
          </table:table-cell>
          <table:table-cell table:style-name="ce62" office:value-type="string">
            <text:p>H-Health</text:p>
          </table:table-cell>
          <table:table-cell table:style-name="ce62" office:value-type="string">
            <text:p>25/STORE-25</text:p>
          </table:table-cell>
          <table:table-cell table:style-name="ce62" office:value-type="string">
            <text:p>Supplier Receipt</text:p>
          </table:table-cell>
          <table:table-cell table:style-name="ce62" office:value-type="string">
            <text:p>1</text:p>
          </table:table-cell>
          <table:table-cell table:style-name="ce62" office:value-type="string">
            <text:p>4308000/Others</text:p>
          </table:table-cell>
          <table:table-cell table:style-name="ce58" office:value-type="string">
            <text:p>1301</text:p>
          </table:table-cell>
          <table:table-cell table:style-name="ce62" office:value-type="string">
            <text:p>500</text:p>
          </table:table-cell>
          <table:table-cell table:style-name="ce62" office:value-type="string">
            <text:p>80</text:p>
          </table:table-cell>
          <table:table-cell table:style-name="ce62" office:value-type="string">
            <text:p>1</text:p>
          </table:table-cell>
          <table:table-cell table:style-name="ce62" office:value-type="string">
            <text:p>500</text:p>
          </table:table-cell>
          <table:table-cell table:style-name="ce62" office:value-type="string">
            <text:p>10</text:p>
          </table:table-cell>
          <table:table-cell table:style-name="ce62" office:value-type="string">
            <text:p>10102011</text:p>
          </table:table-cell>
          <table:table-cell table:style-name="ce62" office:value-type="string">
            <text:p>B25/1</text:p>
          </table:table-cell>
          <table:table-cell table:style-name="ce63" office:value-type="string">
            <text:p>1</text:p>
          </table:table-cell>
          <table:table-cell table:style-name="ce63" table:number-columns-repeated="2"/>
          <table:table-cell table:number-columns-repeated="2" table:style-name="ce63" office:value-type="string">
            <text:p>1</text:p>
          </table:table-cell>
          <table:table-cell table:style-name="ce63" office:value-type="string">
            <text:p>1501201`-`Obsolete stores`-`478</text:p>
          </table:table-cell>
          <table:table-cell table:style-name="ce63" office:value-type="string">
            <text:p>120</text:p>
          </table:table-cell>
          <table:table-cell table:style-name="ce63" table:number-columns-repeated="2"/>
          <table:table-cell table:style-name="ce63" office:value-type="string">
            <text:p>1</text:p>
          </table:table-cell>
          <table:table-cell table:style-name="ce63" office:value-type="string">
            <text:p>2</text:p>
          </table:table-cell>
          <table:table-cell table:style-name="ce63" office:value-type="string">
            <text:p>4102006`-`Staff Quarters`-`926</text:p>
          </table:table-cell>
          <table:table-cell table:style-name="ce63" office:value-type="string">
            <text:p>120</text:p>
          </table:table-cell>
          <table:table-cell table:style-name="ce63" office:value-type="string">
            <text:p>2407001`-`Miscellaneous Bank Charges`-`683</text:p>
          </table:table-cell>
          <table:table-cell table:style-name="ce63" office:value-type="string">
            <text:p>200</text:p>
          </table:table-cell>
          <table:table-cell table:style-name="ce63" office:value-type="string">
            <text:p>3501001/Suppliers</text:p>
          </table:table-cell>
          <table:table-cell office:value-type="string">
            <text:p>MEDICAL OFFICER</text:p>
          </table:table-cell>
          <table:table-cell office:value-type="string">
            <text:p>HOD</text:p>
          </table:table-cell>
          <table:table-cell office:value-type="string">
            <text:p>MEDICAL OFFICER</text:p>
          </table:table-cell>
          <table:table-cell office:value-type="string">
            <text:p>HOD</text:p>
          </table:table-cell>
          <table:table-cell table:style-name="ce54" office:value-type="string">
            <text:p>Manjunath</text:p>
          </table:table-cell>
          <table:table-cell table:style-name="ce63" office:value-type="string">
            <text:p>#</text:p>
          </table:table-cell>
          <table:table-cell office:value-type="string">
            <text:p>1</text:p>
          </table:table-cell>
          <table:table-cell table:style-name="ce37" office:value-type="string">
            <text:p>Approve_supplier_bill_from_Creator_and_Reject_by_Approver</text:p>
          </table:table-cell>
          <table:table-cell table:number-columns-repeated="202"/>
        </table:table-row>
        <table:table-row table:style-name="ro23">
          <table:table-cell office:value-type="string">
            <text:p>0020</text:p>
          </table:table-cell>
          <table:table-cell table:style-name="ce51" office:value-type="string">
            <text:p>1302</text:p>
          </table:table-cell>
          <table:table-cell table:style-name="ce51" office:value-type="string">
            <text:p>MECHANICAL SUPPLIES</text:p>
          </table:table-cell>
          <table:table-cell table:style-name="ce51" office:value-type="string">
            <text:p>crankshaft Assembly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Active</text:p>
          </table:table-cell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 office:value-type="string">
            <text:p>Tendered</text:p>
          </table:table-cell>
          <table:table-cell table:number-columns-repeated="3" table:style-name="ce51" office:value-type="string">
            <text:p>y</text:p>
          </table:table-cell>
          <table:table-cell table:style-name="ce51" office:value-type="string">
            <text:p>A-Accounts Central Cell</text:p>
          </table:table-cell>
          <table:table-cell table:style-name="ce51" office:value-type="string">
            <text:p>1302</text:p>
          </table:table-cell>
          <table:table-cell table:style-name="ce51" office:value-type="string">
            <text:p>1</text:p>
          </table:table-cell>
          <table:table-cell table:style-name="ce62" office:value-type="string">
            <text:p>09112009</text:p>
          </table:table-cell>
          <table:table-cell table:style-name="ce62" office:value-type="string">
            <text:p>H-Health</text:p>
          </table:table-cell>
          <table:table-cell table:style-name="ce62" office:value-type="string">
            <text:p>25/STORE-25</text:p>
          </table:table-cell>
          <table:table-cell table:style-name="ce62" office:value-type="string">
            <text:p>Supplier Receipt</text:p>
          </table:table-cell>
          <table:table-cell table:style-name="ce62" office:value-type="string">
            <text:p>1</text:p>
          </table:table-cell>
          <table:table-cell table:style-name="ce62" office:value-type="string">
            <text:p>4308000/Others</text:p>
          </table:table-cell>
          <table:table-cell table:style-name="ce58" office:value-type="string">
            <text:p>1302</text:p>
          </table:table-cell>
          <table:table-cell table:style-name="ce62" office:value-type="string">
            <text:p>501</text:p>
          </table:table-cell>
          <table:table-cell table:style-name="ce62" office:value-type="string">
            <text:p>81</text:p>
          </table:table-cell>
          <table:table-cell table:style-name="ce62" office:value-type="string">
            <text:p>1</text:p>
          </table:table-cell>
          <table:table-cell table:style-name="ce62" office:value-type="string">
            <text:p>501</text:p>
          </table:table-cell>
          <table:table-cell table:style-name="ce62" office:value-type="string">
            <text:p>11</text:p>
          </table:table-cell>
          <table:table-cell table:style-name="ce62" office:value-type="string">
            <text:p>10102012</text:p>
          </table:table-cell>
          <table:table-cell table:style-name="ce62" office:value-type="string">
            <text:p>B25/2</text:p>
          </table:table-cell>
          <table:table-cell table:style-name="ce63" office:value-type="string">
            <text:p>1</text:p>
          </table:table-cell>
          <table:table-cell table:style-name="ce63" table:number-columns-repeated="2"/>
          <table:table-cell table:number-columns-repeated="2" table:style-name="ce63" office:value-type="string">
            <text:p>1</text:p>
          </table:table-cell>
          <table:table-cell table:style-name="ce63" office:value-type="string">
            <text:p>1501201`-`Obsolete stores`-`478</text:p>
          </table:table-cell>
          <table:table-cell table:style-name="ce63" office:value-type="string">
            <text:p>120</text:p>
          </table:table-cell>
          <table:table-cell table:style-name="ce63" table:number-columns-repeated="8"/>
          <table:table-cell table:style-name="ce63" office:value-type="string">
            <text:p>3501001/Suppliers</text:p>
          </table:table-cell>
          <table:table-cell office:value-type="string">
            <text:p>MEDICAL OFFICER</text:p>
          </table:table-cell>
          <table:table-cell office:value-type="string">
            <text:p>HOD</text:p>
          </table:table-cell>
          <table:table-cell office:value-type="string">
            <text:p>MEDICAL OFFICER</text:p>
          </table:table-cell>
          <table:table-cell office:value-type="string">
            <text:p>HOD</text:p>
          </table:table-cell>
          <table:table-cell table:style-name="ce54" office:value-type="string">
            <text:p>Manjunath</text:p>
          </table:table-cell>
          <table:table-cell table:style-name="ce63" office:value-type="string">
            <text:p>#</text:p>
          </table:table-cell>
          <table:table-cell office:value-type="string">
            <text:p>1</text:p>
          </table:table-cell>
          <table:table-cell table:style-name="ce37" office:value-type="string">
            <text:p>Create_supplier_bill_by_Creator_and_Reject_it_by_himself</text:p>
          </table:table-cell>
          <table:table-cell table:number-columns-repeated="202"/>
        </table:table-row>
        <table:table-row table:style-name="ro24">
          <table:table-cell office:value-type="string">
            <text:p>0030</text:p>
          </table:table-cell>
          <table:table-cell table:style-name="ce51" office:value-type="string">
            <text:p>1303</text:p>
          </table:table-cell>
          <table:table-cell table:style-name="ce51" office:value-type="string">
            <text:p>MECHANICAL SUPPLIES</text:p>
          </table:table-cell>
          <table:table-cell table:style-name="ce51" office:value-type="string">
            <text:p>Transmission Assembly</text:p>
          </table:table-cell>
          <table:table-cell table:style-name="ce51" office:value-type="string">
            <text:p>GRM</text:p>
          </table:table-cell>
          <table:table-cell table:style-name="ce51" office:value-type="string">
            <text:p>Active</text:p>
          </table:table-cell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 office:value-type="string">
            <text:p>Tendered</text:p>
          </table:table-cell>
          <table:table-cell table:number-columns-repeated="3" table:style-name="ce51" office:value-type="string">
            <text:p>y</text:p>
          </table:table-cell>
          <table:table-cell table:style-name="ce51" office:value-type="string">
            <text:p>A-Accounts Central Cell</text:p>
          </table:table-cell>
          <table:table-cell table:style-name="ce51" office:value-type="string">
            <text:p>1303</text:p>
          </table:table-cell>
          <table:table-cell table:style-name="ce51" office:value-type="string">
            <text:p>1</text:p>
          </table:table-cell>
          <table:table-cell table:style-name="ce62" office:value-type="string">
            <text:p>09112009</text:p>
          </table:table-cell>
          <table:table-cell table:style-name="ce62" office:value-type="string">
            <text:p>H-Health</text:p>
          </table:table-cell>
          <table:table-cell table:style-name="ce62" office:value-type="string">
            <text:p>25/STORE-25</text:p>
          </table:table-cell>
          <table:table-cell table:style-name="ce62" office:value-type="string">
            <text:p>Supplier Receipt</text:p>
          </table:table-cell>
          <table:table-cell table:style-name="ce62" office:value-type="string">
            <text:p>1</text:p>
          </table:table-cell>
          <table:table-cell table:style-name="ce62" office:value-type="string">
            <text:p>4308000/Others</text:p>
          </table:table-cell>
          <table:table-cell table:style-name="ce58" office:value-type="string">
            <text:p>1303</text:p>
          </table:table-cell>
          <table:table-cell table:style-name="ce62" office:value-type="string">
            <text:p>502</text:p>
          </table:table-cell>
          <table:table-cell table:style-name="ce62" office:value-type="string">
            <text:p>82</text:p>
          </table:table-cell>
          <table:table-cell table:style-name="ce62" office:value-type="string">
            <text:p>1</text:p>
          </table:table-cell>
          <table:table-cell table:style-name="ce62" office:value-type="string">
            <text:p>502</text:p>
          </table:table-cell>
          <table:table-cell table:style-name="ce62" office:value-type="string">
            <text:p>12</text:p>
          </table:table-cell>
          <table:table-cell table:style-name="ce62" office:value-type="string">
            <text:p>10102013</text:p>
          </table:table-cell>
          <table:table-cell table:style-name="ce62" office:value-type="string">
            <text:p>B25/1</text:p>
          </table:table-cell>
          <table:table-cell table:style-name="ce63" office:value-type="string">
            <text:p>1</text:p>
          </table:table-cell>
          <table:table-cell table:style-name="ce63" table:number-columns-repeated="8"/>
          <table:table-cell table:style-name="ce63" office:value-type="string">
            <text:p>1</text:p>
          </table:table-cell>
          <table:table-cell table:style-name="ce63" office:value-type="string">
            <text:p>2</text:p>
          </table:table-cell>
          <table:table-cell table:style-name="ce63" office:value-type="string">
            <text:p>4102007`-`Public Latrines and Urinals`-`927</text:p>
          </table:table-cell>
          <table:table-cell table:style-name="ce63" office:value-type="string">
            <text:p>120</text:p>
          </table:table-cell>
          <table:table-cell table:style-name="ce63" office:value-type="string">
            <text:p>2407001`-`Miscellaneous Bank Charges`-`683</text:p>
          </table:table-cell>
          <table:table-cell table:style-name="ce63" office:value-type="string">
            <text:p>200</text:p>
          </table:table-cell>
          <table:table-cell table:style-name="ce63" office:value-type="string">
            <text:p>3501001/Suppliers</text:p>
          </table:table-cell>
          <table:table-cell office:value-type="string">
            <text:p>MEDICAL OFFICER</text:p>
          </table:table-cell>
          <table:table-cell office:value-type="string">
            <text:p>HOD</text:p>
          </table:table-cell>
          <table:table-cell office:value-type="string">
            <text:p>MEDICAL OFFICER</text:p>
          </table:table-cell>
          <table:table-cell office:value-type="string">
            <text:p>HOD</text:p>
          </table:table-cell>
          <table:table-cell table:style-name="ce54" office:value-type="string">
            <text:p>Manjunath</text:p>
          </table:table-cell>
          <table:table-cell table:style-name="ce63" office:value-type="string">
            <text:p>#</text:p>
          </table:table-cell>
          <table:table-cell office:value-type="string">
            <text:p>1</text:p>
          </table:table-cell>
          <table:table-cell table:style-name="ce37" office:value-type="string">
            <text:p>Create_supplier_bill_by_Creator_Approve_it_from_both_levels</text:p>
          </table:table-cell>
          <table:table-cell table:number-columns-repeated="202"/>
        </table:table-row>
        <table:table-row table:style-name="ro25">
          <table:table-cell office:value-type="string">
            <text:p>0040</text:p>
          </table:table-cell>
          <table:table-cell table:style-name="ce51" office:value-type="string">
            <text:p>1304</text:p>
          </table:table-cell>
          <table:table-cell table:style-name="ce51" office:value-type="string">
            <text:p>MECHANICAL SUPPLIES</text:p>
          </table:table-cell>
          <table:table-cell table:style-name="ce51" office:value-type="string">
            <text:p>Steering</text:p>
          </table:table-cell>
          <table:table-cell table:style-name="ce51" office:value-type="string">
            <text:p>R/M</text:p>
          </table:table-cell>
          <table:table-cell table:style-name="ce51" office:value-type="string">
            <text:p>Active</text:p>
          </table:table-cell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 office:value-type="string">
            <text:p>Tendered</text:p>
          </table:table-cell>
          <table:table-cell table:number-columns-repeated="3" table:style-name="ce51" office:value-type="string">
            <text:p>y</text:p>
          </table:table-cell>
          <table:table-cell table:style-name="ce51" office:value-type="string">
            <text:p>A-Accounts Central Cell</text:p>
          </table:table-cell>
          <table:table-cell table:style-name="ce51" office:value-type="string">
            <text:p>1304</text:p>
          </table:table-cell>
          <table:table-cell table:style-name="ce51" office:value-type="string">
            <text:p>1</text:p>
          </table:table-cell>
          <table:table-cell table:style-name="ce62" office:value-type="string">
            <text:p>09112009</text:p>
          </table:table-cell>
          <table:table-cell table:style-name="ce62" office:value-type="string">
            <text:p>H-Health</text:p>
          </table:table-cell>
          <table:table-cell table:style-name="ce62" office:value-type="string">
            <text:p>25/STORE-25</text:p>
          </table:table-cell>
          <table:table-cell table:style-name="ce62" office:value-type="string">
            <text:p>Supplier Receipt</text:p>
          </table:table-cell>
          <table:table-cell table:style-name="ce62" office:value-type="string">
            <text:p>1</text:p>
          </table:table-cell>
          <table:table-cell table:style-name="ce62" office:value-type="string">
            <text:p>4308000/Others</text:p>
          </table:table-cell>
          <table:table-cell table:style-name="ce58" office:value-type="string">
            <text:p>1304</text:p>
          </table:table-cell>
          <table:table-cell table:style-name="ce62" office:value-type="string">
            <text:p>503</text:p>
          </table:table-cell>
          <table:table-cell table:style-name="ce62" office:value-type="string">
            <text:p>83</text:p>
          </table:table-cell>
          <table:table-cell table:style-name="ce62" office:value-type="string">
            <text:p>1</text:p>
          </table:table-cell>
          <table:table-cell table:style-name="ce62" office:value-type="string">
            <text:p>503</text:p>
          </table:table-cell>
          <table:table-cell table:style-name="ce62" office:value-type="string">
            <text:p>13</text:p>
          </table:table-cell>
          <table:table-cell table:style-name="ce62" office:value-type="string">
            <text:p>10102014</text:p>
          </table:table-cell>
          <table:table-cell table:style-name="ce62" office:value-type="string">
            <text:p>B25/2</text:p>
          </table:table-cell>
          <table:table-cell table:style-name="ce63" office:value-type="string">
            <text:p>1</text:p>
          </table:table-cell>
          <table:table-cell table:style-name="ce63" table:number-columns-repeated="2"/>
          <table:table-cell table:number-columns-repeated="2" table:style-name="ce63" office:value-type="string">
            <text:p>1</text:p>
          </table:table-cell>
          <table:table-cell table:style-name="ce63" office:value-type="string">
            <text:p>4102007`-`Public Latrines and Urinals`-`927</text:p>
          </table:table-cell>
          <table:table-cell table:style-name="ce63" office:value-type="string">
            <text:p>200</text:p>
          </table:table-cell>
          <table:table-cell table:style-name="ce63" table:number-columns-repeated="2"/>
          <table:table-cell table:style-name="ce63" office:value-type="string">
            <text:p>1</text:p>
          </table:table-cell>
          <table:table-cell table:style-name="ce63" office:value-type="string">
            <text:p>2</text:p>
          </table:table-cell>
          <table:table-cell table:style-name="ce63" office:value-type="string">
            <text:p>4102006`-`Staff Quarters`-`926</text:p>
          </table:table-cell>
          <table:table-cell table:style-name="ce63" office:value-type="string">
            <text:p>120</text:p>
          </table:table-cell>
          <table:table-cell table:style-name="ce63" office:value-type="string">
            <text:p>4103001`-`Concrete Road`-`928</text:p>
          </table:table-cell>
          <table:table-cell table:style-name="ce63" office:value-type="string">
            <text:p>200</text:p>
          </table:table-cell>
          <table:table-cell table:style-name="ce63" office:value-type="string">
            <text:p>3501001/Suppliers</text:p>
          </table:table-cell>
          <table:table-cell office:value-type="string">
            <text:p>MEDICAL OFFICER</text:p>
          </table:table-cell>
          <table:table-cell office:value-type="string">
            <text:p>HOD</text:p>
          </table:table-cell>
          <table:table-cell office:value-type="string">
            <text:p>MEDICAL OFFICER</text:p>
          </table:table-cell>
          <table:table-cell office:value-type="string">
            <text:p>HOD</text:p>
          </table:table-cell>
          <table:table-cell table:style-name="ce54" office:value-type="string">
            <text:p>Manjunath</text:p>
          </table:table-cell>
          <table:table-cell table:style-name="ce63" office:value-type="string">
            <text:p>#</text:p>
          </table:table-cell>
          <table:table-cell office:value-type="string">
            <text:p>1</text:p>
          </table:table-cell>
          <table:table-cell table:style-name="ce37" office:value-type="string">
            <text:p>Create_supplier_bill_Approve_by_Creator_Reject_by_Approver_again_Approve_by_Creater</text:p>
          </table:table-cell>
          <table:table-cell table:number-columns-repeated="202"/>
        </table:table-row>
        <table:table-row table:style-name="ro2">
          <table:table-cell table:number-columns-repeated="46"/>
          <table:table-cell office:value-type="string">
            <text:p>MEDICAL OFFICER</text:p>
          </table:table-cell>
          <table:table-cell office:value-type="string">
            <text:p>HOD</text:p>
          </table:table-cell>
          <table:table-cell office:value-type="string">
            <text:p>MEDICAL OFFICER</text:p>
          </table:table-cell>
          <table:table-cell office:value-type="string">
            <text:p>HOD</text:p>
          </table:table-cell>
          <table:table-cell table:style-name="ce54" office:value-type="string">
            <text:p>Prakash</text:p>
          </table:table-cell>
          <table:table-cell/>
          <table:table-cell office:value-type="string">
            <text:p>1</text:p>
          </table:table-cell>
          <table:table-cell table:number-columns-repeated="203"/>
        </table:table-row>
        <table:table-row table:style-name="ro2">
          <table:table-cell table:number-columns-repeated="46"/>
          <table:table-cell office:value-type="string">
            <text:p>MEDICAL OFFICER</text:p>
          </table:table-cell>
          <table:table-cell office:value-type="string">
            <text:p>HOD</text:p>
          </table:table-cell>
          <table:table-cell office:value-type="string">
            <text:p>MEDICAL OFFICER</text:p>
          </table:table-cell>
          <table:table-cell office:value-type="string">
            <text:p>HOD</text:p>
          </table:table-cell>
          <table:table-cell table:style-name="ce54" office:value-type="string">
            <text:p>Manjunath</text:p>
          </table:table-cell>
          <table:table-cell/>
          <table:table-cell office:value-type="string">
            <text:p>1</text:p>
          </table:table-cell>
          <table:table-cell table:number-columns-repeated="203"/>
        </table:table-row>
        <table:table-row table:style-name="ro3" table:number-rows-repeated="4">
          <table:table-cell table:number-columns-repeated="50"/>
          <table:table-cell table:style-name="ce54"/>
          <table:table-cell table:number-columns-repeated="205"/>
        </table:table-row>
        <table:table-row table:style-name="ro3" table:number-rows-repeated="6552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odify_supplier_bill" table:style-name="ta2" table:print="false">
        <office:forms form:automatic-focus="false" form:apply-design-mode="false"/>
        <table:table-column table:style-name="co27" table:number-columns-repeated="35" table:default-cell-style-name="ce1"/>
        <table:table-column table:style-name="co188" table:default-cell-style-name="ce1"/>
        <table:table-column table:style-name="co27" table:number-columns-repeated="5" table:default-cell-style-name="ce1"/>
        <table:table-column table:style-name="co199" table:default-cell-style-name="ce1"/>
        <table:table-column table:style-name="co27" table:default-cell-style-name="ce1"/>
        <table:table-column table:style-name="co195" table:default-cell-style-name="ce1"/>
        <table:table-column table:style-name="co27" table:number-columns-repeated="2" table:default-cell-style-name="ce1"/>
        <table:table-column table:style-name="co35" table:default-cell-style-name="ce1"/>
        <table:table-column table:style-name="co27" table:default-cell-style-name="ce1"/>
        <table:table-column table:style-name="co200" table:default-cell-style-name="ce1"/>
        <table:table-column table:style-name="co27" table:number-columns-repeated="4" table:default-cell-style-name="ce1"/>
        <table:table-column table:style-name="co118" table:default-cell-style-name="ce1"/>
        <table:table-column table:style-name="co112" table:default-cell-style-name="ce1"/>
        <table:table-column table:style-name="co201" table:default-cell-style-name="ce1"/>
        <table:table-column table:style-name="co27" table:number-columns-repeated="4" table:default-cell-style-name="ce1"/>
        <table:table-column table:style-name="co202" table:default-cell-style-name="ce1"/>
        <table:table-column table:style-name="co192" table:default-cell-style-name="ce1"/>
        <table:table-column table:style-name="co203" table:default-cell-style-name="ce1"/>
        <table:table-column table:style-name="co196" table:default-cell-style-name="ce1"/>
        <table:table-column table:style-name="co27" table:number-columns-repeated="2" table:default-cell-style-name="ce1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27" table:default-cell-style-name="ce55"/>
        <table:table-column table:style-name="co180" table:default-cell-style-name="ce9"/>
        <table:table-column table:style-name="co204" table:default-cell-style-name="ce1"/>
        <table:table-column table:style-name="co27" table:number-columns-repeated="183" table:default-cell-style-name="ce1"/>
        <table:table-row table:style-name="ro5">
          <table:table-cell office:value-type="string">
            <text:p>tc</text:p>
          </table:table-cell>
          <table:table-cell table:style-name="ce51" office:value-type="string">
            <text:p>ITEM_NO</text:p>
          </table:table-cell>
          <table:table-cell table:style-name="ce51" office:value-type="string">
            <text:p>ITEM_TYPE</text:p>
          </table:table-cell>
          <table:table-cell table:style-name="ce51" office:value-type="string">
            <text:p>ITEM_DESCRIPTION</text:p>
          </table:table-cell>
          <table:table-cell table:style-name="ce51" office:value-type="string">
            <text:p>BASE_UOM</text:p>
          </table:table-cell>
          <table:table-cell table:style-name="ce51" office:value-type="string">
            <text:p>ITEM_STATUS</text:p>
          </table:table-cell>
          <table:table-cell table:style-name="ce51" office:value-type="string">
            <text:p>CREATE_ITEM_INDENT_REQUIRED_CHECK_BOX</text:p>
          </table:table-cell>
          <table:table-cell table:style-name="ce51" office:value-type="string">
            <text:p>SCRAP_ITEM</text:p>
          </table:table-cell>
          <table:table-cell table:style-name="ce51" office:value-type="string">
            <text:p>ITEM_PURCHASED</text:p>
          </table:table-cell>
          <table:table-cell table:style-name="ce51" office:value-type="string">
            <text:p>CONTRACT_REQD</text:p>
          </table:table-cell>
          <table:table-cell table:style-name="ce51" office:value-type="string">
            <text:p>LOT_CONTROL</text:p>
          </table:table-cell>
          <table:table-cell table:style-name="ce51" office:value-type="string">
            <text:p>SHELF_LIFE_CONTROL</text:p>
          </table:table-cell>
          <table:table-cell table:style-name="ce51" office:value-type="string">
            <text:p>BIN_LEVEL_STORAGE</text:p>
          </table:table-cell>
          <table:table-cell table:style-name="ce51" office:value-type="string">
            <text:p>CREATE_ITEM_DEPARTMENT_FROM_FLD</text:p>
          </table:table-cell>
          <table:table-cell table:style-name="ce51" office:value-type="string">
            <text:p>VIEW_ITEM_NUMBER1</text:p>
          </table:table-cell>
          <table:table-cell table:style-name="ce51" office:value-type="string">
            <text:p>CREATE_SUCCESS_DATA1</text:p>
          </table:table-cell>
          <table:table-cell table:style-name="ce62" office:value-type="string">
            <text:p>CREATE_MMRN_DATE_FLD</text:p>
          </table:table-cell>
          <table:table-cell table:style-name="ce62" office:value-type="string">
            <text:p>CREATE_MMRN_DEPARTMENT_FLD1</text:p>
          </table:table-cell>
          <table:table-cell table:style-name="ce62" office:value-type="string">
            <text:p>CREATE_MMRN_STORE_FLD1</text:p>
          </table:table-cell>
          <table:table-cell table:style-name="ce62" office:value-type="string">
            <text:p>CREATE_MMRN_RECEIPT_TYPE_FLD1</text:p>
          </table:table-cell>
          <table:table-cell table:style-name="ce62" office:value-type="string">
            <text:p>MMRN_SUPPLIER</text:p>
          </table:table-cell>
          <table:table-cell table:style-name="ce62" office:value-type="string">
            <text:p>CREATE_MMRN_ACCOUNT_CODE_FLD1</text:p>
          </table:table-cell>
          <table:table-cell table:style-name="ce62" office:value-type="string">
            <text:p>CREATE_MMRN_ITEM_NO_FLD1</text:p>
          </table:table-cell>
          <table:table-cell table:style-name="ce62" office:value-type="string">
            <text:p>CREATE_MMRN_QUANTITY_FLD1</text:p>
          </table:table-cell>
          <table:table-cell table:style-name="ce62" office:value-type="string">
            <text:p>CREATE_MMRN_RATE_PER_UNIT_FLD1</text:p>
          </table:table-cell>
          <table:table-cell table:style-name="ce62" office:value-type="string">
            <text:p>BREAK_UP_DETAILS1</text:p>
          </table:table-cell>
          <table:table-cell table:style-name="ce62" office:value-type="string">
            <text:p>CREATE_MMRN_BREAKUP_QUANTITY_FLD1</text:p>
          </table:table-cell>
          <table:table-cell table:style-name="ce62" office:value-type="string">
            <text:p>CREATE_MMRN_LOT_NO_FLD1</text:p>
          </table:table-cell>
          <table:table-cell table:style-name="ce62" office:value-type="string">
            <text:p>CREATE_MMRN_EXPIRY_DATE_FLD1</text:p>
          </table:table-cell>
          <table:table-cell table:style-name="ce62" office:value-type="string">
            <text:p>CREATE_MMRN_BIN_NO_FLD1</text:p>
          </table:table-cell>
          <table:table-cell table:style-name="ce63" office:value-type="string">
            <text:p>SUPPLIER_BILL_DATE_MMRN_DATE</text:p>
          </table:table-cell>
          <table:table-cell table:style-name="ce63" office:value-type="string">
            <text:p>SUPPLIER_BILL_DATE</text:p>
          </table:table-cell>
          <table:table-cell table:style-name="ce63" office:value-type="string">
            <text:p>STORES_CREATE_SUPPLIER_BILL_DATE_FLD</text:p>
          </table:table-cell>
          <table:table-cell table:style-name="ce63" office:value-type="string">
            <text:p>STORES_SUPPLIER_BILL_ACCOUNT_DETAILS</text:p>
          </table:table-cell>
          <table:table-cell table:style-name="ce63" office:value-type="string">
            <text:p>STORES_FOR_LOOP_SUPPLIER_BILL_ACC_DETAILS</text:p>
          </table:table-cell>
          <table:table-cell table:style-name="ce63" office:value-type="string">
            <text:p>STORES_CREATE_SUPPLIER_BILL_ACC_CODE_FLD1</text:p>
          </table:table-cell>
          <table:table-cell table:style-name="ce63" office:value-type="string">
            <text:p>STORES_CREATE_SUPPLIER_BILL_ACC_AMOUNT_FLD1</text:p>
          </table:table-cell>
          <table:table-cell table:style-name="ce63" office:value-type="string">
            <text:p>STORES_CREATE_SUPPLIER_BILL_ACC_CODE_FLD2</text:p>
          </table:table-cell>
          <table:table-cell table:style-name="ce63" office:value-type="string">
            <text:p>STORES_CREATE_SUPPLIER_BILL_ACC_AMOUNT_FLD2</text:p>
          </table:table-cell>
          <table:table-cell table:style-name="ce63" office:value-type="string">
            <text:p>STORES_SUPPLIER_BILL_DEDUCTION_DETAILS</text:p>
          </table:table-cell>
          <table:table-cell table:style-name="ce63" office:value-type="string">
            <text:p>STORES_FOR_LOOP_SUPPLIER_BILL_DEDUCTION_DETAILS</text:p>
          </table:table-cell>
          <table:table-cell table:style-name="ce63" office:value-type="string">
            <text:p>STORES_CREATE_SUPPLIER_BILL_DEDUCTION_CODE_FLD1</text:p>
          </table:table-cell>
          <table:table-cell table:style-name="ce63" office:value-type="string">
            <text:p>STORES_CREATE_SUPPLIER_BILL_DEDUCTION_AMOUNT_FLD1</text:p>
          </table:table-cell>
          <table:table-cell table:style-name="ce63" office:value-type="string">
            <text:p>STORES_CREATE_SUPPLIER_BILL_DEDUCTION_CODE_FLD2</text:p>
          </table:table-cell>
          <table:table-cell table:style-name="ce63" office:value-type="string">
            <text:p>STORES_CREATE_SUPPLIER_BILL_DEDUCTION_AMOUNT_FLD2</text:p>
          </table:table-cell>
          <table:table-cell table:style-name="ce63" office:value-type="string">
            <text:p>STORES_CREATE_SUPPLIER_BILL_NETPAY_ACC_CODE_FLD</text:p>
          </table:table-cell>
          <table:table-cell table:style-name="ce64" office:value-type="string">
            <text:p>MODIFY_SUPPLIER_BILL_DATE_MMRN_DATE</text:p>
          </table:table-cell>
          <table:table-cell table:style-name="ce64" office:value-type="string">
            <text:p>MODIFY_SUPPLIER_BILL_DATE</text:p>
          </table:table-cell>
          <table:table-cell table:style-name="ce64" office:value-type="string">
            <text:p>STORES_MODIFY_SUPPLIER_BILL_DATE_FLD</text:p>
          </table:table-cell>
          <table:table-cell table:style-name="ce64" office:value-type="string">
            <text:p>STORES_MODIFY_SUPPLIER_BILL_DELETE_ACC_DETAILS_LINES</text:p>
          </table:table-cell>
          <table:table-cell table:style-name="ce64" office:value-type="string">
            <text:p>STORES_MODIFY_SUPPLIER_BILL_FOR_LOOP_DELETE_ACC_DETAILS</text:p>
          </table:table-cell>
          <table:table-cell table:style-name="ce64" office:value-type="string">
            <text:p>STORES_MODIFY_SUPPLIER_BILL_ACCOUNT_DETAILS</text:p>
          </table:table-cell>
          <table:table-cell table:style-name="ce64" office:value-type="string">
            <text:p>STORES_MODIFY_FOR_LOOP_SUPPLIER_BILL_ACC_DETAILS</text:p>
          </table:table-cell>
          <table:table-cell table:style-name="ce64" office:value-type="string">
            <text:p>STORES_MODIFY_SUPPLIER_BILL_ACC_CODE_FLD1</text:p>
          </table:table-cell>
          <table:table-cell table:style-name="ce64" office:value-type="string">
            <text:p>STORES_MODIFY_SUPPLIER_BILL_ACC_AMOUNT_FLD1</text:p>
          </table:table-cell>
          <table:table-cell table:style-name="ce64" office:value-type="string">
            <text:p>STORES_MODIFY_SUPPLIER_BILL_ACC_CODE_FLD2</text:p>
          </table:table-cell>
          <table:table-cell table:style-name="ce64" office:value-type="string">
            <text:p>STORES_MODIFY_SUPPLIER_BILL_ACC_AMOUNT_FLD2</text:p>
          </table:table-cell>
          <table:table-cell table:style-name="ce64" office:value-type="string">
            <text:p>STORE_MODIFY_SUPPLIER_BILL_DELETE_DEDUCTION_DETIALS</text:p>
          </table:table-cell>
          <table:table-cell table:style-name="ce64" office:value-type="string">
            <text:p>MODIFY_FOR_LOOP_PO_DELETE_DEDUCTION_DETAILS</text:p>
          </table:table-cell>
          <table:table-cell table:style-name="ce64" office:value-type="string">
            <text:p>STORES_MODIFY_SUPPLIER_BILL_DEDUCTION_DETAILS</text:p>
          </table:table-cell>
          <table:table-cell table:style-name="ce64" office:value-type="string">
            <text:p>STORES_MODIFY_FOR_LOOP_SUPPLIER_BILL_DEDUCTION_DETAILS</text:p>
          </table:table-cell>
          <table:table-cell table:style-name="ce65" office:value-type="string">
            <text:p>STORES_MODIFY_SUPPLIER_BILL_DEDUCTION_CODE_FLD1</text:p>
          </table:table-cell>
          <table:table-cell table:style-name="ce64" office:value-type="string">
            <text:p>STORES_MODIFY_SUPPLIER_BILL_DEDUCTION_AMOUNT_FLD1</text:p>
          </table:table-cell>
          <table:table-cell table:style-name="ce64" office:value-type="string">
            <text:p>STORES_MODIFY_SUPPLIER_BILL_DEDUCTION_CODE_FLD2</text:p>
          </table:table-cell>
          <table:table-cell table:style-name="ce64" office:value-type="string">
            <text:p>STORES_MODIFY_SUPPLIER_BILL_DEDUCTION_AMOUNT_FLD2</text:p>
          </table:table-cell>
          <table:table-cell table:style-name="ce64" office:value-type="string">
            <text:p>STORES_MODIFY_SUPPLIER_BILL_NETPAY_ACC_CODE_FLD</text:p>
          </table:table-cell>
          <table:table-cell table:style-name="ce3" office:value-type="string">
            <text:p>CREATE_MI_DESIGNATION_FLD</text:p>
          </table:table-cell>
          <table:table-cell table:style-name="ce3" office:value-type="string">
            <text:p>CREATE_MI_APPROVER_FLD</text:p>
          </table:table-cell>
          <table:table-cell table:style-name="ce3" office:value-type="string">
            <text:p>STORES_APPROVE_MI_APPROVER_FLD</text:p>
          </table:table-cell>
          <table:table-cell table:style-name="ce3" office:value-type="string">
            <text:p>STORES_APPROVE_MI_DESIGNATION_FLD</text:p>
          </table:table-cell>
          <table:table-cell table:style-name="ce54" office:value-type="string">
            <text:p>CREATE_PO_SUPPLIER_NAME_FLD</text:p>
          </table:table-cell>
          <table:table-cell table:style-name="ce46" office:value-type="string">
            <text:p>STORES_MODIFY_PO_TAX_PRICE_FLD</text:p>
          </table:table-cell>
          <table:table-cell table:number-columns-repeated="184"/>
        </table:table-row>
        <table:table-row table:style-name="ro7">
          <table:table-cell office:value-type="string">
            <text:p>attributes</text:p>
          </table:table-cell>
          <table:table-cell table:style-name="ce51" office:value-type="string">
            <text:p>itemNo</text:p>
          </table:table-cell>
          <table:table-cell table:style-name="ce51" office:value-type="string">
            <text:p>type</text:p>
          </table:table-cell>
          <table:table-cell table:style-name="ce51" office:value-type="string">
            <text:p>description</text:p>
          </table:table-cell>
          <table:table-cell table:style-name="ce51" office:value-type="string">
            <text:p>uom</text:p>
          </table:table-cell>
          <table:table-cell table:style-name="ce51" office:value-type="string">
            <text:p>itemStatusId</text:p>
          </table:table-cell>
          <table:table-cell table:style-name="ce51" office:value-type="string">
            <text:p>isIndentRequired</text:p>
          </table:table-cell>
          <table:table-cell table:style-name="ce51" office:value-type="string">
            <text:p>isscrap</text:p>
          </table:table-cell>
          <table:table-cell table:style-name="ce51" office:value-type="string">
            <text:p>canPurchase</text:p>
          </table:table-cell>
          <table:table-cell table:style-name="ce51" office:value-type="string">
            <text:p>contractReqt</text:p>
          </table:table-cell>
          <table:table-cell table:style-name="ce51" office:value-type="string">
            <text:p>isLotControlled</text:p>
          </table:table-cell>
          <table:table-cell table:style-name="ce51" office:value-type="string">
            <text:p>isShelfLifeControlled</text:p>
          </table:table-cell>
          <table:table-cell table:style-name="ce51" office:value-type="string">
            <text:p>binLevelStorage</text:p>
          </table:table-cell>
          <table:table-cell table:style-name="ce51" office:value-type="string">
            <text:p>tempDeptId</text:p>
          </table:table-cell>
          <table:table-cell table:style-name="ce51" office:value-type="string">
            <text:p>itemNo</text:p>
          </table:table-cell>
          <table:table-cell table:style-name="ce51" office:value-type="string">
            <text:p>x</text:p>
          </table:table-cell>
          <table:table-cell table:style-name="ce62" office:value-type="string">
            <text:p>receiptDate</text:p>
          </table:table-cell>
          <table:table-cell table:style-name="ce62" office:value-type="string">
            <text:p>departmentId</text:p>
          </table:table-cell>
          <table:table-cell table:style-name="ce62" office:value-type="string">
            <text:p>storeId</text:p>
          </table:table-cell>
          <table:table-cell table:style-name="ce62" office:value-type="string">
            <text:p>purpose</text:p>
          </table:table-cell>
          <table:table-cell table:style-name="ce62" office:value-type="string">
            <text:p>supplier</text:p>
          </table:table-cell>
          <table:table-cell table:style-name="ce62" office:value-type="string">
            <text:p>accCode</text:p>
          </table:table-cell>
          <table:table-cell table:style-name="ce62" office:value-type="string">
            <text:p>itemNo</text:p>
          </table:table-cell>
          <table:table-cell table:style-name="ce62" office:value-type="string">
            <text:p>receivedQty</text:p>
          </table:table-cell>
          <table:table-cell table:style-name="ce62" office:value-type="string">
            <text:p>unitPrice</text:p>
          </table:table-cell>
          <table:table-cell table:style-name="ce62" office:value-type="string">
            <text:p>breakDetails</text:p>
          </table:table-cell>
          <table:table-cell table:style-name="ce62" office:value-type="string">
            <text:p>brkqty</text:p>
          </table:table-cell>
          <table:table-cell table:style-name="ce62" office:value-type="string">
            <text:p>lotNum</text:p>
          </table:table-cell>
          <table:table-cell table:style-name="ce62" office:value-type="string">
            <text:p>exdate</text:p>
          </table:table-cell>
          <table:table-cell table:style-name="ce62" office:value-type="string">
            <text:p>bin</text:p>
          </table:table-cell>
          <table:table-cell table:style-name="ce63" office:value-type="string">
            <text:p>mmrndateassupplierbilldate</text:p>
          </table:table-cell>
          <table:table-cell table:style-name="ce63" office:value-type="string">
            <text:p>supplierbilldate</text:p>
          </table:table-cell>
          <table:table-cell table:style-name="ce63" office:value-type="string">
            <text:p>billDate</text:p>
          </table:table-cell>
          <table:table-cell table:style-name="ce63" office:value-type="string">
            <text:p>toAddaccountDetails</text:p>
          </table:table-cell>
          <table:table-cell table:style-name="ce63" office:value-type="string">
            <text:p>forloopaccdetails</text:p>
          </table:table-cell>
          <table:table-cell table:style-name="ce63" office:value-type="string">
            <text:p>glCode1</text:p>
          </table:table-cell>
          <table:table-cell table:style-name="ce63" office:value-type="string">
            <text:p>debitAccAmts</text:p>
          </table:table-cell>
          <table:table-cell table:style-name="ce63" office:value-type="string">
            <text:p>glCode1</text:p>
          </table:table-cell>
          <table:table-cell table:style-name="ce63" office:value-type="string">
            <text:p>debitAccAmts</text:p>
          </table:table-cell>
          <table:table-cell table:style-name="ce63" office:value-type="string">
            <text:p>toAdddedctionDetials</text:p>
          </table:table-cell>
          <table:table-cell table:style-name="ce63" office:value-type="string">
            <text:p>forloopdeductiondetails</text:p>
          </table:table-cell>
          <table:table-cell table:style-name="ce63" office:value-type="string">
            <text:p>glCode2</text:p>
          </table:table-cell>
          <table:table-cell table:style-name="ce63" office:value-type="string">
            <text:p>creditAccAmts</text:p>
          </table:table-cell>
          <table:table-cell table:style-name="ce63" office:value-type="string">
            <text:p>glCode2</text:p>
          </table:table-cell>
          <table:table-cell table:style-name="ce63" office:value-type="string">
            <text:p>creditAccAmts</text:p>
          </table:table-cell>
          <table:table-cell table:style-name="ce63" office:value-type="string">
            <text:p>netpayAcccode</text:p>
          </table:table-cell>
          <table:table-cell table:style-name="ce64" office:value-type="string">
            <text:p>mmrndateassupplierbilldate</text:p>
          </table:table-cell>
          <table:table-cell table:style-name="ce64" office:value-type="string">
            <text:p>supplierbilldate</text:p>
          </table:table-cell>
          <table:table-cell table:style-name="ce64" office:value-type="string">
            <text:p>billDate</text:p>
          </table:table-cell>
          <table:table-cell table:style-name="ce64" office:value-type="string">
            <text:p>modifydeleteaccdetials</text:p>
          </table:table-cell>
          <table:table-cell table:style-name="ce64" office:value-type="string">
            <text:p>forlooptodeleteaccdetials</text:p>
          </table:table-cell>
          <table:table-cell table:style-name="ce64" office:value-type="string">
            <text:p>toAddaccountDetails</text:p>
          </table:table-cell>
          <table:table-cell table:style-name="ce64" office:value-type="string">
            <text:p>forloopaccdetails</text:p>
          </table:table-cell>
          <table:table-cell table:style-name="ce64" office:value-type="string">
            <text:p>glCode1</text:p>
          </table:table-cell>
          <table:table-cell table:style-name="ce64" office:value-type="string">
            <text:p>debitAccAmts</text:p>
          </table:table-cell>
          <table:table-cell table:style-name="ce64" office:value-type="string">
            <text:p>glCode1</text:p>
          </table:table-cell>
          <table:table-cell table:style-name="ce64" office:value-type="string">
            <text:p>debitAccAmts</text:p>
          </table:table-cell>
          <table:table-cell table:style-name="ce64" office:value-type="string">
            <text:p>modifydeletedeductiondetials</text:p>
          </table:table-cell>
          <table:table-cell table:style-name="ce64" office:value-type="string">
            <text:p>forlooptodeletedeductiondetials</text:p>
          </table:table-cell>
          <table:table-cell table:style-name="ce64" office:value-type="string">
            <text:p>toAdddedctionDetials</text:p>
          </table:table-cell>
          <table:table-cell table:style-name="ce64" office:value-type="string">
            <text:p>forloopdeductiondetails</text:p>
          </table:table-cell>
          <table:table-cell table:style-name="ce64" office:value-type="string">
            <text:p>glCode2</text:p>
          </table:table-cell>
          <table:table-cell table:style-name="ce64" office:value-type="string">
            <text:p>creditAccAmts</text:p>
          </table:table-cell>
          <table:table-cell table:style-name="ce64" office:value-type="string">
            <text:p>glCode2</text:p>
          </table:table-cell>
          <table:table-cell table:style-name="ce64" office:value-type="string">
            <text:p>creditAccAmts</text:p>
          </table:table-cell>
          <table:table-cell table:style-name="ce64" office:value-type="string">
            <text:p>netpayAcccode</text:p>
          </table:table-cell>
          <table:table-cell table:style-name="ce3" office:value-type="string">
            <text:p>approverDesignation</text:p>
          </table:table-cell>
          <table:table-cell table:style-name="ce3" office:value-type="string">
            <text:p>approver</text:p>
          </table:table-cell>
          <table:table-cell table:style-name="ce10" office:value-type="string">
            <text:p>approver</text:p>
          </table:table-cell>
          <table:table-cell table:style-name="ce3" office:value-type="string">
            <text:p>approverDesignation</text:p>
          </table:table-cell>
          <table:table-cell table:style-name="ce54" office:value-type="string">
            <text:p>suppName</text:p>
          </table:table-cell>
          <table:table-cell table:style-name="ce3" office:value-type="string">
            <text:p>taxAmount</text:p>
          </table:table-cell>
          <table:table-cell table:number-columns-repeated="184"/>
        </table:table-row>
        <table:table-row table:style-name="ro26">
          <table:table-cell office:value-type="string">
            <text:p>0010</text:p>
          </table:table-cell>
          <table:table-cell table:style-name="ce51" office:value-type="string">
            <text:p>1401</text:p>
          </table:table-cell>
          <table:table-cell table:style-name="ce51" office:value-type="string">
            <text:p>MECHANICAL SUPPLIES</text:p>
          </table:table-cell>
          <table:table-cell table:style-name="ce51" office:value-type="string">
            <text:p>Spanner</text:p>
          </table:table-cell>
          <table:table-cell table:style-name="ce51" office:value-type="string">
            <text:p>NUMSS</text:p>
          </table:table-cell>
          <table:table-cell table:style-name="ce51" office:value-type="string">
            <text:p>Active</text:p>
          </table:table-cell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 office:value-type="string">
            <text:p>Tendered</text:p>
          </table:table-cell>
          <table:table-cell table:number-columns-repeated="3" table:style-name="ce51" office:value-type="string">
            <text:p>y</text:p>
          </table:table-cell>
          <table:table-cell table:style-name="ce51" office:value-type="string">
            <text:p>A-Accounts Central Cell</text:p>
          </table:table-cell>
          <table:table-cell table:style-name="ce51" office:value-type="string">
            <text:p>1401</text:p>
          </table:table-cell>
          <table:table-cell table:style-name="ce51" office:value-type="string">
            <text:p>1</text:p>
          </table:table-cell>
          <table:table-cell table:style-name="ce62" office:value-type="string">
            <text:p>09112009</text:p>
          </table:table-cell>
          <table:table-cell table:style-name="ce62" office:value-type="string">
            <text:p>H-Health</text:p>
          </table:table-cell>
          <table:table-cell table:style-name="ce62" office:value-type="string">
            <text:p>25/STORE-25</text:p>
          </table:table-cell>
          <table:table-cell table:style-name="ce62" office:value-type="string">
            <text:p>Supplier Receipt</text:p>
          </table:table-cell>
          <table:table-cell table:style-name="ce62" office:value-type="string">
            <text:p>1</text:p>
          </table:table-cell>
          <table:table-cell table:style-name="ce62" office:value-type="string">
            <text:p>4308000/Others</text:p>
          </table:table-cell>
          <table:table-cell table:style-name="ce58" office:value-type="string">
            <text:p>1301</text:p>
          </table:table-cell>
          <table:table-cell table:style-name="ce62" office:value-type="string">
            <text:p>500</text:p>
          </table:table-cell>
          <table:table-cell table:style-name="ce62" office:value-type="string">
            <text:p>80</text:p>
          </table:table-cell>
          <table:table-cell table:style-name="ce62" office:value-type="string">
            <text:p>1</text:p>
          </table:table-cell>
          <table:table-cell table:style-name="ce62" office:value-type="string">
            <text:p>500</text:p>
          </table:table-cell>
          <table:table-cell table:style-name="ce62" office:value-type="string">
            <text:p>10</text:p>
          </table:table-cell>
          <table:table-cell table:style-name="ce62" office:value-type="string">
            <text:p>10102011</text:p>
          </table:table-cell>
          <table:table-cell table:style-name="ce62" office:value-type="string">
            <text:p>B25/1</text:p>
          </table:table-cell>
          <table:table-cell table:style-name="ce63" office:value-type="string">
            <text:p>1</text:p>
          </table:table-cell>
          <table:table-cell table:style-name="ce63" table:number-columns-repeated="2"/>
          <table:table-cell table:number-columns-repeated="2" table:style-name="ce63" office:value-type="string">
            <text:p>1</text:p>
          </table:table-cell>
          <table:table-cell table:style-name="ce63" office:value-type="string">
            <text:p>1501201`-`Obsolete stores`-`478</text:p>
          </table:table-cell>
          <table:table-cell table:style-name="ce63" office:value-type="string">
            <text:p>120</text:p>
          </table:table-cell>
          <table:table-cell table:style-name="ce63" table:number-columns-repeated="2"/>
          <table:table-cell table:style-name="ce63" office:value-type="string">
            <text:p>1</text:p>
          </table:table-cell>
          <table:table-cell table:style-name="ce63" office:value-type="string">
            <text:p>2</text:p>
          </table:table-cell>
          <table:table-cell table:style-name="ce63" office:value-type="string">
            <text:p>4102006`-`Staff Quarters`-`926</text:p>
          </table:table-cell>
          <table:table-cell table:style-name="ce63" office:value-type="string">
            <text:p>120</text:p>
          </table:table-cell>
          <table:table-cell table:style-name="ce63" office:value-type="string">
            <text:p>2407001`-`Miscellaneous Bank Charges`-`683</text:p>
          </table:table-cell>
          <table:table-cell table:style-name="ce63" office:value-type="string">
            <text:p>200</text:p>
          </table:table-cell>
          <table:table-cell table:style-name="ce63" office:value-type="string">
            <text:p>3501001/Suppliers</text:p>
          </table:table-cell>
          <table:table-cell table:style-name="ce64" office:value-type="string">
            <text:p>1</text:p>
          </table:table-cell>
          <table:table-cell table:style-name="ce64" table:number-columns-repeated="4"/>
          <table:table-cell table:style-name="ce64" office:value-type="string">
            <text:p>1</text:p>
          </table:table-cell>
          <table:table-cell table:style-name="ce64" office:value-type="string">
            <text:p>2</text:p>
          </table:table-cell>
          <table:table-cell table:style-name="ce64" office:value-type="string">
            <text:p>2723200`-`Waterways`-`725</text:p>
          </table:table-cell>
          <table:table-cell table:style-name="ce64" office:value-type="string">
            <text:p>420</text:p>
          </table:table-cell>
          <table:table-cell table:style-name="ce64" office:value-type="string">
            <text:p>2723100`-`Sewerage and Drainage`-`724</text:p>
          </table:table-cell>
          <table:table-cell table:style-name="ce64" office:value-type="string">
            <text:p>1000</text:p>
          </table:table-cell>
          <table:table-cell table:style-name="ce64" table:number-columns-repeated="2"/>
          <table:table-cell table:style-name="ce64" office:value-type="string">
            <text:p>1</text:p>
          </table:table-cell>
          <table:table-cell table:style-name="ce64" office:value-type="string">
            <text:p>2</text:p>
          </table:table-cell>
          <table:table-cell table:style-name="ce64" office:value-type="string">
            <text:p>4102007`-`Public Latrines and Urinals`-`927</text:p>
          </table:table-cell>
          <table:table-cell table:style-name="ce64" office:value-type="string">
            <text:p>120</text:p>
          </table:table-cell>
          <table:table-cell table:style-name="ce64" office:value-type="string">
            <text:p>4103001`-`Concrete Road`-`928</text:p>
          </table:table-cell>
          <table:table-cell table:style-name="ce64" office:value-type="string">
            <text:p>400</text:p>
          </table:table-cell>
          <table:table-cell table:style-name="ce64" office:value-type="string">
            <text:p>3501001/Suppliers</text:p>
          </table:table-cell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table:style-name="ce54" office:value-type="string">
            <text:p>Manjunath</text:p>
          </table:table-cell>
          <table:table-cell office:value-type="string">
            <text:p>1</text:p>
          </table:table-cell>
          <table:table-cell table:style-name="ce9" office:value-type="string">
            <text:p>Modify supplier by adding rows to account &amp; deduction detials</text:p>
          </table:table-cell>
          <table:table-cell table:number-columns-repeated="183"/>
        </table:table-row>
        <table:table-row table:style-name="ro27">
          <table:table-cell office:value-type="string">
            <text:p>0020</text:p>
          </table:table-cell>
          <table:table-cell table:style-name="ce51" office:value-type="string">
            <text:p>1402</text:p>
          </table:table-cell>
          <table:table-cell table:style-name="ce51" office:value-type="string">
            <text:p>MECHANICAL SUPPLIES</text:p>
          </table:table-cell>
          <table:table-cell table:style-name="ce51" office:value-type="string">
            <text:p>crankshaft Assembly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Active</text:p>
          </table:table-cell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 office:value-type="string">
            <text:p>Tendered</text:p>
          </table:table-cell>
          <table:table-cell table:number-columns-repeated="3" table:style-name="ce51" office:value-type="string">
            <text:p>y</text:p>
          </table:table-cell>
          <table:table-cell table:style-name="ce51" office:value-type="string">
            <text:p>A-Accounts Central Cell</text:p>
          </table:table-cell>
          <table:table-cell table:style-name="ce51" office:value-type="string">
            <text:p>1402</text:p>
          </table:table-cell>
          <table:table-cell table:style-name="ce51" office:value-type="string">
            <text:p>1</text:p>
          </table:table-cell>
          <table:table-cell table:style-name="ce62" office:value-type="string">
            <text:p>09112009</text:p>
          </table:table-cell>
          <table:table-cell table:style-name="ce62" office:value-type="string">
            <text:p>H-Health</text:p>
          </table:table-cell>
          <table:table-cell table:style-name="ce62" office:value-type="string">
            <text:p>25/STORE-25</text:p>
          </table:table-cell>
          <table:table-cell table:style-name="ce62" office:value-type="string">
            <text:p>Supplier Receipt</text:p>
          </table:table-cell>
          <table:table-cell table:style-name="ce62" office:value-type="string">
            <text:p>1</text:p>
          </table:table-cell>
          <table:table-cell table:style-name="ce62" office:value-type="string">
            <text:p>4308000/Others</text:p>
          </table:table-cell>
          <table:table-cell table:style-name="ce58" office:value-type="string">
            <text:p>1302</text:p>
          </table:table-cell>
          <table:table-cell table:style-name="ce62" office:value-type="string">
            <text:p>501</text:p>
          </table:table-cell>
          <table:table-cell table:style-name="ce62" office:value-type="string">
            <text:p>81</text:p>
          </table:table-cell>
          <table:table-cell table:style-name="ce62" office:value-type="string">
            <text:p>1</text:p>
          </table:table-cell>
          <table:table-cell table:style-name="ce62" office:value-type="string">
            <text:p>501</text:p>
          </table:table-cell>
          <table:table-cell table:style-name="ce62" office:value-type="string">
            <text:p>11</text:p>
          </table:table-cell>
          <table:table-cell table:style-name="ce62" office:value-type="string">
            <text:p>10102012</text:p>
          </table:table-cell>
          <table:table-cell table:style-name="ce62" office:value-type="string">
            <text:p>B25/2</text:p>
          </table:table-cell>
          <table:table-cell table:style-name="ce63" office:value-type="string">
            <text:p>1</text:p>
          </table:table-cell>
          <table:table-cell table:style-name="ce63"/>
          <table:table-cell table:style-name="ce63" office:value-type="string">
            <text:p>20102020</text:p>
          </table:table-cell>
          <table:table-cell table:number-columns-repeated="2" table:style-name="ce63" office:value-type="string">
            <text:p>1</text:p>
          </table:table-cell>
          <table:table-cell table:style-name="ce63" office:value-type="string">
            <text:p>4102007`-`Public Latrines and Urinals`-`927</text:p>
          </table:table-cell>
          <table:table-cell table:style-name="ce63" office:value-type="string">
            <text:p>120</text:p>
          </table:table-cell>
          <table:table-cell table:style-name="ce63" table:number-columns-repeated="2"/>
          <table:table-cell table:style-name="ce63" office:value-type="string">
            <text:p>1</text:p>
          </table:table-cell>
          <table:table-cell table:style-name="ce63" office:value-type="string">
            <text:p>2</text:p>
          </table:table-cell>
          <table:table-cell table:style-name="ce63" office:value-type="string">
            <text:p>4102006`-`Staff Quarters`-`926</text:p>
          </table:table-cell>
          <table:table-cell table:style-name="ce63" office:value-type="string">
            <text:p>120</text:p>
          </table:table-cell>
          <table:table-cell table:style-name="ce63" office:value-type="string">
            <text:p>2407001`-`Miscellaneous Bank Charges`-`683</text:p>
          </table:table-cell>
          <table:table-cell table:style-name="ce63" office:value-type="string">
            <text:p>200</text:p>
          </table:table-cell>
          <table:table-cell table:style-name="ce63" office:value-type="string">
            <text:p>3501001/Suppliers</text:p>
          </table:table-cell>
          <table:table-cell table:style-name="ce64"/>
          <table:table-cell table:style-name="ce64" office:value-type="string">
            <text:p>1</text:p>
          </table:table-cell>
          <table:table-cell table:style-name="ce64" office:value-type="string">
            <text:p>20102020</text:p>
          </table:table-cell>
          <table:table-cell table:style-name="ce64" table:number-columns-repeated="2"/>
          <table:table-cell table:style-name="ce64" office:value-type="string">
            <text:p>1</text:p>
          </table:table-cell>
          <table:table-cell table:style-name="ce64"/>
          <table:table-cell table:style-name="ce64" office:value-type="string">
            <text:p>1501201`-`Obsolete stores`-`478</text:p>
          </table:table-cell>
          <table:table-cell table:style-name="ce64" office:value-type="string">
            <text:p>120</text:p>
          </table:table-cell>
          <table:table-cell table:style-name="ce64" table:number-columns-repeated="10"/>
          <table:table-cell table:style-name="ce64" office:value-type="string">
            <text:p>3501001/Suppliers</text:p>
          </table:table-cell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table:style-name="ce54" office:value-type="string">
            <text:p>Manjunath</text:p>
          </table:table-cell>
          <table:table-cell office:value-type="string">
            <text:p>1</text:p>
          </table:table-cell>
          <table:table-cell table:style-name="ce3" office:value-type="string">
            <text:p>Modify supplier date to future date </text:p>
          </table:table-cell>
          <table:table-cell table:number-columns-repeated="183"/>
        </table:table-row>
        <table:table-row table:style-name="ro25">
          <table:table-cell office:value-type="string">
            <text:p>0030</text:p>
          </table:table-cell>
          <table:table-cell table:style-name="ce51" office:value-type="string">
            <text:p>1403</text:p>
          </table:table-cell>
          <table:table-cell table:style-name="ce51" office:value-type="string">
            <text:p>MECHANICAL SUPPLIES</text:p>
          </table:table-cell>
          <table:table-cell table:style-name="ce51" office:value-type="string">
            <text:p>Transmission Assembly</text:p>
          </table:table-cell>
          <table:table-cell table:style-name="ce51" office:value-type="string">
            <text:p>GRM</text:p>
          </table:table-cell>
          <table:table-cell table:style-name="ce51" office:value-type="string">
            <text:p>Active</text:p>
          </table:table-cell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 office:value-type="string">
            <text:p>Tendered</text:p>
          </table:table-cell>
          <table:table-cell table:number-columns-repeated="3" table:style-name="ce51" office:value-type="string">
            <text:p>y</text:p>
          </table:table-cell>
          <table:table-cell table:style-name="ce51" office:value-type="string">
            <text:p>A-Accounts Central Cell</text:p>
          </table:table-cell>
          <table:table-cell table:style-name="ce51" office:value-type="string">
            <text:p>1403</text:p>
          </table:table-cell>
          <table:table-cell table:style-name="ce51" office:value-type="string">
            <text:p>1</text:p>
          </table:table-cell>
          <table:table-cell table:style-name="ce62" office:value-type="string">
            <text:p>09112009</text:p>
          </table:table-cell>
          <table:table-cell table:style-name="ce62" office:value-type="string">
            <text:p>H-Health</text:p>
          </table:table-cell>
          <table:table-cell table:style-name="ce62" office:value-type="string">
            <text:p>25/STORE-25</text:p>
          </table:table-cell>
          <table:table-cell table:style-name="ce62" office:value-type="string">
            <text:p>Supplier Receipt</text:p>
          </table:table-cell>
          <table:table-cell table:style-name="ce62" office:value-type="string">
            <text:p>1</text:p>
          </table:table-cell>
          <table:table-cell table:style-name="ce62" office:value-type="string">
            <text:p>4308000/Others</text:p>
          </table:table-cell>
          <table:table-cell table:style-name="ce58" office:value-type="string">
            <text:p>1303</text:p>
          </table:table-cell>
          <table:table-cell table:style-name="ce62" office:value-type="string">
            <text:p>502</text:p>
          </table:table-cell>
          <table:table-cell table:style-name="ce62" office:value-type="string">
            <text:p>82</text:p>
          </table:table-cell>
          <table:table-cell table:style-name="ce62" office:value-type="string">
            <text:p>1</text:p>
          </table:table-cell>
          <table:table-cell table:style-name="ce62" office:value-type="string">
            <text:p>502</text:p>
          </table:table-cell>
          <table:table-cell table:style-name="ce62" office:value-type="string">
            <text:p>12</text:p>
          </table:table-cell>
          <table:table-cell table:style-name="ce62" office:value-type="string">
            <text:p>10102013</text:p>
          </table:table-cell>
          <table:table-cell table:style-name="ce62" office:value-type="string">
            <text:p>B25/1</text:p>
          </table:table-cell>
          <table:table-cell table:style-name="ce63" office:value-type="string">
            <text:p>1</text:p>
          </table:table-cell>
          <table:table-cell table:style-name="ce63" table:number-columns-repeated="2"/>
          <table:table-cell table:style-name="ce63" office:value-type="string">
            <text:p>1</text:p>
          </table:table-cell>
          <table:table-cell table:style-name="ce63" office:value-type="string">
            <text:p>2</text:p>
          </table:table-cell>
          <table:table-cell table:style-name="ce63" office:value-type="string">
            <text:p>3124000`-`Statutory Reserve`-`763</text:p>
          </table:table-cell>
          <table:table-cell table:style-name="ce63" office:value-type="string">
            <text:p>250</text:p>
          </table:table-cell>
          <table:table-cell table:style-name="ce63" office:value-type="string">
            <text:p>3126001`-`Fixed Assets`-`765</text:p>
          </table:table-cell>
          <table:table-cell table:style-name="ce63" office:value-type="string">
            <text:p>123</text:p>
          </table:table-cell>
          <table:table-cell table:style-name="ce63" office:value-type="string">
            <text:p>1</text:p>
          </table:table-cell>
          <table:table-cell table:style-name="ce63" office:value-type="string">
            <text:p>2</text:p>
          </table:table-cell>
          <table:table-cell table:style-name="ce63" office:value-type="string">
            <text:p>4102006`-`Staff Quarters`-`926</text:p>
          </table:table-cell>
          <table:table-cell table:style-name="ce63" office:value-type="string">
            <text:p>120</text:p>
          </table:table-cell>
          <table:table-cell table:style-name="ce63" office:value-type="string">
            <text:p>2407001`-`Miscellaneous Bank Charges`-`683</text:p>
          </table:table-cell>
          <table:table-cell table:style-name="ce63" office:value-type="string">
            <text:p>200</text:p>
          </table:table-cell>
          <table:table-cell table:style-name="ce63" office:value-type="string">
            <text:p>3501001/Suppliers</text:p>
          </table:table-cell>
          <table:table-cell table:style-name="ce64" office:value-type="string">
            <text:p>1</text:p>
          </table:table-cell>
          <table:table-cell table:style-name="ce64" table:number-columns-repeated="2"/>
          <table:table-cell table:number-columns-repeated="3" table:style-name="ce64" office:value-type="string">
            <text:p>1</text:p>
          </table:table-cell>
          <table:table-cell table:style-name="ce64" office:value-type="string">
            <text:p>2</text:p>
          </table:table-cell>
          <table:table-cell table:style-name="ce64" office:value-type="string">
            <text:p>2723200`-`Waterways`-`725</text:p>
          </table:table-cell>
          <table:table-cell table:style-name="ce64" office:value-type="string">
            <text:p>500</text:p>
          </table:table-cell>
          <table:table-cell table:style-name="ce64" office:value-type="string">
            <text:p>2723100`-`Sewerage and Drainage`-`724</text:p>
          </table:table-cell>
          <table:table-cell table:style-name="ce64" office:value-type="string">
            <text:p>111</text:p>
          </table:table-cell>
          <table:table-cell table:number-columns-repeated="3" table:style-name="ce64" office:value-type="string">
            <text:p>1</text:p>
          </table:table-cell>
          <table:table-cell table:style-name="ce64" office:value-type="string">
            <text:p>2</text:p>
          </table:table-cell>
          <table:table-cell table:style-name="ce64" office:value-type="string">
            <text:p>4102007`-`Public Latrines and Urinals`-`927</text:p>
          </table:table-cell>
          <table:table-cell table:style-name="ce64" office:value-type="string">
            <text:p>300</text:p>
          </table:table-cell>
          <table:table-cell table:style-name="ce64" office:value-type="string">
            <text:p>4103001`-`Concrete Road`-`928</text:p>
          </table:table-cell>
          <table:table-cell table:style-name="ce64" office:value-type="string">
            <text:p>777</text:p>
          </table:table-cell>
          <table:table-cell table:style-name="ce64" office:value-type="string">
            <text:p>3501001/Suppliers</text:p>
          </table:table-cell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table:style-name="ce54" office:value-type="string">
            <text:p>Manjunath</text:p>
          </table:table-cell>
          <table:table-cell office:value-type="string">
            <text:p>1</text:p>
          </table:table-cell>
          <table:table-cell office:value-type="string">
            <text:p>Modify supplier by deleting &amp; adding rows to account &amp; deduction detials</text:p>
          </table:table-cell>
          <table:table-cell table:number-columns-repeated="183"/>
        </table:table-row>
        <table:table-row table:style-name="ro28">
          <table:table-cell office:value-type="string">
            <text:p>0040</text:p>
          </table:table-cell>
          <table:table-cell table:style-name="ce51" office:value-type="string">
            <text:p>1404</text:p>
          </table:table-cell>
          <table:table-cell table:style-name="ce51" office:value-type="string">
            <text:p>MECHANICAL SUPPLIES</text:p>
          </table:table-cell>
          <table:table-cell table:style-name="ce51" office:value-type="string">
            <text:p>Steering</text:p>
          </table:table-cell>
          <table:table-cell table:style-name="ce51" office:value-type="string">
            <text:p>R/M</text:p>
          </table:table-cell>
          <table:table-cell table:style-name="ce51" office:value-type="string">
            <text:p>Active</text:p>
          </table:table-cell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 office:value-type="string">
            <text:p>Tendered</text:p>
          </table:table-cell>
          <table:table-cell table:number-columns-repeated="3" table:style-name="ce51" office:value-type="string">
            <text:p>y</text:p>
          </table:table-cell>
          <table:table-cell table:style-name="ce51" office:value-type="string">
            <text:p>A-Accounts Central Cell</text:p>
          </table:table-cell>
          <table:table-cell table:style-name="ce51" office:value-type="string">
            <text:p>1404</text:p>
          </table:table-cell>
          <table:table-cell table:style-name="ce51" office:value-type="string">
            <text:p>1</text:p>
          </table:table-cell>
          <table:table-cell table:style-name="ce62" office:value-type="string">
            <text:p>09112009</text:p>
          </table:table-cell>
          <table:table-cell table:style-name="ce62" office:value-type="string">
            <text:p>H-Health</text:p>
          </table:table-cell>
          <table:table-cell table:style-name="ce62" office:value-type="string">
            <text:p>25/STORE-25</text:p>
          </table:table-cell>
          <table:table-cell table:style-name="ce62" office:value-type="string">
            <text:p>Supplier Receipt</text:p>
          </table:table-cell>
          <table:table-cell table:style-name="ce62" office:value-type="string">
            <text:p>1</text:p>
          </table:table-cell>
          <table:table-cell table:style-name="ce62" office:value-type="string">
            <text:p>4308000/Others</text:p>
          </table:table-cell>
          <table:table-cell table:style-name="ce58" office:value-type="string">
            <text:p>1304</text:p>
          </table:table-cell>
          <table:table-cell table:style-name="ce62" office:value-type="string">
            <text:p>503</text:p>
          </table:table-cell>
          <table:table-cell table:style-name="ce62" office:value-type="string">
            <text:p>83</text:p>
          </table:table-cell>
          <table:table-cell table:style-name="ce62" office:value-type="string">
            <text:p>1</text:p>
          </table:table-cell>
          <table:table-cell table:style-name="ce62" office:value-type="string">
            <text:p>503</text:p>
          </table:table-cell>
          <table:table-cell table:style-name="ce62" office:value-type="string">
            <text:p>13</text:p>
          </table:table-cell>
          <table:table-cell table:style-name="ce62" office:value-type="string">
            <text:p>10102014</text:p>
          </table:table-cell>
          <table:table-cell table:style-name="ce62" office:value-type="string">
            <text:p>B25/2</text:p>
          </table:table-cell>
          <table:table-cell table:style-name="ce63" office:value-type="string">
            <text:p>1</text:p>
          </table:table-cell>
          <table:table-cell table:style-name="ce63" table:number-columns-repeated="2"/>
          <table:table-cell table:number-columns-repeated="2" table:style-name="ce63" office:value-type="string">
            <text:p>1</text:p>
          </table:table-cell>
          <table:table-cell table:style-name="ce63" office:value-type="string">
            <text:p>4102007`-`Public Latrines and Urinals`-`927</text:p>
          </table:table-cell>
          <table:table-cell table:style-name="ce63" office:value-type="string">
            <text:p>200</text:p>
          </table:table-cell>
          <table:table-cell table:style-name="ce63" table:number-columns-repeated="2"/>
          <table:table-cell table:style-name="ce63" office:value-type="string">
            <text:p>1</text:p>
          </table:table-cell>
          <table:table-cell table:style-name="ce63" office:value-type="string">
            <text:p>2</text:p>
          </table:table-cell>
          <table:table-cell table:style-name="ce63" office:value-type="string">
            <text:p>4102006`-`Staff Quarters`-`926</text:p>
          </table:table-cell>
          <table:table-cell table:style-name="ce63" office:value-type="string">
            <text:p>120</text:p>
          </table:table-cell>
          <table:table-cell table:style-name="ce63" office:value-type="string">
            <text:p>4103001`-`Concrete Road`-`928</text:p>
          </table:table-cell>
          <table:table-cell table:style-name="ce63" office:value-type="string">
            <text:p>200</text:p>
          </table:table-cell>
          <table:table-cell table:style-name="ce63" office:value-type="string">
            <text:p>3501001/Suppliers</text:p>
          </table:table-cell>
          <table:table-cell table:style-name="ce64"/>
          <table:table-cell table:style-name="ce64" office:value-type="string">
            <text:p>1</text:p>
          </table:table-cell>
          <table:table-cell table:style-name="ce64" office:value-type="string">
            <text:p>01112009</text:p>
          </table:table-cell>
          <table:table-cell table:style-name="ce64" table:number-columns-repeated="2"/>
          <table:table-cell table:number-columns-repeated="2" table:style-name="ce64" office:value-type="string">
            <text:p>1</text:p>
          </table:table-cell>
          <table:table-cell table:style-name="ce64" office:value-type="string">
            <text:p>2723200`-`Waterways`-`725</text:p>
          </table:table-cell>
          <table:table-cell table:style-name="ce64" office:value-type="string">
            <text:p>200</text:p>
          </table:table-cell>
          <table:table-cell table:style-name="ce64" table:number-columns-repeated="4"/>
          <table:table-cell table:style-name="ce64" office:value-type="string">
            <text:p>1</text:p>
          </table:table-cell>
          <table:table-cell table:style-name="ce64" office:value-type="string">
            <text:p>2</text:p>
          </table:table-cell>
          <table:table-cell table:style-name="ce64" office:value-type="string">
            <text:p>3124000`-`Statutory Reserve`-`763</text:p>
          </table:table-cell>
          <table:table-cell table:style-name="ce64" office:value-type="string">
            <text:p>120</text:p>
          </table:table-cell>
          <table:table-cell table:style-name="ce64" office:value-type="string">
            <text:p>2723200`-`Waterways`-`725</text:p>
          </table:table-cell>
          <table:table-cell table:style-name="ce64" office:value-type="string">
            <text:p>200</text:p>
          </table:table-cell>
          <table:table-cell table:style-name="ce64" office:value-type="string">
            <text:p>3501001/Suppliers</text:p>
          </table:table-cell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table:style-name="ce54" office:value-type="string">
            <text:p>Manjunath</text:p>
          </table:table-cell>
          <table:table-cell office:value-type="string">
            <text:p>1</text:p>
          </table:table-cell>
          <table:table-cell table:style-name="ce3" office:value-type="string">
            <text:p>Modify supplier date less than MRN date &amp; duplicating the account code</text:p>
          </table:table-cell>
          <table:table-cell table:number-columns-repeated="183"/>
        </table:table-row>
        <table:table-row table:style-name="ro1">
          <table:table-cell table:number-columns-repeated="49"/>
          <table:table-cell office:value-type="string">
            <text:p>#To delte the existing acc detials</text:p>
          </table:table-cell>
          <table:table-cell office:value-type="string">
            <text:p>#For loop value to delete the no of lines</text:p>
          </table:table-cell>
          <table:table-cell office:value-type="string">
            <text:p>#To add the acc detials</text:p>
          </table:table-cell>
          <table:table-cell office:value-type="string">
            <text:p>#For loop value to add the no of lines</text:p>
          </table:table-cell>
          <table:table-cell table:number-columns-repeated="4"/>
          <table:table-cell office:value-type="string">
            <text:p>#To delte the existing deduction detials</text:p>
          </table:table-cell>
          <table:table-cell office:value-type="string">
            <text:p>#For loop value to delete the deduction detials</text:p>
          </table:table-cell>
          <table:table-cell office:value-type="string">
            <text:p>#To add the deduction detials</text:p>
          </table:table-cell>
          <table:table-cell office:value-type="string">
            <text:p>#For loop value to add deduction detials</text:p>
          </table:table-cell>
          <table:table-cell table:number-columns-repeated="5"/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table:style-name="ce54" office:value-type="string">
            <text:p>Prakash</text:p>
          </table:table-cell>
          <table:table-cell office:value-type="string">
            <text:p>1</text:p>
          </table:table-cell>
          <table:table-cell table:number-columns-repeated="184"/>
        </table:table-row>
        <table:table-row table:style-name="ro2">
          <table:table-cell table:number-columns-repeated="66"/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table:style-name="ce54" office:value-type="string">
            <text:p>Manjunath</text:p>
          </table:table-cell>
          <table:table-cell office:value-type="string">
            <text:p>1</text:p>
          </table:table-cell>
          <table:table-cell table:number-columns-repeated="184"/>
        </table:table-row>
        <table:table-row table:style-name="ro3" table:number-rows-repeated="4">
          <table:table-cell table:number-columns-repeated="70"/>
          <table:table-cell table:style-name="ce54"/>
          <table:table-cell table:number-columns-repeated="185"/>
        </table:table-row>
        <table:table-row table:style-name="ro3" table:number-rows-repeated="6552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heet41" table:style-name="ta2" table:print="false">
        <table:table-column table:style-name="co27" table:number-columns-repeated="5" table:default-cell-style-name="Default"/>
        <table:table-row table:style-name="ro7">
          <table:table-cell table:style-name="ce66" office:value-type="string">
            <text:p>CREATE_MII_DATE_FLD</text:p>
          </table:table-cell>
          <table:table-cell table:style-name="ce66" office:value-type="string">
            <text:p>MATERIAL_INDENT_ISSUE_LOOP</text:p>
          </table:table-cell>
          <table:table-cell table:style-name="ce66" office:value-type="string">
            <text:p>CREATE_MII_ISSUED_QUANTITY_FLD1</text:p>
          </table:table-cell>
          <table:table-cell table:style-name="ce66" office:value-type="string">
            <text:p>CREATE_MII_ISSUED_QUANTITY_FLD2</text:p>
          </table:table-cell>
          <table:table-cell table:style-name="ce66" office:value-type="string">
            <text:p>CREATE_MII_ISSUED_QUANTITY_FLD3</text:p>
          </table:table-cell>
        </table:table-row>
        <table:table-row table:style-name="ro4">
          <table:table-cell table:style-name="ce66" office:value-type="string">
            <text:p>issueDate</text:p>
          </table:table-cell>
          <table:table-cell table:style-name="ce66" office:value-type="string">
            <text:p>loop</text:p>
          </table:table-cell>
          <table:table-cell table:number-columns-repeated="3" table:style-name="ce66" office:value-type="string">
            <text:p>issuedQty</text:p>
          </table:table-cell>
        </table:table-row>
        <table:table-row table:style-name="ro4">
          <table:table-cell table:style-name="ce66"/>
          <table:table-cell table:number-columns-repeated="2" table:style-name="ce66" office:value-type="string">
            <text:p>1</text:p>
          </table:table-cell>
          <table:table-cell table:style-name="ce66" table:number-columns-repeated="2"/>
        </table:table-row>
        <table:table-row table:style-name="ro4">
          <table:table-cell table:style-name="ce66"/>
          <table:table-cell table:style-name="ce66" office:value-type="string">
            <text:p>1</text:p>
          </table:table-cell>
          <table:table-cell table:style-name="ce66" office:value-type="string">
            <text:p>0</text:p>
          </table:table-cell>
          <table:table-cell table:style-name="ce66" table:number-columns-repeated="2"/>
        </table:table-row>
        <table:table-row table:style-name="ro4">
          <table:table-cell table:style-name="ce66"/>
          <table:table-cell table:style-name="ce66" office:value-type="string">
            <text:p>3</text:p>
          </table:table-cell>
          <table:table-cell table:style-name="ce66" office:value-type="string">
            <text:p>2</text:p>
          </table:table-cell>
          <table:table-cell table:style-name="ce66" office:value-type="string">
            <text:p>3</text:p>
          </table:table-cell>
          <table:table-cell table:style-name="ce66" office:value-type="string">
            <text:p>4</text:p>
          </table:table-cell>
        </table:table-row>
        <table:table-row table:style-name="ro4">
          <table:table-cell table:style-name="ce66"/>
          <table:table-cell table:style-name="ce66" office:value-type="string">
            <text:p>1</text:p>
          </table:table-cell>
          <table:table-cell table:style-name="ce66" office:value-type="string">
            <text:p>14</text:p>
          </table:table-cell>
          <table:table-cell table:style-name="ce66" table:number-columns-repeated="2"/>
        </table:table-row>
        <table:table-row table:style-name="ro3" table:number-rows-repeated="65529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modify_indent_sheet" table:style-name="ta2" table:print="false">
        <office:forms form:automatic-focus="false" form:apply-design-mode="false"/>
        <table:table-column table:style-name="co22" table:number-columns-repeated="2" table:default-cell-style-name="ce6"/>
        <table:table-column table:style-name="co86" table:default-cell-style-name="ce6"/>
        <table:table-column table:style-name="co163" table:default-cell-style-name="ce6"/>
        <table:table-column table:style-name="co22" table:number-columns-repeated="7" table:default-cell-style-name="ce6"/>
        <table:table-column table:style-name="co7" table:default-cell-style-name="ce2"/>
        <table:table-column table:style-name="co7" table:number-columns-repeated="2" table:default-cell-style-name="ce3"/>
        <table:table-column table:style-name="co22" table:default-cell-style-name="ce6"/>
        <table:table-column table:style-name="co10" table:default-cell-style-name="ce6"/>
        <table:table-column table:style-name="co97" table:default-cell-style-name="ce6"/>
        <table:table-column table:style-name="co164" table:default-cell-style-name="ce1"/>
        <table:table-column table:style-name="co23" table:default-cell-style-name="ce6"/>
        <table:table-column table:style-name="co3" table:default-cell-style-name="ce6"/>
        <table:table-column table:style-name="co61" table:default-cell-style-name="ce6"/>
        <table:table-column table:style-name="co119" table:default-cell-style-name="ce6"/>
        <table:table-column table:style-name="co61" table:default-cell-style-name="ce1"/>
        <table:table-column table:style-name="co32" table:default-cell-style-name="ce6"/>
        <table:table-column table:style-name="co66" table:default-cell-style-name="ce6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22" table:number-columns-repeated="2" table:default-cell-style-name="ce6"/>
        <table:table-column table:style-name="co165" table:default-cell-style-name="ce6"/>
        <table:table-column table:style-name="co22" table:number-columns-repeated="223" table:default-cell-style-name="ce6"/>
        <table:table-row table:style-name="ro1">
          <table:table-cell table:style-name="ce1" office:value-type="string">
            <text:p>tc</text:p>
          </table:table-cell>
          <table:table-cell table:style-name="ce2" office:value-type="string">
            <text:p>ITEM_NO</text:p>
          </table:table-cell>
          <table:table-cell table:style-name="ce2" office:value-type="string">
            <text:p>ITEM_TYPE</text:p>
          </table:table-cell>
          <table:table-cell table:style-name="ce2" office:value-type="string">
            <text:p>ITEM_DESCRIPTION</text:p>
          </table:table-cell>
          <table:table-cell table:style-name="ce2" office:value-type="string">
            <text:p>BASE_UOM</text:p>
          </table:table-cell>
          <table:table-cell table:style-name="ce2" office:value-type="string">
            <text:p>ITEM_STATUS</text:p>
          </table:table-cell>
          <table:table-cell table:style-name="ce3" office:value-type="string">
            <text:p>ITEM_PURCHASED</text:p>
          </table:table-cell>
          <table:table-cell table:style-name="ce2" office:value-type="string">
            <text:p>CONTRACT_REQD</text:p>
          </table:table-cell>
          <table:table-cell table:style-name="ce3" office:value-type="string">
            <text:p>LOT_CONTROL</text:p>
          </table:table-cell>
          <table:table-cell table:style-name="ce3" office:value-type="string">
            <text:p>SHELF_LIFE_CONTROL</text:p>
          </table:table-cell>
          <table:table-cell table:style-name="ce3" office:value-type="string">
            <text:p>BIN_LEVEL_STORAGE</text:p>
          </table:table-cell>
          <table:table-cell table:style-name="ce3" office:value-type="string">
            <text:p>CREATE_ITEM_DEPARTMENT_FROM_FLD</text:p>
          </table:table-cell>
          <table:table-cell table:style-name="ce2" office:value-type="string">
            <text:p>VIEW_ITEM_NUMBER1</text:p>
          </table:table-cell>
          <table:table-cell table:style-name="ce2" office:value-type="string">
            <text:p>CREATE_SUCCESS_DATA1</text:p>
          </table:table-cell>
          <table:table-cell table:style-name="ce1" office:value-type="string">
            <text:p>CREATE_MI_TYPE_FLD1</text:p>
          </table:table-cell>
          <table:table-cell office:value-type="string">
            <text:p>CREATE_MI_DEPARTMENT_FLD1</text:p>
          </table:table-cell>
          <table:table-cell table:style-name="ce7" office:value-type="string">
            <text:p>CREATE_MI_INDENTING_STORE_FLD1</text:p>
          </table:table-cell>
          <table:table-cell office:value-type="string">
            <text:p>CREATE_MI_INDENT_PURPOSE_FLD1</text:p>
          </table:table-cell>
          <table:table-cell office:value-type="string">
            <text:p>CREATE_MI_ISSUING_STORE_FLD1</text:p>
          </table:table-cell>
          <table:table-cell table:style-name="ce8" office:value-type="string">
            <text:p>CREATE_MI_ACCOUNT_CODE_FLD1</text:p>
          </table:table-cell>
          <table:table-cell table:style-name="ce1" office:value-type="string">
            <text:p>CREATE_MI_PROJECT_CODE_FLD1</text:p>
          </table:table-cell>
          <table:table-cell table:style-name="ce1" office:value-type="string">
            <text:p>CREATE_MI_ASSET_CODE_FLD1</text:p>
          </table:table-cell>
          <table:table-cell office:value-type="string">
            <text:p>FOR_LOOP_MATERIAL_INDENT</text:p>
          </table:table-cell>
          <table:table-cell table:style-name="ce1" office:value-type="string">
            <text:p>CREATE_MI_ITEM_FLD1</text:p>
          </table:table-cell>
          <table:table-cell table:style-name="ce1" office:value-type="string">
            <text:p>CREATE_MI_QUANTITY_REQUIRED_FLD1</text:p>
          </table:table-cell>
          <table:table-cell table:style-name="ce5" office:value-type="string">
            <text:p>VIEW_MI_TYPE_FLD1</text:p>
          </table:table-cell>
          <table:table-cell table:style-name="ce3" office:value-type="string">
            <text:p>CREATE_MI_DESIGNATION_FLD</text:p>
          </table:table-cell>
          <table:table-cell table:style-name="ce3" office:value-type="string">
            <text:p>CREATE_MI_APPROVER_FLD</text:p>
          </table:table-cell>
          <table:table-cell table:style-name="ce3" office:value-type="string">
            <text:p>STORES_APPROVE_MI_APPROVER_FLD</text:p>
          </table:table-cell>
          <table:table-cell table:style-name="ce3" office:value-type="string">
            <text:p>STORES_APPROVE_MI_DESIGNATION_FLD</text:p>
          </table:table-cell>
          <table:table-cell table:style-name="ce1"/>
          <table:table-cell office:value-type="string">
            <text:p>#</text:p>
          </table:table-cell>
          <table:table-cell table:number-columns-repeated="224"/>
        </table:table-row>
        <table:table-row table:style-name="ro7">
          <table:table-cell table:style-name="ce1" office:value-type="string">
            <text:p>attributes</text:p>
          </table:table-cell>
          <table:table-cell table:style-name="ce3" office:value-type="string">
            <text:p>itemNo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uom</text:p>
          </table:table-cell>
          <table:table-cell table:style-name="ce2" office:value-type="string">
            <text:p>itemStatusId</text:p>
          </table:table-cell>
          <table:table-cell table:style-name="ce3" office:value-type="string">
            <text:p>canPurchase</text:p>
          </table:table-cell>
          <table:table-cell table:style-name="ce2" office:value-type="string">
            <text:p>contractReqt</text:p>
          </table:table-cell>
          <table:table-cell table:style-name="ce3" office:value-type="string">
            <text:p>isLotControlled</text:p>
          </table:table-cell>
          <table:table-cell table:style-name="ce3" office:value-type="string">
            <text:p>isShelfLifeControlled</text:p>
          </table:table-cell>
          <table:table-cell table:style-name="ce3" office:value-type="string">
            <text:p>binLevelStorage</text:p>
          </table:table-cell>
          <table:table-cell table:style-name="ce3" office:value-type="string">
            <text:p>tempDeptId</text:p>
          </table:table-cell>
          <table:table-cell office:value-type="string">
            <text:p>itemNo</text:p>
          </table:table-cell>
          <table:table-cell office:value-type="string">
            <text:p>x</text:p>
          </table:table-cell>
          <table:table-cell table:style-name="ce1" office:value-type="string">
            <text:p>reqtype</text:p>
          </table:table-cell>
          <table:table-cell office:value-type="string">
            <text:p>departmentId</text:p>
          </table:table-cell>
          <table:table-cell table:style-name="ce7" office:value-type="string">
            <text:p>indentingStore</text:p>
          </table:table-cell>
          <table:table-cell office:value-type="string">
            <text:p>purpose</text:p>
          </table:table-cell>
          <table:table-cell office:value-type="string">
            <text:p>issuingStore</text:p>
          </table:table-cell>
          <table:table-cell table:style-name="ce8" office:value-type="string">
            <text:p>coaCode</text:p>
          </table:table-cell>
          <table:table-cell table:style-name="ce1" office:value-type="string">
            <text:p>projectCode</text:p>
          </table:table-cell>
          <table:table-cell table:style-name="ce1" office:value-type="string">
            <text:p>assetName</text:p>
          </table:table-cell>
          <table:table-cell office:value-type="string">
            <text:p>loop</text:p>
          </table:table-cell>
          <table:table-cell table:style-name="ce1" office:value-type="string">
            <text:p>itemNo</text:p>
          </table:table-cell>
          <table:table-cell table:style-name="ce1" office:value-type="string">
            <text:p>quantity</text:p>
          </table:table-cell>
          <table:table-cell table:style-name="ce5" office:value-type="string">
            <text:p>reqType</text:p>
          </table:table-cell>
          <table:table-cell table:style-name="ce3" office:value-type="string">
            <text:p>approverDesignation</text:p>
          </table:table-cell>
          <table:table-cell table:style-name="ce3" office:value-type="string">
            <text:p>approver</text:p>
          </table:table-cell>
          <table:table-cell table:style-name="ce10" office:value-type="string">
            <text:p>approver</text:p>
          </table:table-cell>
          <table:table-cell table:style-name="ce3" office:value-type="string">
            <text:p>approverDesignation</text:p>
          </table:table-cell>
          <table:table-cell table:style-name="ce1"/>
          <table:table-cell office:value-type="string">
            <text:p>#</text:p>
          </table:table-cell>
          <table:table-cell table:number-columns-repeated="224"/>
        </table:table-row>
        <table:table-row table:style-name="ro2">
          <table:table-cell table:style-name="ce1" office:value-type="string">
            <text:p>0010</text:p>
          </table:table-cell>
          <table:table-cell table:style-name="ce3" office:value-type="string">
            <text:p>600</text:p>
          </table:table-cell>
          <table:table-cell table:style-name="ce2" office:value-type="string">
            <text:p>MECHANICAL SUPPLIES</text:p>
          </table:table-cell>
          <table:table-cell table:style-name="ce2" office:value-type="string">
            <text:p>crankshaft</text:p>
          </table:table-cell>
          <table:table-cell table:style-name="ce2" office:value-type="string">
            <text:p>NUMSS</text:p>
          </table:table-cell>
          <table:table-cell table:style-name="ce2" office:value-type="string">
            <text:p>Active</text:p>
          </table:table-cell>
          <table:table-cell table:style-name="ce3" office:value-type="string">
            <text:p>y</text:p>
          </table:table-cell>
          <table:table-cell table:style-name="ce2" office:value-type="string">
            <text:p>Tendered</text:p>
          </table:table-cell>
          <table:table-cell table:number-columns-repeated="3" table:style-name="ce3" office:value-type="string">
            <text:p>y</text:p>
          </table:table-cell>
          <table:table-cell table:style-name="ce3" office:value-type="string">
            <text:p>H-Health</text:p>
          </table:table-cell>
          <table:table-cell office:value-type="string">
            <text:p>600</text:p>
          </table:table-cell>
          <table:table-cell office:value-type="string">
            <text:p>1</text:p>
          </table:table-cell>
          <table:table-cell table:style-name="ce1" office:value-type="string">
            <text:p>Internal</text:p>
          </table:table-cell>
          <table:table-cell office:value-type="string">
            <text:p>Health</text:p>
          </table:table-cell>
          <table:table-cell office:value-type="string">
            <text:p>25/STORE-25</text:p>
          </table:table-cell>
          <table:table-cell office:value-type="string">
            <text:p>Maintenance: Consumption</text:p>
          </table:table-cell>
          <table:table-cell office:value-type="string">
            <text:p>26/STORE-26</text:p>
          </table:table-cell>
          <table:table-cell table:style-name="ce1" office:value-type="string">
            <text:p>2303001/Engineering Stores</text:p>
          </table:table-cell>
          <table:table-cell table:style-name="ce4" table:number-columns-repeated="2"/>
          <table:table-cell office:value-type="string">
            <text:p>1</text:p>
          </table:table-cell>
          <table:table-cell table:style-name="ce1" office:value-type="string">
            <text:p>600</text:p>
          </table:table-cell>
          <table:table-cell table:style-name="ce1" office:value-type="string">
            <text:p>25</text:p>
          </table:table-cell>
          <table:table-cell table:style-name="ce5" office:value-type="string">
            <text:p>Internal</text:p>
          </table:table-cell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table:style-name="ce1"/>
          <table:table-cell office:value-type="string">
            <text:p>#</text:p>
          </table:table-cell>
          <table:table-cell office:value-type="string">
            <text:p>Create indent &amp; approve from both user as well as manager</text:p>
          </table:table-cell>
          <table:table-cell table:number-columns-repeated="223"/>
        </table:table-row>
        <table:table-row table:style-name="ro2">
          <table:table-cell table:style-name="ce1" office:value-type="string">
            <text:p>0020</text:p>
          </table:table-cell>
          <table:table-cell table:style-name="ce3" office:value-type="string">
            <text:p>601</text:p>
          </table:table-cell>
          <table:table-cell table:style-name="ce2" office:value-type="string">
            <text:p>MECHANICAL SUPPLIES</text:p>
          </table:table-cell>
          <table:table-cell table:style-name="ce2" office:value-type="string">
            <text:p>Ball Bearings</text:p>
          </table:table-cell>
          <table:table-cell table:style-name="ce2" office:value-type="string">
            <text:p>NUMSS</text:p>
          </table:table-cell>
          <table:table-cell table:style-name="ce2" office:value-type="string">
            <text:p>Active</text:p>
          </table:table-cell>
          <table:table-cell table:style-name="ce3" office:value-type="string">
            <text:p>y</text:p>
          </table:table-cell>
          <table:table-cell table:style-name="ce2" office:value-type="string">
            <text:p>Tendered</text:p>
          </table:table-cell>
          <table:table-cell table:number-columns-repeated="3" table:style-name="ce3" office:value-type="string">
            <text:p>y</text:p>
          </table:table-cell>
          <table:table-cell table:style-name="ce3" office:value-type="string">
            <text:p>A-Accounts Central Cell</text:p>
          </table:table-cell>
          <table:table-cell office:value-type="string">
            <text:p>601</text:p>
          </table:table-cell>
          <table:table-cell office:value-type="string">
            <text:p>1</text:p>
          </table:table-cell>
          <table:table-cell table:style-name="ce1" office:value-type="string">
            <text:p>Internal</text:p>
          </table:table-cell>
          <table:table-cell office:value-type="string">
            <text:p>Health</text:p>
          </table:table-cell>
          <table:table-cell office:value-type="string">
            <text:p>26/STORE-26</text:p>
          </table:table-cell>
          <table:table-cell office:value-type="string">
            <text:p>Capital</text:p>
          </table:table-cell>
          <table:table-cell office:value-type="string">
            <text:p>25/STORE-25</text:p>
          </table:table-cell>
          <table:table-cell table:style-name="ce1" office:value-type="string">
            <text:p>4120011/Land Acquisition</text:p>
          </table:table-cell>
          <table:table-cell table:style-name="ce1" office:value-type="string">
            <text:p>ProjectCode1-1</text:p>
          </table:table-cell>
          <table:table-cell table:style-name="ce1" office:value-type="string">
            <text:p>CommBuild '-' CommBuild</text:p>
          </table:table-cell>
          <table:table-cell office:value-type="string">
            <text:p>1</text:p>
          </table:table-cell>
          <table:table-cell table:style-name="ce1" office:value-type="string">
            <text:p>601</text:p>
          </table:table-cell>
          <table:table-cell table:style-name="ce1" office:value-type="string">
            <text:p>26</text:p>
          </table:table-cell>
          <table:table-cell table:style-name="ce5" office:value-type="string">
            <text:p>Internal</text:p>
          </table:table-cell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table:style-name="ce1"/>
          <table:table-cell office:value-type="string">
            <text:p>#</text:p>
          </table:table-cell>
          <table:table-cell office:value-type="string">
            <text:p>Cerate indent &amp; approve from user but reject it from user</text:p>
          </table:table-cell>
          <table:table-cell table:number-columns-repeated="223"/>
        </table:table-row>
        <table:table-row table:style-name="ro2">
          <table:table-cell table:style-name="ce1" office:value-type="string">
            <text:p>0030</text:p>
          </table:table-cell>
          <table:table-cell table:style-name="ce3" office:value-type="string">
            <text:p>602</text:p>
          </table:table-cell>
          <table:table-cell table:style-name="ce2" office:value-type="string">
            <text:p>MECHANICAL SUPPLIES</text:p>
          </table:table-cell>
          <table:table-cell table:style-name="ce2" office:value-type="string">
            <text:p>Shaft</text:p>
          </table:table-cell>
          <table:table-cell table:style-name="ce2" office:value-type="string">
            <text:p>NUMSS</text:p>
          </table:table-cell>
          <table:table-cell table:style-name="ce2" office:value-type="string">
            <text:p>Active</text:p>
          </table:table-cell>
          <table:table-cell table:style-name="ce3" office:value-type="string">
            <text:p>y</text:p>
          </table:table-cell>
          <table:table-cell table:style-name="ce2" office:value-type="string">
            <text:p>Tendered</text:p>
          </table:table-cell>
          <table:table-cell table:number-columns-repeated="3" table:style-name="ce3" office:value-type="string">
            <text:p>y</text:p>
          </table:table-cell>
          <table:table-cell table:style-name="ce3" office:value-type="string">
            <text:p>B-Buildings</text:p>
          </table:table-cell>
          <table:table-cell office:value-type="string">
            <text:p>602</text:p>
          </table:table-cell>
          <table:table-cell office:value-type="string">
            <text:p>1</text:p>
          </table:table-cell>
          <table:table-cell table:style-name="ce1" office:value-type="string">
            <text:p>Internal</text:p>
          </table:table-cell>
          <table:table-cell office:value-type="string">
            <text:p>Health</text:p>
          </table:table-cell>
          <table:table-cell office:value-type="string">
            <text:p>25/STORE-25</text:p>
          </table:table-cell>
          <table:table-cell office:value-type="string">
            <text:p>Capital</text:p>
          </table:table-cell>
          <table:table-cell office:value-type="string">
            <text:p>26/STORE-26</text:p>
          </table:table-cell>
          <table:table-cell table:style-name="ce1" office:value-type="string">
            <text:p>4120011/Land Acquisition</text:p>
          </table:table-cell>
          <table:table-cell table:style-name="ce1" office:value-type="string">
            <text:p>ProjectCode2-2</text:p>
          </table:table-cell>
          <table:table-cell table:style-name="ce1"/>
          <table:table-cell office:value-type="string">
            <text:p>1</text:p>
          </table:table-cell>
          <table:table-cell table:style-name="ce1" office:value-type="string">
            <text:p>602</text:p>
          </table:table-cell>
          <table:table-cell table:style-name="ce1" office:value-type="string">
            <text:p>27</text:p>
          </table:table-cell>
          <table:table-cell table:style-name="ce5" office:value-type="string">
            <text:p>Internal</text:p>
          </table:table-cell>
          <table:table-cell office:value-type="string">
            <text:p>MEDICAL OFFICER</text:p>
          </table:table-cell>
          <table:table-cell office:value-type="string">
            <text:p>HOD</text:p>
          </table:table-cell>
          <table:table-cell office:value-type="string">
            <text:p>SUPERUSER</text:p>
          </table:table-cell>
          <table:table-cell office:value-type="string">
            <text:p>MEDICAL OFFICER</text:p>
          </table:table-cell>
          <table:table-cell table:style-name="ce1"/>
          <table:table-cell office:value-type="string">
            <text:p>#</text:p>
          </table:table-cell>
          <table:table-cell office:value-type="string">
            <text:p>create indent &amp; reject it from user</text:p>
          </table:table-cell>
          <table:table-cell table:number-columns-repeated="223"/>
        </table:table-row>
        <table:table-row table:style-name="ro2">
          <table:table-cell table:style-name="ce1" office:value-type="string">
            <text:p>0040</text:p>
          </table:table-cell>
          <table:table-cell table:style-name="ce3" office:value-type="string">
            <text:p>605</text:p>
          </table:table-cell>
          <table:table-cell table:style-name="ce2" office:value-type="string">
            <text:p>MECHANICAL SUPPLIES</text:p>
          </table:table-cell>
          <table:table-cell table:style-name="ce2" office:value-type="string">
            <text:p>Shaft</text:p>
          </table:table-cell>
          <table:table-cell table:style-name="ce2" office:value-type="string">
            <text:p>NUMSS</text:p>
          </table:table-cell>
          <table:table-cell table:style-name="ce2" office:value-type="string">
            <text:p>Active</text:p>
          </table:table-cell>
          <table:table-cell table:style-name="ce3" office:value-type="string">
            <text:p>y</text:p>
          </table:table-cell>
          <table:table-cell table:style-name="ce2" office:value-type="string">
            <text:p>Tendered</text:p>
          </table:table-cell>
          <table:table-cell table:number-columns-repeated="3" table:style-name="ce3" office:value-type="string">
            <text:p>y</text:p>
          </table:table-cell>
          <table:table-cell table:style-name="ce3" office:value-type="string">
            <text:p>B-Buildings</text:p>
          </table:table-cell>
          <table:table-cell office:value-type="string">
            <text:p>605</text:p>
          </table:table-cell>
          <table:table-cell office:value-type="string">
            <text:p>1</text:p>
          </table:table-cell>
          <table:table-cell table:style-name="ce1" office:value-type="string">
            <text:p>Internal</text:p>
          </table:table-cell>
          <table:table-cell office:value-type="string">
            <text:p>Health</text:p>
          </table:table-cell>
          <table:table-cell office:value-type="string">
            <text:p>26/STORE-26</text:p>
          </table:table-cell>
          <table:table-cell office:value-type="string">
            <text:p>Capital</text:p>
          </table:table-cell>
          <table:table-cell office:value-type="string">
            <text:p>25/STORE-25</text:p>
          </table:table-cell>
          <table:table-cell table:style-name="ce1" office:value-type="string">
            <text:p>4120011/Land Acquisition</text:p>
          </table:table-cell>
          <table:table-cell table:style-name="ce1" office:value-type="string">
            <text:p>ProjectCode2-2</text:p>
          </table:table-cell>
          <table:table-cell table:style-name="ce1"/>
          <table:table-cell office:value-type="string">
            <text:p>1</text:p>
          </table:table-cell>
          <table:table-cell table:style-name="ce1" office:value-type="string">
            <text:p>605</text:p>
          </table:table-cell>
          <table:table-cell table:style-name="ce1" office:value-type="string">
            <text:p>27</text:p>
          </table:table-cell>
          <table:table-cell table:style-name="ce5" office:value-type="string">
            <text:p>Internal</text:p>
          </table:table-cell>
          <table:table-cell office:value-type="string">
            <text:p>MEDICAL OFFICER</text:p>
          </table:table-cell>
          <table:table-cell table:number-columns-repeated="2" office:value-type="string">
            <text:p>SUPERUSER</text:p>
          </table:table-cell>
          <table:table-cell office:value-type="string">
            <text:p>MEDICAL OFFICER</text:p>
          </table:table-cell>
          <table:table-cell table:style-name="ce1"/>
          <table:table-cell office:value-type="string">
            <text:p>#</text:p>
          </table:table-cell>
          <table:table-cell table:number-columns-repeated="224"/>
        </table:table-row>
        <table:table-row table:style-name="ro3">
          <table:table-cell table:style-name="ce1"/>
          <table:table-cell table:style-name="ce3"/>
          <table:table-cell table:style-name="ce2" table:number-columns-repeated="4"/>
          <table:table-cell table:style-name="ce3"/>
          <table:table-cell table:style-name="ce2"/>
          <table:table-cell table:style-name="ce3" table:number-columns-repeated="4"/>
          <table:table-cell table:number-columns-repeated="2"/>
          <table:table-cell table:style-name="ce1"/>
          <table:table-cell table:number-columns-repeated="4"/>
          <table:table-cell table:style-name="ce1" table:number-columns-repeated="3"/>
          <table:table-cell/>
          <table:table-cell table:style-name="ce1" table:number-columns-repeated="2"/>
          <table:table-cell table:style-name="ce5"/>
          <table:table-cell table:number-columns-repeated="4"/>
          <table:table-cell table:style-name="ce1"/>
          <table:table-cell table:number-columns-repeated="225"/>
        </table:table-row>
        <table:table-row table:style-name="ro4">
          <table:table-cell table:number-columns-repeated="2"/>
          <table:table-cell table:style-name="ce2"/>
          <table:table-cell table:number-columns-repeated="8"/>
          <table:table-cell table:style-name="ce3" office:value-type="string">
            <text:p>H-Health</text:p>
          </table:table-cell>
          <table:table-cell table:number-columns-repeated="13"/>
          <table:table-cell table:style-name="ce5"/>
          <table:table-cell table:number-columns-repeated="5"/>
          <table:table-cell office:value-type="string">
            <text:p>#</text:p>
          </table:table-cell>
          <table:table-cell table:number-columns-repeated="224"/>
        </table:table-row>
        <table:table-row table:style-name="ro2">
          <table:table-cell table:number-columns-repeated="11"/>
          <table:table-cell table:style-name="ce3" office:value-type="string">
            <text:p>A-Accounts Central Cell</text:p>
          </table:table-cell>
          <table:table-cell table:number-columns-repeated="13"/>
          <table:table-cell table:style-name="ce5"/>
          <table:table-cell table:number-columns-repeated="5"/>
          <table:table-cell office:value-type="string">
            <text:p>#</text:p>
          </table:table-cell>
          <table:table-cell table:number-columns-repeated="224"/>
        </table:table-row>
        <table:table-row table:style-name="ro4">
          <table:table-cell table:number-columns-repeated="11"/>
          <table:table-cell table:style-name="ce3" office:value-type="string">
            <text:p>B-Buildings</text:p>
          </table:table-cell>
          <table:table-cell table:number-columns-repeated="13"/>
          <table:table-cell table:style-name="ce5"/>
          <table:table-cell table:number-columns-repeated="5"/>
          <table:table-cell office:value-type="string">
            <text:p>#</text:p>
          </table:table-cell>
          <table:table-cell table:number-columns-repeated="224"/>
        </table:table-row>
        <table:table-row table:style-name="ro3" table:number-rows-repeated="5">
          <table:table-cell table:number-columns-repeated="25"/>
          <table:table-cell table:style-name="ce5"/>
          <table:table-cell table:number-columns-repeated="230"/>
        </table:table-row>
        <table:table-row table:style-name="ro4">
          <table:table-cell table:number-columns-repeated="2"/>
          <table:table-cell table:style-name="ce2" office:value-type="string" table:number-columns-spanned="3" table:number-rows-spanned="1">
            <text:p>RED – Create item data</text:p>
          </table:table-cell>
          <table:covered-table-cell table:number-columns-repeated="2"/>
          <table:table-cell table:number-columns-repeated="251"/>
        </table:table-row>
        <table:table-row table:style-name="ro4">
          <table:table-cell table:number-columns-repeated="2"/>
          <table:table-cell office:value-type="string" table:number-columns-spanned="3" table:number-rows-spanned="1">
            <text:p>BLACK – Create indent data</text:p>
          </table:table-cell>
          <table:covered-table-cell table:number-columns-repeated="2"/>
          <table:table-cell table:number-columns-repeated="251"/>
        </table:table-row>
        <table:table-row table:style-name="ro4">
          <table:table-cell table:number-columns-repeated="2"/>
          <table:table-cell table:style-name="ce5" office:value-type="string" table:number-columns-spanned="3" table:number-rows-spanned="1">
            <text:p>GREEN – View indent data</text:p>
          </table:table-cell>
          <table:covered-table-cell table:number-columns-repeated="2"/>
          <table:table-cell table:number-columns-repeated="251"/>
        </table:table-row>
        <table:table-row table:style-name="ro3" table:number-rows-repeated="65517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odify_indent_issue" table:style-name="ta2" table:print="false">
        <table:table-column table:style-name="co92" table:default-cell-style-name="ce1"/>
        <table:table-column table:style-name="co57" table:default-cell-style-name="ce1"/>
        <table:table-column table:style-name="co108" table:default-cell-style-name="ce1"/>
        <table:table-column table:style-name="co109" table:default-cell-style-name="ce1"/>
        <table:table-column table:style-name="co96" table:default-cell-style-name="ce1"/>
        <table:table-column table:style-name="co95" table:default-cell-style-name="ce1"/>
        <table:table-column table:style-name="co110" table:default-cell-style-name="ce1"/>
        <table:table-column table:style-name="co36" table:default-cell-style-name="ce12"/>
        <table:table-column table:style-name="co111" table:default-cell-style-name="ce1"/>
        <table:table-column table:style-name="co31" table:default-cell-style-name="ce9"/>
        <table:table-column table:style-name="co112" table:default-cell-style-name="ce9"/>
        <table:table-column table:style-name="co113" table:default-cell-style-name="ce9"/>
        <table:table-column table:style-name="co49" table:default-cell-style-name="ce1"/>
        <table:table-column table:style-name="co35" table:default-cell-style-name="ce7"/>
        <table:table-column table:style-name="co104" table:default-cell-style-name="ce1"/>
        <table:table-column table:style-name="co98" table:default-cell-style-name="ce1"/>
        <table:table-column table:style-name="co37" table:default-cell-style-name="ce1"/>
        <table:table-column table:style-name="co114" table:default-cell-style-name="ce3"/>
        <table:table-column table:style-name="co115" table:default-cell-style-name="ce3"/>
        <table:table-column table:style-name="co116" table:default-cell-style-name="ce1"/>
        <table:table-column table:style-name="co97" table:default-cell-style-name="ce1"/>
        <table:table-column table:style-name="co94" table:default-cell-style-name="ce1"/>
        <table:table-column table:style-name="co117" table:default-cell-style-name="ce1"/>
        <table:table-column table:style-name="co31" table:default-cell-style-name="ce1"/>
        <table:table-column table:style-name="co118" table:default-cell-style-name="ce1"/>
        <table:table-column table:style-name="co119" table:default-cell-style-name="ce1"/>
        <table:table-column table:style-name="co18" table:default-cell-style-name="ce9"/>
        <table:table-column table:style-name="co22" table:default-cell-style-name="ce9"/>
        <table:table-column table:style-name="co60" table:default-cell-style-name="ce1"/>
        <table:table-column table:style-name="co22" table:default-cell-style-name="ce1"/>
        <table:table-column table:style-name="co113" table:default-cell-style-name="ce1"/>
        <table:table-column table:style-name="co22" table:default-cell-style-name="ce1"/>
        <table:table-column table:style-name="co113" table:default-cell-style-name="ce1"/>
        <table:table-column table:style-name="co22" table:number-columns-repeated="5" table:default-cell-style-name="ce1"/>
        <table:table-column table:style-name="co120" table:default-cell-style-name="ce1"/>
        <table:table-column table:style-name="co22" table:default-cell-style-name="ce1"/>
        <table:table-column table:style-name="co38" table:default-cell-style-name="ce1"/>
        <table:table-column table:style-name="co22" table:number-columns-repeated="9" table:default-cell-style-name="ce1"/>
        <table:table-column table:style-name="co22" table:number-columns-repeated="2" table:default-cell-style-name="ce24"/>
        <table:table-column table:style-name="co22" table:number-columns-repeated="3" table:default-cell-style-name="ce1"/>
        <table:table-column table:style-name="co121" table:default-cell-style-name="ce9"/>
        <table:table-column table:style-name="co111" table:default-cell-style-name="ce9"/>
        <table:table-column table:style-name="co110" table:default-cell-style-name="ce9"/>
        <table:table-column table:style-name="co122" table:default-cell-style-name="ce9"/>
        <table:table-column table:style-name="co22" table:default-cell-style-name="ce24"/>
        <table:table-column table:style-name="co22" table:number-columns-repeated="5" table:default-cell-style-name="ce1"/>
        <table:table-column table:style-name="co123" table:default-cell-style-name="ce1"/>
        <table:table-column table:style-name="co22" table:number-columns-repeated="191" table:default-cell-style-name="ce1"/>
        <table:table-row table:style-name="ro1">
          <table:table-cell office:value-type="string">
            <text:p>tc</text:p>
          </table:table-cell>
          <table:table-cell office:value-type="string">
            <text:p>ITEM_NO</text:p>
          </table:table-cell>
          <table:table-cell office:value-type="string">
            <text:p>ITEM_TYPE</text:p>
          </table:table-cell>
          <table:table-cell office:value-type="string">
            <text:p>ITEM_DESCRIPTION</text:p>
          </table:table-cell>
          <table:table-cell office:value-type="string">
            <text:p>BASE_UOM</text:p>
          </table:table-cell>
          <table:table-cell office:value-type="string">
            <text:p>ITEM_STATUS</text:p>
          </table:table-cell>
          <table:table-cell office:value-type="string">
            <text:p>INDENT_REQUIRED_CHECK_BOX</text:p>
          </table:table-cell>
          <table:table-cell table:style-name="ce1" office:value-type="string">
            <text:p>SCRAP_ITEM</text:p>
          </table:table-cell>
          <table:table-cell office:value-type="string">
            <text:p>ITEM_PURCHASED</text:p>
          </table:table-cell>
          <table:table-cell table:style-name="ce1" office:value-type="string">
            <text:p>CONTRACT_REQD</text:p>
          </table:table-cell>
          <table:table-cell table:style-name="ce1" office:value-type="string">
            <text:p>LOT_CONTROL</text:p>
          </table:table-cell>
          <table:table-cell table:style-name="ce1" office:value-type="string">
            <text:p>SHELF_LIFE_CONTROL</text:p>
          </table:table-cell>
          <table:table-cell office:value-type="string">
            <text:p>BIN_LEVEL_STORAGE</text:p>
          </table:table-cell>
          <table:table-cell office:value-type="string">
            <text:p>CREATE_ITEM_DEPARTMENT_FROM_FLD</text:p>
          </table:table-cell>
          <table:table-cell table:style-name="ce7" office:value-type="string">
            <text:p>VIEW_ITEM_NUMBER1</text:p>
          </table:table-cell>
          <table:table-cell table:style-name="ce7" office:value-type="string">
            <text:p>CREATE_SUCCESS_DATA1</text:p>
          </table:table-cell>
          <table:table-cell table:style-name="ce7" office:value-type="string">
            <text:p>CREATE_FAILURE_DATA1</text:p>
          </table:table-cell>
          <table:table-cell table:style-name="ce9" office:value-type="string">
            <text:p>CREATE_MI_TYPE_FLD1</text:p>
          </table:table-cell>
          <table:table-cell table:style-name="ce9" office:value-type="string">
            <text:p>CREATE_MI_DEPARTMENT_FLD1</text:p>
          </table:table-cell>
          <table:table-cell table:style-name="ce9" office:value-type="string">
            <text:p>CREATE_MI_INDENTING_STORE_FLD1</text:p>
          </table:table-cell>
          <table:table-cell table:style-name="ce9" office:value-type="string">
            <text:p>CREATE_MI_INDENT_PURPOSE_FLD1</text:p>
          </table:table-cell>
          <table:table-cell table:style-name="ce9" office:value-type="string">
            <text:p>CREATE_MI_ISSUING_STORE_FLD1</text:p>
          </table:table-cell>
          <table:table-cell table:style-name="ce9" office:value-type="string">
            <text:p>CREATE_MI_ACCOUNT_CODE_FLD1</text:p>
          </table:table-cell>
          <table:table-cell table:style-name="ce9" office:value-type="string">
            <text:p>CREATE_MI_PROJECT_CODE_FLD1</text:p>
          </table:table-cell>
          <table:table-cell table:style-name="ce9" office:value-type="string">
            <text:p>CREATE_MI_ASSET_CODE_FLD1</text:p>
          </table:table-cell>
          <table:table-cell table:style-name="ce9" office:value-type="string">
            <text:p>CREATE_MI_RAISEDBY_FLD1</text:p>
          </table:table-cell>
          <table:table-cell office:value-type="string">
            <text:p>FOR_LOOP_MATERIAL_INDENT</text:p>
          </table:table-cell>
          <table:table-cell office:value-type="string">
            <text:p>CREATE_MI_ITEM_FLD1</text:p>
          </table:table-cell>
          <table:table-cell table:style-name="ce9" office:value-type="string">
            <text:p>CREATE_MI_QUANTITY_REQUIRED_FLD1</text:p>
          </table:table-cell>
          <table:table-cell table:style-name="ce9" office:value-type="string">
            <text:p>CREATE_MI_ITEM_FLD2</text:p>
          </table:table-cell>
          <table:table-cell table:style-name="ce9" office:value-type="string">
            <text:p>CREATE_MI_QUANTITY_REQUIRED_FLD2</text:p>
          </table:table-cell>
          <table:table-cell table:style-name="ce9" office:value-type="string">
            <text:p>CREATE_MI_ITEM_FLD3</text:p>
          </table:table-cell>
          <table:table-cell table:style-name="ce9" office:value-type="string">
            <text:p>CREATE_MI_QUANTITY_REQUIRED_FLD3</text:p>
          </table:table-cell>
          <table:table-cell table:style-name="ce9" office:value-type="string">
            <text:p>CREATE_MI_ITEM_FLD4</text:p>
          </table:table-cell>
          <table:table-cell table:style-name="ce9" office:value-type="string">
            <text:p>CREATE_MI_QUANTITY_REQUIRED_FLD4</text:p>
          </table:table-cell>
          <table:table-cell table:style-name="ce9" table:number-columns-repeated="2"/>
          <table:table-cell table:style-name="ce9" office:value-type="string">
            <text:p>VIEW_MI_TYPE_FLD1</text:p>
          </table:table-cell>
          <table:table-cell table:style-name="ce3" office:value-type="string">
            <text:p>CREATE_MMRN_DEPARTMENT_FLD1</text:p>
          </table:table-cell>
          <table:table-cell table:style-name="ce3" office:value-type="string">
            <text:p>CREATE_MMRN_STORE_FLD1</text:p>
          </table:table-cell>
          <table:table-cell table:style-name="ce3" office:value-type="string">
            <text:p>CREATE_MMRN_RECEIPT_TYPE_FLD1</text:p>
          </table:table-cell>
          <table:table-cell table:style-name="ce3" office:value-type="string">
            <text:p>CREATE_MMRN_ACCOUNT_CODE_FLD1</text:p>
          </table:table-cell>
          <table:table-cell table:style-name="ce3" office:value-type="string">
            <text:p>CREATE_MMRN_ITEM_NO_FLD1</text:p>
          </table:table-cell>
          <table:table-cell table:style-name="ce3" office:value-type="string">
            <text:p>CREATE_MMRN_QUANTITY_FLD1</text:p>
          </table:table-cell>
          <table:table-cell table:style-name="ce3" office:value-type="string">
            <text:p>CREATE_MMRN_RATE_PER_UNIT_FLD1</text:p>
          </table:table-cell>
          <table:table-cell table:style-name="ce3" office:value-type="string">
            <text:p>BREAK_UP_DETAILS1</text:p>
          </table:table-cell>
          <table:table-cell table:style-name="ce3" office:value-type="string">
            <text:p>CREATE_MMRN_BREAKUP_QUANTITY_FLD1</text:p>
          </table:table-cell>
          <table:table-cell table:style-name="ce3" office:value-type="string">
            <text:p>CREATE_MMRN_LOT_NO_FLD1</text:p>
          </table:table-cell>
          <table:table-cell table:style-name="ce3" office:value-type="string">
            <text:p>CREATE_MMRN_EXPIRY_DATE_FLD1</text:p>
          </table:table-cell>
          <table:table-cell table:style-name="ce3" office:value-type="string">
            <text:p>CREATE_MMRN_BIN_NO_FLD1</text:p>
          </table:table-cell>
          <table:table-cell office:value-type="string">
            <text:p>CREATE_MII_DATE_FLD</text:p>
          </table:table-cell>
          <table:table-cell office:value-type="string">
            <text:p>MATERIAL_INDENT_ISSUE_LOOP</text:p>
          </table:table-cell>
          <table:table-cell table:style-name="ce40" office:value-type="string">
            <text:p>CREATE_MII_ISSUED_QUANTITY_FLD1</text:p>
          </table:table-cell>
          <table:table-cell table:style-name="ce40" office:value-type="string">
            <text:p>CREATE_MII_ISSUED_QUANTITY_FLD2</text:p>
          </table:table-cell>
          <table:table-cell table:style-name="ce40" office:value-type="string">
            <text:p>CREATE_MII_ISSUED_QUANTITY_FLD3</text:p>
          </table:table-cell>
          <table:table-cell table:style-name="ce3" office:value-type="string">
            <text:p>CREATE_MI_DESIGNATION_FLD</text:p>
          </table:table-cell>
          <table:table-cell table:style-name="ce3" office:value-type="string">
            <text:p>CREATE_MI_APPROVER_FLD</text:p>
          </table:table-cell>
          <table:table-cell table:style-name="ce3" office:value-type="string">
            <text:p>STORES_APPROVE_MI_APPROVER_FLD</text:p>
          </table:table-cell>
          <table:table-cell table:style-name="ce3" office:value-type="string">
            <text:p>STORES_APPROVE_MI_DESIGNATION_FLD</text:p>
          </table:table-cell>
          <table:table-cell office:value-type="string">
            <text:p>MODIFY_MATERIAL_INDENT_ISSUE_LOOP</text:p>
          </table:table-cell>
          <table:table-cell table:style-name="ce40" office:value-type="string">
            <text:p>MODIFY_MII_ISSUED_QUANTITY_FLD1</text:p>
          </table:table-cell>
          <table:table-cell table:style-name="ce40" office:value-type="string">
            <text:p>MODIFY_MII_ISSUED_QUANTITY_FLD2</text:p>
          </table:table-cell>
          <table:table-cell table:style-name="ce40" office:value-type="string">
            <text:p>MODIFY_MII_ISSUED_QUANTITY_FLD3</text:p>
          </table:table-cell>
          <table:table-cell table:style-name="ce40" office:value-type="string">
            <text:p>STORES_MODIFY_MII_DATE_FLD</text:p>
          </table:table-cell>
          <table:table-cell office:value-type="string">
            <text:p>#</text:p>
          </table:table-cell>
          <table:table-cell table:number-columns-repeated="192"/>
        </table:table-row>
        <table:table-row table:style-name="ro14">
          <table:table-cell office:value-type="string">
            <text:p>attributes</text:p>
          </table:table-cell>
          <table:table-cell office:value-type="string">
            <text:p>itemNo</text:p>
          </table:table-cell>
          <table:table-cell office:value-type="string">
            <text:p>type</text:p>
          </table:table-cell>
          <table:table-cell office:value-type="string">
            <text:p>description</text:p>
          </table:table-cell>
          <table:table-cell office:value-type="string">
            <text:p>uom</text:p>
          </table:table-cell>
          <table:table-cell office:value-type="string">
            <text:p>itemStatusId</text:p>
          </table:table-cell>
          <table:table-cell office:value-type="string">
            <text:p>x</text:p>
          </table:table-cell>
          <table:table-cell table:style-name="ce1" office:value-type="string">
            <text:p>isscrap</text:p>
          </table:table-cell>
          <table:table-cell office:value-type="string">
            <text:p>canPurchase</text:p>
          </table:table-cell>
          <table:table-cell table:style-name="ce1" office:value-type="string">
            <text:p>contractReqt</text:p>
          </table:table-cell>
          <table:table-cell table:style-name="ce1" office:value-type="string">
            <text:p>isLotControlled</text:p>
          </table:table-cell>
          <table:table-cell table:style-name="ce1" office:value-type="string">
            <text:p>isShelfLifeControlled</text:p>
          </table:table-cell>
          <table:table-cell office:value-type="string">
            <text:p>binLevelStorage</text:p>
          </table:table-cell>
          <table:table-cell office:value-type="string">
            <text:p>tempDeptId</text:p>
          </table:table-cell>
          <table:table-cell table:style-name="ce7" office:value-type="string">
            <text:p>itemNo</text:p>
          </table:table-cell>
          <table:table-cell table:style-name="ce7" office:value-type="string">
            <text:p>x</text:p>
          </table:table-cell>
          <table:table-cell table:style-name="ce7" office:value-type="string">
            <text:p>y</text:p>
          </table:table-cell>
          <table:table-cell table:style-name="ce9" office:value-type="string">
            <text:p>reqtype</text:p>
          </table:table-cell>
          <table:table-cell table:style-name="ce9" office:value-type="string">
            <text:p>departmentId</text:p>
          </table:table-cell>
          <table:table-cell table:style-name="ce9" office:value-type="string">
            <text:p>indentingStore</text:p>
          </table:table-cell>
          <table:table-cell table:style-name="ce9" office:value-type="string">
            <text:p>purpose</text:p>
          </table:table-cell>
          <table:table-cell table:style-name="ce9" office:value-type="string">
            <text:p>issuingStore</text:p>
          </table:table-cell>
          <table:table-cell table:style-name="ce9" office:value-type="string">
            <text:p>coaCode</text:p>
          </table:table-cell>
          <table:table-cell table:style-name="ce9" office:value-type="string">
            <text:p>projectCode</text:p>
          </table:table-cell>
          <table:table-cell table:style-name="ce9" office:value-type="string">
            <text:p>assetName</text:p>
          </table:table-cell>
          <table:table-cell table:style-name="ce9" office:value-type="string">
            <text:p>requestedBy</text:p>
          </table:table-cell>
          <table:table-cell office:value-type="string">
            <text:p>loop</text:p>
          </table:table-cell>
          <table:table-cell office:value-type="string">
            <text:p>itemNo</text:p>
          </table:table-cell>
          <table:table-cell table:style-name="ce9" office:value-type="string">
            <text:p>quantity</text:p>
          </table:table-cell>
          <table:table-cell table:style-name="ce9" office:value-type="string">
            <text:p>itemNo</text:p>
          </table:table-cell>
          <table:table-cell table:style-name="ce9" office:value-type="string">
            <text:p>quantity</text:p>
          </table:table-cell>
          <table:table-cell table:style-name="ce9" office:value-type="string">
            <text:p>itemNo</text:p>
          </table:table-cell>
          <table:table-cell table:style-name="ce9" office:value-type="string">
            <text:p>quantity</text:p>
          </table:table-cell>
          <table:table-cell table:style-name="ce9" office:value-type="string">
            <text:p>itemNo</text:p>
          </table:table-cell>
          <table:table-cell table:style-name="ce9" office:value-type="string">
            <text:p>quantity</text:p>
          </table:table-cell>
          <table:table-cell table:style-name="ce9" office:value-type="string">
            <text:p>functionId</text:p>
          </table:table-cell>
          <table:table-cell table:style-name="ce9" office:value-type="string">
            <text:p>functionaryId</text:p>
          </table:table-cell>
          <table:table-cell table:style-name="ce9" office:value-type="string">
            <text:p>reqType</text:p>
          </table:table-cell>
          <table:table-cell table:style-name="ce3" office:value-type="string">
            <text:p>departmentId</text:p>
          </table:table-cell>
          <table:table-cell table:style-name="ce3" office:value-type="string">
            <text:p>storeId</text:p>
          </table:table-cell>
          <table:table-cell table:style-name="ce3" office:value-type="string">
            <text:p>purpose</text:p>
          </table:table-cell>
          <table:table-cell table:style-name="ce3" office:value-type="string">
            <text:p>accCode</text:p>
          </table:table-cell>
          <table:table-cell table:style-name="ce3" office:value-type="string">
            <text:p>itemNo</text:p>
          </table:table-cell>
          <table:table-cell table:style-name="ce3" office:value-type="string">
            <text:p>receivedQty</text:p>
          </table:table-cell>
          <table:table-cell table:style-name="ce3" office:value-type="string">
            <text:p>unitPrice</text:p>
          </table:table-cell>
          <table:table-cell table:style-name="ce3" office:value-type="string">
            <text:p>breakDetails</text:p>
          </table:table-cell>
          <table:table-cell table:style-name="ce3" office:value-type="string">
            <text:p>brkqty</text:p>
          </table:table-cell>
          <table:table-cell table:style-name="ce3" office:value-type="string">
            <text:p>lotNum</text:p>
          </table:table-cell>
          <table:table-cell table:style-name="ce3" office:value-type="string">
            <text:p>exdate</text:p>
          </table:table-cell>
          <table:table-cell table:style-name="ce3" office:value-type="string">
            <text:p>bin</text:p>
          </table:table-cell>
          <table:table-cell office:value-type="string">
            <text:p>issueDate</text:p>
          </table:table-cell>
          <table:table-cell office:value-type="string">
            <text:p>loop</text:p>
          </table:table-cell>
          <table:table-cell table:number-columns-repeated="3" table:style-name="ce40" office:value-type="string">
            <text:p>issuedQty</text:p>
          </table:table-cell>
          <table:table-cell table:style-name="ce3" office:value-type="string">
            <text:p>approverDesignation</text:p>
          </table:table-cell>
          <table:table-cell table:style-name="ce3" office:value-type="string">
            <text:p>approver</text:p>
          </table:table-cell>
          <table:table-cell table:style-name="ce10" office:value-type="string">
            <text:p>approver</text:p>
          </table:table-cell>
          <table:table-cell table:style-name="ce3" office:value-type="string">
            <text:p>approverDesignation</text:p>
          </table:table-cell>
          <table:table-cell office:value-type="string">
            <text:p>loop</text:p>
          </table:table-cell>
          <table:table-cell table:number-columns-repeated="3" table:style-name="ce40" office:value-type="string">
            <text:p>issuedQty</text:p>
          </table:table-cell>
          <table:table-cell table:style-name="ce24" office:value-type="string">
            <text:p>issueDate</text:p>
          </table:table-cell>
          <table:table-cell office:value-type="string">
            <text:p>#</text:p>
          </table:table-cell>
          <table:table-cell table:style-name="Default"/>
          <table:table-cell table:number-columns-repeated="191"/>
        </table:table-row>
        <table:table-row table:style-name="ro15">
          <table:table-cell office:value-type="string">
            <text:p>0010</text:p>
          </table:table-cell>
          <table:table-cell office:value-type="string">
            <text:p>501</text:p>
          </table:table-cell>
          <table:table-cell office:value-type="string">
            <text:p>MECHANICAL SUPPLIES</text:p>
          </table:table-cell>
          <table:table-cell office:value-type="string">
            <text:p>socket</text:p>
          </table:table-cell>
          <table:table-cell office:value-type="string">
            <text:p>NUMSS</text:p>
          </table:table-cell>
          <table:table-cell office:value-type="string">
            <text:p>Active</text:p>
          </table:table-cell>
          <table:table-cell/>
          <table:table-cell table:style-name="ce1"/>
          <table:table-cell office:value-type="string">
            <text:p>y</text:p>
          </table:table-cell>
          <table:table-cell table:style-name="ce1" office:value-type="string">
            <text:p>Open PO</text:p>
          </table:table-cell>
          <table:table-cell table:number-columns-repeated="2" table:style-name="ce1" office:value-type="string">
            <text:p>y</text:p>
          </table:table-cell>
          <table:table-cell office:value-type="string">
            <text:p>y</text:p>
          </table:table-cell>
          <table:table-cell office:value-type="string">
            <text:p>H-Health</text:p>
          </table:table-cell>
          <table:table-cell office:value-type="string">
            <text:p>501</text:p>
          </table:table-cell>
          <table:table-cell office:value-type="string">
            <text:p>1</text:p>
          </table:table-cell>
          <table:table-cell/>
          <table:table-cell table:style-name="ce9" office:value-type="string">
            <text:p>Internal</text:p>
          </table:table-cell>
          <table:table-cell table:style-name="ce9" office:value-type="string">
            <text:p>Health</text:p>
          </table:table-cell>
          <table:table-cell table:style-name="ce9" office:value-type="string">
            <text:p>25/STORE-25</text:p>
          </table:table-cell>
          <table:table-cell table:style-name="ce9" office:value-type="string">
            <text:p>Capital</text:p>
          </table:table-cell>
          <table:table-cell table:style-name="ce9" office:value-type="string">
            <text:p>26/STORE-26</text:p>
          </table:table-cell>
          <table:table-cell table:style-name="ce9" office:value-type="string">
            <text:p>4120011/Land Acquisition</text:p>
          </table:table-cell>
          <table:table-cell table:style-name="ce9" office:value-type="string">
            <text:p>ProjectCode1-1</text:p>
          </table:table-cell>
          <table:table-cell table:style-name="ce9" office:value-type="string">
            <text:p>CommBuild '-' CommBuild</text:p>
          </table:table-cell>
          <table:table-cell table:style-name="ce9"/>
          <table:table-cell office:value-type="string">
            <text:p>1</text:p>
          </table:table-cell>
          <table:table-cell office:value-type="string">
            <text:p>501</text:p>
          </table:table-cell>
          <table:table-cell table:style-name="ce9" office:value-type="string">
            <text:p>10</text:p>
          </table:table-cell>
          <table:table-cell table:style-name="ce9" table:number-columns-repeated="8"/>
          <table:table-cell table:style-name="ce9" office:value-type="string">
            <text:p>Internal</text:p>
          </table:table-cell>
          <table:table-cell table:style-name="ce3" office:value-type="string">
            <text:p>Health</text:p>
          </table:table-cell>
          <table:table-cell table:style-name="ce3" office:value-type="string">
            <text:p>26/STORE-26</text:p>
          </table:table-cell>
          <table:table-cell table:style-name="ce3" office:value-type="string">
            <text:p>Physical Stock Taking</text:p>
          </table:table-cell>
          <table:table-cell table:style-name="ce3" office:value-type="string">
            <text:p>2702001/Inventory</text:p>
          </table:table-cell>
          <table:table-cell table:style-name="ce3" office:value-type="string">
            <text:p>501</text:p>
          </table:table-cell>
          <table:table-cell table:style-name="ce3" office:value-type="string">
            <text:p>100</text:p>
          </table:table-cell>
          <table:table-cell table:style-name="ce3" office:value-type="string">
            <text:p>50</text:p>
          </table:table-cell>
          <table:table-cell table:style-name="ce3" office:value-type="string">
            <text:p>1</text:p>
          </table:table-cell>
          <table:table-cell table:style-name="ce3" office:value-type="string">
            <text:p>100</text:p>
          </table:table-cell>
          <table:table-cell table:style-name="ce3" office:value-type="string">
            <text:p>1</text:p>
          </table:table-cell>
          <table:table-cell table:style-name="ce3" office:value-type="string">
            <text:p>12122009</text:p>
          </table:table-cell>
          <table:table-cell table:style-name="ce3" office:value-type="string">
            <text:p>B26/1</text:p>
          </table:table-cell>
          <table:table-cell/>
          <table:table-cell office:value-type="string">
            <text:p>1</text:p>
          </table:table-cell>
          <table:table-cell table:style-name="ce40" office:value-type="string">
            <text:p>1</text:p>
          </table:table-cell>
          <table:table-cell table:style-name="ce40" table:number-columns-repeated="2"/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office:value-type="string">
            <text:p>1</text:p>
          </table:table-cell>
          <table:table-cell table:style-name="ce40" office:value-type="string">
            <text:p>2</text:p>
          </table:table-cell>
          <table:table-cell table:style-name="ce40" table:number-columns-repeated="3"/>
          <table:table-cell office:value-type="string">
            <text:p>#</text:p>
          </table:table-cell>
          <table:table-cell table:style-name="ce3" office:value-type="string">
            <text:p>Create Material indent issue with the issued quantity = “0”</text:p>
          </table:table-cell>
          <table:table-cell table:number-columns-repeated="191"/>
        </table:table-row>
        <table:table-row table:style-name="ro16">
          <table:table-cell office:value-type="string">
            <text:p>0020</text:p>
          </table:table-cell>
          <table:table-cell office:value-type="string">
            <text:p>503</text:p>
          </table:table-cell>
          <table:table-cell office:value-type="string">
            <text:p>MECHANICAL SUPPLIES</text:p>
          </table:table-cell>
          <table:table-cell office:value-type="string">
            <text:p>bearing</text:p>
          </table:table-cell>
          <table:table-cell office:value-type="string">
            <text:p>NUMSS</text:p>
          </table:table-cell>
          <table:table-cell office:value-type="string">
            <text:p>Active</text:p>
          </table:table-cell>
          <table:table-cell/>
          <table:table-cell table:style-name="ce1"/>
          <table:table-cell office:value-type="string">
            <text:p>y</text:p>
          </table:table-cell>
          <table:table-cell table:style-name="ce1" office:value-type="string">
            <text:p>Tendered</text:p>
          </table:table-cell>
          <table:table-cell table:number-columns-repeated="2" table:style-name="ce1" office:value-type="string">
            <text:p>y</text:p>
          </table:table-cell>
          <table:table-cell office:value-type="string">
            <text:p>y</text:p>
          </table:table-cell>
          <table:table-cell office:value-type="string">
            <text:p>B-Buildings</text:p>
          </table:table-cell>
          <table:table-cell office:value-type="string">
            <text:p>503</text:p>
          </table:table-cell>
          <table:table-cell office:value-type="string">
            <text:p>1</text:p>
          </table:table-cell>
          <table:table-cell/>
          <table:table-cell table:style-name="ce9" office:value-type="string">
            <text:p>Internal</text:p>
          </table:table-cell>
          <table:table-cell table:style-name="ce9" office:value-type="string">
            <text:p>Health</text:p>
          </table:table-cell>
          <table:table-cell table:style-name="ce9" office:value-type="string">
            <text:p>25/STORE-25</text:p>
          </table:table-cell>
          <table:table-cell table:style-name="ce9" office:value-type="string">
            <text:p>Maintenance: Consumption</text:p>
          </table:table-cell>
          <table:table-cell table:style-name="ce9" office:value-type="string">
            <text:p>26/STORE-26</text:p>
          </table:table-cell>
          <table:table-cell table:style-name="ce9" office:value-type="string">
            <text:p>2302002/Purchase of Medicines</text:p>
          </table:table-cell>
          <table:table-cell table:style-name="ce39" table:number-columns-repeated="2"/>
          <table:table-cell table:style-name="ce9"/>
          <table:table-cell office:value-type="string">
            <text:p>3</text:p>
          </table:table-cell>
          <table:table-cell office:value-type="string">
            <text:p>503</text:p>
          </table:table-cell>
          <table:table-cell table:style-name="ce9" office:value-type="string">
            <text:p>12</text:p>
          </table:table-cell>
          <table:table-cell table:style-name="ce9" office:value-type="string">
            <text:p>502</text:p>
          </table:table-cell>
          <table:table-cell table:style-name="ce9" office:value-type="string">
            <text:p>11</text:p>
          </table:table-cell>
          <table:table-cell table:style-name="ce9" office:value-type="string">
            <text:p>501</text:p>
          </table:table-cell>
          <table:table-cell table:style-name="ce9" office:value-type="string">
            <text:p>10</text:p>
          </table:table-cell>
          <table:table-cell table:style-name="ce9" table:number-columns-repeated="4"/>
          <table:table-cell table:style-name="ce9" office:value-type="string">
            <text:p>Internal</text:p>
          </table:table-cell>
          <table:table-cell table:style-name="ce3" office:value-type="string">
            <text:p>Health</text:p>
          </table:table-cell>
          <table:table-cell table:style-name="ce3" office:value-type="string">
            <text:p>26/STORE-26</text:p>
          </table:table-cell>
          <table:table-cell table:style-name="ce3" office:value-type="string">
            <text:p>Physical Stock Taking</text:p>
          </table:table-cell>
          <table:table-cell table:style-name="ce3" office:value-type="string">
            <text:p>2702001/Inventory</text:p>
          </table:table-cell>
          <table:table-cell table:style-name="ce3" office:value-type="string">
            <text:p>503</text:p>
          </table:table-cell>
          <table:table-cell table:style-name="ce3" office:value-type="string">
            <text:p>300</text:p>
          </table:table-cell>
          <table:table-cell table:style-name="ce3" office:value-type="string">
            <text:p>100</text:p>
          </table:table-cell>
          <table:table-cell table:style-name="ce3" office:value-type="string">
            <text:p>1</text:p>
          </table:table-cell>
          <table:table-cell table:style-name="ce3" office:value-type="string">
            <text:p>300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2122011</text:p>
          </table:table-cell>
          <table:table-cell table:style-name="ce3" office:value-type="string">
            <text:p>B26/1</text:p>
          </table:table-cell>
          <table:table-cell/>
          <table:table-cell office:value-type="string">
            <text:p>3</text:p>
          </table:table-cell>
          <table:table-cell table:style-name="ce40" office:value-type="string">
            <text:p>2</text:p>
          </table:table-cell>
          <table:table-cell table:style-name="ce40" office:value-type="string">
            <text:p>3</text:p>
          </table:table-cell>
          <table:table-cell table:style-name="ce40" office:value-type="string">
            <text:p>4</text:p>
          </table:table-cell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office:value-type="string">
            <text:p>3</text:p>
          </table:table-cell>
          <table:table-cell table:style-name="ce40" office:value-type="string">
            <text:p>4</text:p>
          </table:table-cell>
          <table:table-cell table:style-name="ce40" office:value-type="string">
            <text:p>3</text:p>
          </table:table-cell>
          <table:table-cell table:style-name="ce40" office:value-type="string">
            <text:p>2</text:p>
          </table:table-cell>
          <table:table-cell table:style-name="ce40" office:value-type="string">
            <text:p>01122009</text:p>
          </table:table-cell>
          <table:table-cell office:value-type="string">
            <text:p>#</text:p>
          </table:table-cell>
          <table:table-cell office:value-type="string">
            <text:p>Create Material indent issue for multiple rows of item for purpose = <text:s/>Consumption</text:p>
          </table:table-cell>
          <table:table-cell table:number-columns-repeated="191"/>
        </table:table-row>
        <table:table-row table:style-name="ro2">
          <table:table-cell office:value-type="string">
            <text:p>0030</text:p>
          </table:table-cell>
          <table:table-cell office:value-type="string">
            <text:p>504</text:p>
          </table:table-cell>
          <table:table-cell office:value-type="string">
            <text:p>MECHANICAL SUPPLIES</text:p>
          </table:table-cell>
          <table:table-cell office:value-type="string">
            <text:p>Ball bearings</text:p>
          </table:table-cell>
          <table:table-cell office:value-type="string">
            <text:p>NUMSS</text:p>
          </table:table-cell>
          <table:table-cell office:value-type="string">
            <text:p>Active</text:p>
          </table:table-cell>
          <table:table-cell/>
          <table:table-cell table:style-name="ce1"/>
          <table:table-cell office:value-type="string">
            <text:p>y</text:p>
          </table:table-cell>
          <table:table-cell table:style-name="ce1" office:value-type="string">
            <text:p>Tendered</text:p>
          </table:table-cell>
          <table:table-cell table:number-columns-repeated="2" table:style-name="ce1" office:value-type="string">
            <text:p>y</text:p>
          </table:table-cell>
          <table:table-cell office:value-type="string">
            <text:p>y</text:p>
          </table:table-cell>
          <table:table-cell office:value-type="string">
            <text:p>H-Health</text:p>
          </table:table-cell>
          <table:table-cell office:value-type="string">
            <text:p>504</text:p>
          </table:table-cell>
          <table:table-cell office:value-type="string">
            <text:p>1</text:p>
          </table:table-cell>
          <table:table-cell/>
          <table:table-cell table:style-name="ce9" office:value-type="string">
            <text:p>Internal</text:p>
          </table:table-cell>
          <table:table-cell table:style-name="ce9" office:value-type="string">
            <text:p>Health</text:p>
          </table:table-cell>
          <table:table-cell table:style-name="ce9" office:value-type="string">
            <text:p>25/STORE-25</text:p>
          </table:table-cell>
          <table:table-cell table:style-name="ce9" office:value-type="string">
            <text:p>Capital</text:p>
          </table:table-cell>
          <table:table-cell table:style-name="ce9" office:value-type="string">
            <text:p>26/STORE-26</text:p>
          </table:table-cell>
          <table:table-cell table:style-name="ce9" office:value-type="string">
            <text:p>4120011/Land Acquisition</text:p>
          </table:table-cell>
          <table:table-cell table:style-name="ce9" office:value-type="string">
            <text:p>ProjectCode2-2</text:p>
          </table:table-cell>
          <table:table-cell table:style-name="ce9" office:value-type="string">
            <text:p>CommBuild '-' CommBuild</text:p>
          </table:table-cell>
          <table:table-cell table:style-name="ce9"/>
          <table:table-cell office:value-type="string">
            <text:p>4</text:p>
          </table:table-cell>
          <table:table-cell office:value-type="string">
            <text:p>504</text:p>
          </table:table-cell>
          <table:table-cell table:style-name="ce9" office:value-type="string">
            <text:p>13</text:p>
          </table:table-cell>
          <table:table-cell table:style-name="ce9" office:value-type="string">
            <text:p>503</text:p>
          </table:table-cell>
          <table:table-cell table:style-name="ce9" office:value-type="string">
            <text:p>12</text:p>
          </table:table-cell>
          <table:table-cell table:style-name="ce9" office:value-type="string">
            <text:p>502</text:p>
          </table:table-cell>
          <table:table-cell table:style-name="ce9" office:value-type="string">
            <text:p>11</text:p>
          </table:table-cell>
          <table:table-cell table:style-name="ce9" office:value-type="string">
            <text:p>501</text:p>
          </table:table-cell>
          <table:table-cell table:style-name="ce9" office:value-type="string">
            <text:p>10</text:p>
          </table:table-cell>
          <table:table-cell table:style-name="ce39" table:number-columns-repeated="2"/>
          <table:table-cell table:style-name="ce9" office:value-type="string">
            <text:p>Internal</text:p>
          </table:table-cell>
          <table:table-cell table:style-name="ce3" office:value-type="string">
            <text:p>Health</text:p>
          </table:table-cell>
          <table:table-cell table:style-name="ce3" office:value-type="string">
            <text:p>26/STORE-26</text:p>
          </table:table-cell>
          <table:table-cell table:style-name="ce3" office:value-type="string">
            <text:p>Physical Stock Taking</text:p>
          </table:table-cell>
          <table:table-cell table:style-name="ce3" office:value-type="string">
            <text:p>2702001/Inventory</text:p>
          </table:table-cell>
          <table:table-cell table:style-name="ce3" office:value-type="string">
            <text:p>504</text:p>
          </table:table-cell>
          <table:table-cell table:style-name="ce3" office:value-type="string">
            <text:p>400</text:p>
          </table:table-cell>
          <table:table-cell table:style-name="ce3" office:value-type="string">
            <text:p>60</text:p>
          </table:table-cell>
          <table:table-cell table:style-name="ce3" office:value-type="string">
            <text:p>1</text:p>
          </table:table-cell>
          <table:table-cell table:style-name="ce3" office:value-type="string">
            <text:p>400</text:p>
          </table:table-cell>
          <table:table-cell table:style-name="ce3" office:value-type="string">
            <text:p>4</text:p>
          </table:table-cell>
          <table:table-cell table:style-name="ce3" office:value-type="string">
            <text:p>12122012</text:p>
          </table:table-cell>
          <table:table-cell table:style-name="ce3" office:value-type="string">
            <text:p>B26/2</text:p>
          </table:table-cell>
          <table:table-cell/>
          <table:table-cell office:value-type="string">
            <text:p>1</text:p>
          </table:table-cell>
          <table:table-cell table:style-name="ce40" office:value-type="string">
            <text:p>14</text:p>
          </table:table-cell>
          <table:table-cell table:style-name="ce40" table:number-columns-repeated="2"/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office:value-type="string">
            <text:p>1</text:p>
          </table:table-cell>
          <table:table-cell table:style-name="ce40" office:value-type="string">
            <text:p>14</text:p>
          </table:table-cell>
          <table:table-cell table:style-name="ce40" table:number-columns-repeated="3"/>
          <table:table-cell office:value-type="string">
            <text:p>#</text:p>
          </table:table-cell>
          <table:table-cell table:style-name="ce3" office:value-type="string">
            <text:p>Create Material indent issue for quantity issued more than the required </text:p>
          </table:table-cell>
          <table:table-cell table:number-columns-repeated="191"/>
        </table:table-row>
        <table:table-row table:style-name="ro2">
          <table:table-cell table:number-columns-repeated="7"/>
          <table:table-cell table:style-name="ce32" table:number-columns-repeated="5"/>
          <table:table-cell table:style-name="ce12"/>
          <table:table-cell office:value-type="string">
            <text:p>A-Accounts Central Cell</text:p>
          </table:table-cell>
          <table:table-cell/>
          <table:table-cell table:style-name="ce12"/>
          <table:table-cell table:style-name="ce3"/>
          <table:table-cell table:style-name="ce9" table:number-columns-repeated="3"/>
          <table:table-cell table:style-name="ce39" table:number-columns-repeated="5"/>
          <table:table-cell table:style-name="ce9"/>
          <table:table-cell table:number-columns-repeated="2"/>
          <table:table-cell table:style-name="ce9" table:number-columns-repeated="10"/>
          <table:table-cell table:number-columns-repeated="219"/>
        </table:table-row>
        <table:table-row table:style-name="ro4">
          <table:table-cell table:number-columns-repeated="7"/>
          <table:table-cell table:style-name="ce32" table:number-columns-repeated="5"/>
          <table:table-cell table:style-name="ce12"/>
          <table:table-cell office:value-type="string">
            <text:p>B-Buildings</text:p>
          </table:table-cell>
          <table:table-cell table:style-name="ce12" table:number-columns-repeated="2"/>
          <table:table-cell table:style-name="ce3"/>
          <table:table-cell table:style-name="ce9" table:number-columns-repeated="9"/>
          <table:table-cell table:number-columns-repeated="2"/>
          <table:table-cell table:style-name="ce9" table:number-columns-repeated="10"/>
          <table:table-cell table:number-columns-repeated="219"/>
        </table:table-row>
        <table:table-row table:style-name="ro3" table:number-rows-repeated="2">
          <table:table-cell table:number-columns-repeated="7"/>
          <table:table-cell table:style-name="ce32" table:number-columns-repeated="5"/>
          <table:table-cell table:style-name="ce12"/>
          <table:table-cell/>
          <table:table-cell table:style-name="ce12" table:number-columns-repeated="2"/>
          <table:table-cell table:style-name="ce3"/>
          <table:table-cell table:style-name="ce9" table:number-columns-repeated="9"/>
          <table:table-cell table:number-columns-repeated="2"/>
          <table:table-cell table:style-name="ce9" table:number-columns-repeated="10"/>
          <table:table-cell table:number-columns-repeated="219"/>
        </table:table-row>
        <table:table-row table:style-name="ro3">
          <table:table-cell/>
          <table:table-cell table:style-name="ce12"/>
          <table:table-cell/>
          <table:table-cell table:style-name="ce12"/>
          <table:table-cell table:number-columns-repeated="13"/>
          <table:table-cell table:style-name="ce9" table:number-columns-repeated="9"/>
          <table:table-cell table:number-columns-repeated="2"/>
          <table:table-cell table:style-name="ce9" table:number-columns-repeated="10"/>
          <table:table-cell table:number-columns-repeated="219"/>
        </table:table-row>
        <table:table-row table:style-name="ro3">
          <table:table-cell/>
          <table:table-cell table:style-name="ce3"/>
          <table:table-cell table:number-columns-repeated="15"/>
          <table:table-cell table:style-name="ce9" table:number-columns-repeated="9"/>
          <table:table-cell table:number-columns-repeated="2"/>
          <table:table-cell table:style-name="ce9" table:number-columns-repeated="10"/>
          <table:table-cell table:number-columns-repeated="219"/>
        </table:table-row>
        <table:table-row table:style-name="ro3">
          <table:table-cell/>
          <table:table-cell table:style-name="ce33"/>
          <table:table-cell table:number-columns-repeated="15"/>
          <table:table-cell table:style-name="ce9" table:number-columns-repeated="9"/>
          <table:table-cell table:number-columns-repeated="2"/>
          <table:table-cell table:style-name="ce9" table:number-columns-repeated="10"/>
          <table:table-cell table:number-columns-repeated="219"/>
        </table:table-row>
        <table:table-row table:style-name="ro4">
          <table:table-cell table:number-columns-repeated="2"/>
          <table:table-cell office:value-type="string" table:number-columns-spanned="3" table:number-rows-spanned="1">
            <text:p>BLACK - CREATE ITEM DATA</text:p>
          </table:table-cell>
          <table:covered-table-cell table:number-columns-repeated="2"/>
          <table:table-cell table:number-columns-repeated="12"/>
          <table:table-cell table:style-name="ce9" table:number-columns-repeated="9"/>
          <table:table-cell table:number-columns-repeated="2"/>
          <table:table-cell table:style-name="ce9" table:number-columns-repeated="10"/>
          <table:table-cell table:number-columns-repeated="219"/>
        </table:table-row>
        <table:table-row table:style-name="ro4">
          <table:table-cell table:number-columns-repeated="2"/>
          <table:table-cell table:style-name="ce12" office:value-type="string" table:number-columns-spanned="3" table:number-rows-spanned="1">
            <text:p>GREEN- CREATE MI DATA</text:p>
          </table:table-cell>
          <table:covered-table-cell table:number-columns-repeated="2"/>
          <table:table-cell table:style-name="ce12"/>
          <table:table-cell table:number-columns-repeated="11"/>
          <table:table-cell table:style-name="ce9" table:number-columns-repeated="9"/>
          <table:table-cell table:number-columns-repeated="2"/>
          <table:table-cell table:style-name="ce9" table:number-columns-repeated="10"/>
          <table:table-cell table:number-columns-repeated="219"/>
        </table:table-row>
        <table:table-row table:style-name="ro4">
          <table:table-cell table:number-columns-repeated="2"/>
          <table:table-cell table:style-name="ce3" office:value-type="string" table:number-columns-spanned="3" table:number-rows-spanned="1">
            <text:p>RED - CREATE MMRN DATA</text:p>
          </table:table-cell>
          <table:covered-table-cell table:number-columns-repeated="2"/>
          <table:table-cell table:style-name="ce3"/>
          <table:table-cell table:number-columns-repeated="11"/>
          <table:table-cell table:style-name="ce9" table:number-columns-repeated="9"/>
          <table:table-cell table:number-columns-repeated="2"/>
          <table:table-cell table:style-name="ce9" table:number-columns-repeated="10"/>
          <table:table-cell table:number-columns-repeated="219"/>
        </table:table-row>
        <table:table-row table:style-name="ro2">
          <table:table-cell table:number-columns-repeated="2"/>
          <table:table-cell table:style-name="ce33" office:value-type="string" table:number-columns-spanned="3" table:number-rows-spanned="1">
            <text:p>BLUE - CREATE MATERIAL INDENT ISSUE DATA</text:p>
          </table:table-cell>
          <table:covered-table-cell table:number-columns-repeated="2"/>
          <table:table-cell table:style-name="ce33"/>
          <table:table-cell table:number-columns-repeated="251"/>
        </table:table-row>
        <table:table-row table:style-name="ro3" table:number-rows-repeated="5">
          <table:table-cell table:number-columns-repeated="257"/>
        </table:table-row>
        <table:table-row table:style-name="ro3" table:number-rows-repeated="2">
          <table:table-cell table:number-columns-repeated="7"/>
          <table:table-cell table:style-name="ce32" table:number-columns-repeated="5"/>
          <table:table-cell table:style-name="ce12"/>
          <table:table-cell/>
          <table:table-cell table:style-name="ce12" table:number-columns-repeated="2"/>
          <table:table-cell table:style-name="ce3"/>
          <table:table-cell table:number-columns-repeated="2"/>
          <table:table-cell table:style-name="ce3" table:number-columns-repeated="4"/>
          <table:table-cell table:style-name="ce40"/>
          <table:table-cell table:number-columns-repeated="233"/>
        </table:table-row>
        <table:table-row table:style-name="ro3">
          <table:table-cell table:number-columns-repeated="7"/>
          <table:table-cell table:style-name="ce1"/>
          <table:table-cell/>
          <table:table-cell table:style-name="ce1" table:number-columns-repeated="3"/>
          <table:table-cell table:number-columns-repeated="2"/>
          <table:table-cell table:style-name="ce3" table:number-columns-repeated="3"/>
          <table:table-cell table:number-columns-repeated="240"/>
        </table:table-row>
        <table:table-row table:style-name="ro3" table:number-rows-repeated="65511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create_mtn" table:style-name="ta2" table:print="false">
        <table:table-column table:style-name="co27" table:number-columns-repeated="3" table:default-cell-style-name="ce1"/>
        <table:table-column table:style-name="co205" table:default-cell-style-name="ce1"/>
        <table:table-column table:style-name="co27" table:number-columns-repeated="10" table:default-cell-style-name="ce1"/>
        <table:table-column table:style-name="co22" table:number-columns-repeated="2" table:default-cell-style-name="ce1"/>
        <table:table-column table:style-name="co27" table:number-columns-repeated="5" table:default-cell-style-name="ce1"/>
        <table:table-column table:style-name="co193" table:default-cell-style-name="ce1"/>
        <table:table-column table:style-name="co27" table:default-cell-style-name="ce1"/>
        <table:table-column table:style-name="co27" table:number-columns-repeated="5" table:default-cell-style-name="ce37"/>
        <table:table-column table:style-name="co27" table:default-cell-style-name="ce1"/>
        <table:table-column table:style-name="co206" table:default-cell-style-name="ce1"/>
        <table:table-column table:style-name="co27" table:number-columns-repeated="2" table:default-cell-style-name="ce1"/>
        <table:table-column table:style-name="co207" table:default-cell-style-name="ce1"/>
        <table:table-column table:style-name="co27" table:number-columns-repeated="7" table:default-cell-style-name="ce1"/>
        <table:table-column table:style-name="co116" table:default-cell-style-name="ce1"/>
        <table:table-column table:style-name="co116" table:default-cell-style-name="ce7"/>
        <table:table-column table:style-name="co27" table:number-columns-repeated="15" table:default-cell-style-name="ce7"/>
        <table:table-column table:style-name="co27" table:number-columns-repeated="12" table:default-cell-style-name="ce1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208" table:default-cell-style-name="ce1"/>
        <table:table-column table:style-name="co179" table:default-cell-style-name="ce1"/>
        <table:table-column table:style-name="co27" table:number-columns-repeated="181" table:default-cell-style-name="ce1"/>
        <table:table-row table:style-name="ro1">
          <table:table-cell office:value-type="string">
            <text:p>tc</text:p>
          </table:table-cell>
          <table:table-cell table:style-name="ce51" office:value-type="string">
            <text:p>ITEM_NO</text:p>
          </table:table-cell>
          <table:table-cell table:style-name="ce51" office:value-type="string">
            <text:p>ITEM_TYPE</text:p>
          </table:table-cell>
          <table:table-cell table:style-name="ce51" office:value-type="string">
            <text:p>ITEM_DESCRIPTION</text:p>
          </table:table-cell>
          <table:table-cell table:style-name="ce51" office:value-type="string">
            <text:p>BASE_UOM</text:p>
          </table:table-cell>
          <table:table-cell table:style-name="ce51" office:value-type="string">
            <text:p>ITEM_STATUS</text:p>
          </table:table-cell>
          <table:table-cell table:style-name="ce51" office:value-type="string">
            <text:p>CREATE_ITEM_INDENT_REQUIRED_CHECK_BOX</text:p>
          </table:table-cell>
          <table:table-cell table:style-name="ce51" office:value-type="string">
            <text:p>SCRAP_ITEM</text:p>
          </table:table-cell>
          <table:table-cell table:style-name="ce51" office:value-type="string">
            <text:p>ITEM_PURCHASED</text:p>
          </table:table-cell>
          <table:table-cell table:style-name="ce51" office:value-type="string">
            <text:p>CONTRACT_REQD</text:p>
          </table:table-cell>
          <table:table-cell table:style-name="ce51" office:value-type="string">
            <text:p>LOT_CONTROL</text:p>
          </table:table-cell>
          <table:table-cell table:style-name="ce51" office:value-type="string">
            <text:p>SHELF_LIFE_CONTROL</text:p>
          </table:table-cell>
          <table:table-cell table:style-name="ce51" office:value-type="string">
            <text:p>BIN_LEVEL_STORAGE</text:p>
          </table:table-cell>
          <table:table-cell table:style-name="ce51" office:value-type="string">
            <text:p>CREATE_ITEM_DEPARTMENT_FROM_FLD</text:p>
          </table:table-cell>
          <table:table-cell table:style-name="ce51" office:value-type="string">
            <text:p>VIEW_ITEM_NUMBER1</text:p>
          </table:table-cell>
          <table:table-cell table:style-name="ce51" office:value-type="string">
            <text:p>CREATE_SUCCESS_DATA1</text:p>
          </table:table-cell>
          <table:table-cell table:style-name="ce58" office:value-type="string">
            <text:p>CREATE_MI_TYPE_FLD1</text:p>
          </table:table-cell>
          <table:table-cell table:style-name="ce58" office:value-type="string">
            <text:p>CREATE_MI_DEPARTMENT_FLD1</text:p>
          </table:table-cell>
          <table:table-cell table:style-name="ce58" office:value-type="string">
            <text:p>CREATE_MI_INDENTING_STORE_FLD1</text:p>
          </table:table-cell>
          <table:table-cell table:style-name="ce58" office:value-type="string">
            <text:p>CREATE_MI_INDENT_PURPOSE_FLD1</text:p>
          </table:table-cell>
          <table:table-cell table:style-name="ce58" office:value-type="string">
            <text:p>CREATE_MI_ISSUING_STORE_FLD1</text:p>
          </table:table-cell>
          <table:table-cell table:style-name="ce58" office:value-type="string">
            <text:p>CREATE_MI_ACCOUNT_CODE_FLD1</text:p>
          </table:table-cell>
          <table:table-cell table:style-name="ce58" office:value-type="string">
            <text:p>FOR_LOOP_MATERIAL_INDENT</text:p>
          </table:table-cell>
          <table:table-cell table:style-name="ce58" office:value-type="string">
            <text:p>CREATE_MI_ITEM_FLD1</text:p>
          </table:table-cell>
          <table:table-cell table:style-name="ce58" office:value-type="string">
            <text:p>CREATE_MI_QUANTITY_REQUIRED_FLD1</text:p>
          </table:table-cell>
          <table:table-cell table:style-name="ce58" office:value-type="string">
            <text:p>CREATE_MI_ITEM_FLD2</text:p>
          </table:table-cell>
          <table:table-cell table:style-name="ce58" office:value-type="string">
            <text:p>CREATE_MI_QUANTITY_REQUIRED_FLD2</text:p>
          </table:table-cell>
          <table:table-cell table:style-name="ce58" office:value-type="string">
            <text:p>CREATE_MI_ITEM_FLD3</text:p>
          </table:table-cell>
          <table:table-cell table:style-name="ce58" office:value-type="string">
            <text:p>CREATE_MI_QUANTITY_REQUIRED_FLD3</text:p>
          </table:table-cell>
          <table:table-cell table:style-name="ce67" office:value-type="string">
            <text:p>CREATE_MMRN_DEPARTMENT_FLD1</text:p>
          </table:table-cell>
          <table:table-cell table:style-name="ce67" office:value-type="string">
            <text:p>CREATE_MMRN_STORE_FLD1</text:p>
          </table:table-cell>
          <table:table-cell table:style-name="ce67" office:value-type="string">
            <text:p>CREATE_MMRN_RECEIPT_TYPE_FLD1</text:p>
          </table:table-cell>
          <table:table-cell table:style-name="ce67" office:value-type="string">
            <text:p>CREATE_MMRN_ACCOUNT_CODE_FLD1</text:p>
          </table:table-cell>
          <table:table-cell table:style-name="ce67" office:value-type="string">
            <text:p>CREATE_MMRN_ITEM_NO_FLD1</text:p>
          </table:table-cell>
          <table:table-cell table:style-name="ce67" office:value-type="string">
            <text:p>CREATE_MMRN_QUANTITY_FLD1</text:p>
          </table:table-cell>
          <table:table-cell table:style-name="ce67" office:value-type="string">
            <text:p>CREATE_MMRN_RATE_PER_UNIT_FLD1</text:p>
          </table:table-cell>
          <table:table-cell table:style-name="ce67" office:value-type="string">
            <text:p>BREAK_UP_DETAILS1</text:p>
          </table:table-cell>
          <table:table-cell table:style-name="ce67" office:value-type="string">
            <text:p>CREATE_MMRN_BREAKUP_QUANTITY_FLD1</text:p>
          </table:table-cell>
          <table:table-cell table:style-name="ce67" office:value-type="string">
            <text:p>CREATE_MMRN_LOT_NO_FLD1</text:p>
          </table:table-cell>
          <table:table-cell table:style-name="ce67" office:value-type="string">
            <text:p>CREATE_MMRN_EXPIRY_DATE_FLD1</text:p>
          </table:table-cell>
          <table:table-cell table:style-name="ce67" office:value-type="string">
            <text:p>CREATE_MMRN_BIN_NO_FLD1</text:p>
          </table:table-cell>
          <table:table-cell table:style-name="ce66" office:value-type="string">
            <text:p>CREATE_MII_DATE_FLD</text:p>
          </table:table-cell>
          <table:table-cell table:style-name="ce66" office:value-type="string">
            <text:p>MATERIAL_INDENT_ISSUE_LOOP</text:p>
          </table:table-cell>
          <table:table-cell table:style-name="ce66" office:value-type="string">
            <text:p>CREATE_MII_ISSUED_QUANTITY_FLD1</text:p>
          </table:table-cell>
          <table:table-cell table:style-name="ce66" office:value-type="string">
            <text:p>CREATE_MII_ISSUED_QUANTITY_FLD2</text:p>
          </table:table-cell>
          <table:table-cell table:style-name="ce66" office:value-type="string">
            <text:p>CREATE_MII_ISSUED_QUANTITY_FLD3</text:p>
          </table:table-cell>
          <table:table-cell table:style-name="ce70" office:value-type="string">
            <text:p>CREATE_GMI_DEPT_FLD1</text:p>
          </table:table-cell>
          <table:table-cell table:style-name="ce70" office:value-type="string">
            <text:p>CREATE_GMI_ISSUING_STORE_FLD1</text:p>
          </table:table-cell>
          <table:table-cell table:style-name="ce70" office:value-type="string">
            <text:p>CREATE_GMI_PURPOSE_FLD1</text:p>
          </table:table-cell>
          <table:table-cell table:style-name="ce70" office:value-type="string">
            <text:p>CREATE_GMI_ACCOUNTCODE_FLD1</text:p>
          </table:table-cell>
          <table:table-cell table:style-name="ce70" office:value-type="string">
            <text:p>CREATE_GMI_PROJECT_CODE_FLD</text:p>
          </table:table-cell>
          <table:table-cell table:style-name="ce70" office:value-type="string">
            <text:p>CREATE_GMI_ASSET_CODE_FLD</text:p>
          </table:table-cell>
          <table:table-cell table:style-name="ce70" office:value-type="string">
            <text:p>CREATE_GMI_INDENTING_STORE1</text:p>
          </table:table-cell>
          <table:table-cell table:style-name="ce70" office:value-type="string">
            <text:p>CREATE_GMI_ITEM_FLD1</text:p>
          </table:table-cell>
          <table:table-cell table:style-name="ce70" office:value-type="string">
            <text:p>CREATE_GMI_QUANTIY_FLD1</text:p>
          </table:table-cell>
          <table:table-cell table:style-name="ce70" office:value-type="string">
            <text:p>CREATE_GMI_SALE_PRICE_FLD</text:p>
          </table:table-cell>
          <table:table-cell table:style-name="ce68"/>
          <table:table-cell table:style-name="ce69" office:value-type="string">
            <text:p>STORES_CREATE_MTN_FOR_LOOP</text:p>
          </table:table-cell>
          <table:table-cell table:style-name="ce69" office:value-type="string">
            <text:p>STORES_CREATE_MTN_RECEIVED_QTY_FLD1</text:p>
          </table:table-cell>
          <table:table-cell table:style-name="ce69" office:value-type="string">
            <text:p>STORES_CREATE_MTN_ACCEPTED_QTY_FLD1</text:p>
          </table:table-cell>
          <table:table-cell table:style-name="ce69" office:value-type="string">
            <text:p>STORES_CREATE_MTN_OTHER_CHARGES_FLD1</text:p>
          </table:table-cell>
          <table:table-cell table:style-name="ce69" office:value-type="string">
            <text:p>STORES_CREATE_MTN_RECEIVED_QTY_FLD2</text:p>
          </table:table-cell>
          <table:table-cell table:style-name="ce69" office:value-type="string">
            <text:p>STORES_CREATE_MTN_ACCEPTED_QTY_FLD2</text:p>
          </table:table-cell>
          <table:table-cell table:style-name="ce69" office:value-type="string">
            <text:p>STORES_CREATE_MTN_OTHER_CHARGES_FLD2</text:p>
          </table:table-cell>
          <table:table-cell table:style-name="ce69" office:value-type="string">
            <text:p>STORES_CREATE_MTN_BREAK_UP_DETAILS_LINK</text:p>
          </table:table-cell>
          <table:table-cell table:style-name="ce69" office:value-type="string">
            <text:p>STORES_CREATE_MTN_BREAKUP_QTY_FLD</text:p>
          </table:table-cell>
          <table:table-cell table:style-name="ce69" office:value-type="string">
            <text:p>STORES_CREATE_MTN_BREAKUP_LOT_FLD</text:p>
          </table:table-cell>
          <table:table-cell table:style-name="ce69" office:value-type="string">
            <text:p>STORES_CREATE_MTN_BREAKUP_EXP_DATE_FLD</text:p>
          </table:table-cell>
          <table:table-cell table:style-name="ce69" office:value-type="string">
            <text:p>STORES_CREATE_MTN_BIN_NO_FLD</text:p>
          </table:table-cell>
          <table:table-cell table:style-name="ce3" office:value-type="string">
            <text:p>CREATE_MI_DESIGNATION_FLD</text:p>
          </table:table-cell>
          <table:table-cell table:style-name="ce3" office:value-type="string">
            <text:p>CREATE_MI_APPROVER_FLD</text:p>
          </table:table-cell>
          <table:table-cell table:style-name="ce3" office:value-type="string">
            <text:p>STORES_APPROVE_MI_APPROVER_FLD</text:p>
          </table:table-cell>
          <table:table-cell table:style-name="ce3" office:value-type="string">
            <text:p>STORES_APPROVE_MI_DESIGNATION_FLD</text:p>
          </table:table-cell>
          <table:table-cell office:value-type="string">
            <text:p>#</text:p>
          </table:table-cell>
          <table:table-cell table:number-columns-repeated="182"/>
        </table:table-row>
        <table:table-row table:style-name="ro2">
          <table:table-cell office:value-type="string">
            <text:p>attributes</text:p>
          </table:table-cell>
          <table:table-cell table:style-name="ce51" office:value-type="string">
            <text:p>itemNo</text:p>
          </table:table-cell>
          <table:table-cell table:style-name="ce51" office:value-type="string">
            <text:p>type</text:p>
          </table:table-cell>
          <table:table-cell table:style-name="ce51" office:value-type="string">
            <text:p>description</text:p>
          </table:table-cell>
          <table:table-cell table:style-name="ce51" office:value-type="string">
            <text:p>uom</text:p>
          </table:table-cell>
          <table:table-cell table:style-name="ce51" office:value-type="string">
            <text:p>itemStatusId</text:p>
          </table:table-cell>
          <table:table-cell table:style-name="ce51" office:value-type="string">
            <text:p>isIndentRequired</text:p>
          </table:table-cell>
          <table:table-cell table:style-name="ce51" office:value-type="string">
            <text:p>isscrap</text:p>
          </table:table-cell>
          <table:table-cell table:style-name="ce51" office:value-type="string">
            <text:p>canPurchase</text:p>
          </table:table-cell>
          <table:table-cell table:style-name="ce51" office:value-type="string">
            <text:p>contractReqt</text:p>
          </table:table-cell>
          <table:table-cell table:style-name="ce51" office:value-type="string">
            <text:p>isLotControlled</text:p>
          </table:table-cell>
          <table:table-cell table:style-name="ce51" office:value-type="string">
            <text:p>isShelfLifeControlled</text:p>
          </table:table-cell>
          <table:table-cell table:style-name="ce51" office:value-type="string">
            <text:p>binLevelStorage</text:p>
          </table:table-cell>
          <table:table-cell table:style-name="ce51" office:value-type="string">
            <text:p>tempDeptId</text:p>
          </table:table-cell>
          <table:table-cell table:style-name="ce51" office:value-type="string">
            <text:p>itemNo</text:p>
          </table:table-cell>
          <table:table-cell table:style-name="ce51" office:value-type="string">
            <text:p>x</text:p>
          </table:table-cell>
          <table:table-cell table:style-name="ce58" office:value-type="string">
            <text:p>reqtype</text:p>
          </table:table-cell>
          <table:table-cell table:style-name="ce58" office:value-type="string">
            <text:p>departmentId</text:p>
          </table:table-cell>
          <table:table-cell table:style-name="ce58" office:value-type="string">
            <text:p>indentingStore</text:p>
          </table:table-cell>
          <table:table-cell table:style-name="ce58" office:value-type="string">
            <text:p>purpose</text:p>
          </table:table-cell>
          <table:table-cell table:style-name="ce58" office:value-type="string">
            <text:p>issuingStore</text:p>
          </table:table-cell>
          <table:table-cell table:style-name="ce58" office:value-type="string">
            <text:p>coaCode</text:p>
          </table:table-cell>
          <table:table-cell table:style-name="ce58" office:value-type="string">
            <text:p>loop</text:p>
          </table:table-cell>
          <table:table-cell table:style-name="ce58" office:value-type="string">
            <text:p>itemNo</text:p>
          </table:table-cell>
          <table:table-cell table:style-name="ce58" office:value-type="string">
            <text:p>quantity</text:p>
          </table:table-cell>
          <table:table-cell table:style-name="ce58" office:value-type="string">
            <text:p>itemNo</text:p>
          </table:table-cell>
          <table:table-cell table:style-name="ce58" office:value-type="string">
            <text:p>quantity</text:p>
          </table:table-cell>
          <table:table-cell table:style-name="ce58" office:value-type="string">
            <text:p>itemNo</text:p>
          </table:table-cell>
          <table:table-cell table:style-name="ce58" office:value-type="string">
            <text:p>quantity</text:p>
          </table:table-cell>
          <table:table-cell table:style-name="ce67" office:value-type="string">
            <text:p>departmentId</text:p>
          </table:table-cell>
          <table:table-cell table:style-name="ce67" office:value-type="string">
            <text:p>storeId</text:p>
          </table:table-cell>
          <table:table-cell table:style-name="ce67" office:value-type="string">
            <text:p>purpose</text:p>
          </table:table-cell>
          <table:table-cell table:style-name="ce67" office:value-type="string">
            <text:p>accCode</text:p>
          </table:table-cell>
          <table:table-cell table:style-name="ce67" office:value-type="string">
            <text:p>itemNo</text:p>
          </table:table-cell>
          <table:table-cell table:style-name="ce67" office:value-type="string">
            <text:p>receivedQty</text:p>
          </table:table-cell>
          <table:table-cell table:style-name="ce67" office:value-type="string">
            <text:p>unitPrice</text:p>
          </table:table-cell>
          <table:table-cell table:style-name="ce67" office:value-type="string">
            <text:p>toaddbreakdetials</text:p>
          </table:table-cell>
          <table:table-cell table:style-name="ce67" office:value-type="string">
            <text:p>brkqty</text:p>
          </table:table-cell>
          <table:table-cell table:style-name="ce67" office:value-type="string">
            <text:p>lotNum</text:p>
          </table:table-cell>
          <table:table-cell table:style-name="ce67" office:value-type="string">
            <text:p>exdate</text:p>
          </table:table-cell>
          <table:table-cell table:style-name="ce67" office:value-type="string">
            <text:p>bin</text:p>
          </table:table-cell>
          <table:table-cell table:style-name="ce66" office:value-type="string">
            <text:p>issueDate</text:p>
          </table:table-cell>
          <table:table-cell table:style-name="ce66" office:value-type="string">
            <text:p>loop</text:p>
          </table:table-cell>
          <table:table-cell table:number-columns-repeated="3" table:style-name="ce66" office:value-type="string">
            <text:p>issuedQty</text:p>
          </table:table-cell>
          <table:table-cell table:style-name="ce70" office:value-type="string">
            <text:p>department</text:p>
          </table:table-cell>
          <table:table-cell table:style-name="ce68" office:value-type="string">
            <text:p>issuingStore</text:p>
          </table:table-cell>
          <table:table-cell table:style-name="ce70" office:value-type="string">
            <text:p>purpose</text:p>
          </table:table-cell>
          <table:table-cell table:style-name="ce68" office:value-type="string">
            <text:p>accountCode</text:p>
          </table:table-cell>
          <table:table-cell table:style-name="ce72" office:value-type="string">
            <text:p>projectCode</text:p>
          </table:table-cell>
          <table:table-cell table:style-name="ce72" office:value-type="string">
            <text:p>assetName</text:p>
          </table:table-cell>
          <table:table-cell table:style-name="ce68" office:value-type="string">
            <text:p>indentingStore</text:p>
          </table:table-cell>
          <table:table-cell table:style-name="ce68" office:value-type="string">
            <text:p>itemNo</text:p>
          </table:table-cell>
          <table:table-cell table:style-name="ce68" office:value-type="string">
            <text:p>issuedQty</text:p>
          </table:table-cell>
          <table:table-cell table:style-name="ce68" office:value-type="string">
            <text:p>salePrice</text:p>
          </table:table-cell>
          <table:table-cell table:style-name="ce68"/>
          <table:table-cell table:style-name="ce69" office:value-type="string">
            <text:p>mtnforloop</text:p>
          </table:table-cell>
          <table:table-cell table:style-name="ce69" office:value-type="string">
            <text:p>receivedQty</text:p>
          </table:table-cell>
          <table:table-cell table:style-name="ce69" office:value-type="string">
            <text:p>acceptedQty</text:p>
          </table:table-cell>
          <table:table-cell table:style-name="ce69" office:value-type="string">
            <text:p>otherCharges</text:p>
          </table:table-cell>
          <table:table-cell table:style-name="ce69" office:value-type="string">
            <text:p>receivedQty</text:p>
          </table:table-cell>
          <table:table-cell table:style-name="ce69" office:value-type="string">
            <text:p>acceptedQty</text:p>
          </table:table-cell>
          <table:table-cell table:style-name="ce69" office:value-type="string">
            <text:p>otherCharges</text:p>
          </table:table-cell>
          <table:table-cell table:style-name="ce69" office:value-type="string">
            <text:p>tomtnaddbreakdetials</text:p>
          </table:table-cell>
          <table:table-cell table:style-name="ce69" office:value-type="string">
            <text:p>brkqty</text:p>
          </table:table-cell>
          <table:table-cell table:style-name="ce69" office:value-type="string">
            <text:p>lotNum</text:p>
          </table:table-cell>
          <table:table-cell table:style-name="ce69" office:value-type="string">
            <text:p>exdate</text:p>
          </table:table-cell>
          <table:table-cell table:style-name="ce69" office:value-type="string">
            <text:p>bin</text:p>
          </table:table-cell>
          <table:table-cell table:style-name="ce3" office:value-type="string">
            <text:p>approverDesignation</text:p>
          </table:table-cell>
          <table:table-cell table:style-name="ce3" office:value-type="string">
            <text:p>approver</text:p>
          </table:table-cell>
          <table:table-cell table:style-name="ce10" office:value-type="string">
            <text:p>approver</text:p>
          </table:table-cell>
          <table:table-cell table:style-name="ce3" office:value-type="string">
            <text:p>approverDesignation</text:p>
          </table:table-cell>
          <table:table-cell office:value-type="string">
            <text:p>#</text:p>
          </table:table-cell>
          <table:table-cell table:number-columns-repeated="182"/>
        </table:table-row>
        <table:table-row table:style-name="ro2">
          <table:table-cell office:value-type="string">
            <text:p>0010</text:p>
          </table:table-cell>
          <table:table-cell table:style-name="ce51" office:value-type="string">
            <text:p>900</text:p>
          </table:table-cell>
          <table:table-cell table:style-name="ce51" office:value-type="string">
            <text:p>MECHANICAL SUPPLIES</text:p>
          </table:table-cell>
          <table:table-cell table:style-name="ce51" office:value-type="string">
            <text:p>steel rod 10mm</text:p>
          </table:table-cell>
          <table:table-cell table:style-name="ce51" office:value-type="string">
            <text:p>NUMSS</text:p>
          </table:table-cell>
          <table:table-cell table:style-name="ce51" office:value-type="string">
            <text:p>Active</text:p>
          </table:table-cell>
          <table:table-cell table:style-name="ce51" table:number-columns-repeated="2"/>
          <table:table-cell table:style-name="ce51" office:value-type="string">
            <text:p>y</text:p>
          </table:table-cell>
          <table:table-cell table:style-name="ce51" office:value-type="string">
            <text:p>Open PO</text:p>
          </table:table-cell>
          <table:table-cell table:number-columns-repeated="3" table:style-name="ce51" office:value-type="string">
            <text:p>y</text:p>
          </table:table-cell>
          <table:table-cell table:style-name="ce51" office:value-type="string">
            <text:p>A-Accounts Central Cell</text:p>
          </table:table-cell>
          <table:table-cell table:style-name="ce51" office:value-type="string">
            <text:p>900</text:p>
          </table:table-cell>
          <table:table-cell table:style-name="ce51" office:value-type="string">
            <text:p>1</text:p>
          </table:table-cell>
          <table:table-cell table:style-name="ce58" table:number-columns-repeated="2"/>
          <table:table-cell table:style-name="ce58" office:value-type="string">
            <text:p>25/STORE-25</text:p>
          </table:table-cell>
          <table:table-cell table:style-name="ce58"/>
          <table:table-cell table:style-name="ce58" office:value-type="string">
            <text:p>27/STORE-27</text:p>
          </table:table-cell>
          <table:table-cell table:style-name="ce58" office:value-type="string">
            <text:p>4702001/Inter Unit Transfer</text:p>
          </table:table-cell>
          <table:table-cell table:style-name="ce58" office:value-type="string">
            <text:p>1</text:p>
          </table:table-cell>
          <table:table-cell table:style-name="ce58" office:value-type="string">
            <text:p>900</text:p>
          </table:table-cell>
          <table:table-cell table:style-name="ce58" office:value-type="string">
            <text:p>25</text:p>
          </table:table-cell>
          <table:table-cell table:style-name="ce58" office:value-type="string">
            <text:p>900</text:p>
          </table:table-cell>
          <table:table-cell table:style-name="ce58" office:value-type="string">
            <text:p>50</text:p>
          </table:table-cell>
          <table:table-cell table:style-name="ce58" table:number-columns-repeated="2"/>
          <table:table-cell table:style-name="ce67" office:value-type="string">
            <text:p>Mechanical</text:p>
          </table:table-cell>
          <table:table-cell table:style-name="ce67" office:value-type="string">
            <text:p>25/STORE-25</text:p>
          </table:table-cell>
          <table:table-cell table:style-name="ce67" office:value-type="string">
            <text:p>Stores Return Note</text:p>
          </table:table-cell>
          <table:table-cell table:style-name="ce67" office:value-type="string">
            <text:p>1100106/Service Charges in lieu of Property Tax </text:p>
          </table:table-cell>
          <table:table-cell table:style-name="ce67" office:value-type="string">
            <text:p>900</text:p>
          </table:table-cell>
          <table:table-cell table:style-name="ce67" office:value-type="string">
            <text:p>5000</text:p>
          </table:table-cell>
          <table:table-cell table:style-name="ce67" office:value-type="string">
            <text:p>20</text:p>
          </table:table-cell>
          <table:table-cell table:style-name="ce67" office:value-type="string">
            <text:p>1</text:p>
          </table:table-cell>
          <table:table-cell table:style-name="ce67" office:value-type="string">
            <text:p>5000</text:p>
          </table:table-cell>
          <table:table-cell table:style-name="ce67" office:value-type="string">
            <text:p>1</text:p>
          </table:table-cell>
          <table:table-cell table:style-name="ce67" office:value-type="string">
            <text:p>21122121</text:p>
          </table:table-cell>
          <table:table-cell table:style-name="ce67" office:value-type="string">
            <text:p>B25/1</text:p>
          </table:table-cell>
          <table:table-cell table:style-name="ce66" table:number-columns-repeated="5"/>
          <table:table-cell table:style-name="ce70"/>
          <table:table-cell table:style-name="ce70" office:value-type="string">
            <text:p>25/STORE-25</text:p>
          </table:table-cell>
          <table:table-cell table:style-name="ce70"/>
          <table:table-cell table:style-name="ce68" table:number-columns-repeated="3"/>
          <table:table-cell table:style-name="ce68" office:value-type="string">
            <text:p>27/STORE-27</text:p>
          </table:table-cell>
          <table:table-cell table:style-name="ce68" office:value-type="string">
            <text:p>900</text:p>
          </table:table-cell>
          <table:table-cell table:style-name="ce68" office:value-type="string">
            <text:p>100</text:p>
          </table:table-cell>
          <table:table-cell table:style-name="ce68" table:number-columns-repeated="2"/>
          <table:table-cell table:style-name="ce69" office:value-type="string">
            <text:p>1</text:p>
          </table:table-cell>
          <table:table-cell table:number-columns-repeated="2" table:style-name="ce69" office:value-type="string">
            <text:p>100</text:p>
          </table:table-cell>
          <table:table-cell table:style-name="ce69" office:value-type="string">
            <text:p>500</text:p>
          </table:table-cell>
          <table:table-cell table:style-name="ce69" table:number-columns-repeated="3"/>
          <table:table-cell table:style-name="ce69" office:value-type="string">
            <text:p>1</text:p>
          </table:table-cell>
          <table:table-cell table:style-name="ce69" office:value-type="string">
            <text:p>100</text:p>
          </table:table-cell>
          <table:table-cell table:style-name="ce69" office:value-type="string">
            <text:p>10</text:p>
          </table:table-cell>
          <table:table-cell table:style-name="ce69" office:value-type="string">
            <text:p>21102010</text:p>
          </table:table-cell>
          <table:table-cell table:style-name="ce69" office:value-type="string">
            <text:p>B27/1</text:p>
          </table:table-cell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office:value-type="string">
            <text:p>#</text:p>
          </table:table-cell>
          <table:table-cell office:value-type="string">
            <text:p>MTN General Issue</text:p>
          </table:table-cell>
          <table:table-cell table:number-columns-repeated="181"/>
        </table:table-row>
        <table:table-row table:style-name="ro15">
          <table:table-cell office:value-type="string">
            <text:p>0020</text:p>
          </table:table-cell>
          <table:table-cell table:style-name="ce51" office:value-type="string">
            <text:p>901</text:p>
          </table:table-cell>
          <table:table-cell table:style-name="ce51" office:value-type="string">
            <text:p>MECHANICAL SUPPLIES</text:p>
          </table:table-cell>
          <table:table-cell table:style-name="ce51" office:value-type="string">
            <text:p>crankshaft</text:p>
          </table:table-cell>
          <table:table-cell table:style-name="ce51" office:value-type="string">
            <text:p>NUMSS</text:p>
          </table:table-cell>
          <table:table-cell table:style-name="ce51" office:value-type="string">
            <text:p>Active</text:p>
          </table:table-cell>
          <table:table-cell table:style-name="ce51" office:value-type="string">
            <text:p>1</text:p>
          </table:table-cell>
          <table:table-cell table:style-name="ce51"/>
          <table:table-cell table:style-name="ce51" office:value-type="string">
            <text:p>y</text:p>
          </table:table-cell>
          <table:table-cell table:style-name="ce51" office:value-type="string">
            <text:p>Tendered</text:p>
          </table:table-cell>
          <table:table-cell table:number-columns-repeated="3" table:style-name="ce51" office:value-type="string">
            <text:p>y</text:p>
          </table:table-cell>
          <table:table-cell table:style-name="ce51" office:value-type="string">
            <text:p>H-Health</text:p>
          </table:table-cell>
          <table:table-cell table:style-name="ce51" office:value-type="string">
            <text:p>901</text:p>
          </table:table-cell>
          <table:table-cell table:style-name="ce51" office:value-type="string">
            <text:p>1</text:p>
          </table:table-cell>
          <table:table-cell table:style-name="ce58" table:number-columns-repeated="2"/>
          <table:table-cell table:style-name="ce58" office:value-type="string">
            <text:p>25/STORE-25</text:p>
          </table:table-cell>
          <table:table-cell table:style-name="ce58"/>
          <table:table-cell table:style-name="ce58" office:value-type="string">
            <text:p>27/STORE-27</text:p>
          </table:table-cell>
          <table:table-cell table:style-name="ce58" office:value-type="string">
            <text:p>4702001/Inter Unit Transfer</text:p>
          </table:table-cell>
          <table:table-cell table:style-name="ce58" office:value-type="string">
            <text:p>1</text:p>
          </table:table-cell>
          <table:table-cell table:style-name="ce58" office:value-type="string">
            <text:p>901</text:p>
          </table:table-cell>
          <table:table-cell table:style-name="ce58" office:value-type="string">
            <text:p>25</text:p>
          </table:table-cell>
          <table:table-cell table:style-name="ce58" office:value-type="string">
            <text:p>901</text:p>
          </table:table-cell>
          <table:table-cell table:style-name="ce58" office:value-type="string">
            <text:p>50</text:p>
          </table:table-cell>
          <table:table-cell table:style-name="ce58" table:number-columns-repeated="2"/>
          <table:table-cell table:style-name="ce67" office:value-type="string">
            <text:p>Mechanical</text:p>
          </table:table-cell>
          <table:table-cell table:style-name="ce67" office:value-type="string">
            <text:p>27/STORE-27</text:p>
          </table:table-cell>
          <table:table-cell table:style-name="ce67" office:value-type="string">
            <text:p>Physical Stock Taking</text:p>
          </table:table-cell>
          <table:table-cell table:style-name="ce67" office:value-type="string">
            <text:p>2702001/Inventory</text:p>
          </table:table-cell>
          <table:table-cell table:style-name="ce67" office:value-type="string">
            <text:p>901</text:p>
          </table:table-cell>
          <table:table-cell table:style-name="ce67" office:value-type="string">
            <text:p>100</text:p>
          </table:table-cell>
          <table:table-cell table:style-name="ce67" office:value-type="string">
            <text:p>10</text:p>
          </table:table-cell>
          <table:table-cell table:style-name="ce67" office:value-type="string">
            <text:p>1</text:p>
          </table:table-cell>
          <table:table-cell table:style-name="ce67" office:value-type="string">
            <text:p>100</text:p>
          </table:table-cell>
          <table:table-cell table:style-name="ce67" office:value-type="string">
            <text:p>1</text:p>
          </table:table-cell>
          <table:table-cell table:style-name="ce67" office:value-type="string">
            <text:p>12122008</text:p>
          </table:table-cell>
          <table:table-cell table:style-name="ce67" office:value-type="string">
            <text:p>B27/1</text:p>
          </table:table-cell>
          <table:table-cell table:style-name="ce66"/>
          <table:table-cell table:style-name="ce66" office:value-type="string">
            <text:p>1</text:p>
          </table:table-cell>
          <table:table-cell table:style-name="ce66" office:value-type="string">
            <text:p>20</text:p>
          </table:table-cell>
          <table:table-cell table:style-name="ce66" office:value-type="string">
            <text:p>25</text:p>
          </table:table-cell>
          <table:table-cell table:style-name="ce66"/>
          <table:table-cell table:style-name="ce70" table:number-columns-repeated="3"/>
          <table:table-cell table:style-name="ce68" table:number-columns-repeated="8"/>
          <table:table-cell table:style-name="ce69" office:value-type="string">
            <text:p>1</text:p>
          </table:table-cell>
          <table:table-cell table:number-columns-repeated="2" table:style-name="ce69" office:value-type="string">
            <text:p>20</text:p>
          </table:table-cell>
          <table:table-cell table:style-name="ce69" office:value-type="string">
            <text:p>100</text:p>
          </table:table-cell>
          <table:table-cell table:number-columns-repeated="2" table:style-name="ce69" office:value-type="string">
            <text:p>10</text:p>
          </table:table-cell>
          <table:table-cell table:style-name="ce69" office:value-type="string">
            <text:p>100</text:p>
          </table:table-cell>
          <table:table-cell table:style-name="ce69" office:value-type="string">
            <text:p>1</text:p>
          </table:table-cell>
          <table:table-cell table:style-name="ce69" office:value-type="string">
            <text:p>10</text:p>
          </table:table-cell>
          <table:table-cell table:style-name="ce69" office:value-type="string">
            <text:p>5</text:p>
          </table:table-cell>
          <table:table-cell table:style-name="ce69" office:value-type="string">
            <text:p>05052010</text:p>
          </table:table-cell>
          <table:table-cell table:style-name="ce69" office:value-type="string">
            <text:p>B25/1</text:p>
          </table:table-cell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office:value-type="string">
            <text:p>#</text:p>
          </table:table-cell>
          <table:table-cell office:value-type="string">
            <text:p>MTN Indent issue</text:p>
          </table:table-cell>
          <table:table-cell table:number-columns-repeated="181"/>
        </table:table-row>
        <table:table-row table:style-name="ro2">
          <table:table-cell office:value-type="string">
            <text:p>0030</text:p>
          </table:table-cell>
          <table:table-cell table:style-name="ce51" office:value-type="string">
            <text:p>903</text:p>
          </table:table-cell>
          <table:table-cell table:style-name="ce51" office:value-type="string">
            <text:p>MECHANICAL SUPPLIES</text:p>
          </table:table-cell>
          <table:table-cell table:style-name="ce51" office:value-type="string">
            <text:p>DIFFERENTIAL GEAR</text:p>
          </table:table-cell>
          <table:table-cell table:style-name="ce51" office:value-type="string">
            <text:p>NUMSS</text:p>
          </table:table-cell>
          <table:table-cell table:style-name="ce51" office:value-type="string">
            <text:p>Active</text:p>
          </table:table-cell>
          <table:table-cell table:style-name="ce51" table:number-columns-repeated="3"/>
          <table:table-cell table:style-name="ce51" office:value-type="string">
            <text:p>Tendered</text:p>
          </table:table-cell>
          <table:table-cell table:style-name="ce51" table:number-columns-repeated="3"/>
          <table:table-cell table:style-name="ce51" office:value-type="string">
            <text:p>B-Buildings</text:p>
          </table:table-cell>
          <table:table-cell table:style-name="ce51" office:value-type="string">
            <text:p>903</text:p>
          </table:table-cell>
          <table:table-cell table:style-name="ce51" office:value-type="string">
            <text:p>1</text:p>
          </table:table-cell>
          <table:table-cell table:style-name="ce58" table:number-columns-repeated="7"/>
          <table:table-cell table:style-name="ce58" office:value-type="string">
            <text:p>903</text:p>
          </table:table-cell>
          <table:table-cell table:style-name="ce58" table:number-columns-repeated="5"/>
          <table:table-cell table:style-name="ce67" office:value-type="string">
            <text:p>Mechanical</text:p>
          </table:table-cell>
          <table:table-cell table:style-name="ce67" office:value-type="string">
            <text:p>16 / STORE-16</text:p>
          </table:table-cell>
          <table:table-cell table:style-name="ce67" office:value-type="string">
            <text:p>Physical Stock Taking</text:p>
          </table:table-cell>
          <table:table-cell table:style-name="ce67" office:value-type="string">
            <text:p>2702001/Inventory</text:p>
          </table:table-cell>
          <table:table-cell table:style-name="ce67" office:value-type="string">
            <text:p>903</text:p>
          </table:table-cell>
          <table:table-cell table:number-columns-repeated="2" table:style-name="ce67" office:value-type="string">
            <text:p>25</text:p>
          </table:table-cell>
          <table:table-cell table:style-name="ce67"/>
          <table:table-cell table:style-name="ce67" office:value-type="string">
            <text:p>25</text:p>
          </table:table-cell>
          <table:table-cell table:style-name="ce67" office:value-type="string">
            <text:p>1</text:p>
          </table:table-cell>
          <table:table-cell table:style-name="ce67" office:value-type="string">
            <text:p>12102009</text:p>
          </table:table-cell>
          <table:table-cell table:style-name="ce67"/>
          <table:table-cell table:style-name="ce66"/>
          <table:table-cell table:style-name="ce66" office:value-type="string">
            <text:p>3</text:p>
          </table:table-cell>
          <table:table-cell table:style-name="ce66" office:value-type="string">
            <text:p>2</text:p>
          </table:table-cell>
          <table:table-cell table:style-name="ce66" office:value-type="string">
            <text:p>3</text:p>
          </table:table-cell>
          <table:table-cell table:style-name="ce66" office:value-type="string">
            <text:p>4</text:p>
          </table:table-cell>
          <table:table-cell table:style-name="ce68" table:number-columns-repeated="11"/>
          <table:table-cell table:style-name="ce69" table:number-columns-repeated="12"/>
          <table:table-cell table:number-columns-repeated="187"/>
        </table:table-row>
        <table:table-row table:style-name="ro25">
          <table:table-cell office:value-type="string">
            <text:p>0040</text:p>
          </table:table-cell>
          <table:table-cell table:style-name="ce51" office:value-type="string">
            <text:p>904</text:p>
          </table:table-cell>
          <table:table-cell table:style-name="ce51" office:value-type="string">
            <text:p>MECHANICAL SUPPLIES</text:p>
          </table:table-cell>
          <table:table-cell table:style-name="ce51" office:value-type="string">
            <text:p>CROCIN</text:p>
          </table:table-cell>
          <table:table-cell table:style-name="ce51" office:value-type="string">
            <text:p>NUMSS</text:p>
          </table:table-cell>
          <table:table-cell table:style-name="ce51" office:value-type="string">
            <text:p>Active</text:p>
          </table:table-cell>
          <table:table-cell table:style-name="ce51" table:number-columns-repeated="3"/>
          <table:table-cell table:style-name="ce51" office:value-type="string">
            <text:p>Open PO</text:p>
          </table:table-cell>
          <table:table-cell table:style-name="ce51" table:number-columns-repeated="3"/>
          <table:table-cell table:style-name="ce51" office:value-type="string">
            <text:p>H-Health</text:p>
          </table:table-cell>
          <table:table-cell table:style-name="ce51" office:value-type="string">
            <text:p>904</text:p>
          </table:table-cell>
          <table:table-cell table:style-name="ce51"/>
          <table:table-cell table:style-name="ce58" table:number-columns-repeated="7"/>
          <table:table-cell table:style-name="ce58" office:value-type="string">
            <text:p>904</text:p>
          </table:table-cell>
          <table:table-cell table:style-name="ce58" table:number-columns-repeated="5"/>
          <table:table-cell table:style-name="ce67" office:value-type="string">
            <text:p>Mechanical</text:p>
          </table:table-cell>
          <table:table-cell table:style-name="ce67" office:value-type="string">
            <text:p>16 / STORE-16</text:p>
          </table:table-cell>
          <table:table-cell table:style-name="ce67" office:value-type="string">
            <text:p>Stores Return Note</text:p>
          </table:table-cell>
          <table:table-cell table:style-name="ce67" office:value-type="string">
            <text:p>4103202/Open or bore Wells</text:p>
          </table:table-cell>
          <table:table-cell table:style-name="ce67" office:value-type="string">
            <text:p>904</text:p>
          </table:table-cell>
          <table:table-cell table:style-name="ce67" office:value-type="string">
            <text:p>20</text:p>
          </table:table-cell>
          <table:table-cell table:style-name="ce67" office:value-type="string">
            <text:p>50</text:p>
          </table:table-cell>
          <table:table-cell table:style-name="ce67"/>
          <table:table-cell table:style-name="ce67" office:value-type="string">
            <text:p>20</text:p>
          </table:table-cell>
          <table:table-cell table:style-name="ce67" office:value-type="string">
            <text:p>10</text:p>
          </table:table-cell>
          <table:table-cell table:style-name="ce67" office:value-type="string">
            <text:p>10102010</text:p>
          </table:table-cell>
          <table:table-cell table:style-name="ce67"/>
          <table:table-cell table:style-name="ce66"/>
          <table:table-cell table:style-name="ce66" office:value-type="string">
            <text:p>1</text:p>
          </table:table-cell>
          <table:table-cell table:style-name="ce66" office:value-type="string">
            <text:p>14</text:p>
          </table:table-cell>
          <table:table-cell table:style-name="ce66" table:number-columns-repeated="2"/>
          <table:table-cell table:style-name="ce68" table:number-columns-repeated="11"/>
          <table:table-cell table:style-name="ce69" table:number-columns-repeated="12"/>
          <table:table-cell table:number-columns-repeated="187"/>
        </table:table-row>
        <table:table-row table:style-name="ro2">
          <table:table-cell/>
          <table:table-cell table:style-name="ce51" office:value-type="string">
            <text:p>905</text:p>
          </table:table-cell>
          <table:table-cell table:style-name="ce51" table:number-columns-repeated="11"/>
          <table:table-cell table:style-name="ce51" office:value-type="string">
            <text:p>A-Accounts Central Cell</text:p>
          </table:table-cell>
          <table:table-cell table:style-name="ce51" office:value-type="string">
            <text:p>905</text:p>
          </table:table-cell>
          <table:table-cell table:style-name="ce51"/>
          <table:table-cell table:style-name="ce58" table:number-columns-repeated="7"/>
          <table:table-cell table:style-name="ce58" office:value-type="string">
            <text:p>905</text:p>
          </table:table-cell>
          <table:table-cell table:style-name="ce58" table:number-columns-repeated="5"/>
          <table:table-cell table:style-name="ce67" table:number-columns-repeated="4"/>
          <table:table-cell table:style-name="ce67" office:value-type="string">
            <text:p>905</text:p>
          </table:table-cell>
          <table:table-cell table:style-name="ce67" table:number-columns-repeated="7"/>
          <table:table-cell table:style-name="ce66" table:number-columns-repeated="5"/>
          <table:table-cell table:style-name="ce68" table:number-columns-repeated="11"/>
          <table:table-cell table:style-name="ce69" table:number-columns-repeated="12"/>
          <table:table-cell table:number-columns-repeated="187"/>
        </table:table-row>
        <table:table-row table:style-name="ro4">
          <table:table-cell/>
          <table:table-cell table:style-name="ce51" office:value-type="string">
            <text:p>906</text:p>
          </table:table-cell>
          <table:table-cell table:style-name="ce51" table:number-columns-repeated="11"/>
          <table:table-cell table:style-name="ce51" office:value-type="string">
            <text:p>B-Buildings</text:p>
          </table:table-cell>
          <table:table-cell table:style-name="ce51" office:value-type="string">
            <text:p>906</text:p>
          </table:table-cell>
          <table:table-cell table:style-name="ce51"/>
          <table:table-cell table:style-name="ce58" table:number-columns-repeated="7"/>
          <table:table-cell table:style-name="ce58" office:value-type="string">
            <text:p>906</text:p>
          </table:table-cell>
          <table:table-cell table:style-name="ce58" table:number-columns-repeated="5"/>
          <table:table-cell table:style-name="ce67" table:number-columns-repeated="12"/>
          <table:table-cell table:style-name="ce66" table:number-columns-repeated="5"/>
          <table:table-cell table:style-name="ce68" table:number-columns-repeated="11"/>
          <table:table-cell table:style-name="ce69" table:number-columns-repeated="12"/>
          <table:table-cell table:number-columns-repeated="187"/>
        </table:table-row>
        <table:table-row table:style-name="ro2">
          <table:table-cell/>
          <table:table-cell table:style-name="ce51" office:value-type="string">
            <text:p>907</text:p>
          </table:table-cell>
          <table:table-cell table:style-name="ce51" table:number-columns-repeated="11"/>
          <table:table-cell table:style-name="ce51" office:value-type="string">
            <text:p>A-Accounts Central Cell</text:p>
          </table:table-cell>
          <table:table-cell table:style-name="ce51" office:value-type="string">
            <text:p>907</text:p>
          </table:table-cell>
          <table:table-cell table:style-name="ce51"/>
          <table:table-cell table:style-name="ce58" table:number-columns-repeated="13"/>
          <table:table-cell table:style-name="ce67" table:number-columns-repeated="12"/>
          <table:table-cell table:style-name="ce66" table:number-columns-repeated="5"/>
          <table:table-cell table:style-name="ce68" table:number-columns-repeated="11"/>
          <table:table-cell table:style-name="ce69" table:number-columns-repeated="12"/>
          <table:table-cell table:number-columns-repeated="187"/>
        </table:table-row>
        <table:table-row table:style-name="ro3">
          <table:table-cell table:number-columns-repeated="256"/>
        </table:table-row>
        <table:table-row table:style-name="ro3">
          <table:table-cell table:number-columns-repeated="32"/>
          <table:table-cell table:style-name="ce4"/>
          <table:table-cell table:number-columns-repeated="223"/>
        </table:table-row>
        <table:table-row table:style-name="ro4">
          <table:table-cell table:number-columns-repeated="2"/>
          <table:table-cell table:style-name="ce51"/>
          <table:table-cell table:style-name="ce7" office:value-type="string">
            <text:p>create item data</text:p>
          </table:table-cell>
          <table:table-cell table:style-name="ce7" table:number-columns-repeated="2"/>
          <table:table-cell table:number-columns-repeated="26"/>
          <table:table-cell table:style-name="ce4"/>
          <table:table-cell table:number-columns-repeated="223"/>
        </table:table-row>
        <table:table-row table:style-name="ro4">
          <table:table-cell table:number-columns-repeated="2"/>
          <table:table-cell table:style-name="ce58"/>
          <table:table-cell table:style-name="ce7" office:value-type="string">
            <text:p>create material indent data</text:p>
          </table:table-cell>
          <table:table-cell table:style-name="ce7" table:number-columns-repeated="2"/>
          <table:table-cell table:number-columns-repeated="17"/>
          <table:table-cell table:style-name="ce1"/>
          <table:table-cell table:number-columns-repeated="8"/>
          <table:table-cell table:style-name="ce4"/>
          <table:table-cell table:number-columns-repeated="223"/>
        </table:table-row>
        <table:table-row table:style-name="ro4">
          <table:table-cell table:number-columns-repeated="2"/>
          <table:table-cell table:style-name="ce67"/>
          <table:table-cell table:style-name="ce7" office:value-type="string">
            <text:p>create MMRN data</text:p>
          </table:table-cell>
          <table:table-cell table:style-name="ce7" table:number-columns-repeated="2"/>
          <table:table-cell table:number-columns-repeated="250"/>
        </table:table-row>
        <table:table-row table:style-name="ro4">
          <table:table-cell table:number-columns-repeated="2"/>
          <table:table-cell table:style-name="ce66"/>
          <table:table-cell table:style-name="ce7" office:value-type="string">
            <text:p>create Materail indent issue data</text:p>
          </table:table-cell>
          <table:table-cell table:style-name="ce7" table:number-columns-repeated="2"/>
          <table:table-cell table:number-columns-repeated="250"/>
        </table:table-row>
        <table:table-row table:style-name="ro2">
          <table:table-cell table:number-columns-repeated="2"/>
          <table:table-cell table:style-name="ce68"/>
          <table:table-cell table:style-name="ce7" office:value-type="string">
            <text:p>Create General Material issue data</text:p>
          </table:table-cell>
          <table:table-cell table:style-name="ce7" table:number-columns-repeated="2"/>
          <table:table-cell table:number-columns-repeated="250"/>
        </table:table-row>
        <table:table-row table:style-name="ro4">
          <table:table-cell table:number-columns-repeated="2"/>
          <table:table-cell table:style-name="ce69"/>
          <table:table-cell table:style-name="ce7" office:value-type="string">
            <text:p>create MTN data</text:p>
          </table:table-cell>
          <table:table-cell table:style-name="ce7" table:number-columns-repeated="2"/>
          <table:table-cell table:number-columns-repeated="250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/>
          <table:table-cell table:style-name="Default" table:number-columns-repeated="68"/>
          <table:table-cell table:number-columns-repeated="4"/>
          <table:table-cell table:style-name="Default" table:number-columns-repeated="2"/>
          <table:table-cell table:number-columns-repeated="181"/>
        </table:table-row>
        <table:table-row table:style-name="ro3" table:number-rows-repeated="5">
          <table:table-cell table:number-columns-repeated="256"/>
        </table:table-row>
        <table:table-row table:style-name="ro3">
          <table:table-cell table:number-columns-repeated="47"/>
          <table:table-cell table:style-name="ce41" table:number-columns-repeated="2"/>
          <table:table-cell table:style-name="ce71"/>
          <table:table-cell table:style-name="ce41" table:number-columns-repeated="8"/>
          <table:table-cell table:number-columns-repeated="198"/>
        </table:table-row>
        <table:table-row table:style-name="ro3">
          <table:table-cell table:number-columns-repeated="47"/>
          <table:table-cell table:style-name="ce41" table:number-columns-repeated="2"/>
          <table:table-cell table:style-name="ce38"/>
          <table:table-cell table:style-name="ce41"/>
          <table:table-cell table:style-name="ce33"/>
          <table:table-cell table:style-name="ce73" table:number-columns-repeated="2"/>
          <table:table-cell table:style-name="ce33" table:number-columns-repeated="4"/>
          <table:table-cell table:number-columns-repeated="198"/>
        </table:table-row>
        <table:table-row table:style-name="ro3">
          <table:table-cell table:number-columns-repeated="47"/>
          <table:table-cell table:style-name="ce41" table:number-columns-repeated="2"/>
          <table:table-cell table:style-name="ce71"/>
          <table:table-cell table:style-name="ce41"/>
          <table:table-cell table:style-name="ce33" table:number-columns-repeated="7"/>
          <table:table-cell table:number-columns-repeated="198"/>
        </table:table-row>
        <table:table-row table:style-name="ro3" table:number-rows-repeated="4">
          <table:table-cell table:number-columns-repeated="256"/>
        </table:table-row>
        <table:table-row table:style-name="ro3" table:number-rows-repeated="2">
          <table:table-cell table:number-columns-repeated="7"/>
          <table:table-cell table:style-name="ce7"/>
          <table:table-cell table:number-columns-repeated="248"/>
        </table:table-row>
        <table:table-row table:style-name="ro3" table:number-rows-repeated="6550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tores_ledger" table:style-name="ta2" table:print="false">
        <office:forms form:automatic-focus="false" form:apply-design-mode="false"/>
        <table:table-column table:style-name="co27" table:number-columns-repeated="22" table:default-cell-style-name="ce1"/>
        <table:table-column table:style-name="co111" table:default-cell-style-name="ce1"/>
        <table:table-column table:style-name="co27" table:number-columns-repeated="34" table:default-cell-style-name="ce1"/>
        <table:table-column table:style-name="co22" table:default-cell-style-name="ce1"/>
        <table:table-column table:style-name="co72" table:default-cell-style-name="ce38"/>
        <table:table-column table:style-name="co35" table:default-cell-style-name="ce1"/>
        <table:table-column table:style-name="co27" table:default-cell-style-name="ce1"/>
        <table:table-column table:style-name="co22" table:number-columns-repeated="6" table:default-cell-style-name="ce1"/>
        <table:table-column table:style-name="co27" table:number-columns-repeated="949" table:default-cell-style-name="ce1"/>
        <table:table-row table:style-name="ro8">
          <table:table-cell office:value-type="string">
            <text:p>tc</text:p>
          </table:table-cell>
          <table:table-cell office:value-type="string">
            <text:p>ITEM_NO</text:p>
          </table:table-cell>
          <table:table-cell office:value-type="string">
            <text:p>ITEM_TYPE</text:p>
          </table:table-cell>
          <table:table-cell office:value-type="string">
            <text:p>ITEM_DESCRIPTION</text:p>
          </table:table-cell>
          <table:table-cell office:value-type="string">
            <text:p>BASE_UOM</text:p>
          </table:table-cell>
          <table:table-cell office:value-type="string">
            <text:p>ITEM_STATUS</text:p>
          </table:table-cell>
          <table:table-cell office:value-type="string">
            <text:p>CREATE_ITEM_INDENT_REQUIRED_CHECK_BOX</text:p>
          </table:table-cell>
          <table:table-cell office:value-type="string">
            <text:p>SCRAP_ITEM</text:p>
          </table:table-cell>
          <table:table-cell office:value-type="string">
            <text:p>ITEM_PURCHASED</text:p>
          </table:table-cell>
          <table:table-cell office:value-type="string">
            <text:p>CONTRACT_REQD</text:p>
          </table:table-cell>
          <table:table-cell office:value-type="string">
            <text:p>LOT_CONTROL</text:p>
          </table:table-cell>
          <table:table-cell office:value-type="string">
            <text:p>SHELF_LIFE_CONTROL</text:p>
          </table:table-cell>
          <table:table-cell office:value-type="string">
            <text:p>BIN_LEVEL_STORAGE</text:p>
          </table:table-cell>
          <table:table-cell table:style-name="ce7" office:value-type="string">
            <text:p>CREATE_ITEM_DEPARTMENT_FROM_FLD</text:p>
          </table:table-cell>
          <table:table-cell table:style-name="ce7" office:value-type="string">
            <text:p>VIEW_ITEM_NUMBER1</text:p>
          </table:table-cell>
          <table:table-cell table:style-name="ce7" office:value-type="string">
            <text:p>CREATE_SUCCESS_DATA1</text:p>
          </table:table-cell>
          <table:table-cell table:style-name="ce7" office:value-type="string">
            <text:p>CREATE_FAILURE_DATA1</text:p>
          </table:table-cell>
          <table:table-cell table:style-name="ce9" office:value-type="string">
            <text:p>CREATE_MI_TYPE_FLD1</text:p>
          </table:table-cell>
          <table:table-cell table:style-name="ce9" office:value-type="string">
            <text:p>CREATE_MI_DEPARTMENT_FLD1</text:p>
          </table:table-cell>
          <table:table-cell table:style-name="ce9" office:value-type="string">
            <text:p>CREATE_MI_INDENTING_STORE_FLD1</text:p>
          </table:table-cell>
          <table:table-cell table:style-name="ce9" office:value-type="string">
            <text:p>CREATE_MI_INDENT_PURPOSE_FLD1</text:p>
          </table:table-cell>
          <table:table-cell table:style-name="ce9" office:value-type="string">
            <text:p>CREATE_MI_ISSUING_STORE_FLD1</text:p>
          </table:table-cell>
          <table:table-cell table:style-name="ce9" office:value-type="string">
            <text:p>CREATE_MI_ACCOUNT_CODE_FLD1</text:p>
          </table:table-cell>
          <table:table-cell table:style-name="ce9" office:value-type="string">
            <text:p>CREATE_MI_PROJECT_CODE_FLD1</text:p>
          </table:table-cell>
          <table:table-cell table:style-name="ce9" office:value-type="string">
            <text:p>CREATE_MI_ASSET_CODE_FLD1</text:p>
          </table:table-cell>
          <table:table-cell table:style-name="ce9" office:value-type="string">
            <text:p>CREATE_MI_RAISEDBY_FLD1</text:p>
          </table:table-cell>
          <table:table-cell table:style-name="ce9" office:value-type="string">
            <text:p>FOR_LOOP_MATERIAL_INDENT</text:p>
          </table:table-cell>
          <table:table-cell table:style-name="ce9" office:value-type="string">
            <text:p>CREATE_MI_ITEM_FLD1</text:p>
          </table:table-cell>
          <table:table-cell table:style-name="ce9" office:value-type="string">
            <text:p>CREATE_MI_QUANTITY_REQUIRED_FLD1</text:p>
          </table:table-cell>
          <table:table-cell table:style-name="ce9" office:value-type="string">
            <text:p>CREATE_MI_ITEM_FLD2</text:p>
          </table:table-cell>
          <table:table-cell table:style-name="ce9" office:value-type="string">
            <text:p>CREATE_MI_QUANTITY_REQUIRED_FLD2</text:p>
          </table:table-cell>
          <table:table-cell table:style-name="ce9" office:value-type="string">
            <text:p>CREATE_MI_ITEM_FLD3</text:p>
          </table:table-cell>
          <table:table-cell table:style-name="ce9" office:value-type="string">
            <text:p>CREATE_MI_QUANTITY_REQUIRED_FLD3</text:p>
          </table:table-cell>
          <table:table-cell table:style-name="ce9" table:number-columns-repeated="2"/>
          <table:table-cell table:style-name="ce9" office:value-type="string">
            <text:p>VIEW_MI_TYPE_FLD1</text:p>
          </table:table-cell>
          <table:table-cell table:style-name="ce3" office:value-type="string">
            <text:p>CREATE_MMRN_DEPARTMENT_FLD1</text:p>
          </table:table-cell>
          <table:table-cell table:style-name="ce3" office:value-type="string">
            <text:p>CREATE_MMRN_STORE_FLD1</text:p>
          </table:table-cell>
          <table:table-cell table:style-name="ce3" office:value-type="string">
            <text:p>CREATE_MMRN_RECEIPT_TYPE_FLD1</text:p>
          </table:table-cell>
          <table:table-cell table:style-name="ce3" office:value-type="string">
            <text:p>CREATE_MMRN_ACCOUNT_CODE_FLD1</text:p>
          </table:table-cell>
          <table:table-cell table:style-name="ce3" office:value-type="string">
            <text:p>CREATE_MMRN_ITEM_NO_FLD1</text:p>
          </table:table-cell>
          <table:table-cell table:style-name="ce3" office:value-type="string">
            <text:p>CREATE_MMRN_QUANTITY_FLD1</text:p>
          </table:table-cell>
          <table:table-cell table:style-name="ce3" office:value-type="string">
            <text:p>CREATE_MMRN_RATE_PER_UNIT_FLD1</text:p>
          </table:table-cell>
          <table:table-cell table:style-name="ce3" office:value-type="string">
            <text:p>BREAK_UP_DETAILS1</text:p>
          </table:table-cell>
          <table:table-cell table:style-name="ce3" office:value-type="string">
            <text:p>CREATE_MMRN_BREAKUP_QUANTITY_FLD1</text:p>
          </table:table-cell>
          <table:table-cell table:style-name="ce3" office:value-type="string">
            <text:p>CREATE_MMRN_LOT_NO_FLD1</text:p>
          </table:table-cell>
          <table:table-cell table:style-name="ce3" office:value-type="string">
            <text:p>CREATE_MMRN_EXPIRY_DATE_FLD1</text:p>
          </table:table-cell>
          <table:table-cell table:style-name="ce3" office:value-type="string">
            <text:p>CREATE_MMRN_BIN_NO_FLD1</text:p>
          </table:table-cell>
          <table:table-cell table:style-name="ce40" office:value-type="string">
            <text:p>CREATE_MII_ISSUED_QUANTITY_FLD1</text:p>
          </table:table-cell>
          <table:table-cell table:style-name="ce3" office:value-type="string">
            <text:p>CREATE_MI_DESIGNATION_FLD</text:p>
          </table:table-cell>
          <table:table-cell table:style-name="ce3" office:value-type="string">
            <text:p>CREATE_MI_APPROVER_FLD</text:p>
          </table:table-cell>
          <table:table-cell table:style-name="ce3" office:value-type="string">
            <text:p>STORES_APPROVE_MI_APPROVER_FLD</text:p>
          </table:table-cell>
          <table:table-cell table:style-name="ce3" office:value-type="string">
            <text:p>STORES_APPROVE_MI_DESIGNATION_FLD</text:p>
          </table:table-cell>
          <table:table-cell table:style-name="ce3" office:value-type="string">
            <text:p>STORES_LEDGER_ITEM_FLD</text:p>
          </table:table-cell>
          <table:table-cell table:style-name="ce3" office:value-type="string">
            <text:p>STORES_LEDGER_STORE_FLD</text:p>
          </table:table-cell>
          <table:table-cell table:style-name="ce3" office:value-type="string">
            <text:p>STORES_LEDGER_DATE_FLD</text:p>
          </table:table-cell>
          <table:table-cell table:style-name="ce3" office:value-type="string">
            <text:p>STORES_LEDGER_BIN_FLD</text:p>
          </table:table-cell>
          <table:table-cell table:style-name="ce33" office:value-type="string">
            <text:p>CREATE_GMI_DEPT_FLD1</text:p>
          </table:table-cell>
          <table:table-cell office:value-type="string">
            <text:p>CREATE_GMI_ISSUING_STORE_FLD1</text:p>
          </table:table-cell>
          <table:table-cell table:style-name="ce33" office:value-type="string">
            <text:p>CREATE_GMI_PURPOSE_FLD1</text:p>
          </table:table-cell>
          <table:table-cell table:style-name="ce33" office:value-type="string">
            <text:p>CREATE_GMI_ACCOUNTCODE_FLD1</text:p>
          </table:table-cell>
          <table:table-cell table:style-name="ce33" office:value-type="string">
            <text:p>CREATE_GMI_PROJECT_CODE_FLD</text:p>
          </table:table-cell>
          <table:table-cell table:style-name="ce33" office:value-type="string">
            <text:p>CREATE_GMI_ASSET_CODE_FLD</text:p>
          </table:table-cell>
          <table:table-cell table:style-name="ce33" office:value-type="string">
            <text:p>CREATE_GMI_INDENTING_STORE1</text:p>
          </table:table-cell>
          <table:table-cell table:style-name="ce33" office:value-type="string">
            <text:p>CREATE_GMI_ITEM_FLD1</text:p>
          </table:table-cell>
          <table:table-cell table:style-name="ce33" office:value-type="string">
            <text:p>CREATE_GMI_QUANTIY_FLD1</text:p>
          </table:table-cell>
          <table:table-cell table:style-name="ce33" office:value-type="string">
            <text:p>CREATE_GMI_SALE_PRICE_FLD</text:p>
          </table:table-cell>
          <table:table-cell table:style-name="ce56" office:value-type="string">
            <text:p>STORES_CREATE_MTN_FOR_LOOP</text:p>
          </table:table-cell>
          <table:table-cell table:style-name="ce56" office:value-type="string">
            <text:p>STORES_CREATE_MTN_RECEIVED_QTY_FLD1</text:p>
          </table:table-cell>
          <table:table-cell table:style-name="ce56" office:value-type="string">
            <text:p>STORES_CREATE_MTN_ACCEPTED_QTY_FLD1</text:p>
          </table:table-cell>
          <table:table-cell table:style-name="ce56" office:value-type="string">
            <text:p>STORES_CREATE_MTN_OTHER_CHARGES_FLD1</text:p>
          </table:table-cell>
          <table:table-cell table:style-name="ce56" office:value-type="string">
            <text:p>STORES_CREATE_MTN_RECEIVED_QTY_FLD2</text:p>
          </table:table-cell>
          <table:table-cell table:style-name="ce56" office:value-type="string">
            <text:p>STORES_CREATE_MTN_ACCEPTED_QTY_FLD2</text:p>
          </table:table-cell>
          <table:table-cell table:style-name="ce56" office:value-type="string">
            <text:p>STORES_CREATE_MTN_OTHER_CHARGES_FLD2</text:p>
          </table:table-cell>
          <table:table-cell table:style-name="ce56" office:value-type="string">
            <text:p>STORES_CREATE_MTN_BREAK_UP_DETAILS_LINK</text:p>
          </table:table-cell>
          <table:table-cell table:style-name="ce56" office:value-type="string">
            <text:p>STORES_CREATE_MTN_BREAKUP_QTY_FLD</text:p>
          </table:table-cell>
          <table:table-cell table:style-name="ce56" office:value-type="string">
            <text:p>STORES_CREATE_MTN_BREAKUP_LOT_FLD</text:p>
          </table:table-cell>
          <table:table-cell table:style-name="ce56" office:value-type="string">
            <text:p>STORES_CREATE_MTN_BREAKUP_EXP_DATE_FLD</text:p>
          </table:table-cell>
          <table:table-cell table:style-name="ce56" office:value-type="string">
            <text:p>STORES_CREATE_MTN_BIN_NO_FLD</text:p>
          </table:table-cell>
          <table:table-cell table:style-name="ce56" office:value-type="string">
            <text:p>CREATE_MII_DATE_FLD</text:p>
          </table:table-cell>
          <table:table-cell table:style-name="ce56" office:value-type="string">
            <text:p>MATERIAL_INDENT_ISSUE_LOOP</text:p>
          </table:table-cell>
          <table:table-cell table:style-name="ce56" office:value-type="string">
            <text:p>CREATE_MII_ISSUED_QUANTITY_FLD1</text:p>
          </table:table-cell>
          <table:table-cell table:style-name="ce56" office:value-type="string">
            <text:p>CREATE_MII_ISSUED_QUANTITY_FLD2</text:p>
          </table:table-cell>
          <table:table-cell table:style-name="ce56" office:value-type="string">
            <text:p>CREATE_MII_ISSUED_QUANTITY_FLD3</text:p>
          </table:table-cell>
          <table:table-cell table:style-name="ce79" table:number-columns-repeated="8"/>
          <table:table-cell table:number-columns-repeated="924"/>
        </table:table-row>
        <table:table-row table:style-name="ro14">
          <table:table-cell office:value-type="string">
            <text:p>attributes</text:p>
          </table:table-cell>
          <table:table-cell office:value-type="string">
            <text:p>itemNo</text:p>
          </table:table-cell>
          <table:table-cell office:value-type="string">
            <text:p>type</text:p>
          </table:table-cell>
          <table:table-cell office:value-type="string">
            <text:p>description</text:p>
          </table:table-cell>
          <table:table-cell office:value-type="string">
            <text:p>uom</text:p>
          </table:table-cell>
          <table:table-cell office:value-type="string">
            <text:p>itemStatusId</text:p>
          </table:table-cell>
          <table:table-cell office:value-type="string">
            <text:p>isIndentRequired</text:p>
          </table:table-cell>
          <table:table-cell office:value-type="string">
            <text:p>isscrap</text:p>
          </table:table-cell>
          <table:table-cell office:value-type="string">
            <text:p>canPurchase</text:p>
          </table:table-cell>
          <table:table-cell office:value-type="string">
            <text:p>contractReqt</text:p>
          </table:table-cell>
          <table:table-cell office:value-type="string">
            <text:p>isLotControlled</text:p>
          </table:table-cell>
          <table:table-cell office:value-type="string">
            <text:p>isShelfLifeControlled</text:p>
          </table:table-cell>
          <table:table-cell office:value-type="string">
            <text:p>binLevelStorage</text:p>
          </table:table-cell>
          <table:table-cell table:style-name="ce7" office:value-type="string">
            <text:p>tempDeptId</text:p>
          </table:table-cell>
          <table:table-cell table:style-name="ce7" office:value-type="string">
            <text:p>itemNo</text:p>
          </table:table-cell>
          <table:table-cell table:style-name="ce7" office:value-type="string">
            <text:p>x</text:p>
          </table:table-cell>
          <table:table-cell table:style-name="ce7" office:value-type="string">
            <text:p>y</text:p>
          </table:table-cell>
          <table:table-cell table:style-name="ce9" office:value-type="string">
            <text:p>reqtype</text:p>
          </table:table-cell>
          <table:table-cell table:style-name="ce9" office:value-type="string">
            <text:p>departmentId</text:p>
          </table:table-cell>
          <table:table-cell table:style-name="ce9" office:value-type="string">
            <text:p>indentingStore</text:p>
          </table:table-cell>
          <table:table-cell table:style-name="ce9" office:value-type="string">
            <text:p>purpose</text:p>
          </table:table-cell>
          <table:table-cell table:style-name="ce9" office:value-type="string">
            <text:p>issuingStore</text:p>
          </table:table-cell>
          <table:table-cell table:style-name="ce9" office:value-type="string">
            <text:p>coaCode</text:p>
          </table:table-cell>
          <table:table-cell table:style-name="ce9" office:value-type="string">
            <text:p>projectCode</text:p>
          </table:table-cell>
          <table:table-cell table:style-name="ce9" office:value-type="string">
            <text:p>assetName</text:p>
          </table:table-cell>
          <table:table-cell table:style-name="ce9" office:value-type="string">
            <text:p>requestedBy</text:p>
          </table:table-cell>
          <table:table-cell table:style-name="ce9" office:value-type="string">
            <text:p>loop</text:p>
          </table:table-cell>
          <table:table-cell table:style-name="ce9" office:value-type="string">
            <text:p>itemNo</text:p>
          </table:table-cell>
          <table:table-cell table:style-name="ce9" office:value-type="string">
            <text:p>quantity</text:p>
          </table:table-cell>
          <table:table-cell table:style-name="ce9" office:value-type="string">
            <text:p>itemNo</text:p>
          </table:table-cell>
          <table:table-cell table:style-name="ce9" office:value-type="string">
            <text:p>quantity</text:p>
          </table:table-cell>
          <table:table-cell table:style-name="ce9" office:value-type="string">
            <text:p>itemNo</text:p>
          </table:table-cell>
          <table:table-cell table:style-name="ce9" office:value-type="string">
            <text:p>quantity</text:p>
          </table:table-cell>
          <table:table-cell table:style-name="ce9" office:value-type="string">
            <text:p>functionId</text:p>
          </table:table-cell>
          <table:table-cell table:style-name="ce9" office:value-type="string">
            <text:p>functionaryId</text:p>
          </table:table-cell>
          <table:table-cell table:style-name="ce9" office:value-type="string">
            <text:p>reqType</text:p>
          </table:table-cell>
          <table:table-cell table:style-name="ce3" office:value-type="string">
            <text:p>departmentId</text:p>
          </table:table-cell>
          <table:table-cell table:style-name="ce3" office:value-type="string">
            <text:p>storeId</text:p>
          </table:table-cell>
          <table:table-cell table:style-name="ce3" office:value-type="string">
            <text:p>purpose</text:p>
          </table:table-cell>
          <table:table-cell table:style-name="ce3" office:value-type="string">
            <text:p>accCode</text:p>
          </table:table-cell>
          <table:table-cell table:style-name="ce3" office:value-type="string">
            <text:p>itemNo</text:p>
          </table:table-cell>
          <table:table-cell table:style-name="ce3" office:value-type="string">
            <text:p>receivedQty</text:p>
          </table:table-cell>
          <table:table-cell table:style-name="ce3" office:value-type="string">
            <text:p>unitPrice</text:p>
          </table:table-cell>
          <table:table-cell table:style-name="ce3" office:value-type="string">
            <text:p>breakDetails</text:p>
          </table:table-cell>
          <table:table-cell table:style-name="ce3" office:value-type="string">
            <text:p>brkqty</text:p>
          </table:table-cell>
          <table:table-cell table:style-name="ce3" office:value-type="string">
            <text:p>lotNum</text:p>
          </table:table-cell>
          <table:table-cell table:style-name="ce3" office:value-type="string">
            <text:p>exdate</text:p>
          </table:table-cell>
          <table:table-cell table:style-name="ce3" office:value-type="string">
            <text:p>bin</text:p>
          </table:table-cell>
          <table:table-cell table:style-name="ce40" office:value-type="string">
            <text:p>issuedQty</text:p>
          </table:table-cell>
          <table:table-cell table:style-name="ce3" office:value-type="string">
            <text:p>approverDesignation</text:p>
          </table:table-cell>
          <table:table-cell table:number-columns-repeated="2" table:style-name="ce3" office:value-type="string">
            <text:p>approver</text:p>
          </table:table-cell>
          <table:table-cell table:style-name="ce3" office:value-type="string">
            <text:p>approverDesignation</text:p>
          </table:table-cell>
          <table:table-cell office:value-type="string">
            <text:p>itemNo</text:p>
          </table:table-cell>
          <table:table-cell table:style-name="ce3" office:value-type="string">
            <text:p>storeId</text:p>
          </table:table-cell>
          <table:table-cell table:style-name="ce3" office:value-type="string">
            <text:p>reportDate</text:p>
          </table:table-cell>
          <table:table-cell table:style-name="ce3" office:value-type="string">
            <text:p>binId</text:p>
          </table:table-cell>
          <table:table-cell table:style-name="ce33" office:value-type="string">
            <text:p>department</text:p>
          </table:table-cell>
          <table:table-cell office:value-type="string">
            <text:p>issuingStore</text:p>
          </table:table-cell>
          <table:table-cell table:style-name="ce33" office:value-type="string">
            <text:p>purpose</text:p>
          </table:table-cell>
          <table:table-cell table:style-name="ce33" office:value-type="string">
            <text:p>accountCode</text:p>
          </table:table-cell>
          <table:table-cell table:style-name="ce37" office:value-type="string">
            <text:p>projectCode</text:p>
          </table:table-cell>
          <table:table-cell table:style-name="ce37" office:value-type="string">
            <text:p>assetName</text:p>
          </table:table-cell>
          <table:table-cell table:style-name="ce33" office:value-type="string">
            <text:p>indentingStore</text:p>
          </table:table-cell>
          <table:table-cell table:style-name="ce33" office:value-type="string">
            <text:p>itemNo</text:p>
          </table:table-cell>
          <table:table-cell table:style-name="ce33" office:value-type="string">
            <text:p>issuedQty</text:p>
          </table:table-cell>
          <table:table-cell table:style-name="ce33" office:value-type="string">
            <text:p>salePrice</text:p>
          </table:table-cell>
          <table:table-cell table:style-name="ce56" office:value-type="string">
            <text:p>mtnforloop</text:p>
          </table:table-cell>
          <table:table-cell table:style-name="ce56" office:value-type="string">
            <text:p>receivedQty</text:p>
          </table:table-cell>
          <table:table-cell table:style-name="ce56" office:value-type="string">
            <text:p>acceptedQty</text:p>
          </table:table-cell>
          <table:table-cell table:style-name="ce56" office:value-type="string">
            <text:p>otherCharges</text:p>
          </table:table-cell>
          <table:table-cell table:style-name="ce56" office:value-type="string">
            <text:p>receivedQty</text:p>
          </table:table-cell>
          <table:table-cell table:style-name="ce56" office:value-type="string">
            <text:p>acceptedQty</text:p>
          </table:table-cell>
          <table:table-cell table:style-name="ce56" office:value-type="string">
            <text:p>otherCharges</text:p>
          </table:table-cell>
          <table:table-cell table:style-name="ce56" office:value-type="string">
            <text:p>tomtnaddbreakdetials</text:p>
          </table:table-cell>
          <table:table-cell table:style-name="ce56" office:value-type="string">
            <text:p>brkqty</text:p>
          </table:table-cell>
          <table:table-cell table:style-name="ce56" office:value-type="string">
            <text:p>lotNum</text:p>
          </table:table-cell>
          <table:table-cell table:style-name="ce56" office:value-type="string">
            <text:p>exdate</text:p>
          </table:table-cell>
          <table:table-cell table:style-name="ce56" office:value-type="string">
            <text:p>bin</text:p>
          </table:table-cell>
          <table:table-cell table:style-name="ce56" office:value-type="string">
            <text:p>issueDate</text:p>
          </table:table-cell>
          <table:table-cell table:style-name="ce56" office:value-type="string">
            <text:p>loop</text:p>
          </table:table-cell>
          <table:table-cell table:number-columns-repeated="3" table:style-name="ce56" office:value-type="string">
            <text:p>issuedQty</text:p>
          </table:table-cell>
          <table:table-cell table:style-name="ce79" table:number-columns-repeated="7"/>
          <table:table-cell table:number-columns-repeated="925"/>
        </table:table-row>
        <table:table-row table:style-name="ro7">
          <table:table-cell office:value-type="string">
            <text:p>0010</text:p>
          </table:table-cell>
          <table:table-cell office:value-type="string">
            <text:p>5006</text:p>
          </table:table-cell>
          <table:table-cell office:value-type="string">
            <text:p>MECHANICAL SUPPLIES</text:p>
          </table:table-cell>
          <table:table-cell office:value-type="string">
            <text:p>socket</text:p>
          </table:table-cell>
          <table:table-cell office:value-type="string">
            <text:p>NUMSS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y</text:p>
          </table:table-cell>
          <table:table-cell office:value-type="string">
            <text:p>Open PO</text:p>
          </table:table-cell>
          <table:table-cell table:number-columns-repeated="3" office:value-type="string">
            <text:p>y</text:p>
          </table:table-cell>
          <table:table-cell table:style-name="ce7" office:value-type="string">
            <text:p>H-Health</text:p>
          </table:table-cell>
          <table:table-cell office:value-type="string">
            <text:p>5006</text:p>
          </table:table-cell>
          <table:table-cell office:value-type="string">
            <text:p>1</text:p>
          </table:table-cell>
          <table:table-cell/>
          <table:table-cell table:style-name="ce9" office:value-type="string">
            <text:p>Internal</text:p>
          </table:table-cell>
          <table:table-cell table:style-name="ce9" office:value-type="string">
            <text:p>H-Health</text:p>
          </table:table-cell>
          <table:table-cell table:style-name="ce9" office:value-type="string">
            <text:p>25/STORE-25</text:p>
          </table:table-cell>
          <table:table-cell table:style-name="ce9" office:value-type="string">
            <text:p>Capital</text:p>
          </table:table-cell>
          <table:table-cell table:style-name="ce9" office:value-type="string">
            <text:p>26/STORE-26</text:p>
          </table:table-cell>
          <table:table-cell table:style-name="ce9" office:value-type="string">
            <text:p>4120011/Land Acquisition</text:p>
          </table:table-cell>
          <table:table-cell table:style-name="ce9" office:value-type="string">
            <text:p>ProjectCode1-1</text:p>
          </table:table-cell>
          <table:table-cell table:style-name="ce9" office:value-type="string">
            <text:p>CommBuild '-' CommBuild</text:p>
          </table:table-cell>
          <table:table-cell table:style-name="ce9"/>
          <table:table-cell table:style-name="ce9" office:value-type="string">
            <text:p>1</text:p>
          </table:table-cell>
          <table:table-cell table:style-name="ce9" office:value-type="string">
            <text:p>5006</text:p>
          </table:table-cell>
          <table:table-cell table:style-name="ce9" office:value-type="string">
            <text:p>200</text:p>
          </table:table-cell>
          <table:table-cell table:style-name="ce9" table:number-columns-repeated="6"/>
          <table:table-cell table:style-name="ce9" office:value-type="string">
            <text:p>Internal</text:p>
          </table:table-cell>
          <table:table-cell table:style-name="ce3" office:value-type="string">
            <text:p>H-Health</text:p>
          </table:table-cell>
          <table:table-cell table:style-name="ce3" office:value-type="string">
            <text:p>26/STORE-26</text:p>
          </table:table-cell>
          <table:table-cell table:style-name="ce3" office:value-type="string">
            <text:p>Physical Stock Taking</text:p>
          </table:table-cell>
          <table:table-cell table:style-name="ce3" office:value-type="string">
            <text:p>2702001/Inventory</text:p>
          </table:table-cell>
          <table:table-cell table:style-name="ce3" office:value-type="string">
            <text:p>5006</text:p>
          </table:table-cell>
          <table:table-cell table:style-name="ce3" office:value-type="string">
            <text:p>10000</text:p>
          </table:table-cell>
          <table:table-cell table:style-name="ce3" office:value-type="string">
            <text:p>10</text:p>
          </table:table-cell>
          <table:table-cell table:style-name="ce3" office:value-type="string">
            <text:p>1</text:p>
          </table:table-cell>
          <table:table-cell table:style-name="ce3" office:value-type="string">
            <text:p>10000</text:p>
          </table:table-cell>
          <table:table-cell table:style-name="ce3" office:value-type="string">
            <text:p>1</text:p>
          </table:table-cell>
          <table:table-cell table:style-name="ce3" office:value-type="string">
            <text:p>12122010</text:p>
          </table:table-cell>
          <table:table-cell table:style-name="ce3" office:value-type="string">
            <text:p>B26/1</text:p>
          </table:table-cell>
          <table:table-cell table:style-name="ce40" office:value-type="string">
            <text:p>10</text:p>
          </table:table-cell>
          <table:table-cell table:style-name="ce9" office:value-type="string">
            <text:p>MEDICAL OFFICER</text:p>
          </table:table-cell>
          <table:table-cell table:number-columns-repeated="2" table:style-name="ce9" office:value-type="string">
            <text:p>HOD</text:p>
          </table:table-cell>
          <table:table-cell table:style-name="ce9" office:value-type="string">
            <text:p>MEDICAL OFFICER</text:p>
          </table:table-cell>
          <table:table-cell office:value-type="string">
            <text:p>5006</text:p>
          </table:table-cell>
          <table:table-cell/>
          <table:table-cell table:style-name="ce12" office:value-type="string">
            <text:p>03122009</text:p>
          </table:table-cell>
          <table:table-cell table:style-name="ce9"/>
          <table:table-cell table:style-name="ce33"/>
          <table:table-cell/>
          <table:table-cell table:style-name="ce33" table:number-columns-repeated="8"/>
          <table:table-cell table:style-name="ce3"/>
          <table:table-cell table:style-name="ce40"/>
          <table:table-cell table:number-columns-repeated="8"/>
          <table:table-cell table:style-name="ce12" table:number-columns-repeated="2"/>
          <table:table-cell table:style-name="ce3" table:number-columns-repeated="6"/>
          <table:table-cell table:style-name="ce40"/>
          <table:table-cell table:number-columns-repeated="8"/>
          <table:table-cell table:style-name="ce12" table:number-columns-repeated="2"/>
          <table:table-cell table:style-name="ce9" table:number-columns-repeated="3"/>
          <table:table-cell table:style-name="ce12" table:number-columns-repeated="3"/>
          <table:table-cell table:style-name="ce3" table:number-columns-repeated="7"/>
          <table:table-cell table:style-name="ce40"/>
          <table:table-cell table:number-columns-repeated="8"/>
          <table:table-cell table:style-name="ce12" table:number-columns-repeated="2"/>
          <table:table-cell table:style-name="ce9" table:number-columns-repeated="3"/>
          <table:table-cell table:style-name="ce12" table:number-columns-repeated="3"/>
          <table:table-cell table:style-name="ce3" table:number-columns-repeated="7"/>
          <table:table-cell table:style-name="ce40"/>
          <table:table-cell table:number-columns-repeated="8"/>
          <table:table-cell table:style-name="ce12" table:number-columns-repeated="2"/>
          <table:table-cell table:style-name="ce9" table:number-columns-repeated="3"/>
          <table:table-cell table:style-name="ce12" table:number-columns-repeated="3"/>
          <table:table-cell table:style-name="ce3" table:number-columns-repeated="7"/>
          <table:table-cell table:style-name="ce40"/>
          <table:table-cell table:number-columns-repeated="8"/>
          <table:table-cell table:style-name="ce12" table:number-columns-repeated="2"/>
          <table:table-cell table:style-name="ce9" table:number-columns-repeated="3"/>
          <table:table-cell table:style-name="ce12" table:number-columns-repeated="3"/>
          <table:table-cell table:style-name="ce3" table:number-columns-repeated="7"/>
          <table:table-cell table:style-name="ce40"/>
          <table:table-cell table:number-columns-repeated="8"/>
          <table:table-cell table:style-name="ce12" table:number-columns-repeated="2"/>
          <table:table-cell table:style-name="ce9" table:number-columns-repeated="3"/>
          <table:table-cell table:style-name="ce12" table:number-columns-repeated="3"/>
          <table:table-cell table:style-name="ce3" table:number-columns-repeated="7"/>
          <table:table-cell table:style-name="ce40"/>
          <table:table-cell table:number-columns-repeated="8"/>
          <table:table-cell table:style-name="ce12" table:number-columns-repeated="2"/>
          <table:table-cell table:style-name="ce9" table:number-columns-repeated="3"/>
          <table:table-cell table:style-name="ce12" table:number-columns-repeated="3"/>
          <table:table-cell table:style-name="ce3" table:number-columns-repeated="7"/>
          <table:table-cell table:style-name="ce40"/>
          <table:table-cell table:number-columns-repeated="8"/>
          <table:table-cell table:style-name="ce12" table:number-columns-repeated="2"/>
          <table:table-cell table:style-name="ce9" table:number-columns-repeated="2"/>
          <table:table-cell table:number-columns-repeated="774"/>
        </table:table-row>
        <table:table-row table:style-name="ro7">
          <table:table-cell office:value-type="string">
            <text:p>0020</text:p>
          </table:table-cell>
          <table:table-cell office:value-type="string">
            <text:p>801</text:p>
          </table:table-cell>
          <table:table-cell office:value-type="string">
            <text:p>MECHANICAL SUPPLIES</text:p>
          </table:table-cell>
          <table:table-cell office:value-type="string">
            <text:p>socket</text:p>
          </table:table-cell>
          <table:table-cell office:value-type="string">
            <text:p>NUMSS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y</text:p>
          </table:table-cell>
          <table:table-cell office:value-type="string">
            <text:p>Open PO</text:p>
          </table:table-cell>
          <table:table-cell table:number-columns-repeated="2" table:style-name="ce7" office:value-type="string">
            <text:p>y</text:p>
          </table:table-cell>
          <table:table-cell table:style-name="ce3"/>
          <table:table-cell table:style-name="ce7" office:value-type="string">
            <text:p>H-Health</text:p>
          </table:table-cell>
          <table:table-cell table:style-name="ce7" office:value-type="string">
            <text:p>801</text:p>
          </table:table-cell>
          <table:table-cell table:style-name="ce7" office:value-type="string">
            <text:p>1</text:p>
          </table:table-cell>
          <table:table-cell table:style-name="ce18" table:number-columns-repeated="20"/>
          <table:table-cell table:style-name="ce3" office:value-type="string">
            <text:p>Health</text:p>
          </table:table-cell>
          <table:table-cell table:style-name="ce3" office:value-type="string">
            <text:p>25/STORE-25</text:p>
          </table:table-cell>
          <table:table-cell table:style-name="ce3" office:value-type="string">
            <text:p>Stores Return Note</text:p>
          </table:table-cell>
          <table:table-cell table:style-name="ce3" office:value-type="string">
            <text:p>1100101/Properties-General</text:p>
          </table:table-cell>
          <table:table-cell table:style-name="ce3" office:value-type="string">
            <text:p>801</text:p>
          </table:table-cell>
          <table:table-cell table:style-name="ce3" office:value-type="string">
            <text:p>100</text:p>
          </table:table-cell>
          <table:table-cell table:style-name="ce3" office:value-type="string">
            <text:p>10</text:p>
          </table:table-cell>
          <table:table-cell table:style-name="ce3" office:value-type="string">
            <text:p>1</text:p>
          </table:table-cell>
          <table:table-cell table:style-name="ce3" office:value-type="string">
            <text:p>100</text:p>
          </table:table-cell>
          <table:table-cell table:style-name="ce3" office:value-type="string">
            <text:p>1</text:p>
          </table:table-cell>
          <table:table-cell table:style-name="ce3" office:value-type="string">
            <text:p>12122009</text:p>
          </table:table-cell>
          <table:table-cell/>
          <table:table-cell table:style-name="ce33"/>
          <table:table-cell table:style-name="ce9" office:value-type="string">
            <text:p>MEDICAL OFFICER</text:p>
          </table:table-cell>
          <table:table-cell table:number-columns-repeated="2" table:style-name="ce9" office:value-type="string">
            <text:p>HOD</text:p>
          </table:table-cell>
          <table:table-cell table:style-name="ce9" office:value-type="string">
            <text:p>MEDICAL OFFICER</text:p>
          </table:table-cell>
          <table:table-cell table:style-name="ce33"/>
          <table:table-cell table:style-name="ce3" office:value-type="string">
            <text:p>25/STORE-25</text:p>
          </table:table-cell>
          <table:table-cell table:style-name="ce12" office:value-type="string">
            <text:p>03122009</text:p>
          </table:table-cell>
          <table:table-cell table:style-name="ce33"/>
          <table:table-cell table:style-name="ce33" office:value-type="string">
            <text:p>H-Health</text:p>
          </table:table-cell>
          <table:table-cell table:style-name="ce3" office:value-type="string">
            <text:p>25/STORE-25</text:p>
          </table:table-cell>
          <table:table-cell table:style-name="ce33" office:value-type="string">
            <text:p>Stock Adjustment</text:p>
          </table:table-cell>
          <table:table-cell table:style-name="ce33" office:value-type="string">
            <text:p>2704001/Stores</text:p>
          </table:table-cell>
          <table:table-cell table:style-name="ce33" table:number-columns-repeated="3"/>
          <table:table-cell table:style-name="ce33" office:value-type="string">
            <text:p>801</text:p>
          </table:table-cell>
          <table:table-cell table:style-name="ce33" office:value-type="string">
            <text:p>7</text:p>
          </table:table-cell>
          <table:table-cell table:style-name="ce33"/>
          <table:table-cell table:style-name="Default" table:number-columns-repeated="16"/>
          <table:table-cell table:style-name="ce56"/>
          <table:table-cell table:style-name="ce79"/>
          <table:table-cell table:number-columns-repeated="931"/>
        </table:table-row>
        <table:table-row table:style-name="ro15">
          <table:table-cell office:value-type="string">
            <text:p>0030</text:p>
          </table:table-cell>
          <table:table-cell table:style-name="ce56" office:value-type="string">
            <text:p>9002</text:p>
          </table:table-cell>
          <table:table-cell table:style-name="ce56" office:value-type="string">
            <text:p>MECHANICAL SUPPLIES</text:p>
          </table:table-cell>
          <table:table-cell table:style-name="ce56" office:value-type="string">
            <text:p>crankshaft</text:p>
          </table:table-cell>
          <table:table-cell table:style-name="ce56" office:value-type="string">
            <text:p>NUMSS</text:p>
          </table:table-cell>
          <table:table-cell table:style-name="ce56" office:value-type="string">
            <text:p>Active</text:p>
          </table:table-cell>
          <table:table-cell table:style-name="ce56" table:number-columns-repeated="2"/>
          <table:table-cell table:style-name="ce56" office:value-type="string">
            <text:p>y</text:p>
          </table:table-cell>
          <table:table-cell table:style-name="ce56" office:value-type="string">
            <text:p>Tendered</text:p>
          </table:table-cell>
          <table:table-cell table:number-columns-repeated="3" table:style-name="ce56" office:value-type="string">
            <text:p>y</text:p>
          </table:table-cell>
          <table:table-cell table:style-name="ce56" office:value-type="string">
            <text:p>H-Health</text:p>
          </table:table-cell>
          <table:table-cell table:style-name="ce56" office:value-type="string">
            <text:p>9002</text:p>
          </table:table-cell>
          <table:table-cell table:style-name="ce56" office:value-type="string">
            <text:p>1</text:p>
          </table:table-cell>
          <table:table-cell table:style-name="ce74"/>
          <table:table-cell table:style-name="ce56" table:number-columns-repeated="2"/>
          <table:table-cell table:style-name="ce56" office:value-type="string">
            <text:p>25/STORE-25</text:p>
          </table:table-cell>
          <table:table-cell table:style-name="ce56"/>
          <table:table-cell table:style-name="ce56" office:value-type="string">
            <text:p>27/STORE-27</text:p>
          </table:table-cell>
          <table:table-cell table:style-name="ce56" office:value-type="string">
            <text:p>4702001/Inter Unit Transfer</text:p>
          </table:table-cell>
          <table:table-cell table:style-name="ce74" table:number-columns-repeated="3"/>
          <table:table-cell table:style-name="ce56" office:value-type="string">
            <text:p>1</text:p>
          </table:table-cell>
          <table:table-cell table:style-name="ce56" office:value-type="string">
            <text:p>9002</text:p>
          </table:table-cell>
          <table:table-cell table:style-name="ce56" office:value-type="string">
            <text:p>25</text:p>
          </table:table-cell>
          <table:table-cell table:style-name="ce56" office:value-type="string">
            <text:p>9002</text:p>
          </table:table-cell>
          <table:table-cell table:style-name="ce56" office:value-type="string">
            <text:p>50</text:p>
          </table:table-cell>
          <table:table-cell table:style-name="ce56" table:number-columns-repeated="2"/>
          <table:table-cell table:style-name="ce74" table:number-columns-repeated="3"/>
          <table:table-cell table:style-name="ce56" office:value-type="string">
            <text:p>Mechanical</text:p>
          </table:table-cell>
          <table:table-cell table:style-name="ce56" office:value-type="string">
            <text:p>27/STORE-27</text:p>
          </table:table-cell>
          <table:table-cell table:style-name="ce56" office:value-type="string">
            <text:p>Physical Stock Taking</text:p>
          </table:table-cell>
          <table:table-cell table:style-name="ce56" office:value-type="string">
            <text:p>2702001/Inventory</text:p>
          </table:table-cell>
          <table:table-cell table:style-name="ce56" office:value-type="string">
            <text:p>9002</text:p>
          </table:table-cell>
          <table:table-cell table:style-name="ce56" office:value-type="string">
            <text:p>100</text:p>
          </table:table-cell>
          <table:table-cell table:style-name="ce56" office:value-type="string">
            <text:p>10</text:p>
          </table:table-cell>
          <table:table-cell table:style-name="ce56" office:value-type="string">
            <text:p>1</text:p>
          </table:table-cell>
          <table:table-cell table:style-name="ce56" office:value-type="string">
            <text:p>100</text:p>
          </table:table-cell>
          <table:table-cell table:style-name="ce56" office:value-type="string">
            <text:p>1</text:p>
          </table:table-cell>
          <table:table-cell table:style-name="ce56" office:value-type="string">
            <text:p>12122008</text:p>
          </table:table-cell>
          <table:table-cell table:style-name="ce56" office:value-type="string">
            <text:p>B27/1</text:p>
          </table:table-cell>
          <table:table-cell table:style-name="ce74"/>
          <table:table-cell table:style-name="ce75" office:value-type="string">
            <text:p>MEDICAL OFFICER</text:p>
          </table:table-cell>
          <table:table-cell table:number-columns-repeated="2" table:style-name="ce75" office:value-type="string">
            <text:p>HOD</text:p>
          </table:table-cell>
          <table:table-cell table:style-name="ce75" office:value-type="string">
            <text:p>MEDICAL OFFICER</text:p>
          </table:table-cell>
          <table:table-cell table:style-name="ce76" office:value-type="string">
            <text:p>9002</text:p>
          </table:table-cell>
          <table:table-cell table:style-name="ce77"/>
          <table:table-cell table:style-name="ce78" office:value-type="string">
            <text:p>03122009</text:p>
          </table:table-cell>
          <table:table-cell table:style-name="ce74"/>
          <table:table-cell table:style-name="ce56" table:number-columns-repeated="10"/>
          <table:table-cell table:style-name="ce56" office:value-type="string">
            <text:p>1</text:p>
          </table:table-cell>
          <table:table-cell table:number-columns-repeated="2" table:style-name="ce56" office:value-type="string">
            <text:p>20</text:p>
          </table:table-cell>
          <table:table-cell table:style-name="ce56" office:value-type="string">
            <text:p>100</text:p>
          </table:table-cell>
          <table:table-cell table:number-columns-repeated="2" table:style-name="ce56" office:value-type="string">
            <text:p>10</text:p>
          </table:table-cell>
          <table:table-cell table:style-name="ce56" office:value-type="string">
            <text:p>100</text:p>
          </table:table-cell>
          <table:table-cell table:style-name="ce56" office:value-type="string">
            <text:p>1</text:p>
          </table:table-cell>
          <table:table-cell table:style-name="ce56" office:value-type="string">
            <text:p>10</text:p>
          </table:table-cell>
          <table:table-cell table:style-name="ce56" office:value-type="string">
            <text:p>5</text:p>
          </table:table-cell>
          <table:table-cell table:style-name="ce56" office:value-type="string">
            <text:p>05052010</text:p>
          </table:table-cell>
          <table:table-cell table:style-name="ce56" office:value-type="string">
            <text:p>B25/1</text:p>
          </table:table-cell>
          <table:table-cell table:style-name="ce56"/>
          <table:table-cell table:style-name="ce56" office:value-type="string">
            <text:p>1</text:p>
          </table:table-cell>
          <table:table-cell table:style-name="ce56" office:value-type="string">
            <text:p>20</text:p>
          </table:table-cell>
          <table:table-cell table:style-name="ce56" office:value-type="string">
            <text:p>25</text:p>
          </table:table-cell>
          <table:table-cell table:number-columns-repeated="165"/>
          <table:table-cell table:style-name="Default" table:number-columns-repeated="768"/>
        </table:table-row>
        <table:table-row table:style-name="ro3" table:number-rows-repeated="65530">
          <table:table-cell table:number-columns-repeated="1016"/>
        </table:table-row>
        <table:table-row table:style-name="ro3">
          <table:table-cell table:number-columns-repeated="1016"/>
        </table:table-row>
      </table:table>
      <table:table table:name="approve_GMI" table:style-name="ta1">
        <office:forms form:automatic-focus="false" form:apply-design-mode="false"/>
        <table:table-column table:style-name="co209" table:default-cell-style-name="ce1"/>
        <table:table-column table:style-name="co169" table:default-cell-style-name="ce1"/>
        <table:table-column table:style-name="co210" table:default-cell-style-name="ce1"/>
        <table:table-column table:style-name="co4" table:default-cell-style-name="ce80"/>
        <table:table-column table:style-name="co22" table:default-cell-style-name="ce80"/>
        <table:table-column table:style-name="co22" table:number-columns-repeated="5" table:default-cell-style-name="ce82"/>
        <table:table-column table:style-name="co211" table:number-columns-repeated="2" table:default-cell-style-name="ce82"/>
        <table:table-column table:style-name="co211" table:default-cell-style-name="ce24"/>
        <table:table-column table:style-name="co36" table:default-cell-style-name="ce24"/>
        <table:table-column table:style-name="co212" table:default-cell-style-name="ce24"/>
        <table:table-column table:style-name="co22" table:default-cell-style-name="ce24"/>
        <table:table-column table:style-name="co71" table:default-cell-style-name="ce23"/>
        <table:table-column table:style-name="co36" table:default-cell-style-name="ce24"/>
        <table:table-column table:style-name="co22" table:number-columns-repeated="6" table:default-cell-style-name="ce1"/>
        <table:table-column table:style-name="co78" table:default-cell-style-name="ce86"/>
        <table:table-column table:style-name="co22" table:number-columns-repeated="7" table:default-cell-style-name="ce1"/>
        <table:table-column table:style-name="co82" table:default-cell-style-name="ce88"/>
        <table:table-column table:style-name="co83" table:default-cell-style-name="ce45"/>
        <table:table-column table:style-name="co22" table:default-cell-style-name="ce91"/>
        <table:table-column table:style-name="co61" table:default-cell-style-name="ce91"/>
        <table:table-column table:style-name="co169" table:default-cell-style-name="ce91"/>
        <table:table-column table:style-name="co22" table:number-columns-repeated="2" table:default-cell-style-name="ce91"/>
        <table:table-column table:style-name="co134" table:default-cell-style-name="ce91"/>
        <table:table-column table:style-name="co22" table:number-columns-repeated="7" table:default-cell-style-name="ce91"/>
        <table:table-column table:style-name="co22" table:default-cell-style-name="ce6"/>
        <table:table-column table:style-name="co48" table:default-cell-style-name="ce6"/>
        <table:table-column table:style-name="co44" table:default-cell-style-name="ce6"/>
        <table:table-column table:style-name="co22" table:number-columns-repeated="2" table:default-cell-style-name="ce6"/>
        <table:table-column table:style-name="co101" table:default-cell-style-name="ce1"/>
        <table:table-column table:style-name="co101" table:default-cell-style-name="ce6"/>
        <table:table-column table:style-name="co8" table:default-cell-style-name="ce6"/>
        <table:table-column table:style-name="co8" table:default-cell-style-name="ce2"/>
        <table:table-column table:style-name="co22" table:default-cell-style-name="ce3"/>
        <table:table-column table:style-name="co13" table:default-cell-style-name="ce3"/>
        <table:table-column table:style-name="co57" table:default-cell-style-name="ce2"/>
        <table:table-column table:style-name="co35" table:default-cell-style-name="ce7"/>
        <table:table-column table:style-name="co22" table:default-cell-style-name="ce4"/>
        <table:table-column table:style-name="co22" table:number-columns-repeated="2" table:default-cell-style-name="ce2"/>
        <table:table-column table:style-name="co62" table:default-cell-style-name="ce2"/>
        <table:table-column table:style-name="co22" table:default-cell-style-name="ce2"/>
        <table:table-column table:style-name="co44" table:default-cell-style-name="ce6"/>
        <table:table-column table:style-name="co45" table:default-cell-style-name="ce6"/>
        <table:table-column table:style-name="co213" table:default-cell-style-name="ce6"/>
        <table:table-column table:style-name="co94" table:default-cell-style-name="ce6"/>
        <table:table-column table:style-name="co22" table:default-cell-style-name="ce2"/>
        <table:table-column table:style-name="co22" table:number-columns-repeated="2" table:default-cell-style-name="ce1"/>
        <table:table-column table:style-name="co5" table:default-cell-style-name="ce1"/>
        <table:table-column table:style-name="co22" table:default-cell-style-name="ce1"/>
        <table:table-column table:style-name="co22" table:default-cell-style-name="ce6"/>
        <table:table-column table:style-name="co72" table:default-cell-style-name="ce71"/>
        <table:table-column table:style-name="co35" table:default-cell-style-name="ce6"/>
        <table:table-column table:style-name="co27" table:default-cell-style-name="ce6"/>
        <table:table-column table:style-name="co22" table:number-columns-repeated="6" table:default-cell-style-name="ce6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22" table:number-columns-repeated="168" table:default-cell-style-name="ce6"/>
        <table:table-row table:style-name="ro1">
          <table:table-cell office:value-type="string">
            <text:p>tc</text:p>
          </table:table-cell>
          <table:table-cell table:style-name="ce80" office:value-type="string">
            <text:p>CREATE_UOM_CATEGORY_FLD1</text:p>
          </table:table-cell>
          <table:table-cell table:style-name="ce80" office:value-type="string">
            <text:p>CREATE_UOM_CATEGORY_DESC_FLD1</text:p>
          </table:table-cell>
          <table:table-cell office:value-type="string">
            <text:p>VIEW_UOM_CATEGORY_FLD1</text:p>
          </table:table-cell>
          <table:table-cell office:value-type="string">
            <text:p>CREATE_UOM_CATEGORY_SUCCESS</text:p>
          </table:table-cell>
          <table:table-cell office:value-type="string">
            <text:p>CREATE_NEW_UOM_FLD1</text:p>
          </table:table-cell>
          <table:table-cell office:value-type="string">
            <text:p>CREATE_UOM_DESC_FLD1</text:p>
          </table:table-cell>
          <table:table-cell table:style-name="ce83" office:value-type="string">
            <text:p>CREATE_UOMCATEGORY_FLD1</text:p>
          </table:table-cell>
          <table:table-cell office:value-type="string">
            <text:p>CREATE_UOM_BASE_UOM_FLD1</text:p>
          </table:table-cell>
          <table:table-cell office:value-type="string">
            <text:p>CREATE_UOM_CONVERSION_FACTOR_FLD1</text:p>
          </table:table-cell>
          <table:table-cell office:value-type="string">
            <text:p>VIEW_UOM_FLD1</text:p>
          </table:table-cell>
          <table:table-cell office:value-type="string">
            <text:p>CREATE_UOM-SUCCESS</text:p>
          </table:table-cell>
          <table:table-cell office:value-type="string">
            <text:p>CREATE_ITEM_TYPE_FLD1</text:p>
          </table:table-cell>
          <table:table-cell table:style-name="ce23" office:value-type="string">
            <text:p>CREATE_ITEM_TYPE_DESC_FLD1</text:p>
          </table:table-cell>
          <table:table-cell table:style-name="ce23" office:value-type="string">
            <text:p>CREATE_ITEM_TYPE_STOCK_CODE_FLD1</text:p>
          </table:table-cell>
          <table:table-cell table:style-name="ce23" office:value-type="string">
            <text:p>CREATE_ITEM_TYPE_PARENT_TYPE_FLD1</text:p>
          </table:table-cell>
          <table:table-cell office:value-type="string">
            <text:p>VIEW_ITEM_TYPE_FLD1</text:p>
          </table:table-cell>
          <table:table-cell office:value-type="string">
            <text:p>CREATE_ITEMTYPE_SUCCESS1</text:p>
          </table:table-cell>
          <table:table-cell table:style-name="ce88" office:value-type="string">
            <text:p>CREATE_STORE_NAME_FLD1</text:p>
          </table:table-cell>
          <table:table-cell table:style-name="ce45" office:value-type="string">
            <text:p>CREATE_STORE_NO_FLD1</text:p>
          </table:table-cell>
          <table:table-cell table:style-name="ce45" office:value-type="string">
            <text:p>CREATE_STORE_DESC_FLD1</text:p>
          </table:table-cell>
          <table:table-cell table:style-name="ce88" office:value-type="string">
            <text:p>CREATE_DEPT_NAME_FLD1</text:p>
          </table:table-cell>
          <table:table-cell table:style-name="ce88" office:value-type="string">
            <text:p>CREATE_DELIVERY_ADDRESS_FLD1</text:p>
          </table:table-cell>
          <table:table-cell table:style-name="ce88" office:value-type="string">
            <text:p>CREATE_BILLING_ADDRESS_FLD1</text:p>
          </table:table-cell>
          <table:table-cell office:value-type="string">
            <text:p>CREATE_BIN1</text:p>
          </table:table-cell>
          <table:table-cell table:style-name="ce45" office:value-type="string">
            <text:p>FOR_LOOP_STORES1</text:p>
          </table:table-cell>
          <table:table-cell table:style-name="ce88" office:value-type="string">
            <text:p>CREATE_BIN_CODE_FLD1</text:p>
          </table:table-cell>
          <table:table-cell table:style-name="ce88" office:value-type="string">
            <text:p>CREATE_BIN_NAME_FLD1</text:p>
          </table:table-cell>
          <table:table-cell table:style-name="ce88" office:value-type="string">
            <text:p>CREATE_BIN_STATUS_FLD1</text:p>
          </table:table-cell>
          <table:table-cell table:style-name="ce88" office:value-type="string">
            <text:p>CREATE_BIN_CODE_FLD2</text:p>
          </table:table-cell>
          <table:table-cell table:style-name="ce88" office:value-type="string">
            <text:p>CREATE_BIN_NAME_FLD2</text:p>
          </table:table-cell>
          <table:table-cell table:style-name="ce88" office:value-type="string">
            <text:p>CREATE_BIN_STATUS_FLD2</text:p>
          </table:table-cell>
          <table:table-cell office:value-type="string">
            <text:p>VIEW_STORES_NUM_FLD1</text:p>
          </table:table-cell>
          <table:table-cell office:value-type="string">
            <text:p>CREATE_STORES_SUCCESS</text:p>
          </table:table-cell>
          <table:table-cell office:value-type="string">
            <text:p>CREATE_SUPPLIER_CODE_FLD1</text:p>
          </table:table-cell>
          <table:table-cell table:style-name="ce87" office:value-type="string">
            <text:p>CREATE_SUPPLIER_NAME_FLD1</text:p>
          </table:table-cell>
          <table:table-cell table:style-name="ce87" office:value-type="string">
            <text:p>CREATE_SUPPLIER_CORS_ADDRESS_FLD1</text:p>
          </table:table-cell>
          <table:table-cell table:style-name="ce87" office:value-type="string">
            <text:p>CREATE_SUPPLIER_STATUS_FLD1</text:p>
          </table:table-cell>
          <table:table-cell table:style-name="ce87" office:value-type="string">
            <text:p>CREATE_SUPPLIER_PAN_NO_FLD1</text:p>
          </table:table-cell>
          <table:table-cell table:style-name="ce87" office:value-type="string">
            <text:p>MODIFY_SUPPLIER_SEARCH_FLD1</text:p>
          </table:table-cell>
          <table:table-cell table:style-name="ce87" office:value-type="string">
            <text:p>MODFIY_SUPPLIER_CODE_FLD1</text:p>
          </table:table-cell>
          <table:table-cell table:style-name="ce87" office:value-type="string">
            <text:p>MODIFY_SUPPLIER_NAME_FLD1</text:p>
          </table:table-cell>
          <table:table-cell table:style-name="ce87" office:value-type="string">
            <text:p>MODIFY_SUPPLIER_CORS_ADDRESS_FLD1</text:p>
          </table:table-cell>
          <table:table-cell table:style-name="ce87" office:value-type="string">
            <text:p>MODIFY_SUPPLIER_PAN_NO_FLD1</text:p>
          </table:table-cell>
          <table:table-cell table:style-name="ce87" office:value-type="string">
            <text:p>MODIFY_SUPPLIER_STATUS_FLD1</text:p>
          </table:table-cell>
          <table:table-cell table:style-name="ce87" office:value-type="string">
            <text:p>MODIFY_SUPPLIER_DATE_FLD1</text:p>
          </table:table-cell>
          <table:table-cell office:value-type="string">
            <text:p>MODIFY_SUPPLIER_SUCCESS</text:p>
          </table:table-cell>
          <table:table-cell table:style-name="ce4" office:value-type="string">
            <text:p>ITEM_NO</text:p>
          </table:table-cell>
          <table:table-cell table:style-name="ce4" office:value-type="string">
            <text:p>ITEM_TYPE</text:p>
          </table:table-cell>
          <table:table-cell table:style-name="ce4" office:value-type="string">
            <text:p>ITEM_DESCRIPTION</text:p>
          </table:table-cell>
          <table:table-cell table:style-name="ce4" office:value-type="string">
            <text:p>BASE_UOM</text:p>
          </table:table-cell>
          <table:table-cell table:style-name="ce4" office:value-type="string">
            <text:p>ITEM_STATUS</text:p>
          </table:table-cell>
          <table:table-cell office:value-type="string">
            <text:p>CREATE_ITEM_INDENT_REQUIRED_CHECK_BOX</text:p>
          </table:table-cell>
          <table:table-cell table:style-name="ce7" office:value-type="string">
            <text:p>SCRAP_ITEM</text:p>
          </table:table-cell>
          <table:table-cell table:style-name="ce1" office:value-type="string">
            <text:p>ITEM_PURCHASED</text:p>
          </table:table-cell>
          <table:table-cell table:style-name="ce4" office:value-type="string">
            <text:p>CONTRACT_REQD</text:p>
          </table:table-cell>
          <table:table-cell table:style-name="ce7" office:value-type="string">
            <text:p>LOT_CONTROL</text:p>
          </table:table-cell>
          <table:table-cell table:style-name="ce7" office:value-type="string">
            <text:p>SHELF_LIFE_CONTROL</text:p>
          </table:table-cell>
          <table:table-cell table:style-name="ce7" office:value-type="string">
            <text:p>BIN_LEVEL_STORAGE</text:p>
          </table:table-cell>
          <table:table-cell office:value-type="string">
            <text:p>CREATE_ITEM_DEPARTMENT_FROM_FLD</text:p>
          </table:table-cell>
          <table:table-cell office:value-type="string">
            <text:p>VIEW_ITEM_NUMBER1</text:p>
          </table:table-cell>
          <table:table-cell table:style-name="ce7" office:value-type="string">
            <text:p>CREATE_SUCCESS_DATA1</text:p>
          </table:table-cell>
          <table:table-cell office:value-type="string">
            <text:p>CREATE_MMRN_DEPARTMENT_FLD1</text:p>
          </table:table-cell>
          <table:table-cell office:value-type="string">
            <text:p>CREATE_MMRN_STORE_FLD1</text:p>
          </table:table-cell>
          <table:table-cell office:value-type="string">
            <text:p>CREATE_MMRN_RECEIPT_TYPE_FLD1</text:p>
          </table:table-cell>
          <table:table-cell table:style-name="ce2" office:value-type="string">
            <text:p>CREATE_MMRN_ACCOUNT_CODE_FLD1</text:p>
          </table:table-cell>
          <table:table-cell table:style-name="ce3" office:value-type="string">
            <text:p>CREATE_MMRN_ITEM_NO_FLD1</text:p>
          </table:table-cell>
          <table:table-cell table:style-name="ce3" office:value-type="string">
            <text:p>CREATE_MMRN_QUANTITY_FLD1</text:p>
          </table:table-cell>
          <table:table-cell table:style-name="ce3" office:value-type="string">
            <text:p>CREATE_MMRN_RATE_PER_UNIT_FLD1</text:p>
          </table:table-cell>
          <table:table-cell table:style-name="ce3" office:value-type="string">
            <text:p>BREAK_UP_DETAILS1</text:p>
          </table:table-cell>
          <table:table-cell table:style-name="ce3" office:value-type="string">
            <text:p>CREATE_MMRN_BREAKUP_QUANTITY_FLD1</text:p>
          </table:table-cell>
          <table:table-cell table:style-name="ce3" office:value-type="string">
            <text:p>CREATE_MMRN_LOT_NO_FLD1</text:p>
          </table:table-cell>
          <table:table-cell table:style-name="ce3" office:value-type="string">
            <text:p>CREATE_MMRN_EXPIRY_DATE_FLD1</text:p>
          </table:table-cell>
          <table:table-cell table:style-name="ce3" office:value-type="string">
            <text:p>CREATE_MMRN_BIN_NO_FLD1</text:p>
          </table:table-cell>
          <table:table-cell table:style-name="ce41" office:value-type="string">
            <text:p>CREATE_GMI_DEPT_FLD1</text:p>
          </table:table-cell>
          <table:table-cell office:value-type="string">
            <text:p>CREATE_GMI_ISSUING_STORE_FLD1</text:p>
          </table:table-cell>
          <table:table-cell table:style-name="ce41" office:value-type="string">
            <text:p>CREATE_GMI_PURPOSE_FLD1</text:p>
          </table:table-cell>
          <table:table-cell table:style-name="ce41" office:value-type="string">
            <text:p>CREATE_GMI_ACCOUNTCODE_FLD1</text:p>
          </table:table-cell>
          <table:table-cell table:style-name="ce41" office:value-type="string">
            <text:p>CREATE_GMI_PROJECT_CODE_FLD</text:p>
          </table:table-cell>
          <table:table-cell table:style-name="ce41" office:value-type="string">
            <text:p>CREATE_GMI_ASSET_CODE_FLD</text:p>
          </table:table-cell>
          <table:table-cell table:style-name="ce41" office:value-type="string">
            <text:p>CREATE_GMI_INDENTING_STORE1</text:p>
          </table:table-cell>
          <table:table-cell table:style-name="ce41" office:value-type="string">
            <text:p>CREATE_GMI_ITEM_FLD1</text:p>
          </table:table-cell>
          <table:table-cell table:style-name="ce41" office:value-type="string">
            <text:p>CREATE_GMI_QUANTIY_FLD1</text:p>
          </table:table-cell>
          <table:table-cell table:style-name="ce41" office:value-type="string">
            <text:p>CREATE_GMI_SALE_PRICE_FLD</text:p>
          </table:table-cell>
          <table:table-cell table:style-name="ce3" office:value-type="string">
            <text:p>CREATE_MI_DESIGNATION_FLD</text:p>
          </table:table-cell>
          <table:table-cell table:style-name="ce3" office:value-type="string">
            <text:p>CREATE_MI_APPROVER_FLD</text:p>
          </table:table-cell>
          <table:table-cell table:style-name="ce3" office:value-type="string">
            <text:p>STORES_APPROVE_MI_APPROVER_FLD</text:p>
          </table:table-cell>
          <table:table-cell table:style-name="ce3" office:value-type="string">
            <text:p>STORES_APPROVE_MI_DESIGNATION_FLD</text:p>
          </table:table-cell>
          <table:table-cell office:value-type="string">
            <text:p>#</text:p>
          </table:table-cell>
          <table:table-cell table:number-columns-repeated="167"/>
        </table:table-row>
        <table:table-row table:style-name="ro7">
          <table:table-cell office:value-type="string">
            <text:p>attributes</text:p>
          </table:table-cell>
          <table:table-cell table:style-name="ce80" office:value-type="string">
            <text:p>category</text:p>
          </table:table-cell>
          <table:table-cell table:style-name="ce80" office:value-type="string">
            <text:p>narration</text:p>
          </table:table-cell>
          <table:table-cell office:value-type="string">
            <text:p>categoryid</text:p>
          </table:table-cell>
          <table:table-cell office:value-type="string">
            <text:p>X</text:p>
          </table:table-cell>
          <table:table-cell office:value-type="string">
            <text:p>uom</text:p>
          </table:table-cell>
          <table:table-cell office:value-type="string">
            <text:p>description</text:p>
          </table:table-cell>
          <table:table-cell table:style-name="ce83" office:value-type="string">
            <text:p>category</text:p>
          </table:table-cell>
          <table:table-cell office:value-type="string">
            <text:p>baseUom</text:p>
          </table:table-cell>
          <table:table-cell office:value-type="string">
            <text:p>conversion_factor</text:p>
          </table:table-cell>
          <table:table-cell office:value-type="string">
            <text:p>uomId</text:p>
          </table:table-cell>
          <table:table-cell office:value-type="string">
            <text:p>X</text:p>
          </table:table-cell>
          <table:table-cell office:value-type="string">
            <text:p>type</text:p>
          </table:table-cell>
          <table:table-cell table:style-name="ce23" office:value-type="string">
            <text:p>description</text:p>
          </table:table-cell>
          <table:table-cell table:style-name="ce23" office:value-type="string">
            <text:p>GLCode</text:p>
          </table:table-cell>
          <table:table-cell table:style-name="ce23" office:value-type="string">
            <text:p>itemTypeId</text:p>
          </table:table-cell>
          <table:table-cell office:value-type="string">
            <text:p>itemTypeId</text:p>
          </table:table-cell>
          <table:table-cell office:value-type="string">
            <text:p>X</text:p>
          </table:table-cell>
          <table:table-cell table:style-name="ce88" office:value-type="string">
            <text:p>storeName</text:p>
          </table:table-cell>
          <table:table-cell table:style-name="ce45" office:value-type="string">
            <text:p>storeNo</text:p>
          </table:table-cell>
          <table:table-cell table:style-name="ce45" office:value-type="string">
            <text:p>description</text:p>
          </table:table-cell>
          <table:table-cell table:style-name="ce88" office:value-type="string">
            <text:p>department</text:p>
          </table:table-cell>
          <table:table-cell table:style-name="ce88" office:value-type="string">
            <text:p>deliveryAddress</text:p>
          </table:table-cell>
          <table:table-cell table:style-name="ce88" office:value-type="string">
            <text:p>billingAddress</text:p>
          </table:table-cell>
          <table:table-cell office:value-type="string">
            <text:p>x</text:p>
          </table:table-cell>
          <table:table-cell table:style-name="ce45" office:value-type="string">
            <text:p>loop</text:p>
          </table:table-cell>
          <table:table-cell table:style-name="ce88" office:value-type="string">
            <text:p>binCode</text:p>
          </table:table-cell>
          <table:table-cell table:style-name="ce88" office:value-type="string">
            <text:p>binName</text:p>
          </table:table-cell>
          <table:table-cell table:style-name="ce88" office:value-type="string">
            <text:p>binStatus</text:p>
          </table:table-cell>
          <table:table-cell table:style-name="ce88" office:value-type="string">
            <text:p>binCode</text:p>
          </table:table-cell>
          <table:table-cell table:style-name="ce88" office:value-type="string">
            <text:p>binName</text:p>
          </table:table-cell>
          <table:table-cell table:style-name="ce88" office:value-type="string">
            <text:p>binStatus</text:p>
          </table:table-cell>
          <table:table-cell table:style-name="ce45" office:value-type="string">
            <text:p>storeId</text:p>
          </table:table-cell>
          <table:table-cell office:value-type="string">
            <text:p>X</text:p>
          </table:table-cell>
          <table:table-cell office:value-type="string">
            <text:p>code</text:p>
          </table:table-cell>
          <table:table-cell table:style-name="ce87" office:value-type="string">
            <text:p>name</text:p>
          </table:table-cell>
          <table:table-cell table:style-name="ce87" office:value-type="string">
            <text:p>correspondenceAddr</text:p>
          </table:table-cell>
          <table:table-cell table:style-name="ce87" office:value-type="string">
            <text:p>status</text:p>
          </table:table-cell>
          <table:table-cell table:style-name="ce87" office:value-type="string">
            <text:p>panNo</text:p>
          </table:table-cell>
          <table:table-cell table:style-name="ce87" office:value-type="string">
            <text:p>name</text:p>
          </table:table-cell>
          <table:table-cell table:style-name="ce87" office:value-type="string">
            <text:p>code</text:p>
          </table:table-cell>
          <table:table-cell table:style-name="ce87" office:value-type="string">
            <text:p>name</text:p>
          </table:table-cell>
          <table:table-cell table:style-name="ce87" office:value-type="string">
            <text:p>correspondenceAddr</text:p>
          </table:table-cell>
          <table:table-cell table:style-name="ce87" office:value-type="string">
            <text:p>panNo</text:p>
          </table:table-cell>
          <table:table-cell table:style-name="ce87" office:value-type="string">
            <text:p>status</text:p>
          </table:table-cell>
          <table:table-cell office:value-type="string">
            <text:p>inactiveOn</text:p>
          </table:table-cell>
          <table:table-cell office:value-type="string">
            <text:p>X</text:p>
          </table:table-cell>
          <table:table-cell table:style-name="ce7" office:value-type="string">
            <text:p>itemNo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uom</text:p>
          </table:table-cell>
          <table:table-cell table:style-name="ce4" office:value-type="string">
            <text:p>itemStatusId</text:p>
          </table:table-cell>
          <table:table-cell office:value-type="string">
            <text:p>isIndentRequired</text:p>
          </table:table-cell>
          <table:table-cell table:style-name="ce7" office:value-type="string">
            <text:p>isscrap</text:p>
          </table:table-cell>
          <table:table-cell table:style-name="ce1" office:value-type="string">
            <text:p>canPurchase</text:p>
          </table:table-cell>
          <table:table-cell table:style-name="ce4" office:value-type="string">
            <text:p>contractReqt</text:p>
          </table:table-cell>
          <table:table-cell table:style-name="ce7" office:value-type="string">
            <text:p>isLotControlled</text:p>
          </table:table-cell>
          <table:table-cell table:style-name="ce7" office:value-type="string">
            <text:p>isShelfLifeControlled</text:p>
          </table:table-cell>
          <table:table-cell table:style-name="ce7" office:value-type="string">
            <text:p>binLevelStorage</text:p>
          </table:table-cell>
          <table:table-cell office:value-type="string">
            <text:p>tempDeptId</text:p>
          </table:table-cell>
          <table:table-cell table:style-name="ce7" office:value-type="string">
            <text:p>itemNo</text:p>
          </table:table-cell>
          <table:table-cell table:style-name="ce7" office:value-type="string">
            <text:p>x</text:p>
          </table:table-cell>
          <table:table-cell office:value-type="string">
            <text:p>departmentId</text:p>
          </table:table-cell>
          <table:table-cell office:value-type="string">
            <text:p>storeId</text:p>
          </table:table-cell>
          <table:table-cell office:value-type="string">
            <text:p>purpose</text:p>
          </table:table-cell>
          <table:table-cell table:style-name="ce2" office:value-type="string">
            <text:p>accCode</text:p>
          </table:table-cell>
          <table:table-cell table:style-name="ce3" office:value-type="string">
            <text:p>itemNo</text:p>
          </table:table-cell>
          <table:table-cell table:style-name="ce3" office:value-type="string">
            <text:p>receivedQty</text:p>
          </table:table-cell>
          <table:table-cell table:style-name="ce3" office:value-type="string">
            <text:p>unitPrice</text:p>
          </table:table-cell>
          <table:table-cell table:style-name="ce3" office:value-type="string">
            <text:p>breakDetails</text:p>
          </table:table-cell>
          <table:table-cell table:style-name="ce3" office:value-type="string">
            <text:p>brkqty</text:p>
          </table:table-cell>
          <table:table-cell table:style-name="ce3" office:value-type="string">
            <text:p>lotNum</text:p>
          </table:table-cell>
          <table:table-cell table:style-name="ce3" office:value-type="string">
            <text:p>exdate</text:p>
          </table:table-cell>
          <table:table-cell table:style-name="ce3" office:value-type="string">
            <text:p>bin</text:p>
          </table:table-cell>
          <table:table-cell table:style-name="ce41" office:value-type="string">
            <text:p>department</text:p>
          </table:table-cell>
          <table:table-cell table:style-name="ce38" office:value-type="string">
            <text:p>issuingStore</text:p>
          </table:table-cell>
          <table:table-cell table:style-name="ce41" office:value-type="string">
            <text:p>purpose</text:p>
          </table:table-cell>
          <table:table-cell table:style-name="ce33" office:value-type="string">
            <text:p>accountCode</text:p>
          </table:table-cell>
          <table:table-cell table:style-name="ce73" office:value-type="string">
            <text:p>projectCode</text:p>
          </table:table-cell>
          <table:table-cell table:style-name="ce73" office:value-type="string">
            <text:p>assetName</text:p>
          </table:table-cell>
          <table:table-cell table:style-name="ce33" office:value-type="string">
            <text:p>indentingStore</text:p>
          </table:table-cell>
          <table:table-cell table:style-name="ce33" office:value-type="string">
            <text:p>itemNo</text:p>
          </table:table-cell>
          <table:table-cell table:style-name="ce33" office:value-type="string">
            <text:p>issuedQty</text:p>
          </table:table-cell>
          <table:table-cell table:style-name="ce33" office:value-type="string">
            <text:p>salePrice</text:p>
          </table:table-cell>
          <table:table-cell table:style-name="ce3" office:value-type="string">
            <text:p>approverDesignation</text:p>
          </table:table-cell>
          <table:table-cell table:style-name="ce3" office:value-type="string">
            <text:p>approver</text:p>
          </table:table-cell>
          <table:table-cell table:style-name="ce10" office:value-type="string">
            <text:p>approver</text:p>
          </table:table-cell>
          <table:table-cell table:style-name="ce3" office:value-type="string">
            <text:p>approverDesignation</text:p>
          </table:table-cell>
          <table:table-cell office:value-type="string">
            <text:p>#</text:p>
          </table:table-cell>
          <table:table-cell table:number-columns-repeated="167"/>
        </table:table-row>
        <table:table-row table:style-name="ro7">
          <table:table-cell office:value-type="string">
            <text:p>0010</text:p>
          </table:table-cell>
          <table:table-cell table:number-columns-repeated="3" table:style-name="ce81" office:value-type="string">
            <text:p>NUMBERS</text:p>
          </table:table-cell>
          <table:table-cell office:value-type="string">
            <text:p>1</text:p>
          </table:table-cell>
          <table:table-cell table:number-columns-repeated="2" office:value-type="string">
            <text:p>NUMSS</text:p>
          </table:table-cell>
          <table:table-cell table:style-name="ce83" office:value-type="string">
            <text:p>NUMBERS</text:p>
          </table:table-cell>
          <table:table-cell office:value-type="string">
            <text:p>y</text:p>
          </table:table-cell>
          <table:table-cell/>
          <table:table-cell office:value-type="string">
            <text:p>NUMSS</text:p>
          </table:table-cell>
          <table:table-cell office:value-type="string">
            <text:p>1</text:p>
          </table:table-cell>
          <table:table-cell table:number-columns-repeated="2" table:style-name="ce23" office:value-type="string">
            <text:p>MECHANICAL SUPPLIES</text:p>
          </table:table-cell>
          <table:table-cell office:value-type="string">
            <text:p>4101001~Open Space</text:p>
          </table:table-cell>
          <table:table-cell table:style-name="ce23"/>
          <table:table-cell office:value-type="string">
            <text:p>MECHANICAL SUPPLIES</text:p>
          </table:table-cell>
          <table:table-cell office:value-type="string">
            <text:p>1</text:p>
          </table:table-cell>
          <table:table-cell table:style-name="ce88" office:value-type="string">
            <text:p>STORE-25</text:p>
          </table:table-cell>
          <table:table-cell table:style-name="ce45" office:value-type="string">
            <text:p>25</text:p>
          </table:table-cell>
          <table:table-cell table:style-name="ce88" office:value-type="string">
            <text:p>STORE-25</text:p>
          </table:table-cell>
          <table:table-cell table:style-name="ce88" office:value-type="string">
            <text:p>H-Health</text:p>
          </table:table-cell>
          <table:table-cell table:number-columns-repeated="2" table:style-name="ce88" office:value-type="string">
            <text:p>Chennai</text:p>
          </table:table-cell>
          <table:table-cell office:value-type="string">
            <text:p>1</text:p>
          </table:table-cell>
          <table:table-cell table:style-name="ce45" office:value-type="string">
            <text:p>2</text:p>
          </table:table-cell>
          <table:table-cell table:number-columns-repeated="2" table:style-name="ce88" office:value-type="string">
            <text:p>B25/1</text:p>
          </table:table-cell>
          <table:table-cell table:style-name="ce88" office:value-type="string">
            <text:p>Active</text:p>
          </table:table-cell>
          <table:table-cell table:number-columns-repeated="2" table:style-name="ce88" office:value-type="string">
            <text:p>B25/2</text:p>
          </table:table-cell>
          <table:table-cell table:style-name="ce88" office:value-type="string">
            <text:p>Active</text:p>
          </table:table-cell>
          <table:table-cell office:value-type="string">
            <text:p>25/STORE-25</text:p>
          </table:table-cell>
          <table:table-cell office:value-type="string">
            <text:p>1</text:p>
          </table:table-cell>
          <table:table-cell office:value-type="string">
            <text:p>007</text:p>
          </table:table-cell>
          <table:table-cell office:value-type="string">
            <text:p>Manjunath</text:p>
          </table:table-cell>
          <table:table-cell office:value-type="string">
            <text:p>BANAGALORE</text:p>
          </table:table-cell>
          <table:table-cell office:value-type="string">
            <text:p>Created</text:p>
          </table:table-cell>
          <table:table-cell/>
          <table:table-cell office:value-type="string">
            <text:p>Manjunath</text:p>
          </table:table-cell>
          <table:table-cell table:number-columns-repeated="4"/>
          <table:table-cell office:value-type="string">
            <text:p>Approved</text:p>
          </table:table-cell>
          <table:table-cell table:number-columns-repeated="2"/>
          <table:table-cell table:style-name="ce1" office:value-type="string">
            <text:p>800</text:p>
          </table:table-cell>
          <table:table-cell office:value-type="string">
            <text:p>MECHANICAL SUPPLIES</text:p>
          </table:table-cell>
          <table:table-cell office:value-type="string">
            <text:p>socket</text:p>
          </table:table-cell>
          <table:table-cell table:style-name="ce1" office:value-type="string">
            <text:p>NUMSS</text:p>
          </table:table-cell>
          <table:table-cell office:value-type="string">
            <text:p>Active</text:p>
          </table:table-cell>
          <table:table-cell table:number-columns-repeated="2"/>
          <table:table-cell table:style-name="ce1" office:value-type="string">
            <text:p>y</text:p>
          </table:table-cell>
          <table:table-cell table:style-name="ce6" office:value-type="string">
            <text:p>Open PO</text:p>
          </table:table-cell>
          <table:table-cell table:number-columns-repeated="2" table:style-name="ce7" office:value-type="string">
            <text:p>y</text:p>
          </table:table-cell>
          <table:table-cell/>
          <table:table-cell office:value-type="string">
            <text:p>H-Health</text:p>
          </table:table-cell>
          <table:table-cell table:style-name="ce7" office:value-type="string">
            <text:p>800</text:p>
          </table:table-cell>
          <table:table-cell table:style-name="ce7" office:value-type="string">
            <text:p>1</text:p>
          </table:table-cell>
          <table:table-cell office:value-type="string">
            <text:p>Health</text:p>
          </table:table-cell>
          <table:table-cell office:value-type="string">
            <text:p>25/STORE-25</text:p>
          </table:table-cell>
          <table:table-cell office:value-type="string">
            <text:p>Physical Stock Taking</text:p>
          </table:table-cell>
          <table:table-cell table:style-name="ce2" office:value-type="string">
            <text:p>2702001/Inventory</text:p>
          </table:table-cell>
          <table:table-cell table:style-name="ce3" office:value-type="string">
            <text:p>800</text:p>
          </table:table-cell>
          <table:table-cell table:style-name="ce3" office:value-type="string">
            <text:p>100</text:p>
          </table:table-cell>
          <table:table-cell table:style-name="ce3" office:value-type="string">
            <text:p>10</text:p>
          </table:table-cell>
          <table:table-cell table:style-name="ce3" office:value-type="string">
            <text:p>1</text:p>
          </table:table-cell>
          <table:table-cell table:style-name="ce3" office:value-type="string">
            <text:p>100</text:p>
          </table:table-cell>
          <table:table-cell table:style-name="ce3" office:value-type="string">
            <text:p>1</text:p>
          </table:table-cell>
          <table:table-cell table:style-name="ce3" office:value-type="string">
            <text:p>12122009</text:p>
          </table:table-cell>
          <table:table-cell/>
          <table:table-cell table:style-name="ce41" office:value-type="string">
            <text:p>H-Health</text:p>
          </table:table-cell>
          <table:table-cell office:value-type="string">
            <text:p>25/STORE-25</text:p>
          </table:table-cell>
          <table:table-cell table:style-name="ce41" office:value-type="string">
            <text:p>Written-off/Scrap</text:p>
          </table:table-cell>
          <table:table-cell table:style-name="ce33" office:value-type="string">
            <text:p>2704001/Stores</text:p>
          </table:table-cell>
          <table:table-cell table:style-name="ce33" table:number-columns-repeated="3"/>
          <table:table-cell table:style-name="ce33" office:value-type="string">
            <text:p>800</text:p>
          </table:table-cell>
          <table:table-cell table:style-name="ce33" office:value-type="string">
            <text:p>10</text:p>
          </table:table-cell>
          <table:table-cell table:style-name="ce33"/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table:style-name="ce1" office:value-type="string">
            <text:p>#</text:p>
          </table:table-cell>
          <table:table-cell table:number-columns-repeated="167"/>
        </table:table-row>
        <table:table-row table:style-name="ro7">
          <table:table-cell office:value-type="string">
            <text:p>0020</text:p>
          </table:table-cell>
          <table:table-cell table:number-columns-repeated="2" table:style-name="ce80" office:value-type="string">
            <text:p>COUNTS</text:p>
          </table:table-cell>
          <table:table-cell office:value-type="string">
            <text:p>COUNTS</text:p>
          </table:table-cell>
          <table:table-cell office:value-type="string">
            <text:p>1</text:p>
          </table:table-cell>
          <table:table-cell table:number-columns-repeated="2" office:value-type="string">
            <text:p>CNT</text:p>
          </table:table-cell>
          <table:table-cell office:value-type="string">
            <text:p>COUNTS</text:p>
          </table:table-cell>
          <table:table-cell office:value-type="string">
            <text:p>y</text:p>
          </table:table-cell>
          <table:table-cell/>
          <table:table-cell office:value-type="string">
            <text:p>CNT</text:p>
          </table:table-cell>
          <table:table-cell office:value-type="string">
            <text:p>1</text:p>
          </table:table-cell>
          <table:table-cell table:number-columns-repeated="2" table:style-name="ce23" office:value-type="string">
            <text:p>AUTOMOBILES</text:p>
          </table:table-cell>
          <table:table-cell table:style-name="ce23" office:value-type="string">
            <text:p>4101004~Gardens</text:p>
          </table:table-cell>
          <table:table-cell table:style-name="ce23"/>
          <table:table-cell office:value-type="string">
            <text:p>AUTOMOBILES</text:p>
          </table:table-cell>
          <table:table-cell office:value-type="string">
            <text:p>1</text:p>
          </table:table-cell>
          <table:table-cell table:style-name="ce88" office:value-type="string">
            <text:p>STORE-26</text:p>
          </table:table-cell>
          <table:table-cell table:style-name="ce45" office:value-type="string">
            <text:p>26</text:p>
          </table:table-cell>
          <table:table-cell table:style-name="ce88" office:value-type="string">
            <text:p>STORE-26</text:p>
          </table:table-cell>
          <table:table-cell table:style-name="ce88" office:value-type="string">
            <text:p>H-Health</text:p>
          </table:table-cell>
          <table:table-cell table:number-columns-repeated="2" table:style-name="ce88" office:value-type="string">
            <text:p>Madurai</text:p>
          </table:table-cell>
          <table:table-cell office:value-type="string">
            <text:p>1</text:p>
          </table:table-cell>
          <table:table-cell table:style-name="ce45" office:value-type="string">
            <text:p>2</text:p>
          </table:table-cell>
          <table:table-cell table:number-columns-repeated="2" table:style-name="ce88" office:value-type="string">
            <text:p>B26/1</text:p>
          </table:table-cell>
          <table:table-cell table:style-name="ce88" office:value-type="string">
            <text:p>Active</text:p>
          </table:table-cell>
          <table:table-cell table:number-columns-repeated="2" table:style-name="ce88" office:value-type="string">
            <text:p>B26/2</text:p>
          </table:table-cell>
          <table:table-cell table:style-name="ce88" office:value-type="string">
            <text:p>Active</text:p>
          </table:table-cell>
          <table:table-cell office:value-type="string">
            <text:p>26/STORE-26</text:p>
          </table:table-cell>
          <table:table-cell office:value-type="string">
            <text:p>1</text:p>
          </table:table-cell>
          <table:table-cell office:value-type="string">
            <text:p>008</text:p>
          </table:table-cell>
          <table:table-cell office:value-type="string">
            <text:p>VISHWANATH</text:p>
          </table:table-cell>
          <table:table-cell office:value-type="string">
            <text:p>BANAGALORE</text:p>
          </table:table-cell>
          <table:table-cell office:value-type="string">
            <text:p>Created</text:p>
          </table:table-cell>
          <table:table-cell/>
          <table:table-cell office:value-type="string">
            <text:p>VISHWANATH</text:p>
          </table:table-cell>
          <table:table-cell table:number-columns-repeated="4"/>
          <table:table-cell office:value-type="string">
            <text:p>Approved</text:p>
          </table:table-cell>
          <table:table-cell table:number-columns-repeated="2"/>
          <table:table-cell table:style-name="ce1" office:value-type="string">
            <text:p>801</text:p>
          </table:table-cell>
          <table:table-cell office:value-type="string">
            <text:p>AUTOMOBILES</text:p>
          </table:table-cell>
          <table:table-cell office:value-type="string">
            <text:p>safal oil</text:p>
          </table:table-cell>
          <table:table-cell table:style-name="ce1" office:value-type="string">
            <text:p>CNT</text:p>
          </table:table-cell>
          <table:table-cell office:value-type="string">
            <text:p>Active</text:p>
          </table:table-cell>
          <table:table-cell table:number-columns-repeated="2"/>
          <table:table-cell table:style-name="ce1" office:value-type="string">
            <text:p>y</text:p>
          </table:table-cell>
          <table:table-cell table:style-name="ce6" office:value-type="string">
            <text:p>Tendered</text:p>
          </table:table-cell>
          <table:table-cell table:number-columns-repeated="2" table:style-name="ce7" office:value-type="string">
            <text:p>y</text:p>
          </table:table-cell>
          <table:table-cell/>
          <table:table-cell office:value-type="string">
            <text:p>A-Accounts Central Cell</text:p>
          </table:table-cell>
          <table:table-cell table:style-name="ce7" office:value-type="string">
            <text:p>801</text:p>
          </table:table-cell>
          <table:table-cell table:style-name="ce7" office:value-type="string">
            <text:p>1</text:p>
          </table:table-cell>
          <table:table-cell office:value-type="string">
            <text:p>Health</text:p>
          </table:table-cell>
          <table:table-cell office:value-type="string">
            <text:p>26/STORE-26</text:p>
          </table:table-cell>
          <table:table-cell office:value-type="string">
            <text:p>Physical Stock Taking</text:p>
          </table:table-cell>
          <table:table-cell table:style-name="ce2" office:value-type="string">
            <text:p>2702001/Inventory</text:p>
          </table:table-cell>
          <table:table-cell table:style-name="ce3" office:value-type="string">
            <text:p>801</text:p>
          </table:table-cell>
          <table:table-cell table:style-name="ce3" office:value-type="string">
            <text:p>100</text:p>
          </table:table-cell>
          <table:table-cell table:style-name="ce3" office:value-type="string">
            <text:p>20</text:p>
          </table:table-cell>
          <table:table-cell table:style-name="ce3" office:value-type="string">
            <text:p>1</text:p>
          </table:table-cell>
          <table:table-cell table:style-name="ce3" office:value-type="string">
            <text:p>100</text:p>
          </table:table-cell>
          <table:table-cell table:style-name="ce3" office:value-type="string">
            <text:p>2</text:p>
          </table:table-cell>
          <table:table-cell table:style-name="ce3" office:value-type="string">
            <text:p>12122010</text:p>
          </table:table-cell>
          <table:table-cell/>
          <table:table-cell table:style-name="ce41" office:value-type="string">
            <text:p>H-Health</text:p>
          </table:table-cell>
          <table:table-cell office:value-type="string">
            <text:p>26/STORE-26</text:p>
          </table:table-cell>
          <table:table-cell table:style-name="ce41" office:value-type="string">
            <text:p>Stock Adjustment</text:p>
          </table:table-cell>
          <table:table-cell table:style-name="ce33" office:value-type="string">
            <text:p>2704001/Stores</text:p>
          </table:table-cell>
          <table:table-cell table:style-name="ce33" table:number-columns-repeated="3"/>
          <table:table-cell table:style-name="ce33" office:value-type="string">
            <text:p>801</text:p>
          </table:table-cell>
          <table:table-cell table:style-name="ce33" office:value-type="string">
            <text:p>7</text:p>
          </table:table-cell>
          <table:table-cell table:style-name="ce33"/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table:style-name="ce1" office:value-type="string">
            <text:p>#</text:p>
          </table:table-cell>
          <table:table-cell table:number-columns-repeated="167"/>
        </table:table-row>
        <table:table-row table:style-name="ro7">
          <table:table-cell office:value-type="string">
            <text:p>0030</text:p>
          </table:table-cell>
          <table:table-cell table:number-columns-repeated="2" table:style-name="ce80" office:value-type="string">
            <text:p>DECIMALS</text:p>
          </table:table-cell>
          <table:table-cell office:value-type="string">
            <text:p>DECIMALS</text:p>
          </table:table-cell>
          <table:table-cell office:value-type="string">
            <text:p>1</text:p>
          </table:table-cell>
          <table:table-cell table:number-columns-repeated="2" office:value-type="string">
            <text:p>DCM</text:p>
          </table:table-cell>
          <table:table-cell office:value-type="string">
            <text:p>DECIMALS</text:p>
          </table:table-cell>
          <table:table-cell office:value-type="string">
            <text:p>y</text:p>
          </table:table-cell>
          <table:table-cell/>
          <table:table-cell office:value-type="string">
            <text:p>DCM</text:p>
          </table:table-cell>
          <table:table-cell office:value-type="string">
            <text:p>1</text:p>
          </table:table-cell>
          <table:table-cell table:number-columns-repeated="2" office:value-type="string">
            <text:p>MEDICAL SUPPLIES</text:p>
          </table:table-cell>
          <table:table-cell office:value-type="string">
            <text:p>4103202~Open or bore Wells</text:p>
          </table:table-cell>
          <table:table-cell/>
          <table:table-cell table:style-name="ce24" office:value-type="string">
            <text:p>MEDICAL SUPPLIES</text:p>
          </table:table-cell>
          <table:table-cell office:value-type="string">
            <text:p>1</text:p>
          </table:table-cell>
          <table:table-cell table:style-name="ce45" office:value-type="string">
            <text:p>STORE-27</text:p>
          </table:table-cell>
          <table:table-cell table:style-name="ce45" office:value-type="string">
            <text:p>27</text:p>
          </table:table-cell>
          <table:table-cell table:style-name="ce45" office:value-type="string">
            <text:p>STORE-27</text:p>
          </table:table-cell>
          <table:table-cell table:style-name="ce88" office:value-type="string">
            <text:p>H-Health</text:p>
          </table:table-cell>
          <table:table-cell table:number-columns-repeated="2" table:style-name="ce45" office:value-type="string">
            <text:p>Bangalore</text:p>
          </table:table-cell>
          <table:table-cell office:value-type="string">
            <text:p>1</text:p>
          </table:table-cell>
          <table:table-cell table:style-name="ce45" office:value-type="string">
            <text:p>2</text:p>
          </table:table-cell>
          <table:table-cell table:number-columns-repeated="2" table:style-name="ce45" office:value-type="string">
            <text:p>B27/1</text:p>
          </table:table-cell>
          <table:table-cell table:style-name="ce45" office:value-type="string">
            <text:p>Active</text:p>
          </table:table-cell>
          <table:table-cell table:number-columns-repeated="2" table:style-name="ce45" office:value-type="string">
            <text:p>B27/2</text:p>
          </table:table-cell>
          <table:table-cell table:style-name="ce45" office:value-type="string">
            <text:p>Active</text:p>
          </table:table-cell>
          <table:table-cell office:value-type="string">
            <text:p>27/STORE-27</text:p>
          </table:table-cell>
          <table:table-cell office:value-type="string">
            <text:p>1</text:p>
          </table:table-cell>
          <table:table-cell office:value-type="string">
            <text:p>009</text:p>
          </table:table-cell>
          <table:table-cell office:value-type="string">
            <text:p>PRAKASH</text:p>
          </table:table-cell>
          <table:table-cell office:value-type="string">
            <text:p>BANAGALORE</text:p>
          </table:table-cell>
          <table:table-cell office:value-type="string">
            <text:p>Created</text:p>
          </table:table-cell>
          <table:table-cell/>
          <table:table-cell office:value-type="string">
            <text:p>PRAKASH</text:p>
          </table:table-cell>
          <table:table-cell table:number-columns-repeated="4"/>
          <table:table-cell office:value-type="string">
            <text:p>Approved</text:p>
          </table:table-cell>
          <table:table-cell table:number-columns-repeated="2"/>
          <table:table-cell table:style-name="ce1" office:value-type="string">
            <text:p>803</text:p>
          </table:table-cell>
          <table:table-cell table:style-name="ce1" office:value-type="string">
            <text:p>MEDICAL SUPPLIES</text:p>
          </table:table-cell>
          <table:table-cell office:value-type="string">
            <text:p>bearing</text:p>
          </table:table-cell>
          <table:table-cell table:style-name="ce1" office:value-type="string">
            <text:p>CNT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/>
          <table:table-cell table:style-name="ce1" office:value-type="string">
            <text:p>y</text:p>
          </table:table-cell>
          <table:table-cell table:style-name="ce6" office:value-type="string">
            <text:p>Tendered</text:p>
          </table:table-cell>
          <table:table-cell table:number-columns-repeated="2" table:style-name="ce7" office:value-type="string">
            <text:p>y</text:p>
          </table:table-cell>
          <table:table-cell/>
          <table:table-cell office:value-type="string">
            <text:p>B-Buildings</text:p>
          </table:table-cell>
          <table:table-cell table:style-name="ce7" office:value-type="string">
            <text:p>803</text:p>
          </table:table-cell>
          <table:table-cell table:style-name="ce7" office:value-type="string">
            <text:p>1</text:p>
          </table:table-cell>
          <table:table-cell office:value-type="string">
            <text:p>Health</text:p>
          </table:table-cell>
          <table:table-cell office:value-type="string">
            <text:p>27/STORE-27</text:p>
          </table:table-cell>
          <table:table-cell office:value-type="string">
            <text:p>Physical Stock Taking</text:p>
          </table:table-cell>
          <table:table-cell table:style-name="ce2" office:value-type="string">
            <text:p>2702001/Inventory</text:p>
          </table:table-cell>
          <table:table-cell table:style-name="ce3" office:value-type="string">
            <text:p>803</text:p>
          </table:table-cell>
          <table:table-cell table:style-name="ce3" office:value-type="string">
            <text:p>100</text:p>
          </table:table-cell>
          <table:table-cell table:style-name="ce3" office:value-type="string">
            <text:p>25</text:p>
          </table:table-cell>
          <table:table-cell table:style-name="ce3" office:value-type="string">
            <text:p>1</text:p>
          </table:table-cell>
          <table:table-cell table:style-name="ce3" office:value-type="string">
            <text:p>100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2122011</text:p>
          </table:table-cell>
          <table:table-cell/>
          <table:table-cell table:style-name="ce41" office:value-type="string">
            <text:p>H-Health</text:p>
          </table:table-cell>
          <table:table-cell office:value-type="string">
            <text:p>27/STORE-27</text:p>
          </table:table-cell>
          <table:table-cell table:style-name="ce41" office:value-type="string">
            <text:p>Maintenance: Consumption</text:p>
          </table:table-cell>
          <table:table-cell table:style-name="ce33" office:value-type="string">
            <text:p>2301004/Fuel to Heavy Vehicles</text:p>
          </table:table-cell>
          <table:table-cell table:style-name="ce33" table:number-columns-repeated="3"/>
          <table:table-cell table:style-name="ce33" office:value-type="string">
            <text:p>803</text:p>
          </table:table-cell>
          <table:table-cell table:style-name="ce33" office:value-type="string">
            <text:p>10</text:p>
          </table:table-cell>
          <table:table-cell table:style-name="ce33"/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table:style-name="ce1" office:value-type="string">
            <text:p>#</text:p>
          </table:table-cell>
          <table:table-cell table:number-columns-repeated="167"/>
        </table:table-row>
        <table:table-row table:style-name="ro3">
          <table:table-cell table:number-columns-repeated="3"/>
          <table:table-cell table:style-name="ce81"/>
          <table:table-cell table:number-columns-repeated="10"/>
          <table:table-cell table:style-name="ce84"/>
          <table:table-cell table:number-columns-repeated="32"/>
          <table:table-cell table:style-name="ce1"/>
          <table:table-cell table:number-columns-repeated="6"/>
          <table:table-cell table:style-name="ce1"/>
          <table:table-cell table:style-name="ce6"/>
          <table:table-cell table:style-name="ce7" table:number-columns-repeated="2"/>
          <table:table-cell table:number-columns-repeated="7"/>
          <table:table-cell table:style-name="ce2"/>
          <table:table-cell table:style-name="ce3" table:number-columns-repeated="7"/>
          <table:table-cell/>
          <table:table-cell table:style-name="ce41"/>
          <table:table-cell/>
          <table:table-cell table:style-name="ce41"/>
          <table:table-cell table:style-name="ce33" table:number-columns-repeated="7"/>
          <table:table-cell table:number-columns-repeated="4"/>
          <table:table-cell table:style-name="ce1"/>
          <table:table-cell table:number-columns-repeated="167"/>
        </table:table-row>
        <table:table-row table:style-name="ro3">
          <table:table-cell table:number-columns-repeated="14"/>
          <table:table-cell table:style-name="Default"/>
          <table:table-cell table:number-columns-repeated="17"/>
          <table:table-cell table:style-name="ce89"/>
          <table:table-cell table:style-name="ce90"/>
          <table:table-cell table:style-name="ce92" table:number-columns-repeated="13"/>
          <table:table-cell table:number-columns-repeated="7"/>
          <table:table-cell table:style-name="ce1"/>
          <table:table-cell table:number-columns-repeated="33"/>
          <table:table-cell table:style-name="ce1"/>
          <table:table-cell table:number-columns-repeated="167"/>
        </table:table-row>
        <table:table-row table:style-name="ro3">
          <table:table-cell table:number-columns-repeated="3"/>
          <table:table-cell table:style-name="ce81"/>
          <table:table-cell table:number-columns-repeated="50"/>
          <table:table-cell table:style-name="ce1"/>
          <table:table-cell table:number-columns-repeated="33"/>
          <table:table-cell table:style-name="ce1"/>
          <table:table-cell table:number-columns-repeated="167"/>
        </table:table-row>
        <table:table-row table:style-name="ro3">
          <table:table-cell table:number-columns-repeated="54"/>
          <table:table-cell table:style-name="ce1"/>
          <table:table-cell table:number-columns-repeated="201"/>
        </table:table-row>
        <table:table-row table:style-name="ro3">
          <table:table-cell table:number-columns-repeated="13"/>
          <table:table-cell table:style-name="ce2"/>
          <table:table-cell table:style-name="ce84"/>
          <table:table-cell table:number-columns-repeated="39"/>
          <table:table-cell table:style-name="ce1"/>
          <table:table-cell table:number-columns-repeated="19"/>
          <table:table-cell table:style-name="ce1"/>
          <table:table-cell table:number-columns-repeated="181"/>
        </table:table-row>
        <table:table-row table:style-name="ro4">
          <table:table-cell table:number-columns-repeated="16"/>
          <table:table-cell table:style-name="ce80" office:value-type="string" table:number-columns-spanned="4" table:number-rows-spanned="1">
            <text:p>ORANGE – UOM CATEGORY DATA</text:p>
          </table:table-cell>
          <table:covered-table-cell table:style-name="ce1"/>
          <table:covered-table-cell table:number-columns-repeated="2"/>
          <table:table-cell table:number-columns-repeated="34"/>
          <table:table-cell table:style-name="ce1"/>
          <table:table-cell table:number-columns-repeated="19"/>
          <table:table-cell table:style-name="ce1"/>
          <table:table-cell table:number-columns-repeated="181"/>
        </table:table-row>
        <table:table-row table:style-name="ro4">
          <table:table-cell table:number-columns-repeated="16"/>
          <table:table-cell table:style-name="ce82" office:value-type="string" table:number-columns-spanned="4" table:number-rows-spanned="1">
            <text:p><text:s/>GREEN – UOM DATA</text:p>
          </table:table-cell>
          <table:covered-table-cell table:style-name="ce1"/>
          <table:covered-table-cell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7"/>
          <table:table-cell table:style-name="ce1"/>
          <table:table-cell table:number-columns-repeated="19"/>
          <table:table-cell table:style-name="ce1"/>
          <table:table-cell table:number-columns-repeated="181"/>
        </table:table-row>
        <table:table-row table:style-name="ro4">
          <table:table-cell table:number-columns-repeated="16"/>
          <table:table-cell table:style-name="ce85" office:value-type="string" table:number-columns-spanned="4" table:number-rows-spanned="1">
            <text:p>TURQUOISE – ITEM TYPE DATA </text:p>
          </table:table-cell>
          <table:covered-table-cell table:style-name="ce1"/>
          <table:covered-table-cell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2"/>
          <table:table-cell table:style-name="ce1" office:value-type="string" table:number-columns-spanned="3" table:number-rows-spanned="1">
            <text:p><text:s text:c="8"/></text:p>
          </table:table-cell>
          <table:covered-table-cell table:number-columns-repeated="2"/>
          <table:table-cell table:number-columns-repeated="2"/>
          <table:table-cell table:style-name="ce1"/>
          <table:table-cell table:number-columns-repeated="19"/>
          <table:table-cell table:style-name="ce1"/>
          <table:table-cell table:number-columns-repeated="181"/>
        </table:table-row>
        <table:table-row table:style-name="ro4">
          <table:table-cell table:number-columns-repeated="16"/>
          <table:table-cell table:style-name="ce1" office:value-type="string" table:number-columns-spanned="4" table:number-rows-spanned="1">
            <text:p>BLACK~CREATE ITEM DATA <text:s/></text:p>
          </table:table-cell>
          <table:covered-table-cell table:style-name="ce1"/>
          <table:covered-table-cell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2"/>
          <table:table-cell office:value-type="string" table:number-columns-spanned="3" table:number-rows-spanned="1">
            <text:p><text:span text:style-name="T4"><text:s text:c="2"/></text:span><text:s text:c="4"/></text:p>
          </table:table-cell>
          <table:covered-table-cell table:number-columns-repeated="2"/>
          <table:table-cell table:number-columns-repeated="22"/>
          <table:table-cell table:style-name="ce1"/>
          <table:table-cell table:number-columns-repeated="181"/>
        </table:table-row>
        <table:table-row table:style-name="ro4">
          <table:table-cell table:number-columns-repeated="16"/>
          <table:table-cell table:style-name="ce3" office:value-type="string" table:number-columns-spanned="4" table:number-rows-spanned="1">
            <text:p>RED~CREATE MMRN DATA </text:p>
          </table:table-cell>
          <table:covered-table-cell table:style-name="ce1"/>
          <table:covered-table-cell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2"/>
          <table:table-cell table:style-name="ce33" table:number-columns-spanned="3" table:number-rows-spanned="1"/>
          <table:covered-table-cell table:number-columns-repeated="2"/>
          <table:table-cell table:number-columns-repeated="22"/>
          <table:table-cell table:style-name="ce1"/>
          <table:table-cell table:number-columns-repeated="181"/>
        </table:table-row>
        <table:table-row table:style-name="ro4">
          <table:table-cell table:number-columns-repeated="16"/>
          <table:table-cell table:style-name="ce24" office:value-type="string" table:number-columns-spanned="4" table:number-rows-spanned="1">
            <text:p>BLUE~CREATE GMI DATA</text:p>
          </table:table-cell>
          <table:covered-table-cell table:style-name="ce1"/>
          <table:covered-table-cell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47"/>
          <table:table-cell table:style-name="ce1"/>
          <table:table-cell table:number-columns-repeated="181"/>
        </table:table-row>
        <table:table-row table:style-name="ro4">
          <table:table-cell table:number-columns-repeated="16"/>
          <table:table-cell table:style-name="ce86" office:value-type="string" table:number-columns-spanned="4" table:number-rows-spanned="1">
            <text:p>BROWN – CREATE STORE DATA</text:p>
          </table:table-cell>
          <table:covered-table-cell table:style-name="ce1"/>
          <table:covered-table-cell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29"/>
        </table:table-row>
        <table:table-row table:style-name="ro4">
          <table:table-cell table:number-columns-repeated="16"/>
          <table:table-cell table:style-name="ce87" office:value-type="string" table:number-columns-spanned="3" table:number-rows-spanned="1">
            <text:p>SKY BLUE – SUPPLIER DATA</text:p>
          </table:table-cell>
          <table:covered-table-cell table:number-columns-repeated="2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229"/>
        </table:table-row>
        <table:table-row table:style-name="ro3" table:number-rows-repeated="65517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approve_MII" table:style-name="ta3">
        <table:table-column table:style-name="co22" table:number-columns-repeated="2" table:default-cell-style-name="ce6"/>
        <table:table-column table:style-name="co55" table:default-cell-style-name="ce6"/>
        <table:table-column table:style-name="co22" table:number-columns-repeated="3" table:default-cell-style-name="ce6"/>
        <table:table-column table:style-name="co22" table:default-cell-style-name="ce5"/>
        <table:table-column table:style-name="co101" table:default-cell-style-name="ce1"/>
        <table:table-column table:style-name="co18" table:default-cell-style-name="ce9"/>
        <table:table-column table:style-name="co120" table:default-cell-style-name="ce5"/>
        <table:table-column table:style-name="co214" table:default-cell-style-name="ce9"/>
        <table:table-column table:style-name="co38" table:default-cell-style-name="ce9"/>
        <table:table-column table:style-name="co210" table:default-cell-style-name="ce9"/>
        <table:table-column table:style-name="co22" table:default-cell-style-name="ce9"/>
        <table:table-column table:style-name="co22" table:default-cell-style-name="ce5"/>
        <table:table-column table:style-name="co22" table:number-columns-repeated="2" table:default-cell-style-name="ce3"/>
        <table:table-column table:style-name="co35" table:default-cell-style-name="ce2"/>
        <table:table-column table:style-name="co22" table:default-cell-style-name="ce2"/>
        <table:table-column table:style-name="co27" table:default-cell-style-name="ce2"/>
        <table:table-column table:style-name="co22" table:number-columns-repeated="2" table:default-cell-style-name="ce2"/>
        <table:table-column table:style-name="co22" table:default-cell-style-name="ce6"/>
        <table:table-column table:style-name="co214" table:default-cell-style-name="ce6"/>
        <table:table-column table:style-name="co215" table:default-cell-style-name="ce6"/>
        <table:table-column table:style-name="co22" table:number-columns-repeated="18" table:default-cell-style-name="ce6"/>
        <table:table-column table:style-name="co22" table:default-cell-style-name="ce1"/>
        <table:table-column table:style-name="co22" table:number-columns-repeated="4" table:default-cell-style-name="ce6"/>
        <table:table-column table:style-name="co216" table:default-cell-style-name="ce6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22" table:number-columns-repeated="203" table:default-cell-style-name="ce6"/>
        <table:table-row table:style-name="ro5">
          <table:table-cell table:style-name="ce1" office:value-type="string">
            <text:p>tc</text:p>
          </table:table-cell>
          <table:table-cell office:value-type="string">
            <text:p>ITEM_NO</text:p>
          </table:table-cell>
          <table:table-cell office:value-type="string">
            <text:p>ITEM_TYPE</text:p>
          </table:table-cell>
          <table:table-cell office:value-type="string">
            <text:p>ITEM_DESCRIPTION</text:p>
          </table:table-cell>
          <table:table-cell office:value-type="string">
            <text:p>BASE_UOM</text:p>
          </table:table-cell>
          <table:table-cell office:value-type="string">
            <text:p>ITEM_STATUS</text:p>
          </table:table-cell>
          <table:table-cell table:style-name="ce1" office:value-type="string">
            <text:p>CREATE_ITEM_INDENT_REQUIRED_CHECK_BOX</text:p>
          </table:table-cell>
          <table:table-cell office:value-type="string">
            <text:p>SCRAP_ITEM</text:p>
          </table:table-cell>
          <table:table-cell table:style-name="ce1" office:value-type="string">
            <text:p>ITEM_PURCHASED</text:p>
          </table:table-cell>
          <table:table-cell table:style-name="ce6" office:value-type="string">
            <text:p>CONTRACT_REQD</text:p>
          </table:table-cell>
          <table:table-cell table:style-name="ce1" office:value-type="string">
            <text:p>LOT_CONTROL</text:p>
          </table:table-cell>
          <table:table-cell table:style-name="ce1" office:value-type="string">
            <text:p>SHELF_LIFE_CONTROL</text:p>
          </table:table-cell>
          <table:table-cell table:style-name="ce1" office:value-type="string">
            <text:p>BIN_LEVEL_STORAGE</text:p>
          </table:table-cell>
          <table:table-cell table:style-name="ce7" office:value-type="string">
            <text:p>CREATE_ITEM_DEPARTMENT_FROM_FLD</text:p>
          </table:table-cell>
          <table:table-cell table:style-name="ce4" office:value-type="string">
            <text:p>VIEW_ITEM_NUMBER1</text:p>
          </table:table-cell>
          <table:table-cell table:style-name="ce7" office:value-type="string">
            <text:p>CREATE_SUCCESS_DATA1</text:p>
          </table:table-cell>
          <table:table-cell table:style-name="ce7" office:value-type="string">
            <text:p>CREATE_FAILURE_DATA1</text:p>
          </table:table-cell>
          <table:table-cell table:style-name="ce9" office:value-type="string">
            <text:p>CREATE_MI_TYPE_FLD1</text:p>
          </table:table-cell>
          <table:table-cell table:style-name="ce5" office:value-type="string">
            <text:p>CREATE_MI_DEPARTMENT_FLD1</text:p>
          </table:table-cell>
          <table:table-cell table:style-name="ce9" office:value-type="string">
            <text:p>CREATE_MI_INDENTING_STORE_FLD1</text:p>
          </table:table-cell>
          <table:table-cell table:style-name="ce5" office:value-type="string">
            <text:p>CREATE_MI_INDENT_PURPOSE_FLD1</text:p>
          </table:table-cell>
          <table:table-cell table:style-name="ce5" office:value-type="string">
            <text:p>CREATE_MI_ISSUING_STORE_FLD1</text:p>
          </table:table-cell>
          <table:table-cell table:style-name="ce93" office:value-type="string">
            <text:p>CREATE_MI_ACCOUNT_CODE_FLD1</text:p>
          </table:table-cell>
          <table:table-cell table:style-name="ce93" office:value-type="string">
            <text:p>CREATE_MI_PROJECT_CODE_FLD1</text:p>
          </table:table-cell>
          <table:table-cell table:style-name="ce93" office:value-type="string">
            <text:p>CREATE_MI_ASSET_CODE_FLD1</text:p>
          </table:table-cell>
          <table:table-cell table:style-name="ce93" office:value-type="string">
            <text:p>CREATE_MI_RAISEDBY_FLD1</text:p>
          </table:table-cell>
          <table:table-cell table:style-name="ce9" office:value-type="string">
            <text:p>FOR_LOOP_MATERIAL_INDENT</text:p>
          </table:table-cell>
          <table:table-cell table:style-name="ce9" office:value-type="string">
            <text:p>CREATE_MI_ITEM_FLD1</text:p>
          </table:table-cell>
          <table:table-cell table:style-name="ce9" office:value-type="string">
            <text:p>CREATE_MI_QUANTITY_REQUIRED_FLD1</text:p>
          </table:table-cell>
          <table:table-cell table:style-name="ce9" office:value-type="string">
            <text:p>CREATE_MI_ITEM_FLD2</text:p>
          </table:table-cell>
          <table:table-cell table:style-name="ce9" office:value-type="string">
            <text:p>CREATE_MI_QUANTITY_REQUIRED_FLD2</text:p>
          </table:table-cell>
          <table:table-cell table:style-name="ce9" office:value-type="string">
            <text:p>CREATE_MI_ITEM_FLD3</text:p>
          </table:table-cell>
          <table:table-cell table:style-name="ce9" office:value-type="string">
            <text:p>CREATE_MI_QUANTITY_REQUIRED_FLD3</text:p>
          </table:table-cell>
          <table:table-cell table:style-name="ce5" table:number-columns-repeated="2"/>
          <table:table-cell table:style-name="ce5" office:value-type="string">
            <text:p>VIEW_MI_TYPE_FLD1</text:p>
          </table:table-cell>
          <table:table-cell table:style-name="ce2" office:value-type="string">
            <text:p>CREATE_MMRN_DEPARTMENT_FLD1</text:p>
          </table:table-cell>
          <table:table-cell table:style-name="ce2" office:value-type="string">
            <text:p>CREATE_MMRN_STORE_FLD1</text:p>
          </table:table-cell>
          <table:table-cell table:style-name="ce2" office:value-type="string">
            <text:p>CREATE_MMRN_RECEIPT_TYPE_FLD1</text:p>
          </table:table-cell>
          <table:table-cell table:style-name="ce2" office:value-type="string">
            <text:p>CREATE_MMRN_ACCOUNT_CODE_FLD1</text:p>
          </table:table-cell>
          <table:table-cell table:style-name="ce3" office:value-type="string">
            <text:p>CREATE_MMRN_ITEM_NO_FLD1</text:p>
          </table:table-cell>
          <table:table-cell table:style-name="ce3" office:value-type="string">
            <text:p>CREATE_MMRN_QUANTITY_FLD1</text:p>
          </table:table-cell>
          <table:table-cell table:style-name="ce3" office:value-type="string">
            <text:p>CREATE_MMRN_RATE_PER_UNIT_FLD1</text:p>
          </table:table-cell>
          <table:table-cell table:style-name="ce3" office:value-type="string">
            <text:p>BREAK_UP_DETAILS1</text:p>
          </table:table-cell>
          <table:table-cell table:style-name="ce3" office:value-type="string">
            <text:p>CREATE_MMRN_BREAKUP_QUANTITY_FLD1</text:p>
          </table:table-cell>
          <table:table-cell table:style-name="ce3" office:value-type="string">
            <text:p>CREATE_MMRN_LOT_NO_FLD1</text:p>
          </table:table-cell>
          <table:table-cell table:style-name="ce3" office:value-type="string">
            <text:p>CREATE_MMRN_EXPIRY_DATE_FLD1</text:p>
          </table:table-cell>
          <table:table-cell table:style-name="ce2" office:value-type="string">
            <text:p>CREATE_MMRN_BIN_NO_FLD1</text:p>
          </table:table-cell>
          <table:table-cell table:style-name="ce40" office:value-type="string">
            <text:p>CREATE_MII_ISSUED_QUANTITY_FLD1</text:p>
          </table:table-cell>
          <table:table-cell table:style-name="ce3" office:value-type="string">
            <text:p>CREATE_MI_DESIGNATION_FLD</text:p>
          </table:table-cell>
          <table:table-cell table:style-name="ce3" office:value-type="string">
            <text:p>CREATE_MI_APPROVER_FLD</text:p>
          </table:table-cell>
          <table:table-cell table:style-name="ce3" office:value-type="string">
            <text:p>STORES_APPROVE_MI_APPROVER_FLD</text:p>
          </table:table-cell>
          <table:table-cell table:style-name="ce3" office:value-type="string">
            <text:p>STORES_APPROVE_MI_DESIGNATION_FLD</text:p>
          </table:table-cell>
          <table:table-cell table:style-name="ce1" office:value-type="string">
            <text:p>#</text:p>
          </table:table-cell>
          <table:table-cell table:number-columns-repeated="6"/>
          <table:table-cell table:style-name="ce12"/>
          <table:table-cell table:style-name="ce11"/>
          <table:table-cell table:style-name="ce9"/>
          <table:table-cell table:style-name="ce5" table:number-columns-repeated="2"/>
          <table:table-cell table:style-name="ce11"/>
          <table:table-cell table:style-name="ce12" table:number-columns-repeated="2"/>
          <table:table-cell table:style-name="ce2" table:number-columns-repeated="4"/>
          <table:table-cell table:style-name="ce3" table:number-columns-repeated="3"/>
          <table:table-cell table:style-name="ce40"/>
          <table:table-cell/>
          <table:table-cell table:style-name="ce1"/>
          <table:table-cell table:number-columns-repeated="6"/>
          <table:table-cell table:style-name="ce12"/>
          <table:table-cell table:style-name="ce11"/>
          <table:table-cell table:style-name="ce9"/>
          <table:table-cell table:style-name="ce5" table:number-columns-repeated="2"/>
          <table:table-cell table:style-name="ce11"/>
          <table:table-cell table:style-name="ce12" table:number-columns-repeated="2"/>
          <table:table-cell table:style-name="ce2" table:number-columns-repeated="4"/>
          <table:table-cell table:style-name="ce3" table:number-columns-repeated="3"/>
          <table:table-cell table:style-name="ce40"/>
          <table:table-cell/>
          <table:table-cell table:style-name="ce1"/>
          <table:table-cell table:number-columns-repeated="6"/>
          <table:table-cell table:style-name="ce12"/>
          <table:table-cell table:style-name="ce11"/>
          <table:table-cell table:style-name="ce9"/>
          <table:table-cell table:style-name="ce5" table:number-columns-repeated="2"/>
          <table:table-cell table:style-name="ce11"/>
          <table:table-cell table:style-name="ce12" table:number-columns-repeated="2"/>
          <table:table-cell table:style-name="ce2" table:number-columns-repeated="4"/>
          <table:table-cell table:style-name="ce3" table:number-columns-repeated="3"/>
          <table:table-cell table:style-name="ce40"/>
          <table:table-cell/>
          <table:table-cell table:style-name="ce1"/>
          <table:table-cell table:number-columns-repeated="6"/>
          <table:table-cell table:style-name="ce12"/>
          <table:table-cell table:style-name="ce11"/>
          <table:table-cell table:style-name="ce9"/>
          <table:table-cell table:style-name="ce5" table:number-columns-repeated="2"/>
          <table:table-cell table:style-name="ce11"/>
          <table:table-cell table:style-name="ce12" table:number-columns-repeated="2"/>
          <table:table-cell table:style-name="ce2" table:number-columns-repeated="4"/>
          <table:table-cell table:style-name="ce3" table:number-columns-repeated="3"/>
          <table:table-cell table:style-name="ce40"/>
          <table:table-cell/>
          <table:table-cell table:style-name="ce1"/>
          <table:table-cell table:number-columns-repeated="6"/>
          <table:table-cell table:style-name="ce12"/>
          <table:table-cell table:style-name="ce11"/>
          <table:table-cell table:style-name="ce9"/>
          <table:table-cell table:style-name="ce5" table:number-columns-repeated="2"/>
          <table:table-cell table:style-name="ce11"/>
          <table:table-cell table:style-name="ce12" table:number-columns-repeated="2"/>
          <table:table-cell table:style-name="ce2" table:number-columns-repeated="4"/>
          <table:table-cell table:style-name="ce3" table:number-columns-repeated="3"/>
          <table:table-cell table:style-name="ce40"/>
          <table:table-cell/>
          <table:table-cell table:style-name="ce1"/>
          <table:table-cell table:number-columns-repeated="6"/>
          <table:table-cell table:style-name="ce12"/>
          <table:table-cell table:style-name="ce11"/>
          <table:table-cell table:style-name="ce9"/>
          <table:table-cell table:style-name="ce5" table:number-columns-repeated="2"/>
          <table:table-cell table:style-name="ce11"/>
          <table:table-cell table:style-name="ce12" table:number-columns-repeated="2"/>
          <table:table-cell table:style-name="ce2" table:number-columns-repeated="4"/>
          <table:table-cell table:style-name="ce3" table:number-columns-repeated="3"/>
          <table:table-cell table:style-name="ce40"/>
          <table:table-cell/>
          <table:table-cell table:style-name="ce1"/>
          <table:table-cell table:number-columns-repeated="6"/>
          <table:table-cell table:style-name="ce12"/>
          <table:table-cell table:style-name="ce11"/>
          <table:table-cell table:style-name="ce9"/>
          <table:table-cell table:style-name="ce5" table:number-columns-repeated="2"/>
          <table:table-cell table:style-name="ce11"/>
          <table:table-cell table:style-name="ce12" table:number-columns-repeated="2"/>
          <table:table-cell table:style-name="ce2" table:number-columns-repeated="4"/>
          <table:table-cell table:style-name="ce3" table:number-columns-repeated="3"/>
          <table:table-cell table:style-name="ce40"/>
          <table:table-cell/>
          <table:table-cell table:style-name="ce1"/>
          <table:table-cell table:number-columns-repeated="6"/>
          <table:table-cell table:style-name="ce12"/>
          <table:table-cell table:style-name="ce11"/>
          <table:table-cell table:style-name="ce9"/>
          <table:table-cell table:style-name="ce5" table:number-columns-repeated="2"/>
          <table:table-cell table:style-name="ce11"/>
          <table:table-cell table:style-name="ce12" table:number-columns-repeated="2"/>
          <table:table-cell table:style-name="ce2" table:number-columns-repeated="4"/>
          <table:table-cell table:style-name="ce3" table:number-columns-repeated="3"/>
          <table:table-cell table:style-name="ce40"/>
          <table:table-cell/>
          <table:table-cell table:style-name="ce1"/>
          <table:table-cell table:number-columns-repeated="6"/>
          <table:table-cell table:style-name="ce12"/>
          <table:table-cell table:style-name="ce11"/>
          <table:table-cell table:style-name="ce9"/>
          <table:table-cell table:style-name="ce5"/>
        </table:table-row>
        <table:table-row table:style-name="ro2">
          <table:table-cell table:style-name="ce1" office:value-type="string">
            <text:p>attributes</text:p>
          </table:table-cell>
          <table:table-cell table:style-name="ce1" office:value-type="string">
            <text:p>itemNo</text:p>
          </table:table-cell>
          <table:table-cell office:value-type="string">
            <text:p>type</text:p>
          </table:table-cell>
          <table:table-cell office:value-type="string">
            <text:p>description</text:p>
          </table:table-cell>
          <table:table-cell office:value-type="string">
            <text:p>uom</text:p>
          </table:table-cell>
          <table:table-cell office:value-type="string">
            <text:p>itemStatusId</text:p>
          </table:table-cell>
          <table:table-cell table:style-name="ce1" office:value-type="string">
            <text:p>isIndentRequired</text:p>
          </table:table-cell>
          <table:table-cell table:style-name="ce6" office:value-type="string">
            <text:p>isscrap</text:p>
          </table:table-cell>
          <table:table-cell table:style-name="ce1" office:value-type="string">
            <text:p>canPurchase</text:p>
          </table:table-cell>
          <table:table-cell table:style-name="ce6" office:value-type="string">
            <text:p>contractReqt</text:p>
          </table:table-cell>
          <table:table-cell table:style-name="ce1" office:value-type="string">
            <text:p>isLotControlled</text:p>
          </table:table-cell>
          <table:table-cell table:style-name="ce1" office:value-type="string">
            <text:p>isShelfLifeControlled</text:p>
          </table:table-cell>
          <table:table-cell table:style-name="ce1" office:value-type="string">
            <text:p>binLevelStorage</text:p>
          </table:table-cell>
          <table:table-cell table:style-name="ce7" office:value-type="string">
            <text:p>tempDeptId</text:p>
          </table:table-cell>
          <table:table-cell table:style-name="ce7" office:value-type="string">
            <text:p>itemNo</text:p>
          </table:table-cell>
          <table:table-cell table:style-name="ce7" office:value-type="string">
            <text:p>x</text:p>
          </table:table-cell>
          <table:table-cell table:style-name="ce7" office:value-type="string">
            <text:p>y</text:p>
          </table:table-cell>
          <table:table-cell table:style-name="ce9" office:value-type="string">
            <text:p>reqtype</text:p>
          </table:table-cell>
          <table:table-cell table:style-name="ce5" office:value-type="string">
            <text:p>departmentId</text:p>
          </table:table-cell>
          <table:table-cell table:style-name="ce9" office:value-type="string">
            <text:p>indentingStore</text:p>
          </table:table-cell>
          <table:table-cell table:style-name="ce5" office:value-type="string">
            <text:p>purpose</text:p>
          </table:table-cell>
          <table:table-cell table:style-name="ce5" office:value-type="string">
            <text:p>issuingStore</text:p>
          </table:table-cell>
          <table:table-cell table:style-name="ce93" office:value-type="string">
            <text:p>coaCode</text:p>
          </table:table-cell>
          <table:table-cell table:style-name="ce93" office:value-type="string">
            <text:p>projectCode</text:p>
          </table:table-cell>
          <table:table-cell table:style-name="ce93" office:value-type="string">
            <text:p>assetName</text:p>
          </table:table-cell>
          <table:table-cell table:style-name="ce93" office:value-type="string">
            <text:p>requestedBy</text:p>
          </table:table-cell>
          <table:table-cell table:style-name="ce9" office:value-type="string">
            <text:p>loop</text:p>
          </table:table-cell>
          <table:table-cell table:style-name="ce9" office:value-type="string">
            <text:p>itemNo</text:p>
          </table:table-cell>
          <table:table-cell table:style-name="ce9" office:value-type="string">
            <text:p>quantity</text:p>
          </table:table-cell>
          <table:table-cell table:style-name="ce9" office:value-type="string">
            <text:p>itemNo</text:p>
          </table:table-cell>
          <table:table-cell table:style-name="ce9" office:value-type="string">
            <text:p>quantity</text:p>
          </table:table-cell>
          <table:table-cell table:style-name="ce9" office:value-type="string">
            <text:p>itemNo</text:p>
          </table:table-cell>
          <table:table-cell table:style-name="ce9" office:value-type="string">
            <text:p>quantity</text:p>
          </table:table-cell>
          <table:table-cell table:style-name="ce5" office:value-type="string">
            <text:p>functionId</text:p>
          </table:table-cell>
          <table:table-cell table:style-name="ce5" office:value-type="string">
            <text:p>functionaryId</text:p>
          </table:table-cell>
          <table:table-cell table:style-name="ce5" office:value-type="string">
            <text:p>reqType</text:p>
          </table:table-cell>
          <table:table-cell table:style-name="ce2" office:value-type="string">
            <text:p>departmentId</text:p>
          </table:table-cell>
          <table:table-cell table:style-name="ce2" office:value-type="string">
            <text:p>storeId</text:p>
          </table:table-cell>
          <table:table-cell table:style-name="ce2" office:value-type="string">
            <text:p>purpose</text:p>
          </table:table-cell>
          <table:table-cell table:style-name="ce2" office:value-type="string">
            <text:p>accCode</text:p>
          </table:table-cell>
          <table:table-cell table:style-name="ce3" office:value-type="string">
            <text:p>itemNo</text:p>
          </table:table-cell>
          <table:table-cell table:style-name="ce3" office:value-type="string">
            <text:p>receivedQty</text:p>
          </table:table-cell>
          <table:table-cell table:style-name="ce3" office:value-type="string">
            <text:p>unitPrice</text:p>
          </table:table-cell>
          <table:table-cell table:style-name="ce3" office:value-type="string">
            <text:p>breakDetails</text:p>
          </table:table-cell>
          <table:table-cell table:style-name="ce3" office:value-type="string">
            <text:p>brkqty</text:p>
          </table:table-cell>
          <table:table-cell table:style-name="ce3" office:value-type="string">
            <text:p>lotNum</text:p>
          </table:table-cell>
          <table:table-cell table:style-name="ce3" office:value-type="string">
            <text:p>exdate</text:p>
          </table:table-cell>
          <table:table-cell table:style-name="ce3" office:value-type="string">
            <text:p>bin</text:p>
          </table:table-cell>
          <table:table-cell table:style-name="ce40" office:value-type="string">
            <text:p>issuedQty</text:p>
          </table:table-cell>
          <table:table-cell table:style-name="ce3" office:value-type="string">
            <text:p>approverDesignation</text:p>
          </table:table-cell>
          <table:table-cell table:style-name="ce3" office:value-type="string">
            <text:p>approver</text:p>
          </table:table-cell>
          <table:table-cell table:style-name="ce10" office:value-type="string">
            <text:p>approver</text:p>
          </table:table-cell>
          <table:table-cell table:style-name="ce3" office:value-type="string">
            <text:p>approverDesignation</text:p>
          </table:table-cell>
          <table:table-cell table:style-name="ce1" office:value-type="string">
            <text:p>#</text:p>
          </table:table-cell>
          <table:table-cell table:style-name="ce1"/>
          <table:table-cell table:number-columns-repeated="5"/>
          <table:table-cell table:style-name="ce12"/>
          <table:table-cell table:style-name="ce11"/>
          <table:table-cell table:style-name="ce9"/>
          <table:table-cell table:style-name="ce5" table:number-columns-repeated="2"/>
          <table:table-cell table:style-name="ce42"/>
          <table:table-cell table:style-name="ce12" table:number-columns-repeated="2"/>
          <table:table-cell table:style-name="ce2" table:number-columns-repeated="4"/>
          <table:table-cell table:style-name="ce3" table:number-columns-repeated="3"/>
          <table:table-cell table:style-name="ce40"/>
          <table:table-cell/>
          <table:table-cell table:style-name="ce1" table:number-columns-repeated="2"/>
          <table:table-cell table:number-columns-repeated="5"/>
          <table:table-cell table:style-name="ce12"/>
          <table:table-cell table:style-name="ce11"/>
          <table:table-cell table:style-name="ce9"/>
          <table:table-cell table:style-name="ce5" table:number-columns-repeated="2"/>
          <table:table-cell table:style-name="ce42"/>
          <table:table-cell table:style-name="ce12" table:number-columns-repeated="2"/>
          <table:table-cell table:style-name="ce2" table:number-columns-repeated="4"/>
          <table:table-cell table:style-name="ce3" table:number-columns-repeated="3"/>
          <table:table-cell table:style-name="ce40"/>
          <table:table-cell/>
          <table:table-cell table:style-name="ce1" table:number-columns-repeated="2"/>
          <table:table-cell table:number-columns-repeated="5"/>
          <table:table-cell table:style-name="ce12"/>
          <table:table-cell table:style-name="ce11"/>
          <table:table-cell table:style-name="ce9"/>
          <table:table-cell table:style-name="ce5" table:number-columns-repeated="2"/>
          <table:table-cell table:style-name="ce42"/>
          <table:table-cell table:style-name="ce12" table:number-columns-repeated="2"/>
          <table:table-cell table:style-name="ce2" table:number-columns-repeated="4"/>
          <table:table-cell table:style-name="ce3" table:number-columns-repeated="3"/>
          <table:table-cell table:style-name="ce40"/>
          <table:table-cell/>
          <table:table-cell table:style-name="ce1" table:number-columns-repeated="2"/>
          <table:table-cell table:number-columns-repeated="5"/>
          <table:table-cell table:style-name="ce12"/>
          <table:table-cell table:style-name="ce11"/>
          <table:table-cell table:style-name="ce9"/>
          <table:table-cell table:style-name="ce5" table:number-columns-repeated="2"/>
          <table:table-cell table:style-name="ce42"/>
          <table:table-cell table:style-name="ce12" table:number-columns-repeated="2"/>
          <table:table-cell table:style-name="ce2" table:number-columns-repeated="4"/>
          <table:table-cell table:style-name="ce3" table:number-columns-repeated="3"/>
          <table:table-cell table:style-name="ce40"/>
          <table:table-cell/>
          <table:table-cell table:style-name="ce1" table:number-columns-repeated="2"/>
          <table:table-cell table:number-columns-repeated="5"/>
          <table:table-cell table:style-name="ce12"/>
          <table:table-cell table:style-name="ce11"/>
          <table:table-cell table:style-name="ce9"/>
          <table:table-cell table:style-name="ce5" table:number-columns-repeated="2"/>
          <table:table-cell table:style-name="ce42"/>
          <table:table-cell table:style-name="ce12" table:number-columns-repeated="2"/>
          <table:table-cell table:style-name="ce2" table:number-columns-repeated="4"/>
          <table:table-cell table:style-name="ce3" table:number-columns-repeated="3"/>
          <table:table-cell table:style-name="ce40"/>
          <table:table-cell/>
          <table:table-cell table:style-name="ce1" table:number-columns-repeated="2"/>
          <table:table-cell table:number-columns-repeated="5"/>
          <table:table-cell table:style-name="ce12"/>
          <table:table-cell table:style-name="ce11"/>
          <table:table-cell table:style-name="ce9"/>
          <table:table-cell table:style-name="ce5" table:number-columns-repeated="2"/>
          <table:table-cell table:style-name="ce42"/>
          <table:table-cell table:style-name="ce12" table:number-columns-repeated="2"/>
          <table:table-cell table:style-name="ce2" table:number-columns-repeated="4"/>
          <table:table-cell table:style-name="ce3" table:number-columns-repeated="3"/>
          <table:table-cell table:style-name="ce40"/>
          <table:table-cell/>
          <table:table-cell table:style-name="ce1" table:number-columns-repeated="2"/>
          <table:table-cell table:number-columns-repeated="5"/>
          <table:table-cell table:style-name="ce12"/>
          <table:table-cell table:style-name="ce11"/>
          <table:table-cell table:style-name="ce9"/>
          <table:table-cell table:style-name="ce5" table:number-columns-repeated="2"/>
          <table:table-cell table:style-name="ce42"/>
          <table:table-cell table:style-name="ce12" table:number-columns-repeated="2"/>
          <table:table-cell table:style-name="ce2" table:number-columns-repeated="4"/>
          <table:table-cell table:style-name="ce3" table:number-columns-repeated="3"/>
          <table:table-cell table:style-name="ce40"/>
          <table:table-cell/>
          <table:table-cell table:style-name="ce1" table:number-columns-repeated="2"/>
          <table:table-cell table:number-columns-repeated="5"/>
          <table:table-cell table:style-name="ce12"/>
          <table:table-cell table:style-name="ce11"/>
          <table:table-cell table:style-name="ce9"/>
          <table:table-cell table:style-name="ce5" table:number-columns-repeated="2"/>
          <table:table-cell table:style-name="ce42"/>
          <table:table-cell table:style-name="ce12" table:number-columns-repeated="2"/>
          <table:table-cell table:style-name="ce2" table:number-columns-repeated="4"/>
          <table:table-cell table:style-name="ce3" table:number-columns-repeated="3"/>
          <table:table-cell table:style-name="ce40"/>
          <table:table-cell/>
          <table:table-cell table:style-name="ce1" table:number-columns-repeated="2"/>
          <table:table-cell table:number-columns-repeated="5"/>
          <table:table-cell table:style-name="ce12"/>
          <table:table-cell table:style-name="ce11"/>
          <table:table-cell table:style-name="ce9"/>
          <table:table-cell table:style-name="ce5"/>
        </table:table-row>
        <table:table-row table:style-name="ro8">
          <table:table-cell table:style-name="ce1" office:value-type="string">
            <text:p>0010</text:p>
          </table:table-cell>
          <table:table-cell table:style-name="ce1" office:value-type="string">
            <text:p>506</text:p>
          </table:table-cell>
          <table:table-cell office:value-type="string">
            <text:p>MECHANICAL SUPPLIES</text:p>
          </table:table-cell>
          <table:table-cell office:value-type="string">
            <text:p>socket</text:p>
          </table:table-cell>
          <table:table-cell office:value-type="string">
            <text:p>NUMSS</text:p>
          </table:table-cell>
          <table:table-cell office:value-type="string">
            <text:p>Active</text:p>
          </table:table-cell>
          <table:table-cell table:style-name="ce46"/>
          <table:table-cell/>
          <table:table-cell table:style-name="ce1" office:value-type="string">
            <text:p>y</text:p>
          </table:table-cell>
          <table:table-cell table:style-name="ce6" office:value-type="string">
            <text:p>Open PO</text:p>
          </table:table-cell>
          <table:table-cell table:number-columns-repeated="3" table:style-name="ce1" office:value-type="string">
            <text:p>y</text:p>
          </table:table-cell>
          <table:table-cell table:style-name="ce7" office:value-type="string">
            <text:p>H-Health</text:p>
          </table:table-cell>
          <table:table-cell table:style-name="ce1" office:value-type="string">
            <text:p>506</text:p>
          </table:table-cell>
          <table:table-cell table:style-name="ce1" office:value-type="string">
            <text:p>1</text:p>
          </table:table-cell>
          <table:table-cell table:style-name="ce1"/>
          <table:table-cell table:style-name="ce9" office:value-type="string">
            <text:p>Internal</text:p>
          </table:table-cell>
          <table:table-cell table:style-name="ce5" office:value-type="string">
            <text:p>H-Health</text:p>
          </table:table-cell>
          <table:table-cell table:style-name="ce5" office:value-type="string">
            <text:p>25/STORE-25</text:p>
          </table:table-cell>
          <table:table-cell table:style-name="ce9" office:value-type="string">
            <text:p>Capital</text:p>
          </table:table-cell>
          <table:table-cell table:style-name="ce9" office:value-type="string">
            <text:p>26/STORE-26</text:p>
          </table:table-cell>
          <table:table-cell table:style-name="ce9" office:value-type="string">
            <text:p>4120011/Land Acquisition</text:p>
          </table:table-cell>
          <table:table-cell table:style-name="ce9" office:value-type="string">
            <text:p>ProjectCode1-1</text:p>
          </table:table-cell>
          <table:table-cell table:style-name="ce9" office:value-type="string">
            <text:p>CommBuild '-' CommBuild</text:p>
          </table:table-cell>
          <table:table-cell table:style-name="ce9"/>
          <table:table-cell table:style-name="ce9" office:value-type="string">
            <text:p>1</text:p>
          </table:table-cell>
          <table:table-cell table:style-name="ce9" office:value-type="string">
            <text:p>506</text:p>
          </table:table-cell>
          <table:table-cell table:style-name="ce9" office:value-type="string">
            <text:p>200</text:p>
          </table:table-cell>
          <table:table-cell table:style-name="ce5" table:number-columns-repeated="3"/>
          <table:table-cell table:style-name="ce9"/>
          <table:table-cell table:style-name="ce5" table:number-columns-repeated="2"/>
          <table:table-cell table:style-name="ce9" office:value-type="string">
            <text:p>Internal</text:p>
          </table:table-cell>
          <table:table-cell table:style-name="ce3" office:value-type="string">
            <text:p>H-Health</text:p>
          </table:table-cell>
          <table:table-cell table:style-name="ce2" office:value-type="string">
            <text:p>26/STORE-26</text:p>
          </table:table-cell>
          <table:table-cell table:style-name="ce2" office:value-type="string">
            <text:p>Physical Stock Taking</text:p>
          </table:table-cell>
          <table:table-cell table:style-name="ce2" office:value-type="string">
            <text:p>2702001/Inventory</text:p>
          </table:table-cell>
          <table:table-cell table:style-name="ce3" office:value-type="string">
            <text:p>506</text:p>
          </table:table-cell>
          <table:table-cell table:style-name="ce3" office:value-type="string">
            <text:p>10000</text:p>
          </table:table-cell>
          <table:table-cell table:style-name="ce3" office:value-type="string">
            <text:p>10</text:p>
          </table:table-cell>
          <table:table-cell table:style-name="ce3" office:value-type="string">
            <text:p>1</text:p>
          </table:table-cell>
          <table:table-cell table:style-name="ce3" office:value-type="string">
            <text:p>10000</text:p>
          </table:table-cell>
          <table:table-cell table:style-name="ce3" office:value-type="string">
            <text:p>1</text:p>
          </table:table-cell>
          <table:table-cell table:style-name="ce3" office:value-type="string">
            <text:p>12122010</text:p>
          </table:table-cell>
          <table:table-cell table:style-name="ce3" office:value-type="string">
            <text:p>B26/1</text:p>
          </table:table-cell>
          <table:table-cell table:style-name="ce40" office:value-type="string">
            <text:p>10</text:p>
          </table:table-cell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table:style-name="ce1" office:value-type="string">
            <text:p>#</text:p>
          </table:table-cell>
          <table:table-cell table:style-name="ce1"/>
          <table:table-cell table:number-columns-repeated="5"/>
          <table:table-cell table:style-name="ce12"/>
          <table:table-cell table:style-name="ce11"/>
          <table:table-cell table:style-name="ce5" table:number-columns-repeated="3"/>
          <table:table-cell table:style-name="ce11"/>
          <table:table-cell table:style-name="ce12" table:number-columns-repeated="2"/>
          <table:table-cell table:style-name="ce2" table:number-columns-repeated="4"/>
          <table:table-cell table:style-name="ce3" table:number-columns-repeated="3"/>
          <table:table-cell table:style-name="ce40"/>
          <table:table-cell/>
          <table:table-cell table:style-name="ce1" table:number-columns-repeated="2"/>
          <table:table-cell table:number-columns-repeated="5"/>
          <table:table-cell table:style-name="ce12"/>
          <table:table-cell table:style-name="ce11"/>
          <table:table-cell table:style-name="ce5" table:number-columns-repeated="3"/>
          <table:table-cell table:style-name="ce11"/>
          <table:table-cell table:style-name="ce12" table:number-columns-repeated="2"/>
          <table:table-cell table:style-name="ce2" table:number-columns-repeated="4"/>
          <table:table-cell table:style-name="ce3" table:number-columns-repeated="3"/>
          <table:table-cell table:style-name="ce40"/>
          <table:table-cell/>
          <table:table-cell table:style-name="ce1" table:number-columns-repeated="2"/>
          <table:table-cell table:number-columns-repeated="5"/>
          <table:table-cell table:style-name="ce12"/>
          <table:table-cell table:style-name="ce11"/>
          <table:table-cell table:style-name="ce5" table:number-columns-repeated="3"/>
          <table:table-cell table:style-name="ce11"/>
          <table:table-cell table:style-name="ce12" table:number-columns-repeated="2"/>
          <table:table-cell table:style-name="ce2" table:number-columns-repeated="4"/>
          <table:table-cell table:style-name="ce3" table:number-columns-repeated="3"/>
          <table:table-cell table:style-name="ce40"/>
          <table:table-cell/>
          <table:table-cell table:style-name="ce1" table:number-columns-repeated="2"/>
          <table:table-cell table:number-columns-repeated="5"/>
          <table:table-cell table:style-name="ce12"/>
          <table:table-cell table:style-name="ce11"/>
          <table:table-cell table:style-name="ce5" table:number-columns-repeated="3"/>
          <table:table-cell table:style-name="ce11"/>
          <table:table-cell table:style-name="ce12" table:number-columns-repeated="2"/>
          <table:table-cell table:style-name="ce2" table:number-columns-repeated="4"/>
          <table:table-cell table:style-name="ce3" table:number-columns-repeated="3"/>
          <table:table-cell table:style-name="ce40"/>
          <table:table-cell/>
          <table:table-cell table:style-name="ce1" table:number-columns-repeated="2"/>
          <table:table-cell table:number-columns-repeated="5"/>
          <table:table-cell table:style-name="ce12"/>
          <table:table-cell table:style-name="ce11"/>
          <table:table-cell table:style-name="ce5" table:number-columns-repeated="3"/>
          <table:table-cell table:style-name="ce11"/>
          <table:table-cell table:style-name="ce12" table:number-columns-repeated="2"/>
          <table:table-cell table:style-name="ce2" table:number-columns-repeated="4"/>
          <table:table-cell table:style-name="ce3" table:number-columns-repeated="3"/>
          <table:table-cell table:style-name="ce40"/>
          <table:table-cell/>
          <table:table-cell table:style-name="ce1" table:number-columns-repeated="2"/>
          <table:table-cell table:number-columns-repeated="5"/>
          <table:table-cell table:style-name="ce12"/>
          <table:table-cell table:style-name="ce11"/>
          <table:table-cell table:style-name="ce5" table:number-columns-repeated="3"/>
          <table:table-cell table:style-name="ce11"/>
          <table:table-cell table:style-name="ce12" table:number-columns-repeated="2"/>
          <table:table-cell table:style-name="ce2" table:number-columns-repeated="4"/>
          <table:table-cell table:style-name="ce3" table:number-columns-repeated="3"/>
          <table:table-cell table:style-name="ce40"/>
          <table:table-cell/>
          <table:table-cell table:style-name="ce1" table:number-columns-repeated="2"/>
          <table:table-cell table:number-columns-repeated="5"/>
          <table:table-cell table:style-name="ce12"/>
          <table:table-cell table:style-name="ce11"/>
          <table:table-cell table:style-name="ce5" table:number-columns-repeated="3"/>
          <table:table-cell table:style-name="ce11"/>
          <table:table-cell table:style-name="ce12" table:number-columns-repeated="2"/>
          <table:table-cell table:style-name="ce2" table:number-columns-repeated="4"/>
          <table:table-cell table:style-name="ce3" table:number-columns-repeated="3"/>
          <table:table-cell table:style-name="ce40"/>
          <table:table-cell/>
          <table:table-cell table:style-name="ce1" table:number-columns-repeated="2"/>
          <table:table-cell table:number-columns-repeated="5"/>
          <table:table-cell table:style-name="ce12"/>
          <table:table-cell table:style-name="ce11"/>
          <table:table-cell table:style-name="ce5" table:number-columns-repeated="3"/>
          <table:table-cell table:style-name="ce11"/>
          <table:table-cell table:style-name="ce12" table:number-columns-repeated="2"/>
          <table:table-cell table:style-name="ce2" table:number-columns-repeated="4"/>
          <table:table-cell table:style-name="ce3" table:number-columns-repeated="3"/>
          <table:table-cell table:style-name="ce40"/>
          <table:table-cell/>
          <table:table-cell table:style-name="ce1" table:number-columns-repeated="2"/>
          <table:table-cell table:number-columns-repeated="5"/>
          <table:table-cell table:style-name="ce12"/>
          <table:table-cell table:style-name="ce11"/>
          <table:table-cell table:style-name="ce5" table:number-columns-repeated="2"/>
        </table:table-row>
        <table:table-row table:style-name="ro1">
          <table:table-cell table:style-name="ce1" office:value-type="string">
            <text:p>0020</text:p>
          </table:table-cell>
          <table:table-cell table:style-name="ce1" office:value-type="string">
            <text:p>507</text:p>
          </table:table-cell>
          <table:table-cell office:value-type="string">
            <text:p>MECHANICAL SUPPLIES</text:p>
          </table:table-cell>
          <table:table-cell office:value-type="string">
            <text:p>safal oil</text:p>
          </table:table-cell>
          <table:table-cell office:value-type="string">
            <text:p>NUMSS</text:p>
          </table:table-cell>
          <table:table-cell office:value-type="string">
            <text:p>Active</text:p>
          </table:table-cell>
          <table:table-cell table:style-name="Default"/>
          <table:table-cell/>
          <table:table-cell table:style-name="ce1" office:value-type="string">
            <text:p>y</text:p>
          </table:table-cell>
          <table:table-cell table:style-name="ce6" office:value-type="string">
            <text:p>Tendered</text:p>
          </table:table-cell>
          <table:table-cell table:number-columns-repeated="3" table:style-name="ce1" office:value-type="string">
            <text:p>y</text:p>
          </table:table-cell>
          <table:table-cell table:style-name="ce7" office:value-type="string">
            <text:p>A-Accounts Central Cell</text:p>
          </table:table-cell>
          <table:table-cell table:style-name="ce1" office:value-type="string">
            <text:p>507</text:p>
          </table:table-cell>
          <table:table-cell table:style-name="ce1" office:value-type="string">
            <text:p>1</text:p>
          </table:table-cell>
          <table:table-cell table:style-name="ce1"/>
          <table:table-cell table:style-name="ce9" office:value-type="string">
            <text:p>Internal</text:p>
          </table:table-cell>
          <table:table-cell table:style-name="ce5" office:value-type="string">
            <text:p>H-Health</text:p>
          </table:table-cell>
          <table:table-cell table:style-name="ce5" office:value-type="string">
            <text:p>25/STORE-25</text:p>
          </table:table-cell>
          <table:table-cell table:style-name="ce5" office:value-type="string">
            <text:p>Maintenance: Consumption</text:p>
          </table:table-cell>
          <table:table-cell table:style-name="ce5" office:value-type="string">
            <text:p>26/STORE-26</text:p>
          </table:table-cell>
          <table:table-cell table:style-name="ce5" office:value-type="string">
            <text:p>2302002/Purchase of Medicines</text:p>
          </table:table-cell>
          <table:table-cell table:style-name="ce93" table:number-columns-repeated="3"/>
          <table:table-cell table:style-name="ce9" office:value-type="string">
            <text:p>2</text:p>
          </table:table-cell>
          <table:table-cell table:style-name="ce9" office:value-type="string">
            <text:p>507</text:p>
          </table:table-cell>
          <table:table-cell table:style-name="ce9" office:value-type="string">
            <text:p>300</text:p>
          </table:table-cell>
          <table:table-cell table:style-name="ce9" office:value-type="string">
            <text:p>506</text:p>
          </table:table-cell>
          <table:table-cell table:style-name="ce9" office:value-type="string">
            <text:p>200</text:p>
          </table:table-cell>
          <table:table-cell table:style-name="ce5"/>
          <table:table-cell table:style-name="ce9"/>
          <table:table-cell table:style-name="ce5" table:number-columns-repeated="2"/>
          <table:table-cell table:style-name="ce9" office:value-type="string">
            <text:p>Internal</text:p>
          </table:table-cell>
          <table:table-cell table:style-name="ce3" office:value-type="string">
            <text:p>H-Health</text:p>
          </table:table-cell>
          <table:table-cell table:style-name="ce2" office:value-type="string">
            <text:p>26/STORE-26</text:p>
          </table:table-cell>
          <table:table-cell table:style-name="ce2" office:value-type="string">
            <text:p>Physical Stock Taking</text:p>
          </table:table-cell>
          <table:table-cell table:style-name="ce2" office:value-type="string">
            <text:p>2702001/Inventory</text:p>
          </table:table-cell>
          <table:table-cell table:style-name="ce3" office:value-type="string">
            <text:p>507</text:p>
          </table:table-cell>
          <table:table-cell table:style-name="ce3" office:value-type="string">
            <text:p>1000</text:p>
          </table:table-cell>
          <table:table-cell table:style-name="ce3" office:value-type="string">
            <text:p>20</text:p>
          </table:table-cell>
          <table:table-cell table:style-name="ce3" office:value-type="string">
            <text:p>1</text:p>
          </table:table-cell>
          <table:table-cell table:style-name="ce3" office:value-type="string">
            <text:p>1000</text:p>
          </table:table-cell>
          <table:table-cell table:style-name="ce3" office:value-type="string">
            <text:p>2</text:p>
          </table:table-cell>
          <table:table-cell table:style-name="ce3" office:value-type="string">
            <text:p>10102009</text:p>
          </table:table-cell>
          <table:table-cell table:style-name="ce3" office:value-type="string">
            <text:p>B26/2</text:p>
          </table:table-cell>
          <table:table-cell table:style-name="ce40" office:value-type="string">
            <text:p>10</text:p>
          </table:table-cell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table:style-name="ce1" office:value-type="string">
            <text:p>#</text:p>
          </table:table-cell>
          <table:table-cell table:style-name="ce1"/>
          <table:table-cell table:number-columns-repeated="5"/>
          <table:table-cell table:style-name="ce12"/>
          <table:table-cell table:style-name="ce11"/>
          <table:table-cell table:style-name="ce5" table:number-columns-repeated="3"/>
          <table:table-cell table:style-name="ce11"/>
          <table:table-cell table:style-name="ce12" table:number-columns-repeated="2"/>
          <table:table-cell table:style-name="ce2" table:number-columns-repeated="4"/>
          <table:table-cell table:style-name="ce3" table:number-columns-repeated="3"/>
          <table:table-cell table:style-name="ce40"/>
          <table:table-cell/>
          <table:table-cell table:style-name="ce1" table:number-columns-repeated="2"/>
          <table:table-cell table:number-columns-repeated="5"/>
          <table:table-cell table:style-name="ce12"/>
          <table:table-cell table:style-name="ce11"/>
          <table:table-cell table:style-name="ce5" table:number-columns-repeated="3"/>
          <table:table-cell table:style-name="ce11"/>
          <table:table-cell table:style-name="ce12" table:number-columns-repeated="2"/>
          <table:table-cell table:style-name="ce2" table:number-columns-repeated="4"/>
          <table:table-cell table:style-name="ce3" table:number-columns-repeated="3"/>
          <table:table-cell table:style-name="ce40"/>
          <table:table-cell/>
          <table:table-cell table:style-name="ce1" table:number-columns-repeated="2"/>
          <table:table-cell table:number-columns-repeated="5"/>
          <table:table-cell table:style-name="ce12"/>
          <table:table-cell table:style-name="ce11"/>
          <table:table-cell table:style-name="ce5" table:number-columns-repeated="3"/>
          <table:table-cell table:style-name="ce11"/>
          <table:table-cell table:style-name="ce12" table:number-columns-repeated="2"/>
          <table:table-cell table:style-name="ce2" table:number-columns-repeated="4"/>
          <table:table-cell table:style-name="ce3" table:number-columns-repeated="3"/>
          <table:table-cell table:style-name="ce40"/>
          <table:table-cell/>
          <table:table-cell table:style-name="ce1" table:number-columns-repeated="2"/>
          <table:table-cell table:number-columns-repeated="5"/>
          <table:table-cell table:style-name="ce12"/>
          <table:table-cell table:style-name="ce11"/>
          <table:table-cell table:style-name="ce5" table:number-columns-repeated="3"/>
          <table:table-cell table:style-name="ce11"/>
          <table:table-cell table:style-name="ce12" table:number-columns-repeated="2"/>
          <table:table-cell table:style-name="ce2" table:number-columns-repeated="4"/>
          <table:table-cell table:style-name="ce3" table:number-columns-repeated="3"/>
          <table:table-cell table:style-name="ce40"/>
          <table:table-cell/>
          <table:table-cell table:style-name="ce1" table:number-columns-repeated="2"/>
          <table:table-cell table:number-columns-repeated="5"/>
          <table:table-cell table:style-name="ce12"/>
          <table:table-cell table:style-name="ce11"/>
          <table:table-cell table:style-name="ce5" table:number-columns-repeated="3"/>
          <table:table-cell table:style-name="ce11"/>
          <table:table-cell table:style-name="ce12" table:number-columns-repeated="2"/>
          <table:table-cell table:style-name="ce2" table:number-columns-repeated="4"/>
          <table:table-cell table:style-name="ce3" table:number-columns-repeated="3"/>
          <table:table-cell table:style-name="ce40"/>
          <table:table-cell/>
          <table:table-cell table:style-name="ce1" table:number-columns-repeated="2"/>
          <table:table-cell table:number-columns-repeated="5"/>
          <table:table-cell table:style-name="ce12"/>
          <table:table-cell table:style-name="ce11"/>
          <table:table-cell table:style-name="ce5" table:number-columns-repeated="3"/>
          <table:table-cell table:style-name="ce11"/>
          <table:table-cell table:style-name="ce12" table:number-columns-repeated="2"/>
          <table:table-cell table:style-name="ce2" table:number-columns-repeated="4"/>
          <table:table-cell table:style-name="ce3" table:number-columns-repeated="3"/>
          <table:table-cell table:style-name="ce40"/>
          <table:table-cell/>
          <table:table-cell table:style-name="ce1" table:number-columns-repeated="2"/>
          <table:table-cell table:number-columns-repeated="5"/>
          <table:table-cell table:style-name="ce12"/>
          <table:table-cell table:style-name="ce11"/>
          <table:table-cell table:style-name="ce5" table:number-columns-repeated="3"/>
          <table:table-cell table:style-name="ce11"/>
          <table:table-cell table:style-name="ce12" table:number-columns-repeated="2"/>
          <table:table-cell table:style-name="ce2" table:number-columns-repeated="4"/>
          <table:table-cell table:style-name="ce3" table:number-columns-repeated="3"/>
          <table:table-cell table:style-name="ce40"/>
          <table:table-cell/>
          <table:table-cell table:style-name="ce1" table:number-columns-repeated="2"/>
          <table:table-cell table:number-columns-repeated="5"/>
          <table:table-cell table:style-name="ce12"/>
          <table:table-cell table:style-name="ce11"/>
          <table:table-cell table:style-name="ce5" table:number-columns-repeated="3"/>
          <table:table-cell table:style-name="ce11"/>
          <table:table-cell table:style-name="ce12" table:number-columns-repeated="2"/>
          <table:table-cell table:style-name="ce2" table:number-columns-repeated="4"/>
          <table:table-cell table:style-name="ce3" table:number-columns-repeated="3"/>
          <table:table-cell table:style-name="ce40"/>
          <table:table-cell/>
          <table:table-cell table:style-name="ce1" table:number-columns-repeated="2"/>
          <table:table-cell table:number-columns-repeated="5"/>
          <table:table-cell table:style-name="ce12"/>
          <table:table-cell table:style-name="ce11"/>
          <table:table-cell table:style-name="ce5" table:number-columns-repeated="2"/>
        </table:table-row>
        <table:table-row table:style-name="ro8">
          <table:table-cell table:style-name="ce1" office:value-type="string">
            <text:p>0030</text:p>
          </table:table-cell>
          <table:table-cell table:style-name="ce1" office:value-type="string">
            <text:p>508</text:p>
          </table:table-cell>
          <table:table-cell office:value-type="string">
            <text:p>MECHANICAL SUPPLIES</text:p>
          </table:table-cell>
          <table:table-cell office:value-type="string">
            <text:p>bearing</text:p>
          </table:table-cell>
          <table:table-cell office:value-type="string">
            <text:p>NUMSS</text:p>
          </table:table-cell>
          <table:table-cell office:value-type="string">
            <text:p>Active</text:p>
          </table:table-cell>
          <table:table-cell table:style-name="Default"/>
          <table:table-cell/>
          <table:table-cell table:style-name="ce1" office:value-type="string">
            <text:p>y</text:p>
          </table:table-cell>
          <table:table-cell table:style-name="ce6" office:value-type="string">
            <text:p>Tendered</text:p>
          </table:table-cell>
          <table:table-cell table:number-columns-repeated="3" table:style-name="ce1" office:value-type="string">
            <text:p>y</text:p>
          </table:table-cell>
          <table:table-cell table:style-name="ce7" office:value-type="string">
            <text:p>B-Buildings</text:p>
          </table:table-cell>
          <table:table-cell table:style-name="ce1" office:value-type="string">
            <text:p>508</text:p>
          </table:table-cell>
          <table:table-cell table:style-name="ce1" office:value-type="string">
            <text:p>1</text:p>
          </table:table-cell>
          <table:table-cell table:style-name="ce1"/>
          <table:table-cell table:style-name="ce9" office:value-type="string">
            <text:p>Internal</text:p>
          </table:table-cell>
          <table:table-cell table:style-name="ce5" office:value-type="string">
            <text:p>H-Health</text:p>
          </table:table-cell>
          <table:table-cell table:style-name="ce5" office:value-type="string">
            <text:p>25/STORE-25</text:p>
          </table:table-cell>
          <table:table-cell table:style-name="ce9" office:value-type="string">
            <text:p>Capital</text:p>
          </table:table-cell>
          <table:table-cell table:style-name="ce5" office:value-type="string">
            <text:p>26/STORE-26</text:p>
          </table:table-cell>
          <table:table-cell table:style-name="ce9" office:value-type="string">
            <text:p>4120011/Land Acquisition</text:p>
          </table:table-cell>
          <table:table-cell table:style-name="ce9" office:value-type="string">
            <text:p>ProjectCode3-3</text:p>
          </table:table-cell>
          <table:table-cell table:style-name="ce93" table:number-columns-repeated="2"/>
          <table:table-cell table:style-name="ce9" office:value-type="string">
            <text:p>3</text:p>
          </table:table-cell>
          <table:table-cell table:style-name="ce9" office:value-type="string">
            <text:p>508</text:p>
          </table:table-cell>
          <table:table-cell table:style-name="ce9" office:value-type="string">
            <text:p>400</text:p>
          </table:table-cell>
          <table:table-cell table:style-name="ce9" office:value-type="string">
            <text:p>507</text:p>
          </table:table-cell>
          <table:table-cell table:style-name="ce9" office:value-type="string">
            <text:p>300</text:p>
          </table:table-cell>
          <table:table-cell table:style-name="ce9" office:value-type="string">
            <text:p>506</text:p>
          </table:table-cell>
          <table:table-cell table:style-name="ce9" office:value-type="string">
            <text:p>200</text:p>
          </table:table-cell>
          <table:table-cell table:style-name="ce5" table:number-columns-repeated="2"/>
          <table:table-cell table:style-name="ce9" office:value-type="string">
            <text:p>Internal</text:p>
          </table:table-cell>
          <table:table-cell table:style-name="ce3" office:value-type="string">
            <text:p>H-Health</text:p>
          </table:table-cell>
          <table:table-cell table:style-name="ce2" office:value-type="string">
            <text:p>26/STORE-26</text:p>
          </table:table-cell>
          <table:table-cell table:style-name="ce2" office:value-type="string">
            <text:p>Physical Stock Taking</text:p>
          </table:table-cell>
          <table:table-cell table:style-name="ce2" office:value-type="string">
            <text:p>2702001/Inventory</text:p>
          </table:table-cell>
          <table:table-cell table:style-name="ce3" office:value-type="string">
            <text:p>508</text:p>
          </table:table-cell>
          <table:table-cell table:style-name="ce3" office:value-type="string">
            <text:p>1000</text:p>
          </table:table-cell>
          <table:table-cell table:style-name="ce3" office:value-type="string">
            <text:p>25</text:p>
          </table:table-cell>
          <table:table-cell table:style-name="ce3" office:value-type="string">
            <text:p>1</text:p>
          </table:table-cell>
          <table:table-cell table:style-name="ce3" office:value-type="string">
            <text:p>1000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11112011</text:p>
          </table:table-cell>
          <table:table-cell table:style-name="ce3" office:value-type="string">
            <text:p>B26/1</text:p>
          </table:table-cell>
          <table:table-cell table:style-name="ce40" office:value-type="string">
            <text:p>10</text:p>
          </table:table-cell>
          <table:table-cell office:value-type="string">
            <text:p>MEDICAL OFFICER</text:p>
          </table:table-cell>
          <table:table-cell table:number-columns-repeated="2" office:value-type="string">
            <text:p>HOD</text:p>
          </table:table-cell>
          <table:table-cell office:value-type="string">
            <text:p>MEDICAL OFFICER</text:p>
          </table:table-cell>
          <table:table-cell table:style-name="ce1" office:value-type="string">
            <text:p>#</text:p>
          </table:table-cell>
          <table:table-cell table:style-name="ce1"/>
          <table:table-cell table:number-columns-repeated="5"/>
          <table:table-cell table:style-name="ce12"/>
          <table:table-cell table:style-name="ce11"/>
          <table:table-cell table:style-name="ce5" table:number-columns-repeated="3"/>
          <table:table-cell table:style-name="ce11"/>
          <table:table-cell table:style-name="ce12" table:number-columns-repeated="2"/>
          <table:table-cell table:style-name="ce2" table:number-columns-repeated="4"/>
          <table:table-cell table:style-name="ce3" table:number-columns-repeated="3"/>
          <table:table-cell table:style-name="ce40"/>
          <table:table-cell/>
          <table:table-cell table:style-name="ce1" table:number-columns-repeated="2"/>
          <table:table-cell table:number-columns-repeated="5"/>
          <table:table-cell table:style-name="ce12"/>
          <table:table-cell table:style-name="ce11"/>
          <table:table-cell table:style-name="ce5" table:number-columns-repeated="3"/>
          <table:table-cell table:style-name="ce11"/>
          <table:table-cell table:style-name="ce12" table:number-columns-repeated="2"/>
          <table:table-cell table:style-name="ce2" table:number-columns-repeated="4"/>
          <table:table-cell table:style-name="ce3" table:number-columns-repeated="3"/>
          <table:table-cell table:style-name="ce40"/>
          <table:table-cell/>
          <table:table-cell table:style-name="ce1" table:number-columns-repeated="2"/>
          <table:table-cell table:number-columns-repeated="5"/>
          <table:table-cell table:style-name="ce12"/>
          <table:table-cell table:style-name="ce11"/>
          <table:table-cell table:style-name="ce5" table:number-columns-repeated="3"/>
          <table:table-cell table:style-name="ce11"/>
          <table:table-cell table:style-name="ce12" table:number-columns-repeated="2"/>
          <table:table-cell table:style-name="ce2" table:number-columns-repeated="4"/>
          <table:table-cell table:style-name="ce3" table:number-columns-repeated="3"/>
          <table:table-cell table:style-name="ce40"/>
          <table:table-cell/>
          <table:table-cell table:style-name="ce1" table:number-columns-repeated="2"/>
          <table:table-cell table:number-columns-repeated="5"/>
          <table:table-cell table:style-name="ce12"/>
          <table:table-cell table:style-name="ce11"/>
          <table:table-cell table:style-name="ce5" table:number-columns-repeated="3"/>
          <table:table-cell table:style-name="ce11"/>
          <table:table-cell table:style-name="ce12" table:number-columns-repeated="2"/>
          <table:table-cell table:style-name="ce2" table:number-columns-repeated="4"/>
          <table:table-cell table:style-name="ce3" table:number-columns-repeated="3"/>
          <table:table-cell table:style-name="ce40"/>
          <table:table-cell/>
          <table:table-cell table:style-name="ce1" table:number-columns-repeated="2"/>
          <table:table-cell table:number-columns-repeated="5"/>
          <table:table-cell table:style-name="ce12"/>
          <table:table-cell table:style-name="ce11"/>
          <table:table-cell table:style-name="ce5" table:number-columns-repeated="3"/>
          <table:table-cell table:style-name="ce11"/>
          <table:table-cell table:style-name="ce12" table:number-columns-repeated="2"/>
          <table:table-cell table:style-name="ce2" table:number-columns-repeated="4"/>
          <table:table-cell table:style-name="ce3" table:number-columns-repeated="3"/>
          <table:table-cell table:style-name="ce40"/>
          <table:table-cell/>
          <table:table-cell table:style-name="ce1" table:number-columns-repeated="2"/>
          <table:table-cell table:number-columns-repeated="5"/>
          <table:table-cell table:style-name="ce12"/>
          <table:table-cell table:style-name="ce11"/>
          <table:table-cell table:style-name="ce5" table:number-columns-repeated="3"/>
          <table:table-cell table:style-name="ce11"/>
          <table:table-cell table:style-name="ce12" table:number-columns-repeated="2"/>
          <table:table-cell table:style-name="ce2" table:number-columns-repeated="4"/>
          <table:table-cell table:style-name="ce3" table:number-columns-repeated="3"/>
          <table:table-cell table:style-name="ce40"/>
          <table:table-cell/>
          <table:table-cell table:style-name="ce1" table:number-columns-repeated="2"/>
          <table:table-cell table:number-columns-repeated="5"/>
          <table:table-cell table:style-name="ce12"/>
          <table:table-cell table:style-name="ce11"/>
          <table:table-cell table:style-name="ce5" table:number-columns-repeated="3"/>
          <table:table-cell table:style-name="ce11"/>
          <table:table-cell table:style-name="ce12" table:number-columns-repeated="2"/>
          <table:table-cell table:style-name="ce2" table:number-columns-repeated="4"/>
          <table:table-cell table:style-name="ce3" table:number-columns-repeated="3"/>
          <table:table-cell table:style-name="ce40"/>
          <table:table-cell/>
          <table:table-cell table:style-name="ce1" table:number-columns-repeated="2"/>
          <table:table-cell table:number-columns-repeated="5"/>
          <table:table-cell table:style-name="ce12"/>
          <table:table-cell table:style-name="ce11"/>
          <table:table-cell table:style-name="ce5" table:number-columns-repeated="3"/>
          <table:table-cell table:style-name="ce11"/>
          <table:table-cell table:style-name="ce12" table:number-columns-repeated="2"/>
          <table:table-cell table:style-name="ce2" table:number-columns-repeated="4"/>
          <table:table-cell table:style-name="ce3" table:number-columns-repeated="3"/>
          <table:table-cell table:style-name="ce40"/>
          <table:table-cell/>
          <table:table-cell table:style-name="ce1" table:number-columns-repeated="2"/>
          <table:table-cell table:number-columns-repeated="5"/>
          <table:table-cell table:style-name="ce12"/>
          <table:table-cell table:style-name="ce11"/>
          <table:table-cell table:style-name="ce5" table:number-columns-repeated="2"/>
        </table:table-row>
        <table:table-row table:style-name="ro8">
          <table:table-cell table:style-name="ce1" office:value-type="string">
            <text:p>0040</text:p>
          </table:table-cell>
          <table:table-cell table:style-name="ce1" office:value-type="string">
            <text:p>5008</text:p>
          </table:table-cell>
          <table:table-cell office:value-type="string">
            <text:p>MECHANICAL SUPPLIES</text:p>
          </table:table-cell>
          <table:table-cell office:value-type="string">
            <text:p>bearing</text:p>
          </table:table-cell>
          <table:table-cell office:value-type="string">
            <text:p>NUMSS</text:p>
          </table:table-cell>
          <table:table-cell office:value-type="string">
            <text:p>Active</text:p>
          </table:table-cell>
          <table:table-cell table:style-name="Default"/>
          <table:table-cell/>
          <table:table-cell table:style-name="ce1" office:value-type="string">
            <text:p>y</text:p>
          </table:table-cell>
          <table:table-cell table:style-name="ce6" office:value-type="string">
            <text:p>Tendered</text:p>
          </table:table-cell>
          <table:table-cell table:number-columns-repeated="3" table:style-name="ce1" office:value-type="string">
            <text:p>y</text:p>
          </table:table-cell>
          <table:table-cell table:style-name="ce7" office:value-type="string">
            <text:p>B-Buildings</text:p>
          </table:table-cell>
          <table:table-cell table:style-name="ce1" office:value-type="string">
            <text:p>5008</text:p>
          </table:table-cell>
          <table:table-cell table:style-name="ce1" office:value-type="string">
            <text:p>1</text:p>
          </table:table-cell>
          <table:table-cell table:style-name="ce1"/>
          <table:table-cell table:style-name="ce9" office:value-type="string">
            <text:p>Internal</text:p>
          </table:table-cell>
          <table:table-cell table:style-name="ce5" office:value-type="string">
            <text:p>H-Health</text:p>
          </table:table-cell>
          <table:table-cell table:style-name="ce5" office:value-type="string">
            <text:p>25/STORE-25</text:p>
          </table:table-cell>
          <table:table-cell table:style-name="ce9" office:value-type="string">
            <text:p>Capital</text:p>
          </table:table-cell>
          <table:table-cell table:style-name="ce5" office:value-type="string">
            <text:p>26/STORE-26</text:p>
          </table:table-cell>
          <table:table-cell table:style-name="ce9" office:value-type="string">
            <text:p>4120011/Land Acquisition</text:p>
          </table:table-cell>
          <table:table-cell table:style-name="ce9" office:value-type="string">
            <text:p>ProjectCode3-3</text:p>
          </table:table-cell>
          <table:table-cell table:style-name="ce93" table:number-columns-repeated="2"/>
          <table:table-cell table:style-name="ce9" office:value-type="string">
            <text:p>3</text:p>
          </table:table-cell>
          <table:table-cell table:style-name="ce9" office:value-type="string">
            <text:p>5008</text:p>
          </table:table-cell>
          <table:table-cell table:style-name="ce9" office:value-type="string">
            <text:p>400</text:p>
          </table:table-cell>
          <table:table-cell table:style-name="ce9" office:value-type="string">
            <text:p>507</text:p>
          </table:table-cell>
          <table:table-cell table:style-name="ce9" office:value-type="string">
            <text:p>300</text:p>
          </table:table-cell>
          <table:table-cell table:style-name="ce9" office:value-type="string">
            <text:p>506</text:p>
          </table:table-cell>
          <table:table-cell table:style-name="ce9" office:value-type="string">
            <text:p>200</text:p>
          </table:table-cell>
          <table:table-cell table:style-name="ce5" table:number-columns-repeated="2"/>
          <table:table-cell table:style-name="ce9" office:value-type="string">
            <text:p>Internal</text:p>
          </table:table-cell>
          <table:table-cell table:style-name="ce3" office:value-type="string">
            <text:p>H-Health</text:p>
          </table:table-cell>
          <table:table-cell table:style-name="ce2" office:value-type="string">
            <text:p>26/STORE-26</text:p>
          </table:table-cell>
          <table:table-cell table:style-name="ce2" office:value-type="string">
            <text:p>Physical Stock Taking</text:p>
          </table:table-cell>
          <table:table-cell table:style-name="ce2" office:value-type="string">
            <text:p>2702001/Inventory</text:p>
          </table:table-cell>
          <table:table-cell table:style-name="ce3" office:value-type="string">
            <text:p>5008</text:p>
          </table:table-cell>
          <table:table-cell table:style-name="ce3" office:value-type="string">
            <text:p>1000</text:p>
          </table:table-cell>
          <table:table-cell table:style-name="ce3" office:value-type="string">
            <text:p>25</text:p>
          </table:table-cell>
          <table:table-cell table:style-name="ce3" office:value-type="string">
            <text:p>1</text:p>
          </table:table-cell>
          <table:table-cell table:style-name="ce3" office:value-type="string">
            <text:p>1000</text:p>
          </table:table-cell>
          <table:table-cell table:style-name="ce3" office:value-type="string">
            <text:p>23</text:p>
          </table:table-cell>
          <table:table-cell table:style-name="ce3" office:value-type="string">
            <text:p>11112011</text:p>
          </table:table-cell>
          <table:table-cell table:style-name="ce3" office:value-type="string">
            <text:p>B26/1</text:p>
          </table:table-cell>
          <table:table-cell table:style-name="ce40" office:value-type="string">
            <text:p>10</text:p>
          </table:table-cell>
          <table:table-cell office:value-type="string">
            <text:p>MEDICAL OFFICER</text:p>
          </table:table-cell>
          <table:table-cell table:number-columns-repeated="2" office:value-type="string">
            <text:p>SUPERUSER</text:p>
          </table:table-cell>
          <table:table-cell office:value-type="string">
            <text:p>MEDICAL OFFICER</text:p>
          </table:table-cell>
          <table:table-cell table:style-name="ce1" office:value-type="string">
            <text:p>#</text:p>
          </table:table-cell>
          <table:table-cell table:style-name="ce1"/>
          <table:table-cell table:number-columns-repeated="201"/>
        </table:table-row>
        <table:table-row table:style-name="ro8">
          <table:table-cell table:number-columns-repeated="13"/>
          <table:table-cell table:style-name="ce7" office:value-type="string">
            <text:p>A-Accounts Central Cell</text:p>
          </table:table-cell>
          <table:table-cell table:number-columns-repeated="39"/>
          <table:table-cell table:style-name="ce1"/>
          <table:table-cell table:number-columns-repeated="202"/>
        </table:table-row>
        <table:table-row table:style-name="ro2">
          <table:table-cell table:number-columns-repeated="13"/>
          <table:table-cell table:style-name="ce7" office:value-type="string">
            <text:p>B-Buildings</text:p>
          </table:table-cell>
          <table:table-cell table:number-columns-repeated="242"/>
        </table:table-row>
        <table:table-row table:style-name="ro3" table:number-rows-repeated="2">
          <table:table-cell table:number-columns-repeated="256"/>
        </table:table-row>
        <table:table-row table:style-name="ro4">
          <table:table-cell table:number-columns-repeated="8"/>
          <table:table-cell table:style-name="ce6" office:value-type="string" table:number-columns-spanned="3" table:number-rows-spanned="1">
            <text:p>BLACK - CREATE ITEM DATA</text:p>
          </table:table-cell>
          <table:covered-table-cell table:number-columns-repeated="2"/>
          <table:table-cell table:number-columns-repeated="245"/>
        </table:table-row>
        <table:table-row table:style-name="ro4">
          <table:table-cell table:number-columns-repeated="3"/>
          <table:table-cell table:style-name="ce11"/>
          <table:table-cell table:number-columns-repeated="4"/>
          <table:table-cell table:style-name="ce11" office:value-type="string" table:number-columns-spanned="3" table:number-rows-spanned="1">
            <text:p>GREEN- CREATE IMI DATA</text:p>
          </table:table-cell>
          <table:covered-table-cell table:number-columns-repeated="2"/>
          <table:table-cell table:number-columns-repeated="245"/>
        </table:table-row>
        <table:table-row table:style-name="ro4">
          <table:table-cell table:number-columns-repeated="3"/>
          <table:table-cell table:style-name="ce2"/>
          <table:table-cell table:number-columns-repeated="4"/>
          <table:table-cell table:style-name="ce2" office:value-type="string" table:number-columns-spanned="4" table:number-rows-spanned="1">
            <text:p>RED – CRETAE MMRN DATA</text:p>
          </table:table-cell>
          <table:covered-table-cell table:number-columns-repeated="3"/>
          <table:table-cell table:number-columns-repeated="244"/>
        </table:table-row>
        <table:table-row table:style-name="ro4">
          <table:table-cell table:number-columns-repeated="3"/>
          <table:table-cell table:style-name="ce41"/>
          <table:table-cell table:number-columns-repeated="4"/>
          <table:table-cell table:style-name="ce41" office:value-type="string" table:number-columns-spanned="5" table:number-rows-spanned="1">
            <text:p>BLUE - CREATE MATERIAL INDENT ISSUE DATA</text:p>
          </table:table-cell>
          <table:covered-table-cell table:number-columns-repeated="4"/>
          <table:table-cell table:number-columns-repeated="243"/>
        </table:table-row>
        <table:table-row table:style-name="ro3">
          <table:table-cell table:number-columns-repeated="3"/>
          <table:table-cell table:style-name="Default"/>
          <table:table-cell table:number-columns-repeated="252"/>
        </table:table-row>
        <table:table-row table:style-name="ro3" table:number-rows-repeated="5">
          <table:table-cell table:number-columns-repeated="256"/>
        </table:table-row>
        <table:table-row table:style-name="ro3">
          <table:table-cell table:style-name="ce1"/>
          <table:table-cell table:number-columns-repeated="5"/>
          <table:table-cell table:style-name="ce12"/>
          <table:table-cell/>
          <table:table-cell table:style-name="ce12"/>
          <table:table-cell table:style-name="ce9"/>
          <table:table-cell table:number-columns-repeated="2"/>
          <table:table-cell table:style-name="ce12" table:number-columns-repeated="4"/>
          <table:table-cell table:number-columns-repeated="4"/>
          <table:table-cell table:style-name="ce3" table:number-columns-repeated="3"/>
          <table:table-cell table:style-name="ce40"/>
          <table:table-cell table:number-columns-repeated="232"/>
        </table:table-row>
        <table:table-row table:style-name="ro3">
          <table:table-cell table:style-name="ce1" table:number-columns-repeated="2"/>
          <table:table-cell table:number-columns-repeated="4"/>
          <table:table-cell table:style-name="ce12"/>
          <table:table-cell/>
          <table:table-cell table:style-name="ce12"/>
          <table:table-cell table:style-name="ce9"/>
          <table:table-cell table:number-columns-repeated="2"/>
          <table:table-cell table:style-name="ce12" table:number-columns-repeated="4"/>
          <table:table-cell table:number-columns-repeated="4"/>
          <table:table-cell table:style-name="ce3" table:number-columns-repeated="3"/>
          <table:table-cell table:style-name="ce40"/>
          <table:table-cell table:number-columns-repeated="232"/>
        </table:table-row>
        <table:table-row table:style-name="ro3" table:number-rows-repeated="3">
          <table:table-cell table:style-name="ce1" table:number-columns-repeated="2"/>
          <table:table-cell table:number-columns-repeated="4"/>
          <table:table-cell table:style-name="ce12"/>
          <table:table-cell/>
          <table:table-cell table:style-name="ce12"/>
          <table:table-cell table:number-columns-repeated="3"/>
          <table:table-cell table:style-name="ce12" table:number-columns-repeated="4"/>
          <table:table-cell table:number-columns-repeated="4"/>
          <table:table-cell table:style-name="ce3" table:number-columns-repeated="3"/>
          <table:table-cell table:style-name="ce40"/>
          <table:table-cell table:number-columns-repeated="232"/>
        </table:table-row>
        <table:table-row table:style-name="ro3" table:number-rows-repeated="65510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N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P1" style:volatile="true">
      <number:text> (</number:text>
      <number:number number: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$</number:text>
      <number:number number:decimal-places="0" number:min-integer-digits="1" number:grouping="true"/>
      <number:text> </number:text>
    </number:number-style>
    <number:number-style style:name="N120P1" style:volatile="true">
      <number:text> $(</number:text>
      <number:number number:decimal-places="0" number:min-integer-digits="1" number:grouping="true"/>
      <number:text>)</number:text>
    </number:number-style>
    <number:number-style style:name="N120P2" style:volatile="true">
      <number:text> $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3">03/12/2009</text:date>, <text:time>18:3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initial-creator>eGov</meta:initial-creator>
    <meta:creation-date>2008-12-15T09:24:44</meta:creation-date>
    <dc:date>2009-12-03T18:32:49.77</dc:date>
    <meta:editing-cycles>1150</meta:editing-cycles>
    <meta:editing-duration>PT249H42M21S</meta:editing-duration>
    <meta:document-statistic meta:table-count="44" meta:cell-count="8798" meta:object-count="0"/>
    <meta:user-defined meta:name="Info 1"/>
    <meta:user-defined meta:name="Info 2"/>
    <meta:user-defined meta:name="Info 3"/>
    <meta:user-defined meta:name="Info 4"/>
  </office:meta>
</office:document-meta>
</file>